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6.991cm" svg:height="15.3cm" svg:x="12.978cm" svg:y="0.478cm">
            <draw:object draw:notify-on-update-of-ranges="LOGGER01.B2:LOGGER01.B2229 LOGGER01.C1:LOGGER01.C1 LOGGER01.C2:LOGGER01.C22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1" calcext:value-type="float">
            <text:p>1.41</text:p>
          </table:table-cell>
          <table:table-cell office:value-type="float" office:value="278.8" calcext:value-type="float">
            <text:p>278.8</text:p>
          </table:table-cell>
          <table:table-cell office:value-type="float" office:value="393.63" calcext:value-type="float">
            <text:p>393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6" calcext:value-type="float">
            <text:p>15276</text:p>
          </table:table-cell>
          <table:table-cell table:formula="of:=[.A3]/1000/(60*60*24)" office:value-type="time" office:time-value="PT00H00M15.276S" calcext:value-type="time">
            <text:p>00:00:15</text:p>
          </table:table-cell>
          <table:table-cell office:value-type="float" office:value="1.41" calcext:value-type="float">
            <text:p>1.41</text:p>
          </table:table-cell>
          <table:table-cell office:value-type="float" office:value="278.2" calcext:value-type="float">
            <text:p>278.2</text:p>
          </table:table-cell>
          <table:table-cell office:value-type="float" office:value="391.66" calcext:value-type="float">
            <text:p>391.66</text:p>
          </table:table-cell>
          <table:table-cell office:value-type="float" office:value="1.18" calcext:value-type="float">
            <text:p>1.1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  <table:table-cell table:formula="of:=[.A4]/1000/(60*60*24)" office:value-type="time" office:time-value="PT00H00M31.276S" calcext:value-type="time">
            <text:p>00:00:31</text:p>
          </table:table-cell>
          <table:table-cell office:value-type="float" office:value="1.41" calcext:value-type="float">
            <text:p>1.41</text:p>
          </table:table-cell>
          <table:table-cell office:value-type="float" office:value="277.7" calcext:value-type="float">
            <text:p>277.7</text:p>
          </table:table-cell>
          <table:table-cell office:value-type="float" office:value="390.94" calcext:value-type="float">
            <text:p>390.94</text:p>
          </table:table-cell>
          <table:table-cell office:value-type="float" office:value="2.42" calcext:value-type="float">
            <text:p>2.4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7276" calcext:value-type="float">
            <text:p>47276</text:p>
          </table:table-cell>
          <table:table-cell table:formula="of:=[.A5]/1000/(60*60*24)" office:value-type="time" office:time-value="PT00H00M47.276S" calcext:value-type="time">
            <text:p>00:00:47</text:p>
          </table:table-cell>
          <table:table-cell office:value-type="float" office:value="1.4" calcext:value-type="float">
            <text:p>1.4</text:p>
          </table:table-cell>
          <table:table-cell office:value-type="float" office:value="277.3" calcext:value-type="float">
            <text:p>277.3</text:p>
          </table:table-cell>
          <table:table-cell office:value-type="float" office:value="389.26" calcext:value-type="float">
            <text:p>389.26</text:p>
          </table:table-cell>
          <table:table-cell office:value-type="float" office:value="3.65" calcext:value-type="float">
            <text:p>3.6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63276" calcext:value-type="float">
            <text:p>63276</text:p>
          </table:table-cell>
          <table:table-cell table:formula="of:=[.A6]/1000/(60*60*24)" office:value-type="time" office:time-value="PT00H01M03.276S" calcext:value-type="time">
            <text:p>00:01:03</text:p>
          </table:table-cell>
          <table:table-cell office:value-type="float" office:value="1.4" calcext:value-type="float">
            <text:p>1.4</text:p>
          </table:table-cell>
          <table:table-cell office:value-type="float" office:value="277" calcext:value-type="float">
            <text:p>277</text:p>
          </table:table-cell>
          <table:table-cell office:value-type="float" office:value="387.72" calcext:value-type="float">
            <text:p>387.72</text:p>
          </table:table-cell>
          <table:table-cell office:value-type="float" office:value="4.88" calcext:value-type="float">
            <text:p>4.88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79276" calcext:value-type="float">
            <text:p>79276</text:p>
          </table:table-cell>
          <table:table-cell table:formula="of:=[.A7]/1000/(60*60*24)" office:value-type="time" office:time-value="PT00H01M19.276S" calcext:value-type="time">
            <text:p>00:01:19</text:p>
          </table:table-cell>
          <table:table-cell office:value-type="float" office:value="1.4" calcext:value-type="float">
            <text:p>1.4</text:p>
          </table:table-cell>
          <table:table-cell office:value-type="float" office:value="276.8" calcext:value-type="float">
            <text:p>276.8</text:p>
          </table:table-cell>
          <table:table-cell office:value-type="float" office:value="387.43" calcext:value-type="float">
            <text:p>387.43</text:p>
          </table:table-cell>
          <table:table-cell office:value-type="float" office:value="6.11" calcext:value-type="float">
            <text:p>6.11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95275" calcext:value-type="float">
            <text:p>95275</text:p>
          </table:table-cell>
          <table:table-cell table:formula="of:=[.A8]/1000/(60*60*24)" office:value-type="time" office:time-value="PT00H01M35.275S" calcext:value-type="time">
            <text:p>00:01:35</text:p>
          </table:table-cell>
          <table:table-cell office:value-type="float" office:value="1.4" calcext:value-type="float">
            <text:p>1.4</text:p>
          </table:table-cell>
          <table:table-cell office:value-type="float" office:value="276.5" calcext:value-type="float">
            <text:p>276.5</text:p>
          </table:table-cell>
          <table:table-cell office:value-type="float" office:value="387" calcext:value-type="float">
            <text:p>387</text:p>
          </table:table-cell>
          <table:table-cell office:value-type="float" office:value="7.34" calcext:value-type="float">
            <text:p>7.34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111276" calcext:value-type="float">
            <text:p>111276</text:p>
          </table:table-cell>
          <table:table-cell table:formula="of:=[.A9]/1000/(60*60*24)" office:value-type="time" office:time-value="PT00H01M51.276S" calcext:value-type="time">
            <text:p>00:01:51</text:p>
          </table:table-cell>
          <table:table-cell office:value-type="float" office:value="1.4" calcext:value-type="float">
            <text:p>1.4</text:p>
          </table:table-cell>
          <table:table-cell office:value-type="float" office:value="276.1" calcext:value-type="float">
            <text:p>276.1</text:p>
          </table:table-cell>
          <table:table-cell office:value-type="float" office:value="386.44" calcext:value-type="float">
            <text:p>386.44</text:p>
          </table:table-cell>
          <table:table-cell office:value-type="float" office:value="8.57" calcext:value-type="float">
            <text:p>8.57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127276" calcext:value-type="float">
            <text:p>127276</text:p>
          </table:table-cell>
          <table:table-cell table:formula="of:=[.A10]/1000/(60*60*24)" office:value-type="time" office:time-value="PT00H02M07.276S" calcext:value-type="time">
            <text:p>00:02:07</text:p>
          </table:table-cell>
          <table:table-cell office:value-type="float" office:value="1.4" calcext:value-type="float">
            <text:p>1.4</text:p>
          </table:table-cell>
          <table:table-cell office:value-type="float" office:value="275.9" calcext:value-type="float">
            <text:p>275.9</text:p>
          </table:table-cell>
          <table:table-cell office:value-type="float" office:value="385.04" calcext:value-type="float">
            <text:p>385.04</text:p>
          </table:table-cell>
          <table:table-cell office:value-type="float" office:value="9.8" calcext:value-type="float">
            <text:p>9.8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143276" calcext:value-type="float">
            <text:p>143276</text:p>
          </table:table-cell>
          <table:table-cell table:formula="of:=[.A11]/1000/(60*60*24)" office:value-type="time" office:time-value="PT00H02M23.276S" calcext:value-type="time">
            <text:p>00:02:23</text:p>
          </table:table-cell>
          <table:table-cell office:value-type="float" office:value="1.4" calcext:value-type="float">
            <text:p>1.4</text:p>
          </table:table-cell>
          <table:table-cell office:value-type="float" office:value="275.7" calcext:value-type="float">
            <text:p>275.7</text:p>
          </table:table-cell>
          <table:table-cell office:value-type="float" office:value="384.76" calcext:value-type="float">
            <text:p>384.76</text:p>
          </table:table-cell>
          <table:table-cell office:value-type="float" office:value="11.02" calcext:value-type="float">
            <text:p>11.02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159276" calcext:value-type="float">
            <text:p>159276</text:p>
          </table:table-cell>
          <table:table-cell table:formula="of:=[.A12]/1000/(60*60*24)" office:value-type="time" office:time-value="PT00H02M39.276S" calcext:value-type="time">
            <text:p>00:02:39</text:p>
          </table:table-cell>
          <table:table-cell office:value-type="float" office:value="1.4" calcext:value-type="float">
            <text:p>1.4</text:p>
          </table:table-cell>
          <table:table-cell office:value-type="float" office:value="275.4" calcext:value-type="float">
            <text:p>275.4</text:p>
          </table:table-cell>
          <table:table-cell office:value-type="float" office:value="384.33" calcext:value-type="float">
            <text:p>384.33</text:p>
          </table:table-cell>
          <table:table-cell office:value-type="float" office:value="12.25" calcext:value-type="float">
            <text:p>12.25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float" office:value="175276" calcext:value-type="float">
            <text:p>175276</text:p>
          </table:table-cell>
          <table:table-cell table:formula="of:=[.A13]/1000/(60*60*24)" office:value-type="time" office:time-value="PT00H02M55.276S" calcext:value-type="time">
            <text:p>00:02:55</text:p>
          </table:table-cell>
          <table:table-cell office:value-type="float" office:value="1.39" calcext:value-type="float">
            <text:p>1.39</text:p>
          </table:table-cell>
          <table:table-cell office:value-type="float" office:value="275.3" calcext:value-type="float">
            <text:p>275.3</text:p>
          </table:table-cell>
          <table:table-cell office:value-type="float" office:value="383.09" calcext:value-type="float">
            <text:p>383.09</text:p>
          </table:table-cell>
          <table:table-cell office:value-type="float" office:value="13.47" calcext:value-type="float">
            <text:p>13.47</text:p>
          </table:table-cell>
          <table:table-cell office:value-type="float" office:value="18.86" calcext:value-type="float">
            <text:p>18.86</text:p>
          </table:table-cell>
        </table:table-row>
        <table:table-row table:style-name="ro1">
          <table:table-cell office:value-type="float" office:value="191276" calcext:value-type="float">
            <text:p>191276</text:p>
          </table:table-cell>
          <table:table-cell table:formula="of:=[.A14]/1000/(60*60*24)" office:value-type="time" office:time-value="PT00H03M11.276S" calcext:value-type="time">
            <text:p>00:03:11</text:p>
          </table:table-cell>
          <table:table-cell office:value-type="float" office:value="1.39" calcext:value-type="float">
            <text:p>1.39</text:p>
          </table:table-cell>
          <table:table-cell office:value-type="float" office:value="275" calcext:value-type="float">
            <text:p>275</text:p>
          </table:table-cell>
          <table:table-cell office:value-type="float" office:value="382.66" calcext:value-type="float">
            <text:p>382.66</text:p>
          </table:table-cell>
          <table:table-cell office:value-type="float" office:value="14.69" calcext:value-type="float">
            <text:p>14.69</text:p>
          </table:table-cell>
          <table:table-cell office:value-type="float" office:value="20.57" calcext:value-type="float">
            <text:p>20.57</text:p>
          </table:table-cell>
        </table:table-row>
        <table:table-row table:style-name="ro1">
          <table:table-cell office:value-type="float" office:value="207276" calcext:value-type="float">
            <text:p>207276</text:p>
          </table:table-cell>
          <table:table-cell table:formula="of:=[.A15]/1000/(60*60*24)" office:value-type="time" office:time-value="PT00H03M27.276S" calcext:value-type="time">
            <text:p>00:03:27</text:p>
          </table:table-cell>
          <table:table-cell office:value-type="float" office:value="1.39" calcext:value-type="float">
            <text:p>1.39</text:p>
          </table:table-cell>
          <table:table-cell office:value-type="float" office:value="274.8" calcext:value-type="float">
            <text:p>274.8</text:p>
          </table:table-cell>
          <table:table-cell office:value-type="float" office:value="381.28" calcext:value-type="float">
            <text:p>381.28</text:p>
          </table:table-cell>
          <table:table-cell office:value-type="float" office:value="15.91" calcext:value-type="float">
            <text:p>15.91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223276" calcext:value-type="float">
            <text:p>223276</text:p>
          </table:table-cell>
          <table:table-cell table:formula="of:=[.A16]/1000/(60*60*24)" office:value-type="time" office:time-value="PT00H03M43.276S" calcext:value-type="time">
            <text:p>00:03:43</text:p>
          </table:table-cell>
          <table:table-cell office:value-type="float" office:value="1.39" calcext:value-type="float">
            <text:p>1.39</text:p>
          </table:table-cell>
          <table:table-cell office:value-type="float" office:value="274.5" calcext:value-type="float">
            <text:p>274.5</text:p>
          </table:table-cell>
          <table:table-cell office:value-type="float" office:value="380.86" calcext:value-type="float">
            <text:p>380.86</text:p>
          </table:table-cell>
          <table:table-cell office:value-type="float" office:value="17.13" calcext:value-type="float">
            <text:p>17.13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239276" calcext:value-type="float">
            <text:p>239276</text:p>
          </table:table-cell>
          <table:table-cell table:formula="of:=[.A17]/1000/(60*60*24)" office:value-type="time" office:time-value="PT00H03M59.276S" calcext:value-type="time">
            <text:p>00:03:59</text:p>
          </table:table-cell>
          <table:table-cell office:value-type="float" office:value="1.39" calcext:value-type="float">
            <text:p>1.39</text:p>
          </table:table-cell>
          <table:table-cell office:value-type="float" office:value="274.4" calcext:value-type="float">
            <text:p>274.4</text:p>
          </table:table-cell>
          <table:table-cell office:value-type="float" office:value="380.71" calcext:value-type="float">
            <text:p>380.71</text:p>
          </table:table-cell>
          <table:table-cell office:value-type="float" office:value="18.35" calcext:value-type="float">
            <text:p>18.3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255276" calcext:value-type="float">
            <text:p>255276</text:p>
          </table:table-cell>
          <table:table-cell table:formula="of:=[.A18]/1000/(60*60*24)" office:value-type="time" office:time-value="PT00H04M15.276S" calcext:value-type="time">
            <text:p>00:04:15</text:p>
          </table:table-cell>
          <table:table-cell office:value-type="float" office:value="1.39" calcext:value-type="float">
            <text:p>1.39</text:p>
          </table:table-cell>
          <table:table-cell office:value-type="float" office:value="274.2" calcext:value-type="float">
            <text:p>274.2</text:p>
          </table:table-cell>
          <table:table-cell office:value-type="float" office:value="380.43" calcext:value-type="float">
            <text:p>380.43</text:p>
          </table:table-cell>
          <table:table-cell office:value-type="float" office:value="19.57" calcext:value-type="float">
            <text:p>19.57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271276" calcext:value-type="float">
            <text:p>271276</text:p>
          </table:table-cell>
          <table:table-cell table:formula="of:=[.A19]/1000/(60*60*24)" office:value-type="time" office:time-value="PT00H04M31.276S" calcext:value-type="time">
            <text:p>00:04:31</text:p>
          </table:table-cell>
          <table:table-cell office:value-type="float" office:value="1.39" calcext:value-type="float">
            <text:p>1.39</text:p>
          </table:table-cell>
          <table:table-cell office:value-type="float" office:value="274" calcext:value-type="float">
            <text:p>274</text:p>
          </table:table-cell>
          <table:table-cell office:value-type="float" office:value="380.14" calcext:value-type="float">
            <text:p>380.14</text:p>
          </table:table-cell>
          <table:table-cell office:value-type="float" office:value="20.79" calcext:value-type="float">
            <text:p>20.79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float" office:value="287276" calcext:value-type="float">
            <text:p>287276</text:p>
          </table:table-cell>
          <table:table-cell table:formula="of:=[.A20]/1000/(60*60*24)" office:value-type="time" office:time-value="PT00H04M47.276S" calcext:value-type="time">
            <text:p>00:04:47</text:p>
          </table:table-cell>
          <table:table-cell office:value-type="float" office:value="1.39" calcext:value-type="float">
            <text:p>1.39</text:p>
          </table:table-cell>
          <table:table-cell office:value-type="float" office:value="273.7" calcext:value-type="float">
            <text:p>273.7</text:p>
          </table:table-cell>
          <table:table-cell office:value-type="float" office:value="379.73" calcext:value-type="float">
            <text:p>379.73</text:p>
          </table:table-cell>
          <table:table-cell office:value-type="float" office:value="22.01" calcext:value-type="float">
            <text:p>22.01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float" office:value="303276" calcext:value-type="float">
            <text:p>303276</text:p>
          </table:table-cell>
          <table:table-cell table:formula="of:=[.A21]/1000/(60*60*24)" office:value-type="time" office:time-value="PT00H05M03.276S" calcext:value-type="time">
            <text:p>00:05:03</text:p>
          </table:table-cell>
          <table:table-cell office:value-type="float" office:value="1.38" calcext:value-type="float">
            <text:p>1.38</text:p>
          </table:table-cell>
          <table:table-cell office:value-type="float" office:value="273.6" calcext:value-type="float">
            <text:p>273.6</text:p>
          </table:table-cell>
          <table:table-cell office:value-type="float" office:value="378.49" calcext:value-type="float">
            <text:p>378.49</text:p>
          </table:table-cell>
          <table:table-cell office:value-type="float" office:value="23.23" calcext:value-type="float">
            <text:p>23.23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float" office:value="319276" calcext:value-type="float">
            <text:p>319276</text:p>
          </table:table-cell>
          <table:table-cell table:formula="of:=[.A22]/1000/(60*60*24)" office:value-type="time" office:time-value="PT00H05M19.276S" calcext:value-type="time">
            <text:p>00:05:19</text:p>
          </table:table-cell>
          <table:table-cell office:value-type="float" office:value="1.38" calcext:value-type="float">
            <text:p>1.38</text:p>
          </table:table-cell>
          <table:table-cell office:value-type="float" office:value="273.4" calcext:value-type="float">
            <text:p>273.4</text:p>
          </table:table-cell>
          <table:table-cell office:value-type="float" office:value="378.21" calcext:value-type="float">
            <text:p>378.21</text:p>
          </table:table-cell>
          <table:table-cell office:value-type="float" office:value="24.44" calcext:value-type="float">
            <text:p>24.44</text:p>
          </table:table-cell>
          <table:table-cell office:value-type="float" office:value="34.09" calcext:value-type="float">
            <text:p>34.09</text:p>
          </table:table-cell>
        </table:table-row>
        <table:table-row table:style-name="ro1">
          <table:table-cell office:value-type="float" office:value="335276" calcext:value-type="float">
            <text:p>335276</text:p>
          </table:table-cell>
          <table:table-cell table:formula="of:=[.A23]/1000/(60*60*24)" office:value-type="time" office:time-value="PT00H05M35.276S" calcext:value-type="time">
            <text:p>00:05:35</text:p>
          </table:table-cell>
          <table:table-cell office:value-type="float" office:value="1.38" calcext:value-type="float">
            <text:p>1.38</text:p>
          </table:table-cell>
          <table:table-cell office:value-type="float" office:value="273.2" calcext:value-type="float">
            <text:p>273.2</text:p>
          </table:table-cell>
          <table:table-cell office:value-type="float" office:value="376.83" calcext:value-type="float">
            <text:p>376.83</text:p>
          </table:table-cell>
          <table:table-cell office:value-type="float" office:value="25.66" calcext:value-type="float">
            <text:p>25.66</text:p>
          </table:table-cell>
          <table:table-cell office:value-type="float" office:value="35.77" calcext:value-type="float">
            <text:p>35.77</text:p>
          </table:table-cell>
        </table:table-row>
        <table:table-row table:style-name="ro1">
          <table:table-cell office:value-type="float" office:value="351276" calcext:value-type="float">
            <text:p>351276</text:p>
          </table:table-cell>
          <table:table-cell table:formula="of:=[.A24]/1000/(60*60*24)" office:value-type="time" office:time-value="PT00H05M51.276S" calcext:value-type="time">
            <text:p>00:05:51</text:p>
          </table:table-cell>
          <table:table-cell office:value-type="float" office:value="1.38" calcext:value-type="float">
            <text:p>1.38</text:p>
          </table:table-cell>
          <table:table-cell office:value-type="float" office:value="273.1" calcext:value-type="float">
            <text:p>273.1</text:p>
          </table:table-cell>
          <table:table-cell office:value-type="float" office:value="376.69" calcext:value-type="float">
            <text:p>376.69</text:p>
          </table:table-cell>
          <table:table-cell office:value-type="float" office:value="26.87" calcext:value-type="float">
            <text:p>26.87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367276" calcext:value-type="float">
            <text:p>367276</text:p>
          </table:table-cell>
          <table:table-cell table:formula="of:=[.A25]/1000/(60*60*24)" office:value-type="time" office:time-value="PT00H06M07.276S" calcext:value-type="time">
            <text:p>00:06:07</text:p>
          </table:table-cell>
          <table:table-cell office:value-type="float" office:value="1.38" calcext:value-type="float">
            <text:p>1.38</text:p>
          </table:table-cell>
          <table:table-cell office:value-type="float" office:value="272.8" calcext:value-type="float">
            <text:p>272.8</text:p>
          </table:table-cell>
          <table:table-cell office:value-type="float" office:value="376.27" calcext:value-type="float">
            <text:p>376.27</text:p>
          </table:table-cell>
          <table:table-cell office:value-type="float" office:value="28.08" calcext:value-type="float">
            <text:p>28.08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1">
          <table:table-cell office:value-type="float" office:value="383276" calcext:value-type="float">
            <text:p>383276</text:p>
          </table:table-cell>
          <table:table-cell table:formula="of:=[.A26]/1000/(60*60*24)" office:value-type="time" office:time-value="PT00H06M23.276S" calcext:value-type="time">
            <text:p>00:06:23</text:p>
          </table:table-cell>
          <table:table-cell office:value-type="float" office:value="1.38" calcext:value-type="float">
            <text:p>1.38</text:p>
          </table:table-cell>
          <table:table-cell office:value-type="float" office:value="272.7" calcext:value-type="float">
            <text:p>272.7</text:p>
          </table:table-cell>
          <table:table-cell office:value-type="float" office:value="376.13" calcext:value-type="float">
            <text:p>376.13</text:p>
          </table:table-cell>
          <table:table-cell office:value-type="float" office:value="29.3" calcext:value-type="float">
            <text:p>29.3</text:p>
          </table:table-cell>
          <table:table-cell office:value-type="float" office:value="40.79" calcext:value-type="float">
            <text:p>40.79</text:p>
          </table:table-cell>
        </table:table-row>
        <table:table-row table:style-name="ro1">
          <table:table-cell office:value-type="float" office:value="399276" calcext:value-type="float">
            <text:p>399276</text:p>
          </table:table-cell>
          <table:table-cell table:formula="of:=[.A27]/1000/(60*60*24)" office:value-type="time" office:time-value="PT00H06M39.276S" calcext:value-type="time">
            <text:p>00:06:39</text:p>
          </table:table-cell>
          <table:table-cell office:value-type="float" office:value="1.38" calcext:value-type="float">
            <text:p>1.38</text:p>
          </table:table-cell>
          <table:table-cell office:value-type="float" office:value="272.6" calcext:value-type="float">
            <text:p>272.6</text:p>
          </table:table-cell>
          <table:table-cell office:value-type="float" office:value="375.99" calcext:value-type="float">
            <text:p>375.99</text:p>
          </table:table-cell>
          <table:table-cell office:value-type="float" office:value="30.51" calcext:value-type="float">
            <text:p>30.51</text:p>
          </table:table-cell>
          <table:table-cell office:value-type="float" office:value="42.46" calcext:value-type="float">
            <text:p>42.46</text:p>
          </table:table-cell>
        </table:table-row>
        <table:table-row table:style-name="ro1">
          <table:table-cell office:value-type="float" office:value="415276" calcext:value-type="float">
            <text:p>415276</text:p>
          </table:table-cell>
          <table:table-cell table:formula="of:=[.A28]/1000/(60*60*24)" office:value-type="time" office:time-value="PT00H06M55.276S" calcext:value-type="time">
            <text:p>00:06:55</text:p>
          </table:table-cell>
          <table:table-cell office:value-type="float" office:value="1.38" calcext:value-type="float">
            <text:p>1.38</text:p>
          </table:table-cell>
          <table:table-cell office:value-type="float" office:value="272.4" calcext:value-type="float">
            <text:p>272.4</text:p>
          </table:table-cell>
          <table:table-cell office:value-type="float" office:value="374.61" calcext:value-type="float">
            <text:p>374.61</text:p>
          </table:table-cell>
          <table:table-cell office:value-type="float" office:value="31.72" calcext:value-type="float">
            <text:p>31.72</text:p>
          </table:table-cell>
          <table:table-cell office:value-type="float" office:value="44.13" calcext:value-type="float">
            <text:p>44.13</text:p>
          </table:table-cell>
        </table:table-row>
        <table:table-row table:style-name="ro1">
          <table:table-cell office:value-type="float" office:value="431276" calcext:value-type="float">
            <text:p>431276</text:p>
          </table:table-cell>
          <table:table-cell table:formula="of:=[.A29]/1000/(60*60*24)" office:value-type="time" office:time-value="PT00H07M11.276S" calcext:value-type="time">
            <text:p>00:07:11</text:p>
          </table:table-cell>
          <table:table-cell office:value-type="float" office:value="1.38" calcext:value-type="float">
            <text:p>1.38</text:p>
          </table:table-cell>
          <table:table-cell office:value-type="float" office:value="272.2" calcext:value-type="float">
            <text:p>272.2</text:p>
          </table:table-cell>
          <table:table-cell office:value-type="float" office:value="375.42" calcext:value-type="float">
            <text:p>375.42</text:p>
          </table:table-cell>
          <table:table-cell office:value-type="float" office:value="32.93" calcext:value-type="float">
            <text:p>32.93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447276" calcext:value-type="float">
            <text:p>447276</text:p>
          </table:table-cell>
          <table:table-cell table:formula="of:=[.A30]/1000/(60*60*24)" office:value-type="time" office:time-value="PT00H07M27.276S" calcext:value-type="time">
            <text:p>00:07:27</text:p>
          </table:table-cell>
          <table:table-cell office:value-type="float" office:value="1.38" calcext:value-type="float">
            <text:p>1.38</text:p>
          </table:table-cell>
          <table:table-cell office:value-type="float" office:value="272" calcext:value-type="float">
            <text:p>272</text:p>
          </table:table-cell>
          <table:table-cell office:value-type="float" office:value="374.06" calcext:value-type="float">
            <text:p>374.06</text:p>
          </table:table-cell>
          <table:table-cell office:value-type="float" office:value="34.14" calcext:value-type="float">
            <text:p>34.14</text:p>
          </table:table-cell>
          <table:table-cell office:value-type="float" office:value="47.46" calcext:value-type="float">
            <text:p>47.46</text:p>
          </table:table-cell>
        </table:table-row>
        <table:table-row table:style-name="ro1">
          <table:table-cell office:value-type="float" office:value="463276" calcext:value-type="float">
            <text:p>463276</text:p>
          </table:table-cell>
          <table:table-cell table:formula="of:=[.A31]/1000/(60*60*24)" office:value-type="time" office:time-value="PT00H07M43.276S" calcext:value-type="time">
            <text:p>00:07:43</text:p>
          </table:table-cell>
          <table:table-cell office:value-type="float" office:value="1.38" calcext:value-type="float">
            <text:p>1.38</text:p>
          </table:table-cell>
          <table:table-cell office:value-type="float" office:value="271.9" calcext:value-type="float">
            <text:p>271.9</text:p>
          </table:table-cell>
          <table:table-cell office:value-type="float" office:value="373.91" calcext:value-type="float">
            <text:p>373.91</text:p>
          </table:table-cell>
          <table:table-cell office:value-type="float" office:value="35.35" calcext:value-type="float">
            <text:p>35.3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479276" calcext:value-type="float">
            <text:p>479276</text:p>
          </table:table-cell>
          <table:table-cell table:formula="of:=[.A32]/1000/(60*60*24)" office:value-type="time" office:time-value="PT00H07M59.276S" calcext:value-type="time">
            <text:p>00:07:59</text:p>
          </table:table-cell>
          <table:table-cell office:value-type="float" office:value="1.38" calcext:value-type="float">
            <text:p>1.38</text:p>
          </table:table-cell>
          <table:table-cell office:value-type="float" office:value="271.7" calcext:value-type="float">
            <text:p>271.7</text:p>
          </table:table-cell>
          <table:table-cell office:value-type="float" office:value="373.63" calcext:value-type="float">
            <text:p>373.63</text:p>
          </table:table-cell>
          <table:table-cell office:value-type="float" office:value="36.55" calcext:value-type="float">
            <text:p>36.55</text:p>
          </table:table-cell>
          <table:table-cell office:value-type="float" office:value="50.79" calcext:value-type="float">
            <text:p>50.79</text:p>
          </table:table-cell>
        </table:table-row>
        <table:table-row table:style-name="ro1">
          <table:table-cell office:value-type="float" office:value="495275" calcext:value-type="float">
            <text:p>495275</text:p>
          </table:table-cell>
          <table:table-cell table:formula="of:=[.A33]/1000/(60*60*24)" office:value-type="time" office:time-value="PT00H08M15.275S" calcext:value-type="time">
            <text:p>00:08:15</text:p>
          </table:table-cell>
          <table:table-cell office:value-type="float" office:value="1.38" calcext:value-type="float">
            <text:p>1.38</text:p>
          </table:table-cell>
          <table:table-cell office:value-type="float" office:value="271.6" calcext:value-type="float">
            <text:p>271.6</text:p>
          </table:table-cell>
          <table:table-cell office:value-type="float" office:value="373.49" calcext:value-type="float">
            <text:p>373.49</text:p>
          </table:table-cell>
          <table:table-cell office:value-type="float" office:value="37.76" calcext:value-type="float">
            <text:p>37.76</text:p>
          </table:table-cell>
          <table:table-cell office:value-type="float" office:value="52.45" calcext:value-type="float">
            <text:p>52.45</text:p>
          </table:table-cell>
        </table:table-row>
        <table:table-row table:style-name="ro1">
          <table:table-cell office:value-type="float" office:value="511276" calcext:value-type="float">
            <text:p>511276</text:p>
          </table:table-cell>
          <table:table-cell table:formula="of:=[.A34]/1000/(60*60*24)" office:value-type="time" office:time-value="PT00H08M31.276S" calcext:value-type="time">
            <text:p>00:08:31</text:p>
          </table:table-cell>
          <table:table-cell office:value-type="float" office:value="1.37" calcext:value-type="float">
            <text:p>1.37</text:p>
          </table:table-cell>
          <table:table-cell office:value-type="float" office:value="271.4" calcext:value-type="float">
            <text:p>271.4</text:p>
          </table:table-cell>
          <table:table-cell office:value-type="float" office:value="372.13" calcext:value-type="float">
            <text:p>372.13</text:p>
          </table:table-cell>
          <table:table-cell office:value-type="float" office:value="38.97" calcext:value-type="float">
            <text:p>38.97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527276" calcext:value-type="float">
            <text:p>527276</text:p>
          </table:table-cell>
          <table:table-cell table:formula="of:=[.A35]/1000/(60*60*24)" office:value-type="time" office:time-value="PT00H08M47.276S" calcext:value-type="time">
            <text:p>00:08:47</text:p>
          </table:table-cell>
          <table:table-cell office:value-type="float" office:value="1.37" calcext:value-type="float">
            <text:p>1.37</text:p>
          </table:table-cell>
          <table:table-cell office:value-type="float" office:value="271.3" calcext:value-type="float">
            <text:p>271.3</text:p>
          </table:table-cell>
          <table:table-cell office:value-type="float" office:value="371.98" calcext:value-type="float">
            <text:p>371.98</text:p>
          </table:table-cell>
          <table:table-cell office:value-type="float" office:value="40.17" calcext:value-type="float">
            <text:p>40.17</text:p>
          </table:table-cell>
          <table:table-cell office:value-type="float" office:value="55.76" calcext:value-type="float">
            <text:p>55.76</text:p>
          </table:table-cell>
        </table:table-row>
        <table:table-row table:style-name="ro1">
          <table:table-cell office:value-type="float" office:value="543276" calcext:value-type="float">
            <text:p>543276</text:p>
          </table:table-cell>
          <table:table-cell table:formula="of:=[.A36]/1000/(60*60*24)" office:value-type="time" office:time-value="PT00H09M03.276S" calcext:value-type="time">
            <text:p>00:09:03</text:p>
          </table:table-cell>
          <table:table-cell office:value-type="float" office:value="1.37" calcext:value-type="float">
            <text:p>1.37</text:p>
          </table:table-cell>
          <table:table-cell office:value-type="float" office:value="271.1" calcext:value-type="float">
            <text:p>271.1</text:p>
          </table:table-cell>
          <table:table-cell office:value-type="float" office:value="371.71" calcext:value-type="float">
            <text:p>371.71</text:p>
          </table:table-cell>
          <table:table-cell office:value-type="float" office:value="41.38" calcext:value-type="float">
            <text:p>41.38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float" office:value="559276" calcext:value-type="float">
            <text:p>559276</text:p>
          </table:table-cell>
          <table:table-cell table:formula="of:=[.A37]/1000/(60*60*24)" office:value-type="time" office:time-value="PT00H09M19.276S" calcext:value-type="time">
            <text:p>00:09:19</text:p>
          </table:table-cell>
          <table:table-cell office:value-type="float" office:value="1.37" calcext:value-type="float">
            <text:p>1.37</text:p>
          </table:table-cell>
          <table:table-cell office:value-type="float" office:value="271" calcext:value-type="float">
            <text:p>271</text:p>
          </table:table-cell>
          <table:table-cell office:value-type="float" office:value="371.57" calcext:value-type="float">
            <text:p>371.57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float" office:value="575276" calcext:value-type="float">
            <text:p>575276</text:p>
          </table:table-cell>
          <table:table-cell table:formula="of:=[.A38]/1000/(60*60*24)" office:value-type="time" office:time-value="PT00H09M35.276S" calcext:value-type="time">
            <text:p>00:09:35</text:p>
          </table:table-cell>
          <table:table-cell office:value-type="float" office:value="1.37" calcext:value-type="float">
            <text:p>1.37</text:p>
          </table:table-cell>
          <table:table-cell office:value-type="float" office:value="270.9" calcext:value-type="float">
            <text:p>270.9</text:p>
          </table:table-cell>
          <table:table-cell office:value-type="float" office:value="370.34" calcext:value-type="float">
            <text:p>370.34</text:p>
          </table:table-cell>
          <table:table-cell office:value-type="float" office:value="43.79" calcext:value-type="float">
            <text:p>43.79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591276" calcext:value-type="float">
            <text:p>591276</text:p>
          </table:table-cell>
          <table:table-cell table:formula="of:=[.A39]/1000/(60*60*24)" office:value-type="time" office:time-value="PT00H09M51.276S" calcext:value-type="time">
            <text:p>00:09:51</text:p>
          </table:table-cell>
          <table:table-cell office:value-type="float" office:value="1.37" calcext:value-type="float">
            <text:p>1.37</text:p>
          </table:table-cell>
          <table:table-cell office:value-type="float" office:value="270.7" calcext:value-type="float">
            <text:p>270.7</text:p>
          </table:table-cell>
          <table:table-cell office:value-type="float" office:value="370.07" calcext:value-type="float">
            <text:p>370.07</text:p>
          </table:table-cell>
          <table:table-cell office:value-type="float" office:value="44.99" calcext:value-type="float">
            <text:p>44.99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float" office:value="607276" calcext:value-type="float">
            <text:p>607276</text:p>
          </table:table-cell>
          <table:table-cell table:formula="of:=[.A40]/1000/(60*60*24)" office:value-type="time" office:time-value="PT00H10M07.276S" calcext:value-type="time">
            <text:p>00:10:07</text:p>
          </table:table-cell>
          <table:table-cell office:value-type="float" office:value="1.37" calcext:value-type="float">
            <text:p>1.37</text:p>
          </table:table-cell>
          <table:table-cell office:value-type="float" office:value="270.5" calcext:value-type="float">
            <text:p>270.5</text:p>
          </table:table-cell>
          <table:table-cell office:value-type="float" office:value="369.79" calcext:value-type="float">
            <text:p>369.79</text:p>
          </table:table-cell>
          <table:table-cell office:value-type="float" office:value="46.19" calcext:value-type="float">
            <text:p>46.19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623276" calcext:value-type="float">
            <text:p>623276</text:p>
          </table:table-cell>
          <table:table-cell table:formula="of:=[.A41]/1000/(60*60*24)" office:value-type="time" office:time-value="PT00H10M23.276S" calcext:value-type="time">
            <text:p>00:10:23</text:p>
          </table:table-cell>
          <table:table-cell office:value-type="float" office:value="1.37" calcext:value-type="float">
            <text:p>1.37</text:p>
          </table:table-cell>
          <table:table-cell office:value-type="float" office:value="270.4" calcext:value-type="float">
            <text:p>270.4</text:p>
          </table:table-cell>
          <table:table-cell office:value-type="float" office:value="369.65" calcext:value-type="float">
            <text:p>369.65</text:p>
          </table:table-cell>
          <table:table-cell office:value-type="float" office:value="47.4" calcext:value-type="float">
            <text:p>47.4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639276" calcext:value-type="float">
            <text:p>639276</text:p>
          </table:table-cell>
          <table:table-cell table:formula="of:=[.A42]/1000/(60*60*24)" office:value-type="time" office:time-value="PT00H10M39.276S" calcext:value-type="time">
            <text:p>00:10:39</text:p>
          </table:table-cell>
          <table:table-cell office:value-type="float" office:value="1.37" calcext:value-type="float">
            <text:p>1.37</text:p>
          </table:table-cell>
          <table:table-cell office:value-type="float" office:value="270.2" calcext:value-type="float">
            <text:p>270.2</text:p>
          </table:table-cell>
          <table:table-cell office:value-type="float" office:value="369.37" calcext:value-type="float">
            <text:p>369.37</text:p>
          </table:table-cell>
          <table:table-cell office:value-type="float" office:value="48.6" calcext:value-type="float">
            <text:p>48.6</text:p>
          </table:table-cell>
          <table:table-cell office:value-type="float" office:value="67.29" calcext:value-type="float">
            <text:p>67.29</text:p>
          </table:table-cell>
        </table:table-row>
        <table:table-row table:style-name="ro1">
          <table:table-cell office:value-type="float" office:value="655276" calcext:value-type="float">
            <text:p>655276</text:p>
          </table:table-cell>
          <table:table-cell table:formula="of:=[.A43]/1000/(60*60*24)" office:value-type="time" office:time-value="PT00H10M55.276S" calcext:value-type="time">
            <text:p>00:10:55</text:p>
          </table:table-cell>
          <table:table-cell office:value-type="float" office:value="1.37" calcext:value-type="float">
            <text:p>1.37</text:p>
          </table:table-cell>
          <table:table-cell office:value-type="float" office:value="270.1" calcext:value-type="float">
            <text:p>270.1</text:p>
          </table:table-cell>
          <table:table-cell office:value-type="float" office:value="369.23" calcext:value-type="float">
            <text:p>369.23</text:p>
          </table:table-cell>
          <table:table-cell office:value-type="float" office:value="49.8" calcext:value-type="float">
            <text:p>49.8</text:p>
          </table:table-cell>
          <table:table-cell office:value-type="float" office:value="68.93" calcext:value-type="float">
            <text:p>68.93</text:p>
          </table:table-cell>
        </table:table-row>
        <table:table-row table:style-name="ro1">
          <table:table-cell office:value-type="float" office:value="671276" calcext:value-type="float">
            <text:p>671276</text:p>
          </table:table-cell>
          <table:table-cell table:formula="of:=[.A44]/1000/(60*60*24)" office:value-type="time" office:time-value="PT00H11M11.276S" calcext:value-type="time">
            <text:p>00:11:11</text:p>
          </table:table-cell>
          <table:table-cell office:value-type="float" office:value="1.37" calcext:value-type="float">
            <text:p>1.37</text:p>
          </table:table-cell>
          <table:table-cell office:value-type="float" office:value="270" calcext:value-type="float">
            <text:p>270</text:p>
          </table:table-cell>
          <table:table-cell office:value-type="float" office:value="369.09" calcext:value-type="float">
            <text:p>369.09</text:p>
          </table:table-cell>
          <table:table-cell office:value-type="float" office:value="51" calcext:value-type="float">
            <text:p>51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1">
          <table:table-cell office:value-type="float" office:value="687276" calcext:value-type="float">
            <text:p>687276</text:p>
          </table:table-cell>
          <table:table-cell table:formula="of:=[.A45]/1000/(60*60*24)" office:value-type="time" office:time-value="PT00H11M27.276S" calcext:value-type="time">
            <text:p>00:11:27</text:p>
          </table:table-cell>
          <table:table-cell office:value-type="float" office:value="1.37" calcext:value-type="float">
            <text:p>1.37</text:p>
          </table:table-cell>
          <table:table-cell office:value-type="float" office:value="269.8" calcext:value-type="float">
            <text:p>269.8</text:p>
          </table:table-cell>
          <table:table-cell office:value-type="float" office:value="368.81" calcext:value-type="float">
            <text:p>368.81</text:p>
          </table:table-cell>
          <table:table-cell office:value-type="float" office:value="52.2" calcext:value-type="float">
            <text:p>52.2</text:p>
          </table:table-cell>
          <table:table-cell office:value-type="float" office:value="72.21" calcext:value-type="float">
            <text:p>72.21</text:p>
          </table:table-cell>
        </table:table-row>
        <table:table-row table:style-name="ro1">
          <table:table-cell office:value-type="float" office:value="703276" calcext:value-type="float">
            <text:p>703276</text:p>
          </table:table-cell>
          <table:table-cell table:formula="of:=[.A46]/1000/(60*60*24)" office:value-type="time" office:time-value="PT00H11M43.276S" calcext:value-type="time">
            <text:p>00:11:43</text:p>
          </table:table-cell>
          <table:table-cell office:value-type="float" office:value="1.36" calcext:value-type="float">
            <text:p>1.36</text:p>
          </table:table-cell>
          <table:table-cell office:value-type="float" office:value="269.6" calcext:value-type="float">
            <text:p>269.6</text:p>
          </table:table-cell>
          <table:table-cell office:value-type="float" office:value="367.46" calcext:value-type="float">
            <text:p>367.46</text:p>
          </table:table-cell>
          <table:table-cell office:value-type="float" office:value="53.4" calcext:value-type="float">
            <text:p>53.4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719276" calcext:value-type="float">
            <text:p>719276</text:p>
          </table:table-cell>
          <table:table-cell table:formula="of:=[.A47]/1000/(60*60*24)" office:value-type="time" office:time-value="PT00H11M59.276S" calcext:value-type="time">
            <text:p>00:11:59</text:p>
          </table:table-cell>
          <table:table-cell office:value-type="float" office:value="1.36" calcext:value-type="float">
            <text:p>1.36</text:p>
          </table:table-cell>
          <table:table-cell office:value-type="float" office:value="269.6" calcext:value-type="float">
            <text:p>269.6</text:p>
          </table:table-cell>
          <table:table-cell office:value-type="float" office:value="367.45" calcext:value-type="float">
            <text:p>367.45</text:p>
          </table:table-cell>
          <table:table-cell office:value-type="float" office:value="54.6" calcext:value-type="float">
            <text:p>54.6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float" office:value="735276" calcext:value-type="float">
            <text:p>735276</text:p>
          </table:table-cell>
          <table:table-cell table:formula="of:=[.A48]/1000/(60*60*24)" office:value-type="time" office:time-value="PT00H12M15.276S" calcext:value-type="time">
            <text:p>00:12:15</text:p>
          </table:table-cell>
          <table:table-cell office:value-type="float" office:value="1.36" calcext:value-type="float">
            <text:p>1.36</text:p>
          </table:table-cell>
          <table:table-cell office:value-type="float" office:value="269.4" calcext:value-type="float">
            <text:p>269.4</text:p>
          </table:table-cell>
          <table:table-cell office:value-type="float" office:value="367.18" calcext:value-type="float">
            <text:p>367.18</text:p>
          </table:table-cell>
          <table:table-cell office:value-type="float" office:value="55.79" calcext:value-type="float">
            <text:p>55.79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751276" calcext:value-type="float">
            <text:p>751276</text:p>
          </table:table-cell>
          <table:table-cell table:formula="of:=[.A49]/1000/(60*60*24)" office:value-type="time" office:time-value="PT00H12M31.276S" calcext:value-type="time">
            <text:p>00:12:31</text:p>
          </table:table-cell>
          <table:table-cell office:value-type="float" office:value="1.36" calcext:value-type="float">
            <text:p>1.36</text:p>
          </table:table-cell>
          <table:table-cell office:value-type="float" office:value="269.3" calcext:value-type="float">
            <text:p>269.3</text:p>
          </table:table-cell>
          <table:table-cell office:value-type="float" office:value="365.96" calcext:value-type="float">
            <text:p>365.96</text:p>
          </table:table-cell>
          <table:table-cell office:value-type="float" office:value="56.99" calcext:value-type="float">
            <text:p>56.99</text:p>
          </table:table-cell>
          <table:table-cell office:value-type="float" office:value="78.74" calcext:value-type="float">
            <text:p>78.74</text:p>
          </table:table-cell>
        </table:table-row>
        <table:table-row table:style-name="ro1">
          <table:table-cell office:value-type="float" office:value="767276" calcext:value-type="float">
            <text:p>767276</text:p>
          </table:table-cell>
          <table:table-cell table:formula="of:=[.A50]/1000/(60*60*24)" office:value-type="time" office:time-value="PT00H12M47.276S" calcext:value-type="time">
            <text:p>00:12:47</text:p>
          </table:table-cell>
          <table:table-cell office:value-type="float" office:value="1.36" calcext:value-type="float">
            <text:p>1.36</text:p>
          </table:table-cell>
          <table:table-cell office:value-type="float" office:value="269.2" calcext:value-type="float">
            <text:p>269.2</text:p>
          </table:table-cell>
          <table:table-cell office:value-type="float" office:value="365.82" calcext:value-type="float">
            <text:p>365.82</text:p>
          </table:table-cell>
          <table:table-cell office:value-type="float" office:value="58.19" calcext:value-type="float">
            <text:p>58.19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783276" calcext:value-type="float">
            <text:p>783276</text:p>
          </table:table-cell>
          <table:table-cell table:formula="of:=[.A51]/1000/(60*60*24)" office:value-type="time" office:time-value="PT00H13M03.276S" calcext:value-type="time">
            <text:p>00:13:03</text:p>
          </table:table-cell>
          <table:table-cell office:value-type="float" office:value="1.36" calcext:value-type="float">
            <text:p>1.36</text:p>
          </table:table-cell>
          <table:table-cell office:value-type="float" office:value="269.1" calcext:value-type="float">
            <text:p>269.1</text:p>
          </table:table-cell>
          <table:table-cell office:value-type="float" office:value="365.68" calcext:value-type="float">
            <text:p>365.68</text:p>
          </table:table-cell>
          <table:table-cell office:value-type="float" office:value="59.38" calcext:value-type="float">
            <text:p>59.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9276" calcext:value-type="float">
            <text:p>799276</text:p>
          </table:table-cell>
          <table:table-cell table:formula="of:=[.A52]/1000/(60*60*24)" office:value-type="time" office:time-value="PT00H13M19.276S" calcext:value-type="time">
            <text:p>00:13:19</text:p>
          </table:table-cell>
          <table:table-cell office:value-type="float" office:value="1.36" calcext:value-type="float">
            <text:p>1.36</text:p>
          </table:table-cell>
          <table:table-cell office:value-type="float" office:value="268.9" calcext:value-type="float">
            <text:p>268.9</text:p>
          </table:table-cell>
          <table:table-cell office:value-type="float" office:value="365.41" calcext:value-type="float">
            <text:p>365.41</text:p>
          </table:table-cell>
          <table:table-cell office:value-type="float" office:value="60.58" calcext:value-type="float">
            <text:p>60.58</text:p>
          </table:table-cell>
          <table:table-cell office:value-type="float" office:value="83.62" calcext:value-type="float">
            <text:p>83.62</text:p>
          </table:table-cell>
        </table:table-row>
        <table:table-row table:style-name="ro1">
          <table:table-cell office:value-type="float" office:value="815276" calcext:value-type="float">
            <text:p>815276</text:p>
          </table:table-cell>
          <table:table-cell table:formula="of:=[.A53]/1000/(60*60*24)" office:value-type="time" office:time-value="PT00H13M35.276S" calcext:value-type="time">
            <text:p>00:13:35</text:p>
          </table:table-cell>
          <table:table-cell office:value-type="float" office:value="1.36" calcext:value-type="float">
            <text:p>1.36</text:p>
          </table:table-cell>
          <table:table-cell office:value-type="float" office:value="268.8" calcext:value-type="float">
            <text:p>268.8</text:p>
          </table:table-cell>
          <table:table-cell office:value-type="float" office:value="365.27" calcext:value-type="float">
            <text:p>365.27</text:p>
          </table:table-cell>
          <table:table-cell office:value-type="float" office:value="61.77" calcext:value-type="float">
            <text:p>61.77</text:p>
          </table:table-cell>
          <table:table-cell office:value-type="float" office:value="85.25" calcext:value-type="float">
            <text:p>85.25</text:p>
          </table:table-cell>
        </table:table-row>
        <table:table-row table:style-name="ro1">
          <table:table-cell office:value-type="float" office:value="831276" calcext:value-type="float">
            <text:p>831276</text:p>
          </table:table-cell>
          <table:table-cell table:formula="of:=[.A54]/1000/(60*60*24)" office:value-type="time" office:time-value="PT00H13M51.276S" calcext:value-type="time">
            <text:p>00:13:51</text:p>
          </table:table-cell>
          <table:table-cell office:value-type="float" office:value="1.36" calcext:value-type="float">
            <text:p>1.36</text:p>
          </table:table-cell>
          <table:table-cell office:value-type="float" office:value="268.6" calcext:value-type="float">
            <text:p>268.6</text:p>
          </table:table-cell>
          <table:table-cell office:value-type="float" office:value="364.99" calcext:value-type="float">
            <text:p>364.99</text:p>
          </table:table-cell>
          <table:table-cell office:value-type="float" office:value="62.97" calcext:value-type="float">
            <text:p>62.97</text:p>
          </table:table-cell>
          <table:table-cell office:value-type="float" office:value="86.87" calcext:value-type="float">
            <text:p>86.87</text:p>
          </table:table-cell>
        </table:table-row>
        <table:table-row table:style-name="ro1">
          <table:table-cell office:value-type="float" office:value="847276" calcext:value-type="float">
            <text:p>847276</text:p>
          </table:table-cell>
          <table:table-cell table:formula="of:=[.A55]/1000/(60*60*24)" office:value-type="time" office:time-value="PT00H14M07.276S" calcext:value-type="time">
            <text:p>00:14:07</text:p>
          </table:table-cell>
          <table:table-cell office:value-type="float" office:value="1.36" calcext:value-type="float">
            <text:p>1.36</text:p>
          </table:table-cell>
          <table:table-cell office:value-type="float" office:value="268.5" calcext:value-type="float">
            <text:p>268.5</text:p>
          </table:table-cell>
          <table:table-cell office:value-type="float" office:value="364.85" calcext:value-type="float">
            <text:p>364.85</text:p>
          </table:table-cell>
          <table:table-cell office:value-type="float" office:value="64.16" calcext:value-type="float">
            <text:p>64.16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office:value-type="float" office:value="863276" calcext:value-type="float">
            <text:p>863276</text:p>
          </table:table-cell>
          <table:table-cell table:formula="of:=[.A56]/1000/(60*60*24)" office:value-type="time" office:time-value="PT00H14M23.276S" calcext:value-type="time">
            <text:p>00:14:23</text:p>
          </table:table-cell>
          <table:table-cell office:value-type="float" office:value="1.35" calcext:value-type="float">
            <text:p>1.35</text:p>
          </table:table-cell>
          <table:table-cell office:value-type="float" office:value="268.4" calcext:value-type="float">
            <text:p>268.4</text:p>
          </table:table-cell>
          <table:table-cell office:value-type="float" office:value="363.64" calcext:value-type="float">
            <text:p>363.64</text:p>
          </table:table-cell>
          <table:table-cell office:value-type="float" office:value="65.36" calcext:value-type="float">
            <text:p>65.36</text:p>
          </table:table-cell>
          <table:table-cell office:value-type="float" office:value="90.11" calcext:value-type="float">
            <text:p>90.11</text:p>
          </table:table-cell>
        </table:table-row>
        <table:table-row table:style-name="ro1">
          <table:table-cell office:value-type="float" office:value="879276" calcext:value-type="float">
            <text:p>879276</text:p>
          </table:table-cell>
          <table:table-cell table:formula="of:=[.A57]/1000/(60*60*24)" office:value-type="time" office:time-value="PT00H14M39.276S" calcext:value-type="time">
            <text:p>00:14:39</text:p>
          </table:table-cell>
          <table:table-cell office:value-type="float" office:value="1.36" calcext:value-type="float">
            <text:p>1.36</text:p>
          </table:table-cell>
          <table:table-cell office:value-type="float" office:value="268.3" calcext:value-type="float">
            <text:p>268.3</text:p>
          </table:table-cell>
          <table:table-cell office:value-type="float" office:value="364.57" calcext:value-type="float">
            <text:p>364.57</text:p>
          </table:table-cell>
          <table:table-cell office:value-type="float" office:value="66.55" calcext:value-type="float">
            <text:p>66.55</text:p>
          </table:table-cell>
          <table:table-cell office:value-type="float" office:value="91.73" calcext:value-type="float">
            <text:p>91.73</text:p>
          </table:table-cell>
        </table:table-row>
        <table:table-row table:style-name="ro1">
          <table:table-cell office:value-type="float" office:value="895276" calcext:value-type="float">
            <text:p>895276</text:p>
          </table:table-cell>
          <table:table-cell table:formula="of:=[.A58]/1000/(60*60*24)" office:value-type="time" office:time-value="PT00H14M55.276S" calcext:value-type="time">
            <text:p>00:14:55</text:p>
          </table:table-cell>
          <table:table-cell office:value-type="float" office:value="1.35" calcext:value-type="float">
            <text:p>1.35</text:p>
          </table:table-cell>
          <table:table-cell office:value-type="float" office:value="268.2" calcext:value-type="float">
            <text:p>268.2</text:p>
          </table:table-cell>
          <table:table-cell office:value-type="float" office:value="363.36" calcext:value-type="float">
            <text:p>363.36</text:p>
          </table:table-cell>
          <table:table-cell office:value-type="float" office:value="67.74" calcext:value-type="float">
            <text:p>67.74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office:value-type="float" office:value="911275" calcext:value-type="float">
            <text:p>911275</text:p>
          </table:table-cell>
          <table:table-cell table:formula="of:=[.A59]/1000/(60*60*24)" office:value-type="time" office:time-value="PT00H15M11.275S" calcext:value-type="time">
            <text:p>00:15:11</text:p>
          </table:table-cell>
          <table:table-cell office:value-type="float" office:value="1.35" calcext:value-type="float">
            <text:p>1.35</text:p>
          </table:table-cell>
          <table:table-cell office:value-type="float" office:value="268" calcext:value-type="float">
            <text:p>268</text:p>
          </table:table-cell>
          <table:table-cell office:value-type="float" office:value="363.09" calcext:value-type="float">
            <text:p>363.09</text:p>
          </table:table-cell>
          <table:table-cell office:value-type="float" office:value="68.93" calcext:value-type="float">
            <text:p>68.93</text:p>
          </table:table-cell>
          <table:table-cell office:value-type="float" office:value="94.96" calcext:value-type="float">
            <text:p>94.96</text:p>
          </table:table-cell>
        </table:table-row>
        <table:table-row table:style-name="ro1">
          <table:table-cell office:value-type="float" office:value="927276" calcext:value-type="float">
            <text:p>927276</text:p>
          </table:table-cell>
          <table:table-cell table:formula="of:=[.A60]/1000/(60*60*24)" office:value-type="time" office:time-value="PT00H15M27.276S" calcext:value-type="time">
            <text:p>00:15:27</text:p>
          </table:table-cell>
          <table:table-cell office:value-type="float" office:value="1.35" calcext:value-type="float">
            <text:p>1.35</text:p>
          </table:table-cell>
          <table:table-cell office:value-type="float" office:value="267.8" calcext:value-type="float">
            <text:p>267.8</text:p>
          </table:table-cell>
          <table:table-cell office:value-type="float" office:value="362.81" calcext:value-type="float">
            <text:p>362.81</text:p>
          </table:table-cell>
          <table:table-cell office:value-type="float" office:value="70.12" calcext:value-type="float">
            <text:p>70.12</text:p>
          </table:table-cell>
          <table:table-cell office:value-type="float" office:value="96.58" calcext:value-type="float">
            <text:p>96.58</text:p>
          </table:table-cell>
        </table:table-row>
        <table:table-row table:style-name="ro1">
          <table:table-cell office:value-type="float" office:value="943276" calcext:value-type="float">
            <text:p>943276</text:p>
          </table:table-cell>
          <table:table-cell table:formula="of:=[.A61]/1000/(60*60*24)" office:value-type="time" office:time-value="PT00H15M43.276S" calcext:value-type="time">
            <text:p>00:15:43</text:p>
          </table:table-cell>
          <table:table-cell office:value-type="float" office:value="1.35" calcext:value-type="float">
            <text:p>1.35</text:p>
          </table:table-cell>
          <table:table-cell office:value-type="float" office:value="267.8" calcext:value-type="float">
            <text:p>267.8</text:p>
          </table:table-cell>
          <table:table-cell office:value-type="float" office:value="361.74" calcext:value-type="float">
            <text:p>361.74</text:p>
          </table:table-cell>
          <table:table-cell office:value-type="float" office:value="71.31" calcext:value-type="float">
            <text:p>71.31</text:p>
          </table:table-cell>
          <table:table-cell office:value-type="float" office:value="98.19" calcext:value-type="float">
            <text:p>98.19</text:p>
          </table:table-cell>
        </table:table-row>
        <table:table-row table:style-name="ro1">
          <table:table-cell office:value-type="float" office:value="959276" calcext:value-type="float">
            <text:p>959276</text:p>
          </table:table-cell>
          <table:table-cell table:formula="of:=[.A62]/1000/(60*60*24)" office:value-type="time" office:time-value="PT00H15M59.276S" calcext:value-type="time">
            <text:p>00:15:59</text:p>
          </table:table-cell>
          <table:table-cell office:value-type="float" office:value="1.35" calcext:value-type="float">
            <text:p>1.35</text:p>
          </table:table-cell>
          <table:table-cell office:value-type="float" office:value="267.6" calcext:value-type="float">
            <text:p>267.6</text:p>
          </table:table-cell>
          <table:table-cell office:value-type="float" office:value="361.47" calcext:value-type="float">
            <text:p>361.47</text:p>
          </table:table-cell>
          <table:table-cell office:value-type="float" office:value="72.5" calcext:value-type="float">
            <text:p>72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75276" calcext:value-type="float">
            <text:p>975276</text:p>
          </table:table-cell>
          <table:table-cell table:formula="of:=[.A63]/1000/(60*60*24)" office:value-type="time" office:time-value="PT00H16M15.276S" calcext:value-type="time">
            <text:p>00:16:15</text:p>
          </table:table-cell>
          <table:table-cell office:value-type="float" office:value="1.35" calcext:value-type="float">
            <text:p>1.35</text:p>
          </table:table-cell>
          <table:table-cell office:value-type="float" office:value="267.5" calcext:value-type="float">
            <text:p>267.5</text:p>
          </table:table-cell>
          <table:table-cell office:value-type="float" office:value="362.4" calcext:value-type="float">
            <text:p>362.4</text:p>
          </table:table-cell>
          <table:table-cell office:value-type="float" office:value="73.69" calcext:value-type="float">
            <text:p>73.69</text:p>
          </table:table-cell>
          <table:table-cell office:value-type="float" office:value="101.41" calcext:value-type="float">
            <text:p>101.41</text:p>
          </table:table-cell>
        </table:table-row>
        <table:table-row table:style-name="ro1">
          <table:table-cell office:value-type="float" office:value="991276" calcext:value-type="float">
            <text:p>991276</text:p>
          </table:table-cell>
          <table:table-cell table:formula="of:=[.A64]/1000/(60*60*24)" office:value-type="time" office:time-value="PT00H16M31.276S" calcext:value-type="time">
            <text:p>00:16:31</text:p>
          </table:table-cell>
          <table:table-cell office:value-type="float" office:value="1.35" calcext:value-type="float">
            <text:p>1.35</text:p>
          </table:table-cell>
          <table:table-cell office:value-type="float" office:value="267.4" calcext:value-type="float">
            <text:p>267.4</text:p>
          </table:table-cell>
          <table:table-cell office:value-type="float" office:value="361.19" calcext:value-type="float">
            <text:p>361.19</text:p>
          </table:table-cell>
          <table:table-cell office:value-type="float" office:value="74.88" calcext:value-type="float">
            <text:p>74.88</text:p>
          </table:table-cell>
          <table:table-cell office:value-type="float" office:value="103.01" calcext:value-type="float">
            <text:p>103.01</text:p>
          </table:table-cell>
        </table:table-row>
        <table:table-row table:style-name="ro1">
          <table:table-cell office:value-type="float" office:value="1007276" calcext:value-type="float">
            <text:p>1007276</text:p>
          </table:table-cell>
          <table:table-cell table:formula="of:=[.A65]/1000/(60*60*24)" office:value-type="time" office:time-value="PT00H16M47.276S" calcext:value-type="time">
            <text:p>00:16:47</text:p>
          </table:table-cell>
          <table:table-cell office:value-type="float" office:value="1.35" calcext:value-type="float">
            <text:p>1.35</text:p>
          </table:table-cell>
          <table:table-cell office:value-type="float" office:value="267.3" calcext:value-type="float">
            <text:p>267.3</text:p>
          </table:table-cell>
          <table:table-cell office:value-type="float" office:value="361.05" calcext:value-type="float">
            <text:p>361.05</text:p>
          </table:table-cell>
          <table:table-cell office:value-type="float" office:value="76.07" calcext:value-type="float">
            <text:p>76.07</text:p>
          </table:table-cell>
          <table:table-cell office:value-type="float" office:value="104.62" calcext:value-type="float">
            <text:p>104.62</text:p>
          </table:table-cell>
        </table:table-row>
        <table:table-row table:style-name="ro1">
          <table:table-cell office:value-type="float" office:value="1023276" calcext:value-type="float">
            <text:p>1023276</text:p>
          </table:table-cell>
          <table:table-cell table:formula="of:=[.A66]/1000/(60*60*24)" office:value-type="time" office:time-value="PT00H17M03.276S" calcext:value-type="time">
            <text:p>00:17:03</text:p>
          </table:table-cell>
          <table:table-cell office:value-type="float" office:value="1.35" calcext:value-type="float">
            <text:p>1.35</text:p>
          </table:table-cell>
          <table:table-cell office:value-type="float" office:value="267.2" calcext:value-type="float">
            <text:p>267.2</text:p>
          </table:table-cell>
          <table:table-cell office:value-type="float" office:value="360.91" calcext:value-type="float">
            <text:p>360.91</text:p>
          </table:table-cell>
          <table:table-cell office:value-type="float" office:value="77.26" calcext:value-type="float">
            <text:p>77.26</text:p>
          </table:table-cell>
          <table:table-cell office:value-type="float" office:value="106.22" calcext:value-type="float">
            <text:p>106.22</text:p>
          </table:table-cell>
        </table:table-row>
        <table:table-row table:style-name="ro1">
          <table:table-cell office:value-type="float" office:value="1039275" calcext:value-type="float">
            <text:p>1039275</text:p>
          </table:table-cell>
          <table:table-cell table:formula="of:=[.A67]/1000/(60*60*24)" office:value-type="time" office:time-value="PT00H17M19.275S" calcext:value-type="time">
            <text:p>00:17:19</text:p>
          </table:table-cell>
          <table:table-cell office:value-type="float" office:value="1.35" calcext:value-type="float">
            <text:p>1.35</text:p>
          </table:table-cell>
          <table:table-cell office:value-type="float" office:value="267.1" calcext:value-type="float">
            <text:p>267.1</text:p>
          </table:table-cell>
          <table:table-cell office:value-type="float" office:value="360.77" calcext:value-type="float">
            <text:p>360.77</text:p>
          </table:table-cell>
          <table:table-cell office:value-type="float" office:value="78.44" calcext:value-type="float">
            <text:p>78.44</text:p>
          </table:table-cell>
          <table:table-cell office:value-type="float" office:value="107.83" calcext:value-type="float">
            <text:p>107.83</text:p>
          </table:table-cell>
        </table:table-row>
        <table:table-row table:style-name="ro1">
          <table:table-cell office:value-type="float" office:value="1055276" calcext:value-type="float">
            <text:p>1055276</text:p>
          </table:table-cell>
          <table:table-cell table:formula="of:=[.A68]/1000/(60*60*24)" office:value-type="time" office:time-value="PT00H17M35.276S" calcext:value-type="time">
            <text:p>00:17:35</text:p>
          </table:table-cell>
          <table:table-cell office:value-type="float" office:value="1.35" calcext:value-type="float">
            <text:p>1.35</text:p>
          </table:table-cell>
          <table:table-cell office:value-type="float" office:value="266.9" calcext:value-type="float">
            <text:p>266.9</text:p>
          </table:table-cell>
          <table:table-cell office:value-type="float" office:value="360.5" calcext:value-type="float">
            <text:p>360.5</text:p>
          </table:table-cell>
          <table:table-cell office:value-type="float" office:value="79.63" calcext:value-type="float">
            <text:p>79.63</text:p>
          </table:table-cell>
          <table:table-cell office:value-type="float" office:value="109.43" calcext:value-type="float">
            <text:p>109.43</text:p>
          </table:table-cell>
        </table:table-row>
        <table:table-row table:style-name="ro1">
          <table:table-cell office:value-type="float" office:value="1071276" calcext:value-type="float">
            <text:p>1071276</text:p>
          </table:table-cell>
          <table:table-cell table:formula="of:=[.A69]/1000/(60*60*24)" office:value-type="time" office:time-value="PT00H17M51.276S" calcext:value-type="time">
            <text:p>00:17:51</text:p>
          </table:table-cell>
          <table:table-cell office:value-type="float" office:value="1.35" calcext:value-type="float">
            <text:p>1.35</text:p>
          </table:table-cell>
          <table:table-cell office:value-type="float" office:value="266.8" calcext:value-type="float">
            <text:p>266.8</text:p>
          </table:table-cell>
          <table:table-cell office:value-type="float" office:value="360.36" calcext:value-type="float">
            <text:p>360.36</text:p>
          </table:table-cell>
          <table:table-cell office:value-type="float" office:value="80.82" calcext:value-type="float">
            <text:p>80.82</text:p>
          </table:table-cell>
          <table:table-cell office:value-type="float" office:value="111.03" calcext:value-type="float">
            <text:p>111.03</text:p>
          </table:table-cell>
        </table:table-row>
        <table:table-row table:style-name="ro1">
          <table:table-cell office:value-type="float" office:value="1087276" calcext:value-type="float">
            <text:p>1087276</text:p>
          </table:table-cell>
          <table:table-cell table:formula="of:=[.A70]/1000/(60*60*24)" office:value-type="time" office:time-value="PT00H18M07.276S" calcext:value-type="time">
            <text:p>00:18:07</text:p>
          </table:table-cell>
          <table:table-cell office:value-type="float" office:value="1.35" calcext:value-type="float">
            <text:p>1.35</text:p>
          </table:table-cell>
          <table:table-cell office:value-type="float" office:value="266.7" calcext:value-type="float">
            <text:p>266.7</text:p>
          </table:table-cell>
          <table:table-cell office:value-type="float" office:value="360.22" calcext:value-type="float">
            <text:p>360.22</text:p>
          </table:table-cell>
          <table:table-cell office:value-type="float" office:value="82" calcext:value-type="float">
            <text:p>82</text:p>
          </table:table-cell>
          <table:table-cell office:value-type="float" office:value="112.63" calcext:value-type="float">
            <text:p>112.63</text:p>
          </table:table-cell>
        </table:table-row>
        <table:table-row table:style-name="ro1">
          <table:table-cell office:value-type="float" office:value="1103276" calcext:value-type="float">
            <text:p>1103276</text:p>
          </table:table-cell>
          <table:table-cell table:formula="of:=[.A71]/1000/(60*60*24)" office:value-type="time" office:time-value="PT00H18M23.276S" calcext:value-type="time">
            <text:p>00:18:23</text:p>
          </table:table-cell>
          <table:table-cell office:value-type="float" office:value="1.35" calcext:value-type="float">
            <text:p>1.35</text:p>
          </table:table-cell>
          <table:table-cell office:value-type="float" office:value="266.6" calcext:value-type="float">
            <text:p>266.6</text:p>
          </table:table-cell>
          <table:table-cell office:value-type="float" office:value="359.02" calcext:value-type="float">
            <text:p>359.02</text:p>
          </table:table-cell>
          <table:table-cell office:value-type="float" office:value="83.19" calcext:value-type="float">
            <text:p>83.19</text:p>
          </table:table-cell>
          <table:table-cell office:value-type="float" office:value="114.23" calcext:value-type="float">
            <text:p>114.23</text:p>
          </table:table-cell>
        </table:table-row>
        <table:table-row table:style-name="ro1">
          <table:table-cell office:value-type="float" office:value="1119276" calcext:value-type="float">
            <text:p>1119276</text:p>
          </table:table-cell>
          <table:table-cell table:formula="of:=[.A72]/1000/(60*60*24)" office:value-type="time" office:time-value="PT00H18M39.276S" calcext:value-type="time">
            <text:p>00:18:39</text:p>
          </table:table-cell>
          <table:table-cell office:value-type="float" office:value="1.35" calcext:value-type="float">
            <text:p>1.35</text:p>
          </table:table-cell>
          <table:table-cell office:value-type="float" office:value="266.5" calcext:value-type="float">
            <text:p>266.5</text:p>
          </table:table-cell>
          <table:table-cell office:value-type="float" office:value="358.88" calcext:value-type="float">
            <text:p>358.88</text:p>
          </table:table-cell>
          <table:table-cell office:value-type="float" office:value="84.37" calcext:value-type="float">
            <text:p>84.37</text:p>
          </table:table-cell>
          <table:table-cell office:value-type="float" office:value="115.82" calcext:value-type="float">
            <text:p>115.82</text:p>
          </table:table-cell>
        </table:table-row>
        <table:table-row table:style-name="ro1">
          <table:table-cell office:value-type="float" office:value="1135276" calcext:value-type="float">
            <text:p>1135276</text:p>
          </table:table-cell>
          <table:table-cell table:formula="of:=[.A73]/1000/(60*60*24)" office:value-type="time" office:time-value="PT00H18M55.276S" calcext:value-type="time">
            <text:p>00:18:55</text:p>
          </table:table-cell>
          <table:table-cell office:value-type="float" office:value="1.35" calcext:value-type="float">
            <text:p>1.35</text:p>
          </table:table-cell>
          <table:table-cell office:value-type="float" office:value="266.4" calcext:value-type="float">
            <text:p>266.4</text:p>
          </table:table-cell>
          <table:table-cell office:value-type="float" office:value="358.74" calcext:value-type="float">
            <text:p>358.74</text:p>
          </table:table-cell>
          <table:table-cell office:value-type="float" office:value="85.56" calcext:value-type="float">
            <text:p>85.56</text:p>
          </table:table-cell>
          <table:table-cell office:value-type="float" office:value="117.42" calcext:value-type="float">
            <text:p>117.42</text:p>
          </table:table-cell>
        </table:table-row>
        <table:table-row table:style-name="ro1">
          <table:table-cell office:value-type="float" office:value="1151276" calcext:value-type="float">
            <text:p>1151276</text:p>
          </table:table-cell>
          <table:table-cell table:formula="of:=[.A74]/1000/(60*60*24)" office:value-type="time" office:time-value="PT00H19M11.276S" calcext:value-type="time">
            <text:p>00:19:11</text:p>
          </table:table-cell>
          <table:table-cell office:value-type="float" office:value="1.34" calcext:value-type="float">
            <text:p>1.34</text:p>
          </table:table-cell>
          <table:table-cell office:value-type="float" office:value="266.3" calcext:value-type="float">
            <text:p>266.3</text:p>
          </table:table-cell>
          <table:table-cell office:value-type="float" office:value="357.54" calcext:value-type="float">
            <text:p>357.54</text:p>
          </table:table-cell>
          <table:table-cell office:value-type="float" office:value="86.74" calcext:value-type="float">
            <text:p>86.74</text:p>
          </table:table-cell>
          <table:table-cell office:value-type="float" office:value="119.01" calcext:value-type="float">
            <text:p>119.01</text:p>
          </table:table-cell>
        </table:table-row>
        <table:table-row table:style-name="ro1">
          <table:table-cell office:value-type="float" office:value="1167276" calcext:value-type="float">
            <text:p>1167276</text:p>
          </table:table-cell>
          <table:table-cell table:formula="of:=[.A75]/1000/(60*60*24)" office:value-type="time" office:time-value="PT00H19M27.276S" calcext:value-type="time">
            <text:p>00:19:27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4" calcext:value-type="float">
            <text:p>358.34</text:p>
          </table:table-cell>
          <table:table-cell office:value-type="float" office:value="87.92" calcext:value-type="float">
            <text:p>87.92</text:p>
          </table:table-cell>
          <table:table-cell office:value-type="float" office:value="120.61" calcext:value-type="float">
            <text:p>120.61</text:p>
          </table:table-cell>
        </table:table-row>
        <table:table-row table:style-name="ro1">
          <table:table-cell office:value-type="float" office:value="1183276" calcext:value-type="float">
            <text:p>1183276</text:p>
          </table:table-cell>
          <table:table-cell table:formula="of:=[.A76]/1000/(60*60*24)" office:value-type="time" office:time-value="PT00H19M43.276S" calcext:value-type="time">
            <text:p>00:19:43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3" calcext:value-type="float">
            <text:p>358.33</text:p>
          </table:table-cell>
          <table:table-cell office:value-type="float" office:value="89.11" calcext:value-type="float">
            <text:p>89.11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float" office:value="1199276" calcext:value-type="float">
            <text:p>1199276</text:p>
          </table:table-cell>
          <table:table-cell table:formula="of:=[.A77]/1000/(60*60*24)" office:value-type="time" office:time-value="PT00H19M59.276S" calcext:value-type="time">
            <text:p>00:19:59</text:p>
          </table:table-cell>
          <table:table-cell office:value-type="float" office:value="1.34" calcext:value-type="float">
            <text:p>1.34</text:p>
          </table:table-cell>
          <table:table-cell office:value-type="float" office:value="266" calcext:value-type="float">
            <text:p>266</text:p>
          </table:table-cell>
          <table:table-cell office:value-type="float" office:value="357.13" calcext:value-type="float">
            <text:p>357.13</text:p>
          </table:table-cell>
          <table:table-cell office:value-type="float" office:value="90.29" calcext:value-type="float">
            <text:p>90.29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1215276" calcext:value-type="float">
            <text:p>1215276</text:p>
          </table:table-cell>
          <table:table-cell table:formula="of:=[.A78]/1000/(60*60*24)" office:value-type="time" office:time-value="PT00H20M15.276S" calcext:value-type="time">
            <text:p>00:20:15</text:p>
          </table:table-cell>
          <table:table-cell office:value-type="float" office:value="1.34" calcext:value-type="float">
            <text:p>1.34</text:p>
          </table:table-cell>
          <table:table-cell office:value-type="float" office:value="265.8" calcext:value-type="float">
            <text:p>265.8</text:p>
          </table:table-cell>
          <table:table-cell office:value-type="float" office:value="356.86" calcext:value-type="float">
            <text:p>356.86</text:p>
          </table:table-cell>
          <table:table-cell office:value-type="float" office:value="91.47" calcext:value-type="float">
            <text:p>91.47</text:p>
          </table:table-cell>
          <table:table-cell office:value-type="float" office:value="125.38" calcext:value-type="float">
            <text:p>125.38</text:p>
          </table:table-cell>
        </table:table-row>
        <table:table-row table:style-name="ro1">
          <table:table-cell office:value-type="float" office:value="1231276" calcext:value-type="float">
            <text:p>1231276</text:p>
          </table:table-cell>
          <table:table-cell table:formula="of:=[.A79]/1000/(60*60*24)" office:value-type="time" office:time-value="PT00H20M31.276S" calcext:value-type="time">
            <text:p>00:20:31</text:p>
          </table:table-cell>
          <table:table-cell office:value-type="float" office:value="1.34" calcext:value-type="float">
            <text:p>1.34</text:p>
          </table:table-cell>
          <table:table-cell office:value-type="float" office:value="265.7" calcext:value-type="float">
            <text:p>265.7</text:p>
          </table:table-cell>
          <table:table-cell office:value-type="float" office:value="356.72" calcext:value-type="float">
            <text:p>356.72</text:p>
          </table:table-cell>
          <table:table-cell office:value-type="float" office:value="92.65" calcext:value-type="float">
            <text:p>92.65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office:value-type="float" office:value="1247276" calcext:value-type="float">
            <text:p>1247276</text:p>
          </table:table-cell>
          <table:table-cell table:formula="of:=[.A80]/1000/(60*60*24)" office:value-type="time" office:time-value="PT00H20M47.276S" calcext:value-type="time">
            <text:p>00:20:47</text:p>
          </table:table-cell>
          <table:table-cell office:value-type="float" office:value="1.34" calcext:value-type="float">
            <text:p>1.34</text:p>
          </table:table-cell>
          <table:table-cell office:value-type="float" office:value="265.6" calcext:value-type="float">
            <text:p>265.6</text:p>
          </table:table-cell>
          <table:table-cell office:value-type="float" office:value="356.58" calcext:value-type="float">
            <text:p>356.58</text:p>
          </table:table-cell>
          <table:table-cell office:value-type="float" office:value="93.83" calcext:value-type="float">
            <text:p>93.83</text:p>
          </table:table-cell>
          <table:table-cell office:value-type="float" office:value="128.55" calcext:value-type="float">
            <text:p>128.55</text:p>
          </table:table-cell>
        </table:table-row>
        <table:table-row table:style-name="ro1">
          <table:table-cell office:value-type="float" office:value="1263276" calcext:value-type="float">
            <text:p>1263276</text:p>
          </table:table-cell>
          <table:table-cell table:formula="of:=[.A81]/1000/(60*60*24)" office:value-type="time" office:time-value="PT00H21M03.276S" calcext:value-type="time">
            <text:p>00:21:03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5" calcext:value-type="float">
            <text:p>356.45</text:p>
          </table:table-cell>
          <table:table-cell office:value-type="float" office:value="95.01" calcext:value-type="float">
            <text:p>95.01</text:p>
          </table:table-cell>
          <table:table-cell office:value-type="float" office:value="130.13" calcext:value-type="float">
            <text:p>130.13</text:p>
          </table:table-cell>
        </table:table-row>
        <table:table-row table:style-name="ro1">
          <table:table-cell office:value-type="float" office:value="1279276" calcext:value-type="float">
            <text:p>1279276</text:p>
          </table:table-cell>
          <table:table-cell table:formula="of:=[.A82]/1000/(60*60*24)" office:value-type="time" office:time-value="PT00H21M19.276S" calcext:value-type="time">
            <text:p>00:21:19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4" calcext:value-type="float">
            <text:p>356.44</text:p>
          </table:table-cell>
          <table:table-cell office:value-type="float" office:value="96.19" calcext:value-type="float">
            <text:p>96.19</text:p>
          </table:table-cell>
          <table:table-cell office:value-type="float" office:value="131.72" calcext:value-type="float">
            <text:p>131.72</text:p>
          </table:table-cell>
        </table:table-row>
        <table:table-row table:style-name="ro1">
          <table:table-cell office:value-type="float" office:value="1295275" calcext:value-type="float">
            <text:p>1295275</text:p>
          </table:table-cell>
          <table:table-cell table:formula="of:=[.A83]/1000/(60*60*24)" office:value-type="time" office:time-value="PT00H21M35.275S" calcext:value-type="time">
            <text:p>00:21:35</text:p>
          </table:table-cell>
          <table:table-cell office:value-type="float" office:value="1.34" calcext:value-type="float">
            <text:p>1.34</text:p>
          </table:table-cell>
          <table:table-cell office:value-type="float" office:value="265.3" calcext:value-type="float">
            <text:p>265.3</text:p>
          </table:table-cell>
          <table:table-cell office:value-type="float" office:value="356.18" calcext:value-type="float">
            <text:p>356.18</text:p>
          </table:table-cell>
          <table:table-cell office:value-type="float" office:value="97.37" calcext:value-type="float">
            <text:p>97.37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1">
          <table:table-cell office:value-type="float" office:value="1311276" calcext:value-type="float">
            <text:p>1311276</text:p>
          </table:table-cell>
          <table:table-cell table:formula="of:=[.A84]/1000/(60*60*24)" office:value-type="time" office:time-value="PT00H21M51.276S" calcext:value-type="time">
            <text:p>00:21:51</text:p>
          </table:table-cell>
          <table:table-cell office:value-type="float" office:value="1.34" calcext:value-type="float">
            <text:p>1.34</text:p>
          </table:table-cell>
          <table:table-cell office:value-type="float" office:value="265.2" calcext:value-type="float">
            <text:p>265.2</text:p>
          </table:table-cell>
          <table:table-cell office:value-type="float" office:value="354.98" calcext:value-type="float">
            <text:p>354.98</text:p>
          </table:table-cell>
          <table:table-cell office:value-type="float" office:value="98.55" calcext:value-type="float">
            <text:p>98.55</text:p>
          </table:table-cell>
          <table:table-cell office:value-type="float" office:value="134.88" calcext:value-type="float">
            <text:p>134.88</text:p>
          </table:table-cell>
        </table:table-row>
        <table:table-row table:style-name="ro1">
          <table:table-cell office:value-type="float" office:value="1327276" calcext:value-type="float">
            <text:p>1327276</text:p>
          </table:table-cell>
          <table:table-cell table:formula="of:=[.A85]/1000/(60*60*24)" office:value-type="time" office:time-value="PT00H22M07.276S" calcext:value-type="time">
            <text:p>00:22:07</text:p>
          </table:table-cell>
          <table:table-cell office:value-type="float" office:value="1.34" calcext:value-type="float">
            <text:p>1.34</text:p>
          </table:table-cell>
          <table:table-cell office:value-type="float" office:value="265.1" calcext:value-type="float">
            <text:p>265.1</text:p>
          </table:table-cell>
          <table:table-cell office:value-type="float" office:value="354.84" calcext:value-type="float">
            <text:p>354.84</text:p>
          </table:table-cell>
          <table:table-cell office:value-type="float" office:value="99.73" calcext:value-type="float">
            <text:p>99.73</text:p>
          </table:table-cell>
          <table:table-cell office:value-type="float" office:value="136.45" calcext:value-type="float">
            <text:p>136.45</text:p>
          </table:table-cell>
        </table:table-row>
        <table:table-row table:style-name="ro1">
          <table:table-cell office:value-type="float" office:value="1343276" calcext:value-type="float">
            <text:p>1343276</text:p>
          </table:table-cell>
          <table:table-cell table:formula="of:=[.A86]/1000/(60*60*24)" office:value-type="time" office:time-value="PT00H22M23.276S" calcext:value-type="time">
            <text:p>00:22:23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4.7" calcext:value-type="float">
            <text:p>354.7</text:p>
          </table:table-cell>
          <table:table-cell office:value-type="float" office:value="100.91" calcext:value-type="float">
            <text:p>100.91</text:p>
          </table:table-cell>
          <table:table-cell office:value-type="float" office:value="138.03" calcext:value-type="float">
            <text:p>138.03</text:p>
          </table:table-cell>
        </table:table-row>
        <table:table-row table:style-name="ro1">
          <table:table-cell office:value-type="float" office:value="1359276" calcext:value-type="float">
            <text:p>1359276</text:p>
          </table:table-cell>
          <table:table-cell table:formula="of:=[.A87]/1000/(60*60*24)" office:value-type="time" office:time-value="PT00H22M39.276S" calcext:value-type="time">
            <text:p>00:22:39</text:p>
          </table:table-cell>
          <table:table-cell office:value-type="float" office:value="1.34" calcext:value-type="float">
            <text:p>1.34</text:p>
          </table:table-cell>
          <table:table-cell office:value-type="float" office:value="264.9" calcext:value-type="float">
            <text:p>264.9</text:p>
          </table:table-cell>
          <table:table-cell office:value-type="float" office:value="354.57" calcext:value-type="float">
            <text:p>354.57</text:p>
          </table:table-cell>
          <table:table-cell office:value-type="float" office:value="102.08" calcext:value-type="float">
            <text:p>102.08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office:value-type="float" office:value="1375276" calcext:value-type="float">
            <text:p>1375276</text:p>
          </table:table-cell>
          <table:table-cell table:formula="of:=[.A88]/1000/(60*60*24)" office:value-type="time" office:time-value="PT00H22M55.276S" calcext:value-type="time">
            <text:p>00:22:55</text:p>
          </table:table-cell>
          <table:table-cell office:value-type="float" office:value="1.34" calcext:value-type="float">
            <text:p>1.34</text:p>
          </table:table-cell>
          <table:table-cell office:value-type="float" office:value="264.8" calcext:value-type="float">
            <text:p>264.8</text:p>
          </table:table-cell>
          <table:table-cell office:value-type="float" office:value="354.43" calcext:value-type="float">
            <text:p>354.43</text:p>
          </table:table-cell>
          <table:table-cell office:value-type="float" office:value="103.26" calcext:value-type="float">
            <text:p>103.26</text:p>
          </table:table-cell>
          <table:table-cell office:value-type="float" office:value="141.18" calcext:value-type="float">
            <text:p>141.18</text:p>
          </table:table-cell>
        </table:table-row>
        <table:table-row table:style-name="ro1">
          <table:table-cell office:value-type="float" office:value="1391276" calcext:value-type="float">
            <text:p>1391276</text:p>
          </table:table-cell>
          <table:table-cell table:formula="of:=[.A89]/1000/(60*60*24)" office:value-type="time" office:time-value="PT00H23M11.276S" calcext:value-type="time">
            <text:p>00:23:11</text:p>
          </table:table-cell>
          <table:table-cell office:value-type="float" office:value="1.34" calcext:value-type="float">
            <text:p>1.34</text:p>
          </table:table-cell>
          <table:table-cell office:value-type="float" office:value="264.7" calcext:value-type="float">
            <text:p>264.7</text:p>
          </table:table-cell>
          <table:table-cell office:value-type="float" office:value="354.29" calcext:value-type="float">
            <text:p>354.29</text:p>
          </table:table-cell>
          <table:table-cell office:value-type="float" office:value="104.44" calcext:value-type="float">
            <text:p>104.44</text:p>
          </table:table-cell>
          <table:table-cell office:value-type="float" office:value="142.76" calcext:value-type="float">
            <text:p>142.76</text:p>
          </table:table-cell>
        </table:table-row>
        <table:table-row table:style-name="ro1">
          <table:table-cell office:value-type="float" office:value="1407276" calcext:value-type="float">
            <text:p>1407276</text:p>
          </table:table-cell>
          <table:table-cell table:formula="of:=[.A90]/1000/(60*60*24)" office:value-type="time" office:time-value="PT00H23M27.276S" calcext:value-type="time">
            <text:p>00:23:27</text:p>
          </table:table-cell>
          <table:table-cell office:value-type="float" office:value="1.34" calcext:value-type="float">
            <text:p>1.34</text:p>
          </table:table-cell>
          <table:table-cell office:value-type="float" office:value="264.6" calcext:value-type="float">
            <text:p>264.6</text:p>
          </table:table-cell>
          <table:table-cell office:value-type="float" office:value="354.16" calcext:value-type="float">
            <text:p>354.16</text:p>
          </table:table-cell>
          <table:table-cell office:value-type="float" office:value="105.61" calcext:value-type="float">
            <text:p>105.61</text:p>
          </table:table-cell>
          <table:table-cell office:value-type="float" office:value="144.33" calcext:value-type="float">
            <text:p>144.33</text:p>
          </table:table-cell>
        </table:table-row>
        <table:table-row table:style-name="ro1">
          <table:table-cell office:value-type="float" office:value="1423276" calcext:value-type="float">
            <text:p>1423276</text:p>
          </table:table-cell>
          <table:table-cell table:formula="of:=[.A91]/1000/(60*60*24)" office:value-type="time" office:time-value="PT00H23M43.276S" calcext:value-type="time">
            <text:p>00:23:43</text:p>
          </table:table-cell>
          <table:table-cell office:value-type="float" office:value="1.34" calcext:value-type="float">
            <text:p>1.34</text:p>
          </table:table-cell>
          <table:table-cell office:value-type="float" office:value="264.5" calcext:value-type="float">
            <text:p>264.5</text:p>
          </table:table-cell>
          <table:table-cell office:value-type="float" office:value="354.02" calcext:value-type="float">
            <text:p>354.02</text:p>
          </table:table-cell>
          <table:table-cell office:value-type="float" office:value="106.79" calcext:value-type="float">
            <text:p>106.79</text:p>
          </table:table-cell>
          <table:table-cell office:value-type="float" office:value="145.91" calcext:value-type="float">
            <text:p>145.91</text:p>
          </table:table-cell>
        </table:table-row>
        <table:table-row table:style-name="ro1">
          <table:table-cell office:value-type="float" office:value="1439276" calcext:value-type="float">
            <text:p>1439276</text:p>
          </table:table-cell>
          <table:table-cell table:formula="of:=[.A92]/1000/(60*60*24)" office:value-type="time" office:time-value="PT00H23M59.276S" calcext:value-type="time">
            <text:p>00:23:59</text:p>
          </table:table-cell>
          <table:table-cell office:value-type="float" office:value="1.33" calcext:value-type="float">
            <text:p>1.33</text:p>
          </table:table-cell>
          <table:table-cell office:value-type="float" office:value="264.4" calcext:value-type="float">
            <text:p>264.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07.96" calcext:value-type="float">
            <text:p>107.96</text:p>
          </table:table-cell>
          <table:table-cell office:value-type="float" office:value="147.48" calcext:value-type="float">
            <text:p>147.48</text:p>
          </table:table-cell>
        </table:table-row>
        <table:table-row table:style-name="ro1">
          <table:table-cell office:value-type="float" office:value="1455276" calcext:value-type="float">
            <text:p>1455276</text:p>
          </table:table-cell>
          <table:table-cell table:formula="of:=[.A93]/1000/(60*60*24)" office:value-type="time" office:time-value="PT00H24M15.276S" calcext:value-type="time">
            <text:p>00:24:15</text:p>
          </table:table-cell>
          <table:table-cell office:value-type="float" office:value="1.33" calcext:value-type="float">
            <text:p>1.33</text:p>
          </table:table-cell>
          <table:table-cell office:value-type="float" office:value="264.3" calcext:value-type="float">
            <text:p>264.3</text:p>
          </table:table-cell>
          <table:table-cell office:value-type="float" office:value="352.69" calcext:value-type="float">
            <text:p>352.69</text:p>
          </table:table-cell>
          <table:table-cell office:value-type="float" office:value="109.14" calcext:value-type="float">
            <text:p>109.14</text:p>
          </table:table-cell>
          <table:table-cell office:value-type="float" office:value="149.05" calcext:value-type="float">
            <text:p>149.05</text:p>
          </table:table-cell>
        </table:table-row>
        <table:table-row table:style-name="ro1">
          <table:table-cell office:value-type="float" office:value="1471276" calcext:value-type="float">
            <text:p>1471276</text:p>
          </table:table-cell>
          <table:table-cell table:formula="of:=[.A94]/1000/(60*60*24)" office:value-type="time" office:time-value="PT00H24M31.276S" calcext:value-type="time">
            <text:p>00:24:31</text:p>
          </table:table-cell>
          <table:table-cell office:value-type="float" office:value="1.33" calcext:value-type="float">
            <text:p>1.33</text:p>
          </table:table-cell>
          <table:table-cell office:value-type="float" office:value="264.2" calcext:value-type="float">
            <text:p>264.2</text:p>
          </table:table-cell>
          <table:table-cell office:value-type="float" office:value="352.55" calcext:value-type="float">
            <text:p>352.55</text:p>
          </table:table-cell>
          <table:table-cell office:value-type="float" office:value="110.31" calcext:value-type="float">
            <text:p>110.31</text:p>
          </table:table-cell>
          <table:table-cell office:value-type="float" office:value="150.61" calcext:value-type="float">
            <text:p>150.61</text:p>
          </table:table-cell>
        </table:table-row>
        <table:table-row table:style-name="ro1">
          <table:table-cell office:value-type="float" office:value="1487276" calcext:value-type="float">
            <text:p>1487276</text:p>
          </table:table-cell>
          <table:table-cell table:formula="of:=[.A95]/1000/(60*60*24)" office:value-type="time" office:time-value="PT00H24M47.276S" calcext:value-type="time">
            <text:p>00:24:47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111.49" calcext:value-type="float">
            <text:p>111.49</text:p>
          </table:table-cell>
          <table:table-cell office:value-type="float" office:value="152.18" calcext:value-type="float">
            <text:p>152.18</text:p>
          </table:table-cell>
        </table:table-row>
        <table:table-row table:style-name="ro1">
          <table:table-cell office:value-type="float" office:value="1503276" calcext:value-type="float">
            <text:p>1503276</text:p>
          </table:table-cell>
          <table:table-cell table:formula="of:=[.A96]/1000/(60*60*24)" office:value-type="time" office:time-value="PT00H25M03.276S" calcext:value-type="time">
            <text:p>00:25:03</text:p>
          </table:table-cell>
          <table:table-cell office:value-type="float" office:value="1.33" calcext:value-type="float">
            <text:p>1.33</text:p>
          </table:table-cell>
          <table:table-cell office:value-type="float" office:value="264" calcext:value-type="float">
            <text:p>264</text:p>
          </table:table-cell>
          <table:table-cell office:value-type="float" office:value="352.28" calcext:value-type="float">
            <text:p>352.28</text:p>
          </table:table-cell>
          <table:table-cell office:value-type="float" office:value="112.66" calcext:value-type="float">
            <text:p>112.66</text:p>
          </table:table-cell>
          <table:table-cell office:value-type="float" office:value="153.75" calcext:value-type="float">
            <text:p>153.75</text:p>
          </table:table-cell>
        </table:table-row>
        <table:table-row table:style-name="ro1">
          <table:table-cell office:value-type="float" office:value="1519276" calcext:value-type="float">
            <text:p>1519276</text:p>
          </table:table-cell>
          <table:table-cell table:formula="of:=[.A97]/1000/(60*60*24)" office:value-type="time" office:time-value="PT00H25M19.276S" calcext:value-type="time">
            <text:p>00:25:19</text:p>
          </table:table-cell>
          <table:table-cell office:value-type="float" office:value="1.33" calcext:value-type="float">
            <text:p>1.33</text:p>
          </table:table-cell>
          <table:table-cell office:value-type="float" office:value="263.9" calcext:value-type="float">
            <text:p>263.9</text:p>
          </table:table-cell>
          <table:table-cell office:value-type="float" office:value="352.15" calcext:value-type="float">
            <text:p>352.15</text:p>
          </table:table-cell>
          <table:table-cell office:value-type="float" office:value="113.84" calcext:value-type="float">
            <text:p>113.84</text:p>
          </table:table-cell>
          <table:table-cell office:value-type="float" office:value="155.31" calcext:value-type="float">
            <text:p>155.31</text:p>
          </table:table-cell>
        </table:table-row>
        <table:table-row table:style-name="ro1">
          <table:table-cell office:value-type="float" office:value="1535276" calcext:value-type="float">
            <text:p>1535276</text:p>
          </table:table-cell>
          <table:table-cell table:formula="of:=[.A98]/1000/(60*60*24)" office:value-type="time" office:time-value="PT00H25M35.276S" calcext:value-type="time">
            <text:p>00:25:35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2.01" calcext:value-type="float">
            <text:p>352.01</text:p>
          </table:table-cell>
          <table:table-cell office:value-type="float" office:value="115.01" calcext:value-type="float">
            <text:p>115.01</text:p>
          </table:table-cell>
          <table:table-cell office:value-type="float" office:value="156.87" calcext:value-type="float">
            <text:p>156.87</text:p>
          </table:table-cell>
        </table:table-row>
        <table:table-row table:style-name="ro1">
          <table:table-cell office:value-type="float" office:value="1551276" calcext:value-type="float">
            <text:p>1551276</text:p>
          </table:table-cell>
          <table:table-cell table:formula="of:=[.A99]/1000/(60*60*24)" office:value-type="time" office:time-value="PT00H25M51.276S" calcext:value-type="time">
            <text:p>00:25:51</text:p>
          </table:table-cell>
          <table:table-cell office:value-type="float" office:value="1.33" calcext:value-type="float">
            <text:p>1.33</text:p>
          </table:table-cell>
          <table:table-cell office:value-type="float" office:value="263.7" calcext:value-type="float">
            <text:p>263.7</text:p>
          </table:table-cell>
          <table:table-cell office:value-type="float" office:value="351.87" calcext:value-type="float">
            <text:p>351.87</text:p>
          </table:table-cell>
          <table:table-cell office:value-type="float" office:value="116.18" calcext:value-type="float">
            <text:p>116.18</text:p>
          </table:table-cell>
          <table:table-cell office:value-type="float" office:value="158.44" calcext:value-type="float">
            <text:p>158.44</text:p>
          </table:table-cell>
        </table:table-row>
        <table:table-row table:style-name="ro1">
          <table:table-cell office:value-type="float" office:value="1567276" calcext:value-type="float">
            <text:p>1567276</text:p>
          </table:table-cell>
          <table:table-cell table:formula="of:=[.A100]/1000/(60*60*24)" office:value-type="time" office:time-value="PT00H26M07.276S" calcext:value-type="time">
            <text:p>00:26:07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1.74" calcext:value-type="float">
            <text:p>351.74</text:p>
          </table:table-cell>
          <table:table-cell office:value-type="float" office:value="117.35" calcext:value-type="float">
            <text:p>117.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83276" calcext:value-type="float">
            <text:p>1583276</text:p>
          </table:table-cell>
          <table:table-cell table:formula="of:=[.A101]/1000/(60*60*24)" office:value-type="time" office:time-value="PT00H26M23.276S" calcext:value-type="time">
            <text:p>00:26:23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1.6" calcext:value-type="float">
            <text:p>351.6</text:p>
          </table:table-cell>
          <table:table-cell office:value-type="float" office:value="118.52" calcext:value-type="float">
            <text:p>118.52</text:p>
          </table:table-cell>
          <table:table-cell office:value-type="float" office:value="161.56" calcext:value-type="float">
            <text:p>161.56</text:p>
          </table:table-cell>
        </table:table-row>
        <table:table-row table:style-name="ro1">
          <table:table-cell office:value-type="float" office:value="1599276" calcext:value-type="float">
            <text:p>1599276</text:p>
          </table:table-cell>
          <table:table-cell table:formula="of:=[.A102]/1000/(60*60*24)" office:value-type="time" office:time-value="PT00H26M39.276S" calcext:value-type="time">
            <text:p>00:26:39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0.54" calcext:value-type="float">
            <text:p>350.54</text:p>
          </table:table-cell>
          <table:table-cell office:value-type="float" office:value="119.69" calcext:value-type="float">
            <text:p>119.69</text:p>
          </table:table-cell>
          <table:table-cell office:value-type="float" office:value="163.12" calcext:value-type="float">
            <text:p>163.12</text:p>
          </table:table-cell>
        </table:table-row>
        <table:table-row table:style-name="ro1">
          <table:table-cell office:value-type="float" office:value="1615276" calcext:value-type="float">
            <text:p>1615276</text:p>
          </table:table-cell>
          <table:table-cell table:formula="of:=[.A103]/1000/(60*60*24)" office:value-type="time" office:time-value="PT00H26M55.276S" calcext:value-type="time">
            <text:p>00:26:55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20.87" calcext:value-type="float">
            <text:p>120.87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631276" calcext:value-type="float">
            <text:p>1631276</text:p>
          </table:table-cell>
          <table:table-cell table:formula="of:=[.A104]/1000/(60*60*24)" office:value-type="time" office:time-value="PT00H27M11.276S" calcext:value-type="time">
            <text:p>00:27:11</text:p>
          </table:table-cell>
          <table:table-cell office:value-type="float" office:value="1.33" calcext:value-type="float">
            <text:p>1.33</text:p>
          </table:table-cell>
          <table:table-cell office:value-type="float" office:value="263.2" calcext:value-type="float">
            <text:p>263.2</text:p>
          </table:table-cell>
          <table:table-cell office:value-type="float" office:value="350.14" calcext:value-type="float">
            <text:p>350.14</text:p>
          </table:table-cell>
          <table:table-cell office:value-type="float" office:value="122.04" calcext:value-type="float">
            <text:p>122.04</text:p>
          </table:table-cell>
          <table:table-cell office:value-type="float" office:value="166.24" calcext:value-type="float">
            <text:p>166.24</text:p>
          </table:table-cell>
        </table:table-row>
        <table:table-row table:style-name="ro1">
          <table:table-cell office:value-type="float" office:value="1647276" calcext:value-type="float">
            <text:p>1647276</text:p>
          </table:table-cell>
          <table:table-cell table:formula="of:=[.A105]/1000/(60*60*24)" office:value-type="time" office:time-value="PT00H27M27.276S" calcext:value-type="time">
            <text:p>00:27:27</text:p>
          </table:table-cell>
          <table:table-cell office:value-type="float" office:value="1.33" calcext:value-type="float">
            <text:p>1.33</text:p>
          </table:table-cell>
          <table:table-cell office:value-type="float" office:value="263.2" calcext:value-type="float">
            <text:p>263.2</text:p>
          </table:table-cell>
          <table:table-cell office:value-type="float" office:value="349.09" calcext:value-type="float">
            <text:p>349.09</text:p>
          </table:table-cell>
          <table:table-cell office:value-type="float" office:value="123.21" calcext:value-type="float">
            <text:p>123.21</text:p>
          </table:table-cell>
          <table:table-cell office:value-type="float" office:value="167.79" calcext:value-type="float">
            <text:p>167.79</text:p>
          </table:table-cell>
        </table:table-row>
        <table:table-row table:style-name="ro1">
          <table:table-cell office:value-type="float" office:value="1663276" calcext:value-type="float">
            <text:p>1663276</text:p>
          </table:table-cell>
          <table:table-cell table:formula="of:=[.A106]/1000/(60*60*24)" office:value-type="time" office:time-value="PT00H27M43.276S" calcext:value-type="time">
            <text:p>00:27:43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124.37" calcext:value-type="float">
            <text:p>124.37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float" office:value="1679276" calcext:value-type="float">
            <text:p>1679276</text:p>
          </table:table-cell>
          <table:table-cell table:formula="of:=[.A107]/1000/(60*60*24)" office:value-type="time" office:time-value="PT00H27M59.276S" calcext:value-type="time">
            <text:p>00:27:59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125.54" calcext:value-type="float">
            <text:p>125.54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float" office:value="1695276" calcext:value-type="float">
            <text:p>1695276</text:p>
          </table:table-cell>
          <table:table-cell table:formula="of:=[.A108]/1000/(60*60*24)" office:value-type="time" office:time-value="PT00H28M15.276S" calcext:value-type="time">
            <text:p>00:28:15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126.71" calcext:value-type="float">
            <text:p>126.71</text:p>
          </table:table-cell>
          <table:table-cell office:value-type="float" office:value="172.46" calcext:value-type="float">
            <text:p>172.46</text:p>
          </table:table-cell>
        </table:table-row>
        <table:table-row table:style-name="ro1">
          <table:table-cell office:value-type="float" office:value="1711276" calcext:value-type="float">
            <text:p>1711276</text:p>
          </table:table-cell>
          <table:table-cell table:formula="of:=[.A109]/1000/(60*60*24)" office:value-type="time" office:time-value="PT00H28M31.276S" calcext:value-type="time">
            <text:p>00:28:31</text:p>
          </table:table-cell>
          <table:table-cell office:value-type="float" office:value="1.33" calcext:value-type="float">
            <text:p>1.33</text:p>
          </table:table-cell>
          <table:table-cell office:value-type="float" office:value="262.8" calcext:value-type="float">
            <text:p>262.8</text:p>
          </table:table-cell>
          <table:table-cell office:value-type="float" office:value="348.55" calcext:value-type="float">
            <text:p>348.55</text:p>
          </table:table-cell>
          <table:table-cell office:value-type="float" office:value="127.88" calcext:value-type="float">
            <text:p>127.88</text:p>
          </table:table-cell>
          <table:table-cell office:value-type="float" office:value="174.01" calcext:value-type="float">
            <text:p>174.01</text:p>
          </table:table-cell>
        </table:table-row>
        <table:table-row table:style-name="ro1">
          <table:table-cell office:value-type="float" office:value="1727276" calcext:value-type="float">
            <text:p>1727276</text:p>
          </table:table-cell>
          <table:table-cell table:formula="of:=[.A110]/1000/(60*60*24)" office:value-type="time" office:time-value="PT00H28M47.276S" calcext:value-type="time">
            <text:p>00:28:47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129.05" calcext:value-type="float">
            <text:p>129.05</text:p>
          </table:table-cell>
          <table:table-cell office:value-type="float" office:value="175.56" calcext:value-type="float">
            <text:p>175.56</text:p>
          </table:table-cell>
        </table:table-row>
        <table:table-row table:style-name="ro1">
          <table:table-cell office:value-type="float" office:value="1743276" calcext:value-type="float">
            <text:p>1743276</text:p>
          </table:table-cell>
          <table:table-cell table:formula="of:=[.A111]/1000/(60*60*24)" office:value-type="time" office:time-value="PT00H29M03.276S" calcext:value-type="time">
            <text:p>00:29:03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130.22" calcext:value-type="float">
            <text:p>130.22</text:p>
          </table:table-cell>
          <table:table-cell office:value-type="float" office:value="177.11" calcext:value-type="float">
            <text:p>177.11</text:p>
          </table:table-cell>
        </table:table-row>
        <table:table-row table:style-name="ro1">
          <table:table-cell office:value-type="float" office:value="1759276" calcext:value-type="float">
            <text:p>1759276</text:p>
          </table:table-cell>
          <table:table-cell table:formula="of:=[.A112]/1000/(60*60*24)" office:value-type="time" office:time-value="PT00H29M19.276S" calcext:value-type="time">
            <text:p>00:29:19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office:value-type="float" office:value="131.38" calcext:value-type="float">
            <text:p>131.38</text:p>
          </table:table-cell>
          <table:table-cell office:value-type="float" office:value="178.66" calcext:value-type="float">
            <text:p>178.66</text:p>
          </table:table-cell>
        </table:table-row>
        <table:table-row table:style-name="ro1">
          <table:table-cell office:value-type="float" office:value="1775276" calcext:value-type="float">
            <text:p>1775276</text:p>
          </table:table-cell>
          <table:table-cell table:formula="of:=[.A113]/1000/(60*60*24)" office:value-type="time" office:time-value="PT00H29M35.276S" calcext:value-type="time">
            <text:p>00:29:35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132.55" calcext:value-type="float">
            <text:p>132.55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1">
          <table:table-cell office:value-type="float" office:value="1791276" calcext:value-type="float">
            <text:p>1791276</text:p>
          </table:table-cell>
          <table:table-cell table:formula="of:=[.A114]/1000/(60*60*24)" office:value-type="time" office:time-value="PT00H29M51.276S" calcext:value-type="time">
            <text:p>00:29:51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133.72" calcext:value-type="float">
            <text:p>133.72</text:p>
          </table:table-cell>
          <table:table-cell office:value-type="float" office:value="181.75" calcext:value-type="float">
            <text:p>181.75</text:p>
          </table:table-cell>
        </table:table-row>
        <table:table-row table:style-name="ro1">
          <table:table-cell office:value-type="float" office:value="1807276" calcext:value-type="float">
            <text:p>1807276</text:p>
          </table:table-cell>
          <table:table-cell table:formula="of:=[.A115]/1000/(60*60*24)" office:value-type="time" office:time-value="PT00H30M07.276S" calcext:value-type="time">
            <text:p>00:30:07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134.88" calcext:value-type="float">
            <text:p>134.88</text:p>
          </table:table-cell>
          <table:table-cell office:value-type="float" office:value="183.3" calcext:value-type="float">
            <text:p>183.3</text:p>
          </table:table-cell>
        </table:table-row>
        <table:table-row table:style-name="ro1">
          <table:table-cell office:value-type="float" office:value="1823276" calcext:value-type="float">
            <text:p>1823276</text:p>
          </table:table-cell>
          <table:table-cell table:formula="of:=[.A116]/1000/(60*60*24)" office:value-type="time" office:time-value="PT00H30M23.276S" calcext:value-type="time">
            <text:p>00:30:23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136.05" calcext:value-type="float">
            <text:p>136.05</text:p>
          </table:table-cell>
          <table:table-cell office:value-type="float" office:value="184.84" calcext:value-type="float">
            <text:p>184.84</text:p>
          </table:table-cell>
        </table:table-row>
        <table:table-row table:style-name="ro1">
          <table:table-cell office:value-type="float" office:value="1839276" calcext:value-type="float">
            <text:p>1839276</text:p>
          </table:table-cell>
          <table:table-cell table:formula="of:=[.A117]/1000/(60*60*24)" office:value-type="time" office:time-value="PT00H30M39.276S" calcext:value-type="time">
            <text:p>00:30:39</text:p>
          </table:table-cell>
          <table:table-cell office:value-type="float" office:value="1.32" calcext:value-type="float">
            <text:p>1.32</text:p>
          </table:table-cell>
          <table:table-cell office:value-type="float" office:value="262.1" calcext:value-type="float">
            <text:p>262.1</text:p>
          </table:table-cell>
          <table:table-cell office:value-type="float" office:value="346.55" calcext:value-type="float">
            <text:p>346.55</text:p>
          </table:table-cell>
          <table:table-cell office:value-type="float" office:value="137.21" calcext:value-type="float">
            <text:p>137.21</text:p>
          </table:table-cell>
          <table:table-cell office:value-type="float" office:value="186.38" calcext:value-type="float">
            <text:p>186.38</text:p>
          </table:table-cell>
        </table:table-row>
        <table:table-row table:style-name="ro1">
          <table:table-cell office:value-type="float" office:value="1855276" calcext:value-type="float">
            <text:p>1855276</text:p>
          </table:table-cell>
          <table:table-cell table:formula="of:=[.A118]/1000/(60*60*24)" office:value-type="time" office:time-value="PT00H30M55.276S" calcext:value-type="time">
            <text:p>00:30:55</text:p>
          </table:table-cell>
          <table:table-cell office:value-type="float" office:value="1.33" calcext:value-type="float">
            <text:p>1.33</text:p>
          </table:table-cell>
          <table:table-cell office:value-type="float" office:value="262" calcext:value-type="float">
            <text:p>262</text:p>
          </table:table-cell>
          <table:table-cell office:value-type="float" office:value="347.46" calcext:value-type="float">
            <text:p>347.46</text:p>
          </table:table-cell>
          <table:table-cell office:value-type="float" office:value="138.38" calcext:value-type="float">
            <text:p>138.38</text:p>
          </table:table-cell>
          <table:table-cell office:value-type="float" office:value="187.92" calcext:value-type="float">
            <text:p>187.92</text:p>
          </table:table-cell>
        </table:table-row>
        <table:table-row table:style-name="ro1">
          <table:table-cell office:value-type="float" office:value="1871276" calcext:value-type="float">
            <text:p>1871276</text:p>
          </table:table-cell>
          <table:table-cell table:formula="of:=[.A119]/1000/(60*60*24)" office:value-type="time" office:time-value="PT00H31M11.276S" calcext:value-type="time">
            <text:p>00:31:11</text:p>
          </table:table-cell>
          <table:table-cell office:value-type="float" office:value="1.32" calcext:value-type="float">
            <text:p>1.32</text:p>
          </table:table-cell>
          <table:table-cell office:value-type="float" office:value="261.9" calcext:value-type="float">
            <text:p>261.9</text:p>
          </table:table-cell>
          <table:table-cell office:value-type="float" office:value="346.28" calcext:value-type="float">
            <text:p>346.28</text:p>
          </table:table-cell>
          <table:table-cell office:value-type="float" office:value="139.54" calcext:value-type="float">
            <text:p>139.54</text:p>
          </table:table-cell>
          <table:table-cell office:value-type="float" office:value="189.46" calcext:value-type="float">
            <text:p>189.46</text:p>
          </table:table-cell>
        </table:table-row>
        <table:table-row table:style-name="ro1">
          <table:table-cell office:value-type="float" office:value="1887276" calcext:value-type="float">
            <text:p>1887276</text:p>
          </table:table-cell>
          <table:table-cell table:formula="of:=[.A120]/1000/(60*60*24)" office:value-type="time" office:time-value="PT00H31M27.276S" calcext:value-type="time">
            <text:p>00:31:27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140.7" calcext:value-type="float">
            <text:p>140.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03276" calcext:value-type="float">
            <text:p>1903276</text:p>
          </table:table-cell>
          <table:table-cell table:formula="of:=[.A121]/1000/(60*60*24)" office:value-type="time" office:time-value="PT00H31M43.276S" calcext:value-type="time">
            <text:p>00:31:43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141.87" calcext:value-type="float">
            <text:p>141.87</text:p>
          </table:table-cell>
          <table:table-cell office:value-type="float" office:value="192.54" calcext:value-type="float">
            <text:p>192.54</text:p>
          </table:table-cell>
        </table:table-row>
        <table:table-row table:style-name="ro1">
          <table:table-cell office:value-type="float" office:value="1919276" calcext:value-type="float">
            <text:p>1919276</text:p>
          </table:table-cell>
          <table:table-cell table:formula="of:=[.A122]/1000/(60*60*24)" office:value-type="time" office:time-value="PT00H31M59.276S" calcext:value-type="time">
            <text:p>00:31:59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143.03" calcext:value-type="float">
            <text:p>143.03</text:p>
          </table:table-cell>
          <table:table-cell office:value-type="float" office:value="194.08" calcext:value-type="float">
            <text:p>194.08</text:p>
          </table:table-cell>
        </table:table-row>
        <table:table-row table:style-name="ro1">
          <table:table-cell office:value-type="float" office:value="1935276" calcext:value-type="float">
            <text:p>1935276</text:p>
          </table:table-cell>
          <table:table-cell table:formula="of:=[.A123]/1000/(60*60*24)" office:value-type="time" office:time-value="PT00H32M15.276S" calcext:value-type="time">
            <text:p>00:32:15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144.19" calcext:value-type="float">
            <text:p>144.19</text:p>
          </table:table-cell>
          <table:table-cell office:value-type="float" office:value="195.62" calcext:value-type="float">
            <text:p>195.62</text:p>
          </table:table-cell>
        </table:table-row>
        <table:table-row table:style-name="ro1">
          <table:table-cell office:value-type="float" office:value="1951275" calcext:value-type="float">
            <text:p>1951275</text:p>
          </table:table-cell>
          <table:table-cell table:formula="of:=[.A124]/1000/(60*60*24)" office:value-type="time" office:time-value="PT00H32M31.275S" calcext:value-type="time">
            <text:p>00:32:31</text:p>
          </table:table-cell>
          <table:table-cell office:value-type="float" office:value="1.32" calcext:value-type="float">
            <text:p>1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45.74" calcext:value-type="float">
            <text:p>345.74</text:p>
          </table:table-cell>
          <table:table-cell office:value-type="float" office:value="145.36" calcext:value-type="float">
            <text:p>145.36</text:p>
          </table:table-cell>
          <table:table-cell office:value-type="float" office:value="197.15" calcext:value-type="float">
            <text:p>197.15</text:p>
          </table:table-cell>
        </table:table-row>
        <table:table-row table:style-name="ro1">
          <table:table-cell office:value-type="float" office:value="1967276" calcext:value-type="float">
            <text:p>1967276</text:p>
          </table:table-cell>
          <table:table-cell table:formula="of:=[.A125]/1000/(60*60*24)" office:value-type="time" office:time-value="PT00H32M47.276S" calcext:value-type="time">
            <text:p>00:32:47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1" calcext:value-type="float">
            <text:p>345.61</text:p>
          </table:table-cell>
          <table:table-cell office:value-type="float" office:value="146.52" calcext:value-type="float">
            <text:p>146.52</text:p>
          </table:table-cell>
          <table:table-cell office:value-type="float" office:value="198.69" calcext:value-type="float">
            <text:p>198.69</text:p>
          </table:table-cell>
        </table:table-row>
        <table:table-row table:style-name="ro1">
          <table:table-cell office:value-type="float" office:value="1983276" calcext:value-type="float">
            <text:p>1983276</text:p>
          </table:table-cell>
          <table:table-cell table:formula="of:=[.A126]/1000/(60*60*24)" office:value-type="time" office:time-value="PT00H33M03.276S" calcext:value-type="time">
            <text:p>00:33:03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4.43" calcext:value-type="float">
            <text:p>344.43</text:p>
          </table:table-cell>
          <table:table-cell office:value-type="float" office:value="147.68" calcext:value-type="float">
            <text:p>147.68</text:p>
          </table:table-cell>
          <table:table-cell office:value-type="float" office:value="200.22" calcext:value-type="float">
            <text:p>200.22</text:p>
          </table:table-cell>
        </table:table-row>
        <table:table-row table:style-name="ro1">
          <table:table-cell office:value-type="float" office:value="1999276" calcext:value-type="float">
            <text:p>1999276</text:p>
          </table:table-cell>
          <table:table-cell table:formula="of:=[.A127]/1000/(60*60*24)" office:value-type="time" office:time-value="PT00H33M19.276S" calcext:value-type="time">
            <text:p>00:33:19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4.3" calcext:value-type="float">
            <text:p>344.3</text:p>
          </table:table-cell>
          <table:table-cell office:value-type="float" office:value="148.84" calcext:value-type="float">
            <text:p>148.84</text:p>
          </table:table-cell>
          <table:table-cell office:value-type="float" office:value="201.76" calcext:value-type="float">
            <text:p>201.76</text:p>
          </table:table-cell>
        </table:table-row>
        <table:table-row table:style-name="ro1">
          <table:table-cell office:value-type="float" office:value="2015276" calcext:value-type="float">
            <text:p>2015276</text:p>
          </table:table-cell>
          <table:table-cell table:formula="of:=[.A128]/1000/(60*60*24)" office:value-type="time" office:time-value="PT00H33M35.276S" calcext:value-type="time">
            <text:p>00:33:35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4.29" calcext:value-type="float">
            <text:p>344.29</text:p>
          </table:table-cell>
          <table:table-cell office:value-type="float" office:value="150" calcext:value-type="float">
            <text:p>150</text:p>
          </table:table-cell>
          <table:table-cell office:value-type="float" office:value="203.29" calcext:value-type="float">
            <text:p>203.29</text:p>
          </table:table-cell>
        </table:table-row>
        <table:table-row table:style-name="ro1">
          <table:table-cell office:value-type="float" office:value="2031276" calcext:value-type="float">
            <text:p>2031276</text:p>
          </table:table-cell>
          <table:table-cell table:formula="of:=[.A129]/1000/(60*60*24)" office:value-type="time" office:time-value="PT00H33M51.276S" calcext:value-type="time">
            <text:p>00:33:51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3" calcext:value-type="float">
            <text:p>344.03</text:p>
          </table:table-cell>
          <table:table-cell office:value-type="float" office:value="151.16" calcext:value-type="float">
            <text:p>151.16</text:p>
          </table:table-cell>
          <table:table-cell office:value-type="float" office:value="204.82" calcext:value-type="float">
            <text:p>204.82</text:p>
          </table:table-cell>
        </table:table-row>
        <table:table-row table:style-name="ro1">
          <table:table-cell office:value-type="float" office:value="2047276" calcext:value-type="float">
            <text:p>2047276</text:p>
          </table:table-cell>
          <table:table-cell table:formula="of:=[.A130]/1000/(60*60*24)" office:value-type="time" office:time-value="PT00H34M07.276S" calcext:value-type="time">
            <text:p>00:34:07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152.32" calcext:value-type="float">
            <text:p>152.32</text:p>
          </table:table-cell>
          <table:table-cell office:value-type="float" office:value="206.35" calcext:value-type="float">
            <text:p>206.35</text:p>
          </table:table-cell>
        </table:table-row>
        <table:table-row table:style-name="ro1">
          <table:table-cell office:value-type="float" office:value="2063276" calcext:value-type="float">
            <text:p>2063276</text:p>
          </table:table-cell>
          <table:table-cell table:formula="of:=[.A131]/1000/(60*60*24)" office:value-type="time" office:time-value="PT00H34M23.276S" calcext:value-type="time">
            <text:p>00:34:23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153.48" calcext:value-type="float">
            <text:p>153.48</text:p>
          </table:table-cell>
          <table:table-cell office:value-type="float" office:value="207.88" calcext:value-type="float">
            <text:p>207.88</text:p>
          </table:table-cell>
        </table:table-row>
        <table:table-row table:style-name="ro1">
          <table:table-cell office:value-type="float" office:value="2079276" calcext:value-type="float">
            <text:p>2079276</text:p>
          </table:table-cell>
          <table:table-cell table:formula="of:=[.A132]/1000/(60*60*24)" office:value-type="time" office:time-value="PT00H34M39.276S" calcext:value-type="time">
            <text:p>00:34:39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154.64" calcext:value-type="float">
            <text:p>154.64</text:p>
          </table:table-cell>
          <table:table-cell office:value-type="float" office:value="209.41" calcext:value-type="float">
            <text:p>209.41</text:p>
          </table:table-cell>
        </table:table-row>
        <table:table-row table:style-name="ro1">
          <table:table-cell office:value-type="float" office:value="2095276" calcext:value-type="float">
            <text:p>2095276</text:p>
          </table:table-cell>
          <table:table-cell table:formula="of:=[.A133]/1000/(60*60*24)" office:value-type="time" office:time-value="PT00H34M55.276S" calcext:value-type="time">
            <text:p>00:34:55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155.8" calcext:value-type="float">
            <text:p>155.8</text:p>
          </table:table-cell>
          <table:table-cell office:value-type="float" office:value="210.93" calcext:value-type="float">
            <text:p>210.93</text:p>
          </table:table-cell>
        </table:table-row>
        <table:table-row table:style-name="ro1">
          <table:table-cell office:value-type="float" office:value="2111276" calcext:value-type="float">
            <text:p>2111276</text:p>
          </table:table-cell>
          <table:table-cell table:formula="of:=[.A134]/1000/(60*60*24)" office:value-type="time" office:time-value="PT00H35M11.276S" calcext:value-type="time">
            <text:p>00:35:11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156.96" calcext:value-type="float">
            <text:p>156.96</text:p>
          </table:table-cell>
          <table:table-cell office:value-type="float" office:value="212.46" calcext:value-type="float">
            <text:p>212.46</text:p>
          </table:table-cell>
        </table:table-row>
        <table:table-row table:style-name="ro1">
          <table:table-cell office:value-type="float" office:value="2127276" calcext:value-type="float">
            <text:p>2127276</text:p>
          </table:table-cell>
          <table:table-cell table:formula="of:=[.A135]/1000/(60*60*24)" office:value-type="time" office:time-value="PT00H35M27.276S" calcext:value-type="time">
            <text:p>00:35:27</text:p>
          </table:table-cell>
          <table:table-cell office:value-type="float" office:value="1.31" calcext:value-type="float">
            <text:p>1.31</text:p>
          </table:table-cell>
          <table:table-cell office:value-type="float" office:value="260.6" calcext:value-type="float">
            <text:p>260.6</text:p>
          </table:table-cell>
          <table:table-cell office:value-type="float" office:value="342.44" calcext:value-type="float">
            <text:p>342.44</text:p>
          </table:table-cell>
          <table:table-cell office:value-type="float" office:value="158.12" calcext:value-type="float">
            <text:p>158.12</text:p>
          </table:table-cell>
          <table:table-cell office:value-type="float" office:value="213.98" calcext:value-type="float">
            <text:p>213.98</text:p>
          </table:table-cell>
        </table:table-row>
        <table:table-row table:style-name="ro1">
          <table:table-cell office:value-type="float" office:value="2143276" calcext:value-type="float">
            <text:p>2143276</text:p>
          </table:table-cell>
          <table:table-cell table:formula="of:=[.A136]/1000/(60*60*24)" office:value-type="time" office:time-value="PT00H35M43.276S" calcext:value-type="time">
            <text:p>00:35:43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office:value-type="float" office:value="159.27" calcext:value-type="float">
            <text:p>159.27</text:p>
          </table:table-cell>
          <table:table-cell office:value-type="float" office:value="215.51" calcext:value-type="float">
            <text:p>215.51</text:p>
          </table:table-cell>
        </table:table-row>
        <table:table-row table:style-name="ro1">
          <table:table-cell office:value-type="float" office:value="2159276" calcext:value-type="float">
            <text:p>2159276</text:p>
          </table:table-cell>
          <table:table-cell table:formula="of:=[.A137]/1000/(60*60*24)" office:value-type="time" office:time-value="PT00H35M59.276S" calcext:value-type="time">
            <text:p>00:35:59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office:value-type="float" office:value="160.43" calcext:value-type="float">
            <text:p>160.43</text:p>
          </table:table-cell>
          <table:table-cell office:value-type="float" office:value="217.03" calcext:value-type="float">
            <text:p>217.03</text:p>
          </table:table-cell>
        </table:table-row>
        <table:table-row table:style-name="ro1">
          <table:table-cell office:value-type="float" office:value="2175276" calcext:value-type="float">
            <text:p>2175276</text:p>
          </table:table-cell>
          <table:table-cell table:formula="of:=[.A138]/1000/(60*60*24)" office:value-type="time" office:time-value="PT00H36M15.276S" calcext:value-type="time">
            <text:p>00:36:15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161.59" calcext:value-type="float">
            <text:p>161.59</text:p>
          </table:table-cell>
          <table:table-cell office:value-type="float" office:value="218.55" calcext:value-type="float">
            <text:p>218.55</text:p>
          </table:table-cell>
        </table:table-row>
        <table:table-row table:style-name="ro1">
          <table:table-cell office:value-type="float" office:value="2191275" calcext:value-type="float">
            <text:p>2191275</text:p>
          </table:table-cell>
          <table:table-cell table:formula="of:=[.A139]/1000/(60*60*24)" office:value-type="time" office:time-value="PT00H36M31.275S" calcext:value-type="time">
            <text:p>00:36:31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162.75" calcext:value-type="float">
            <text:p>162.75</text:p>
          </table:table-cell>
          <table:table-cell office:value-type="float" office:value="220.07" calcext:value-type="float">
            <text:p>220.07</text:p>
          </table:table-cell>
        </table:table-row>
        <table:table-row table:style-name="ro1">
          <table:table-cell office:value-type="float" office:value="2207276" calcext:value-type="float">
            <text:p>2207276</text:p>
          </table:table-cell>
          <table:table-cell table:formula="of:=[.A140]/1000/(60*60*24)" office:value-type="time" office:time-value="PT00H36M47.276S" calcext:value-type="time">
            <text:p>00:36:47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163.9" calcext:value-type="float">
            <text:p>163.9</text:p>
          </table:table-cell>
          <table:table-cell office:value-type="float" office:value="221.59" calcext:value-type="float">
            <text:p>221.59</text:p>
          </table:table-cell>
        </table:table-row>
        <table:table-row table:style-name="ro1">
          <table:table-cell office:value-type="float" office:value="2223276" calcext:value-type="float">
            <text:p>2223276</text:p>
          </table:table-cell>
          <table:table-cell table:formula="of:=[.A141]/1000/(60*60*24)" office:value-type="time" office:time-value="PT00H37M03.276S" calcext:value-type="time">
            <text:p>00:37:03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8" calcext:value-type="float">
            <text:p>341.78</text:p>
          </table:table-cell>
          <table:table-cell office:value-type="float" office:value="165.06" calcext:value-type="float">
            <text:p>165.06</text:p>
          </table:table-cell>
          <table:table-cell office:value-type="float" office:value="223.11" calcext:value-type="float">
            <text:p>223.11</text:p>
          </table:table-cell>
        </table:table-row>
        <table:table-row table:style-name="ro1">
          <table:table-cell office:value-type="float" office:value="2239276" calcext:value-type="float">
            <text:p>2239276</text:p>
          </table:table-cell>
          <table:table-cell table:formula="of:=[.A142]/1000/(60*60*24)" office:value-type="time" office:time-value="PT00H37M19.276S" calcext:value-type="time">
            <text:p>00:37:19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166.22" calcext:value-type="float">
            <text:p>166.22</text:p>
          </table:table-cell>
          <table:table-cell office:value-type="float" office:value="224.63" calcext:value-type="float">
            <text:p>224.63</text:p>
          </table:table-cell>
        </table:table-row>
        <table:table-row table:style-name="ro1">
          <table:table-cell office:value-type="float" office:value="2255276" calcext:value-type="float">
            <text:p>2255276</text:p>
          </table:table-cell>
          <table:table-cell table:formula="of:=[.A143]/1000/(60*60*24)" office:value-type="time" office:time-value="PT00H37M35.276S" calcext:value-type="time">
            <text:p>00:37:35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167.37" calcext:value-type="float">
            <text:p>167.37</text:p>
          </table:table-cell>
          <table:table-cell office:value-type="float" office:value="226.15" calcext:value-type="float">
            <text:p>226.15</text:p>
          </table:table-cell>
        </table:table-row>
        <table:table-row table:style-name="ro1">
          <table:table-cell office:value-type="float" office:value="2271276" calcext:value-type="float">
            <text:p>2271276</text:p>
          </table:table-cell>
          <table:table-cell table:formula="of:=[.A144]/1000/(60*60*24)" office:value-type="time" office:time-value="PT00H37M51.276S" calcext:value-type="time">
            <text:p>00:37:51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68.53" calcext:value-type="float">
            <text:p>168.53</text:p>
          </table:table-cell>
          <table:table-cell office:value-type="float" office:value="227.67" calcext:value-type="float">
            <text:p>227.67</text:p>
          </table:table-cell>
        </table:table-row>
        <table:table-row table:style-name="ro1">
          <table:table-cell office:value-type="float" office:value="2287276" calcext:value-type="float">
            <text:p>2287276</text:p>
          </table:table-cell>
          <table:table-cell table:formula="of:=[.A145]/1000/(60*60*24)" office:value-type="time" office:time-value="PT00H38M07.276S" calcext:value-type="time">
            <text:p>00:38:07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69.68" calcext:value-type="float">
            <text:p>169.68</text:p>
          </table:table-cell>
          <table:table-cell office:value-type="float" office:value="229.18" calcext:value-type="float">
            <text:p>229.18</text:p>
          </table:table-cell>
        </table:table-row>
        <table:table-row table:style-name="ro1">
          <table:table-cell office:value-type="float" office:value="2303276" calcext:value-type="float">
            <text:p>2303276</text:p>
          </table:table-cell>
          <table:table-cell table:formula="of:=[.A146]/1000/(60*60*24)" office:value-type="time" office:time-value="PT00H38M23.276S" calcext:value-type="time">
            <text:p>00:38:23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170.84" calcext:value-type="float">
            <text:p>170.84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2319276" calcext:value-type="float">
            <text:p>2319276</text:p>
          </table:table-cell>
          <table:table-cell table:formula="of:=[.A147]/1000/(60*60*24)" office:value-type="time" office:time-value="PT00H38M39.276S" calcext:value-type="time">
            <text:p>00:38:39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171.99" calcext:value-type="float">
            <text:p>171.99</text:p>
          </table:table-cell>
          <table:table-cell office:value-type="float" office:value="232.21" calcext:value-type="float">
            <text:p>232.21</text:p>
          </table:table-cell>
        </table:table-row>
        <table:table-row table:style-name="ro1">
          <table:table-cell office:value-type="float" office:value="2335276" calcext:value-type="float">
            <text:p>2335276</text:p>
          </table:table-cell>
          <table:table-cell table:formula="of:=[.A148]/1000/(60*60*24)" office:value-type="time" office:time-value="PT00H38M55.276S" calcext:value-type="time">
            <text:p>00:38:55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1.1" calcext:value-type="float">
            <text:p>341.1</text:p>
          </table:table-cell>
          <table:table-cell office:value-type="float" office:value="173.14" calcext:value-type="float">
            <text:p>173.14</text:p>
          </table:table-cell>
          <table:table-cell office:value-type="float" office:value="233.73" calcext:value-type="float">
            <text:p>233.73</text:p>
          </table:table-cell>
        </table:table-row>
        <table:table-row table:style-name="ro1">
          <table:table-cell office:value-type="float" office:value="2351276" calcext:value-type="float">
            <text:p>2351276</text:p>
          </table:table-cell>
          <table:table-cell table:formula="of:=[.A149]/1000/(60*60*24)" office:value-type="time" office:time-value="PT00H39M11.276S" calcext:value-type="time">
            <text:p>00:39:11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9.93" calcext:value-type="float">
            <text:p>339.93</text:p>
          </table:table-cell>
          <table:table-cell office:value-type="float" office:value="174.3" calcext:value-type="float">
            <text:p>174.3</text:p>
          </table:table-cell>
          <table:table-cell office:value-type="float" office:value="235.24" calcext:value-type="float">
            <text:p>235.24</text:p>
          </table:table-cell>
        </table:table-row>
        <table:table-row table:style-name="ro1">
          <table:table-cell office:value-type="float" office:value="2367276" calcext:value-type="float">
            <text:p>2367276</text:p>
          </table:table-cell>
          <table:table-cell table:formula="of:=[.A150]/1000/(60*60*24)" office:value-type="time" office:time-value="PT00H39M27.276S" calcext:value-type="time">
            <text:p>00:39:27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175.45" calcext:value-type="float">
            <text:p>175.45</text:p>
          </table:table-cell>
          <table:table-cell office:value-type="float" office:value="236.75" calcext:value-type="float">
            <text:p>236.75</text:p>
          </table:table-cell>
        </table:table-row>
        <table:table-row table:style-name="ro1">
          <table:table-cell office:value-type="float" office:value="2383276" calcext:value-type="float">
            <text:p>2383276</text:p>
          </table:table-cell>
          <table:table-cell table:formula="of:=[.A151]/1000/(60*60*24)" office:value-type="time" office:time-value="PT00H39M43.276S" calcext:value-type="time">
            <text:p>00:39:43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176.6" calcext:value-type="float">
            <text:p>176.6</text:p>
          </table:table-cell>
          <table:table-cell office:value-type="float" office:value="238.26" calcext:value-type="float">
            <text:p>238.26</text:p>
          </table:table-cell>
        </table:table-row>
        <table:table-row table:style-name="ro1">
          <table:table-cell office:value-type="float" office:value="2399276" calcext:value-type="float">
            <text:p>2399276</text:p>
          </table:table-cell>
          <table:table-cell table:formula="of:=[.A152]/1000/(60*60*24)" office:value-type="time" office:time-value="PT00H39M59.276S" calcext:value-type="time">
            <text:p>00:39:59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177.76" calcext:value-type="float">
            <text:p>177.76</text:p>
          </table:table-cell>
          <table:table-cell office:value-type="float" office:value="239.77" calcext:value-type="float">
            <text:p>239.77</text:p>
          </table:table-cell>
        </table:table-row>
        <table:table-row table:style-name="ro1">
          <table:table-cell office:value-type="float" office:value="2415276" calcext:value-type="float">
            <text:p>2415276</text:p>
          </table:table-cell>
          <table:table-cell table:formula="of:=[.A153]/1000/(60*60*24)" office:value-type="time" office:time-value="PT00H40M15.276S" calcext:value-type="time">
            <text:p>00:40:15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178.91" calcext:value-type="float">
            <text:p>178.91</text:p>
          </table:table-cell>
          <table:table-cell office:value-type="float" office:value="241.28" calcext:value-type="float">
            <text:p>241.28</text:p>
          </table:table-cell>
        </table:table-row>
        <table:table-row table:style-name="ro1">
          <table:table-cell office:value-type="float" office:value="2431276" calcext:value-type="float">
            <text:p>2431276</text:p>
          </table:table-cell>
          <table:table-cell table:formula="of:=[.A154]/1000/(60*60*24)" office:value-type="time" office:time-value="PT00H40M31.276S" calcext:value-type="time">
            <text:p>00:40:31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180.06" calcext:value-type="float">
            <text:p>180.06</text:p>
          </table:table-cell>
          <table:table-cell office:value-type="float" office:value="242.78" calcext:value-type="float">
            <text:p>242.78</text:p>
          </table:table-cell>
        </table:table-row>
        <table:table-row table:style-name="ro1">
          <table:table-cell office:value-type="float" office:value="2447276" calcext:value-type="float">
            <text:p>2447276</text:p>
          </table:table-cell>
          <table:table-cell table:formula="of:=[.A155]/1000/(60*60*24)" office:value-type="time" office:time-value="PT00H40M47.276S" calcext:value-type="time">
            <text:p>00:40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8.36" calcext:value-type="float">
            <text:p>338.36</text:p>
          </table:table-cell>
          <table:table-cell office:value-type="float" office:value="181.21" calcext:value-type="float">
            <text:p>181.21</text:p>
          </table:table-cell>
          <table:table-cell office:value-type="float" office:value="244.29" calcext:value-type="float">
            <text:p>244.29</text:p>
          </table:table-cell>
        </table:table-row>
        <table:table-row table:style-name="ro1">
          <table:table-cell office:value-type="float" office:value="2463276" calcext:value-type="float">
            <text:p>2463276</text:p>
          </table:table-cell>
          <table:table-cell table:formula="of:=[.A156]/1000/(60*60*24)" office:value-type="time" office:time-value="PT00H41M03.276S" calcext:value-type="time">
            <text:p>00:41:03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182.36" calcext:value-type="float">
            <text:p>182.36</text:p>
          </table:table-cell>
          <table:table-cell office:value-type="float" office:value="245.8" calcext:value-type="float">
            <text:p>245.8</text:p>
          </table:table-cell>
        </table:table-row>
        <table:table-row table:style-name="ro1">
          <table:table-cell office:value-type="float" office:value="2479276" calcext:value-type="float">
            <text:p>2479276</text:p>
          </table:table-cell>
          <table:table-cell table:formula="of:=[.A157]/1000/(60*60*24)" office:value-type="time" office:time-value="PT00H41M19.276S" calcext:value-type="time">
            <text:p>00:41:19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183.51" calcext:value-type="float">
            <text:p>183.51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2495276" calcext:value-type="float">
            <text:p>2495276</text:p>
          </table:table-cell>
          <table:table-cell table:formula="of:=[.A158]/1000/(60*60*24)" office:value-type="time" office:time-value="PT00H41M35.276S" calcext:value-type="time">
            <text:p>00:41:35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184.66" calcext:value-type="float">
            <text:p>184.66</text:p>
          </table:table-cell>
          <table:table-cell office:value-type="float" office:value="248.81" calcext:value-type="float">
            <text:p>248.81</text:p>
          </table:table-cell>
        </table:table-row>
        <table:table-row table:style-name="ro1">
          <table:table-cell office:value-type="float" office:value="2511276" calcext:value-type="float">
            <text:p>2511276</text:p>
          </table:table-cell>
          <table:table-cell table:formula="of:=[.A159]/1000/(60*60*24)" office:value-type="time" office:time-value="PT00H41M51.276S" calcext:value-type="time">
            <text:p>00:41:51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7.96" calcext:value-type="float">
            <text:p>337.96</text:p>
          </table:table-cell>
          <table:table-cell office:value-type="float" office:value="185.81" calcext:value-type="float">
            <text:p>185.81</text:p>
          </table:table-cell>
          <table:table-cell office:value-type="float" office:value="250.31" calcext:value-type="float">
            <text:p>250.31</text:p>
          </table:table-cell>
        </table:table-row>
        <table:table-row table:style-name="ro1">
          <table:table-cell office:value-type="float" office:value="2527276" calcext:value-type="float">
            <text:p>2527276</text:p>
          </table:table-cell>
          <table:table-cell table:formula="of:=[.A160]/1000/(60*60*24)" office:value-type="time" office:time-value="PT00H42M07.276S" calcext:value-type="time">
            <text:p>00:42:07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186.96" calcext:value-type="float">
            <text:p>186.96</text:p>
          </table:table-cell>
          <table:table-cell office:value-type="float" office:value="251.81" calcext:value-type="float">
            <text:p>251.81</text:p>
          </table:table-cell>
        </table:table-row>
        <table:table-row table:style-name="ro1">
          <table:table-cell office:value-type="float" office:value="2543276" calcext:value-type="float">
            <text:p>2543276</text:p>
          </table:table-cell>
          <table:table-cell table:formula="of:=[.A161]/1000/(60*60*24)" office:value-type="time" office:time-value="PT00H42M23.276S" calcext:value-type="time">
            <text:p>00:42:23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188.11" calcext:value-type="float">
            <text:p>188.11</text:p>
          </table:table-cell>
          <table:table-cell office:value-type="float" office:value="253.31" calcext:value-type="float">
            <text:p>253.31</text:p>
          </table:table-cell>
        </table:table-row>
        <table:table-row table:style-name="ro1">
          <table:table-cell office:value-type="float" office:value="2559276" calcext:value-type="float">
            <text:p>2559276</text:p>
          </table:table-cell>
          <table:table-cell table:formula="of:=[.A162]/1000/(60*60*24)" office:value-type="time" office:time-value="PT00H42M39.276S" calcext:value-type="time">
            <text:p>00:42:39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189.26" calcext:value-type="float">
            <text:p>189.26</text:p>
          </table:table-cell>
          <table:table-cell office:value-type="float" office:value="254.82" calcext:value-type="float">
            <text:p>254.82</text:p>
          </table:table-cell>
        </table:table-row>
        <table:table-row table:style-name="ro1">
          <table:table-cell office:value-type="float" office:value="2575276" calcext:value-type="float">
            <text:p>2575276</text:p>
          </table:table-cell>
          <table:table-cell table:formula="of:=[.A163]/1000/(60*60*24)" office:value-type="time" office:time-value="PT00H42M55.276S" calcext:value-type="time">
            <text:p>00:42:55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90.41" calcext:value-type="float">
            <text:p>190.41</text:p>
          </table:table-cell>
          <table:table-cell office:value-type="float" office:value="256.32" calcext:value-type="float">
            <text:p>256.32</text:p>
          </table:table-cell>
        </table:table-row>
        <table:table-row table:style-name="ro1">
          <table:table-cell office:value-type="float" office:value="2591276" calcext:value-type="float">
            <text:p>2591276</text:p>
          </table:table-cell>
          <table:table-cell table:formula="of:=[.A164]/1000/(60*60*24)" office:value-type="time" office:time-value="PT00H43M11.276S" calcext:value-type="time">
            <text:p>00:43:11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91.56" calcext:value-type="float">
            <text:p>191.56</text:p>
          </table:table-cell>
          <table:table-cell office:value-type="float" office:value="257.82" calcext:value-type="float">
            <text:p>257.82</text:p>
          </table:table-cell>
        </table:table-row>
        <table:table-row table:style-name="ro1">
          <table:table-cell office:value-type="float" office:value="2607276" calcext:value-type="float">
            <text:p>2607276</text:p>
          </table:table-cell>
          <table:table-cell table:formula="of:=[.A165]/1000/(60*60*24)" office:value-type="time" office:time-value="PT00H43M27.276S" calcext:value-type="time">
            <text:p>00:43:27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192.71" calcext:value-type="float">
            <text:p>192.71</text:p>
          </table:table-cell>
          <table:table-cell office:value-type="float" office:value="259.32" calcext:value-type="float">
            <text:p>259.32</text:p>
          </table:table-cell>
        </table:table-row>
        <table:table-row table:style-name="ro1">
          <table:table-cell office:value-type="float" office:value="2623276" calcext:value-type="float">
            <text:p>2623276</text:p>
          </table:table-cell>
          <table:table-cell table:formula="of:=[.A166]/1000/(60*60*24)" office:value-type="time" office:time-value="PT00H43M43.276S" calcext:value-type="time">
            <text:p>00:43:43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0.81" calcext:value-type="float">
            <text:p>260.81</text:p>
          </table:table-cell>
        </table:table-row>
        <table:table-row table:style-name="ro1">
          <table:table-cell office:value-type="float" office:value="2639276" calcext:value-type="float">
            <text:p>2639276</text:p>
          </table:table-cell>
          <table:table-cell table:formula="of:=[.A167]/1000/(60*60*24)" office:value-type="time" office:time-value="PT00H43M59.276S" calcext:value-type="time">
            <text:p>00:43:59</text:p>
          </table:table-cell>
          <table:table-cell office:value-type="float" office:value="1.3" calcext:value-type="float">
            <text:p>1.3</text:p>
          </table:table-cell>
          <table:table-cell office:value-type="float" office:value="258.2" calcext:value-type="float">
            <text:p>258.2</text:p>
          </table:table-cell>
          <table:table-cell office:value-type="float" office:value="336.13" calcext:value-type="float">
            <text:p>336.13</text:p>
          </table:table-cell>
          <table:table-cell office:value-type="float" office:value="195" calcext:value-type="float">
            <text:p>195</text:p>
          </table:table-cell>
          <table:table-cell office:value-type="float" office:value="262.31" calcext:value-type="float">
            <text:p>262.31</text:p>
          </table:table-cell>
        </table:table-row>
        <table:table-row table:style-name="ro1">
          <table:table-cell office:value-type="float" office:value="2655276" calcext:value-type="float">
            <text:p>2655276</text:p>
          </table:table-cell>
          <table:table-cell table:formula="of:=[.A168]/1000/(60*60*24)" office:value-type="time" office:time-value="PT00H44M15.276S" calcext:value-type="time">
            <text:p>00:44:15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196.15" calcext:value-type="float">
            <text:p>196.15</text:p>
          </table:table-cell>
          <table:table-cell office:value-type="float" office:value="263.81" calcext:value-type="float">
            <text:p>263.81</text:p>
          </table:table-cell>
        </table:table-row>
        <table:table-row table:style-name="ro1">
          <table:table-cell office:value-type="float" office:value="2671276" calcext:value-type="float">
            <text:p>2671276</text:p>
          </table:table-cell>
          <table:table-cell table:formula="of:=[.A169]/1000/(60*60*24)" office:value-type="time" office:time-value="PT00H44M31.276S" calcext:value-type="time">
            <text:p>00:44:31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197.3" calcext:value-type="float">
            <text:p>197.3</text:p>
          </table:table-cell>
          <table:table-cell office:value-type="float" office:value="265.31" calcext:value-type="float">
            <text:p>265.31</text:p>
          </table:table-cell>
        </table:table-row>
        <table:table-row table:style-name="ro1">
          <table:table-cell office:value-type="float" office:value="2687276" calcext:value-type="float">
            <text:p>2687276</text:p>
          </table:table-cell>
          <table:table-cell table:formula="of:=[.A170]/1000/(60*60*24)" office:value-type="time" office:time-value="PT00H44M47.276S" calcext:value-type="time">
            <text:p>00:44:47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6" calcext:value-type="float">
            <text:p>335.86</text:p>
          </table:table-cell>
          <table:table-cell office:value-type="float" office:value="198.44" calcext:value-type="float">
            <text:p>198.44</text:p>
          </table:table-cell>
          <table:table-cell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2703276" calcext:value-type="float">
            <text:p>2703276</text:p>
          </table:table-cell>
          <table:table-cell table:formula="of:=[.A171]/1000/(60*60*24)" office:value-type="time" office:time-value="PT00H45M03.276S" calcext:value-type="time">
            <text:p>00:45:03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199.59" calcext:value-type="float">
            <text:p>199.59</text:p>
          </table:table-cell>
          <table:table-cell office:value-type="float" office:value="268.29" calcext:value-type="float">
            <text:p>268.29</text:p>
          </table:table-cell>
        </table:table-row>
        <table:table-row table:style-name="ro1">
          <table:table-cell office:value-type="float" office:value="2719276" calcext:value-type="float">
            <text:p>2719276</text:p>
          </table:table-cell>
          <table:table-cell table:formula="of:=[.A172]/1000/(60*60*24)" office:value-type="time" office:time-value="PT00H45M19.276S" calcext:value-type="time">
            <text:p>00:45:19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200.74" calcext:value-type="float">
            <text:p>200.74</text:p>
          </table:table-cell>
          <table:table-cell office:value-type="float" office:value="269.79" calcext:value-type="float">
            <text:p>269.79</text:p>
          </table:table-cell>
        </table:table-row>
        <table:table-row table:style-name="ro1">
          <table:table-cell office:value-type="float" office:value="2735276" calcext:value-type="float">
            <text:p>2735276</text:p>
          </table:table-cell>
          <table:table-cell table:formula="of:=[.A173]/1000/(60*60*24)" office:value-type="time" office:time-value="PT00H45M35.276S" calcext:value-type="time">
            <text:p>00:45:35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201.88" calcext:value-type="float">
            <text:p>201.88</text:p>
          </table:table-cell>
          <table:table-cell office:value-type="float" office:value="271.28" calcext:value-type="float">
            <text:p>271.28</text:p>
          </table:table-cell>
        </table:table-row>
        <table:table-row table:style-name="ro1">
          <table:table-cell office:value-type="float" office:value="2751276" calcext:value-type="float">
            <text:p>2751276</text:p>
          </table:table-cell>
          <table:table-cell table:formula="of:=[.A174]/1000/(60*60*24)" office:value-type="time" office:time-value="PT00H45M51.276S" calcext:value-type="time">
            <text:p>00:45:51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203.03" calcext:value-type="float">
            <text:p>203.03</text:p>
          </table:table-cell>
          <table:table-cell office:value-type="float" office:value="272.77" calcext:value-type="float">
            <text:p>272.77</text:p>
          </table:table-cell>
        </table:table-row>
        <table:table-row table:style-name="ro1">
          <table:table-cell office:value-type="float" office:value="2767276" calcext:value-type="float">
            <text:p>2767276</text:p>
          </table:table-cell>
          <table:table-cell table:formula="of:=[.A175]/1000/(60*60*24)" office:value-type="time" office:time-value="PT00H46M07.276S" calcext:value-type="time">
            <text:p>00:46:07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4" calcext:value-type="float">
            <text:p>335.34</text:p>
          </table:table-cell>
          <table:table-cell office:value-type="float" office:value="204.17" calcext:value-type="float">
            <text:p>204.17</text:p>
          </table:table-cell>
          <table:table-cell office:value-type="float" office:value="274.26" calcext:value-type="float">
            <text:p>274.26</text:p>
          </table:table-cell>
        </table:table-row>
        <table:table-row table:style-name="ro1">
          <table:table-cell office:value-type="float" office:value="2783276" calcext:value-type="float">
            <text:p>2783276</text:p>
          </table:table-cell>
          <table:table-cell table:formula="of:=[.A176]/1000/(60*60*24)" office:value-type="time" office:time-value="PT00H46M23.276S" calcext:value-type="time">
            <text:p>00:46:23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205.32" calcext:value-type="float">
            <text:p>205.32</text:p>
          </table:table-cell>
          <table:table-cell office:value-type="float" office:value="275.75" calcext:value-type="float">
            <text:p>275.75</text:p>
          </table:table-cell>
        </table:table-row>
        <table:table-row table:style-name="ro1">
          <table:table-cell office:value-type="float" office:value="2799276" calcext:value-type="float">
            <text:p>2799276</text:p>
          </table:table-cell>
          <table:table-cell table:formula="of:=[.A177]/1000/(60*60*24)" office:value-type="time" office:time-value="PT00H46M39.276S" calcext:value-type="time">
            <text:p>00:46:39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206.46" calcext:value-type="float">
            <text:p>206.46</text:p>
          </table:table-cell>
          <table:table-cell office:value-type="float" office:value="277.24" calcext:value-type="float">
            <text:p>277.24</text:p>
          </table:table-cell>
        </table:table-row>
        <table:table-row table:style-name="ro1">
          <table:table-cell office:value-type="float" office:value="2815276" calcext:value-type="float">
            <text:p>2815276</text:p>
          </table:table-cell>
          <table:table-cell table:formula="of:=[.A178]/1000/(60*60*24)" office:value-type="time" office:time-value="PT00H46M55.276S" calcext:value-type="time">
            <text:p>00:46:55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207.61" calcext:value-type="float">
            <text:p>207.61</text:p>
          </table:table-cell>
          <table:table-cell office:value-type="float" office:value="278.73" calcext:value-type="float">
            <text:p>278.73</text:p>
          </table:table-cell>
        </table:table-row>
        <table:table-row table:style-name="ro1">
          <table:table-cell office:value-type="float" office:value="2831276" calcext:value-type="float">
            <text:p>2831276</text:p>
          </table:table-cell>
          <table:table-cell table:formula="of:=[.A179]/1000/(60*60*24)" office:value-type="time" office:time-value="PT00H47M11.276S" calcext:value-type="time">
            <text:p>00:47:11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208.75" calcext:value-type="float">
            <text:p>208.75</text:p>
          </table:table-cell>
          <table:table-cell office:value-type="float" office:value="280.22" calcext:value-type="float">
            <text:p>280.22</text:p>
          </table:table-cell>
        </table:table-row>
        <table:table-row table:style-name="ro1">
          <table:table-cell office:value-type="float" office:value="2847276" calcext:value-type="float">
            <text:p>2847276</text:p>
          </table:table-cell>
          <table:table-cell table:formula="of:=[.A180]/1000/(60*60*24)" office:value-type="time" office:time-value="PT00H47M27.276S" calcext:value-type="time">
            <text:p>00:47:27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209.89" calcext:value-type="float">
            <text:p>209.89</text:p>
          </table:table-cell>
          <table:table-cell office:value-type="float" office:value="281.7" calcext:value-type="float">
            <text:p>281.7</text:p>
          </table:table-cell>
        </table:table-row>
        <table:table-row table:style-name="ro1">
          <table:table-cell office:value-type="float" office:value="2863276" calcext:value-type="float">
            <text:p>2863276</text:p>
          </table:table-cell>
          <table:table-cell table:formula="of:=[.A181]/1000/(60*60*24)" office:value-type="time" office:time-value="PT00H47M43.276S" calcext:value-type="time">
            <text:p>00:47:43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211.04" calcext:value-type="float">
            <text:p>211.04</text:p>
          </table:table-cell>
          <table:table-cell office:value-type="float" office:value="283.19" calcext:value-type="float">
            <text:p>283.19</text:p>
          </table:table-cell>
        </table:table-row>
        <table:table-row table:style-name="ro1">
          <table:table-cell office:value-type="float" office:value="2879276" calcext:value-type="float">
            <text:p>2879276</text:p>
          </table:table-cell>
          <table:table-cell table:formula="of:=[.A182]/1000/(60*60*24)" office:value-type="time" office:time-value="PT00H47M59.276S" calcext:value-type="time">
            <text:p>00:47:59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212.18" calcext:value-type="float">
            <text:p>212.18</text:p>
          </table:table-cell>
          <table:table-cell office:value-type="float" office:value="284.67" calcext:value-type="float">
            <text:p>284.67</text:p>
          </table:table-cell>
        </table:table-row>
        <table:table-row table:style-name="ro1">
          <table:table-cell office:value-type="float" office:value="2895276" calcext:value-type="float">
            <text:p>2895276</text:p>
          </table:table-cell>
          <table:table-cell table:formula="of:=[.A183]/1000/(60*60*24)" office:value-type="time" office:time-value="PT00H48M15.276S" calcext:value-type="time">
            <text:p>00:48:15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213.32" calcext:value-type="float">
            <text:p>213.32</text:p>
          </table:table-cell>
          <table:table-cell office:value-type="float" office:value="286.16" calcext:value-type="float">
            <text:p>286.16</text:p>
          </table:table-cell>
        </table:table-row>
        <table:table-row table:style-name="ro1">
          <table:table-cell office:value-type="float" office:value="2911275" calcext:value-type="float">
            <text:p>2911275</text:p>
          </table:table-cell>
          <table:table-cell table:formula="of:=[.A184]/1000/(60*60*24)" office:value-type="time" office:time-value="PT00H48M31.275S" calcext:value-type="time">
            <text:p>00:48:31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4.54" calcext:value-type="float">
            <text:p>334.54</text:p>
          </table:table-cell>
          <table:table-cell office:value-type="float" office:value="214.47" calcext:value-type="float">
            <text:p>214.47</text:p>
          </table:table-cell>
          <table:table-cell office:value-type="float" office:value="287.64" calcext:value-type="float">
            <text:p>287.64</text:p>
          </table:table-cell>
        </table:table-row>
        <table:table-row table:style-name="ro1">
          <table:table-cell office:value-type="float" office:value="2927276" calcext:value-type="float">
            <text:p>2927276</text:p>
          </table:table-cell>
          <table:table-cell table:formula="of:=[.A185]/1000/(60*60*24)" office:value-type="time" office:time-value="PT00H48M47.276S" calcext:value-type="time">
            <text:p>00:48:47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215.61" calcext:value-type="float">
            <text:p>215.61</text:p>
          </table:table-cell>
          <table:table-cell office:value-type="float" office:value="289.12" calcext:value-type="float">
            <text:p>289.12</text:p>
          </table:table-cell>
        </table:table-row>
        <table:table-row table:style-name="ro1">
          <table:table-cell office:value-type="float" office:value="2943276" calcext:value-type="float">
            <text:p>2943276</text:p>
          </table:table-cell>
          <table:table-cell table:formula="of:=[.A186]/1000/(60*60*24)" office:value-type="time" office:time-value="PT00H49M03.276S" calcext:value-type="time">
            <text:p>00:49:03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216.75" calcext:value-type="float">
            <text:p>216.75</text:p>
          </table:table-cell>
          <table:table-cell office:value-type="float" office:value="290.6" calcext:value-type="float">
            <text:p>290.6</text:p>
          </table:table-cell>
        </table:table-row>
        <table:table-row table:style-name="ro1">
          <table:table-cell office:value-type="float" office:value="2959276" calcext:value-type="float">
            <text:p>2959276</text:p>
          </table:table-cell>
          <table:table-cell table:formula="of:=[.A187]/1000/(60*60*24)" office:value-type="time" office:time-value="PT00H49M19.276S" calcext:value-type="time">
            <text:p>00:49:19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217.89" calcext:value-type="float">
            <text:p>217.89</text:p>
          </table:table-cell>
          <table:table-cell office:value-type="float" office:value="292.09" calcext:value-type="float">
            <text:p>292.09</text:p>
          </table:table-cell>
        </table:table-row>
        <table:table-row table:style-name="ro1">
          <table:table-cell office:value-type="float" office:value="2975276" calcext:value-type="float">
            <text:p>2975276</text:p>
          </table:table-cell>
          <table:table-cell table:formula="of:=[.A188]/1000/(60*60*24)" office:value-type="time" office:time-value="PT00H49M35.276S" calcext:value-type="time">
            <text:p>00:49:35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219.03" calcext:value-type="float">
            <text:p>219.03</text:p>
          </table:table-cell>
          <table:table-cell office:value-type="float" office:value="293.57" calcext:value-type="float">
            <text:p>293.57</text:p>
          </table:table-cell>
        </table:table-row>
        <table:table-row table:style-name="ro1">
          <table:table-cell office:value-type="float" office:value="2991276" calcext:value-type="float">
            <text:p>2991276</text:p>
          </table:table-cell>
          <table:table-cell table:formula="of:=[.A189]/1000/(60*60*24)" office:value-type="time" office:time-value="PT00H49M51.276S" calcext:value-type="time">
            <text:p>00:49:51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220.17" calcext:value-type="float">
            <text:p>220.17</text:p>
          </table:table-cell>
          <table:table-cell office:value-type="float" office:value="295.05" calcext:value-type="float">
            <text:p>295.05</text:p>
          </table:table-cell>
        </table:table-row>
        <table:table-row table:style-name="ro1">
          <table:table-cell office:value-type="float" office:value="3007276" calcext:value-type="float">
            <text:p>3007276</text:p>
          </table:table-cell>
          <table:table-cell table:formula="of:=[.A190]/1000/(60*60*24)" office:value-type="time" office:time-value="PT00H50M07.276S" calcext:value-type="time">
            <text:p>00:50:07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221.32" calcext:value-type="float">
            <text:p>221.32</text:p>
          </table:table-cell>
          <table:table-cell office:value-type="float" office:value="296.53" calcext:value-type="float">
            <text:p>296.53</text:p>
          </table:table-cell>
        </table:table-row>
        <table:table-row table:style-name="ro1">
          <table:table-cell office:value-type="float" office:value="3023276" calcext:value-type="float">
            <text:p>3023276</text:p>
          </table:table-cell>
          <table:table-cell table:formula="of:=[.A191]/1000/(60*60*24)" office:value-type="time" office:time-value="PT00H50M23.276S" calcext:value-type="time">
            <text:p>00:50:23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222.46" calcext:value-type="float">
            <text:p>222.46</text:p>
          </table:table-cell>
          <table:table-cell office:value-type="float" office:value="298.01" calcext:value-type="float">
            <text:p>298.01</text:p>
          </table:table-cell>
        </table:table-row>
        <table:table-row table:style-name="ro1">
          <table:table-cell office:value-type="float" office:value="3039276" calcext:value-type="float">
            <text:p>3039276</text:p>
          </table:table-cell>
          <table:table-cell table:formula="of:=[.A192]/1000/(60*60*24)" office:value-type="time" office:time-value="PT00H50M39.276S" calcext:value-type="time">
            <text:p>00:50:39</text:p>
          </table:table-cell>
          <table:table-cell office:value-type="float" office:value="1.29" calcext:value-type="float">
            <text:p>1.29</text:p>
          </table:table-cell>
          <table:table-cell office:value-type="float" office:value="256.6" calcext:value-type="float">
            <text:p>256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223.6" calcext:value-type="float">
            <text:p>223.6</text:p>
          </table:table-cell>
          <table:table-cell office:value-type="float" office:value="299.49" calcext:value-type="float">
            <text:p>299.49</text:p>
          </table:table-cell>
        </table:table-row>
        <table:table-row table:style-name="ro1">
          <table:table-cell office:value-type="float" office:value="3055276" calcext:value-type="float">
            <text:p>3055276</text:p>
          </table:table-cell>
          <table:table-cell table:formula="of:=[.A193]/1000/(60*60*24)" office:value-type="time" office:time-value="PT00H50M55.276S" calcext:value-type="time">
            <text:p>00:50:55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24.74" calcext:value-type="float">
            <text:p>224.74</text:p>
          </table:table-cell>
          <table:table-cell office:value-type="float" office:value="300.96" calcext:value-type="float">
            <text:p>300.96</text:p>
          </table:table-cell>
        </table:table-row>
        <table:table-row table:style-name="ro1">
          <table:table-cell office:value-type="float" office:value="3071276" calcext:value-type="float">
            <text:p>3071276</text:p>
          </table:table-cell>
          <table:table-cell table:formula="of:=[.A194]/1000/(60*60*24)" office:value-type="time" office:time-value="PT00H51M11.276S" calcext:value-type="time">
            <text:p>00:51:11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225.88" calcext:value-type="float">
            <text:p>225.88</text:p>
          </table:table-cell>
          <table:table-cell office:value-type="float" office:value="302.44" calcext:value-type="float">
            <text:p>302.44</text:p>
          </table:table-cell>
        </table:table-row>
        <table:table-row table:style-name="ro1">
          <table:table-cell office:value-type="float" office:value="3087276" calcext:value-type="float">
            <text:p>3087276</text:p>
          </table:table-cell>
          <table:table-cell table:formula="of:=[.A195]/1000/(60*60*24)" office:value-type="time" office:time-value="PT00H51M27.276S" calcext:value-type="time">
            <text:p>00:51:27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227.02" calcext:value-type="float">
            <text:p>227.02</text:p>
          </table:table-cell>
          <table:table-cell office:value-type="float" office:value="303.91" calcext:value-type="float">
            <text:p>303.91</text:p>
          </table:table-cell>
        </table:table-row>
        <table:table-row table:style-name="ro1">
          <table:table-cell office:value-type="float" office:value="3103276" calcext:value-type="float">
            <text:p>3103276</text:p>
          </table:table-cell>
          <table:table-cell table:formula="of:=[.A196]/1000/(60*60*24)" office:value-type="time" office:time-value="PT00H51M43.276S" calcext:value-type="time">
            <text:p>00:51:43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228.15" calcext:value-type="float">
            <text:p>228.15</text:p>
          </table:table-cell>
          <table:table-cell office:value-type="float" office:value="305.39" calcext:value-type="float">
            <text:p>305.39</text:p>
          </table:table-cell>
        </table:table-row>
        <table:table-row table:style-name="ro1">
          <table:table-cell office:value-type="float" office:value="3119276" calcext:value-type="float">
            <text:p>3119276</text:p>
          </table:table-cell>
          <table:table-cell table:formula="of:=[.A197]/1000/(60*60*24)" office:value-type="time" office:time-value="PT00H51M59.276S" calcext:value-type="time">
            <text:p>00:51:59</text:p>
          </table:table-cell>
          <table:table-cell office:value-type="float" office:value="1.3" calcext:value-type="float">
            <text:p>1.3</text:p>
          </table:table-cell>
          <table:table-cell office:value-type="float" office:value="256.2" calcext:value-type="float">
            <text:p>256.2</text:p>
          </table:table-cell>
          <table:table-cell office:value-type="float" office:value="332.45" calcext:value-type="float">
            <text:p>332.45</text:p>
          </table:table-cell>
          <table:table-cell office:value-type="float" office:value="229.29" calcext:value-type="float">
            <text:p>229.29</text:p>
          </table:table-cell>
          <table:table-cell office:value-type="float" office:value="306.86" calcext:value-type="float">
            <text:p>306.86</text:p>
          </table:table-cell>
        </table:table-row>
        <table:table-row table:style-name="ro1">
          <table:table-cell office:value-type="float" office:value="3135276" calcext:value-type="float">
            <text:p>3135276</text:p>
          </table:table-cell>
          <table:table-cell table:formula="of:=[.A198]/1000/(60*60*24)" office:value-type="time" office:time-value="PT00H52M15.276S" calcext:value-type="time">
            <text:p>00:52:15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230.43" calcext:value-type="float">
            <text:p>230.43</text:p>
          </table:table-cell>
          <table:table-cell office:value-type="float" office:value="308.33" calcext:value-type="float">
            <text:p>308.33</text:p>
          </table:table-cell>
        </table:table-row>
        <table:table-row table:style-name="ro1">
          <table:table-cell office:value-type="float" office:value="3151276" calcext:value-type="float">
            <text:p>3151276</text:p>
          </table:table-cell>
          <table:table-cell table:formula="of:=[.A199]/1000/(60*60*24)" office:value-type="time" office:time-value="PT00H52M31.276S" calcext:value-type="time">
            <text:p>00:52:31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231.57" calcext:value-type="float">
            <text:p>231.57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1">
          <table:table-cell office:value-type="float" office:value="3167276" calcext:value-type="float">
            <text:p>3167276</text:p>
          </table:table-cell>
          <table:table-cell table:formula="of:=[.A200]/1000/(60*60*24)" office:value-type="time" office:time-value="PT00H52M47.276S" calcext:value-type="time">
            <text:p>00:52:47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232.71" calcext:value-type="float">
            <text:p>232.71</text:p>
          </table:table-cell>
          <table:table-cell office:value-type="float" office:value="311.28" calcext:value-type="float">
            <text:p>311.28</text:p>
          </table:table-cell>
        </table:table-row>
        <table:table-row table:style-name="ro1">
          <table:table-cell office:value-type="float" office:value="3183276" calcext:value-type="float">
            <text:p>3183276</text:p>
          </table:table-cell>
          <table:table-cell table:formula="of:=[.A201]/1000/(60*60*24)" office:value-type="time" office:time-value="PT00H53M03.276S" calcext:value-type="time">
            <text:p>00:53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233.85" calcext:value-type="float">
            <text:p>233.85</text:p>
          </table:table-cell>
          <table:table-cell office:value-type="float" office:value="312.75" calcext:value-type="float">
            <text:p>312.75</text:p>
          </table:table-cell>
        </table:table-row>
        <table:table-row table:style-name="ro1">
          <table:table-cell office:value-type="float" office:value="3199276" calcext:value-type="float">
            <text:p>3199276</text:p>
          </table:table-cell>
          <table:table-cell table:formula="of:=[.A202]/1000/(60*60*24)" office:value-type="time" office:time-value="PT00H53M19.276S" calcext:value-type="time">
            <text:p>00:53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234.98" calcext:value-type="float">
            <text:p>234.98</text:p>
          </table:table-cell>
          <table:table-cell office:value-type="float" office:value="314.22" calcext:value-type="float">
            <text:p>314.22</text:p>
          </table:table-cell>
        </table:table-row>
        <table:table-row table:style-name="ro1">
          <table:table-cell office:value-type="float" office:value="3215276" calcext:value-type="float">
            <text:p>3215276</text:p>
          </table:table-cell>
          <table:table-cell table:formula="of:=[.A203]/1000/(60*60*24)" office:value-type="time" office:time-value="PT00H53M35.276S" calcext:value-type="time">
            <text:p>00:53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236.12" calcext:value-type="float">
            <text:p>236.12</text:p>
          </table:table-cell>
          <table:table-cell office:value-type="float" office:value="315.69" calcext:value-type="float">
            <text:p>315.69</text:p>
          </table:table-cell>
        </table:table-row>
        <table:table-row table:style-name="ro1">
          <table:table-cell office:value-type="float" office:value="3231276" calcext:value-type="float">
            <text:p>3231276</text:p>
          </table:table-cell>
          <table:table-cell table:formula="of:=[.A204]/1000/(60*60*24)" office:value-type="time" office:time-value="PT00H53M51.276S" calcext:value-type="time">
            <text:p>00:53:51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237.26" calcext:value-type="float">
            <text:p>237.26</text:p>
          </table:table-cell>
          <table:table-cell office:value-type="float" office:value="317.16" calcext:value-type="float">
            <text:p>317.16</text:p>
          </table:table-cell>
        </table:table-row>
        <table:table-row table:style-name="ro1">
          <table:table-cell office:value-type="float" office:value="3247276" calcext:value-type="float">
            <text:p>3247276</text:p>
          </table:table-cell>
          <table:table-cell table:formula="of:=[.A205]/1000/(60*60*24)" office:value-type="time" office:time-value="PT00H54M07.276S" calcext:value-type="time">
            <text:p>00:54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5" calcext:value-type="float">
            <text:p>329.75</text:p>
          </table:table-cell>
          <table:table-cell office:value-type="float" office:value="238.39" calcext:value-type="float">
            <text:p>238.39</text:p>
          </table:table-cell>
          <table:table-cell office:value-type="float" office:value="318.63" calcext:value-type="float">
            <text:p>318.63</text:p>
          </table:table-cell>
        </table:table-row>
        <table:table-row table:style-name="ro1">
          <table:table-cell office:value-type="float" office:value="3263276" calcext:value-type="float">
            <text:p>3263276</text:p>
          </table:table-cell>
          <table:table-cell table:formula="of:=[.A206]/1000/(60*60*24)" office:value-type="time" office:time-value="PT00H54M23.276S" calcext:value-type="time">
            <text:p>00:54:23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239.53" calcext:value-type="float">
            <text:p>239.53</text:p>
          </table:table-cell>
          <table:table-cell office:value-type="float" office:value="320.1" calcext:value-type="float">
            <text:p>320.1</text:p>
          </table:table-cell>
        </table:table-row>
        <table:table-row table:style-name="ro1">
          <table:table-cell office:value-type="float" office:value="3279276" calcext:value-type="float">
            <text:p>3279276</text:p>
          </table:table-cell>
          <table:table-cell table:formula="of:=[.A207]/1000/(60*60*24)" office:value-type="time" office:time-value="PT00H54M39.276S" calcext:value-type="time">
            <text:p>00:54:39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240.67" calcext:value-type="float">
            <text:p>240.67</text:p>
          </table:table-cell>
          <table:table-cell office:value-type="float" office:value="321.56" calcext:value-type="float">
            <text:p>321.56</text:p>
          </table:table-cell>
        </table:table-row>
        <table:table-row table:style-name="ro1">
          <table:table-cell office:value-type="float" office:value="3295276" calcext:value-type="float">
            <text:p>3295276</text:p>
          </table:table-cell>
          <table:table-cell table:formula="of:=[.A208]/1000/(60*60*24)" office:value-type="time" office:time-value="PT00H54M55.276S" calcext:value-type="time">
            <text:p>00:54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241.8" calcext:value-type="float">
            <text:p>241.8</text:p>
          </table:table-cell>
          <table:table-cell office:value-type="float" office:value="323.03" calcext:value-type="float">
            <text:p>323.03</text:p>
          </table:table-cell>
        </table:table-row>
        <table:table-row table:style-name="ro1">
          <table:table-cell office:value-type="float" office:value="3311276" calcext:value-type="float">
            <text:p>3311276</text:p>
          </table:table-cell>
          <table:table-cell table:formula="of:=[.A209]/1000/(60*60*24)" office:value-type="time" office:time-value="PT00H55M11.276S" calcext:value-type="time">
            <text:p>00:55:11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242.94" calcext:value-type="float">
            <text:p>242.94</text:p>
          </table:table-cell>
          <table:table-cell office:value-type="float" office:value="324.49" calcext:value-type="float">
            <text:p>324.49</text:p>
          </table:table-cell>
        </table:table-row>
        <table:table-row table:style-name="ro1">
          <table:table-cell office:value-type="float" office:value="3327276" calcext:value-type="float">
            <text:p>3327276</text:p>
          </table:table-cell>
          <table:table-cell table:formula="of:=[.A210]/1000/(60*60*24)" office:value-type="time" office:time-value="PT00H55M27.276S" calcext:value-type="time">
            <text:p>00:55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244.07" calcext:value-type="float">
            <text:p>244.07</text:p>
          </table:table-cell>
          <table:table-cell office:value-type="float" office:value="325.96" calcext:value-type="float">
            <text:p>325.96</text:p>
          </table:table-cell>
        </table:table-row>
        <table:table-row table:style-name="ro1">
          <table:table-cell office:value-type="float" office:value="3343276" calcext:value-type="float">
            <text:p>3343276</text:p>
          </table:table-cell>
          <table:table-cell table:formula="of:=[.A211]/1000/(60*60*24)" office:value-type="time" office:time-value="PT00H55M43.276S" calcext:value-type="time">
            <text:p>00:55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245.21" calcext:value-type="float">
            <text:p>245.21</text:p>
          </table:table-cell>
          <table:table-cell office:value-type="float" office:value="327.42" calcext:value-type="float">
            <text:p>327.42</text:p>
          </table:table-cell>
        </table:table-row>
        <table:table-row table:style-name="ro1">
          <table:table-cell office:value-type="float" office:value="3359276" calcext:value-type="float">
            <text:p>3359276</text:p>
          </table:table-cell>
          <table:table-cell table:formula="of:=[.A212]/1000/(60*60*24)" office:value-type="time" office:time-value="PT00H55M59.276S" calcext:value-type="time">
            <text:p>00:55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246.34" calcext:value-type="float">
            <text:p>246.34</text:p>
          </table:table-cell>
          <table:table-cell office:value-type="float" office:value="328.89" calcext:value-type="float">
            <text:p>328.89</text:p>
          </table:table-cell>
        </table:table-row>
        <table:table-row table:style-name="ro1">
          <table:table-cell office:value-type="float" office:value="3375276" calcext:value-type="float">
            <text:p>3375276</text:p>
          </table:table-cell>
          <table:table-cell table:formula="of:=[.A213]/1000/(60*60*24)" office:value-type="time" office:time-value="PT00H56M15.276S" calcext:value-type="time">
            <text:p>00:56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247.48" calcext:value-type="float">
            <text:p>247.48</text:p>
          </table:table-cell>
          <table:table-cell office:value-type="float" office:value="330.35" calcext:value-type="float">
            <text:p>330.35</text:p>
          </table:table-cell>
        </table:table-row>
        <table:table-row table:style-name="ro1">
          <table:table-cell office:value-type="float" office:value="3391276" calcext:value-type="float">
            <text:p>3391276</text:p>
          </table:table-cell>
          <table:table-cell table:formula="of:=[.A214]/1000/(60*60*24)" office:value-type="time" office:time-value="PT00H56M31.276S" calcext:value-type="time">
            <text:p>00:56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248.61" calcext:value-type="float">
            <text:p>248.61</text:p>
          </table:table-cell>
          <table:table-cell office:value-type="float" office:value="331.81" calcext:value-type="float">
            <text:p>331.81</text:p>
          </table:table-cell>
        </table:table-row>
        <table:table-row table:style-name="ro1">
          <table:table-cell office:value-type="float" office:value="3407276" calcext:value-type="float">
            <text:p>3407276</text:p>
          </table:table-cell>
          <table:table-cell table:formula="of:=[.A215]/1000/(60*60*24)" office:value-type="time" office:time-value="PT00H56M47.276S" calcext:value-type="time">
            <text:p>00:56:47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6" calcext:value-type="float">
            <text:p>328.06</text:p>
          </table:table-cell>
          <table:table-cell office:value-type="float" office:value="249.75" calcext:value-type="float">
            <text:p>249.75</text:p>
          </table:table-cell>
          <table:table-cell office:value-type="float" office:value="333.27" calcext:value-type="float">
            <text:p>333.27</text:p>
          </table:table-cell>
        </table:table-row>
        <table:table-row table:style-name="ro1">
          <table:table-cell office:value-type="float" office:value="3423276" calcext:value-type="float">
            <text:p>3423276</text:p>
          </table:table-cell>
          <table:table-cell table:formula="of:=[.A216]/1000/(60*60*24)" office:value-type="time" office:time-value="PT00H57M03.276S" calcext:value-type="time">
            <text:p>00:57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250.88" calcext:value-type="float">
            <text:p>250.88</text:p>
          </table:table-cell>
          <table:table-cell office:value-type="float" office:value="334.73" calcext:value-type="float">
            <text:p>334.73</text:p>
          </table:table-cell>
        </table:table-row>
        <table:table-row table:style-name="ro1">
          <table:table-cell office:value-type="float" office:value="3439276" calcext:value-type="float">
            <text:p>3439276</text:p>
          </table:table-cell>
          <table:table-cell table:formula="of:=[.A217]/1000/(60*60*24)" office:value-type="time" office:time-value="PT00H57M19.276S" calcext:value-type="time">
            <text:p>00:57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252.01" calcext:value-type="float">
            <text:p>252.01</text:p>
          </table:table-cell>
          <table:table-cell office:value-type="float" office:value="336.19" calcext:value-type="float">
            <text:p>336.19</text:p>
          </table:table-cell>
        </table:table-row>
        <table:table-row table:style-name="ro1">
          <table:table-cell office:value-type="float" office:value="3455276" calcext:value-type="float">
            <text:p>3455276</text:p>
          </table:table-cell>
          <table:table-cell table:formula="of:=[.A218]/1000/(60*60*24)" office:value-type="time" office:time-value="PT00H57M35.276S" calcext:value-type="time">
            <text:p>00:57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253.15" calcext:value-type="float">
            <text:p>253.15</text:p>
          </table:table-cell>
          <table:table-cell office:value-type="float" office:value="337.65" calcext:value-type="float">
            <text:p>337.65</text:p>
          </table:table-cell>
        </table:table-row>
        <table:table-row table:style-name="ro1">
          <table:table-cell office:value-type="float" office:value="3471276" calcext:value-type="float">
            <text:p>3471276</text:p>
          </table:table-cell>
          <table:table-cell table:formula="of:=[.A219]/1000/(60*60*24)" office:value-type="time" office:time-value="PT00H57M51.276S" calcext:value-type="time">
            <text:p>00:57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254.28" calcext:value-type="float">
            <text:p>254.28</text:p>
          </table:table-cell>
          <table:table-cell office:value-type="float" office:value="339.11" calcext:value-type="float">
            <text:p>339.11</text:p>
          </table:table-cell>
        </table:table-row>
        <table:table-row table:style-name="ro1">
          <table:table-cell office:value-type="float" office:value="3487276" calcext:value-type="float">
            <text:p>3487276</text:p>
          </table:table-cell>
          <table:table-cell table:formula="of:=[.A220]/1000/(60*60*24)" office:value-type="time" office:time-value="PT00H58M07.276S" calcext:value-type="time">
            <text:p>00:58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255.41" calcext:value-type="float">
            <text:p>255.41</text:p>
          </table:table-cell>
          <table:table-cell office:value-type="float" office:value="340.57" calcext:value-type="float">
            <text:p>340.57</text:p>
          </table:table-cell>
        </table:table-row>
        <table:table-row table:style-name="ro1">
          <table:table-cell office:value-type="float" office:value="3503276" calcext:value-type="float">
            <text:p>3503276</text:p>
          </table:table-cell>
          <table:table-cell table:formula="of:=[.A221]/1000/(60*60*24)" office:value-type="time" office:time-value="PT00H58M23.276S" calcext:value-type="time">
            <text:p>00:58:23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256.55" calcext:value-type="float">
            <text:p>256.55</text:p>
          </table:table-cell>
          <table:table-cell office:value-type="float" office:value="342.03" calcext:value-type="float">
            <text:p>342.03</text:p>
          </table:table-cell>
        </table:table-row>
        <table:table-row table:style-name="ro1">
          <table:table-cell office:value-type="float" office:value="3519276" calcext:value-type="float">
            <text:p>3519276</text:p>
          </table:table-cell>
          <table:table-cell table:formula="of:=[.A222]/1000/(60*60*24)" office:value-type="time" office:time-value="PT00H58M39.276S" calcext:value-type="time">
            <text:p>00:58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257.68" calcext:value-type="float">
            <text:p>257.68</text:p>
          </table:table-cell>
          <table:table-cell office:value-type="float" office:value="343.49" calcext:value-type="float">
            <text:p>343.49</text:p>
          </table:table-cell>
        </table:table-row>
        <table:table-row table:style-name="ro1">
          <table:table-cell office:value-type="float" office:value="3535276" calcext:value-type="float">
            <text:p>3535276</text:p>
          </table:table-cell>
          <table:table-cell table:formula="of:=[.A223]/1000/(60*60*24)" office:value-type="time" office:time-value="PT00H58M55.276S" calcext:value-type="time">
            <text:p>00:58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258.81" calcext:value-type="float">
            <text:p>258.81</text:p>
          </table:table-cell>
          <table:table-cell office:value-type="float" office:value="344.94" calcext:value-type="float">
            <text:p>344.94</text:p>
          </table:table-cell>
        </table:table-row>
        <table:table-row table:style-name="ro1">
          <table:table-cell office:value-type="float" office:value="3551276" calcext:value-type="float">
            <text:p>3551276</text:p>
          </table:table-cell>
          <table:table-cell table:formula="of:=[.A224]/1000/(60*60*24)" office:value-type="time" office:time-value="PT00H59M11.276S" calcext:value-type="time">
            <text:p>00:59:11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259.94" calcext:value-type="float">
            <text:p>259.94</text:p>
          </table:table-cell>
          <table:table-cell office:value-type="float" office:value="346.4" calcext:value-type="float">
            <text:p>346.4</text:p>
          </table:table-cell>
        </table:table-row>
        <table:table-row table:style-name="ro1">
          <table:table-cell office:value-type="float" office:value="3567276" calcext:value-type="float">
            <text:p>3567276</text:p>
          </table:table-cell>
          <table:table-cell table:formula="of:=[.A225]/1000/(60*60*24)" office:value-type="time" office:time-value="PT00H59M27.276S" calcext:value-type="time">
            <text:p>00:59:27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261.07" calcext:value-type="float">
            <text:p>261.07</text:p>
          </table:table-cell>
          <table:table-cell office:value-type="float" office:value="347.85" calcext:value-type="float">
            <text:p>347.85</text:p>
          </table:table-cell>
        </table:table-row>
        <table:table-row table:style-name="ro1">
          <table:table-cell office:value-type="float" office:value="3583276" calcext:value-type="float">
            <text:p>3583276</text:p>
          </table:table-cell>
          <table:table-cell table:formula="of:=[.A226]/1000/(60*60*24)" office:value-type="time" office:time-value="PT00H59M43.276S" calcext:value-type="time">
            <text:p>00:59:43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262.21" calcext:value-type="float">
            <text:p>262.21</text:p>
          </table:table-cell>
          <table:table-cell office:value-type="float" office:value="349.31" calcext:value-type="float">
            <text:p>349.31</text:p>
          </table:table-cell>
        </table:table-row>
        <table:table-row table:style-name="ro1">
          <table:table-cell office:value-type="float" office:value="3599276" calcext:value-type="float">
            <text:p>3599276</text:p>
          </table:table-cell>
          <table:table-cell table:formula="of:=[.A227]/1000/(60*60*24)" office:value-type="time" office:time-value="PT00H59M59.276S" calcext:value-type="time">
            <text:p>00:59:59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263.34" calcext:value-type="float">
            <text:p>263.34</text:p>
          </table:table-cell>
          <table:table-cell office:value-type="float" office:value="350.76" calcext:value-type="float">
            <text:p>350.76</text:p>
          </table:table-cell>
        </table:table-row>
        <table:table-row table:style-name="ro1">
          <table:table-cell office:value-type="float" office:value="3615276" calcext:value-type="float">
            <text:p>3615276</text:p>
          </table:table-cell>
          <table:table-cell table:formula="of:=[.A228]/1000/(60*60*24)" office:value-type="time" office:time-value="PT01H00M15.276S" calcext:value-type="time">
            <text:p>01:00:15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264.47" calcext:value-type="float">
            <text:p>264.47</text:p>
          </table:table-cell>
          <table:table-cell office:value-type="float" office:value="352.21" calcext:value-type="float">
            <text:p>352.21</text:p>
          </table:table-cell>
        </table:table-row>
        <table:table-row table:style-name="ro1">
          <table:table-cell office:value-type="float" office:value="3631276" calcext:value-type="float">
            <text:p>3631276</text:p>
          </table:table-cell>
          <table:table-cell table:formula="of:=[.A229]/1000/(60*60*24)" office:value-type="time" office:time-value="PT01H00M31.276S" calcext:value-type="time">
            <text:p>01:00:31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1" calcext:value-type="float">
            <text:p>327.01</text:p>
          </table:table-cell>
          <table:table-cell office:value-type="float" office:value="265.6" calcext:value-type="float">
            <text:p>265.6</text:p>
          </table:table-cell>
          <table:table-cell office:value-type="float" office:value="353.67" calcext:value-type="float">
            <text:p>353.67</text:p>
          </table:table-cell>
        </table:table-row>
        <table:table-row table:style-name="ro1">
          <table:table-cell office:value-type="float" office:value="3647275" calcext:value-type="float">
            <text:p>3647275</text:p>
          </table:table-cell>
          <table:table-cell table:formula="of:=[.A230]/1000/(60*60*24)" office:value-type="time" office:time-value="PT01H00M47.275S" calcext:value-type="time">
            <text:p>01:00:47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266.73" calcext:value-type="float">
            <text:p>266.73</text:p>
          </table:table-cell>
          <table:table-cell office:value-type="float" office:value="355.12" calcext:value-type="float">
            <text:p>355.12</text:p>
          </table:table-cell>
        </table:table-row>
        <table:table-row table:style-name="ro1">
          <table:table-cell office:value-type="float" office:value="3663276" calcext:value-type="float">
            <text:p>3663276</text:p>
          </table:table-cell>
          <table:table-cell table:formula="of:=[.A231]/1000/(60*60*24)" office:value-type="time" office:time-value="PT01H01M03.276S" calcext:value-type="time">
            <text:p>01:01:03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5.87" calcext:value-type="float">
            <text:p>325.87</text:p>
          </table:table-cell>
          <table:table-cell office:value-type="float" office:value="267.86" calcext:value-type="float">
            <text:p>267.86</text:p>
          </table:table-cell>
          <table:table-cell office:value-type="float" office:value="356.57" calcext:value-type="float">
            <text:p>356.57</text:p>
          </table:table-cell>
        </table:table-row>
        <table:table-row table:style-name="ro1">
          <table:table-cell office:value-type="float" office:value="3679276" calcext:value-type="float">
            <text:p>3679276</text:p>
          </table:table-cell>
          <table:table-cell table:formula="of:=[.A232]/1000/(60*60*24)" office:value-type="time" office:time-value="PT01H01M19.276S" calcext:value-type="time">
            <text:p>01:01:19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4" calcext:value-type="float">
            <text:p>325.74</text:p>
          </table:table-cell>
          <table:table-cell office:value-type="float" office:value="268.99" calcext:value-type="float">
            <text:p>268.99</text:p>
          </table:table-cell>
          <table:table-cell office:value-type="float" office:value="358.02" calcext:value-type="float">
            <text:p>358.02</text:p>
          </table:table-cell>
        </table:table-row>
        <table:table-row table:style-name="ro1">
          <table:table-cell office:value-type="float" office:value="3695276" calcext:value-type="float">
            <text:p>3695276</text:p>
          </table:table-cell>
          <table:table-cell table:formula="of:=[.A233]/1000/(60*60*24)" office:value-type="time" office:time-value="PT01H01M35.276S" calcext:value-type="time">
            <text:p>01:01:35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270.12" calcext:value-type="float">
            <text:p>270.12</text:p>
          </table:table-cell>
          <table:table-cell office:value-type="float" office:value="359.47" calcext:value-type="float">
            <text:p>359.47</text:p>
          </table:table-cell>
        </table:table-row>
        <table:table-row table:style-name="ro1">
          <table:table-cell office:value-type="float" office:value="3711276" calcext:value-type="float">
            <text:p>3711276</text:p>
          </table:table-cell>
          <table:table-cell table:formula="of:=[.A234]/1000/(60*60*24)" office:value-type="time" office:time-value="PT01H01M51.276S" calcext:value-type="time">
            <text:p>01:01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271.25" calcext:value-type="float">
            <text:p>271.25</text:p>
          </table:table-cell>
          <table:table-cell office:value-type="float" office:value="360.93" calcext:value-type="float">
            <text:p>360.93</text:p>
          </table:table-cell>
        </table:table-row>
        <table:table-row table:style-name="ro1">
          <table:table-cell office:value-type="float" office:value="3727276" calcext:value-type="float">
            <text:p>3727276</text:p>
          </table:table-cell>
          <table:table-cell table:formula="of:=[.A235]/1000/(60*60*24)" office:value-type="time" office:time-value="PT01H02M07.276S" calcext:value-type="time">
            <text:p>01:02:07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272.38" calcext:value-type="float">
            <text:p>272.38</text:p>
          </table:table-cell>
          <table:table-cell office:value-type="float" office:value="362.37" calcext:value-type="float">
            <text:p>362.37</text:p>
          </table:table-cell>
        </table:table-row>
        <table:table-row table:style-name="ro1">
          <table:table-cell office:value-type="float" office:value="3743276" calcext:value-type="float">
            <text:p>3743276</text:p>
          </table:table-cell>
          <table:table-cell table:formula="of:=[.A236]/1000/(60*60*24)" office:value-type="time" office:time-value="PT01H02M23.276S" calcext:value-type="time">
            <text:p>01:02:23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273.51" calcext:value-type="float">
            <text:p>273.51</text:p>
          </table:table-cell>
          <table:table-cell office:value-type="float" office:value="363.82" calcext:value-type="float">
            <text:p>363.82</text:p>
          </table:table-cell>
        </table:table-row>
        <table:table-row table:style-name="ro1">
          <table:table-cell office:value-type="float" office:value="3759276" calcext:value-type="float">
            <text:p>3759276</text:p>
          </table:table-cell>
          <table:table-cell table:formula="of:=[.A237]/1000/(60*60*24)" office:value-type="time" office:time-value="PT01H02M39.276S" calcext:value-type="time">
            <text:p>01:02:39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274.64" calcext:value-type="float">
            <text:p>274.64</text:p>
          </table:table-cell>
          <table:table-cell office:value-type="float" office:value="365.27" calcext:value-type="float">
            <text:p>365.27</text:p>
          </table:table-cell>
        </table:table-row>
        <table:table-row table:style-name="ro1">
          <table:table-cell office:value-type="float" office:value="3775276" calcext:value-type="float">
            <text:p>3775276</text:p>
          </table:table-cell>
          <table:table-cell table:formula="of:=[.A238]/1000/(60*60*24)" office:value-type="time" office:time-value="PT01H02M55.276S" calcext:value-type="time">
            <text:p>01:02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275.76" calcext:value-type="float">
            <text:p>275.76</text:p>
          </table:table-cell>
          <table:table-cell office:value-type="float" office:value="366.71" calcext:value-type="float">
            <text:p>366.71</text:p>
          </table:table-cell>
        </table:table-row>
        <table:table-row table:style-name="ro1">
          <table:table-cell office:value-type="float" office:value="3791276" calcext:value-type="float">
            <text:p>3791276</text:p>
          </table:table-cell>
          <table:table-cell table:formula="of:=[.A239]/1000/(60*60*24)" office:value-type="time" office:time-value="PT01H03M11.276S" calcext:value-type="time">
            <text:p>01:03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276.89" calcext:value-type="float">
            <text:p>276.89</text:p>
          </table:table-cell>
          <table:table-cell office:value-type="float" office:value="368.16" calcext:value-type="float">
            <text:p>368.16</text:p>
          </table:table-cell>
        </table:table-row>
        <table:table-row table:style-name="ro1">
          <table:table-cell office:value-type="float" office:value="3807276" calcext:value-type="float">
            <text:p>3807276</text:p>
          </table:table-cell>
          <table:table-cell table:formula="of:=[.A240]/1000/(60*60*24)" office:value-type="time" office:time-value="PT01H03M27.276S" calcext:value-type="time">
            <text:p>01:03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278.02" calcext:value-type="float">
            <text:p>278.02</text:p>
          </table:table-cell>
          <table:table-cell office:value-type="float" office:value="369.6" calcext:value-type="float">
            <text:p>369.6</text:p>
          </table:table-cell>
        </table:table-row>
        <table:table-row table:style-name="ro1">
          <table:table-cell office:value-type="float" office:value="3823276" calcext:value-type="float">
            <text:p>3823276</text:p>
          </table:table-cell>
          <table:table-cell table:formula="of:=[.A241]/1000/(60*60*24)" office:value-type="time" office:time-value="PT01H03M43.276S" calcext:value-type="time">
            <text:p>01:03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279.15" calcext:value-type="float">
            <text:p>279.15</text:p>
          </table:table-cell>
          <table:table-cell office:value-type="float" office:value="371.05" calcext:value-type="float">
            <text:p>371.05</text:p>
          </table:table-cell>
        </table:table-row>
        <table:table-row table:style-name="ro1">
          <table:table-cell office:value-type="float" office:value="3839276" calcext:value-type="float">
            <text:p>3839276</text:p>
          </table:table-cell>
          <table:table-cell table:formula="of:=[.A242]/1000/(60*60*24)" office:value-type="time" office:time-value="PT01H03M59.276S" calcext:value-type="time">
            <text:p>01:03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280.28" calcext:value-type="float">
            <text:p>280.28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float" office:value="3855276" calcext:value-type="float">
            <text:p>3855276</text:p>
          </table:table-cell>
          <table:table-cell table:formula="of:=[.A243]/1000/(60*60*24)" office:value-type="time" office:time-value="PT01H04M15.276S" calcext:value-type="time">
            <text:p>01:04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281.4" calcext:value-type="float">
            <text:p>281.4</text:p>
          </table:table-cell>
          <table:table-cell office:value-type="float" office:value="373.94" calcext:value-type="float">
            <text:p>373.94</text:p>
          </table:table-cell>
        </table:table-row>
        <table:table-row table:style-name="ro1">
          <table:table-cell office:value-type="float" office:value="3871276" calcext:value-type="float">
            <text:p>3871276</text:p>
          </table:table-cell>
          <table:table-cell table:formula="of:=[.A244]/1000/(60*60*24)" office:value-type="time" office:time-value="PT01H04M31.276S" calcext:value-type="time">
            <text:p>01:04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82.53" calcext:value-type="float">
            <text:p>282.53</text:p>
          </table:table-cell>
          <table:table-cell office:value-type="float" office:value="375.38" calcext:value-type="float">
            <text:p>375.38</text:p>
          </table:table-cell>
        </table:table-row>
        <table:table-row table:style-name="ro1">
          <table:table-cell office:value-type="float" office:value="3887276" calcext:value-type="float">
            <text:p>3887276</text:p>
          </table:table-cell>
          <table:table-cell table:formula="of:=[.A245]/1000/(60*60*24)" office:value-type="time" office:time-value="PT01H04M47.276S" calcext:value-type="time">
            <text:p>01:04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83.66" calcext:value-type="float">
            <text:p>283.66</text:p>
          </table:table-cell>
          <table:table-cell office:value-type="float" office:value="376.83" calcext:value-type="float">
            <text:p>376.83</text:p>
          </table:table-cell>
        </table:table-row>
        <table:table-row table:style-name="ro1">
          <table:table-cell office:value-type="float" office:value="3903276" calcext:value-type="float">
            <text:p>3903276</text:p>
          </table:table-cell>
          <table:table-cell table:formula="of:=[.A246]/1000/(60*60*24)" office:value-type="time" office:time-value="PT01H05M03.276S" calcext:value-type="time">
            <text:p>01:05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84.78" calcext:value-type="float">
            <text:p>284.78</text:p>
          </table:table-cell>
          <table:table-cell office:value-type="float" office:value="378.27" calcext:value-type="float">
            <text:p>378.27</text:p>
          </table:table-cell>
        </table:table-row>
        <table:table-row table:style-name="ro1">
          <table:table-cell office:value-type="float" office:value="3919276" calcext:value-type="float">
            <text:p>3919276</text:p>
          </table:table-cell>
          <table:table-cell table:formula="of:=[.A247]/1000/(60*60*24)" office:value-type="time" office:time-value="PT01H05M19.276S" calcext:value-type="time">
            <text:p>01:05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85.91" calcext:value-type="float">
            <text:p>285.91</text:p>
          </table:table-cell>
          <table:table-cell office:value-type="float" office:value="379.71" calcext:value-type="float">
            <text:p>379.71</text:p>
          </table:table-cell>
        </table:table-row>
        <table:table-row table:style-name="ro1">
          <table:table-cell office:value-type="float" office:value="3935276" calcext:value-type="float">
            <text:p>3935276</text:p>
          </table:table-cell>
          <table:table-cell table:formula="of:=[.A248]/1000/(60*60*24)" office:value-type="time" office:time-value="PT01H05M35.276S" calcext:value-type="time">
            <text:p>01:05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287.04" calcext:value-type="float">
            <text:p>287.04</text:p>
          </table:table-cell>
          <table:table-cell office:value-type="float" office:value="381.15" calcext:value-type="float">
            <text:p>381.15</text:p>
          </table:table-cell>
        </table:table-row>
        <table:table-row table:style-name="ro1">
          <table:table-cell office:value-type="float" office:value="3951276" calcext:value-type="float">
            <text:p>3951276</text:p>
          </table:table-cell>
          <table:table-cell table:formula="of:=[.A249]/1000/(60*60*24)" office:value-type="time" office:time-value="PT01H05M51.276S" calcext:value-type="time">
            <text:p>01:05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288.16" calcext:value-type="float">
            <text:p>288.16</text:p>
          </table:table-cell>
          <table:table-cell office:value-type="float" office:value="382.59" calcext:value-type="float">
            <text:p>382.59</text:p>
          </table:table-cell>
        </table:table-row>
        <table:table-row table:style-name="ro1">
          <table:table-cell office:value-type="float" office:value="3967276" calcext:value-type="float">
            <text:p>3967276</text:p>
          </table:table-cell>
          <table:table-cell table:formula="of:=[.A250]/1000/(60*60*24)" office:value-type="time" office:time-value="PT01H06M07.276S" calcext:value-type="time">
            <text:p>01:06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6" calcext:value-type="float">
            <text:p>324.56</text:p>
          </table:table-cell>
          <table:table-cell office:value-type="float" office:value="289.29" calcext:value-type="float">
            <text:p>289.29</text:p>
          </table:table-cell>
          <table:table-cell office:value-type="float" office:value="384.03" calcext:value-type="float">
            <text:p>384.03</text:p>
          </table:table-cell>
        </table:table-row>
        <table:table-row table:style-name="ro1">
          <table:table-cell office:value-type="float" office:value="3983276" calcext:value-type="float">
            <text:p>3983276</text:p>
          </table:table-cell>
          <table:table-cell table:formula="of:=[.A251]/1000/(60*60*24)" office:value-type="time" office:time-value="PT01H06M23.276S" calcext:value-type="time">
            <text:p>01:06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290.42" calcext:value-type="float">
            <text:p>290.42</text:p>
          </table:table-cell>
          <table:table-cell office:value-type="float" office:value="385.47" calcext:value-type="float">
            <text:p>385.47</text:p>
          </table:table-cell>
        </table:table-row>
        <table:table-row table:style-name="ro1">
          <table:table-cell office:value-type="float" office:value="3999276" calcext:value-type="float">
            <text:p>3999276</text:p>
          </table:table-cell>
          <table:table-cell table:formula="of:=[.A252]/1000/(60*60*24)" office:value-type="time" office:time-value="PT01H06M39.276S" calcext:value-type="time">
            <text:p>01:06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91.54" calcext:value-type="float">
            <text:p>291.54</text:p>
          </table:table-cell>
          <table:table-cell office:value-type="float" office:value="386.91" calcext:value-type="float">
            <text:p>386.91</text:p>
          </table:table-cell>
        </table:table-row>
        <table:table-row table:style-name="ro1">
          <table:table-cell office:value-type="float" office:value="4015276" calcext:value-type="float">
            <text:p>4015276</text:p>
          </table:table-cell>
          <table:table-cell table:formula="of:=[.A253]/1000/(60*60*24)" office:value-type="time" office:time-value="PT01H06M55.276S" calcext:value-type="time">
            <text:p>01:06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92.67" calcext:value-type="float">
            <text:p>292.67</text:p>
          </table:table-cell>
          <table:table-cell office:value-type="float" office:value="388.35" calcext:value-type="float">
            <text:p>388.35</text:p>
          </table:table-cell>
        </table:table-row>
        <table:table-row table:style-name="ro1">
          <table:table-cell office:value-type="float" office:value="4031276" calcext:value-type="float">
            <text:p>4031276</text:p>
          </table:table-cell>
          <table:table-cell table:formula="of:=[.A254]/1000/(60*60*24)" office:value-type="time" office:time-value="PT01H07M11.276S" calcext:value-type="time">
            <text:p>01:07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93.79" calcext:value-type="float">
            <text:p>293.79</text:p>
          </table:table-cell>
          <table:table-cell office:value-type="float" office:value="389.79" calcext:value-type="float">
            <text:p>389.79</text:p>
          </table:table-cell>
        </table:table-row>
        <table:table-row table:style-name="ro1">
          <table:table-cell office:value-type="float" office:value="4047275" calcext:value-type="float">
            <text:p>4047275</text:p>
          </table:table-cell>
          <table:table-cell table:formula="of:=[.A255]/1000/(60*60*24)" office:value-type="time" office:time-value="PT01H07M27.275S" calcext:value-type="time">
            <text:p>01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94.92" calcext:value-type="float">
            <text:p>294.92</text:p>
          </table:table-cell>
          <table:table-cell office:value-type="float" office:value="391.22" calcext:value-type="float">
            <text:p>391.22</text:p>
          </table:table-cell>
        </table:table-row>
        <table:table-row table:style-name="ro1">
          <table:table-cell office:value-type="float" office:value="4063276" calcext:value-type="float">
            <text:p>4063276</text:p>
          </table:table-cell>
          <table:table-cell table:formula="of:=[.A256]/1000/(60*60*24)" office:value-type="time" office:time-value="PT01H07M43.276S" calcext:value-type="time">
            <text:p>01:07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92.66" calcext:value-type="float">
            <text:p>392.66</text:p>
          </table:table-cell>
        </table:table-row>
        <table:table-row table:style-name="ro1">
          <table:table-cell office:value-type="float" office:value="4079276" calcext:value-type="float">
            <text:p>4079276</text:p>
          </table:table-cell>
          <table:table-cell table:formula="of:=[.A257]/1000/(60*60*24)" office:value-type="time" office:time-value="PT01H07M59.276S" calcext:value-type="time">
            <text:p>01:07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97.17" calcext:value-type="float">
            <text:p>297.17</text:p>
          </table:table-cell>
          <table:table-cell office:value-type="float" office:value="394.1" calcext:value-type="float">
            <text:p>394.1</text:p>
          </table:table-cell>
        </table:table-row>
        <table:table-row table:style-name="ro1">
          <table:table-cell office:value-type="float" office:value="4095276" calcext:value-type="float">
            <text:p>4095276</text:p>
          </table:table-cell>
          <table:table-cell table:formula="of:=[.A258]/1000/(60*60*24)" office:value-type="time" office:time-value="PT01H08M15.276S" calcext:value-type="time">
            <text:p>01:08:15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298.29" calcext:value-type="float">
            <text:p>298.29</text:p>
          </table:table-cell>
          <table:table-cell office:value-type="float" office:value="395.53" calcext:value-type="float">
            <text:p>395.53</text:p>
          </table:table-cell>
        </table:table-row>
        <table:table-row table:style-name="ro1">
          <table:table-cell office:value-type="float" office:value="4111275" calcext:value-type="float">
            <text:p>4111275</text:p>
          </table:table-cell>
          <table:table-cell table:formula="of:=[.A259]/1000/(60*60*24)" office:value-type="time" office:time-value="PT01H08M31.275S" calcext:value-type="time">
            <text:p>01:08:31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299.41" calcext:value-type="float">
            <text:p>299.41</text:p>
          </table:table-cell>
          <table:table-cell office:value-type="float" office:value="396.97" calcext:value-type="float">
            <text:p>396.97</text:p>
          </table:table-cell>
        </table:table-row>
        <table:table-row table:style-name="ro1">
          <table:table-cell office:value-type="float" office:value="4127276" calcext:value-type="float">
            <text:p>4127276</text:p>
          </table:table-cell>
          <table:table-cell table:formula="of:=[.A260]/1000/(60*60*24)" office:value-type="time" office:time-value="PT01H08M47.276S" calcext:value-type="time">
            <text:p>01:08:47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300.54" calcext:value-type="float">
            <text:p>300.54</text:p>
          </table:table-cell>
          <table:table-cell office:value-type="float" office:value="398.4" calcext:value-type="float">
            <text:p>398.4</text:p>
          </table:table-cell>
        </table:table-row>
        <table:table-row table:style-name="ro1">
          <table:table-cell office:value-type="float" office:value="4143276" calcext:value-type="float">
            <text:p>4143276</text:p>
          </table:table-cell>
          <table:table-cell table:formula="of:=[.A261]/1000/(60*60*24)" office:value-type="time" office:time-value="PT01H09M03.276S" calcext:value-type="time">
            <text:p>01:09:03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301.66" calcext:value-type="float">
            <text:p>301.66</text:p>
          </table:table-cell>
          <table:table-cell office:value-type="float" office:value="399.84" calcext:value-type="float">
            <text:p>399.84</text:p>
          </table:table-cell>
        </table:table-row>
        <table:table-row table:style-name="ro1">
          <table:table-cell office:value-type="float" office:value="4159276" calcext:value-type="float">
            <text:p>4159276</text:p>
          </table:table-cell>
          <table:table-cell table:formula="of:=[.A262]/1000/(60*60*24)" office:value-type="time" office:time-value="PT01H09M19.276S" calcext:value-type="time">
            <text:p>01:09:19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302.78" calcext:value-type="float">
            <text:p>302.78</text:p>
          </table:table-cell>
          <table:table-cell office:value-type="float" office:value="401.27" calcext:value-type="float">
            <text:p>401.27</text:p>
          </table:table-cell>
        </table:table-row>
        <table:table-row table:style-name="ro1">
          <table:table-cell office:value-type="float" office:value="4175276" calcext:value-type="float">
            <text:p>4175276</text:p>
          </table:table-cell>
          <table:table-cell table:formula="of:=[.A263]/1000/(60*60*24)" office:value-type="time" office:time-value="PT01H09M35.276S" calcext:value-type="time">
            <text:p>01:09:35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303.91" calcext:value-type="float">
            <text:p>303.91</text:p>
          </table:table-cell>
          <table:table-cell office:value-type="float" office:value="402.7" calcext:value-type="float">
            <text:p>402.7</text:p>
          </table:table-cell>
        </table:table-row>
        <table:table-row table:style-name="ro1">
          <table:table-cell office:value-type="float" office:value="4191276" calcext:value-type="float">
            <text:p>4191276</text:p>
          </table:table-cell>
          <table:table-cell table:formula="of:=[.A264]/1000/(60*60*24)" office:value-type="time" office:time-value="PT01H09M51.276S" calcext:value-type="time">
            <text:p>01:09:51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6" calcext:value-type="float">
            <text:p>322.76</text:p>
          </table:table-cell>
          <table:table-cell office:value-type="float" office:value="305.03" calcext:value-type="float">
            <text:p>305.03</text:p>
          </table:table-cell>
          <table:table-cell office:value-type="float" office:value="404.14" calcext:value-type="float">
            <text:p>404.14</text:p>
          </table:table-cell>
        </table:table-row>
        <table:table-row table:style-name="ro1">
          <table:table-cell office:value-type="float" office:value="4207276" calcext:value-type="float">
            <text:p>4207276</text:p>
          </table:table-cell>
          <table:table-cell table:formula="of:=[.A265]/1000/(60*60*24)" office:value-type="time" office:time-value="PT01H10M07.276S" calcext:value-type="time">
            <text:p>01:10:07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306.15" calcext:value-type="float">
            <text:p>306.15</text:p>
          </table:table-cell>
          <table:table-cell office:value-type="float" office:value="405.57" calcext:value-type="float">
            <text:p>405.57</text:p>
          </table:table-cell>
        </table:table-row>
        <table:table-row table:style-name="ro1">
          <table:table-cell office:value-type="float" office:value="4223276" calcext:value-type="float">
            <text:p>4223276</text:p>
          </table:table-cell>
          <table:table-cell table:formula="of:=[.A266]/1000/(60*60*24)" office:value-type="time" office:time-value="PT01H10M23.276S" calcext:value-type="time">
            <text:p>01:1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307.28" calcext:value-type="float">
            <text:p>307.2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239276" calcext:value-type="float">
            <text:p>4239276</text:p>
          </table:table-cell>
          <table:table-cell table:formula="of:=[.A267]/1000/(60*60*24)" office:value-type="time" office:time-value="PT01H10M39.276S" calcext:value-type="time">
            <text:p>01:10:39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308.4" calcext:value-type="float">
            <text:p>308.4</text:p>
          </table:table-cell>
          <table:table-cell office:value-type="float" office:value="408.43" calcext:value-type="float">
            <text:p>408.43</text:p>
          </table:table-cell>
        </table:table-row>
        <table:table-row table:style-name="ro1">
          <table:table-cell office:value-type="float" office:value="4255276" calcext:value-type="float">
            <text:p>4255276</text:p>
          </table:table-cell>
          <table:table-cell table:formula="of:=[.A268]/1000/(60*60*24)" office:value-type="time" office:time-value="PT01H10M55.276S" calcext:value-type="time">
            <text:p>01:10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309.52" calcext:value-type="float">
            <text:p>309.52</text:p>
          </table:table-cell>
          <table:table-cell office:value-type="float" office:value="409.86" calcext:value-type="float">
            <text:p>409.86</text:p>
          </table:table-cell>
        </table:table-row>
        <table:table-row table:style-name="ro1">
          <table:table-cell office:value-type="float" office:value="4271276" calcext:value-type="float">
            <text:p>4271276</text:p>
          </table:table-cell>
          <table:table-cell table:formula="of:=[.A269]/1000/(60*60*24)" office:value-type="time" office:time-value="PT01H11M11.276S" calcext:value-type="time">
            <text:p>01:11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0.64" calcext:value-type="float">
            <text:p>310.64</text:p>
          </table:table-cell>
          <table:table-cell office:value-type="float" office:value="411.29" calcext:value-type="float">
            <text:p>411.29</text:p>
          </table:table-cell>
        </table:table-row>
        <table:table-row table:style-name="ro1">
          <table:table-cell office:value-type="float" office:value="4287276" calcext:value-type="float">
            <text:p>4287276</text:p>
          </table:table-cell>
          <table:table-cell table:formula="of:=[.A270]/1000/(60*60*24)" office:value-type="time" office:time-value="PT01H11M27.276S" calcext:value-type="time">
            <text:p>01:11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311.76" calcext:value-type="float">
            <text:p>311.76</text:p>
          </table:table-cell>
          <table:table-cell office:value-type="float" office:value="412.72" calcext:value-type="float">
            <text:p>412.72</text:p>
          </table:table-cell>
        </table:table-row>
        <table:table-row table:style-name="ro1">
          <table:table-cell office:value-type="float" office:value="4303276" calcext:value-type="float">
            <text:p>4303276</text:p>
          </table:table-cell>
          <table:table-cell table:formula="of:=[.A271]/1000/(60*60*24)" office:value-type="time" office:time-value="PT01H11M43.276S" calcext:value-type="time">
            <text:p>01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312.88" calcext:value-type="float">
            <text:p>312.88</text:p>
          </table:table-cell>
          <table:table-cell office:value-type="float" office:value="414.14" calcext:value-type="float">
            <text:p>414.14</text:p>
          </table:table-cell>
        </table:table-row>
        <table:table-row table:style-name="ro1">
          <table:table-cell office:value-type="float" office:value="4319276" calcext:value-type="float">
            <text:p>4319276</text:p>
          </table:table-cell>
          <table:table-cell table:formula="of:=[.A272]/1000/(60*60*24)" office:value-type="time" office:time-value="PT01H11M59.276S" calcext:value-type="time">
            <text:p>01:1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3" calcext:value-type="float">
            <text:p>321.23</text:p>
          </table:table-cell>
          <table:table-cell office:value-type="float" office:value="314.01" calcext:value-type="float">
            <text:p>314.01</text:p>
          </table:table-cell>
          <table:table-cell office:value-type="float" office:value="415.57" calcext:value-type="float">
            <text:p>415.57</text:p>
          </table:table-cell>
        </table:table-row>
        <table:table-row table:style-name="ro1">
          <table:table-cell office:value-type="float" office:value="4335276" calcext:value-type="float">
            <text:p>4335276</text:p>
          </table:table-cell>
          <table:table-cell table:formula="of:=[.A273]/1000/(60*60*24)" office:value-type="time" office:time-value="PT01H12M15.276S" calcext:value-type="time">
            <text:p>01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315.13" calcext:value-type="float">
            <text:p>315.1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351276" calcext:value-type="float">
            <text:p>4351276</text:p>
          </table:table-cell>
          <table:table-cell table:formula="of:=[.A274]/1000/(60*60*24)" office:value-type="time" office:time-value="PT01H12M31.276S" calcext:value-type="time">
            <text:p>01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316.25" calcext:value-type="float">
            <text:p>316.25</text:p>
          </table:table-cell>
          <table:table-cell office:value-type="float" office:value="418.43" calcext:value-type="float">
            <text:p>418.43</text:p>
          </table:table-cell>
        </table:table-row>
        <table:table-row table:style-name="ro1">
          <table:table-cell office:value-type="float" office:value="4367276" calcext:value-type="float">
            <text:p>4367276</text:p>
          </table:table-cell>
          <table:table-cell table:formula="of:=[.A275]/1000/(60*60*24)" office:value-type="time" office:time-value="PT01H12M47.276S" calcext:value-type="time">
            <text:p>01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317.37" calcext:value-type="float">
            <text:p>317.37</text:p>
          </table:table-cell>
          <table:table-cell office:value-type="float" office:value="419.85" calcext:value-type="float">
            <text:p>419.85</text:p>
          </table:table-cell>
        </table:table-row>
        <table:table-row table:style-name="ro1">
          <table:table-cell office:value-type="float" office:value="4383276" calcext:value-type="float">
            <text:p>4383276</text:p>
          </table:table-cell>
          <table:table-cell table:formula="of:=[.A276]/1000/(60*60*24)" office:value-type="time" office:time-value="PT01H13M03.276S" calcext:value-type="time">
            <text:p>01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18.49" calcext:value-type="float">
            <text:p>318.49</text:p>
          </table:table-cell>
          <table:table-cell office:value-type="float" office:value="421.28" calcext:value-type="float">
            <text:p>421.28</text:p>
          </table:table-cell>
        </table:table-row>
        <table:table-row table:style-name="ro1">
          <table:table-cell office:value-type="float" office:value="4399276" calcext:value-type="float">
            <text:p>4399276</text:p>
          </table:table-cell>
          <table:table-cell table:formula="of:=[.A277]/1000/(60*60*24)" office:value-type="time" office:time-value="PT01H13M19.276S" calcext:value-type="time">
            <text:p>01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19.61" calcext:value-type="float">
            <text:p>319.61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4415276" calcext:value-type="float">
            <text:p>4415276</text:p>
          </table:table-cell>
          <table:table-cell table:formula="of:=[.A278]/1000/(60*60*24)" office:value-type="time" office:time-value="PT01H13M35.276S" calcext:value-type="time">
            <text:p>01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320.73" calcext:value-type="float">
            <text:p>320.73</text:p>
          </table:table-cell>
          <table:table-cell office:value-type="float" office:value="424.13" calcext:value-type="float">
            <text:p>424.13</text:p>
          </table:table-cell>
        </table:table-row>
        <table:table-row table:style-name="ro1">
          <table:table-cell office:value-type="float" office:value="4431276" calcext:value-type="float">
            <text:p>4431276</text:p>
          </table:table-cell>
          <table:table-cell table:formula="of:=[.A279]/1000/(60*60*24)" office:value-type="time" office:time-value="PT01H13M51.276S" calcext:value-type="time">
            <text:p>01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321.85" calcext:value-type="float">
            <text:p>321.85</text:p>
          </table:table-cell>
          <table:table-cell office:value-type="float" office:value="425.56" calcext:value-type="float">
            <text:p>425.56</text:p>
          </table:table-cell>
        </table:table-row>
        <table:table-row table:style-name="ro1">
          <table:table-cell office:value-type="float" office:value="4447276" calcext:value-type="float">
            <text:p>4447276</text:p>
          </table:table-cell>
          <table:table-cell table:formula="of:=[.A280]/1000/(60*60*24)" office:value-type="time" office:time-value="PT01H14M07.276S" calcext:value-type="time">
            <text:p>01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322.97" calcext:value-type="float">
            <text:p>322.97</text:p>
          </table:table-cell>
          <table:table-cell office:value-type="float" office:value="426.98" calcext:value-type="float">
            <text:p>426.98</text:p>
          </table:table-cell>
        </table:table-row>
        <table:table-row table:style-name="ro1">
          <table:table-cell office:value-type="float" office:value="4463276" calcext:value-type="float">
            <text:p>4463276</text:p>
          </table:table-cell>
          <table:table-cell table:formula="of:=[.A281]/1000/(60*60*24)" office:value-type="time" office:time-value="PT01H14M23.276S" calcext:value-type="time">
            <text:p>01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324.09" calcext:value-type="float">
            <text:p>324.09</text:p>
          </table:table-cell>
          <table:table-cell office:value-type="float" office:value="428.41" calcext:value-type="float">
            <text:p>428.41</text:p>
          </table:table-cell>
        </table:table-row>
        <table:table-row table:style-name="ro1">
          <table:table-cell office:value-type="float" office:value="4479276" calcext:value-type="float">
            <text:p>4479276</text:p>
          </table:table-cell>
          <table:table-cell table:formula="of:=[.A282]/1000/(60*60*24)" office:value-type="time" office:time-value="PT01H14M39.276S" calcext:value-type="time">
            <text:p>01:1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325.21" calcext:value-type="float">
            <text:p>325.21</text:p>
          </table:table-cell>
          <table:table-cell office:value-type="float" office:value="429.83" calcext:value-type="float">
            <text:p>429.83</text:p>
          </table:table-cell>
        </table:table-row>
        <table:table-row table:style-name="ro1">
          <table:table-cell office:value-type="float" office:value="4495276" calcext:value-type="float">
            <text:p>4495276</text:p>
          </table:table-cell>
          <table:table-cell table:formula="of:=[.A283]/1000/(60*60*24)" office:value-type="time" office:time-value="PT01H14M55.276S" calcext:value-type="time">
            <text:p>01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326.33" calcext:value-type="float">
            <text:p>326.33</text:p>
          </table:table-cell>
          <table:table-cell office:value-type="float" office:value="431.26" calcext:value-type="float">
            <text:p>431.26</text:p>
          </table:table-cell>
        </table:table-row>
        <table:table-row table:style-name="ro1">
          <table:table-cell office:value-type="float" office:value="4511276" calcext:value-type="float">
            <text:p>4511276</text:p>
          </table:table-cell>
          <table:table-cell table:formula="of:=[.A284]/1000/(60*60*24)" office:value-type="time" office:time-value="PT01H15M11.276S" calcext:value-type="time">
            <text:p>01:1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327.45" calcext:value-type="float">
            <text:p>327.45</text:p>
          </table:table-cell>
          <table:table-cell office:value-type="float" office:value="432.68" calcext:value-type="float">
            <text:p>432.68</text:p>
          </table:table-cell>
        </table:table-row>
        <table:table-row table:style-name="ro1">
          <table:table-cell office:value-type="float" office:value="4527276" calcext:value-type="float">
            <text:p>4527276</text:p>
          </table:table-cell>
          <table:table-cell table:formula="of:=[.A285]/1000/(60*60*24)" office:value-type="time" office:time-value="PT01H15M27.276S" calcext:value-type="time">
            <text:p>01:1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6" calcext:value-type="float">
            <text:p>320.46</text:p>
          </table:table-cell>
          <table:table-cell office:value-type="float" office:value="328.57" calcext:value-type="float">
            <text:p>328.57</text:p>
          </table:table-cell>
          <table:table-cell office:value-type="float" office:value="434.1" calcext:value-type="float">
            <text:p>434.1</text:p>
          </table:table-cell>
        </table:table-row>
        <table:table-row table:style-name="ro1">
          <table:table-cell office:value-type="float" office:value="4543276" calcext:value-type="float">
            <text:p>4543276</text:p>
          </table:table-cell>
          <table:table-cell table:formula="of:=[.A286]/1000/(60*60*24)" office:value-type="time" office:time-value="PT01H15M43.276S" calcext:value-type="time">
            <text:p>01:1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329.68" calcext:value-type="float">
            <text:p>329.68</text:p>
          </table:table-cell>
          <table:table-cell office:value-type="float" office:value="435.52" calcext:value-type="float">
            <text:p>435.52</text:p>
          </table:table-cell>
        </table:table-row>
        <table:table-row table:style-name="ro1">
          <table:table-cell office:value-type="float" office:value="4559276" calcext:value-type="float">
            <text:p>4559276</text:p>
          </table:table-cell>
          <table:table-cell table:formula="of:=[.A287]/1000/(60*60*24)" office:value-type="time" office:time-value="PT01H15M59.276S" calcext:value-type="time">
            <text:p>01:1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30.8" calcext:value-type="float">
            <text:p>330.8</text:p>
          </table:table-cell>
          <table:table-cell office:value-type="float" office:value="436.95" calcext:value-type="float">
            <text:p>436.95</text:p>
          </table:table-cell>
        </table:table-row>
        <table:table-row table:style-name="ro1">
          <table:table-cell office:value-type="float" office:value="4575276" calcext:value-type="float">
            <text:p>4575276</text:p>
          </table:table-cell>
          <table:table-cell table:formula="of:=[.A288]/1000/(60*60*24)" office:value-type="time" office:time-value="PT01H16M15.276S" calcext:value-type="time">
            <text:p>01:1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31.92" calcext:value-type="float">
            <text:p>331.92</text:p>
          </table:table-cell>
          <table:table-cell office:value-type="float" office:value="438.37" calcext:value-type="float">
            <text:p>438.37</text:p>
          </table:table-cell>
        </table:table-row>
        <table:table-row table:style-name="ro1">
          <table:table-cell office:value-type="float" office:value="4591276" calcext:value-type="float">
            <text:p>4591276</text:p>
          </table:table-cell>
          <table:table-cell table:formula="of:=[.A289]/1000/(60*60*24)" office:value-type="time" office:time-value="PT01H16M31.276S" calcext:value-type="time">
            <text:p>01:1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33.04" calcext:value-type="float">
            <text:p>333.04</text:p>
          </table:table-cell>
          <table:table-cell office:value-type="float" office:value="439.78" calcext:value-type="float">
            <text:p>439.78</text:p>
          </table:table-cell>
        </table:table-row>
        <table:table-row table:style-name="ro1">
          <table:table-cell office:value-type="float" office:value="4607276" calcext:value-type="float">
            <text:p>4607276</text:p>
          </table:table-cell>
          <table:table-cell table:formula="of:=[.A290]/1000/(60*60*24)" office:value-type="time" office:time-value="PT01H16M47.276S" calcext:value-type="time">
            <text:p>01:1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34.16" calcext:value-type="float">
            <text:p>334.16</text:p>
          </table:table-cell>
          <table:table-cell office:value-type="float" office:value="441.2" calcext:value-type="float">
            <text:p>441.2</text:p>
          </table:table-cell>
        </table:table-row>
        <table:table-row table:style-name="ro1">
          <table:table-cell office:value-type="float" office:value="4623276" calcext:value-type="float">
            <text:p>4623276</text:p>
          </table:table-cell>
          <table:table-cell table:formula="of:=[.A291]/1000/(60*60*24)" office:value-type="time" office:time-value="PT01H17M03.276S" calcext:value-type="time">
            <text:p>01:1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335.27" calcext:value-type="float">
            <text:p>335.27</text:p>
          </table:table-cell>
          <table:table-cell office:value-type="float" office:value="442.62" calcext:value-type="float">
            <text:p>442.62</text:p>
          </table:table-cell>
        </table:table-row>
        <table:table-row table:style-name="ro1">
          <table:table-cell office:value-type="float" office:value="4639276" calcext:value-type="float">
            <text:p>4639276</text:p>
          </table:table-cell>
          <table:table-cell table:formula="of:=[.A292]/1000/(60*60*24)" office:value-type="time" office:time-value="PT01H17M19.276S" calcext:value-type="time">
            <text:p>01:1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336.39" calcext:value-type="float">
            <text:p>336.39</text:p>
          </table:table-cell>
          <table:table-cell office:value-type="float" office:value="444.04" calcext:value-type="float">
            <text:p>444.04</text:p>
          </table:table-cell>
        </table:table-row>
        <table:table-row table:style-name="ro1">
          <table:table-cell office:value-type="float" office:value="4655276" calcext:value-type="float">
            <text:p>4655276</text:p>
          </table:table-cell>
          <table:table-cell table:formula="of:=[.A293]/1000/(60*60*24)" office:value-type="time" office:time-value="PT01H17M35.276S" calcext:value-type="time">
            <text:p>01:1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337.51" calcext:value-type="float">
            <text:p>337.51</text:p>
          </table:table-cell>
          <table:table-cell office:value-type="float" office:value="445.46" calcext:value-type="float">
            <text:p>445.46</text:p>
          </table:table-cell>
        </table:table-row>
        <table:table-row table:style-name="ro1">
          <table:table-cell office:value-type="float" office:value="4671276" calcext:value-type="float">
            <text:p>4671276</text:p>
          </table:table-cell>
          <table:table-cell table:formula="of:=[.A294]/1000/(60*60*24)" office:value-type="time" office:time-value="PT01H17M51.276S" calcext:value-type="time">
            <text:p>01:1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338.63" calcext:value-type="float">
            <text:p>338.63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4687276" calcext:value-type="float">
            <text:p>4687276</text:p>
          </table:table-cell>
          <table:table-cell table:formula="of:=[.A295]/1000/(60*60*24)" office:value-type="time" office:time-value="PT01H18M07.276S" calcext:value-type="time">
            <text:p>01:1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339.74" calcext:value-type="float">
            <text:p>339.74</text:p>
          </table:table-cell>
          <table:table-cell office:value-type="float" office:value="448.29" calcext:value-type="float">
            <text:p>448.29</text:p>
          </table:table-cell>
        </table:table-row>
        <table:table-row table:style-name="ro1">
          <table:table-cell office:value-type="float" office:value="4703276" calcext:value-type="float">
            <text:p>4703276</text:p>
          </table:table-cell>
          <table:table-cell table:formula="of:=[.A296]/1000/(60*60*24)" office:value-type="time" office:time-value="PT01H18M23.276S" calcext:value-type="time">
            <text:p>01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340.86" calcext:value-type="float">
            <text:p>340.86</text:p>
          </table:table-cell>
          <table:table-cell office:value-type="float" office:value="449.71" calcext:value-type="float">
            <text:p>449.71</text:p>
          </table:table-cell>
        </table:table-row>
        <table:table-row table:style-name="ro1">
          <table:table-cell office:value-type="float" office:value="4719276" calcext:value-type="float">
            <text:p>4719276</text:p>
          </table:table-cell>
          <table:table-cell table:formula="of:=[.A297]/1000/(60*60*24)" office:value-type="time" office:time-value="PT01H18M39.276S" calcext:value-type="time">
            <text:p>01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341.98" calcext:value-type="float">
            <text:p>341.98</text:p>
          </table:table-cell>
          <table:table-cell office:value-type="float" office:value="451.13" calcext:value-type="float">
            <text:p>451.13</text:p>
          </table:table-cell>
        </table:table-row>
        <table:table-row table:style-name="ro1">
          <table:table-cell office:value-type="float" office:value="4735276" calcext:value-type="float">
            <text:p>4735276</text:p>
          </table:table-cell>
          <table:table-cell table:formula="of:=[.A298]/1000/(60*60*24)" office:value-type="time" office:time-value="PT01H18M55.276S" calcext:value-type="time">
            <text:p>01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343.09" calcext:value-type="float">
            <text:p>343.09</text:p>
          </table:table-cell>
          <table:table-cell office:value-type="float" office:value="452.55" calcext:value-type="float">
            <text:p>452.55</text:p>
          </table:table-cell>
        </table:table-row>
        <table:table-row table:style-name="ro1">
          <table:table-cell office:value-type="float" office:value="4751276" calcext:value-type="float">
            <text:p>4751276</text:p>
          </table:table-cell>
          <table:table-cell table:formula="of:=[.A299]/1000/(60*60*24)" office:value-type="time" office:time-value="PT01H19M11.276S" calcext:value-type="time">
            <text:p>01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344.21" calcext:value-type="float">
            <text:p>344.21</text:p>
          </table:table-cell>
          <table:table-cell office:value-type="float" office:value="453.96" calcext:value-type="float">
            <text:p>453.96</text:p>
          </table:table-cell>
        </table:table-row>
        <table:table-row table:style-name="ro1">
          <table:table-cell office:value-type="float" office:value="4767276" calcext:value-type="float">
            <text:p>4767276</text:p>
          </table:table-cell>
          <table:table-cell table:formula="of:=[.A300]/1000/(60*60*24)" office:value-type="time" office:time-value="PT01H19M27.276S" calcext:value-type="time">
            <text:p>01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345.33" calcext:value-type="float">
            <text:p>345.33</text:p>
          </table:table-cell>
          <table:table-cell office:value-type="float" office:value="455.38" calcext:value-type="float">
            <text:p>455.38</text:p>
          </table:table-cell>
        </table:table-row>
        <table:table-row table:style-name="ro1">
          <table:table-cell office:value-type="float" office:value="4783276" calcext:value-type="float">
            <text:p>4783276</text:p>
          </table:table-cell>
          <table:table-cell table:formula="of:=[.A301]/1000/(60*60*24)" office:value-type="time" office:time-value="PT01H19M43.276S" calcext:value-type="time">
            <text:p>01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346.44" calcext:value-type="float">
            <text:p>346.44</text:p>
          </table:table-cell>
          <table:table-cell office:value-type="float" office:value="456.8" calcext:value-type="float">
            <text:p>456.8</text:p>
          </table:table-cell>
        </table:table-row>
        <table:table-row table:style-name="ro1">
          <table:table-cell office:value-type="float" office:value="4799276" calcext:value-type="float">
            <text:p>4799276</text:p>
          </table:table-cell>
          <table:table-cell table:formula="of:=[.A302]/1000/(60*60*24)" office:value-type="time" office:time-value="PT01H19M59.276S" calcext:value-type="time">
            <text:p>01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347.56" calcext:value-type="float">
            <text:p>347.56</text:p>
          </table:table-cell>
          <table:table-cell office:value-type="float" office:value="458.21" calcext:value-type="float">
            <text:p>458.21</text:p>
          </table:table-cell>
        </table:table-row>
        <table:table-row table:style-name="ro1">
          <table:table-cell office:value-type="float" office:value="4815276" calcext:value-type="float">
            <text:p>4815276</text:p>
          </table:table-cell>
          <table:table-cell table:formula="of:=[.A303]/1000/(60*60*24)" office:value-type="time" office:time-value="PT01H20M15.276S" calcext:value-type="time">
            <text:p>01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5" calcext:value-type="float">
            <text:p>318.55</text:p>
          </table:table-cell>
          <table:table-cell office:value-type="float" office:value="348.67" calcext:value-type="float">
            <text:p>348.67</text:p>
          </table:table-cell>
          <table:table-cell office:value-type="float" office:value="459.62" calcext:value-type="float">
            <text:p>459.62</text:p>
          </table:table-cell>
        </table:table-row>
        <table:table-row table:style-name="ro1">
          <table:table-cell office:value-type="float" office:value="4831276" calcext:value-type="float">
            <text:p>4831276</text:p>
          </table:table-cell>
          <table:table-cell table:formula="of:=[.A304]/1000/(60*60*24)" office:value-type="time" office:time-value="PT01H20M31.276S" calcext:value-type="time">
            <text:p>01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349.79" calcext:value-type="float">
            <text:p>349.79</text:p>
          </table:table-cell>
          <table:table-cell office:value-type="float" office:value="461.04" calcext:value-type="float">
            <text:p>461.04</text:p>
          </table:table-cell>
        </table:table-row>
        <table:table-row table:style-name="ro1">
          <table:table-cell office:value-type="float" office:value="4847276" calcext:value-type="float">
            <text:p>4847276</text:p>
          </table:table-cell>
          <table:table-cell table:formula="of:=[.A305]/1000/(60*60*24)" office:value-type="time" office:time-value="PT01H20M47.276S" calcext:value-type="time">
            <text:p>01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350.9" calcext:value-type="float">
            <text:p>350.9</text:p>
          </table:table-cell>
          <table:table-cell office:value-type="float" office:value="462.45" calcext:value-type="float">
            <text:p>462.45</text:p>
          </table:table-cell>
        </table:table-row>
        <table:table-row table:style-name="ro1">
          <table:table-cell office:value-type="float" office:value="4863276" calcext:value-type="float">
            <text:p>4863276</text:p>
          </table:table-cell>
          <table:table-cell table:formula="of:=[.A306]/1000/(60*60*24)" office:value-type="time" office:time-value="PT01H21M03.276S" calcext:value-type="time">
            <text:p>01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352.02" calcext:value-type="float">
            <text:p>352.02</text:p>
          </table:table-cell>
          <table:table-cell office:value-type="float" office:value="463.87" calcext:value-type="float">
            <text:p>463.87</text:p>
          </table:table-cell>
        </table:table-row>
        <table:table-row table:style-name="ro1">
          <table:table-cell office:value-type="float" office:value="4879276" calcext:value-type="float">
            <text:p>4879276</text:p>
          </table:table-cell>
          <table:table-cell table:formula="of:=[.A307]/1000/(60*60*24)" office:value-type="time" office:time-value="PT01H21M19.276S" calcext:value-type="time">
            <text:p>01:21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353.14" calcext:value-type="float">
            <text:p>353.14</text:p>
          </table:table-cell>
          <table:table-cell office:value-type="float" office:value="465.28" calcext:value-type="float">
            <text:p>465.28</text:p>
          </table:table-cell>
        </table:table-row>
        <table:table-row table:style-name="ro1">
          <table:table-cell office:value-type="float" office:value="4895276" calcext:value-type="float">
            <text:p>4895276</text:p>
          </table:table-cell>
          <table:table-cell table:formula="of:=[.A308]/1000/(60*60*24)" office:value-type="time" office:time-value="PT01H21M35.276S" calcext:value-type="time">
            <text:p>01:21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354.25" calcext:value-type="float">
            <text:p>354.25</text:p>
          </table:table-cell>
          <table:table-cell office:value-type="float" office:value="466.69" calcext:value-type="float">
            <text:p>466.69</text:p>
          </table:table-cell>
        </table:table-row>
        <table:table-row table:style-name="ro1">
          <table:table-cell office:value-type="float" office:value="4911276" calcext:value-type="float">
            <text:p>4911276</text:p>
          </table:table-cell>
          <table:table-cell table:formula="of:=[.A309]/1000/(60*60*24)" office:value-type="time" office:time-value="PT01H21M51.276S" calcext:value-type="time">
            <text:p>01:21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355.37" calcext:value-type="float">
            <text:p>355.37</text:p>
          </table:table-cell>
          <table:table-cell office:value-type="float" office:value="468.1" calcext:value-type="float">
            <text:p>468.1</text:p>
          </table:table-cell>
        </table:table-row>
        <table:table-row table:style-name="ro1">
          <table:table-cell office:value-type="float" office:value="4927276" calcext:value-type="float">
            <text:p>4927276</text:p>
          </table:table-cell>
          <table:table-cell table:formula="of:=[.A310]/1000/(60*60*24)" office:value-type="time" office:time-value="PT01H22M07.276S" calcext:value-type="time">
            <text:p>01:2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356.48" calcext:value-type="float">
            <text:p>356.48</text:p>
          </table:table-cell>
          <table:table-cell office:value-type="float" office:value="469.51" calcext:value-type="float">
            <text:p>469.51</text:p>
          </table:table-cell>
        </table:table-row>
        <table:table-row table:style-name="ro1">
          <table:table-cell office:value-type="float" office:value="4943276" calcext:value-type="float">
            <text:p>4943276</text:p>
          </table:table-cell>
          <table:table-cell table:formula="of:=[.A311]/1000/(60*60*24)" office:value-type="time" office:time-value="PT01H22M23.276S" calcext:value-type="time">
            <text:p>01:22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8.16" calcext:value-type="float">
            <text:p>318.16</text:p>
          </table:table-cell>
          <table:table-cell office:value-type="float" office:value="357.59" calcext:value-type="float">
            <text:p>357.59</text:p>
          </table:table-cell>
          <table:table-cell office:value-type="float" office:value="470.92" calcext:value-type="float">
            <text:p>470.92</text:p>
          </table:table-cell>
        </table:table-row>
        <table:table-row table:style-name="ro1">
          <table:table-cell office:value-type="float" office:value="4959276" calcext:value-type="float">
            <text:p>4959276</text:p>
          </table:table-cell>
          <table:table-cell table:formula="of:=[.A312]/1000/(60*60*24)" office:value-type="time" office:time-value="PT01H22M39.276S" calcext:value-type="time">
            <text:p>01:2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358.71" calcext:value-type="float">
            <text:p>358.71</text:p>
          </table:table-cell>
          <table:table-cell office:value-type="float" office:value="472.33" calcext:value-type="float">
            <text:p>472.33</text:p>
          </table:table-cell>
        </table:table-row>
        <table:table-row table:style-name="ro1">
          <table:table-cell office:value-type="float" office:value="4975276" calcext:value-type="float">
            <text:p>4975276</text:p>
          </table:table-cell>
          <table:table-cell table:formula="of:=[.A313]/1000/(60*60*24)" office:value-type="time" office:time-value="PT01H22M55.276S" calcext:value-type="time">
            <text:p>01:22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359.82" calcext:value-type="float">
            <text:p>359.82</text:p>
          </table:table-cell>
          <table:table-cell office:value-type="float" office:value="473.74" calcext:value-type="float">
            <text:p>473.74</text:p>
          </table:table-cell>
        </table:table-row>
        <table:table-row table:style-name="ro1">
          <table:table-cell office:value-type="float" office:value="4991276" calcext:value-type="float">
            <text:p>4991276</text:p>
          </table:table-cell>
          <table:table-cell table:formula="of:=[.A314]/1000/(60*60*24)" office:value-type="time" office:time-value="PT01H23M11.276S" calcext:value-type="time">
            <text:p>01:23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3" calcext:value-type="float">
            <text:p>317.03</text:p>
          </table:table-cell>
          <table:table-cell office:value-type="float" office:value="360.94" calcext:value-type="float">
            <text:p>360.94</text:p>
          </table:table-cell>
          <table:table-cell office:value-type="float" office:value="475.15" calcext:value-type="float">
            <text:p>475.15</text:p>
          </table:table-cell>
        </table:table-row>
        <table:table-row table:style-name="ro1">
          <table:table-cell office:value-type="float" office:value="5007276" calcext:value-type="float">
            <text:p>5007276</text:p>
          </table:table-cell>
          <table:table-cell table:formula="of:=[.A315]/1000/(60*60*24)" office:value-type="time" office:time-value="PT01H23M27.276S" calcext:value-type="time">
            <text:p>01:23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362.05" calcext:value-type="float">
            <text:p>362.05</text:p>
          </table:table-cell>
          <table:table-cell office:value-type="float" office:value="476.56" calcext:value-type="float">
            <text:p>476.56</text:p>
          </table:table-cell>
        </table:table-row>
        <table:table-row table:style-name="ro1">
          <table:table-cell office:value-type="float" office:value="5023276" calcext:value-type="float">
            <text:p>5023276</text:p>
          </table:table-cell>
          <table:table-cell table:formula="of:=[.A316]/1000/(60*60*24)" office:value-type="time" office:time-value="PT01H23M43.276S" calcext:value-type="time">
            <text:p>01:23:43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63.16" calcext:value-type="float">
            <text:p>363.16</text:p>
          </table:table-cell>
          <table:table-cell office:value-type="float" office:value="477.97" calcext:value-type="float">
            <text:p>477.97</text:p>
          </table:table-cell>
        </table:table-row>
        <table:table-row table:style-name="ro1">
          <table:table-cell office:value-type="float" office:value="5039276" calcext:value-type="float">
            <text:p>5039276</text:p>
          </table:table-cell>
          <table:table-cell table:formula="of:=[.A317]/1000/(60*60*24)" office:value-type="time" office:time-value="PT01H23M59.276S" calcext:value-type="time">
            <text:p>01:23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64.28" calcext:value-type="float">
            <text:p>364.28</text:p>
          </table:table-cell>
          <table:table-cell office:value-type="float" office:value="479.38" calcext:value-type="float">
            <text:p>479.38</text:p>
          </table:table-cell>
        </table:table-row>
        <table:table-row table:style-name="ro1">
          <table:table-cell office:value-type="float" office:value="5055276" calcext:value-type="float">
            <text:p>5055276</text:p>
          </table:table-cell>
          <table:table-cell table:formula="of:=[.A318]/1000/(60*60*24)" office:value-type="time" office:time-value="PT01H24M15.276S" calcext:value-type="time">
            <text:p>01:24:15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65.39" calcext:value-type="float">
            <text:p>365.39</text:p>
          </table:table-cell>
          <table:table-cell office:value-type="float" office:value="480.79" calcext:value-type="float">
            <text:p>480.79</text:p>
          </table:table-cell>
        </table:table-row>
        <table:table-row table:style-name="ro1">
          <table:table-cell office:value-type="float" office:value="5071276" calcext:value-type="float">
            <text:p>5071276</text:p>
          </table:table-cell>
          <table:table-cell table:formula="of:=[.A319]/1000/(60*60*24)" office:value-type="time" office:time-value="PT01H24M31.276S" calcext:value-type="time">
            <text:p>01:24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66.5" calcext:value-type="float">
            <text:p>366.5</text:p>
          </table:table-cell>
          <table:table-cell office:value-type="float" office:value="482.2" calcext:value-type="float">
            <text:p>482.2</text:p>
          </table:table-cell>
        </table:table-row>
        <table:table-row table:style-name="ro1">
          <table:table-cell office:value-type="float" office:value="5087276" calcext:value-type="float">
            <text:p>5087276</text:p>
          </table:table-cell>
          <table:table-cell table:formula="of:=[.A320]/1000/(60*60*24)" office:value-type="time" office:time-value="PT01H24M47.276S" calcext:value-type="time">
            <text:p>01:24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67.62" calcext:value-type="float">
            <text:p>367.62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float" office:value="5103276" calcext:value-type="float">
            <text:p>5103276</text:p>
          </table:table-cell>
          <table:table-cell table:formula="of:=[.A321]/1000/(60*60*24)" office:value-type="time" office:time-value="PT01H25M03.276S" calcext:value-type="time">
            <text:p>01:25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68.73" calcext:value-type="float">
            <text:p>368.73</text:p>
          </table:table-cell>
          <table:table-cell office:value-type="float" office:value="485.01" calcext:value-type="float">
            <text:p>485.01</text:p>
          </table:table-cell>
        </table:table-row>
        <table:table-row table:style-name="ro1">
          <table:table-cell office:value-type="float" office:value="5119276" calcext:value-type="float">
            <text:p>5119276</text:p>
          </table:table-cell>
          <table:table-cell table:formula="of:=[.A322]/1000/(60*60*24)" office:value-type="time" office:time-value="PT01H25M19.276S" calcext:value-type="time">
            <text:p>01:25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369.84" calcext:value-type="float">
            <text:p>369.84</text:p>
          </table:table-cell>
          <table:table-cell office:value-type="float" office:value="486.42" calcext:value-type="float">
            <text:p>486.42</text:p>
          </table:table-cell>
        </table:table-row>
        <table:table-row table:style-name="ro1">
          <table:table-cell office:value-type="float" office:value="5135276" calcext:value-type="float">
            <text:p>5135276</text:p>
          </table:table-cell>
          <table:table-cell table:formula="of:=[.A323]/1000/(60*60*24)" office:value-type="time" office:time-value="PT01H25M35.276S" calcext:value-type="time">
            <text:p>01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370.96" calcext:value-type="float">
            <text:p>370.96</text:p>
          </table:table-cell>
          <table:table-cell office:value-type="float" office:value="487.82" calcext:value-type="float">
            <text:p>487.82</text:p>
          </table:table-cell>
        </table:table-row>
        <table:table-row table:style-name="ro1">
          <table:table-cell office:value-type="float" office:value="5151276" calcext:value-type="float">
            <text:p>5151276</text:p>
          </table:table-cell>
          <table:table-cell table:formula="of:=[.A324]/1000/(60*60*24)" office:value-type="time" office:time-value="PT01H25M51.276S" calcext:value-type="time">
            <text:p>01:2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372.07" calcext:value-type="float">
            <text:p>372.07</text:p>
          </table:table-cell>
          <table:table-cell office:value-type="float" office:value="489.23" calcext:value-type="float">
            <text:p>489.23</text:p>
          </table:table-cell>
        </table:table-row>
        <table:table-row table:style-name="ro1">
          <table:table-cell office:value-type="float" office:value="5167276" calcext:value-type="float">
            <text:p>5167276</text:p>
          </table:table-cell>
          <table:table-cell table:formula="of:=[.A325]/1000/(60*60*24)" office:value-type="time" office:time-value="PT01H26M07.276S" calcext:value-type="time">
            <text:p>01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3" calcext:value-type="float">
            <text:p>315.63</text:p>
          </table:table-cell>
          <table:table-cell office:value-type="float" office:value="373.18" calcext:value-type="float">
            <text:p>373.18</text:p>
          </table:table-cell>
          <table:table-cell office:value-type="float" office:value="490.64" calcext:value-type="float">
            <text:p>490.64</text:p>
          </table:table-cell>
        </table:table-row>
        <table:table-row table:style-name="ro1">
          <table:table-cell office:value-type="float" office:value="5183276" calcext:value-type="float">
            <text:p>5183276</text:p>
          </table:table-cell>
          <table:table-cell table:formula="of:=[.A326]/1000/(60*60*24)" office:value-type="time" office:time-value="PT01H26M23.276S" calcext:value-type="time">
            <text:p>01:26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3" calcext:value-type="float">
            <text:p>316.63</text:p>
          </table:table-cell>
          <table:table-cell office:value-type="float" office:value="374.29" calcext:value-type="float">
            <text:p>374.29</text:p>
          </table:table-cell>
          <table:table-cell office:value-type="float" office:value="492.04" calcext:value-type="float">
            <text:p>492.04</text:p>
          </table:table-cell>
        </table:table-row>
        <table:table-row table:style-name="ro1">
          <table:table-cell office:value-type="float" office:value="5199276" calcext:value-type="float">
            <text:p>5199276</text:p>
          </table:table-cell>
          <table:table-cell table:formula="of:=[.A327]/1000/(60*60*24)" office:value-type="time" office:time-value="PT01H26M39.276S" calcext:value-type="time">
            <text:p>01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375.4" calcext:value-type="float">
            <text:p>375.4</text:p>
          </table:table-cell>
          <table:table-cell office:value-type="float" office:value="493.45" calcext:value-type="float">
            <text:p>493.45</text:p>
          </table:table-cell>
        </table:table-row>
        <table:table-row table:style-name="ro1">
          <table:table-cell office:value-type="float" office:value="5215276" calcext:value-type="float">
            <text:p>5215276</text:p>
          </table:table-cell>
          <table:table-cell table:formula="of:=[.A328]/1000/(60*60*24)" office:value-type="time" office:time-value="PT01H26M55.276S" calcext:value-type="time">
            <text:p>01:26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376.52" calcext:value-type="float">
            <text:p>376.52</text:p>
          </table:table-cell>
          <table:table-cell office:value-type="float" office:value="494.85" calcext:value-type="float">
            <text:p>494.85</text:p>
          </table:table-cell>
        </table:table-row>
        <table:table-row table:style-name="ro1">
          <table:table-cell office:value-type="float" office:value="5231276" calcext:value-type="float">
            <text:p>5231276</text:p>
          </table:table-cell>
          <table:table-cell table:formula="of:=[.A329]/1000/(60*60*24)" office:value-type="time" office:time-value="PT01H27M11.276S" calcext:value-type="time">
            <text:p>01:27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377.63" calcext:value-type="float">
            <text:p>377.63</text:p>
          </table:table-cell>
          <table:table-cell office:value-type="float" office:value="496.26" calcext:value-type="float">
            <text:p>496.26</text:p>
          </table:table-cell>
        </table:table-row>
        <table:table-row table:style-name="ro1">
          <table:table-cell office:value-type="float" office:value="5247276" calcext:value-type="float">
            <text:p>5247276</text:p>
          </table:table-cell>
          <table:table-cell table:formula="of:=[.A330]/1000/(60*60*24)" office:value-type="time" office:time-value="PT01H27M27.276S" calcext:value-type="time">
            <text:p>01:27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378.74" calcext:value-type="float">
            <text:p>378.74</text:p>
          </table:table-cell>
          <table:table-cell office:value-type="float" office:value="497.66" calcext:value-type="float">
            <text:p>497.66</text:p>
          </table:table-cell>
        </table:table-row>
        <table:table-row table:style-name="ro1">
          <table:table-cell office:value-type="float" office:value="5263276" calcext:value-type="float">
            <text:p>5263276</text:p>
          </table:table-cell>
          <table:table-cell table:formula="of:=[.A331]/1000/(60*60*24)" office:value-type="time" office:time-value="PT01H27M43.276S" calcext:value-type="time">
            <text:p>01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379.85" calcext:value-type="float">
            <text:p>379.85</text:p>
          </table:table-cell>
          <table:table-cell office:value-type="float" office:value="499.06" calcext:value-type="float">
            <text:p>499.06</text:p>
          </table:table-cell>
        </table:table-row>
        <table:table-row table:style-name="ro1">
          <table:table-cell office:value-type="float" office:value="5279276" calcext:value-type="float">
            <text:p>5279276</text:p>
          </table:table-cell>
          <table:table-cell table:formula="of:=[.A332]/1000/(60*60*24)" office:value-type="time" office:time-value="PT01H27M59.276S" calcext:value-type="time">
            <text:p>01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380.96" calcext:value-type="float">
            <text:p>380.96</text:p>
          </table:table-cell>
          <table:table-cell office:value-type="float" office:value="500.47" calcext:value-type="float">
            <text:p>500.47</text:p>
          </table:table-cell>
        </table:table-row>
        <table:table-row table:style-name="ro1">
          <table:table-cell office:value-type="float" office:value="5295276" calcext:value-type="float">
            <text:p>5295276</text:p>
          </table:table-cell>
          <table:table-cell table:formula="of:=[.A333]/1000/(60*60*24)" office:value-type="time" office:time-value="PT01H28M15.276S" calcext:value-type="time">
            <text:p>01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382.07" calcext:value-type="float">
            <text:p>382.07</text:p>
          </table:table-cell>
          <table:table-cell office:value-type="float" office:value="501.87" calcext:value-type="float">
            <text:p>501.87</text:p>
          </table:table-cell>
        </table:table-row>
        <table:table-row table:style-name="ro1">
          <table:table-cell office:value-type="float" office:value="5311276" calcext:value-type="float">
            <text:p>5311276</text:p>
          </table:table-cell>
          <table:table-cell table:formula="of:=[.A334]/1000/(60*60*24)" office:value-type="time" office:time-value="PT01H28M31.276S" calcext:value-type="time">
            <text:p>01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383.18" calcext:value-type="float">
            <text:p>383.18</text:p>
          </table:table-cell>
          <table:table-cell office:value-type="float" office:value="503.27" calcext:value-type="float">
            <text:p>503.27</text:p>
          </table:table-cell>
        </table:table-row>
        <table:table-row table:style-name="ro1">
          <table:table-cell office:value-type="float" office:value="5327276" calcext:value-type="float">
            <text:p>5327276</text:p>
          </table:table-cell>
          <table:table-cell table:formula="of:=[.A335]/1000/(60*60*24)" office:value-type="time" office:time-value="PT01H28M47.276S" calcext:value-type="time">
            <text:p>01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84.3" calcext:value-type="float">
            <text:p>384.3</text:p>
          </table:table-cell>
          <table:table-cell office:value-type="float" office:value="504.67" calcext:value-type="float">
            <text:p>504.67</text:p>
          </table:table-cell>
        </table:table-row>
        <table:table-row table:style-name="ro1">
          <table:table-cell office:value-type="float" office:value="5343276" calcext:value-type="float">
            <text:p>5343276</text:p>
          </table:table-cell>
          <table:table-cell table:formula="of:=[.A336]/1000/(60*60*24)" office:value-type="time" office:time-value="PT01H29M03.276S" calcext:value-type="time">
            <text:p>01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385.41" calcext:value-type="float">
            <text:p>385.41</text:p>
          </table:table-cell>
          <table:table-cell office:value-type="float" office:value="506.07" calcext:value-type="float">
            <text:p>506.07</text:p>
          </table:table-cell>
        </table:table-row>
        <table:table-row table:style-name="ro1">
          <table:table-cell office:value-type="float" office:value="5359276" calcext:value-type="float">
            <text:p>5359276</text:p>
          </table:table-cell>
          <table:table-cell table:formula="of:=[.A337]/1000/(60*60*24)" office:value-type="time" office:time-value="PT01H29M19.276S" calcext:value-type="time">
            <text:p>01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86.52" calcext:value-type="float">
            <text:p>386.52</text:p>
          </table:table-cell>
          <table:table-cell office:value-type="float" office:value="507.47" calcext:value-type="float">
            <text:p>507.47</text:p>
          </table:table-cell>
        </table:table-row>
        <table:table-row table:style-name="ro1">
          <table:table-cell office:value-type="float" office:value="5375276" calcext:value-type="float">
            <text:p>5375276</text:p>
          </table:table-cell>
          <table:table-cell table:formula="of:=[.A338]/1000/(60*60*24)" office:value-type="time" office:time-value="PT01H29M35.276S" calcext:value-type="time">
            <text:p>01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87.63" calcext:value-type="float">
            <text:p>387.63</text:p>
          </table:table-cell>
          <table:table-cell office:value-type="float" office:value="508.87" calcext:value-type="float">
            <text:p>508.87</text:p>
          </table:table-cell>
        </table:table-row>
        <table:table-row table:style-name="ro1">
          <table:table-cell office:value-type="float" office:value="5391276" calcext:value-type="float">
            <text:p>5391276</text:p>
          </table:table-cell>
          <table:table-cell table:formula="of:=[.A339]/1000/(60*60*24)" office:value-type="time" office:time-value="PT01H29M51.276S" calcext:value-type="time">
            <text:p>01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88.74" calcext:value-type="float">
            <text:p>388.74</text:p>
          </table:table-cell>
          <table:table-cell office:value-type="float" office:value="510.27" calcext:value-type="float">
            <text:p>510.27</text:p>
          </table:table-cell>
        </table:table-row>
        <table:table-row table:style-name="ro1">
          <table:table-cell office:value-type="float" office:value="5407276" calcext:value-type="float">
            <text:p>5407276</text:p>
          </table:table-cell>
          <table:table-cell table:formula="of:=[.A340]/1000/(60*60*24)" office:value-type="time" office:time-value="PT01H30M07.276S" calcext:value-type="time">
            <text:p>01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389.85" calcext:value-type="float">
            <text:p>389.85</text:p>
          </table:table-cell>
          <table:table-cell office:value-type="float" office:value="511.67" calcext:value-type="float">
            <text:p>511.67</text:p>
          </table:table-cell>
        </table:table-row>
        <table:table-row table:style-name="ro1">
          <table:table-cell office:value-type="float" office:value="5423276" calcext:value-type="float">
            <text:p>5423276</text:p>
          </table:table-cell>
          <table:table-cell table:formula="of:=[.A341]/1000/(60*60*24)" office:value-type="time" office:time-value="PT01H30M23.276S" calcext:value-type="time">
            <text:p>01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390.96" calcext:value-type="float">
            <text:p>390.96</text:p>
          </table:table-cell>
          <table:table-cell office:value-type="float" office:value="513.07" calcext:value-type="float">
            <text:p>513.07</text:p>
          </table:table-cell>
        </table:table-row>
        <table:table-row table:style-name="ro1">
          <table:table-cell office:value-type="float" office:value="5439276" calcext:value-type="float">
            <text:p>5439276</text:p>
          </table:table-cell>
          <table:table-cell table:formula="of:=[.A342]/1000/(60*60*24)" office:value-type="time" office:time-value="PT01H30M39.276S" calcext:value-type="time">
            <text:p>01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392.07" calcext:value-type="float">
            <text:p>392.07</text:p>
          </table:table-cell>
          <table:table-cell office:value-type="float" office:value="514.47" calcext:value-type="float">
            <text:p>514.47</text:p>
          </table:table-cell>
        </table:table-row>
        <table:table-row table:style-name="ro1">
          <table:table-cell office:value-type="float" office:value="5455276" calcext:value-type="float">
            <text:p>5455276</text:p>
          </table:table-cell>
          <table:table-cell table:formula="of:=[.A343]/1000/(60*60*24)" office:value-type="time" office:time-value="PT01H30M55.276S" calcext:value-type="time">
            <text:p>01:30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93.18" calcext:value-type="float">
            <text:p>393.18</text:p>
          </table:table-cell>
          <table:table-cell office:value-type="float" office:value="515.87" calcext:value-type="float">
            <text:p>515.87</text:p>
          </table:table-cell>
        </table:table-row>
        <table:table-row table:style-name="ro1">
          <table:table-cell office:value-type="float" office:value="5471276" calcext:value-type="float">
            <text:p>5471276</text:p>
          </table:table-cell>
          <table:table-cell table:formula="of:=[.A344]/1000/(60*60*24)" office:value-type="time" office:time-value="PT01H31M11.276S" calcext:value-type="time">
            <text:p>01:31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94.29" calcext:value-type="float">
            <text:p>394.29</text:p>
          </table:table-cell>
          <table:table-cell office:value-type="float" office:value="517.27" calcext:value-type="float">
            <text:p>517.27</text:p>
          </table:table-cell>
        </table:table-row>
        <table:table-row table:style-name="ro1">
          <table:table-cell office:value-type="float" office:value="5487276" calcext:value-type="float">
            <text:p>5487276</text:p>
          </table:table-cell>
          <table:table-cell table:formula="of:=[.A345]/1000/(60*60*24)" office:value-type="time" office:time-value="PT01H31M27.276S" calcext:value-type="time">
            <text:p>01:31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395.4" calcext:value-type="float">
            <text:p>395.4</text:p>
          </table:table-cell>
          <table:table-cell office:value-type="float" office:value="518.67" calcext:value-type="float">
            <text:p>518.67</text:p>
          </table:table-cell>
        </table:table-row>
        <table:table-row table:style-name="ro1">
          <table:table-cell office:value-type="float" office:value="5503276" calcext:value-type="float">
            <text:p>5503276</text:p>
          </table:table-cell>
          <table:table-cell table:formula="of:=[.A346]/1000/(60*60*24)" office:value-type="time" office:time-value="PT01H31M43.276S" calcext:value-type="time">
            <text:p>01:31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396.51" calcext:value-type="float">
            <text:p>396.51</text:p>
          </table:table-cell>
          <table:table-cell office:value-type="float" office:value="520.07" calcext:value-type="float">
            <text:p>520.07</text:p>
          </table:table-cell>
        </table:table-row>
        <table:table-row table:style-name="ro1">
          <table:table-cell office:value-type="float" office:value="5519276" calcext:value-type="float">
            <text:p>5519276</text:p>
          </table:table-cell>
          <table:table-cell table:formula="of:=[.A347]/1000/(60*60*24)" office:value-type="time" office:time-value="PT01H31M59.276S" calcext:value-type="time">
            <text:p>01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397.62" calcext:value-type="float">
            <text:p>397.62</text:p>
          </table:table-cell>
          <table:table-cell office:value-type="float" office:value="521.47" calcext:value-type="float">
            <text:p>521.47</text:p>
          </table:table-cell>
        </table:table-row>
        <table:table-row table:style-name="ro1">
          <table:table-cell office:value-type="float" office:value="5535276" calcext:value-type="float">
            <text:p>5535276</text:p>
          </table:table-cell>
          <table:table-cell table:formula="of:=[.A348]/1000/(60*60*24)" office:value-type="time" office:time-value="PT01H32M15.276S" calcext:value-type="time">
            <text:p>01:32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398.73" calcext:value-type="float">
            <text:p>398.73</text:p>
          </table:table-cell>
          <table:table-cell office:value-type="float" office:value="522.86" calcext:value-type="float">
            <text:p>522.86</text:p>
          </table:table-cell>
        </table:table-row>
        <table:table-row table:style-name="ro1">
          <table:table-cell office:value-type="float" office:value="5551276" calcext:value-type="float">
            <text:p>5551276</text:p>
          </table:table-cell>
          <table:table-cell table:formula="of:=[.A349]/1000/(60*60*24)" office:value-type="time" office:time-value="PT01H32M31.276S" calcext:value-type="time">
            <text:p>01:32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399.84" calcext:value-type="float">
            <text:p>399.84</text:p>
          </table:table-cell>
          <table:table-cell office:value-type="float" office:value="524.26" calcext:value-type="float">
            <text:p>524.26</text:p>
          </table:table-cell>
        </table:table-row>
        <table:table-row table:style-name="ro1">
          <table:table-cell office:value-type="float" office:value="5567276" calcext:value-type="float">
            <text:p>5567276</text:p>
          </table:table-cell>
          <table:table-cell table:formula="of:=[.A350]/1000/(60*60*24)" office:value-type="time" office:time-value="PT01H32M47.276S" calcext:value-type="time">
            <text:p>01:32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3" calcext:value-type="float">
            <text:p>314.73</text:p>
          </table:table-cell>
          <table:table-cell office:value-type="float" office:value="400.95" calcext:value-type="float">
            <text:p>400.95</text:p>
          </table:table-cell>
          <table:table-cell office:value-type="float" office:value="525.66" calcext:value-type="float">
            <text:p>525.66</text:p>
          </table:table-cell>
        </table:table-row>
        <table:table-row table:style-name="ro1">
          <table:table-cell office:value-type="float" office:value="5583276" calcext:value-type="float">
            <text:p>5583276</text:p>
          </table:table-cell>
          <table:table-cell table:formula="of:=[.A351]/1000/(60*60*24)" office:value-type="time" office:time-value="PT01H33M03.276S" calcext:value-type="time">
            <text:p>01:33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402.05" calcext:value-type="float">
            <text:p>402.05</text:p>
          </table:table-cell>
          <table:table-cell office:value-type="float" office:value="527.06" calcext:value-type="float">
            <text:p>527.06</text:p>
          </table:table-cell>
        </table:table-row>
        <table:table-row table:style-name="ro1">
          <table:table-cell office:value-type="float" office:value="5599276" calcext:value-type="float">
            <text:p>5599276</text:p>
          </table:table-cell>
          <table:table-cell table:formula="of:=[.A352]/1000/(60*60*24)" office:value-type="time" office:time-value="PT01H33M19.276S" calcext:value-type="time">
            <text:p>01:33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528.45" calcext:value-type="float">
            <text:p>528.45</text:p>
          </table:table-cell>
        </table:table-row>
        <table:table-row table:style-name="ro1">
          <table:table-cell office:value-type="float" office:value="5615276" calcext:value-type="float">
            <text:p>5615276</text:p>
          </table:table-cell>
          <table:table-cell table:formula="of:=[.A353]/1000/(60*60*24)" office:value-type="time" office:time-value="PT01H33M35.276S" calcext:value-type="time">
            <text:p>01:33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" calcext:value-type="float">
            <text:p>314.6</text:p>
          </table:table-cell>
          <table:table-cell office:value-type="float" office:value="404.27" calcext:value-type="float">
            <text:p>404.27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float" office:value="5631276" calcext:value-type="float">
            <text:p>5631276</text:p>
          </table:table-cell>
          <table:table-cell table:formula="of:=[.A354]/1000/(60*60*24)" office:value-type="time" office:time-value="PT01H33M51.276S" calcext:value-type="time">
            <text:p>01:33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405.38" calcext:value-type="float">
            <text:p>405.38</text:p>
          </table:table-cell>
          <table:table-cell office:value-type="float" office:value="531.25" calcext:value-type="float">
            <text:p>531.25</text:p>
          </table:table-cell>
        </table:table-row>
        <table:table-row table:style-name="ro1">
          <table:table-cell office:value-type="float" office:value="5647276" calcext:value-type="float">
            <text:p>5647276</text:p>
          </table:table-cell>
          <table:table-cell table:formula="of:=[.A355]/1000/(60*60*24)" office:value-type="time" office:time-value="PT01H34M07.276S" calcext:value-type="time">
            <text:p>01:34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406.49" calcext:value-type="float">
            <text:p>406.49</text:p>
          </table:table-cell>
          <table:table-cell office:value-type="float" office:value="532.64" calcext:value-type="float">
            <text:p>532.64</text:p>
          </table:table-cell>
        </table:table-row>
        <table:table-row table:style-name="ro1">
          <table:table-cell office:value-type="float" office:value="5663275" calcext:value-type="float">
            <text:p>5663275</text:p>
          </table:table-cell>
          <table:table-cell table:formula="of:=[.A356]/1000/(60*60*24)" office:value-type="time" office:time-value="PT01H34M23.275S" calcext:value-type="time">
            <text:p>01:34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407.6" calcext:value-type="float">
            <text:p>407.6</text:p>
          </table:table-cell>
          <table:table-cell office:value-type="float" office:value="534.04" calcext:value-type="float">
            <text:p>534.04</text:p>
          </table:table-cell>
        </table:table-row>
        <table:table-row table:style-name="ro1">
          <table:table-cell office:value-type="float" office:value="5679276" calcext:value-type="float">
            <text:p>5679276</text:p>
          </table:table-cell>
          <table:table-cell table:formula="of:=[.A357]/1000/(60*60*24)" office:value-type="time" office:time-value="PT01H34M39.276S" calcext:value-type="time">
            <text:p>01:34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408.71" calcext:value-type="float">
            <text:p>408.71</text:p>
          </table:table-cell>
          <table:table-cell office:value-type="float" office:value="535.43" calcext:value-type="float">
            <text:p>535.43</text:p>
          </table:table-cell>
        </table:table-row>
        <table:table-row table:style-name="ro1">
          <table:table-cell office:value-type="float" office:value="5695276" calcext:value-type="float">
            <text:p>5695276</text:p>
          </table:table-cell>
          <table:table-cell table:formula="of:=[.A358]/1000/(60*60*24)" office:value-type="time" office:time-value="PT01H34M55.276S" calcext:value-type="time">
            <text:p>01:34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409.81" calcext:value-type="float">
            <text:p>409.81</text:p>
          </table:table-cell>
          <table:table-cell office:value-type="float" office:value="536.83" calcext:value-type="float">
            <text:p>536.83</text:p>
          </table:table-cell>
        </table:table-row>
        <table:table-row table:style-name="ro1">
          <table:table-cell office:value-type="float" office:value="5711276" calcext:value-type="float">
            <text:p>5711276</text:p>
          </table:table-cell>
          <table:table-cell table:formula="of:=[.A359]/1000/(60*60*24)" office:value-type="time" office:time-value="PT01H35M11.276S" calcext:value-type="time">
            <text:p>01:35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410.92" calcext:value-type="float">
            <text:p>410.92</text:p>
          </table:table-cell>
          <table:table-cell office:value-type="float" office:value="538.22" calcext:value-type="float">
            <text:p>538.22</text:p>
          </table:table-cell>
        </table:table-row>
        <table:table-row table:style-name="ro1">
          <table:table-cell office:value-type="float" office:value="5727276" calcext:value-type="float">
            <text:p>5727276</text:p>
          </table:table-cell>
          <table:table-cell table:formula="of:=[.A360]/1000/(60*60*24)" office:value-type="time" office:time-value="PT01H35M27.276S" calcext:value-type="time">
            <text:p>01:35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412.03" calcext:value-type="float">
            <text:p>412.03</text:p>
          </table:table-cell>
          <table:table-cell office:value-type="float" office:value="539.61" calcext:value-type="float">
            <text:p>539.61</text:p>
          </table:table-cell>
        </table:table-row>
        <table:table-row table:style-name="ro1">
          <table:table-cell office:value-type="float" office:value="5743276" calcext:value-type="float">
            <text:p>5743276</text:p>
          </table:table-cell>
          <table:table-cell table:formula="of:=[.A361]/1000/(60*60*24)" office:value-type="time" office:time-value="PT01H35M43.276S" calcext:value-type="time">
            <text:p>01:35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413.14" calcext:value-type="float">
            <text:p>413.14</text:p>
          </table:table-cell>
          <table:table-cell office:value-type="float" office:value="541.01" calcext:value-type="float">
            <text:p>541.01</text:p>
          </table:table-cell>
        </table:table-row>
        <table:table-row table:style-name="ro1">
          <table:table-cell office:value-type="float" office:value="5759276" calcext:value-type="float">
            <text:p>5759276</text:p>
          </table:table-cell>
          <table:table-cell table:formula="of:=[.A362]/1000/(60*60*24)" office:value-type="time" office:time-value="PT01H35M59.276S" calcext:value-type="time">
            <text:p>01:35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414.24" calcext:value-type="float">
            <text:p>414.24</text:p>
          </table:table-cell>
          <table:table-cell office:value-type="float" office:value="542.4" calcext:value-type="float">
            <text:p>542.4</text:p>
          </table:table-cell>
        </table:table-row>
        <table:table-row table:style-name="ro1">
          <table:table-cell office:value-type="float" office:value="5775276" calcext:value-type="float">
            <text:p>5775276</text:p>
          </table:table-cell>
          <table:table-cell table:formula="of:=[.A363]/1000/(60*60*24)" office:value-type="time" office:time-value="PT01H36M15.276S" calcext:value-type="time">
            <text:p>01:36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415.35" calcext:value-type="float">
            <text:p>415.35</text:p>
          </table:table-cell>
          <table:table-cell office:value-type="float" office:value="543.79" calcext:value-type="float">
            <text:p>543.79</text:p>
          </table:table-cell>
        </table:table-row>
        <table:table-row table:style-name="ro1">
          <table:table-cell office:value-type="float" office:value="5791275" calcext:value-type="float">
            <text:p>5791275</text:p>
          </table:table-cell>
          <table:table-cell table:formula="of:=[.A364]/1000/(60*60*24)" office:value-type="time" office:time-value="PT01H36M31.275S" calcext:value-type="time">
            <text:p>01:36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416.46" calcext:value-type="float">
            <text:p>416.46</text:p>
          </table:table-cell>
          <table:table-cell office:value-type="float" office:value="545.18" calcext:value-type="float">
            <text:p>545.18</text:p>
          </table:table-cell>
        </table:table-row>
        <table:table-row table:style-name="ro1">
          <table:table-cell office:value-type="float" office:value="5807276" calcext:value-type="float">
            <text:p>5807276</text:p>
          </table:table-cell>
          <table:table-cell table:formula="of:=[.A365]/1000/(60*60*24)" office:value-type="time" office:time-value="PT01H36M47.276S" calcext:value-type="time">
            <text:p>01:36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417.57" calcext:value-type="float">
            <text:p>417.57</text:p>
          </table:table-cell>
          <table:table-cell office:value-type="float" office:value="546.58" calcext:value-type="float">
            <text:p>546.58</text:p>
          </table:table-cell>
        </table:table-row>
        <table:table-row table:style-name="ro1">
          <table:table-cell office:value-type="float" office:value="5823276" calcext:value-type="float">
            <text:p>5823276</text:p>
          </table:table-cell>
          <table:table-cell table:formula="of:=[.A366]/1000/(60*60*24)" office:value-type="time" office:time-value="PT01H37M03.276S" calcext:value-type="time">
            <text:p>01:37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418.67" calcext:value-type="float">
            <text:p>418.67</text:p>
          </table:table-cell>
          <table:table-cell office:value-type="float" office:value="547.97" calcext:value-type="float">
            <text:p>547.97</text:p>
          </table:table-cell>
        </table:table-row>
        <table:table-row table:style-name="ro1">
          <table:table-cell office:value-type="float" office:value="5839276" calcext:value-type="float">
            <text:p>5839276</text:p>
          </table:table-cell>
          <table:table-cell table:formula="of:=[.A367]/1000/(60*60*24)" office:value-type="time" office:time-value="PT01H37M19.276S" calcext:value-type="time">
            <text:p>01:37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419.78" calcext:value-type="float">
            <text:p>419.78</text:p>
          </table:table-cell>
          <table:table-cell office:value-type="float" office:value="549.36" calcext:value-type="float">
            <text:p>549.36</text:p>
          </table:table-cell>
        </table:table-row>
        <table:table-row table:style-name="ro1">
          <table:table-cell office:value-type="float" office:value="5855276" calcext:value-type="float">
            <text:p>5855276</text:p>
          </table:table-cell>
          <table:table-cell table:formula="of:=[.A368]/1000/(60*60*24)" office:value-type="time" office:time-value="PT01H37M35.276S" calcext:value-type="time">
            <text:p>01:37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420.89" calcext:value-type="float">
            <text:p>420.89</text:p>
          </table:table-cell>
          <table:table-cell office:value-type="float" office:value="550.75" calcext:value-type="float">
            <text:p>550.75</text:p>
          </table:table-cell>
        </table:table-row>
        <table:table-row table:style-name="ro1">
          <table:table-cell office:value-type="float" office:value="5871276" calcext:value-type="float">
            <text:p>5871276</text:p>
          </table:table-cell>
          <table:table-cell table:formula="of:=[.A369]/1000/(60*60*24)" office:value-type="time" office:time-value="PT01H37M51.276S" calcext:value-type="time">
            <text:p>01:37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21.99" calcext:value-type="float">
            <text:p>421.99</text:p>
          </table:table-cell>
          <table:table-cell office:value-type="float" office:value="552.14" calcext:value-type="float">
            <text:p>552.14</text:p>
          </table:table-cell>
        </table:table-row>
        <table:table-row table:style-name="ro1">
          <table:table-cell office:value-type="float" office:value="5887276" calcext:value-type="float">
            <text:p>5887276</text:p>
          </table:table-cell>
          <table:table-cell table:formula="of:=[.A370]/1000/(60*60*24)" office:value-type="time" office:time-value="PT01H38M07.276S" calcext:value-type="time">
            <text:p>01:38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23.1" calcext:value-type="float">
            <text:p>423.1</text:p>
          </table:table-cell>
          <table:table-cell office:value-type="float" office:value="553.53" calcext:value-type="float">
            <text:p>553.53</text:p>
          </table:table-cell>
        </table:table-row>
        <table:table-row table:style-name="ro1">
          <table:table-cell office:value-type="float" office:value="5903276" calcext:value-type="float">
            <text:p>5903276</text:p>
          </table:table-cell>
          <table:table-cell table:formula="of:=[.A371]/1000/(60*60*24)" office:value-type="time" office:time-value="PT01H38M23.276S" calcext:value-type="time">
            <text:p>01:38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24.21" calcext:value-type="float">
            <text:p>424.21</text:p>
          </table:table-cell>
          <table:table-cell office:value-type="float" office:value="554.92" calcext:value-type="float">
            <text:p>554.92</text:p>
          </table:table-cell>
        </table:table-row>
        <table:table-row table:style-name="ro1">
          <table:table-cell office:value-type="float" office:value="5919276" calcext:value-type="float">
            <text:p>5919276</text:p>
          </table:table-cell>
          <table:table-cell table:formula="of:=[.A372]/1000/(60*60*24)" office:value-type="time" office:time-value="PT01H38M39.276S" calcext:value-type="time">
            <text:p>01:38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25.31" calcext:value-type="float">
            <text:p>425.31</text:p>
          </table:table-cell>
          <table:table-cell office:value-type="float" office:value="556.32" calcext:value-type="float">
            <text:p>556.32</text:p>
          </table:table-cell>
        </table:table-row>
        <table:table-row table:style-name="ro1">
          <table:table-cell office:value-type="float" office:value="5935276" calcext:value-type="float">
            <text:p>5935276</text:p>
          </table:table-cell>
          <table:table-cell table:formula="of:=[.A373]/1000/(60*60*24)" office:value-type="time" office:time-value="PT01H38M55.276S" calcext:value-type="time">
            <text:p>01:38:55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26.42" calcext:value-type="float">
            <text:p>426.42</text:p>
          </table:table-cell>
          <table:table-cell office:value-type="float" office:value="557.71" calcext:value-type="float">
            <text:p>557.71</text:p>
          </table:table-cell>
        </table:table-row>
        <table:table-row table:style-name="ro1">
          <table:table-cell office:value-type="float" office:value="5951276" calcext:value-type="float">
            <text:p>5951276</text:p>
          </table:table-cell>
          <table:table-cell table:formula="of:=[.A374]/1000/(60*60*24)" office:value-type="time" office:time-value="PT01H39M11.276S" calcext:value-type="time">
            <text:p>01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427.53" calcext:value-type="float">
            <text:p>427.53</text:p>
          </table:table-cell>
          <table:table-cell office:value-type="float" office:value="559.1" calcext:value-type="float">
            <text:p>559.1</text:p>
          </table:table-cell>
        </table:table-row>
        <table:table-row table:style-name="ro1">
          <table:table-cell office:value-type="float" office:value="5967276" calcext:value-type="float">
            <text:p>5967276</text:p>
          </table:table-cell>
          <table:table-cell table:formula="of:=[.A375]/1000/(60*60*24)" office:value-type="time" office:time-value="PT01H39M27.276S" calcext:value-type="time">
            <text:p>01:39:27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28.63" calcext:value-type="float">
            <text:p>428.63</text:p>
          </table:table-cell>
          <table:table-cell office:value-type="float" office:value="560.49" calcext:value-type="float">
            <text:p>560.49</text:p>
          </table:table-cell>
        </table:table-row>
        <table:table-row table:style-name="ro1">
          <table:table-cell office:value-type="float" office:value="5983276" calcext:value-type="float">
            <text:p>5983276</text:p>
          </table:table-cell>
          <table:table-cell table:formula="of:=[.A376]/1000/(60*60*24)" office:value-type="time" office:time-value="PT01H39M43.276S" calcext:value-type="time">
            <text:p>01:39:43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29.74" calcext:value-type="float">
            <text:p>429.74</text:p>
          </table:table-cell>
          <table:table-cell office:value-type="float" office:value="561.88" calcext:value-type="float">
            <text:p>561.88</text:p>
          </table:table-cell>
        </table:table-row>
        <table:table-row table:style-name="ro1">
          <table:table-cell office:value-type="float" office:value="5999276" calcext:value-type="float">
            <text:p>5999276</text:p>
          </table:table-cell>
          <table:table-cell table:formula="of:=[.A377]/1000/(60*60*24)" office:value-type="time" office:time-value="PT01H39M59.276S" calcext:value-type="time">
            <text:p>01:39:59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30.84" calcext:value-type="float">
            <text:p>430.84</text:p>
          </table:table-cell>
          <table:table-cell office:value-type="float" office:value="563.27" calcext:value-type="float">
            <text:p>563.27</text:p>
          </table:table-cell>
        </table:table-row>
        <table:table-row table:style-name="ro1">
          <table:table-cell office:value-type="float" office:value="6015276" calcext:value-type="float">
            <text:p>6015276</text:p>
          </table:table-cell>
          <table:table-cell table:formula="of:=[.A378]/1000/(60*60*24)" office:value-type="time" office:time-value="PT01H40M15.276S" calcext:value-type="time">
            <text:p>01:40:15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31.95" calcext:value-type="float">
            <text:p>431.95</text:p>
          </table:table-cell>
          <table:table-cell office:value-type="float" office:value="564.65" calcext:value-type="float">
            <text:p>564.65</text:p>
          </table:table-cell>
        </table:table-row>
        <table:table-row table:style-name="ro1">
          <table:table-cell office:value-type="float" office:value="6031276" calcext:value-type="float">
            <text:p>6031276</text:p>
          </table:table-cell>
          <table:table-cell table:formula="of:=[.A379]/1000/(60*60*24)" office:value-type="time" office:time-value="PT01H40M31.276S" calcext:value-type="time">
            <text:p>01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433.06" calcext:value-type="float">
            <text:p>433.06</text:p>
          </table:table-cell>
          <table:table-cell office:value-type="float" office:value="566.04" calcext:value-type="float">
            <text:p>566.04</text:p>
          </table:table-cell>
        </table:table-row>
        <table:table-row table:style-name="ro1">
          <table:table-cell office:value-type="float" office:value="6047276" calcext:value-type="float">
            <text:p>6047276</text:p>
          </table:table-cell>
          <table:table-cell table:formula="of:=[.A380]/1000/(60*60*24)" office:value-type="time" office:time-value="PT01H40M47.276S" calcext:value-type="time">
            <text:p>01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434.16" calcext:value-type="float">
            <text:p>434.16</text:p>
          </table:table-cell>
          <table:table-cell office:value-type="float" office:value="567.43" calcext:value-type="float">
            <text:p>567.43</text:p>
          </table:table-cell>
        </table:table-row>
        <table:table-row table:style-name="ro1">
          <table:table-cell office:value-type="float" office:value="6063276" calcext:value-type="float">
            <text:p>6063276</text:p>
          </table:table-cell>
          <table:table-cell table:formula="of:=[.A381]/1000/(60*60*24)" office:value-type="time" office:time-value="PT01H41M03.276S" calcext:value-type="time">
            <text:p>01:41:03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435.27" calcext:value-type="float">
            <text:p>435.27</text:p>
          </table:table-cell>
          <table:table-cell office:value-type="float" office:value="568.82" calcext:value-type="float">
            <text:p>568.82</text:p>
          </table:table-cell>
        </table:table-row>
        <table:table-row table:style-name="ro1">
          <table:table-cell office:value-type="float" office:value="6079276" calcext:value-type="float">
            <text:p>6079276</text:p>
          </table:table-cell>
          <table:table-cell table:formula="of:=[.A382]/1000/(60*60*24)" office:value-type="time" office:time-value="PT01H41M19.276S" calcext:value-type="time">
            <text:p>01:41:19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9" calcext:value-type="float">
            <text:p>312.59</text:p>
          </table:table-cell>
          <table:table-cell office:value-type="float" office:value="436.37" calcext:value-type="float">
            <text:p>436.37</text:p>
          </table:table-cell>
          <table:table-cell office:value-type="float" office:value="570.21" calcext:value-type="float">
            <text:p>570.21</text:p>
          </table:table-cell>
        </table:table-row>
        <table:table-row table:style-name="ro1">
          <table:table-cell office:value-type="float" office:value="6095276" calcext:value-type="float">
            <text:p>6095276</text:p>
          </table:table-cell>
          <table:table-cell table:formula="of:=[.A383]/1000/(60*60*24)" office:value-type="time" office:time-value="PT01H41M35.276S" calcext:value-type="time">
            <text:p>01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437.48" calcext:value-type="float">
            <text:p>437.48</text:p>
          </table:table-cell>
          <table:table-cell office:value-type="float" office:value="571.6" calcext:value-type="float">
            <text:p>571.6</text:p>
          </table:table-cell>
        </table:table-row>
        <table:table-row table:style-name="ro1">
          <table:table-cell office:value-type="float" office:value="6111276" calcext:value-type="float">
            <text:p>6111276</text:p>
          </table:table-cell>
          <table:table-cell table:formula="of:=[.A384]/1000/(60*60*24)" office:value-type="time" office:time-value="PT01H41M51.276S" calcext:value-type="time">
            <text:p>01:41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438.59" calcext:value-type="float">
            <text:p>438.59</text:p>
          </table:table-cell>
          <table:table-cell office:value-type="float" office:value="572.98" calcext:value-type="float">
            <text:p>572.98</text:p>
          </table:table-cell>
        </table:table-row>
        <table:table-row table:style-name="ro1">
          <table:table-cell office:value-type="float" office:value="6127276" calcext:value-type="float">
            <text:p>6127276</text:p>
          </table:table-cell>
          <table:table-cell table:formula="of:=[.A385]/1000/(60*60*24)" office:value-type="time" office:time-value="PT01H42M07.276S" calcext:value-type="time">
            <text:p>01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439.69" calcext:value-type="float">
            <text:p>439.69</text:p>
          </table:table-cell>
          <table:table-cell office:value-type="float" office:value="574.37" calcext:value-type="float">
            <text:p>574.37</text:p>
          </table:table-cell>
        </table:table-row>
        <table:table-row table:style-name="ro1">
          <table:table-cell office:value-type="float" office:value="6143276" calcext:value-type="float">
            <text:p>6143276</text:p>
          </table:table-cell>
          <table:table-cell table:formula="of:=[.A386]/1000/(60*60*24)" office:value-type="time" office:time-value="PT01H42M23.276S" calcext:value-type="time">
            <text:p>01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440.8" calcext:value-type="float">
            <text:p>440.8</text:p>
          </table:table-cell>
          <table:table-cell office:value-type="float" office:value="575.76" calcext:value-type="float">
            <text:p>575.76</text:p>
          </table:table-cell>
        </table:table-row>
        <table:table-row table:style-name="ro1">
          <table:table-cell office:value-type="float" office:value="6159276" calcext:value-type="float">
            <text:p>6159276</text:p>
          </table:table-cell>
          <table:table-cell table:formula="of:=[.A387]/1000/(60*60*24)" office:value-type="time" office:time-value="PT01H42M39.276S" calcext:value-type="time">
            <text:p>01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441.9" calcext:value-type="float">
            <text:p>441.9</text:p>
          </table:table-cell>
          <table:table-cell office:value-type="float" office:value="577.14" calcext:value-type="float">
            <text:p>577.14</text:p>
          </table:table-cell>
        </table:table-row>
        <table:table-row table:style-name="ro1">
          <table:table-cell office:value-type="float" office:value="6175276" calcext:value-type="float">
            <text:p>6175276</text:p>
          </table:table-cell>
          <table:table-cell table:formula="of:=[.A388]/1000/(60*60*24)" office:value-type="time" office:time-value="PT01H42M55.276S" calcext:value-type="time">
            <text:p>01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443.01" calcext:value-type="float">
            <text:p>443.01</text:p>
          </table:table-cell>
          <table:table-cell office:value-type="float" office:value="578.53" calcext:value-type="float">
            <text:p>578.53</text:p>
          </table:table-cell>
        </table:table-row>
        <table:table-row table:style-name="ro1">
          <table:table-cell office:value-type="float" office:value="6191276" calcext:value-type="float">
            <text:p>6191276</text:p>
          </table:table-cell>
          <table:table-cell table:formula="of:=[.A389]/1000/(60*60*24)" office:value-type="time" office:time-value="PT01H43M11.276S" calcext:value-type="time">
            <text:p>01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444.11" calcext:value-type="float">
            <text:p>444.11</text:p>
          </table:table-cell>
          <table:table-cell office:value-type="float" office:value="579.91" calcext:value-type="float">
            <text:p>579.91</text:p>
          </table:table-cell>
        </table:table-row>
        <table:table-row table:style-name="ro1">
          <table:table-cell office:value-type="float" office:value="6207276" calcext:value-type="float">
            <text:p>6207276</text:p>
          </table:table-cell>
          <table:table-cell table:formula="of:=[.A390]/1000/(60*60*24)" office:value-type="time" office:time-value="PT01H43M27.276S" calcext:value-type="time">
            <text:p>01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445.22" calcext:value-type="float">
            <text:p>445.22</text:p>
          </table:table-cell>
          <table:table-cell office:value-type="float" office:value="581.3" calcext:value-type="float">
            <text:p>581.3</text:p>
          </table:table-cell>
        </table:table-row>
        <table:table-row table:style-name="ro1">
          <table:table-cell office:value-type="float" office:value="6223276" calcext:value-type="float">
            <text:p>6223276</text:p>
          </table:table-cell>
          <table:table-cell table:formula="of:=[.A391]/1000/(60*60*24)" office:value-type="time" office:time-value="PT01H43M43.276S" calcext:value-type="time">
            <text:p>01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446.32" calcext:value-type="float">
            <text:p>446.32</text:p>
          </table:table-cell>
          <table:table-cell office:value-type="float" office:value="582.68" calcext:value-type="float">
            <text:p>582.68</text:p>
          </table:table-cell>
        </table:table-row>
        <table:table-row table:style-name="ro1">
          <table:table-cell office:value-type="float" office:value="6239276" calcext:value-type="float">
            <text:p>6239276</text:p>
          </table:table-cell>
          <table:table-cell table:formula="of:=[.A392]/1000/(60*60*24)" office:value-type="time" office:time-value="PT01H43M59.276S" calcext:value-type="time">
            <text:p>01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47.43" calcext:value-type="float">
            <text:p>447.43</text:p>
          </table:table-cell>
          <table:table-cell office:value-type="float" office:value="584.07" calcext:value-type="float">
            <text:p>584.07</text:p>
          </table:table-cell>
        </table:table-row>
        <table:table-row table:style-name="ro1">
          <table:table-cell office:value-type="float" office:value="6255276" calcext:value-type="float">
            <text:p>6255276</text:p>
          </table:table-cell>
          <table:table-cell table:formula="of:=[.A393]/1000/(60*60*24)" office:value-type="time" office:time-value="PT01H44M15.276S" calcext:value-type="time">
            <text:p>01:44:15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448.53" calcext:value-type="float">
            <text:p>448.53</text:p>
          </table:table-cell>
          <table:table-cell office:value-type="float" office:value="585.45" calcext:value-type="float">
            <text:p>585.45</text:p>
          </table:table-cell>
        </table:table-row>
        <table:table-row table:style-name="ro1">
          <table:table-cell office:value-type="float" office:value="6271276" calcext:value-type="float">
            <text:p>6271276</text:p>
          </table:table-cell>
          <table:table-cell table:formula="of:=[.A394]/1000/(60*60*24)" office:value-type="time" office:time-value="PT01H44M31.276S" calcext:value-type="time">
            <text:p>01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49.63" calcext:value-type="float">
            <text:p>449.63</text:p>
          </table:table-cell>
          <table:table-cell office:value-type="float" office:value="586.84" calcext:value-type="float">
            <text:p>586.84</text:p>
          </table:table-cell>
        </table:table-row>
        <table:table-row table:style-name="ro1">
          <table:table-cell office:value-type="float" office:value="6287276" calcext:value-type="float">
            <text:p>6287276</text:p>
          </table:table-cell>
          <table:table-cell table:formula="of:=[.A395]/1000/(60*60*24)" office:value-type="time" office:time-value="PT01H44M47.276S" calcext:value-type="time">
            <text:p>01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50.74" calcext:value-type="float">
            <text:p>450.74</text:p>
          </table:table-cell>
          <table:table-cell office:value-type="float" office:value="588.22" calcext:value-type="float">
            <text:p>588.22</text:p>
          </table:table-cell>
        </table:table-row>
        <table:table-row table:style-name="ro1">
          <table:table-cell office:value-type="float" office:value="6303276" calcext:value-type="float">
            <text:p>6303276</text:p>
          </table:table-cell>
          <table:table-cell table:formula="of:=[.A396]/1000/(60*60*24)" office:value-type="time" office:time-value="PT01H45M03.276S" calcext:value-type="time">
            <text:p>01:4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8.4" calcext:value-type="float">
            <text:p>248.4</text:p>
          </table:table-cell>
          <table:table-cell office:value-type="float" office:value="312.2" calcext:value-type="float">
            <text:p>312.2</text:p>
          </table:table-cell>
          <table:table-cell office:value-type="float" office:value="451.84" calcext:value-type="float">
            <text:p>451.84</text:p>
          </table:table-cell>
          <table:table-cell office:value-type="float" office:value="589.61" calcext:value-type="float">
            <text:p>589.61</text:p>
          </table:table-cell>
        </table:table-row>
        <table:table-row table:style-name="ro1">
          <table:table-cell office:value-type="float" office:value="6319276" calcext:value-type="float">
            <text:p>6319276</text:p>
          </table:table-cell>
          <table:table-cell table:formula="of:=[.A397]/1000/(60*60*24)" office:value-type="time" office:time-value="PT01H45M19.276S" calcext:value-type="time">
            <text:p>01:45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52.95" calcext:value-type="float">
            <text:p>452.95</text:p>
          </table:table-cell>
          <table:table-cell office:value-type="float" office:value="590.99" calcext:value-type="float">
            <text:p>590.99</text:p>
          </table:table-cell>
        </table:table-row>
        <table:table-row table:style-name="ro1">
          <table:table-cell office:value-type="float" office:value="6335276" calcext:value-type="float">
            <text:p>6335276</text:p>
          </table:table-cell>
          <table:table-cell table:formula="of:=[.A398]/1000/(60*60*24)" office:value-type="time" office:time-value="PT01H45M35.276S" calcext:value-type="time">
            <text:p>01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54.05" calcext:value-type="float">
            <text:p>454.05</text:p>
          </table:table-cell>
          <table:table-cell office:value-type="float" office:value="592.37" calcext:value-type="float">
            <text:p>592.37</text:p>
          </table:table-cell>
        </table:table-row>
        <table:table-row table:style-name="ro1">
          <table:table-cell office:value-type="float" office:value="6351276" calcext:value-type="float">
            <text:p>6351276</text:p>
          </table:table-cell>
          <table:table-cell table:formula="of:=[.A399]/1000/(60*60*24)" office:value-type="time" office:time-value="PT01H45M51.276S" calcext:value-type="time">
            <text:p>01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55.16" calcext:value-type="float">
            <text:p>455.16</text:p>
          </table:table-cell>
          <table:table-cell office:value-type="float" office:value="593.76" calcext:value-type="float">
            <text:p>593.76</text:p>
          </table:table-cell>
        </table:table-row>
        <table:table-row table:style-name="ro1">
          <table:table-cell office:value-type="float" office:value="6367276" calcext:value-type="float">
            <text:p>6367276</text:p>
          </table:table-cell>
          <table:table-cell table:formula="of:=[.A400]/1000/(60*60*24)" office:value-type="time" office:time-value="PT01H46M07.276S" calcext:value-type="time">
            <text:p>01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56.26" calcext:value-type="float">
            <text:p>456.26</text:p>
          </table:table-cell>
          <table:table-cell office:value-type="float" office:value="595.14" calcext:value-type="float">
            <text:p>595.14</text:p>
          </table:table-cell>
        </table:table-row>
        <table:table-row table:style-name="ro1">
          <table:table-cell office:value-type="float" office:value="6383276" calcext:value-type="float">
            <text:p>6383276</text:p>
          </table:table-cell>
          <table:table-cell table:formula="of:=[.A401]/1000/(60*60*24)" office:value-type="time" office:time-value="PT01H46M23.276S" calcext:value-type="time">
            <text:p>01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57.36" calcext:value-type="float">
            <text:p>457.36</text:p>
          </table:table-cell>
          <table:table-cell office:value-type="float" office:value="596.52" calcext:value-type="float">
            <text:p>596.52</text:p>
          </table:table-cell>
        </table:table-row>
        <table:table-row table:style-name="ro1">
          <table:table-cell office:value-type="float" office:value="6399276" calcext:value-type="float">
            <text:p>6399276</text:p>
          </table:table-cell>
          <table:table-cell table:formula="of:=[.A402]/1000/(60*60*24)" office:value-type="time" office:time-value="PT01H46M39.276S" calcext:value-type="time">
            <text:p>01:46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458.47" calcext:value-type="float">
            <text:p>458.47</text:p>
          </table:table-cell>
          <table:table-cell office:value-type="float" office:value="597.91" calcext:value-type="float">
            <text:p>597.91</text:p>
          </table:table-cell>
        </table:table-row>
        <table:table-row table:style-name="ro1">
          <table:table-cell office:value-type="float" office:value="6415276" calcext:value-type="float">
            <text:p>6415276</text:p>
          </table:table-cell>
          <table:table-cell table:formula="of:=[.A403]/1000/(60*60*24)" office:value-type="time" office:time-value="PT01H46M55.276S" calcext:value-type="time">
            <text:p>01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459.57" calcext:value-type="float">
            <text:p>459.57</text:p>
          </table:table-cell>
          <table:table-cell office:value-type="float" office:value="599.29" calcext:value-type="float">
            <text:p>599.29</text:p>
          </table:table-cell>
        </table:table-row>
        <table:table-row table:style-name="ro1">
          <table:table-cell office:value-type="float" office:value="6431276" calcext:value-type="float">
            <text:p>6431276</text:p>
          </table:table-cell>
          <table:table-cell table:formula="of:=[.A404]/1000/(60*60*24)" office:value-type="time" office:time-value="PT01H47M11.276S" calcext:value-type="time">
            <text:p>01:47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60.67" calcext:value-type="float">
            <text:p>460.67</text:p>
          </table:table-cell>
          <table:table-cell office:value-type="float" office:value="600.67" calcext:value-type="float">
            <text:p>600.67</text:p>
          </table:table-cell>
        </table:table-row>
        <table:table-row table:style-name="ro1">
          <table:table-cell office:value-type="float" office:value="6447276" calcext:value-type="float">
            <text:p>6447276</text:p>
          </table:table-cell>
          <table:table-cell table:formula="of:=[.A405]/1000/(60*60*24)" office:value-type="time" office:time-value="PT01H47M27.276S" calcext:value-type="time">
            <text:p>01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61.78" calcext:value-type="float">
            <text:p>461.78</text:p>
          </table:table-cell>
          <table:table-cell office:value-type="float" office:value="602.05" calcext:value-type="float">
            <text:p>602.05</text:p>
          </table:table-cell>
        </table:table-row>
        <table:table-row table:style-name="ro1">
          <table:table-cell office:value-type="float" office:value="6463276" calcext:value-type="float">
            <text:p>6463276</text:p>
          </table:table-cell>
          <table:table-cell table:formula="of:=[.A406]/1000/(60*60*24)" office:value-type="time" office:time-value="PT01H47M43.276S" calcext:value-type="time">
            <text:p>01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62.88" calcext:value-type="float">
            <text:p>462.88</text:p>
          </table:table-cell>
          <table:table-cell office:value-type="float" office:value="603.44" calcext:value-type="float">
            <text:p>603.44</text:p>
          </table:table-cell>
        </table:table-row>
        <table:table-row table:style-name="ro1">
          <table:table-cell office:value-type="float" office:value="6479276" calcext:value-type="float">
            <text:p>6479276</text:p>
          </table:table-cell>
          <table:table-cell table:formula="of:=[.A407]/1000/(60*60*24)" office:value-type="time" office:time-value="PT01H47M59.276S" calcext:value-type="time">
            <text:p>01:47:59</text:p>
          </table:table-cell>
          <table:table-cell office:value-type="float" office:value="1.26" calcext:value-type="float">
            <text:p>1.26</text:p>
          </table:table-cell>
          <table:table-cell office:value-type="float" office:value="248.2" calcext:value-type="float">
            <text:p>248.2</text:p>
          </table:table-cell>
          <table:table-cell office:value-type="float" office:value="311.94" calcext:value-type="float">
            <text:p>311.94</text:p>
          </table:table-cell>
          <table:table-cell office:value-type="float" office:value="463.98" calcext:value-type="float">
            <text:p>463.98</text:p>
          </table:table-cell>
          <table:table-cell office:value-type="float" office:value="604.82" calcext:value-type="float">
            <text:p>604.82</text:p>
          </table:table-cell>
        </table:table-row>
        <table:table-row table:style-name="ro1">
          <table:table-cell office:value-type="float" office:value="6495276" calcext:value-type="float">
            <text:p>6495276</text:p>
          </table:table-cell>
          <table:table-cell table:formula="of:=[.A408]/1000/(60*60*24)" office:value-type="time" office:time-value="PT01H48M15.276S" calcext:value-type="time">
            <text:p>01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65.09" calcext:value-type="float">
            <text:p>465.09</text:p>
          </table:table-cell>
          <table:table-cell office:value-type="float" office:value="606.2" calcext:value-type="float">
            <text:p>606.2</text:p>
          </table:table-cell>
        </table:table-row>
        <table:table-row table:style-name="ro1">
          <table:table-cell office:value-type="float" office:value="6511276" calcext:value-type="float">
            <text:p>6511276</text:p>
          </table:table-cell>
          <table:table-cell table:formula="of:=[.A409]/1000/(60*60*24)" office:value-type="time" office:time-value="PT01H48M31.276S" calcext:value-type="time">
            <text:p>01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66.19" calcext:value-type="float">
            <text:p>466.19</text:p>
          </table:table-cell>
          <table:table-cell office:value-type="float" office:value="607.58" calcext:value-type="float">
            <text:p>607.58</text:p>
          </table:table-cell>
        </table:table-row>
        <table:table-row table:style-name="ro1">
          <table:table-cell office:value-type="float" office:value="6527276" calcext:value-type="float">
            <text:p>6527276</text:p>
          </table:table-cell>
          <table:table-cell table:formula="of:=[.A410]/1000/(60*60*24)" office:value-type="time" office:time-value="PT01H48M47.276S" calcext:value-type="time">
            <text:p>01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67.29" calcext:value-type="float">
            <text:p>467.29</text:p>
          </table:table-cell>
          <table:table-cell office:value-type="float" office:value="608.97" calcext:value-type="float">
            <text:p>608.97</text:p>
          </table:table-cell>
        </table:table-row>
        <table:table-row table:style-name="ro1">
          <table:table-cell office:value-type="float" office:value="6543276" calcext:value-type="float">
            <text:p>6543276</text:p>
          </table:table-cell>
          <table:table-cell table:formula="of:=[.A411]/1000/(60*60*24)" office:value-type="time" office:time-value="PT01H49M03.276S" calcext:value-type="time">
            <text:p>01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68.4" calcext:value-type="float">
            <text:p>468.4</text:p>
          </table:table-cell>
          <table:table-cell office:value-type="float" office:value="610.35" calcext:value-type="float">
            <text:p>610.35</text:p>
          </table:table-cell>
        </table:table-row>
        <table:table-row table:style-name="ro1">
          <table:table-cell office:value-type="float" office:value="6559276" calcext:value-type="float">
            <text:p>6559276</text:p>
          </table:table-cell>
          <table:table-cell table:formula="of:=[.A412]/1000/(60*60*24)" office:value-type="time" office:time-value="PT01H49M19.276S" calcext:value-type="time">
            <text:p>01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69.5" calcext:value-type="float">
            <text:p>469.5</text:p>
          </table:table-cell>
          <table:table-cell office:value-type="float" office:value="611.73" calcext:value-type="float">
            <text:p>611.73</text:p>
          </table:table-cell>
        </table:table-row>
        <table:table-row table:style-name="ro1">
          <table:table-cell office:value-type="float" office:value="6575276" calcext:value-type="float">
            <text:p>6575276</text:p>
          </table:table-cell>
          <table:table-cell table:formula="of:=[.A413]/1000/(60*60*24)" office:value-type="time" office:time-value="PT01H49M35.276S" calcext:value-type="time">
            <text:p>01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0.6" calcext:value-type="float">
            <text:p>470.6</text:p>
          </table:table-cell>
          <table:table-cell office:value-type="float" office:value="613.11" calcext:value-type="float">
            <text:p>613.11</text:p>
          </table:table-cell>
        </table:table-row>
        <table:table-row table:style-name="ro1">
          <table:table-cell office:value-type="float" office:value="6591276" calcext:value-type="float">
            <text:p>6591276</text:p>
          </table:table-cell>
          <table:table-cell table:formula="of:=[.A414]/1000/(60*60*24)" office:value-type="time" office:time-value="PT01H49M51.276S" calcext:value-type="time">
            <text:p>01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1.7" calcext:value-type="float">
            <text:p>471.7</text:p>
          </table:table-cell>
          <table:table-cell office:value-type="float" office:value="614.49" calcext:value-type="float">
            <text:p>614.49</text:p>
          </table:table-cell>
        </table:table-row>
        <table:table-row table:style-name="ro1">
          <table:table-cell office:value-type="float" office:value="6607276" calcext:value-type="float">
            <text:p>6607276</text:p>
          </table:table-cell>
          <table:table-cell table:formula="of:=[.A415]/1000/(60*60*24)" office:value-type="time" office:time-value="PT01H50M07.276S" calcext:value-type="time">
            <text:p>01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2.81" calcext:value-type="float">
            <text:p>472.81</text:p>
          </table:table-cell>
          <table:table-cell office:value-type="float" office:value="615.88" calcext:value-type="float">
            <text:p>615.88</text:p>
          </table:table-cell>
        </table:table-row>
        <table:table-row table:style-name="ro1">
          <table:table-cell office:value-type="float" office:value="6623276" calcext:value-type="float">
            <text:p>6623276</text:p>
          </table:table-cell>
          <table:table-cell table:formula="of:=[.A416]/1000/(60*60*24)" office:value-type="time" office:time-value="PT01H50M23.276S" calcext:value-type="time">
            <text:p>01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3.91" calcext:value-type="float">
            <text:p>473.91</text:p>
          </table:table-cell>
          <table:table-cell office:value-type="float" office:value="617.26" calcext:value-type="float">
            <text:p>617.26</text:p>
          </table:table-cell>
        </table:table-row>
        <table:table-row table:style-name="ro1">
          <table:table-cell office:value-type="float" office:value="6639276" calcext:value-type="float">
            <text:p>6639276</text:p>
          </table:table-cell>
          <table:table-cell table:formula="of:=[.A417]/1000/(60*60*24)" office:value-type="time" office:time-value="PT01H50M39.276S" calcext:value-type="time">
            <text:p>01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5.01" calcext:value-type="float">
            <text:p>475.01</text:p>
          </table:table-cell>
          <table:table-cell office:value-type="float" office:value="618.64" calcext:value-type="float">
            <text:p>618.64</text:p>
          </table:table-cell>
        </table:table-row>
        <table:table-row table:style-name="ro1">
          <table:table-cell office:value-type="float" office:value="6655276" calcext:value-type="float">
            <text:p>6655276</text:p>
          </table:table-cell>
          <table:table-cell table:formula="of:=[.A418]/1000/(60*60*24)" office:value-type="time" office:time-value="PT01H50M55.276S" calcext:value-type="time">
            <text:p>01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6.11" calcext:value-type="float">
            <text:p>476.11</text:p>
          </table:table-cell>
          <table:table-cell office:value-type="float" office:value="620.02" calcext:value-type="float">
            <text:p>620.02</text:p>
          </table:table-cell>
        </table:table-row>
        <table:table-row table:style-name="ro1">
          <table:table-cell office:value-type="float" office:value="6671276" calcext:value-type="float">
            <text:p>6671276</text:p>
          </table:table-cell>
          <table:table-cell table:formula="of:=[.A419]/1000/(60*60*24)" office:value-type="time" office:time-value="PT01H51M11.276S" calcext:value-type="time">
            <text:p>01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77.22" calcext:value-type="float">
            <text:p>477.22</text:p>
          </table:table-cell>
          <table:table-cell office:value-type="float" office:value="621.4" calcext:value-type="float">
            <text:p>621.4</text:p>
          </table:table-cell>
        </table:table-row>
        <table:table-row table:style-name="ro1">
          <table:table-cell office:value-type="float" office:value="6687276" calcext:value-type="float">
            <text:p>6687276</text:p>
          </table:table-cell>
          <table:table-cell table:formula="of:=[.A420]/1000/(60*60*24)" office:value-type="time" office:time-value="PT01H51M27.276S" calcext:value-type="time">
            <text:p>01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78.32" calcext:value-type="float">
            <text:p>478.32</text:p>
          </table:table-cell>
          <table:table-cell office:value-type="float" office:value="622.78" calcext:value-type="float">
            <text:p>622.78</text:p>
          </table:table-cell>
        </table:table-row>
        <table:table-row table:style-name="ro1">
          <table:table-cell office:value-type="float" office:value="6703276" calcext:value-type="float">
            <text:p>6703276</text:p>
          </table:table-cell>
          <table:table-cell table:formula="of:=[.A421]/1000/(60*60*24)" office:value-type="time" office:time-value="PT01H51M43.276S" calcext:value-type="time">
            <text:p>01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79.42" calcext:value-type="float">
            <text:p>479.42</text:p>
          </table:table-cell>
          <table:table-cell office:value-type="float" office:value="624.16" calcext:value-type="float">
            <text:p>624.16</text:p>
          </table:table-cell>
        </table:table-row>
        <table:table-row table:style-name="ro1">
          <table:table-cell office:value-type="float" office:value="6719276" calcext:value-type="float">
            <text:p>6719276</text:p>
          </table:table-cell>
          <table:table-cell table:formula="of:=[.A422]/1000/(60*60*24)" office:value-type="time" office:time-value="PT01H51M59.276S" calcext:value-type="time">
            <text:p>01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80.52" calcext:value-type="float">
            <text:p>480.52</text:p>
          </table:table-cell>
          <table:table-cell office:value-type="float" office:value="625.54" calcext:value-type="float">
            <text:p>625.54</text:p>
          </table:table-cell>
        </table:table-row>
        <table:table-row table:style-name="ro1">
          <table:table-cell office:value-type="float" office:value="6735276" calcext:value-type="float">
            <text:p>6735276</text:p>
          </table:table-cell>
          <table:table-cell table:formula="of:=[.A423]/1000/(60*60*24)" office:value-type="time" office:time-value="PT01H52M15.276S" calcext:value-type="time">
            <text:p>01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81.63" calcext:value-type="float">
            <text:p>481.63</text:p>
          </table:table-cell>
          <table:table-cell office:value-type="float" office:value="626.92" calcext:value-type="float">
            <text:p>626.92</text:p>
          </table:table-cell>
        </table:table-row>
        <table:table-row table:style-name="ro1">
          <table:table-cell office:value-type="float" office:value="6751276" calcext:value-type="float">
            <text:p>6751276</text:p>
          </table:table-cell>
          <table:table-cell table:formula="of:=[.A424]/1000/(60*60*24)" office:value-type="time" office:time-value="PT01H52M31.276S" calcext:value-type="time">
            <text:p>01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82.73" calcext:value-type="float">
            <text:p>482.73</text:p>
          </table:table-cell>
          <table:table-cell office:value-type="float" office:value="628.3" calcext:value-type="float">
            <text:p>628.3</text:p>
          </table:table-cell>
        </table:table-row>
        <table:table-row table:style-name="ro1">
          <table:table-cell office:value-type="float" office:value="6767276" calcext:value-type="float">
            <text:p>6767276</text:p>
          </table:table-cell>
          <table:table-cell table:formula="of:=[.A425]/1000/(60*60*24)" office:value-type="time" office:time-value="PT01H52M47.276S" calcext:value-type="time">
            <text:p>01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83.83" calcext:value-type="float">
            <text:p>483.83</text:p>
          </table:table-cell>
          <table:table-cell office:value-type="float" office:value="629.68" calcext:value-type="float">
            <text:p>629.68</text:p>
          </table:table-cell>
        </table:table-row>
        <table:table-row table:style-name="ro1">
          <table:table-cell office:value-type="float" office:value="6783276" calcext:value-type="float">
            <text:p>6783276</text:p>
          </table:table-cell>
          <table:table-cell table:formula="of:=[.A426]/1000/(60*60*24)" office:value-type="time" office:time-value="PT01H53M03.276S" calcext:value-type="time">
            <text:p>01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84.93" calcext:value-type="float">
            <text:p>484.93</text:p>
          </table:table-cell>
          <table:table-cell office:value-type="float" office:value="631.06" calcext:value-type="float">
            <text:p>631.06</text:p>
          </table:table-cell>
        </table:table-row>
        <table:table-row table:style-name="ro1">
          <table:table-cell office:value-type="float" office:value="6799276" calcext:value-type="float">
            <text:p>6799276</text:p>
          </table:table-cell>
          <table:table-cell table:formula="of:=[.A427]/1000/(60*60*24)" office:value-type="time" office:time-value="PT01H53M19.276S" calcext:value-type="time">
            <text:p>01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86.03" calcext:value-type="float">
            <text:p>486.03</text:p>
          </table:table-cell>
          <table:table-cell office:value-type="float" office:value="632.44" calcext:value-type="float">
            <text:p>632.44</text:p>
          </table:table-cell>
        </table:table-row>
        <table:table-row table:style-name="ro1">
          <table:table-cell office:value-type="float" office:value="6815276" calcext:value-type="float">
            <text:p>6815276</text:p>
          </table:table-cell>
          <table:table-cell table:formula="of:=[.A428]/1000/(60*60*24)" office:value-type="time" office:time-value="PT01H53M35.276S" calcext:value-type="time">
            <text:p>01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87.14" calcext:value-type="float">
            <text:p>487.14</text:p>
          </table:table-cell>
          <table:table-cell office:value-type="float" office:value="633.82" calcext:value-type="float">
            <text:p>633.82</text:p>
          </table:table-cell>
        </table:table-row>
        <table:table-row table:style-name="ro1">
          <table:table-cell office:value-type="float" office:value="6831276" calcext:value-type="float">
            <text:p>6831276</text:p>
          </table:table-cell>
          <table:table-cell table:formula="of:=[.A429]/1000/(60*60*24)" office:value-type="time" office:time-value="PT01H53M51.276S" calcext:value-type="time">
            <text:p>01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88.24" calcext:value-type="float">
            <text:p>488.24</text:p>
          </table:table-cell>
          <table:table-cell office:value-type="float" office:value="635.2" calcext:value-type="float">
            <text:p>635.2</text:p>
          </table:table-cell>
        </table:table-row>
        <table:table-row table:style-name="ro1">
          <table:table-cell office:value-type="float" office:value="6847276" calcext:value-type="float">
            <text:p>6847276</text:p>
          </table:table-cell>
          <table:table-cell table:formula="of:=[.A430]/1000/(60*60*24)" office:value-type="time" office:time-value="PT01H54M07.276S" calcext:value-type="time">
            <text:p>01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489.34" calcext:value-type="float">
            <text:p>489.34</text:p>
          </table:table-cell>
          <table:table-cell office:value-type="float" office:value="636.58" calcext:value-type="float">
            <text:p>636.58</text:p>
          </table:table-cell>
        </table:table-row>
        <table:table-row table:style-name="ro1">
          <table:table-cell office:value-type="float" office:value="6863276" calcext:value-type="float">
            <text:p>6863276</text:p>
          </table:table-cell>
          <table:table-cell table:formula="of:=[.A431]/1000/(60*60*24)" office:value-type="time" office:time-value="PT01H54M23.276S" calcext:value-type="time">
            <text:p>01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6" calcext:value-type="float">
            <text:p>310.56</text:p>
          </table:table-cell>
          <table:table-cell office:value-type="float" office:value="490.44" calcext:value-type="float">
            <text:p>490.44</text:p>
          </table:table-cell>
          <table:table-cell office:value-type="float" office:value="637.96" calcext:value-type="float">
            <text:p>637.96</text:p>
          </table:table-cell>
        </table:table-row>
        <table:table-row table:style-name="ro1">
          <table:table-cell office:value-type="float" office:value="6879276" calcext:value-type="float">
            <text:p>6879276</text:p>
          </table:table-cell>
          <table:table-cell table:formula="of:=[.A432]/1000/(60*60*24)" office:value-type="time" office:time-value="PT01H54M39.276S" calcext:value-type="time">
            <text:p>01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6" calcext:value-type="float">
            <text:p>310.56</text:p>
          </table:table-cell>
          <table:table-cell office:value-type="float" office:value="491.54" calcext:value-type="float">
            <text:p>491.54</text:p>
          </table:table-cell>
          <table:table-cell office:value-type="float" office:value="639.34" calcext:value-type="float">
            <text:p>639.34</text:p>
          </table:table-cell>
        </table:table-row>
        <table:table-row table:style-name="ro1">
          <table:table-cell office:value-type="float" office:value="6895276" calcext:value-type="float">
            <text:p>6895276</text:p>
          </table:table-cell>
          <table:table-cell table:formula="of:=[.A433]/1000/(60*60*24)" office:value-type="time" office:time-value="PT01H54M55.276S" calcext:value-type="time">
            <text:p>01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492.64" calcext:value-type="float">
            <text:p>492.64</text:p>
          </table:table-cell>
          <table:table-cell office:value-type="float" office:value="640.71" calcext:value-type="float">
            <text:p>640.71</text:p>
          </table:table-cell>
        </table:table-row>
        <table:table-row table:style-name="ro1">
          <table:table-cell office:value-type="float" office:value="6911276" calcext:value-type="float">
            <text:p>6911276</text:p>
          </table:table-cell>
          <table:table-cell table:formula="of:=[.A434]/1000/(60*60*24)" office:value-type="time" office:time-value="PT01H55M11.276S" calcext:value-type="time">
            <text:p>01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93.74" calcext:value-type="float">
            <text:p>493.74</text:p>
          </table:table-cell>
          <table:table-cell office:value-type="float" office:value="642.09" calcext:value-type="float">
            <text:p>642.09</text:p>
          </table:table-cell>
        </table:table-row>
        <table:table-row table:style-name="ro1">
          <table:table-cell office:value-type="float" office:value="6927276" calcext:value-type="float">
            <text:p>6927276</text:p>
          </table:table-cell>
          <table:table-cell table:formula="of:=[.A435]/1000/(60*60*24)" office:value-type="time" office:time-value="PT01H55M27.276S" calcext:value-type="time">
            <text:p>01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94.85" calcext:value-type="float">
            <text:p>494.85</text:p>
          </table:table-cell>
          <table:table-cell office:value-type="float" office:value="643.47" calcext:value-type="float">
            <text:p>643.47</text:p>
          </table:table-cell>
        </table:table-row>
        <table:table-row table:style-name="ro1">
          <table:table-cell office:value-type="float" office:value="6943276" calcext:value-type="float">
            <text:p>6943276</text:p>
          </table:table-cell>
          <table:table-cell table:formula="of:=[.A436]/1000/(60*60*24)" office:value-type="time" office:time-value="PT01H55M43.276S" calcext:value-type="time">
            <text:p>01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495.95" calcext:value-type="float">
            <text:p>495.95</text:p>
          </table:table-cell>
          <table:table-cell office:value-type="float" office:value="644.85" calcext:value-type="float">
            <text:p>644.85</text:p>
          </table:table-cell>
        </table:table-row>
        <table:table-row table:style-name="ro1">
          <table:table-cell office:value-type="float" office:value="6959276" calcext:value-type="float">
            <text:p>6959276</text:p>
          </table:table-cell>
          <table:table-cell table:formula="of:=[.A437]/1000/(60*60*24)" office:value-type="time" office:time-value="PT01H55M59.276S" calcext:value-type="time">
            <text:p>01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97.05" calcext:value-type="float">
            <text:p>497.05</text:p>
          </table:table-cell>
          <table:table-cell office:value-type="float" office:value="646.22" calcext:value-type="float">
            <text:p>646.22</text:p>
          </table:table-cell>
        </table:table-row>
        <table:table-row table:style-name="ro1">
          <table:table-cell office:value-type="float" office:value="6975276" calcext:value-type="float">
            <text:p>6975276</text:p>
          </table:table-cell>
          <table:table-cell table:formula="of:=[.A438]/1000/(60*60*24)" office:value-type="time" office:time-value="PT01H56M15.276S" calcext:value-type="time">
            <text:p>01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498.15" calcext:value-type="float">
            <text:p>498.15</text:p>
          </table:table-cell>
          <table:table-cell office:value-type="float" office:value="647.6" calcext:value-type="float">
            <text:p>647.6</text:p>
          </table:table-cell>
        </table:table-row>
        <table:table-row table:style-name="ro1">
          <table:table-cell office:value-type="float" office:value="6991276" calcext:value-type="float">
            <text:p>6991276</text:p>
          </table:table-cell>
          <table:table-cell table:formula="of:=[.A439]/1000/(60*60*24)" office:value-type="time" office:time-value="PT01H56M31.276S" calcext:value-type="time">
            <text:p>01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99.25" calcext:value-type="float">
            <text:p>499.25</text:p>
          </table:table-cell>
          <table:table-cell office:value-type="float" office:value="648.98" calcext:value-type="float">
            <text:p>648.98</text:p>
          </table:table-cell>
        </table:table-row>
        <table:table-row table:style-name="ro1">
          <table:table-cell office:value-type="float" office:value="7007276" calcext:value-type="float">
            <text:p>7007276</text:p>
          </table:table-cell>
          <table:table-cell table:formula="of:=[.A440]/1000/(60*60*24)" office:value-type="time" office:time-value="PT01H56M47.276S" calcext:value-type="time">
            <text:p>01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0.35" calcext:value-type="float">
            <text:p>500.35</text:p>
          </table:table-cell>
          <table:table-cell office:value-type="float" office:value="650.35" calcext:value-type="float">
            <text:p>650.35</text:p>
          </table:table-cell>
        </table:table-row>
        <table:table-row table:style-name="ro1">
          <table:table-cell office:value-type="float" office:value="7023276" calcext:value-type="float">
            <text:p>7023276</text:p>
          </table:table-cell>
          <table:table-cell table:formula="of:=[.A441]/1000/(60*60*24)" office:value-type="time" office:time-value="PT01H57M03.276S" calcext:value-type="time">
            <text:p>01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501.45" calcext:value-type="float">
            <text:p>501.45</text:p>
          </table:table-cell>
          <table:table-cell office:value-type="float" office:value="651.73" calcext:value-type="float">
            <text:p>651.73</text:p>
          </table:table-cell>
        </table:table-row>
        <table:table-row table:style-name="ro1">
          <table:table-cell office:value-type="float" office:value="7039276" calcext:value-type="float">
            <text:p>7039276</text:p>
          </table:table-cell>
          <table:table-cell table:formula="of:=[.A442]/1000/(60*60*24)" office:value-type="time" office:time-value="PT01H57M19.276S" calcext:value-type="time">
            <text:p>01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2.56" calcext:value-type="float">
            <text:p>502.56</text:p>
          </table:table-cell>
          <table:table-cell office:value-type="float" office:value="653.11" calcext:value-type="float">
            <text:p>653.11</text:p>
          </table:table-cell>
        </table:table-row>
        <table:table-row table:style-name="ro1">
          <table:table-cell office:value-type="float" office:value="7055276" calcext:value-type="float">
            <text:p>7055276</text:p>
          </table:table-cell>
          <table:table-cell table:formula="of:=[.A443]/1000/(60*60*24)" office:value-type="time" office:time-value="PT01H57M35.276S" calcext:value-type="time">
            <text:p>01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3.66" calcext:value-type="float">
            <text:p>503.66</text:p>
          </table:table-cell>
          <table:table-cell office:value-type="float" office:value="654.48" calcext:value-type="float">
            <text:p>654.48</text:p>
          </table:table-cell>
        </table:table-row>
        <table:table-row table:style-name="ro1">
          <table:table-cell office:value-type="float" office:value="7071276" calcext:value-type="float">
            <text:p>7071276</text:p>
          </table:table-cell>
          <table:table-cell table:formula="of:=[.A444]/1000/(60*60*24)" office:value-type="time" office:time-value="PT01H57M51.276S" calcext:value-type="time">
            <text:p>01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4.76" calcext:value-type="float">
            <text:p>504.76</text:p>
          </table:table-cell>
          <table:table-cell office:value-type="float" office:value="655.86" calcext:value-type="float">
            <text:p>655.86</text:p>
          </table:table-cell>
        </table:table-row>
        <table:table-row table:style-name="ro1">
          <table:table-cell office:value-type="float" office:value="7087276" calcext:value-type="float">
            <text:p>7087276</text:p>
          </table:table-cell>
          <table:table-cell table:formula="of:=[.A445]/1000/(60*60*24)" office:value-type="time" office:time-value="PT01H58M07.276S" calcext:value-type="time">
            <text:p>01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505.86" calcext:value-type="float">
            <text:p>505.86</text:p>
          </table:table-cell>
          <table:table-cell office:value-type="float" office:value="657.23" calcext:value-type="float">
            <text:p>657.23</text:p>
          </table:table-cell>
        </table:table-row>
        <table:table-row table:style-name="ro1">
          <table:table-cell office:value-type="float" office:value="7103276" calcext:value-type="float">
            <text:p>7103276</text:p>
          </table:table-cell>
          <table:table-cell table:formula="of:=[.A446]/1000/(60*60*24)" office:value-type="time" office:time-value="PT01H58M23.276S" calcext:value-type="time">
            <text:p>01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6.96" calcext:value-type="float">
            <text:p>506.96</text:p>
          </table:table-cell>
          <table:table-cell office:value-type="float" office:value="658.61" calcext:value-type="float">
            <text:p>658.61</text:p>
          </table:table-cell>
        </table:table-row>
        <table:table-row table:style-name="ro1">
          <table:table-cell office:value-type="float" office:value="7119276" calcext:value-type="float">
            <text:p>7119276</text:p>
          </table:table-cell>
          <table:table-cell table:formula="of:=[.A447]/1000/(60*60*24)" office:value-type="time" office:time-value="PT01H58M39.276S" calcext:value-type="time">
            <text:p>01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508.06" calcext:value-type="float">
            <text:p>508.06</text:p>
          </table:table-cell>
          <table:table-cell office:value-type="float" office:value="659.98" calcext:value-type="float">
            <text:p>659.98</text:p>
          </table:table-cell>
        </table:table-row>
        <table:table-row table:style-name="ro1">
          <table:table-cell office:value-type="float" office:value="7135276" calcext:value-type="float">
            <text:p>7135276</text:p>
          </table:table-cell>
          <table:table-cell table:formula="of:=[.A448]/1000/(60*60*24)" office:value-type="time" office:time-value="PT01H58M55.276S" calcext:value-type="time">
            <text:p>01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09.16" calcext:value-type="float">
            <text:p>509.16</text:p>
          </table:table-cell>
          <table:table-cell office:value-type="float" office:value="661.36" calcext:value-type="float">
            <text:p>661.36</text:p>
          </table:table-cell>
        </table:table-row>
        <table:table-row table:style-name="ro1">
          <table:table-cell office:value-type="float" office:value="7151276" calcext:value-type="float">
            <text:p>7151276</text:p>
          </table:table-cell>
          <table:table-cell table:formula="of:=[.A449]/1000/(60*60*24)" office:value-type="time" office:time-value="PT01H59M11.276S" calcext:value-type="time">
            <text:p>01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0.26" calcext:value-type="float">
            <text:p>510.26</text:p>
          </table:table-cell>
          <table:table-cell office:value-type="float" office:value="662.73" calcext:value-type="float">
            <text:p>662.73</text:p>
          </table:table-cell>
        </table:table-row>
        <table:table-row table:style-name="ro1">
          <table:table-cell office:value-type="float" office:value="7167276" calcext:value-type="float">
            <text:p>7167276</text:p>
          </table:table-cell>
          <table:table-cell table:formula="of:=[.A450]/1000/(60*60*24)" office:value-type="time" office:time-value="PT01H59M27.276S" calcext:value-type="time">
            <text:p>01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1.36" calcext:value-type="float">
            <text:p>511.36</text:p>
          </table:table-cell>
          <table:table-cell office:value-type="float" office:value="664.11" calcext:value-type="float">
            <text:p>664.11</text:p>
          </table:table-cell>
        </table:table-row>
        <table:table-row table:style-name="ro1">
          <table:table-cell office:value-type="float" office:value="7183276" calcext:value-type="float">
            <text:p>7183276</text:p>
          </table:table-cell>
          <table:table-cell table:formula="of:=[.A451]/1000/(60*60*24)" office:value-type="time" office:time-value="PT01H59M43.276S" calcext:value-type="time">
            <text:p>01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2.46" calcext:value-type="float">
            <text:p>512.46</text:p>
          </table:table-cell>
          <table:table-cell office:value-type="float" office:value="665.48" calcext:value-type="float">
            <text:p>665.48</text:p>
          </table:table-cell>
        </table:table-row>
        <table:table-row table:style-name="ro1">
          <table:table-cell office:value-type="float" office:value="7199276" calcext:value-type="float">
            <text:p>7199276</text:p>
          </table:table-cell>
          <table:table-cell table:formula="of:=[.A452]/1000/(60*60*24)" office:value-type="time" office:time-value="PT01H59M59.276S" calcext:value-type="time">
            <text:p>01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3.56" calcext:value-type="float">
            <text:p>513.56</text:p>
          </table:table-cell>
          <table:table-cell office:value-type="float" office:value="666.86" calcext:value-type="float">
            <text:p>666.86</text:p>
          </table:table-cell>
        </table:table-row>
        <table:table-row table:style-name="ro1">
          <table:table-cell office:value-type="float" office:value="7215276" calcext:value-type="float">
            <text:p>7215276</text:p>
          </table:table-cell>
          <table:table-cell table:formula="of:=[.A453]/1000/(60*60*24)" office:value-type="time" office:time-value="PT02H00M15.276S" calcext:value-type="time">
            <text:p>02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4.66" calcext:value-type="float">
            <text:p>514.66</text:p>
          </table:table-cell>
          <table:table-cell office:value-type="float" office:value="668.23" calcext:value-type="float">
            <text:p>668.23</text:p>
          </table:table-cell>
        </table:table-row>
        <table:table-row table:style-name="ro1">
          <table:table-cell office:value-type="float" office:value="7231276" calcext:value-type="float">
            <text:p>7231276</text:p>
          </table:table-cell>
          <table:table-cell table:formula="of:=[.A454]/1000/(60*60*24)" office:value-type="time" office:time-value="PT02H00M31.276S" calcext:value-type="time">
            <text:p>02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5.76" calcext:value-type="float">
            <text:p>515.76</text:p>
          </table:table-cell>
          <table:table-cell office:value-type="float" office:value="669.61" calcext:value-type="float">
            <text:p>669.61</text:p>
          </table:table-cell>
        </table:table-row>
        <table:table-row table:style-name="ro1">
          <table:table-cell office:value-type="float" office:value="7247276" calcext:value-type="float">
            <text:p>7247276</text:p>
          </table:table-cell>
          <table:table-cell table:formula="of:=[.A455]/1000/(60*60*24)" office:value-type="time" office:time-value="PT02H00M47.276S" calcext:value-type="time">
            <text:p>02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16.86" calcext:value-type="float">
            <text:p>516.86</text:p>
          </table:table-cell>
          <table:table-cell office:value-type="float" office:value="670.98" calcext:value-type="float">
            <text:p>670.98</text:p>
          </table:table-cell>
        </table:table-row>
        <table:table-row table:style-name="ro1">
          <table:table-cell office:value-type="float" office:value="7263276" calcext:value-type="float">
            <text:p>7263276</text:p>
          </table:table-cell>
          <table:table-cell table:formula="of:=[.A456]/1000/(60*60*24)" office:value-type="time" office:time-value="PT02H01M03.276S" calcext:value-type="time">
            <text:p>02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17.96" calcext:value-type="float">
            <text:p>517.96</text:p>
          </table:table-cell>
          <table:table-cell office:value-type="float" office:value="672.36" calcext:value-type="float">
            <text:p>672.36</text:p>
          </table:table-cell>
        </table:table-row>
        <table:table-row table:style-name="ro1">
          <table:table-cell office:value-type="float" office:value="7279276" calcext:value-type="float">
            <text:p>7279276</text:p>
          </table:table-cell>
          <table:table-cell table:formula="of:=[.A457]/1000/(60*60*24)" office:value-type="time" office:time-value="PT02H01M19.276S" calcext:value-type="time">
            <text:p>02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19.06" calcext:value-type="float">
            <text:p>519.06</text:p>
          </table:table-cell>
          <table:table-cell office:value-type="float" office:value="673.73" calcext:value-type="float">
            <text:p>673.73</text:p>
          </table:table-cell>
        </table:table-row>
        <table:table-row table:style-name="ro1">
          <table:table-cell office:value-type="float" office:value="7295276" calcext:value-type="float">
            <text:p>7295276</text:p>
          </table:table-cell>
          <table:table-cell table:formula="of:=[.A458]/1000/(60*60*24)" office:value-type="time" office:time-value="PT02H01M35.276S" calcext:value-type="time">
            <text:p>02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20.16" calcext:value-type="float">
            <text:p>520.16</text:p>
          </table:table-cell>
          <table:table-cell office:value-type="float" office:value="675.1" calcext:value-type="float">
            <text:p>675.1</text:p>
          </table:table-cell>
        </table:table-row>
        <table:table-row table:style-name="ro1">
          <table:table-cell office:value-type="float" office:value="7311276" calcext:value-type="float">
            <text:p>7311276</text:p>
          </table:table-cell>
          <table:table-cell table:formula="of:=[.A459]/1000/(60*60*24)" office:value-type="time" office:time-value="PT02H01M51.276S" calcext:value-type="time">
            <text:p>02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21.26" calcext:value-type="float">
            <text:p>521.26</text:p>
          </table:table-cell>
          <table:table-cell office:value-type="float" office:value="676.48" calcext:value-type="float">
            <text:p>676.48</text:p>
          </table:table-cell>
        </table:table-row>
        <table:table-row table:style-name="ro1">
          <table:table-cell office:value-type="float" office:value="7327276" calcext:value-type="float">
            <text:p>7327276</text:p>
          </table:table-cell>
          <table:table-cell table:formula="of:=[.A460]/1000/(60*60*24)" office:value-type="time" office:time-value="PT02H02M07.276S" calcext:value-type="time">
            <text:p>02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522.36" calcext:value-type="float">
            <text:p>522.36</text:p>
          </table:table-cell>
          <table:table-cell office:value-type="float" office:value="677.85" calcext:value-type="float">
            <text:p>677.85</text:p>
          </table:table-cell>
        </table:table-row>
        <table:table-row table:style-name="ro1">
          <table:table-cell office:value-type="float" office:value="7343276" calcext:value-type="float">
            <text:p>7343276</text:p>
          </table:table-cell>
          <table:table-cell table:formula="of:=[.A461]/1000/(60*60*24)" office:value-type="time" office:time-value="PT02H02M23.276S" calcext:value-type="time">
            <text:p>02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23.46" calcext:value-type="float">
            <text:p>523.46</text:p>
          </table:table-cell>
          <table:table-cell office:value-type="float" office:value="679.23" calcext:value-type="float">
            <text:p>679.23</text:p>
          </table:table-cell>
        </table:table-row>
        <table:table-row table:style-name="ro1">
          <table:table-cell office:value-type="float" office:value="7359276" calcext:value-type="float">
            <text:p>7359276</text:p>
          </table:table-cell>
          <table:table-cell table:formula="of:=[.A462]/1000/(60*60*24)" office:value-type="time" office:time-value="PT02H02M39.276S" calcext:value-type="time">
            <text:p>02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524.56" calcext:value-type="float">
            <text:p>524.56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float" office:value="7375276" calcext:value-type="float">
            <text:p>7375276</text:p>
          </table:table-cell>
          <table:table-cell table:formula="of:=[.A463]/1000/(60*60*24)" office:value-type="time" office:time-value="PT02H02M55.276S" calcext:value-type="time">
            <text:p>02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525.66" calcext:value-type="float">
            <text:p>525.66</text:p>
          </table:table-cell>
          <table:table-cell office:value-type="float" office:value="681.97" calcext:value-type="float">
            <text:p>681.97</text:p>
          </table:table-cell>
        </table:table-row>
        <table:table-row table:style-name="ro1">
          <table:table-cell office:value-type="float" office:value="7391276" calcext:value-type="float">
            <text:p>7391276</text:p>
          </table:table-cell>
          <table:table-cell table:formula="of:=[.A464]/1000/(60*60*24)" office:value-type="time" office:time-value="PT02H03M11.276S" calcext:value-type="time">
            <text:p>02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26.76" calcext:value-type="float">
            <text:p>526.76</text:p>
          </table:table-cell>
          <table:table-cell office:value-type="float" office:value="683.35" calcext:value-type="float">
            <text:p>683.35</text:p>
          </table:table-cell>
        </table:table-row>
        <table:table-row table:style-name="ro1">
          <table:table-cell office:value-type="float" office:value="7407276" calcext:value-type="float">
            <text:p>7407276</text:p>
          </table:table-cell>
          <table:table-cell table:formula="of:=[.A465]/1000/(60*60*24)" office:value-type="time" office:time-value="PT02H03M27.276S" calcext:value-type="time">
            <text:p>02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527.86" calcext:value-type="float">
            <text:p>527.86</text:p>
          </table:table-cell>
          <table:table-cell office:value-type="float" office:value="684.72" calcext:value-type="float">
            <text:p>684.72</text:p>
          </table:table-cell>
        </table:table-row>
        <table:table-row table:style-name="ro1">
          <table:table-cell office:value-type="float" office:value="7423276" calcext:value-type="float">
            <text:p>7423276</text:p>
          </table:table-cell>
          <table:table-cell table:formula="of:=[.A466]/1000/(60*60*24)" office:value-type="time" office:time-value="PT02H03M43.276S" calcext:value-type="time">
            <text:p>02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28.96" calcext:value-type="float">
            <text:p>528.96</text:p>
          </table:table-cell>
          <table:table-cell office:value-type="float" office:value="686.09" calcext:value-type="float">
            <text:p>686.09</text:p>
          </table:table-cell>
        </table:table-row>
        <table:table-row table:style-name="ro1">
          <table:table-cell office:value-type="float" office:value="7439276" calcext:value-type="float">
            <text:p>7439276</text:p>
          </table:table-cell>
          <table:table-cell table:formula="of:=[.A467]/1000/(60*60*24)" office:value-type="time" office:time-value="PT02H03M59.276S" calcext:value-type="time">
            <text:p>02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530.06" calcext:value-type="float">
            <text:p>530.06</text:p>
          </table:table-cell>
          <table:table-cell office:value-type="float" office:value="687.47" calcext:value-type="float">
            <text:p>687.47</text:p>
          </table:table-cell>
        </table:table-row>
        <table:table-row table:style-name="ro1">
          <table:table-cell office:value-type="float" office:value="7455276" calcext:value-type="float">
            <text:p>7455276</text:p>
          </table:table-cell>
          <table:table-cell table:formula="of:=[.A468]/1000/(60*60*24)" office:value-type="time" office:time-value="PT02H04M15.276S" calcext:value-type="time">
            <text:p>02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31.16" calcext:value-type="float">
            <text:p>531.16</text:p>
          </table:table-cell>
          <table:table-cell office:value-type="float" office:value="688.84" calcext:value-type="float">
            <text:p>688.84</text:p>
          </table:table-cell>
        </table:table-row>
        <table:table-row table:style-name="ro1">
          <table:table-cell office:value-type="float" office:value="7471276" calcext:value-type="float">
            <text:p>7471276</text:p>
          </table:table-cell>
          <table:table-cell table:formula="of:=[.A469]/1000/(60*60*24)" office:value-type="time" office:time-value="PT02H04M31.276S" calcext:value-type="time">
            <text:p>02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32.26" calcext:value-type="float">
            <text:p>532.26</text:p>
          </table:table-cell>
          <table:table-cell office:value-type="float" office:value="690.21" calcext:value-type="float">
            <text:p>690.21</text:p>
          </table:table-cell>
        </table:table-row>
        <table:table-row table:style-name="ro1">
          <table:table-cell office:value-type="float" office:value="7487276" calcext:value-type="float">
            <text:p>7487276</text:p>
          </table:table-cell>
          <table:table-cell table:formula="of:=[.A470]/1000/(60*60*24)" office:value-type="time" office:time-value="PT02H04M47.276S" calcext:value-type="time">
            <text:p>02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33.36" calcext:value-type="float">
            <text:p>533.36</text:p>
          </table:table-cell>
          <table:table-cell office:value-type="float" office:value="691.59" calcext:value-type="float">
            <text:p>691.59</text:p>
          </table:table-cell>
        </table:table-row>
        <table:table-row table:style-name="ro1">
          <table:table-cell office:value-type="float" office:value="7503276" calcext:value-type="float">
            <text:p>7503276</text:p>
          </table:table-cell>
          <table:table-cell table:formula="of:=[.A471]/1000/(60*60*24)" office:value-type="time" office:time-value="PT02H05M03.276S" calcext:value-type="time">
            <text:p>02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34.46" calcext:value-type="float">
            <text:p>534.46</text:p>
          </table:table-cell>
          <table:table-cell office:value-type="float" office:value="692.96" calcext:value-type="float">
            <text:p>692.96</text:p>
          </table:table-cell>
        </table:table-row>
        <table:table-row table:style-name="ro1">
          <table:table-cell office:value-type="float" office:value="7519276" calcext:value-type="float">
            <text:p>7519276</text:p>
          </table:table-cell>
          <table:table-cell table:formula="of:=[.A472]/1000/(60*60*24)" office:value-type="time" office:time-value="PT02H05M19.276S" calcext:value-type="time">
            <text:p>02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35.56" calcext:value-type="float">
            <text:p>535.56</text:p>
          </table:table-cell>
          <table:table-cell office:value-type="float" office:value="694.33" calcext:value-type="float">
            <text:p>694.33</text:p>
          </table:table-cell>
        </table:table-row>
        <table:table-row table:style-name="ro1">
          <table:table-cell office:value-type="float" office:value="7535276" calcext:value-type="float">
            <text:p>7535276</text:p>
          </table:table-cell>
          <table:table-cell table:formula="of:=[.A473]/1000/(60*60*24)" office:value-type="time" office:time-value="PT02H05M35.276S" calcext:value-type="time">
            <text:p>02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36.66" calcext:value-type="float">
            <text:p>536.66</text:p>
          </table:table-cell>
          <table:table-cell office:value-type="float" office:value="695.71" calcext:value-type="float">
            <text:p>695.71</text:p>
          </table:table-cell>
        </table:table-row>
        <table:table-row table:style-name="ro1">
          <table:table-cell office:value-type="float" office:value="7551276" calcext:value-type="float">
            <text:p>7551276</text:p>
          </table:table-cell>
          <table:table-cell table:formula="of:=[.A474]/1000/(60*60*24)" office:value-type="time" office:time-value="PT02H05M51.276S" calcext:value-type="time">
            <text:p>02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37.76" calcext:value-type="float">
            <text:p>537.76</text:p>
          </table:table-cell>
          <table:table-cell office:value-type="float" office:value="697.08" calcext:value-type="float">
            <text:p>697.08</text:p>
          </table:table-cell>
        </table:table-row>
        <table:table-row table:style-name="ro1">
          <table:table-cell office:value-type="float" office:value="7567276" calcext:value-type="float">
            <text:p>7567276</text:p>
          </table:table-cell>
          <table:table-cell table:formula="of:=[.A475]/1000/(60*60*24)" office:value-type="time" office:time-value="PT02H06M07.276S" calcext:value-type="time">
            <text:p>02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38.86" calcext:value-type="float">
            <text:p>538.86</text:p>
          </table:table-cell>
          <table:table-cell office:value-type="float" office:value="698.45" calcext:value-type="float">
            <text:p>698.45</text:p>
          </table:table-cell>
        </table:table-row>
        <table:table-row table:style-name="ro1">
          <table:table-cell office:value-type="float" office:value="7583276" calcext:value-type="float">
            <text:p>7583276</text:p>
          </table:table-cell>
          <table:table-cell table:formula="of:=[.A476]/1000/(60*60*24)" office:value-type="time" office:time-value="PT02H06M23.276S" calcext:value-type="time">
            <text:p>02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39.96" calcext:value-type="float">
            <text:p>539.96</text:p>
          </table:table-cell>
          <table:table-cell office:value-type="float" office:value="699.82" calcext:value-type="float">
            <text:p>699.82</text:p>
          </table:table-cell>
        </table:table-row>
        <table:table-row table:style-name="ro1">
          <table:table-cell office:value-type="float" office:value="7599276" calcext:value-type="float">
            <text:p>7599276</text:p>
          </table:table-cell>
          <table:table-cell table:formula="of:=[.A477]/1000/(60*60*24)" office:value-type="time" office:time-value="PT02H06M39.276S" calcext:value-type="time">
            <text:p>02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41.05" calcext:value-type="float">
            <text:p>541.05</text:p>
          </table:table-cell>
          <table:table-cell office:value-type="float" office:value="701.19" calcext:value-type="float">
            <text:p>701.19</text:p>
          </table:table-cell>
        </table:table-row>
        <table:table-row table:style-name="ro1">
          <table:table-cell office:value-type="float" office:value="7615276" calcext:value-type="float">
            <text:p>7615276</text:p>
          </table:table-cell>
          <table:table-cell table:formula="of:=[.A478]/1000/(60*60*24)" office:value-type="time" office:time-value="PT02H06M55.276S" calcext:value-type="time">
            <text:p>02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2.15" calcext:value-type="float">
            <text:p>542.15</text:p>
          </table:table-cell>
          <table:table-cell office:value-type="float" office:value="702.57" calcext:value-type="float">
            <text:p>702.57</text:p>
          </table:table-cell>
        </table:table-row>
        <table:table-row table:style-name="ro1">
          <table:table-cell office:value-type="float" office:value="7631276" calcext:value-type="float">
            <text:p>7631276</text:p>
          </table:table-cell>
          <table:table-cell table:formula="of:=[.A479]/1000/(60*60*24)" office:value-type="time" office:time-value="PT02H07M11.276S" calcext:value-type="time">
            <text:p>02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543.25" calcext:value-type="float">
            <text:p>543.25</text:p>
          </table:table-cell>
          <table:table-cell office:value-type="float" office:value="703.94" calcext:value-type="float">
            <text:p>703.94</text:p>
          </table:table-cell>
        </table:table-row>
        <table:table-row table:style-name="ro1">
          <table:table-cell office:value-type="float" office:value="7647276" calcext:value-type="float">
            <text:p>7647276</text:p>
          </table:table-cell>
          <table:table-cell table:formula="of:=[.A480]/1000/(60*60*24)" office:value-type="time" office:time-value="PT02H07M27.276S" calcext:value-type="time">
            <text:p>02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4.35" calcext:value-type="float">
            <text:p>544.35</text:p>
          </table:table-cell>
          <table:table-cell office:value-type="float" office:value="705.31" calcext:value-type="float">
            <text:p>705.31</text:p>
          </table:table-cell>
        </table:table-row>
        <table:table-row table:style-name="ro1">
          <table:table-cell office:value-type="float" office:value="7663276" calcext:value-type="float">
            <text:p>7663276</text:p>
          </table:table-cell>
          <table:table-cell table:formula="of:=[.A481]/1000/(60*60*24)" office:value-type="time" office:time-value="PT02H07M43.276S" calcext:value-type="time">
            <text:p>02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5.45" calcext:value-type="float">
            <text:p>545.45</text:p>
          </table:table-cell>
          <table:table-cell office:value-type="float" office:value="706.68" calcext:value-type="float">
            <text:p>706.68</text:p>
          </table:table-cell>
        </table:table-row>
        <table:table-row table:style-name="ro1">
          <table:table-cell office:value-type="float" office:value="7679276" calcext:value-type="float">
            <text:p>7679276</text:p>
          </table:table-cell>
          <table:table-cell table:formula="of:=[.A482]/1000/(60*60*24)" office:value-type="time" office:time-value="PT02H07M59.276S" calcext:value-type="time">
            <text:p>02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6.55" calcext:value-type="float">
            <text:p>546.55</text:p>
          </table:table-cell>
          <table:table-cell office:value-type="float" office:value="708.06" calcext:value-type="float">
            <text:p>708.06</text:p>
          </table:table-cell>
        </table:table-row>
        <table:table-row table:style-name="ro1">
          <table:table-cell office:value-type="float" office:value="7695276" calcext:value-type="float">
            <text:p>7695276</text:p>
          </table:table-cell>
          <table:table-cell table:formula="of:=[.A483]/1000/(60*60*24)" office:value-type="time" office:time-value="PT02H08M15.276S" calcext:value-type="time">
            <text:p>02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7.65" calcext:value-type="float">
            <text:p>547.65</text:p>
          </table:table-cell>
          <table:table-cell office:value-type="float" office:value="709.43" calcext:value-type="float">
            <text:p>709.43</text:p>
          </table:table-cell>
        </table:table-row>
        <table:table-row table:style-name="ro1">
          <table:table-cell office:value-type="float" office:value="7711276" calcext:value-type="float">
            <text:p>7711276</text:p>
          </table:table-cell>
          <table:table-cell table:formula="of:=[.A484]/1000/(60*60*24)" office:value-type="time" office:time-value="PT02H08M31.276S" calcext:value-type="time">
            <text:p>02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48.75" calcext:value-type="float">
            <text:p>548.75</text:p>
          </table:table-cell>
          <table:table-cell office:value-type="float" office:value="710.8" calcext:value-type="float">
            <text:p>710.8</text:p>
          </table:table-cell>
        </table:table-row>
        <table:table-row table:style-name="ro1">
          <table:table-cell office:value-type="float" office:value="7727276" calcext:value-type="float">
            <text:p>7727276</text:p>
          </table:table-cell>
          <table:table-cell table:formula="of:=[.A485]/1000/(60*60*24)" office:value-type="time" office:time-value="PT02H08M47.276S" calcext:value-type="time">
            <text:p>02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49.85" calcext:value-type="float">
            <text:p>549.85</text:p>
          </table:table-cell>
          <table:table-cell office:value-type="float" office:value="712.17" calcext:value-type="float">
            <text:p>712.17</text:p>
          </table:table-cell>
        </table:table-row>
        <table:table-row table:style-name="ro1">
          <table:table-cell office:value-type="float" office:value="7743276" calcext:value-type="float">
            <text:p>7743276</text:p>
          </table:table-cell>
          <table:table-cell table:formula="of:=[.A486]/1000/(60*60*24)" office:value-type="time" office:time-value="PT02H09M03.276S" calcext:value-type="time">
            <text:p>02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50.94" calcext:value-type="float">
            <text:p>550.94</text:p>
          </table:table-cell>
          <table:table-cell office:value-type="float" office:value="713.54" calcext:value-type="float">
            <text:p>713.54</text:p>
          </table:table-cell>
        </table:table-row>
        <table:table-row table:style-name="ro1">
          <table:table-cell office:value-type="float" office:value="7759276" calcext:value-type="float">
            <text:p>7759276</text:p>
          </table:table-cell>
          <table:table-cell table:formula="of:=[.A487]/1000/(60*60*24)" office:value-type="time" office:time-value="PT02H09M19.276S" calcext:value-type="time">
            <text:p>02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552.04" calcext:value-type="float">
            <text:p>552.04</text:p>
          </table:table-cell>
          <table:table-cell office:value-type="float" office:value="714.91" calcext:value-type="float">
            <text:p>714.91</text:p>
          </table:table-cell>
        </table:table-row>
        <table:table-row table:style-name="ro1">
          <table:table-cell office:value-type="float" office:value="7775276" calcext:value-type="float">
            <text:p>7775276</text:p>
          </table:table-cell>
          <table:table-cell table:formula="of:=[.A488]/1000/(60*60*24)" office:value-type="time" office:time-value="PT02H09M35.276S" calcext:value-type="time">
            <text:p>02:0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53.14" calcext:value-type="float">
            <text:p>553.14</text:p>
          </table:table-cell>
          <table:table-cell office:value-type="float" office:value="716.29" calcext:value-type="float">
            <text:p>716.29</text:p>
          </table:table-cell>
        </table:table-row>
        <table:table-row table:style-name="ro1">
          <table:table-cell office:value-type="float" office:value="7791276" calcext:value-type="float">
            <text:p>7791276</text:p>
          </table:table-cell>
          <table:table-cell table:formula="of:=[.A489]/1000/(60*60*24)" office:value-type="time" office:time-value="PT02H09M51.276S" calcext:value-type="time">
            <text:p>02:0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554.24" calcext:value-type="float">
            <text:p>554.24</text:p>
          </table:table-cell>
          <table:table-cell office:value-type="float" office:value="717.66" calcext:value-type="float">
            <text:p>717.66</text:p>
          </table:table-cell>
        </table:table-row>
        <table:table-row table:style-name="ro1">
          <table:table-cell office:value-type="float" office:value="7807276" calcext:value-type="float">
            <text:p>7807276</text:p>
          </table:table-cell>
          <table:table-cell table:formula="of:=[.A490]/1000/(60*60*24)" office:value-type="time" office:time-value="PT02H10M07.276S" calcext:value-type="time">
            <text:p>02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55.34" calcext:value-type="float">
            <text:p>555.34</text:p>
          </table:table-cell>
          <table:table-cell office:value-type="float" office:value="719.03" calcext:value-type="float">
            <text:p>719.03</text:p>
          </table:table-cell>
        </table:table-row>
        <table:table-row table:style-name="ro1">
          <table:table-cell office:value-type="float" office:value="7823276" calcext:value-type="float">
            <text:p>7823276</text:p>
          </table:table-cell>
          <table:table-cell table:formula="of:=[.A491]/1000/(60*60*24)" office:value-type="time" office:time-value="PT02H10M23.276S" calcext:value-type="time">
            <text:p>02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556.44" calcext:value-type="float">
            <text:p>556.44</text:p>
          </table:table-cell>
          <table:table-cell office:value-type="float" office:value="720.4" calcext:value-type="float">
            <text:p>720.4</text:p>
          </table:table-cell>
        </table:table-row>
        <table:table-row table:style-name="ro1">
          <table:table-cell office:value-type="float" office:value="7839276" calcext:value-type="float">
            <text:p>7839276</text:p>
          </table:table-cell>
          <table:table-cell table:formula="of:=[.A492]/1000/(60*60*24)" office:value-type="time" office:time-value="PT02H10M39.276S" calcext:value-type="time">
            <text:p>02:1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57.54" calcext:value-type="float">
            <text:p>557.54</text:p>
          </table:table-cell>
          <table:table-cell office:value-type="float" office:value="721.77" calcext:value-type="float">
            <text:p>721.77</text:p>
          </table:table-cell>
        </table:table-row>
        <table:table-row table:style-name="ro1">
          <table:table-cell office:value-type="float" office:value="7855276" calcext:value-type="float">
            <text:p>7855276</text:p>
          </table:table-cell>
          <table:table-cell table:formula="of:=[.A493]/1000/(60*60*24)" office:value-type="time" office:time-value="PT02H10M55.276S" calcext:value-type="time">
            <text:p>02:1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58.63" calcext:value-type="float">
            <text:p>558.63</text:p>
          </table:table-cell>
          <table:table-cell office:value-type="float" office:value="723.14" calcext:value-type="float">
            <text:p>723.14</text:p>
          </table:table-cell>
        </table:table-row>
        <table:table-row table:style-name="ro1">
          <table:table-cell office:value-type="float" office:value="7871276" calcext:value-type="float">
            <text:p>7871276</text:p>
          </table:table-cell>
          <table:table-cell table:formula="of:=[.A494]/1000/(60*60*24)" office:value-type="time" office:time-value="PT02H11M11.276S" calcext:value-type="time">
            <text:p>02:1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59.73" calcext:value-type="float">
            <text:p>559.73</text:p>
          </table:table-cell>
          <table:table-cell office:value-type="float" office:value="724.51" calcext:value-type="float">
            <text:p>724.51</text:p>
          </table:table-cell>
        </table:table-row>
        <table:table-row table:style-name="ro1">
          <table:table-cell office:value-type="float" office:value="7887276" calcext:value-type="float">
            <text:p>7887276</text:p>
          </table:table-cell>
          <table:table-cell table:formula="of:=[.A495]/1000/(60*60*24)" office:value-type="time" office:time-value="PT02H11M27.276S" calcext:value-type="time">
            <text:p>02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60.83" calcext:value-type="float">
            <text:p>560.83</text:p>
          </table:table-cell>
          <table:table-cell office:value-type="float" office:value="725.88" calcext:value-type="float">
            <text:p>725.88</text:p>
          </table:table-cell>
        </table:table-row>
        <table:table-row table:style-name="ro1">
          <table:table-cell office:value-type="float" office:value="7903276" calcext:value-type="float">
            <text:p>7903276</text:p>
          </table:table-cell>
          <table:table-cell table:formula="of:=[.A496]/1000/(60*60*24)" office:value-type="time" office:time-value="PT02H11M43.276S" calcext:value-type="time">
            <text:p>02:1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61.93" calcext:value-type="float">
            <text:p>561.93</text:p>
          </table:table-cell>
          <table:table-cell office:value-type="float" office:value="727.25" calcext:value-type="float">
            <text:p>727.25</text:p>
          </table:table-cell>
        </table:table-row>
        <table:table-row table:style-name="ro1">
          <table:table-cell office:value-type="float" office:value="7919276" calcext:value-type="float">
            <text:p>7919276</text:p>
          </table:table-cell>
          <table:table-cell table:formula="of:=[.A497]/1000/(60*60*24)" office:value-type="time" office:time-value="PT02H11M59.276S" calcext:value-type="time">
            <text:p>02:1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63.03" calcext:value-type="float">
            <text:p>563.03</text:p>
          </table:table-cell>
          <table:table-cell office:value-type="float" office:value="728.62" calcext:value-type="float">
            <text:p>728.62</text:p>
          </table:table-cell>
        </table:table-row>
        <table:table-row table:style-name="ro1">
          <table:table-cell office:value-type="float" office:value="7935276" calcext:value-type="float">
            <text:p>7935276</text:p>
          </table:table-cell>
          <table:table-cell table:formula="of:=[.A498]/1000/(60*60*24)" office:value-type="time" office:time-value="PT02H12M15.276S" calcext:value-type="time">
            <text:p>02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64.13" calcext:value-type="float">
            <text:p>564.13</text:p>
          </table:table-cell>
          <table:table-cell office:value-type="float" office:value="729.99" calcext:value-type="float">
            <text:p>729.99</text:p>
          </table:table-cell>
        </table:table-row>
        <table:table-row table:style-name="ro1">
          <table:table-cell office:value-type="float" office:value="7951276" calcext:value-type="float">
            <text:p>7951276</text:p>
          </table:table-cell>
          <table:table-cell table:formula="of:=[.A499]/1000/(60*60*24)" office:value-type="time" office:time-value="PT02H12M31.276S" calcext:value-type="time">
            <text:p>02:1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65.23" calcext:value-type="float">
            <text:p>565.23</text:p>
          </table:table-cell>
          <table:table-cell office:value-type="float" office:value="731.37" calcext:value-type="float">
            <text:p>731.37</text:p>
          </table:table-cell>
        </table:table-row>
        <table:table-row table:style-name="ro1">
          <table:table-cell office:value-type="float" office:value="7967276" calcext:value-type="float">
            <text:p>7967276</text:p>
          </table:table-cell>
          <table:table-cell table:formula="of:=[.A500]/1000/(60*60*24)" office:value-type="time" office:time-value="PT02H12M47.276S" calcext:value-type="time">
            <text:p>02:1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66.32" calcext:value-type="float">
            <text:p>566.32</text:p>
          </table:table-cell>
          <table:table-cell office:value-type="float" office:value="732.74" calcext:value-type="float">
            <text:p>732.74</text:p>
          </table:table-cell>
        </table:table-row>
        <table:table-row table:style-name="ro1">
          <table:table-cell office:value-type="float" office:value="7983276" calcext:value-type="float">
            <text:p>7983276</text:p>
          </table:table-cell>
          <table:table-cell table:formula="of:=[.A501]/1000/(60*60*24)" office:value-type="time" office:time-value="PT02H13M03.276S" calcext:value-type="time">
            <text:p>02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67.42" calcext:value-type="float">
            <text:p>567.42</text:p>
          </table:table-cell>
          <table:table-cell office:value-type="float" office:value="734.11" calcext:value-type="float">
            <text:p>734.11</text:p>
          </table:table-cell>
        </table:table-row>
        <table:table-row table:style-name="ro1">
          <table:table-cell office:value-type="float" office:value="7999276" calcext:value-type="float">
            <text:p>7999276</text:p>
          </table:table-cell>
          <table:table-cell table:formula="of:=[.A502]/1000/(60*60*24)" office:value-type="time" office:time-value="PT02H13M19.276S" calcext:value-type="time">
            <text:p>02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568.52" calcext:value-type="float">
            <text:p>568.52</text:p>
          </table:table-cell>
          <table:table-cell office:value-type="float" office:value="735.47" calcext:value-type="float">
            <text:p>735.47</text:p>
          </table:table-cell>
        </table:table-row>
        <table:table-row table:style-name="ro1">
          <table:table-cell office:value-type="float" office:value="8015276" calcext:value-type="float">
            <text:p>8015276</text:p>
          </table:table-cell>
          <table:table-cell table:formula="of:=[.A503]/1000/(60*60*24)" office:value-type="time" office:time-value="PT02H13M35.276S" calcext:value-type="time">
            <text:p>02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69.62" calcext:value-type="float">
            <text:p>569.62</text:p>
          </table:table-cell>
          <table:table-cell office:value-type="float" office:value="736.84" calcext:value-type="float">
            <text:p>736.84</text:p>
          </table:table-cell>
        </table:table-row>
        <table:table-row table:style-name="ro1">
          <table:table-cell office:value-type="float" office:value="8031276" calcext:value-type="float">
            <text:p>8031276</text:p>
          </table:table-cell>
          <table:table-cell table:formula="of:=[.A504]/1000/(60*60*24)" office:value-type="time" office:time-value="PT02H13M51.276S" calcext:value-type="time">
            <text:p>02:1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70.72" calcext:value-type="float">
            <text:p>570.72</text:p>
          </table:table-cell>
          <table:table-cell office:value-type="float" office:value="738.21" calcext:value-type="float">
            <text:p>738.21</text:p>
          </table:table-cell>
        </table:table-row>
        <table:table-row table:style-name="ro1">
          <table:table-cell office:value-type="float" office:value="8047276" calcext:value-type="float">
            <text:p>8047276</text:p>
          </table:table-cell>
          <table:table-cell table:formula="of:=[.A505]/1000/(60*60*24)" office:value-type="time" office:time-value="PT02H14M07.276S" calcext:value-type="time">
            <text:p>02:1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71.82" calcext:value-type="float">
            <text:p>571.82</text:p>
          </table:table-cell>
          <table:table-cell office:value-type="float" office:value="739.58" calcext:value-type="float">
            <text:p>739.58</text:p>
          </table:table-cell>
        </table:table-row>
        <table:table-row table:style-name="ro1">
          <table:table-cell office:value-type="float" office:value="8063276" calcext:value-type="float">
            <text:p>8063276</text:p>
          </table:table-cell>
          <table:table-cell table:formula="of:=[.A506]/1000/(60*60*24)" office:value-type="time" office:time-value="PT02H14M23.276S" calcext:value-type="time">
            <text:p>02:1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572.91" calcext:value-type="float">
            <text:p>572.91</text:p>
          </table:table-cell>
          <table:table-cell office:value-type="float" office:value="740.95" calcext:value-type="float">
            <text:p>740.95</text:p>
          </table:table-cell>
        </table:table-row>
        <table:table-row table:style-name="ro1">
          <table:table-cell office:value-type="float" office:value="8079276" calcext:value-type="float">
            <text:p>8079276</text:p>
          </table:table-cell>
          <table:table-cell table:formula="of:=[.A507]/1000/(60*60*24)" office:value-type="time" office:time-value="PT02H14M39.276S" calcext:value-type="time">
            <text:p>02:1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74.01" calcext:value-type="float">
            <text:p>574.01</text:p>
          </table:table-cell>
          <table:table-cell office:value-type="float" office:value="742.32" calcext:value-type="float">
            <text:p>742.32</text:p>
          </table:table-cell>
        </table:table-row>
        <table:table-row table:style-name="ro1">
          <table:table-cell office:value-type="float" office:value="8095276" calcext:value-type="float">
            <text:p>8095276</text:p>
          </table:table-cell>
          <table:table-cell table:formula="of:=[.A508]/1000/(60*60*24)" office:value-type="time" office:time-value="PT02H14M55.276S" calcext:value-type="time">
            <text:p>02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75.11" calcext:value-type="float">
            <text:p>575.11</text:p>
          </table:table-cell>
          <table:table-cell office:value-type="float" office:value="743.69" calcext:value-type="float">
            <text:p>743.69</text:p>
          </table:table-cell>
        </table:table-row>
        <table:table-row table:style-name="ro1">
          <table:table-cell office:value-type="float" office:value="8111276" calcext:value-type="float">
            <text:p>8111276</text:p>
          </table:table-cell>
          <table:table-cell table:formula="of:=[.A509]/1000/(60*60*24)" office:value-type="time" office:time-value="PT02H15M11.276S" calcext:value-type="time">
            <text:p>02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76.21" calcext:value-type="float">
            <text:p>576.21</text:p>
          </table:table-cell>
          <table:table-cell office:value-type="float" office:value="745.06" calcext:value-type="float">
            <text:p>745.06</text:p>
          </table:table-cell>
        </table:table-row>
        <table:table-row table:style-name="ro1">
          <table:table-cell office:value-type="float" office:value="8127276" calcext:value-type="float">
            <text:p>8127276</text:p>
          </table:table-cell>
          <table:table-cell table:formula="of:=[.A510]/1000/(60*60*24)" office:value-type="time" office:time-value="PT02H15M27.276S" calcext:value-type="time">
            <text:p>02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77.31" calcext:value-type="float">
            <text:p>577.31</text:p>
          </table:table-cell>
          <table:table-cell office:value-type="float" office:value="746.43" calcext:value-type="float">
            <text:p>746.43</text:p>
          </table:table-cell>
        </table:table-row>
        <table:table-row table:style-name="ro1">
          <table:table-cell office:value-type="float" office:value="8143276" calcext:value-type="float">
            <text:p>8143276</text:p>
          </table:table-cell>
          <table:table-cell table:formula="of:=[.A511]/1000/(60*60*24)" office:value-type="time" office:time-value="PT02H15M43.276S" calcext:value-type="time">
            <text:p>02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78.41" calcext:value-type="float">
            <text:p>578.41</text:p>
          </table:table-cell>
          <table:table-cell office:value-type="float" office:value="747.8" calcext:value-type="float">
            <text:p>747.8</text:p>
          </table:table-cell>
        </table:table-row>
        <table:table-row table:style-name="ro1">
          <table:table-cell office:value-type="float" office:value="8159276" calcext:value-type="float">
            <text:p>8159276</text:p>
          </table:table-cell>
          <table:table-cell table:formula="of:=[.A512]/1000/(60*60*24)" office:value-type="time" office:time-value="PT02H15M59.276S" calcext:value-type="time">
            <text:p>02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79.5" calcext:value-type="float">
            <text:p>579.5</text:p>
          </table:table-cell>
          <table:table-cell office:value-type="float" office:value="749.17" calcext:value-type="float">
            <text:p>749.17</text:p>
          </table:table-cell>
        </table:table-row>
        <table:table-row table:style-name="ro1">
          <table:table-cell office:value-type="float" office:value="8175275" calcext:value-type="float">
            <text:p>8175275</text:p>
          </table:table-cell>
          <table:table-cell table:formula="of:=[.A513]/1000/(60*60*24)" office:value-type="time" office:time-value="PT02H16M15.275S" calcext:value-type="time">
            <text:p>02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0.6" calcext:value-type="float">
            <text:p>580.6</text:p>
          </table:table-cell>
          <table:table-cell office:value-type="float" office:value="750.53" calcext:value-type="float">
            <text:p>750.53</text:p>
          </table:table-cell>
        </table:table-row>
        <table:table-row table:style-name="ro1">
          <table:table-cell office:value-type="float" office:value="8191276" calcext:value-type="float">
            <text:p>8191276</text:p>
          </table:table-cell>
          <table:table-cell table:formula="of:=[.A514]/1000/(60*60*24)" office:value-type="time" office:time-value="PT02H16M31.276S" calcext:value-type="time">
            <text:p>02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1.7" calcext:value-type="float">
            <text:p>581.7</text:p>
          </table:table-cell>
          <table:table-cell office:value-type="float" office:value="751.9" calcext:value-type="float">
            <text:p>751.9</text:p>
          </table:table-cell>
        </table:table-row>
        <table:table-row table:style-name="ro1">
          <table:table-cell office:value-type="float" office:value="8207276" calcext:value-type="float">
            <text:p>8207276</text:p>
          </table:table-cell>
          <table:table-cell table:formula="of:=[.A515]/1000/(60*60*24)" office:value-type="time" office:time-value="PT02H16M47.276S" calcext:value-type="time">
            <text:p>02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2.8" calcext:value-type="float">
            <text:p>582.8</text:p>
          </table:table-cell>
          <table:table-cell office:value-type="float" office:value="753.27" calcext:value-type="float">
            <text:p>753.27</text:p>
          </table:table-cell>
        </table:table-row>
        <table:table-row table:style-name="ro1">
          <table:table-cell office:value-type="float" office:value="8223276" calcext:value-type="float">
            <text:p>8223276</text:p>
          </table:table-cell>
          <table:table-cell table:formula="of:=[.A516]/1000/(60*60*24)" office:value-type="time" office:time-value="PT02H17M03.276S" calcext:value-type="time">
            <text:p>02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3.89" calcext:value-type="float">
            <text:p>583.89</text:p>
          </table:table-cell>
          <table:table-cell office:value-type="float" office:value="754.64" calcext:value-type="float">
            <text:p>754.64</text:p>
          </table:table-cell>
        </table:table-row>
        <table:table-row table:style-name="ro1">
          <table:table-cell office:value-type="float" office:value="8239276" calcext:value-type="float">
            <text:p>8239276</text:p>
          </table:table-cell>
          <table:table-cell table:formula="of:=[.A517]/1000/(60*60*24)" office:value-type="time" office:time-value="PT02H17M19.276S" calcext:value-type="time">
            <text:p>02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4.99" calcext:value-type="float">
            <text:p>584.99</text:p>
          </table:table-cell>
          <table:table-cell office:value-type="float" office:value="756.01" calcext:value-type="float">
            <text:p>756.01</text:p>
          </table:table-cell>
        </table:table-row>
        <table:table-row table:style-name="ro1">
          <table:table-cell office:value-type="float" office:value="8255276" calcext:value-type="float">
            <text:p>8255276</text:p>
          </table:table-cell>
          <table:table-cell table:formula="of:=[.A518]/1000/(60*60*24)" office:value-type="time" office:time-value="PT02H17M35.276S" calcext:value-type="time">
            <text:p>02:1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86.09" calcext:value-type="float">
            <text:p>586.09</text:p>
          </table:table-cell>
          <table:table-cell office:value-type="float" office:value="757.37" calcext:value-type="float">
            <text:p>757.37</text:p>
          </table:table-cell>
        </table:table-row>
        <table:table-row table:style-name="ro1">
          <table:table-cell office:value-type="float" office:value="8271276" calcext:value-type="float">
            <text:p>8271276</text:p>
          </table:table-cell>
          <table:table-cell table:formula="of:=[.A519]/1000/(60*60*24)" office:value-type="time" office:time-value="PT02H17M51.276S" calcext:value-type="time">
            <text:p>02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87.19" calcext:value-type="float">
            <text:p>587.19</text:p>
          </table:table-cell>
          <table:table-cell office:value-type="float" office:value="758.74" calcext:value-type="float">
            <text:p>758.74</text:p>
          </table:table-cell>
        </table:table-row>
        <table:table-row table:style-name="ro1">
          <table:table-cell office:value-type="float" office:value="8287276" calcext:value-type="float">
            <text:p>8287276</text:p>
          </table:table-cell>
          <table:table-cell table:formula="of:=[.A520]/1000/(60*60*24)" office:value-type="time" office:time-value="PT02H18M07.276S" calcext:value-type="time">
            <text:p>02:1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88.29" calcext:value-type="float">
            <text:p>588.29</text:p>
          </table:table-cell>
          <table:table-cell office:value-type="float" office:value="760.11" calcext:value-type="float">
            <text:p>760.11</text:p>
          </table:table-cell>
        </table:table-row>
        <table:table-row table:style-name="ro1">
          <table:table-cell office:value-type="float" office:value="8303276" calcext:value-type="float">
            <text:p>8303276</text:p>
          </table:table-cell>
          <table:table-cell table:formula="of:=[.A521]/1000/(60*60*24)" office:value-type="time" office:time-value="PT02H18M23.276S" calcext:value-type="time">
            <text:p>02:1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89.38" calcext:value-type="float">
            <text:p>589.38</text:p>
          </table:table-cell>
          <table:table-cell office:value-type="float" office:value="761.48" calcext:value-type="float">
            <text:p>761.48</text:p>
          </table:table-cell>
        </table:table-row>
        <table:table-row table:style-name="ro1">
          <table:table-cell office:value-type="float" office:value="8319276" calcext:value-type="float">
            <text:p>8319276</text:p>
          </table:table-cell>
          <table:table-cell table:formula="of:=[.A522]/1000/(60*60*24)" office:value-type="time" office:time-value="PT02H18M39.276S" calcext:value-type="time">
            <text:p>02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590.48" calcext:value-type="float">
            <text:p>590.48</text:p>
          </table:table-cell>
          <table:table-cell office:value-type="float" office:value="762.85" calcext:value-type="float">
            <text:p>762.85</text:p>
          </table:table-cell>
        </table:table-row>
        <table:table-row table:style-name="ro1">
          <table:table-cell office:value-type="float" office:value="8335276" calcext:value-type="float">
            <text:p>8335276</text:p>
          </table:table-cell>
          <table:table-cell table:formula="of:=[.A523]/1000/(60*60*24)" office:value-type="time" office:time-value="PT02H18M55.276S" calcext:value-type="time">
            <text:p>02:1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91.58" calcext:value-type="float">
            <text:p>591.58</text:p>
          </table:table-cell>
          <table:table-cell office:value-type="float" office:value="764.22" calcext:value-type="float">
            <text:p>764.22</text:p>
          </table:table-cell>
        </table:table-row>
        <table:table-row table:style-name="ro1">
          <table:table-cell office:value-type="float" office:value="8351276" calcext:value-type="float">
            <text:p>8351276</text:p>
          </table:table-cell>
          <table:table-cell table:formula="of:=[.A524]/1000/(60*60*24)" office:value-type="time" office:time-value="PT02H19M11.276S" calcext:value-type="time">
            <text:p>02:1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92.68" calcext:value-type="float">
            <text:p>592.68</text:p>
          </table:table-cell>
          <table:table-cell office:value-type="float" office:value="765.59" calcext:value-type="float">
            <text:p>765.59</text:p>
          </table:table-cell>
        </table:table-row>
        <table:table-row table:style-name="ro1">
          <table:table-cell office:value-type="float" office:value="8367276" calcext:value-type="float">
            <text:p>8367276</text:p>
          </table:table-cell>
          <table:table-cell table:formula="of:=[.A525]/1000/(60*60*24)" office:value-type="time" office:time-value="PT02H19M27.276S" calcext:value-type="time">
            <text:p>02:1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93.77" calcext:value-type="float">
            <text:p>593.77</text:p>
          </table:table-cell>
          <table:table-cell office:value-type="float" office:value="766.96" calcext:value-type="float">
            <text:p>766.96</text:p>
          </table:table-cell>
        </table:table-row>
        <table:table-row table:style-name="ro1">
          <table:table-cell office:value-type="float" office:value="8383276" calcext:value-type="float">
            <text:p>8383276</text:p>
          </table:table-cell>
          <table:table-cell table:formula="of:=[.A526]/1000/(60*60*24)" office:value-type="time" office:time-value="PT02H19M43.276S" calcext:value-type="time">
            <text:p>02:1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94.87" calcext:value-type="float">
            <text:p>594.87</text:p>
          </table:table-cell>
          <table:table-cell office:value-type="float" office:value="768.32" calcext:value-type="float">
            <text:p>768.32</text:p>
          </table:table-cell>
        </table:table-row>
        <table:table-row table:style-name="ro1">
          <table:table-cell office:value-type="float" office:value="8399276" calcext:value-type="float">
            <text:p>8399276</text:p>
          </table:table-cell>
          <table:table-cell table:formula="of:=[.A527]/1000/(60*60*24)" office:value-type="time" office:time-value="PT02H19M59.276S" calcext:value-type="time">
            <text:p>02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95.97" calcext:value-type="float">
            <text:p>595.97</text:p>
          </table:table-cell>
          <table:table-cell office:value-type="float" office:value="769.69" calcext:value-type="float">
            <text:p>769.69</text:p>
          </table:table-cell>
        </table:table-row>
        <table:table-row table:style-name="ro1">
          <table:table-cell office:value-type="float" office:value="8415276" calcext:value-type="float">
            <text:p>8415276</text:p>
          </table:table-cell>
          <table:table-cell table:formula="of:=[.A528]/1000/(60*60*24)" office:value-type="time" office:time-value="PT02H20M15.276S" calcext:value-type="time">
            <text:p>02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97.07" calcext:value-type="float">
            <text:p>597.07</text:p>
          </table:table-cell>
          <table:table-cell office:value-type="float" office:value="771.06" calcext:value-type="float">
            <text:p>771.06</text:p>
          </table:table-cell>
        </table:table-row>
        <table:table-row table:style-name="ro1">
          <table:table-cell office:value-type="float" office:value="8431276" calcext:value-type="float">
            <text:p>8431276</text:p>
          </table:table-cell>
          <table:table-cell table:formula="of:=[.A529]/1000/(60*60*24)" office:value-type="time" office:time-value="PT02H20M31.276S" calcext:value-type="time">
            <text:p>02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98.16" calcext:value-type="float">
            <text:p>598.16</text:p>
          </table:table-cell>
          <table:table-cell office:value-type="float" office:value="772.43" calcext:value-type="float">
            <text:p>772.43</text:p>
          </table:table-cell>
        </table:table-row>
        <table:table-row table:style-name="ro1">
          <table:table-cell office:value-type="float" office:value="8447276" calcext:value-type="float">
            <text:p>8447276</text:p>
          </table:table-cell>
          <table:table-cell table:formula="of:=[.A530]/1000/(60*60*24)" office:value-type="time" office:time-value="PT02H20M47.276S" calcext:value-type="time">
            <text:p>02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99.26" calcext:value-type="float">
            <text:p>599.26</text:p>
          </table:table-cell>
          <table:table-cell office:value-type="float" office:value="773.79" calcext:value-type="float">
            <text:p>773.79</text:p>
          </table:table-cell>
        </table:table-row>
        <table:table-row table:style-name="ro1">
          <table:table-cell office:value-type="float" office:value="8463276" calcext:value-type="float">
            <text:p>8463276</text:p>
          </table:table-cell>
          <table:table-cell table:formula="of:=[.A531]/1000/(60*60*24)" office:value-type="time" office:time-value="PT02H21M03.276S" calcext:value-type="time">
            <text:p>02:2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8" calcext:value-type="float">
            <text:p>308.18</text:p>
          </table:table-cell>
          <table:table-cell office:value-type="float" office:value="600.36" calcext:value-type="float">
            <text:p>600.36</text:p>
          </table:table-cell>
          <table:table-cell office:value-type="float" office:value="775.16" calcext:value-type="float">
            <text:p>775.16</text:p>
          </table:table-cell>
        </table:table-row>
        <table:table-row table:style-name="ro1">
          <table:table-cell office:value-type="float" office:value="8479276" calcext:value-type="float">
            <text:p>8479276</text:p>
          </table:table-cell>
          <table:table-cell table:formula="of:=[.A532]/1000/(60*60*24)" office:value-type="time" office:time-value="PT02H21M19.276S" calcext:value-type="time">
            <text:p>02:2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01.46" calcext:value-type="float">
            <text:p>601.46</text:p>
          </table:table-cell>
          <table:table-cell office:value-type="float" office:value="776.53" calcext:value-type="float">
            <text:p>776.53</text:p>
          </table:table-cell>
        </table:table-row>
        <table:table-row table:style-name="ro1">
          <table:table-cell office:value-type="float" office:value="8495276" calcext:value-type="float">
            <text:p>8495276</text:p>
          </table:table-cell>
          <table:table-cell table:formula="of:=[.A533]/1000/(60*60*24)" office:value-type="time" office:time-value="PT02H21M35.276S" calcext:value-type="time">
            <text:p>02:2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02.55" calcext:value-type="float">
            <text:p>602.55</text:p>
          </table:table-cell>
          <table:table-cell office:value-type="float" office:value="777.89" calcext:value-type="float">
            <text:p>777.89</text:p>
          </table:table-cell>
        </table:table-row>
        <table:table-row table:style-name="ro1">
          <table:table-cell office:value-type="float" office:value="8511276" calcext:value-type="float">
            <text:p>8511276</text:p>
          </table:table-cell>
          <table:table-cell table:formula="of:=[.A534]/1000/(60*60*24)" office:value-type="time" office:time-value="PT02H21M51.276S" calcext:value-type="time">
            <text:p>02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03.65" calcext:value-type="float">
            <text:p>603.65</text:p>
          </table:table-cell>
          <table:table-cell office:value-type="float" office:value="779.26" calcext:value-type="float">
            <text:p>779.26</text:p>
          </table:table-cell>
        </table:table-row>
        <table:table-row table:style-name="ro1">
          <table:table-cell office:value-type="float" office:value="8527276" calcext:value-type="float">
            <text:p>8527276</text:p>
          </table:table-cell>
          <table:table-cell table:formula="of:=[.A535]/1000/(60*60*24)" office:value-type="time" office:time-value="PT02H22M07.276S" calcext:value-type="time">
            <text:p>02:2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8" calcext:value-type="float">
            <text:p>308.18</text:p>
          </table:table-cell>
          <table:table-cell office:value-type="float" office:value="604.75" calcext:value-type="float">
            <text:p>604.75</text:p>
          </table:table-cell>
          <table:table-cell office:value-type="float" office:value="780.63" calcext:value-type="float">
            <text:p>780.63</text:p>
          </table:table-cell>
        </table:table-row>
        <table:table-row table:style-name="ro1">
          <table:table-cell office:value-type="float" office:value="8543276" calcext:value-type="float">
            <text:p>8543276</text:p>
          </table:table-cell>
          <table:table-cell table:formula="of:=[.A536]/1000/(60*60*24)" office:value-type="time" office:time-value="PT02H22M23.276S" calcext:value-type="time">
            <text:p>02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05.85" calcext:value-type="float">
            <text:p>605.8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8559276" calcext:value-type="float">
            <text:p>8559276</text:p>
          </table:table-cell>
          <table:table-cell table:formula="of:=[.A537]/1000/(60*60*24)" office:value-type="time" office:time-value="PT02H22M39.276S" calcext:value-type="time">
            <text:p>02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06.94" calcext:value-type="float">
            <text:p>606.94</text:p>
          </table:table-cell>
          <table:table-cell office:value-type="float" office:value="783.36" calcext:value-type="float">
            <text:p>783.36</text:p>
          </table:table-cell>
        </table:table-row>
        <table:table-row table:style-name="ro1">
          <table:table-cell office:value-type="float" office:value="8575276" calcext:value-type="float">
            <text:p>8575276</text:p>
          </table:table-cell>
          <table:table-cell table:formula="of:=[.A538]/1000/(60*60*24)" office:value-type="time" office:time-value="PT02H22M55.276S" calcext:value-type="time">
            <text:p>02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08.04" calcext:value-type="float">
            <text:p>608.04</text:p>
          </table:table-cell>
          <table:table-cell office:value-type="float" office:value="784.73" calcext:value-type="float">
            <text:p>784.73</text:p>
          </table:table-cell>
        </table:table-row>
        <table:table-row table:style-name="ro1">
          <table:table-cell office:value-type="float" office:value="8591276" calcext:value-type="float">
            <text:p>8591276</text:p>
          </table:table-cell>
          <table:table-cell table:formula="of:=[.A539]/1000/(60*60*24)" office:value-type="time" office:time-value="PT02H23M11.276S" calcext:value-type="time">
            <text:p>02:2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09.14" calcext:value-type="float">
            <text:p>609.14</text:p>
          </table:table-cell>
          <table:table-cell office:value-type="float" office:value="786.1" calcext:value-type="float">
            <text:p>786.1</text:p>
          </table:table-cell>
        </table:table-row>
        <table:table-row table:style-name="ro1">
          <table:table-cell office:value-type="float" office:value="8607276" calcext:value-type="float">
            <text:p>8607276</text:p>
          </table:table-cell>
          <table:table-cell table:formula="of:=[.A540]/1000/(60*60*24)" office:value-type="time" office:time-value="PT02H23M27.276S" calcext:value-type="time">
            <text:p>02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610.23" calcext:value-type="float">
            <text:p>610.23</text:p>
          </table:table-cell>
          <table:table-cell office:value-type="float" office:value="787.46" calcext:value-type="float">
            <text:p>787.46</text:p>
          </table:table-cell>
        </table:table-row>
        <table:table-row table:style-name="ro1">
          <table:table-cell office:value-type="float" office:value="8623276" calcext:value-type="float">
            <text:p>8623276</text:p>
          </table:table-cell>
          <table:table-cell table:formula="of:=[.A541]/1000/(60*60*24)" office:value-type="time" office:time-value="PT02H23M43.276S" calcext:value-type="time">
            <text:p>02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611.33" calcext:value-type="float">
            <text:p>611.33</text:p>
          </table:table-cell>
          <table:table-cell office:value-type="float" office:value="788.83" calcext:value-type="float">
            <text:p>788.83</text:p>
          </table:table-cell>
        </table:table-row>
        <table:table-row table:style-name="ro1">
          <table:table-cell office:value-type="float" office:value="8639276" calcext:value-type="float">
            <text:p>8639276</text:p>
          </table:table-cell>
          <table:table-cell table:formula="of:=[.A542]/1000/(60*60*24)" office:value-type="time" office:time-value="PT02H23M59.276S" calcext:value-type="time">
            <text:p>02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12.43" calcext:value-type="float">
            <text:p>612.43</text:p>
          </table:table-cell>
          <table:table-cell office:value-type="float" office:value="790.19" calcext:value-type="float">
            <text:p>790.19</text:p>
          </table:table-cell>
        </table:table-row>
        <table:table-row table:style-name="ro1">
          <table:table-cell office:value-type="float" office:value="8655276" calcext:value-type="float">
            <text:p>8655276</text:p>
          </table:table-cell>
          <table:table-cell table:formula="of:=[.A543]/1000/(60*60*24)" office:value-type="time" office:time-value="PT02H24M15.276S" calcext:value-type="time">
            <text:p>02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13.52" calcext:value-type="float">
            <text:p>613.52</text:p>
          </table:table-cell>
          <table:table-cell office:value-type="float" office:value="791.56" calcext:value-type="float">
            <text:p>791.56</text:p>
          </table:table-cell>
        </table:table-row>
        <table:table-row table:style-name="ro1">
          <table:table-cell office:value-type="float" office:value="8671276" calcext:value-type="float">
            <text:p>8671276</text:p>
          </table:table-cell>
          <table:table-cell table:formula="of:=[.A544]/1000/(60*60*24)" office:value-type="time" office:time-value="PT02H24M31.276S" calcext:value-type="time">
            <text:p>02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14.62" calcext:value-type="float">
            <text:p>614.62</text:p>
          </table:table-cell>
          <table:table-cell office:value-type="float" office:value="792.92" calcext:value-type="float">
            <text:p>792.92</text:p>
          </table:table-cell>
        </table:table-row>
        <table:table-row table:style-name="ro1">
          <table:table-cell office:value-type="float" office:value="8687276" calcext:value-type="float">
            <text:p>8687276</text:p>
          </table:table-cell>
          <table:table-cell table:formula="of:=[.A545]/1000/(60*60*24)" office:value-type="time" office:time-value="PT02H24M47.276S" calcext:value-type="time">
            <text:p>02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15.72" calcext:value-type="float">
            <text:p>615.72</text:p>
          </table:table-cell>
          <table:table-cell office:value-type="float" office:value="794.29" calcext:value-type="float">
            <text:p>794.29</text:p>
          </table:table-cell>
        </table:table-row>
        <table:table-row table:style-name="ro1">
          <table:table-cell office:value-type="float" office:value="8703276" calcext:value-type="float">
            <text:p>8703276</text:p>
          </table:table-cell>
          <table:table-cell table:formula="of:=[.A546]/1000/(60*60*24)" office:value-type="time" office:time-value="PT02H25M03.276S" calcext:value-type="time">
            <text:p>02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16.81" calcext:value-type="float">
            <text:p>616.81</text:p>
          </table:table-cell>
          <table:table-cell office:value-type="float" office:value="795.66" calcext:value-type="float">
            <text:p>795.66</text:p>
          </table:table-cell>
        </table:table-row>
        <table:table-row table:style-name="ro1">
          <table:table-cell office:value-type="float" office:value="8719276" calcext:value-type="float">
            <text:p>8719276</text:p>
          </table:table-cell>
          <table:table-cell table:formula="of:=[.A547]/1000/(60*60*24)" office:value-type="time" office:time-value="PT02H25M19.276S" calcext:value-type="time">
            <text:p>02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17.91" calcext:value-type="float">
            <text:p>617.91</text:p>
          </table:table-cell>
          <table:table-cell office:value-type="float" office:value="797.02" calcext:value-type="float">
            <text:p>797.02</text:p>
          </table:table-cell>
        </table:table-row>
        <table:table-row table:style-name="ro1">
          <table:table-cell office:value-type="float" office:value="8735276" calcext:value-type="float">
            <text:p>8735276</text:p>
          </table:table-cell>
          <table:table-cell table:formula="of:=[.A548]/1000/(60*60*24)" office:value-type="time" office:time-value="PT02H25M35.276S" calcext:value-type="time">
            <text:p>02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19.01" calcext:value-type="float">
            <text:p>619.01</text:p>
          </table:table-cell>
          <table:table-cell office:value-type="float" office:value="798.39" calcext:value-type="float">
            <text:p>798.39</text:p>
          </table:table-cell>
        </table:table-row>
        <table:table-row table:style-name="ro1">
          <table:table-cell office:value-type="float" office:value="8751276" calcext:value-type="float">
            <text:p>8751276</text:p>
          </table:table-cell>
          <table:table-cell table:formula="of:=[.A549]/1000/(60*60*24)" office:value-type="time" office:time-value="PT02H25M51.276S" calcext:value-type="time">
            <text:p>02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620.1" calcext:value-type="float">
            <text:p>620.1</text:p>
          </table:table-cell>
          <table:table-cell office:value-type="float" office:value="799.75" calcext:value-type="float">
            <text:p>799.75</text:p>
          </table:table-cell>
        </table:table-row>
        <table:table-row table:style-name="ro1">
          <table:table-cell office:value-type="float" office:value="8767276" calcext:value-type="float">
            <text:p>8767276</text:p>
          </table:table-cell>
          <table:table-cell table:formula="of:=[.A550]/1000/(60*60*24)" office:value-type="time" office:time-value="PT02H26M07.276S" calcext:value-type="time">
            <text:p>02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21.2" calcext:value-type="float">
            <text:p>621.2</text:p>
          </table:table-cell>
          <table:table-cell office:value-type="float" office:value="801.12" calcext:value-type="float">
            <text:p>801.12</text:p>
          </table:table-cell>
        </table:table-row>
        <table:table-row table:style-name="ro1">
          <table:table-cell office:value-type="float" office:value="8783276" calcext:value-type="float">
            <text:p>8783276</text:p>
          </table:table-cell>
          <table:table-cell table:formula="of:=[.A551]/1000/(60*60*24)" office:value-type="time" office:time-value="PT02H26M23.276S" calcext:value-type="time">
            <text:p>02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8" calcext:value-type="float">
            <text:p>307.18</text:p>
          </table:table-cell>
          <table:table-cell office:value-type="float" office:value="622.3" calcext:value-type="float">
            <text:p>622.3</text:p>
          </table:table-cell>
          <table:table-cell office:value-type="float" office:value="802.48" calcext:value-type="float">
            <text:p>802.48</text:p>
          </table:table-cell>
        </table:table-row>
        <table:table-row table:style-name="ro1">
          <table:table-cell office:value-type="float" office:value="8799276" calcext:value-type="float">
            <text:p>8799276</text:p>
          </table:table-cell>
          <table:table-cell table:formula="of:=[.A552]/1000/(60*60*24)" office:value-type="time" office:time-value="PT02H26M39.276S" calcext:value-type="time">
            <text:p>02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23.39" calcext:value-type="float">
            <text:p>623.39</text:p>
          </table:table-cell>
          <table:table-cell office:value-type="float" office:value="803.85" calcext:value-type="float">
            <text:p>803.85</text:p>
          </table:table-cell>
        </table:table-row>
        <table:table-row table:style-name="ro1">
          <table:table-cell office:value-type="float" office:value="8815276" calcext:value-type="float">
            <text:p>8815276</text:p>
          </table:table-cell>
          <table:table-cell table:formula="of:=[.A553]/1000/(60*60*24)" office:value-type="time" office:time-value="PT02H26M55.276S" calcext:value-type="time">
            <text:p>02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24.49" calcext:value-type="float">
            <text:p>624.49</text:p>
          </table:table-cell>
          <table:table-cell office:value-type="float" office:value="805.21" calcext:value-type="float">
            <text:p>805.21</text:p>
          </table:table-cell>
        </table:table-row>
        <table:table-row table:style-name="ro1">
          <table:table-cell office:value-type="float" office:value="8831276" calcext:value-type="float">
            <text:p>8831276</text:p>
          </table:table-cell>
          <table:table-cell table:formula="of:=[.A554]/1000/(60*60*24)" office:value-type="time" office:time-value="PT02H27M11.276S" calcext:value-type="time">
            <text:p>02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25.59" calcext:value-type="float">
            <text:p>625.59</text:p>
          </table:table-cell>
          <table:table-cell office:value-type="float" office:value="806.58" calcext:value-type="float">
            <text:p>806.58</text:p>
          </table:table-cell>
        </table:table-row>
        <table:table-row table:style-name="ro1">
          <table:table-cell office:value-type="float" office:value="8847276" calcext:value-type="float">
            <text:p>8847276</text:p>
          </table:table-cell>
          <table:table-cell table:formula="of:=[.A555]/1000/(60*60*24)" office:value-type="time" office:time-value="PT02H27M27.276S" calcext:value-type="time">
            <text:p>02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626.68" calcext:value-type="float">
            <text:p>626.68</text:p>
          </table:table-cell>
          <table:table-cell office:value-type="float" office:value="807.94" calcext:value-type="float">
            <text:p>807.94</text:p>
          </table:table-cell>
        </table:table-row>
        <table:table-row table:style-name="ro1">
          <table:table-cell office:value-type="float" office:value="8863276" calcext:value-type="float">
            <text:p>8863276</text:p>
          </table:table-cell>
          <table:table-cell table:formula="of:=[.A556]/1000/(60*60*24)" office:value-type="time" office:time-value="PT02H27M43.276S" calcext:value-type="time">
            <text:p>02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27.78" calcext:value-type="float">
            <text:p>627.78</text:p>
          </table:table-cell>
          <table:table-cell office:value-type="float" office:value="809.31" calcext:value-type="float">
            <text:p>809.31</text:p>
          </table:table-cell>
        </table:table-row>
        <table:table-row table:style-name="ro1">
          <table:table-cell office:value-type="float" office:value="8879276" calcext:value-type="float">
            <text:p>8879276</text:p>
          </table:table-cell>
          <table:table-cell table:formula="of:=[.A557]/1000/(60*60*24)" office:value-type="time" office:time-value="PT02H27M59.276S" calcext:value-type="time">
            <text:p>02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28.88" calcext:value-type="float">
            <text:p>628.88</text:p>
          </table:table-cell>
          <table:table-cell office:value-type="float" office:value="810.67" calcext:value-type="float">
            <text:p>810.67</text:p>
          </table:table-cell>
        </table:table-row>
        <table:table-row table:style-name="ro1">
          <table:table-cell office:value-type="float" office:value="8895276" calcext:value-type="float">
            <text:p>8895276</text:p>
          </table:table-cell>
          <table:table-cell table:formula="of:=[.A558]/1000/(60*60*24)" office:value-type="time" office:time-value="PT02H28M15.276S" calcext:value-type="time">
            <text:p>02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29.97" calcext:value-type="float">
            <text:p>629.97</text:p>
          </table:table-cell>
          <table:table-cell office:value-type="float" office:value="812.04" calcext:value-type="float">
            <text:p>812.04</text:p>
          </table:table-cell>
        </table:table-row>
        <table:table-row table:style-name="ro1">
          <table:table-cell office:value-type="float" office:value="8911276" calcext:value-type="float">
            <text:p>8911276</text:p>
          </table:table-cell>
          <table:table-cell table:formula="of:=[.A559]/1000/(60*60*24)" office:value-type="time" office:time-value="PT02H28M31.276S" calcext:value-type="time">
            <text:p>02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631.07" calcext:value-type="float">
            <text:p>631.07</text:p>
          </table:table-cell>
          <table:table-cell office:value-type="float" office:value="813.4" calcext:value-type="float">
            <text:p>813.4</text:p>
          </table:table-cell>
        </table:table-row>
        <table:table-row table:style-name="ro1">
          <table:table-cell office:value-type="float" office:value="8927276" calcext:value-type="float">
            <text:p>8927276</text:p>
          </table:table-cell>
          <table:table-cell table:formula="of:=[.A560]/1000/(60*60*24)" office:value-type="time" office:time-value="PT02H28M47.276S" calcext:value-type="time">
            <text:p>02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2.17" calcext:value-type="float">
            <text:p>632.17</text:p>
          </table:table-cell>
          <table:table-cell office:value-type="float" office:value="814.77" calcext:value-type="float">
            <text:p>814.77</text:p>
          </table:table-cell>
        </table:table-row>
        <table:table-row table:style-name="ro1">
          <table:table-cell office:value-type="float" office:value="8943276" calcext:value-type="float">
            <text:p>8943276</text:p>
          </table:table-cell>
          <table:table-cell table:formula="of:=[.A561]/1000/(60*60*24)" office:value-type="time" office:time-value="PT02H29M03.276S" calcext:value-type="time">
            <text:p>02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3.26" calcext:value-type="float">
            <text:p>633.26</text:p>
          </table:table-cell>
          <table:table-cell office:value-type="float" office:value="816.13" calcext:value-type="float">
            <text:p>816.13</text:p>
          </table:table-cell>
        </table:table-row>
        <table:table-row table:style-name="ro1">
          <table:table-cell office:value-type="float" office:value="8959276" calcext:value-type="float">
            <text:p>8959276</text:p>
          </table:table-cell>
          <table:table-cell table:formula="of:=[.A562]/1000/(60*60*24)" office:value-type="time" office:time-value="PT02H29M19.276S" calcext:value-type="time">
            <text:p>02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4.36" calcext:value-type="float">
            <text:p>634.36</text:p>
          </table:table-cell>
          <table:table-cell office:value-type="float" office:value="817.5" calcext:value-type="float">
            <text:p>817.5</text:p>
          </table:table-cell>
        </table:table-row>
        <table:table-row table:style-name="ro1">
          <table:table-cell office:value-type="float" office:value="8975276" calcext:value-type="float">
            <text:p>8975276</text:p>
          </table:table-cell>
          <table:table-cell table:formula="of:=[.A563]/1000/(60*60*24)" office:value-type="time" office:time-value="PT02H29M35.276S" calcext:value-type="time">
            <text:p>02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5.46" calcext:value-type="float">
            <text:p>635.46</text:p>
          </table:table-cell>
          <table:table-cell office:value-type="float" office:value="818.86" calcext:value-type="float">
            <text:p>818.86</text:p>
          </table:table-cell>
        </table:table-row>
        <table:table-row table:style-name="ro1">
          <table:table-cell office:value-type="float" office:value="8991276" calcext:value-type="float">
            <text:p>8991276</text:p>
          </table:table-cell>
          <table:table-cell table:formula="of:=[.A564]/1000/(60*60*24)" office:value-type="time" office:time-value="PT02H29M51.276S" calcext:value-type="time">
            <text:p>02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6.55" calcext:value-type="float">
            <text:p>636.55</text:p>
          </table:table-cell>
          <table:table-cell office:value-type="float" office:value="820.23" calcext:value-type="float">
            <text:p>820.23</text:p>
          </table:table-cell>
        </table:table-row>
        <table:table-row table:style-name="ro1">
          <table:table-cell office:value-type="float" office:value="9007276" calcext:value-type="float">
            <text:p>9007276</text:p>
          </table:table-cell>
          <table:table-cell table:formula="of:=[.A565]/1000/(60*60*24)" office:value-type="time" office:time-value="PT02H30M07.276S" calcext:value-type="time">
            <text:p>02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7.65" calcext:value-type="float">
            <text:p>637.65</text:p>
          </table:table-cell>
          <table:table-cell office:value-type="float" office:value="821.59" calcext:value-type="float">
            <text:p>821.59</text:p>
          </table:table-cell>
        </table:table-row>
        <table:table-row table:style-name="ro1">
          <table:table-cell office:value-type="float" office:value="9023276" calcext:value-type="float">
            <text:p>9023276</text:p>
          </table:table-cell>
          <table:table-cell table:formula="of:=[.A566]/1000/(60*60*24)" office:value-type="time" office:time-value="PT02H30M23.276S" calcext:value-type="time">
            <text:p>02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8.75" calcext:value-type="float">
            <text:p>638.75</text:p>
          </table:table-cell>
          <table:table-cell office:value-type="float" office:value="822.95" calcext:value-type="float">
            <text:p>822.95</text:p>
          </table:table-cell>
        </table:table-row>
        <table:table-row table:style-name="ro1">
          <table:table-cell office:value-type="float" office:value="9039276" calcext:value-type="float">
            <text:p>9039276</text:p>
          </table:table-cell>
          <table:table-cell table:formula="of:=[.A567]/1000/(60*60*24)" office:value-type="time" office:time-value="PT02H30M39.276S" calcext:value-type="time">
            <text:p>02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39.84" calcext:value-type="float">
            <text:p>639.84</text:p>
          </table:table-cell>
          <table:table-cell office:value-type="float" office:value="824.32" calcext:value-type="float">
            <text:p>824.32</text:p>
          </table:table-cell>
        </table:table-row>
        <table:table-row table:style-name="ro1">
          <table:table-cell office:value-type="float" office:value="9055276" calcext:value-type="float">
            <text:p>9055276</text:p>
          </table:table-cell>
          <table:table-cell table:formula="of:=[.A568]/1000/(60*60*24)" office:value-type="time" office:time-value="PT02H30M55.276S" calcext:value-type="time">
            <text:p>02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40.94" calcext:value-type="float">
            <text:p>640.94</text:p>
          </table:table-cell>
          <table:table-cell office:value-type="float" office:value="825.68" calcext:value-type="float">
            <text:p>825.68</text:p>
          </table:table-cell>
        </table:table-row>
        <table:table-row table:style-name="ro1">
          <table:table-cell office:value-type="float" office:value="9071276" calcext:value-type="float">
            <text:p>9071276</text:p>
          </table:table-cell>
          <table:table-cell table:formula="of:=[.A569]/1000/(60*60*24)" office:value-type="time" office:time-value="PT02H31M11.276S" calcext:value-type="time">
            <text:p>02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642.04" calcext:value-type="float">
            <text:p>642.04</text:p>
          </table:table-cell>
          <table:table-cell office:value-type="float" office:value="827.05" calcext:value-type="float">
            <text:p>827.05</text:p>
          </table:table-cell>
        </table:table-row>
        <table:table-row table:style-name="ro1">
          <table:table-cell office:value-type="float" office:value="9087276" calcext:value-type="float">
            <text:p>9087276</text:p>
          </table:table-cell>
          <table:table-cell table:formula="of:=[.A570]/1000/(60*60*24)" office:value-type="time" office:time-value="PT02H31M27.276S" calcext:value-type="time">
            <text:p>02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643.13" calcext:value-type="float">
            <text:p>643.13</text:p>
          </table:table-cell>
          <table:table-cell office:value-type="float" office:value="828.41" calcext:value-type="float">
            <text:p>828.41</text:p>
          </table:table-cell>
        </table:table-row>
        <table:table-row table:style-name="ro1">
          <table:table-cell office:value-type="float" office:value="9103276" calcext:value-type="float">
            <text:p>9103276</text:p>
          </table:table-cell>
          <table:table-cell table:formula="of:=[.A571]/1000/(60*60*24)" office:value-type="time" office:time-value="PT02H31M43.276S" calcext:value-type="time">
            <text:p>02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644.23" calcext:value-type="float">
            <text:p>644.23</text:p>
          </table:table-cell>
          <table:table-cell office:value-type="float" office:value="829.78" calcext:value-type="float">
            <text:p>829.78</text:p>
          </table:table-cell>
        </table:table-row>
        <table:table-row table:style-name="ro1">
          <table:table-cell office:value-type="float" office:value="9119276" calcext:value-type="float">
            <text:p>9119276</text:p>
          </table:table-cell>
          <table:table-cell table:formula="of:=[.A572]/1000/(60*60*24)" office:value-type="time" office:time-value="PT02H31M59.276S" calcext:value-type="time">
            <text:p>02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45.32" calcext:value-type="float">
            <text:p>645.32</text:p>
          </table:table-cell>
          <table:table-cell office:value-type="float" office:value="831.14" calcext:value-type="float">
            <text:p>831.14</text:p>
          </table:table-cell>
        </table:table-row>
        <table:table-row table:style-name="ro1">
          <table:table-cell office:value-type="float" office:value="9135276" calcext:value-type="float">
            <text:p>9135276</text:p>
          </table:table-cell>
          <table:table-cell table:formula="of:=[.A573]/1000/(60*60*24)" office:value-type="time" office:time-value="PT02H32M15.276S" calcext:value-type="time">
            <text:p>02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46.42" calcext:value-type="float">
            <text:p>646.42</text:p>
          </table:table-cell>
          <table:table-cell office:value-type="float" office:value="832.5" calcext:value-type="float">
            <text:p>832.5</text:p>
          </table:table-cell>
        </table:table-row>
        <table:table-row table:style-name="ro1">
          <table:table-cell office:value-type="float" office:value="9151276" calcext:value-type="float">
            <text:p>9151276</text:p>
          </table:table-cell>
          <table:table-cell table:formula="of:=[.A574]/1000/(60*60*24)" office:value-type="time" office:time-value="PT02H32M31.276S" calcext:value-type="time">
            <text:p>02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47.52" calcext:value-type="float">
            <text:p>647.52</text:p>
          </table:table-cell>
          <table:table-cell office:value-type="float" office:value="833.87" calcext:value-type="float">
            <text:p>833.87</text:p>
          </table:table-cell>
        </table:table-row>
        <table:table-row table:style-name="ro1">
          <table:table-cell office:value-type="float" office:value="9167276" calcext:value-type="float">
            <text:p>9167276</text:p>
          </table:table-cell>
          <table:table-cell table:formula="of:=[.A575]/1000/(60*60*24)" office:value-type="time" office:time-value="PT02H32M47.276S" calcext:value-type="time">
            <text:p>02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48.61" calcext:value-type="float">
            <text:p>648.61</text:p>
          </table:table-cell>
          <table:table-cell office:value-type="float" office:value="835.23" calcext:value-type="float">
            <text:p>835.23</text:p>
          </table:table-cell>
        </table:table-row>
        <table:table-row table:style-name="ro1">
          <table:table-cell office:value-type="float" office:value="9183276" calcext:value-type="float">
            <text:p>9183276</text:p>
          </table:table-cell>
          <table:table-cell table:formula="of:=[.A576]/1000/(60*60*24)" office:value-type="time" office:time-value="PT02H33M03.276S" calcext:value-type="time">
            <text:p>02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649.71" calcext:value-type="float">
            <text:p>649.71</text:p>
          </table:table-cell>
          <table:table-cell office:value-type="float" office:value="836.6" calcext:value-type="float">
            <text:p>836.6</text:p>
          </table:table-cell>
        </table:table-row>
        <table:table-row table:style-name="ro1">
          <table:table-cell office:value-type="float" office:value="9199276" calcext:value-type="float">
            <text:p>9199276</text:p>
          </table:table-cell>
          <table:table-cell table:formula="of:=[.A577]/1000/(60*60*24)" office:value-type="time" office:time-value="PT02H33M19.276S" calcext:value-type="time">
            <text:p>02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0.8" calcext:value-type="float">
            <text:p>650.8</text:p>
          </table:table-cell>
          <table:table-cell office:value-type="float" office:value="837.96" calcext:value-type="float">
            <text:p>837.96</text:p>
          </table:table-cell>
        </table:table-row>
        <table:table-row table:style-name="ro1">
          <table:table-cell office:value-type="float" office:value="9215276" calcext:value-type="float">
            <text:p>9215276</text:p>
          </table:table-cell>
          <table:table-cell table:formula="of:=[.A578]/1000/(60*60*24)" office:value-type="time" office:time-value="PT02H33M35.276S" calcext:value-type="time">
            <text:p>02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1.9" calcext:value-type="float">
            <text:p>651.9</text:p>
          </table:table-cell>
          <table:table-cell office:value-type="float" office:value="839.32" calcext:value-type="float">
            <text:p>839.32</text:p>
          </table:table-cell>
        </table:table-row>
        <table:table-row table:style-name="ro1">
          <table:table-cell office:value-type="float" office:value="9231276" calcext:value-type="float">
            <text:p>9231276</text:p>
          </table:table-cell>
          <table:table-cell table:formula="of:=[.A579]/1000/(60*60*24)" office:value-type="time" office:time-value="PT02H33M51.276S" calcext:value-type="time">
            <text:p>02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2.99" calcext:value-type="float">
            <text:p>652.99</text:p>
          </table:table-cell>
          <table:table-cell office:value-type="float" office:value="840.69" calcext:value-type="float">
            <text:p>840.69</text:p>
          </table:table-cell>
        </table:table-row>
        <table:table-row table:style-name="ro1">
          <table:table-cell office:value-type="float" office:value="9247276" calcext:value-type="float">
            <text:p>9247276</text:p>
          </table:table-cell>
          <table:table-cell table:formula="of:=[.A580]/1000/(60*60*24)" office:value-type="time" office:time-value="PT02H34M07.276S" calcext:value-type="time">
            <text:p>02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4.09" calcext:value-type="float">
            <text:p>654.09</text:p>
          </table:table-cell>
          <table:table-cell office:value-type="float" office:value="842.05" calcext:value-type="float">
            <text:p>842.05</text:p>
          </table:table-cell>
        </table:table-row>
        <table:table-row table:style-name="ro1">
          <table:table-cell office:value-type="float" office:value="9263276" calcext:value-type="float">
            <text:p>9263276</text:p>
          </table:table-cell>
          <table:table-cell table:formula="of:=[.A581]/1000/(60*60*24)" office:value-type="time" office:time-value="PT02H34M23.276S" calcext:value-type="time">
            <text:p>02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55.19" calcext:value-type="float">
            <text:p>655.19</text:p>
          </table:table-cell>
          <table:table-cell office:value-type="float" office:value="843.42" calcext:value-type="float">
            <text:p>843.42</text:p>
          </table:table-cell>
        </table:table-row>
        <table:table-row table:style-name="ro1">
          <table:table-cell office:value-type="float" office:value="9279276" calcext:value-type="float">
            <text:p>9279276</text:p>
          </table:table-cell>
          <table:table-cell table:formula="of:=[.A582]/1000/(60*60*24)" office:value-type="time" office:time-value="PT02H34M39.276S" calcext:value-type="time">
            <text:p>02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6.28" calcext:value-type="float">
            <text:p>656.28</text:p>
          </table:table-cell>
          <table:table-cell office:value-type="float" office:value="844.78" calcext:value-type="float">
            <text:p>844.78</text:p>
          </table:table-cell>
        </table:table-row>
        <table:table-row table:style-name="ro1">
          <table:table-cell office:value-type="float" office:value="9295276" calcext:value-type="float">
            <text:p>9295276</text:p>
          </table:table-cell>
          <table:table-cell table:formula="of:=[.A583]/1000/(60*60*24)" office:value-type="time" office:time-value="PT02H34M55.276S" calcext:value-type="time">
            <text:p>02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7.38" calcext:value-type="float">
            <text:p>657.38</text:p>
          </table:table-cell>
          <table:table-cell office:value-type="float" office:value="846.15" calcext:value-type="float">
            <text:p>846.15</text:p>
          </table:table-cell>
        </table:table-row>
        <table:table-row table:style-name="ro1">
          <table:table-cell office:value-type="float" office:value="9311276" calcext:value-type="float">
            <text:p>9311276</text:p>
          </table:table-cell>
          <table:table-cell table:formula="of:=[.A584]/1000/(60*60*24)" office:value-type="time" office:time-value="PT02H35M11.276S" calcext:value-type="time">
            <text:p>02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58.47" calcext:value-type="float">
            <text:p>658.47</text:p>
          </table:table-cell>
          <table:table-cell office:value-type="float" office:value="847.51" calcext:value-type="float">
            <text:p>847.51</text:p>
          </table:table-cell>
        </table:table-row>
        <table:table-row table:style-name="ro1">
          <table:table-cell office:value-type="float" office:value="9327276" calcext:value-type="float">
            <text:p>9327276</text:p>
          </table:table-cell>
          <table:table-cell table:formula="of:=[.A585]/1000/(60*60*24)" office:value-type="time" office:time-value="PT02H35M27.276S" calcext:value-type="time">
            <text:p>02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59.57" calcext:value-type="float">
            <text:p>659.57</text:p>
          </table:table-cell>
          <table:table-cell office:value-type="float" office:value="848.87" calcext:value-type="float">
            <text:p>848.87</text:p>
          </table:table-cell>
        </table:table-row>
        <table:table-row table:style-name="ro1">
          <table:table-cell office:value-type="float" office:value="9343276" calcext:value-type="float">
            <text:p>9343276</text:p>
          </table:table-cell>
          <table:table-cell table:formula="of:=[.A586]/1000/(60*60*24)" office:value-type="time" office:time-value="PT02H35M43.276S" calcext:value-type="time">
            <text:p>02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60.66" calcext:value-type="float">
            <text:p>660.66</text:p>
          </table:table-cell>
          <table:table-cell office:value-type="float" office:value="850.24" calcext:value-type="float">
            <text:p>850.24</text:p>
          </table:table-cell>
        </table:table-row>
        <table:table-row table:style-name="ro1">
          <table:table-cell office:value-type="float" office:value="9359276" calcext:value-type="float">
            <text:p>9359276</text:p>
          </table:table-cell>
          <table:table-cell table:formula="of:=[.A587]/1000/(60*60*24)" office:value-type="time" office:time-value="PT02H35M59.276S" calcext:value-type="time">
            <text:p>02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661.76" calcext:value-type="float">
            <text:p>661.76</text:p>
          </table:table-cell>
          <table:table-cell office:value-type="float" office:value="851.6" calcext:value-type="float">
            <text:p>851.6</text:p>
          </table:table-cell>
        </table:table-row>
        <table:table-row table:style-name="ro1">
          <table:table-cell office:value-type="float" office:value="9375276" calcext:value-type="float">
            <text:p>9375276</text:p>
          </table:table-cell>
          <table:table-cell table:formula="of:=[.A588]/1000/(60*60*24)" office:value-type="time" office:time-value="PT02H36M15.276S" calcext:value-type="time">
            <text:p>02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2.86" calcext:value-type="float">
            <text:p>662.86</text:p>
          </table:table-cell>
          <table:table-cell office:value-type="float" office:value="852.96" calcext:value-type="float">
            <text:p>852.96</text:p>
          </table:table-cell>
        </table:table-row>
        <table:table-row table:style-name="ro1">
          <table:table-cell office:value-type="float" office:value="9391276" calcext:value-type="float">
            <text:p>9391276</text:p>
          </table:table-cell>
          <table:table-cell table:formula="of:=[.A589]/1000/(60*60*24)" office:value-type="time" office:time-value="PT02H36M31.276S" calcext:value-type="time">
            <text:p>02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663.95" calcext:value-type="float">
            <text:p>663.95</text:p>
          </table:table-cell>
          <table:table-cell office:value-type="float" office:value="854.33" calcext:value-type="float">
            <text:p>854.33</text:p>
          </table:table-cell>
        </table:table-row>
        <table:table-row table:style-name="ro1">
          <table:table-cell office:value-type="float" office:value="9407276" calcext:value-type="float">
            <text:p>9407276</text:p>
          </table:table-cell>
          <table:table-cell table:formula="of:=[.A590]/1000/(60*60*24)" office:value-type="time" office:time-value="PT02H36M47.276S" calcext:value-type="time">
            <text:p>02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5.05" calcext:value-type="float">
            <text:p>665.05</text:p>
          </table:table-cell>
          <table:table-cell office:value-type="float" office:value="855.69" calcext:value-type="float">
            <text:p>855.69</text:p>
          </table:table-cell>
        </table:table-row>
        <table:table-row table:style-name="ro1">
          <table:table-cell office:value-type="float" office:value="9423276" calcext:value-type="float">
            <text:p>9423276</text:p>
          </table:table-cell>
          <table:table-cell table:formula="of:=[.A591]/1000/(60*60*24)" office:value-type="time" office:time-value="PT02H37M03.276S" calcext:value-type="time">
            <text:p>02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6.14" calcext:value-type="float">
            <text:p>666.14</text:p>
          </table:table-cell>
          <table:table-cell office:value-type="float" office:value="857.06" calcext:value-type="float">
            <text:p>857.06</text:p>
          </table:table-cell>
        </table:table-row>
        <table:table-row table:style-name="ro1">
          <table:table-cell office:value-type="float" office:value="9439276" calcext:value-type="float">
            <text:p>9439276</text:p>
          </table:table-cell>
          <table:table-cell table:formula="of:=[.A592]/1000/(60*60*24)" office:value-type="time" office:time-value="PT02H37M19.276S" calcext:value-type="time">
            <text:p>02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7.24" calcext:value-type="float">
            <text:p>667.24</text:p>
          </table:table-cell>
          <table:table-cell office:value-type="float" office:value="858.42" calcext:value-type="float">
            <text:p>858.42</text:p>
          </table:table-cell>
        </table:table-row>
        <table:table-row table:style-name="ro1">
          <table:table-cell office:value-type="float" office:value="9455276" calcext:value-type="float">
            <text:p>9455276</text:p>
          </table:table-cell>
          <table:table-cell table:formula="of:=[.A593]/1000/(60*60*24)" office:value-type="time" office:time-value="PT02H37M35.276S" calcext:value-type="time">
            <text:p>02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8.33" calcext:value-type="float">
            <text:p>668.33</text:p>
          </table:table-cell>
          <table:table-cell office:value-type="float" office:value="859.78" calcext:value-type="float">
            <text:p>859.78</text:p>
          </table:table-cell>
        </table:table-row>
        <table:table-row table:style-name="ro1">
          <table:table-cell office:value-type="float" office:value="9471276" calcext:value-type="float">
            <text:p>9471276</text:p>
          </table:table-cell>
          <table:table-cell table:formula="of:=[.A594]/1000/(60*60*24)" office:value-type="time" office:time-value="PT02H37M51.276S" calcext:value-type="time">
            <text:p>02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69.43" calcext:value-type="float">
            <text:p>669.43</text:p>
          </table:table-cell>
          <table:table-cell office:value-type="float" office:value="861.15" calcext:value-type="float">
            <text:p>861.15</text:p>
          </table:table-cell>
        </table:table-row>
        <table:table-row table:style-name="ro1">
          <table:table-cell office:value-type="float" office:value="9487276" calcext:value-type="float">
            <text:p>9487276</text:p>
          </table:table-cell>
          <table:table-cell table:formula="of:=[.A595]/1000/(60*60*24)" office:value-type="time" office:time-value="PT02H38M07.276S" calcext:value-type="time">
            <text:p>02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0.53" calcext:value-type="float">
            <text:p>670.53</text:p>
          </table:table-cell>
          <table:table-cell office:value-type="float" office:value="862.51" calcext:value-type="float">
            <text:p>862.51</text:p>
          </table:table-cell>
        </table:table-row>
        <table:table-row table:style-name="ro1">
          <table:table-cell office:value-type="float" office:value="9503276" calcext:value-type="float">
            <text:p>9503276</text:p>
          </table:table-cell>
          <table:table-cell table:formula="of:=[.A596]/1000/(60*60*24)" office:value-type="time" office:time-value="PT02H38M23.276S" calcext:value-type="time">
            <text:p>02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1.62" calcext:value-type="float">
            <text:p>671.62</text:p>
          </table:table-cell>
          <table:table-cell office:value-type="float" office:value="863.87" calcext:value-type="float">
            <text:p>863.87</text:p>
          </table:table-cell>
        </table:table-row>
        <table:table-row table:style-name="ro1">
          <table:table-cell office:value-type="float" office:value="9519276" calcext:value-type="float">
            <text:p>9519276</text:p>
          </table:table-cell>
          <table:table-cell table:formula="of:=[.A597]/1000/(60*60*24)" office:value-type="time" office:time-value="PT02H38M39.276S" calcext:value-type="time">
            <text:p>02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2.72" calcext:value-type="float">
            <text:p>672.72</text:p>
          </table:table-cell>
          <table:table-cell office:value-type="float" office:value="865.24" calcext:value-type="float">
            <text:p>865.24</text:p>
          </table:table-cell>
        </table:table-row>
        <table:table-row table:style-name="ro1">
          <table:table-cell office:value-type="float" office:value="9535276" calcext:value-type="float">
            <text:p>9535276</text:p>
          </table:table-cell>
          <table:table-cell table:formula="of:=[.A598]/1000/(60*60*24)" office:value-type="time" office:time-value="PT02H38M55.276S" calcext:value-type="time">
            <text:p>02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3.81" calcext:value-type="float">
            <text:p>673.81</text:p>
          </table:table-cell>
          <table:table-cell office:value-type="float" office:value="866.6" calcext:value-type="float">
            <text:p>866.6</text:p>
          </table:table-cell>
        </table:table-row>
        <table:table-row table:style-name="ro1">
          <table:table-cell office:value-type="float" office:value="9551276" calcext:value-type="float">
            <text:p>9551276</text:p>
          </table:table-cell>
          <table:table-cell table:formula="of:=[.A599]/1000/(60*60*24)" office:value-type="time" office:time-value="PT02H39M11.276S" calcext:value-type="time">
            <text:p>02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4.91" calcext:value-type="float">
            <text:p>674.91</text:p>
          </table:table-cell>
          <table:table-cell office:value-type="float" office:value="867.96" calcext:value-type="float">
            <text:p>867.96</text:p>
          </table:table-cell>
        </table:table-row>
        <table:table-row table:style-name="ro1">
          <table:table-cell office:value-type="float" office:value="9567276" calcext:value-type="float">
            <text:p>9567276</text:p>
          </table:table-cell>
          <table:table-cell table:formula="of:=[.A600]/1000/(60*60*24)" office:value-type="time" office:time-value="PT02H39M27.276S" calcext:value-type="time">
            <text:p>02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6" calcext:value-type="float">
            <text:p>676</text:p>
          </table:table-cell>
          <table:table-cell office:value-type="float" office:value="869.33" calcext:value-type="float">
            <text:p>869.33</text:p>
          </table:table-cell>
        </table:table-row>
        <table:table-row table:style-name="ro1">
          <table:table-cell office:value-type="float" office:value="9583276" calcext:value-type="float">
            <text:p>9583276</text:p>
          </table:table-cell>
          <table:table-cell table:formula="of:=[.A601]/1000/(60*60*24)" office:value-type="time" office:time-value="PT02H39M43.276S" calcext:value-type="time">
            <text:p>02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7.1" calcext:value-type="float">
            <text:p>677.1</text:p>
          </table:table-cell>
          <table:table-cell office:value-type="float" office:value="870.69" calcext:value-type="float">
            <text:p>870.69</text:p>
          </table:table-cell>
        </table:table-row>
        <table:table-row table:style-name="ro1">
          <table:table-cell office:value-type="float" office:value="9599275" calcext:value-type="float">
            <text:p>9599275</text:p>
          </table:table-cell>
          <table:table-cell table:formula="of:=[.A602]/1000/(60*60*24)" office:value-type="time" office:time-value="PT02H39M59.275S" calcext:value-type="time">
            <text:p>02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78.2" calcext:value-type="float">
            <text:p>678.2</text:p>
          </table:table-cell>
          <table:table-cell office:value-type="float" office:value="872.05" calcext:value-type="float">
            <text:p>872.05</text:p>
          </table:table-cell>
        </table:table-row>
        <table:table-row table:style-name="ro1">
          <table:table-cell office:value-type="float" office:value="9615276" calcext:value-type="float">
            <text:p>9615276</text:p>
          </table:table-cell>
          <table:table-cell table:formula="of:=[.A603]/1000/(60*60*24)" office:value-type="time" office:time-value="PT02H40M15.276S" calcext:value-type="time">
            <text:p>02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679.29" calcext:value-type="float">
            <text:p>679.29</text:p>
          </table:table-cell>
          <table:table-cell office:value-type="float" office:value="873.41" calcext:value-type="float">
            <text:p>873.41</text:p>
          </table:table-cell>
        </table:table-row>
        <table:table-row table:style-name="ro1">
          <table:table-cell office:value-type="float" office:value="9631276" calcext:value-type="float">
            <text:p>9631276</text:p>
          </table:table-cell>
          <table:table-cell table:formula="of:=[.A604]/1000/(60*60*24)" office:value-type="time" office:time-value="PT02H40M31.276S" calcext:value-type="time">
            <text:p>02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80.39" calcext:value-type="float">
            <text:p>680.39</text:p>
          </table:table-cell>
          <table:table-cell office:value-type="float" office:value="874.78" calcext:value-type="float">
            <text:p>874.78</text:p>
          </table:table-cell>
        </table:table-row>
        <table:table-row table:style-name="ro1">
          <table:table-cell office:value-type="float" office:value="9647276" calcext:value-type="float">
            <text:p>9647276</text:p>
          </table:table-cell>
          <table:table-cell table:formula="of:=[.A605]/1000/(60*60*24)" office:value-type="time" office:time-value="PT02H40M47.276S" calcext:value-type="time">
            <text:p>02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1.48" calcext:value-type="float">
            <text:p>681.48</text:p>
          </table:table-cell>
          <table:table-cell office:value-type="float" office:value="876.14" calcext:value-type="float">
            <text:p>876.14</text:p>
          </table:table-cell>
        </table:table-row>
        <table:table-row table:style-name="ro1">
          <table:table-cell office:value-type="float" office:value="9663276" calcext:value-type="float">
            <text:p>9663276</text:p>
          </table:table-cell>
          <table:table-cell table:formula="of:=[.A606]/1000/(60*60*24)" office:value-type="time" office:time-value="PT02H41M03.276S" calcext:value-type="time">
            <text:p>02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82.58" calcext:value-type="float">
            <text:p>682.58</text:p>
          </table:table-cell>
          <table:table-cell office:value-type="float" office:value="877.5" calcext:value-type="float">
            <text:p>877.5</text:p>
          </table:table-cell>
        </table:table-row>
        <table:table-row table:style-name="ro1">
          <table:table-cell office:value-type="float" office:value="9679276" calcext:value-type="float">
            <text:p>9679276</text:p>
          </table:table-cell>
          <table:table-cell table:formula="of:=[.A607]/1000/(60*60*24)" office:value-type="time" office:time-value="PT02H41M19.276S" calcext:value-type="time">
            <text:p>02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683.67" calcext:value-type="float">
            <text:p>683.67</text:p>
          </table:table-cell>
          <table:table-cell office:value-type="float" office:value="878.87" calcext:value-type="float">
            <text:p>878.87</text:p>
          </table:table-cell>
        </table:table-row>
        <table:table-row table:style-name="ro1">
          <table:table-cell office:value-type="float" office:value="9695276" calcext:value-type="float">
            <text:p>9695276</text:p>
          </table:table-cell>
          <table:table-cell table:formula="of:=[.A608]/1000/(60*60*24)" office:value-type="time" office:time-value="PT02H41M35.276S" calcext:value-type="time">
            <text:p>02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4.77" calcext:value-type="float">
            <text:p>684.77</text:p>
          </table:table-cell>
          <table:table-cell office:value-type="float" office:value="880.23" calcext:value-type="float">
            <text:p>880.23</text:p>
          </table:table-cell>
        </table:table-row>
        <table:table-row table:style-name="ro1">
          <table:table-cell office:value-type="float" office:value="9711276" calcext:value-type="float">
            <text:p>9711276</text:p>
          </table:table-cell>
          <table:table-cell table:formula="of:=[.A609]/1000/(60*60*24)" office:value-type="time" office:time-value="PT02H41M51.276S" calcext:value-type="time">
            <text:p>02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5.86" calcext:value-type="float">
            <text:p>685.86</text:p>
          </table:table-cell>
          <table:table-cell office:value-type="float" office:value="881.59" calcext:value-type="float">
            <text:p>881.59</text:p>
          </table:table-cell>
        </table:table-row>
        <table:table-row table:style-name="ro1">
          <table:table-cell office:value-type="float" office:value="9727276" calcext:value-type="float">
            <text:p>9727276</text:p>
          </table:table-cell>
          <table:table-cell table:formula="of:=[.A610]/1000/(60*60*24)" office:value-type="time" office:time-value="PT02H42M07.276S" calcext:value-type="time">
            <text:p>02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6.96" calcext:value-type="float">
            <text:p>686.96</text:p>
          </table:table-cell>
          <table:table-cell office:value-type="float" office:value="882.96" calcext:value-type="float">
            <text:p>882.96</text:p>
          </table:table-cell>
        </table:table-row>
        <table:table-row table:style-name="ro1">
          <table:table-cell office:value-type="float" office:value="9743276" calcext:value-type="float">
            <text:p>9743276</text:p>
          </table:table-cell>
          <table:table-cell table:formula="of:=[.A611]/1000/(60*60*24)" office:value-type="time" office:time-value="PT02H42M23.276S" calcext:value-type="time">
            <text:p>02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8.05" calcext:value-type="float">
            <text:p>688.05</text:p>
          </table:table-cell>
          <table:table-cell office:value-type="float" office:value="884.32" calcext:value-type="float">
            <text:p>884.32</text:p>
          </table:table-cell>
        </table:table-row>
        <table:table-row table:style-name="ro1">
          <table:table-cell office:value-type="float" office:value="9759276" calcext:value-type="float">
            <text:p>9759276</text:p>
          </table:table-cell>
          <table:table-cell table:formula="of:=[.A612]/1000/(60*60*24)" office:value-type="time" office:time-value="PT02H42M39.276S" calcext:value-type="time">
            <text:p>02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89.15" calcext:value-type="float">
            <text:p>689.15</text:p>
          </table:table-cell>
          <table:table-cell office:value-type="float" office:value="885.68" calcext:value-type="float">
            <text:p>885.68</text:p>
          </table:table-cell>
        </table:table-row>
        <table:table-row table:style-name="ro1">
          <table:table-cell office:value-type="float" office:value="9775276" calcext:value-type="float">
            <text:p>9775276</text:p>
          </table:table-cell>
          <table:table-cell table:formula="of:=[.A613]/1000/(60*60*24)" office:value-type="time" office:time-value="PT02H42M55.276S" calcext:value-type="time">
            <text:p>02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690.24" calcext:value-type="float">
            <text:p>690.24</text:p>
          </table:table-cell>
          <table:table-cell office:value-type="float" office:value="887.04" calcext:value-type="float">
            <text:p>887.04</text:p>
          </table:table-cell>
        </table:table-row>
        <table:table-row table:style-name="ro1">
          <table:table-cell office:value-type="float" office:value="9791276" calcext:value-type="float">
            <text:p>9791276</text:p>
          </table:table-cell>
          <table:table-cell table:formula="of:=[.A614]/1000/(60*60*24)" office:value-type="time" office:time-value="PT02H43M11.276S" calcext:value-type="time">
            <text:p>02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1.34" calcext:value-type="float">
            <text:p>691.34</text:p>
          </table:table-cell>
          <table:table-cell office:value-type="float" office:value="888.41" calcext:value-type="float">
            <text:p>888.41</text:p>
          </table:table-cell>
        </table:table-row>
        <table:table-row table:style-name="ro1">
          <table:table-cell office:value-type="float" office:value="9807276" calcext:value-type="float">
            <text:p>9807276</text:p>
          </table:table-cell>
          <table:table-cell table:formula="of:=[.A615]/1000/(60*60*24)" office:value-type="time" office:time-value="PT02H43M27.276S" calcext:value-type="time">
            <text:p>02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2.43" calcext:value-type="float">
            <text:p>692.43</text:p>
          </table:table-cell>
          <table:table-cell office:value-type="float" office:value="889.77" calcext:value-type="float">
            <text:p>889.77</text:p>
          </table:table-cell>
        </table:table-row>
        <table:table-row table:style-name="ro1">
          <table:table-cell office:value-type="float" office:value="9823276" calcext:value-type="float">
            <text:p>9823276</text:p>
          </table:table-cell>
          <table:table-cell table:formula="of:=[.A616]/1000/(60*60*24)" office:value-type="time" office:time-value="PT02H43M43.276S" calcext:value-type="time">
            <text:p>02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3.53" calcext:value-type="float">
            <text:p>693.53</text:p>
          </table:table-cell>
          <table:table-cell office:value-type="float" office:value="891.13" calcext:value-type="float">
            <text:p>891.13</text:p>
          </table:table-cell>
        </table:table-row>
        <table:table-row table:style-name="ro1">
          <table:table-cell office:value-type="float" office:value="9839275" calcext:value-type="float">
            <text:p>9839275</text:p>
          </table:table-cell>
          <table:table-cell table:formula="of:=[.A617]/1000/(60*60*24)" office:value-type="time" office:time-value="PT02H43M59.275S" calcext:value-type="time">
            <text:p>02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4.62" calcext:value-type="float">
            <text:p>694.62</text:p>
          </table:table-cell>
          <table:table-cell office:value-type="float" office:value="892.49" calcext:value-type="float">
            <text:p>892.49</text:p>
          </table:table-cell>
        </table:table-row>
        <table:table-row table:style-name="ro1">
          <table:table-cell office:value-type="float" office:value="9855276" calcext:value-type="float">
            <text:p>9855276</text:p>
          </table:table-cell>
          <table:table-cell table:formula="of:=[.A618]/1000/(60*60*24)" office:value-type="time" office:time-value="PT02H44M15.276S" calcext:value-type="time">
            <text:p>02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695.72" calcext:value-type="float">
            <text:p>695.72</text:p>
          </table:table-cell>
          <table:table-cell office:value-type="float" office:value="893.86" calcext:value-type="float">
            <text:p>893.86</text:p>
          </table:table-cell>
        </table:table-row>
        <table:table-row table:style-name="ro1">
          <table:table-cell office:value-type="float" office:value="9871276" calcext:value-type="float">
            <text:p>9871276</text:p>
          </table:table-cell>
          <table:table-cell table:formula="of:=[.A619]/1000/(60*60*24)" office:value-type="time" office:time-value="PT02H44M31.276S" calcext:value-type="time">
            <text:p>02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6.81" calcext:value-type="float">
            <text:p>696.81</text:p>
          </table:table-cell>
          <table:table-cell office:value-type="float" office:value="895.22" calcext:value-type="float">
            <text:p>895.22</text:p>
          </table:table-cell>
        </table:table-row>
        <table:table-row table:style-name="ro1">
          <table:table-cell office:value-type="float" office:value="9887276" calcext:value-type="float">
            <text:p>9887276</text:p>
          </table:table-cell>
          <table:table-cell table:formula="of:=[.A620]/1000/(60*60*24)" office:value-type="time" office:time-value="PT02H44M47.276S" calcext:value-type="time">
            <text:p>02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7.91" calcext:value-type="float">
            <text:p>697.91</text:p>
          </table:table-cell>
          <table:table-cell office:value-type="float" office:value="896.58" calcext:value-type="float">
            <text:p>896.58</text:p>
          </table:table-cell>
        </table:table-row>
        <table:table-row table:style-name="ro1">
          <table:table-cell office:value-type="float" office:value="9903276" calcext:value-type="float">
            <text:p>9903276</text:p>
          </table:table-cell>
          <table:table-cell table:formula="of:=[.A621]/1000/(60*60*24)" office:value-type="time" office:time-value="PT02H45M03.276S" calcext:value-type="time">
            <text:p>02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99" calcext:value-type="float">
            <text:p>699</text:p>
          </table:table-cell>
          <table:table-cell office:value-type="float" office:value="897.94" calcext:value-type="float">
            <text:p>897.94</text:p>
          </table:table-cell>
        </table:table-row>
        <table:table-row table:style-name="ro1">
          <table:table-cell office:value-type="float" office:value="9919276" calcext:value-type="float">
            <text:p>9919276</text:p>
          </table:table-cell>
          <table:table-cell table:formula="of:=[.A622]/1000/(60*60*24)" office:value-type="time" office:time-value="PT02H45M19.276S" calcext:value-type="time">
            <text:p>02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700.1" calcext:value-type="float">
            <text:p>700.1</text:p>
          </table:table-cell>
          <table:table-cell office:value-type="float" office:value="899.31" calcext:value-type="float">
            <text:p>899.31</text:p>
          </table:table-cell>
        </table:table-row>
        <table:table-row table:style-name="ro1">
          <table:table-cell office:value-type="float" office:value="9935276" calcext:value-type="float">
            <text:p>9935276</text:p>
          </table:table-cell>
          <table:table-cell table:formula="of:=[.A623]/1000/(60*60*24)" office:value-type="time" office:time-value="PT02H45M35.276S" calcext:value-type="time">
            <text:p>02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701.19" calcext:value-type="float">
            <text:p>701.19</text:p>
          </table:table-cell>
          <table:table-cell office:value-type="float" office:value="900.67" calcext:value-type="float">
            <text:p>900.67</text:p>
          </table:table-cell>
        </table:table-row>
        <table:table-row table:style-name="ro1">
          <table:table-cell office:value-type="float" office:value="9951276" calcext:value-type="float">
            <text:p>9951276</text:p>
          </table:table-cell>
          <table:table-cell table:formula="of:=[.A624]/1000/(60*60*24)" office:value-type="time" office:time-value="PT02H45M51.276S" calcext:value-type="time">
            <text:p>02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702.29" calcext:value-type="float">
            <text:p>702.29</text:p>
          </table:table-cell>
          <table:table-cell office:value-type="float" office:value="902.03" calcext:value-type="float">
            <text:p>902.03</text:p>
          </table:table-cell>
        </table:table-row>
        <table:table-row table:style-name="ro1">
          <table:table-cell office:value-type="float" office:value="9967276" calcext:value-type="float">
            <text:p>9967276</text:p>
          </table:table-cell>
          <table:table-cell table:formula="of:=[.A625]/1000/(60*60*24)" office:value-type="time" office:time-value="PT02H46M07.276S" calcext:value-type="time">
            <text:p>02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703.38" calcext:value-type="float">
            <text:p>703.38</text:p>
          </table:table-cell>
          <table:table-cell office:value-type="float" office:value="903.39" calcext:value-type="float">
            <text:p>903.39</text:p>
          </table:table-cell>
        </table:table-row>
        <table:table-row table:style-name="ro1">
          <table:table-cell office:value-type="float" office:value="9983276" calcext:value-type="float">
            <text:p>9983276</text:p>
          </table:table-cell>
          <table:table-cell table:formula="of:=[.A626]/1000/(60*60*24)" office:value-type="time" office:time-value="PT02H46M23.276S" calcext:value-type="time">
            <text:p>02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04.48" calcext:value-type="float">
            <text:p>704.48</text:p>
          </table:table-cell>
          <table:table-cell office:value-type="float" office:value="904.75" calcext:value-type="float">
            <text:p>904.75</text:p>
          </table:table-cell>
        </table:table-row>
        <table:table-row table:style-name="ro1">
          <table:table-cell office:value-type="float" office:value="9999276" calcext:value-type="float">
            <text:p>9999276</text:p>
          </table:table-cell>
          <table:table-cell table:formula="of:=[.A627]/1000/(60*60*24)" office:value-type="time" office:time-value="PT02H46M39.276S" calcext:value-type="time">
            <text:p>02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705.57" calcext:value-type="float">
            <text:p>705.57</text:p>
          </table:table-cell>
          <table:table-cell office:value-type="float" office:value="906.11" calcext:value-type="float">
            <text:p>906.11</text:p>
          </table:table-cell>
        </table:table-row>
        <table:table-row table:style-name="ro1">
          <table:table-cell office:value-type="float" office:value="10015275" calcext:value-type="float">
            <text:p>10015275</text:p>
          </table:table-cell>
          <table:table-cell table:formula="of:=[.A628]/1000/(60*60*24)" office:value-type="time" office:time-value="PT02H46M55.275S" calcext:value-type="time">
            <text:p>02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06.67" calcext:value-type="float">
            <text:p>706.67</text:p>
          </table:table-cell>
          <table:table-cell office:value-type="float" office:value="907.48" calcext:value-type="float">
            <text:p>907.48</text:p>
          </table:table-cell>
        </table:table-row>
        <table:table-row table:style-name="ro1">
          <table:table-cell office:value-type="float" office:value="10031276" calcext:value-type="float">
            <text:p>10031276</text:p>
          </table:table-cell>
          <table:table-cell table:formula="of:=[.A629]/1000/(60*60*24)" office:value-type="time" office:time-value="PT02H47M11.276S" calcext:value-type="time">
            <text:p>02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07.76" calcext:value-type="float">
            <text:p>707.76</text:p>
          </table:table-cell>
          <table:table-cell office:value-type="float" office:value="908.84" calcext:value-type="float">
            <text:p>908.84</text:p>
          </table:table-cell>
        </table:table-row>
        <table:table-row table:style-name="ro1">
          <table:table-cell office:value-type="float" office:value="10047276" calcext:value-type="float">
            <text:p>10047276</text:p>
          </table:table-cell>
          <table:table-cell table:formula="of:=[.A630]/1000/(60*60*24)" office:value-type="time" office:time-value="PT02H47M27.276S" calcext:value-type="time">
            <text:p>02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08.86" calcext:value-type="float">
            <text:p>708.86</text:p>
          </table:table-cell>
          <table:table-cell office:value-type="float" office:value="910.2" calcext:value-type="float">
            <text:p>910.2</text:p>
          </table:table-cell>
        </table:table-row>
        <table:table-row table:style-name="ro1">
          <table:table-cell office:value-type="float" office:value="10063276" calcext:value-type="float">
            <text:p>10063276</text:p>
          </table:table-cell>
          <table:table-cell table:formula="of:=[.A631]/1000/(60*60*24)" office:value-type="time" office:time-value="PT02H47M43.276S" calcext:value-type="time">
            <text:p>02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09.95" calcext:value-type="float">
            <text:p>709.95</text:p>
          </table:table-cell>
          <table:table-cell office:value-type="float" office:value="911.56" calcext:value-type="float">
            <text:p>911.56</text:p>
          </table:table-cell>
        </table:table-row>
        <table:table-row table:style-name="ro1">
          <table:table-cell office:value-type="float" office:value="10079276" calcext:value-type="float">
            <text:p>10079276</text:p>
          </table:table-cell>
          <table:table-cell table:formula="of:=[.A632]/1000/(60*60*24)" office:value-type="time" office:time-value="PT02H47M59.276S" calcext:value-type="time">
            <text:p>02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711.04" calcext:value-type="float">
            <text:p>711.04</text:p>
          </table:table-cell>
          <table:table-cell office:value-type="float" office:value="912.92" calcext:value-type="float">
            <text:p>912.92</text:p>
          </table:table-cell>
        </table:table-row>
        <table:table-row table:style-name="ro1">
          <table:table-cell office:value-type="float" office:value="10095276" calcext:value-type="float">
            <text:p>10095276</text:p>
          </table:table-cell>
          <table:table-cell table:formula="of:=[.A633]/1000/(60*60*24)" office:value-type="time" office:time-value="PT02H48M15.276S" calcext:value-type="time">
            <text:p>02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12.14" calcext:value-type="float">
            <text:p>712.14</text:p>
          </table:table-cell>
          <table:table-cell office:value-type="float" office:value="914.29" calcext:value-type="float">
            <text:p>914.29</text:p>
          </table:table-cell>
        </table:table-row>
        <table:table-row table:style-name="ro1">
          <table:table-cell office:value-type="float" office:value="10111276" calcext:value-type="float">
            <text:p>10111276</text:p>
          </table:table-cell>
          <table:table-cell table:formula="of:=[.A634]/1000/(60*60*24)" office:value-type="time" office:time-value="PT02H48M31.276S" calcext:value-type="time">
            <text:p>02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13.23" calcext:value-type="float">
            <text:p>713.23</text:p>
          </table:table-cell>
          <table:table-cell office:value-type="float" office:value="915.65" calcext:value-type="float">
            <text:p>915.65</text:p>
          </table:table-cell>
        </table:table-row>
        <table:table-row table:style-name="ro1">
          <table:table-cell office:value-type="float" office:value="10127276" calcext:value-type="float">
            <text:p>10127276</text:p>
          </table:table-cell>
          <table:table-cell table:formula="of:=[.A635]/1000/(60*60*24)" office:value-type="time" office:time-value="PT02H48M47.276S" calcext:value-type="time">
            <text:p>02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14.33" calcext:value-type="float">
            <text:p>714.33</text:p>
          </table:table-cell>
          <table:table-cell office:value-type="float" office:value="917.01" calcext:value-type="float">
            <text:p>917.01</text:p>
          </table:table-cell>
        </table:table-row>
        <table:table-row table:style-name="ro1">
          <table:table-cell office:value-type="float" office:value="10143276" calcext:value-type="float">
            <text:p>10143276</text:p>
          </table:table-cell>
          <table:table-cell table:formula="of:=[.A636]/1000/(60*60*24)" office:value-type="time" office:time-value="PT02H49M03.276S" calcext:value-type="time">
            <text:p>02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715.42" calcext:value-type="float">
            <text:p>715.42</text:p>
          </table:table-cell>
          <table:table-cell office:value-type="float" office:value="918.37" calcext:value-type="float">
            <text:p>918.37</text:p>
          </table:table-cell>
        </table:table-row>
        <table:table-row table:style-name="ro1">
          <table:table-cell office:value-type="float" office:value="10159276" calcext:value-type="float">
            <text:p>10159276</text:p>
          </table:table-cell>
          <table:table-cell table:formula="of:=[.A637]/1000/(60*60*24)" office:value-type="time" office:time-value="PT02H49M19.276S" calcext:value-type="time">
            <text:p>02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16.52" calcext:value-type="float">
            <text:p>716.52</text:p>
          </table:table-cell>
          <table:table-cell office:value-type="float" office:value="919.74" calcext:value-type="float">
            <text:p>919.74</text:p>
          </table:table-cell>
        </table:table-row>
        <table:table-row table:style-name="ro1">
          <table:table-cell office:value-type="float" office:value="10175276" calcext:value-type="float">
            <text:p>10175276</text:p>
          </table:table-cell>
          <table:table-cell table:formula="of:=[.A638]/1000/(60*60*24)" office:value-type="time" office:time-value="PT02H49M35.276S" calcext:value-type="time">
            <text:p>02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717.61" calcext:value-type="float">
            <text:p>717.61</text:p>
          </table:table-cell>
          <table:table-cell office:value-type="float" office:value="921.1" calcext:value-type="float">
            <text:p>921.1</text:p>
          </table:table-cell>
        </table:table-row>
        <table:table-row table:style-name="ro1">
          <table:table-cell office:value-type="float" office:value="10191276" calcext:value-type="float">
            <text:p>10191276</text:p>
          </table:table-cell>
          <table:table-cell table:formula="of:=[.A639]/1000/(60*60*24)" office:value-type="time" office:time-value="PT02H49M51.276S" calcext:value-type="time">
            <text:p>02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718.71" calcext:value-type="float">
            <text:p>718.71</text:p>
          </table:table-cell>
          <table:table-cell office:value-type="float" office:value="922.46" calcext:value-type="float">
            <text:p>922.46</text:p>
          </table:table-cell>
        </table:table-row>
        <table:table-row table:style-name="ro1">
          <table:table-cell office:value-type="float" office:value="10207276" calcext:value-type="float">
            <text:p>10207276</text:p>
          </table:table-cell>
          <table:table-cell table:formula="of:=[.A640]/1000/(60*60*24)" office:value-type="time" office:time-value="PT02H50M07.276S" calcext:value-type="time">
            <text:p>02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19.8" calcext:value-type="float">
            <text:p>719.8</text:p>
          </table:table-cell>
          <table:table-cell office:value-type="float" office:value="923.82" calcext:value-type="float">
            <text:p>923.82</text:p>
          </table:table-cell>
        </table:table-row>
        <table:table-row table:style-name="ro1">
          <table:table-cell office:value-type="float" office:value="10223276" calcext:value-type="float">
            <text:p>10223276</text:p>
          </table:table-cell>
          <table:table-cell table:formula="of:=[.A641]/1000/(60*60*24)" office:value-type="time" office:time-value="PT02H50M23.276S" calcext:value-type="time">
            <text:p>02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20.9" calcext:value-type="float">
            <text:p>720.9</text:p>
          </table:table-cell>
          <table:table-cell office:value-type="float" office:value="925.18" calcext:value-type="float">
            <text:p>925.18</text:p>
          </table:table-cell>
        </table:table-row>
        <table:table-row table:style-name="ro1">
          <table:table-cell office:value-type="float" office:value="10239276" calcext:value-type="float">
            <text:p>10239276</text:p>
          </table:table-cell>
          <table:table-cell table:formula="of:=[.A642]/1000/(60*60*24)" office:value-type="time" office:time-value="PT02H50M39.276S" calcext:value-type="time">
            <text:p>02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21.99" calcext:value-type="float">
            <text:p>721.99</text:p>
          </table:table-cell>
          <table:table-cell office:value-type="float" office:value="926.54" calcext:value-type="float">
            <text:p>926.54</text:p>
          </table:table-cell>
        </table:table-row>
        <table:table-row table:style-name="ro1">
          <table:table-cell office:value-type="float" office:value="10255276" calcext:value-type="float">
            <text:p>10255276</text:p>
          </table:table-cell>
          <table:table-cell table:formula="of:=[.A643]/1000/(60*60*24)" office:value-type="time" office:time-value="PT02H50M55.276S" calcext:value-type="time">
            <text:p>02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23.09" calcext:value-type="float">
            <text:p>723.09</text:p>
          </table:table-cell>
          <table:table-cell office:value-type="float" office:value="927.9" calcext:value-type="float">
            <text:p>927.9</text:p>
          </table:table-cell>
        </table:table-row>
        <table:table-row table:style-name="ro1">
          <table:table-cell office:value-type="float" office:value="10271276" calcext:value-type="float">
            <text:p>10271276</text:p>
          </table:table-cell>
          <table:table-cell table:formula="of:=[.A644]/1000/(60*60*24)" office:value-type="time" office:time-value="PT02H51M11.276S" calcext:value-type="time">
            <text:p>02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24.18" calcext:value-type="float">
            <text:p>724.18</text:p>
          </table:table-cell>
          <table:table-cell office:value-type="float" office:value="929.26" calcext:value-type="float">
            <text:p>929.26</text:p>
          </table:table-cell>
        </table:table-row>
        <table:table-row table:style-name="ro1">
          <table:table-cell office:value-type="float" office:value="10287276" calcext:value-type="float">
            <text:p>10287276</text:p>
          </table:table-cell>
          <table:table-cell table:formula="of:=[.A645]/1000/(60*60*24)" office:value-type="time" office:time-value="PT02H51M27.276S" calcext:value-type="time">
            <text:p>02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25.27" calcext:value-type="float">
            <text:p>725.27</text:p>
          </table:table-cell>
          <table:table-cell office:value-type="float" office:value="930.63" calcext:value-type="float">
            <text:p>930.63</text:p>
          </table:table-cell>
        </table:table-row>
        <table:table-row table:style-name="ro1">
          <table:table-cell office:value-type="float" office:value="10303276" calcext:value-type="float">
            <text:p>10303276</text:p>
          </table:table-cell>
          <table:table-cell table:formula="of:=[.A646]/1000/(60*60*24)" office:value-type="time" office:time-value="PT02H51M43.276S" calcext:value-type="time">
            <text:p>02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26.37" calcext:value-type="float">
            <text:p>726.37</text:p>
          </table:table-cell>
          <table:table-cell office:value-type="float" office:value="931.99" calcext:value-type="float">
            <text:p>931.99</text:p>
          </table:table-cell>
        </table:table-row>
        <table:table-row table:style-name="ro1">
          <table:table-cell office:value-type="float" office:value="10319276" calcext:value-type="float">
            <text:p>10319276</text:p>
          </table:table-cell>
          <table:table-cell table:formula="of:=[.A647]/1000/(60*60*24)" office:value-type="time" office:time-value="PT02H51M59.276S" calcext:value-type="time">
            <text:p>02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27.46" calcext:value-type="float">
            <text:p>727.46</text:p>
          </table:table-cell>
          <table:table-cell office:value-type="float" office:value="933.35" calcext:value-type="float">
            <text:p>933.35</text:p>
          </table:table-cell>
        </table:table-row>
        <table:table-row table:style-name="ro1">
          <table:table-cell office:value-type="float" office:value="10335276" calcext:value-type="float">
            <text:p>10335276</text:p>
          </table:table-cell>
          <table:table-cell table:formula="of:=[.A648]/1000/(60*60*24)" office:value-type="time" office:time-value="PT02H52M15.276S" calcext:value-type="time">
            <text:p>02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28.56" calcext:value-type="float">
            <text:p>728.56</text:p>
          </table:table-cell>
          <table:table-cell office:value-type="float" office:value="934.71" calcext:value-type="float">
            <text:p>934.71</text:p>
          </table:table-cell>
        </table:table-row>
        <table:table-row table:style-name="ro1">
          <table:table-cell office:value-type="float" office:value="10351276" calcext:value-type="float">
            <text:p>10351276</text:p>
          </table:table-cell>
          <table:table-cell table:formula="of:=[.A649]/1000/(60*60*24)" office:value-type="time" office:time-value="PT02H52M31.276S" calcext:value-type="time">
            <text:p>02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29.65" calcext:value-type="float">
            <text:p>729.65</text:p>
          </table:table-cell>
          <table:table-cell office:value-type="float" office:value="936.07" calcext:value-type="float">
            <text:p>936.07</text:p>
          </table:table-cell>
        </table:table-row>
        <table:table-row table:style-name="ro1">
          <table:table-cell office:value-type="float" office:value="10367276" calcext:value-type="float">
            <text:p>10367276</text:p>
          </table:table-cell>
          <table:table-cell table:formula="of:=[.A650]/1000/(60*60*24)" office:value-type="time" office:time-value="PT02H52M47.276S" calcext:value-type="time">
            <text:p>02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30.75" calcext:value-type="float">
            <text:p>730.75</text:p>
          </table:table-cell>
          <table:table-cell office:value-type="float" office:value="937.43" calcext:value-type="float">
            <text:p>937.43</text:p>
          </table:table-cell>
        </table:table-row>
        <table:table-row table:style-name="ro1">
          <table:table-cell office:value-type="float" office:value="10383276" calcext:value-type="float">
            <text:p>10383276</text:p>
          </table:table-cell>
          <table:table-cell table:formula="of:=[.A651]/1000/(60*60*24)" office:value-type="time" office:time-value="PT02H53M03.276S" calcext:value-type="time">
            <text:p>02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31.84" calcext:value-type="float">
            <text:p>731.84</text:p>
          </table:table-cell>
          <table:table-cell office:value-type="float" office:value="938.79" calcext:value-type="float">
            <text:p>938.79</text:p>
          </table:table-cell>
        </table:table-row>
        <table:table-row table:style-name="ro1">
          <table:table-cell office:value-type="float" office:value="10399276" calcext:value-type="float">
            <text:p>10399276</text:p>
          </table:table-cell>
          <table:table-cell table:formula="of:=[.A652]/1000/(60*60*24)" office:value-type="time" office:time-value="PT02H53M19.276S" calcext:value-type="time">
            <text:p>02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732.93" calcext:value-type="float">
            <text:p>732.93</text:p>
          </table:table-cell>
          <table:table-cell office:value-type="float" office:value="940.15" calcext:value-type="float">
            <text:p>940.15</text:p>
          </table:table-cell>
        </table:table-row>
        <table:table-row table:style-name="ro1">
          <table:table-cell office:value-type="float" office:value="10415276" calcext:value-type="float">
            <text:p>10415276</text:p>
          </table:table-cell>
          <table:table-cell table:formula="of:=[.A653]/1000/(60*60*24)" office:value-type="time" office:time-value="PT02H53M35.276S" calcext:value-type="time">
            <text:p>02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734.03" calcext:value-type="float">
            <text:p>734.03</text:p>
          </table:table-cell>
          <table:table-cell office:value-type="float" office:value="941.51" calcext:value-type="float">
            <text:p>941.51</text:p>
          </table:table-cell>
        </table:table-row>
        <table:table-row table:style-name="ro1">
          <table:table-cell office:value-type="float" office:value="10431276" calcext:value-type="float">
            <text:p>10431276</text:p>
          </table:table-cell>
          <table:table-cell table:formula="of:=[.A654]/1000/(60*60*24)" office:value-type="time" office:time-value="PT02H53M51.276S" calcext:value-type="time">
            <text:p>02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35.12" calcext:value-type="float">
            <text:p>735.12</text:p>
          </table:table-cell>
          <table:table-cell office:value-type="float" office:value="942.87" calcext:value-type="float">
            <text:p>942.87</text:p>
          </table:table-cell>
        </table:table-row>
        <table:table-row table:style-name="ro1">
          <table:table-cell office:value-type="float" office:value="10447276" calcext:value-type="float">
            <text:p>10447276</text:p>
          </table:table-cell>
          <table:table-cell table:formula="of:=[.A655]/1000/(60*60*24)" office:value-type="time" office:time-value="PT02H54M07.276S" calcext:value-type="time">
            <text:p>02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36.22" calcext:value-type="float">
            <text:p>736.22</text:p>
          </table:table-cell>
          <table:table-cell office:value-type="float" office:value="944.23" calcext:value-type="float">
            <text:p>944.23</text:p>
          </table:table-cell>
        </table:table-row>
        <table:table-row table:style-name="ro1">
          <table:table-cell office:value-type="float" office:value="10463276" calcext:value-type="float">
            <text:p>10463276</text:p>
          </table:table-cell>
          <table:table-cell table:formula="of:=[.A656]/1000/(60*60*24)" office:value-type="time" office:time-value="PT02H54M23.276S" calcext:value-type="time">
            <text:p>02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37.31" calcext:value-type="float">
            <text:p>737.31</text:p>
          </table:table-cell>
          <table:table-cell office:value-type="float" office:value="945.59" calcext:value-type="float">
            <text:p>945.59</text:p>
          </table:table-cell>
        </table:table-row>
        <table:table-row table:style-name="ro1">
          <table:table-cell office:value-type="float" office:value="10479276" calcext:value-type="float">
            <text:p>10479276</text:p>
          </table:table-cell>
          <table:table-cell table:formula="of:=[.A657]/1000/(60*60*24)" office:value-type="time" office:time-value="PT02H54M39.276S" calcext:value-type="time">
            <text:p>02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38.4" calcext:value-type="float">
            <text:p>738.4</text:p>
          </table:table-cell>
          <table:table-cell office:value-type="float" office:value="946.96" calcext:value-type="float">
            <text:p>946.96</text:p>
          </table:table-cell>
        </table:table-row>
        <table:table-row table:style-name="ro1">
          <table:table-cell office:value-type="float" office:value="10495276" calcext:value-type="float">
            <text:p>10495276</text:p>
          </table:table-cell>
          <table:table-cell table:formula="of:=[.A658]/1000/(60*60*24)" office:value-type="time" office:time-value="PT02H54M55.276S" calcext:value-type="time">
            <text:p>02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39.5" calcext:value-type="float">
            <text:p>739.5</text:p>
          </table:table-cell>
          <table:table-cell office:value-type="float" office:value="948.32" calcext:value-type="float">
            <text:p>948.32</text:p>
          </table:table-cell>
        </table:table-row>
        <table:table-row table:style-name="ro1">
          <table:table-cell office:value-type="float" office:value="10511276" calcext:value-type="float">
            <text:p>10511276</text:p>
          </table:table-cell>
          <table:table-cell table:formula="of:=[.A659]/1000/(60*60*24)" office:value-type="time" office:time-value="PT02H55M11.276S" calcext:value-type="time">
            <text:p>02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40.59" calcext:value-type="float">
            <text:p>740.59</text:p>
          </table:table-cell>
          <table:table-cell office:value-type="float" office:value="949.67" calcext:value-type="float">
            <text:p>949.67</text:p>
          </table:table-cell>
        </table:table-row>
        <table:table-row table:style-name="ro1">
          <table:table-cell office:value-type="float" office:value="10527276" calcext:value-type="float">
            <text:p>10527276</text:p>
          </table:table-cell>
          <table:table-cell table:formula="of:=[.A660]/1000/(60*60*24)" office:value-type="time" office:time-value="PT02H55M27.276S" calcext:value-type="time">
            <text:p>02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2" calcext:value-type="float">
            <text:p>306.42</text:p>
          </table:table-cell>
          <table:table-cell office:value-type="float" office:value="741.68" calcext:value-type="float">
            <text:p>741.68</text:p>
          </table:table-cell>
          <table:table-cell office:value-type="float" office:value="951.03" calcext:value-type="float">
            <text:p>951.03</text:p>
          </table:table-cell>
        </table:table-row>
        <table:table-row table:style-name="ro1">
          <table:table-cell office:value-type="float" office:value="10543276" calcext:value-type="float">
            <text:p>10543276</text:p>
          </table:table-cell>
          <table:table-cell table:formula="of:=[.A661]/1000/(60*60*24)" office:value-type="time" office:time-value="PT02H55M43.276S" calcext:value-type="time">
            <text:p>02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742.78" calcext:value-type="float">
            <text:p>742.78</text:p>
          </table:table-cell>
          <table:table-cell office:value-type="float" office:value="952.39" calcext:value-type="float">
            <text:p>952.39</text:p>
          </table:table-cell>
        </table:table-row>
        <table:table-row table:style-name="ro1">
          <table:table-cell office:value-type="float" office:value="10559276" calcext:value-type="float">
            <text:p>10559276</text:p>
          </table:table-cell>
          <table:table-cell table:formula="of:=[.A662]/1000/(60*60*24)" office:value-type="time" office:time-value="PT02H55M59.276S" calcext:value-type="time">
            <text:p>02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43.87" calcext:value-type="float">
            <text:p>743.87</text:p>
          </table:table-cell>
          <table:table-cell office:value-type="float" office:value="953.75" calcext:value-type="float">
            <text:p>953.75</text:p>
          </table:table-cell>
        </table:table-row>
        <table:table-row table:style-name="ro1">
          <table:table-cell office:value-type="float" office:value="10575276" calcext:value-type="float">
            <text:p>10575276</text:p>
          </table:table-cell>
          <table:table-cell table:formula="of:=[.A663]/1000/(60*60*24)" office:value-type="time" office:time-value="PT02H56M15.276S" calcext:value-type="time">
            <text:p>02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44.97" calcext:value-type="float">
            <text:p>744.97</text:p>
          </table:table-cell>
          <table:table-cell office:value-type="float" office:value="955.11" calcext:value-type="float">
            <text:p>955.11</text:p>
          </table:table-cell>
        </table:table-row>
        <table:table-row table:style-name="ro1">
          <table:table-cell office:value-type="float" office:value="10591276" calcext:value-type="float">
            <text:p>10591276</text:p>
          </table:table-cell>
          <table:table-cell table:formula="of:=[.A664]/1000/(60*60*24)" office:value-type="time" office:time-value="PT02H56M31.276S" calcext:value-type="time">
            <text:p>02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46.06" calcext:value-type="float">
            <text:p>746.06</text:p>
          </table:table-cell>
          <table:table-cell office:value-type="float" office:value="956.47" calcext:value-type="float">
            <text:p>956.47</text:p>
          </table:table-cell>
        </table:table-row>
        <table:table-row table:style-name="ro1">
          <table:table-cell office:value-type="float" office:value="10607276" calcext:value-type="float">
            <text:p>10607276</text:p>
          </table:table-cell>
          <table:table-cell table:formula="of:=[.A665]/1000/(60*60*24)" office:value-type="time" office:time-value="PT02H56M47.276S" calcext:value-type="time">
            <text:p>02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47.15" calcext:value-type="float">
            <text:p>747.15</text:p>
          </table:table-cell>
          <table:table-cell office:value-type="float" office:value="957.83" calcext:value-type="float">
            <text:p>957.83</text:p>
          </table:table-cell>
        </table:table-row>
        <table:table-row table:style-name="ro1">
          <table:table-cell office:value-type="float" office:value="10623276" calcext:value-type="float">
            <text:p>10623276</text:p>
          </table:table-cell>
          <table:table-cell table:formula="of:=[.A666]/1000/(60*60*24)" office:value-type="time" office:time-value="PT02H57M03.276S" calcext:value-type="time">
            <text:p>02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48.25" calcext:value-type="float">
            <text:p>748.25</text:p>
          </table:table-cell>
          <table:table-cell office:value-type="float" office:value="959.19" calcext:value-type="float">
            <text:p>959.19</text:p>
          </table:table-cell>
        </table:table-row>
        <table:table-row table:style-name="ro1">
          <table:table-cell office:value-type="float" office:value="10639276" calcext:value-type="float">
            <text:p>10639276</text:p>
          </table:table-cell>
          <table:table-cell table:formula="of:=[.A667]/1000/(60*60*24)" office:value-type="time" office:time-value="PT02H57M19.276S" calcext:value-type="time">
            <text:p>02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49.34" calcext:value-type="float">
            <text:p>749.34</text:p>
          </table:table-cell>
          <table:table-cell office:value-type="float" office:value="960.55" calcext:value-type="float">
            <text:p>960.55</text:p>
          </table:table-cell>
        </table:table-row>
        <table:table-row table:style-name="ro1">
          <table:table-cell office:value-type="float" office:value="10655276" calcext:value-type="float">
            <text:p>10655276</text:p>
          </table:table-cell>
          <table:table-cell table:formula="of:=[.A668]/1000/(60*60*24)" office:value-type="time" office:time-value="PT02H57M35.276S" calcext:value-type="time">
            <text:p>02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50.44" calcext:value-type="float">
            <text:p>750.44</text:p>
          </table:table-cell>
          <table:table-cell office:value-type="float" office:value="961.91" calcext:value-type="float">
            <text:p>961.91</text:p>
          </table:table-cell>
        </table:table-row>
        <table:table-row table:style-name="ro1">
          <table:table-cell office:value-type="float" office:value="10671275" calcext:value-type="float">
            <text:p>10671275</text:p>
          </table:table-cell>
          <table:table-cell table:formula="of:=[.A669]/1000/(60*60*24)" office:value-type="time" office:time-value="PT02H57M51.275S" calcext:value-type="time">
            <text:p>02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51.53" calcext:value-type="float">
            <text:p>751.53</text:p>
          </table:table-cell>
          <table:table-cell office:value-type="float" office:value="963.27" calcext:value-type="float">
            <text:p>963.27</text:p>
          </table:table-cell>
        </table:table-row>
        <table:table-row table:style-name="ro1">
          <table:table-cell office:value-type="float" office:value="10687276" calcext:value-type="float">
            <text:p>10687276</text:p>
          </table:table-cell>
          <table:table-cell table:formula="of:=[.A670]/1000/(60*60*24)" office:value-type="time" office:time-value="PT02H58M07.276S" calcext:value-type="time">
            <text:p>02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52.62" calcext:value-type="float">
            <text:p>752.62</text:p>
          </table:table-cell>
          <table:table-cell office:value-type="float" office:value="964.63" calcext:value-type="float">
            <text:p>964.63</text:p>
          </table:table-cell>
        </table:table-row>
        <table:table-row table:style-name="ro1">
          <table:table-cell office:value-type="float" office:value="10703276" calcext:value-type="float">
            <text:p>10703276</text:p>
          </table:table-cell>
          <table:table-cell table:formula="of:=[.A671]/1000/(60*60*24)" office:value-type="time" office:time-value="PT02H58M23.276S" calcext:value-type="time">
            <text:p>02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53.72" calcext:value-type="float">
            <text:p>753.72</text:p>
          </table:table-cell>
          <table:table-cell office:value-type="float" office:value="965.99" calcext:value-type="float">
            <text:p>965.99</text:p>
          </table:table-cell>
        </table:table-row>
        <table:table-row table:style-name="ro1">
          <table:table-cell office:value-type="float" office:value="10719276" calcext:value-type="float">
            <text:p>10719276</text:p>
          </table:table-cell>
          <table:table-cell table:formula="of:=[.A672]/1000/(60*60*24)" office:value-type="time" office:time-value="PT02H58M39.276S" calcext:value-type="time">
            <text:p>02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54.81" calcext:value-type="float">
            <text:p>754.81</text:p>
          </table:table-cell>
          <table:table-cell office:value-type="float" office:value="967.34" calcext:value-type="float">
            <text:p>967.34</text:p>
          </table:table-cell>
        </table:table-row>
        <table:table-row table:style-name="ro1">
          <table:table-cell office:value-type="float" office:value="10735276" calcext:value-type="float">
            <text:p>10735276</text:p>
          </table:table-cell>
          <table:table-cell table:formula="of:=[.A673]/1000/(60*60*24)" office:value-type="time" office:time-value="PT02H58M55.276S" calcext:value-type="time">
            <text:p>02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55.9" calcext:value-type="float">
            <text:p>755.9</text:p>
          </table:table-cell>
          <table:table-cell office:value-type="float" office:value="968.7" calcext:value-type="float">
            <text:p>968.7</text:p>
          </table:table-cell>
        </table:table-row>
        <table:table-row table:style-name="ro1">
          <table:table-cell office:value-type="float" office:value="10751276" calcext:value-type="float">
            <text:p>10751276</text:p>
          </table:table-cell>
          <table:table-cell table:formula="of:=[.A674]/1000/(60*60*24)" office:value-type="time" office:time-value="PT02H59M11.276S" calcext:value-type="time">
            <text:p>02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57" calcext:value-type="float">
            <text:p>757</text:p>
          </table:table-cell>
          <table:table-cell office:value-type="float" office:value="970.06" calcext:value-type="float">
            <text:p>970.06</text:p>
          </table:table-cell>
        </table:table-row>
        <table:table-row table:style-name="ro1">
          <table:table-cell office:value-type="float" office:value="10767276" calcext:value-type="float">
            <text:p>10767276</text:p>
          </table:table-cell>
          <table:table-cell table:formula="of:=[.A675]/1000/(60*60*24)" office:value-type="time" office:time-value="PT02H59M27.276S" calcext:value-type="time">
            <text:p>02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758.09" calcext:value-type="float">
            <text:p>758.09</text:p>
          </table:table-cell>
          <table:table-cell office:value-type="float" office:value="971.42" calcext:value-type="float">
            <text:p>971.42</text:p>
          </table:table-cell>
        </table:table-row>
        <table:table-row table:style-name="ro1">
          <table:table-cell office:value-type="float" office:value="10783276" calcext:value-type="float">
            <text:p>10783276</text:p>
          </table:table-cell>
          <table:table-cell table:formula="of:=[.A676]/1000/(60*60*24)" office:value-type="time" office:time-value="PT02H59M43.276S" calcext:value-type="time">
            <text:p>02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59.19" calcext:value-type="float">
            <text:p>759.19</text:p>
          </table:table-cell>
          <table:table-cell office:value-type="float" office:value="972.78" calcext:value-type="float">
            <text:p>972.78</text:p>
          </table:table-cell>
        </table:table-row>
        <table:table-row table:style-name="ro1">
          <table:table-cell office:value-type="float" office:value="10799276" calcext:value-type="float">
            <text:p>10799276</text:p>
          </table:table-cell>
          <table:table-cell table:formula="of:=[.A677]/1000/(60*60*24)" office:value-type="time" office:time-value="PT02H59M59.276S" calcext:value-type="time">
            <text:p>02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60.28" calcext:value-type="float">
            <text:p>760.28</text:p>
          </table:table-cell>
          <table:table-cell office:value-type="float" office:value="974.14" calcext:value-type="float">
            <text:p>974.14</text:p>
          </table:table-cell>
        </table:table-row>
        <table:table-row table:style-name="ro1">
          <table:table-cell office:value-type="float" office:value="10815276" calcext:value-type="float">
            <text:p>10815276</text:p>
          </table:table-cell>
          <table:table-cell table:formula="of:=[.A678]/1000/(60*60*24)" office:value-type="time" office:time-value="PT03H00M15.276S" calcext:value-type="time">
            <text:p>03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61.37" calcext:value-type="float">
            <text:p>761.37</text:p>
          </table:table-cell>
          <table:table-cell office:value-type="float" office:value="975.49" calcext:value-type="float">
            <text:p>975.49</text:p>
          </table:table-cell>
        </table:table-row>
        <table:table-row table:style-name="ro1">
          <table:table-cell office:value-type="float" office:value="10831276" calcext:value-type="float">
            <text:p>10831276</text:p>
          </table:table-cell>
          <table:table-cell table:formula="of:=[.A679]/1000/(60*60*24)" office:value-type="time" office:time-value="PT03H00M31.276S" calcext:value-type="time">
            <text:p>03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62.47" calcext:value-type="float">
            <text:p>762.47</text:p>
          </table:table-cell>
          <table:table-cell office:value-type="float" office:value="976.85" calcext:value-type="float">
            <text:p>976.85</text:p>
          </table:table-cell>
        </table:table-row>
        <table:table-row table:style-name="ro1">
          <table:table-cell office:value-type="float" office:value="10847276" calcext:value-type="float">
            <text:p>10847276</text:p>
          </table:table-cell>
          <table:table-cell table:formula="of:=[.A680]/1000/(60*60*24)" office:value-type="time" office:time-value="PT03H00M47.276S" calcext:value-type="time">
            <text:p>03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63.56" calcext:value-type="float">
            <text:p>763.56</text:p>
          </table:table-cell>
          <table:table-cell office:value-type="float" office:value="978.21" calcext:value-type="float">
            <text:p>978.21</text:p>
          </table:table-cell>
        </table:table-row>
        <table:table-row table:style-name="ro1">
          <table:table-cell office:value-type="float" office:value="10863276" calcext:value-type="float">
            <text:p>10863276</text:p>
          </table:table-cell>
          <table:table-cell table:formula="of:=[.A681]/1000/(60*60*24)" office:value-type="time" office:time-value="PT03H01M03.276S" calcext:value-type="time">
            <text:p>03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64.65" calcext:value-type="float">
            <text:p>764.65</text:p>
          </table:table-cell>
          <table:table-cell office:value-type="float" office:value="979.57" calcext:value-type="float">
            <text:p>979.57</text:p>
          </table:table-cell>
        </table:table-row>
        <table:table-row table:style-name="ro1">
          <table:table-cell office:value-type="float" office:value="10879276" calcext:value-type="float">
            <text:p>10879276</text:p>
          </table:table-cell>
          <table:table-cell table:formula="of:=[.A682]/1000/(60*60*24)" office:value-type="time" office:time-value="PT03H01M19.276S" calcext:value-type="time">
            <text:p>03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65.75" calcext:value-type="float">
            <text:p>765.75</text:p>
          </table:table-cell>
          <table:table-cell office:value-type="float" office:value="980.93" calcext:value-type="float">
            <text:p>980.93</text:p>
          </table:table-cell>
        </table:table-row>
        <table:table-row table:style-name="ro1">
          <table:table-cell office:value-type="float" office:value="10895276" calcext:value-type="float">
            <text:p>10895276</text:p>
          </table:table-cell>
          <table:table-cell table:formula="of:=[.A683]/1000/(60*60*24)" office:value-type="time" office:time-value="PT03H01M35.276S" calcext:value-type="time">
            <text:p>03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66.84" calcext:value-type="float">
            <text:p>766.84</text:p>
          </table:table-cell>
          <table:table-cell office:value-type="float" office:value="982.29" calcext:value-type="float">
            <text:p>982.29</text:p>
          </table:table-cell>
        </table:table-row>
        <table:table-row table:style-name="ro1">
          <table:table-cell office:value-type="float" office:value="10911275" calcext:value-type="float">
            <text:p>10911275</text:p>
          </table:table-cell>
          <table:table-cell table:formula="of:=[.A684]/1000/(60*60*24)" office:value-type="time" office:time-value="PT03H01M51.275S" calcext:value-type="time">
            <text:p>03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67.94" calcext:value-type="float">
            <text:p>767.94</text:p>
          </table:table-cell>
          <table:table-cell office:value-type="float" office:value="983.64" calcext:value-type="float">
            <text:p>983.64</text:p>
          </table:table-cell>
        </table:table-row>
        <table:table-row table:style-name="ro1">
          <table:table-cell office:value-type="float" office:value="10927276" calcext:value-type="float">
            <text:p>10927276</text:p>
          </table:table-cell>
          <table:table-cell table:formula="of:=[.A685]/1000/(60*60*24)" office:value-type="time" office:time-value="PT03H02M07.276S" calcext:value-type="time">
            <text:p>03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769.03" calcext:value-type="float">
            <text:p>769.0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943276" calcext:value-type="float">
            <text:p>10943276</text:p>
          </table:table-cell>
          <table:table-cell table:formula="of:=[.A686]/1000/(60*60*24)" office:value-type="time" office:time-value="PT03H02M23.276S" calcext:value-type="time">
            <text:p>03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0.12" calcext:value-type="float">
            <text:p>770.12</text:p>
          </table:table-cell>
          <table:table-cell office:value-type="float" office:value="986.36" calcext:value-type="float">
            <text:p>986.36</text:p>
          </table:table-cell>
        </table:table-row>
        <table:table-row table:style-name="ro1">
          <table:table-cell office:value-type="float" office:value="10959276" calcext:value-type="float">
            <text:p>10959276</text:p>
          </table:table-cell>
          <table:table-cell table:formula="of:=[.A687]/1000/(60*60*24)" office:value-type="time" office:time-value="PT03H02M39.276S" calcext:value-type="time">
            <text:p>03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71.22" calcext:value-type="float">
            <text:p>771.22</text:p>
          </table:table-cell>
          <table:table-cell office:value-type="float" office:value="987.72" calcext:value-type="float">
            <text:p>987.72</text:p>
          </table:table-cell>
        </table:table-row>
        <table:table-row table:style-name="ro1">
          <table:table-cell office:value-type="float" office:value="10975276" calcext:value-type="float">
            <text:p>10975276</text:p>
          </table:table-cell>
          <table:table-cell table:formula="of:=[.A688]/1000/(60*60*24)" office:value-type="time" office:time-value="PT03H02M55.276S" calcext:value-type="time">
            <text:p>03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2.31" calcext:value-type="float">
            <text:p>772.31</text:p>
          </table:table-cell>
          <table:table-cell office:value-type="float" office:value="989.08" calcext:value-type="float">
            <text:p>989.08</text:p>
          </table:table-cell>
        </table:table-row>
        <table:table-row table:style-name="ro1">
          <table:table-cell office:value-type="float" office:value="10991276" calcext:value-type="float">
            <text:p>10991276</text:p>
          </table:table-cell>
          <table:table-cell table:formula="of:=[.A689]/1000/(60*60*24)" office:value-type="time" office:time-value="PT03H03M11.276S" calcext:value-type="time">
            <text:p>03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3.4" calcext:value-type="float">
            <text:p>773.4</text:p>
          </table:table-cell>
          <table:table-cell office:value-type="float" office:value="990.43" calcext:value-type="float">
            <text:p>990.43</text:p>
          </table:table-cell>
        </table:table-row>
        <table:table-row table:style-name="ro1">
          <table:table-cell office:value-type="float" office:value="11007276" calcext:value-type="float">
            <text:p>11007276</text:p>
          </table:table-cell>
          <table:table-cell table:formula="of:=[.A690]/1000/(60*60*24)" office:value-type="time" office:time-value="PT03H03M27.276S" calcext:value-type="time">
            <text:p>03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774.5" calcext:value-type="float">
            <text:p>774.5</text:p>
          </table:table-cell>
          <table:table-cell office:value-type="float" office:value="991.79" calcext:value-type="float">
            <text:p>991.79</text:p>
          </table:table-cell>
        </table:table-row>
        <table:table-row table:style-name="ro1">
          <table:table-cell office:value-type="float" office:value="11023276" calcext:value-type="float">
            <text:p>11023276</text:p>
          </table:table-cell>
          <table:table-cell table:formula="of:=[.A691]/1000/(60*60*24)" office:value-type="time" office:time-value="PT03H03M43.276S" calcext:value-type="time">
            <text:p>03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5.59" calcext:value-type="float">
            <text:p>775.59</text:p>
          </table:table-cell>
          <table:table-cell office:value-type="float" office:value="993.15" calcext:value-type="float">
            <text:p>993.15</text:p>
          </table:table-cell>
        </table:table-row>
        <table:table-row table:style-name="ro1">
          <table:table-cell office:value-type="float" office:value="11039276" calcext:value-type="float">
            <text:p>11039276</text:p>
          </table:table-cell>
          <table:table-cell table:formula="of:=[.A692]/1000/(60*60*24)" office:value-type="time" office:time-value="PT03H03M59.276S" calcext:value-type="time">
            <text:p>03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776.69" calcext:value-type="float">
            <text:p>776.69</text:p>
          </table:table-cell>
          <table:table-cell office:value-type="float" office:value="994.5" calcext:value-type="float">
            <text:p>994.5</text:p>
          </table:table-cell>
        </table:table-row>
        <table:table-row table:style-name="ro1">
          <table:table-cell office:value-type="float" office:value="11055276" calcext:value-type="float">
            <text:p>11055276</text:p>
          </table:table-cell>
          <table:table-cell table:formula="of:=[.A693]/1000/(60*60*24)" office:value-type="time" office:time-value="PT03H04M15.276S" calcext:value-type="time">
            <text:p>03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7.78" calcext:value-type="float">
            <text:p>777.78</text:p>
          </table:table-cell>
          <table:table-cell office:value-type="float" office:value="995.86" calcext:value-type="float">
            <text:p>995.86</text:p>
          </table:table-cell>
        </table:table-row>
        <table:table-row table:style-name="ro1">
          <table:table-cell office:value-type="float" office:value="11071276" calcext:value-type="float">
            <text:p>11071276</text:p>
          </table:table-cell>
          <table:table-cell table:formula="of:=[.A694]/1000/(60*60*24)" office:value-type="time" office:time-value="PT03H04M31.276S" calcext:value-type="time">
            <text:p>03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8.87" calcext:value-type="float">
            <text:p>778.87</text:p>
          </table:table-cell>
          <table:table-cell office:value-type="float" office:value="997.22" calcext:value-type="float">
            <text:p>997.22</text:p>
          </table:table-cell>
        </table:table-row>
        <table:table-row table:style-name="ro1">
          <table:table-cell office:value-type="float" office:value="11087276" calcext:value-type="float">
            <text:p>11087276</text:p>
          </table:table-cell>
          <table:table-cell table:formula="of:=[.A695]/1000/(60*60*24)" office:value-type="time" office:time-value="PT03H04M47.276S" calcext:value-type="time">
            <text:p>03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79.97" calcext:value-type="float">
            <text:p>779.97</text:p>
          </table:table-cell>
          <table:table-cell office:value-type="float" office:value="998.57" calcext:value-type="float">
            <text:p>998.57</text:p>
          </table:table-cell>
        </table:table-row>
        <table:table-row table:style-name="ro1">
          <table:table-cell office:value-type="float" office:value="11103276" calcext:value-type="float">
            <text:p>11103276</text:p>
          </table:table-cell>
          <table:table-cell table:formula="of:=[.A696]/1000/(60*60*24)" office:value-type="time" office:time-value="PT03H05M03.276S" calcext:value-type="time">
            <text:p>03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781.06" calcext:value-type="float">
            <text:p>781.06</text:p>
          </table:table-cell>
          <table:table-cell office:value-type="float" office:value="999.93" calcext:value-type="float">
            <text:p>999.93</text:p>
          </table:table-cell>
        </table:table-row>
        <table:table-row table:style-name="ro1">
          <table:table-cell office:value-type="float" office:value="11119276" calcext:value-type="float">
            <text:p>11119276</text:p>
          </table:table-cell>
          <table:table-cell table:formula="of:=[.A697]/1000/(60*60*24)" office:value-type="time" office:time-value="PT03H05M19.276S" calcext:value-type="time">
            <text:p>03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2.15" calcext:value-type="float">
            <text:p>782.15</text:p>
          </table:table-cell>
          <table:table-cell office:value-type="float" office:value="1001.29" calcext:value-type="float">
            <text:p>1001.29</text:p>
          </table:table-cell>
        </table:table-row>
        <table:table-row table:style-name="ro1">
          <table:table-cell office:value-type="float" office:value="11135276" calcext:value-type="float">
            <text:p>11135276</text:p>
          </table:table-cell>
          <table:table-cell table:formula="of:=[.A698]/1000/(60*60*24)" office:value-type="time" office:time-value="PT03H05M35.276S" calcext:value-type="time">
            <text:p>03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3.25" calcext:value-type="float">
            <text:p>783.25</text:p>
          </table:table-cell>
          <table:table-cell office:value-type="float" office:value="1002.65" calcext:value-type="float">
            <text:p>1002.65</text:p>
          </table:table-cell>
        </table:table-row>
        <table:table-row table:style-name="ro1">
          <table:table-cell office:value-type="float" office:value="11151276" calcext:value-type="float">
            <text:p>11151276</text:p>
          </table:table-cell>
          <table:table-cell table:formula="of:=[.A699]/1000/(60*60*24)" office:value-type="time" office:time-value="PT03H05M51.276S" calcext:value-type="time">
            <text:p>03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4.34" calcext:value-type="float">
            <text:p>784.3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1167276" calcext:value-type="float">
            <text:p>11167276</text:p>
          </table:table-cell>
          <table:table-cell table:formula="of:=[.A700]/1000/(60*60*24)" office:value-type="time" office:time-value="PT03H06M07.276S" calcext:value-type="time">
            <text:p>03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5.43" calcext:value-type="float">
            <text:p>785.43</text:p>
          </table:table-cell>
          <table:table-cell office:value-type="float" office:value="1005.36" calcext:value-type="float">
            <text:p>1005.36</text:p>
          </table:table-cell>
        </table:table-row>
        <table:table-row table:style-name="ro1">
          <table:table-cell office:value-type="float" office:value="11183276" calcext:value-type="float">
            <text:p>11183276</text:p>
          </table:table-cell>
          <table:table-cell table:formula="of:=[.A701]/1000/(60*60*24)" office:value-type="time" office:time-value="PT03H06M23.276S" calcext:value-type="time">
            <text:p>03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6.53" calcext:value-type="float">
            <text:p>786.53</text:p>
          </table:table-cell>
          <table:table-cell office:value-type="float" office:value="1006.72" calcext:value-type="float">
            <text:p>1006.72</text:p>
          </table:table-cell>
        </table:table-row>
        <table:table-row table:style-name="ro1">
          <table:table-cell office:value-type="float" office:value="11199276" calcext:value-type="float">
            <text:p>11199276</text:p>
          </table:table-cell>
          <table:table-cell table:formula="of:=[.A702]/1000/(60*60*24)" office:value-type="time" office:time-value="PT03H06M39.276S" calcext:value-type="time">
            <text:p>03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7.62" calcext:value-type="float">
            <text:p>787.62</text:p>
          </table:table-cell>
          <table:table-cell office:value-type="float" office:value="1008.07" calcext:value-type="float">
            <text:p>1008.07</text:p>
          </table:table-cell>
        </table:table-row>
        <table:table-row table:style-name="ro1">
          <table:table-cell office:value-type="float" office:value="11215276" calcext:value-type="float">
            <text:p>11215276</text:p>
          </table:table-cell>
          <table:table-cell table:formula="of:=[.A703]/1000/(60*60*24)" office:value-type="time" office:time-value="PT03H06M55.276S" calcext:value-type="time">
            <text:p>03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8.71" calcext:value-type="float">
            <text:p>788.71</text:p>
          </table:table-cell>
          <table:table-cell office:value-type="float" office:value="1009.43" calcext:value-type="float">
            <text:p>1009.43</text:p>
          </table:table-cell>
        </table:table-row>
        <table:table-row table:style-name="ro1">
          <table:table-cell office:value-type="float" office:value="11231276" calcext:value-type="float">
            <text:p>11231276</text:p>
          </table:table-cell>
          <table:table-cell table:formula="of:=[.A704]/1000/(60*60*24)" office:value-type="time" office:time-value="PT03H07M11.276S" calcext:value-type="time">
            <text:p>03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89.81" calcext:value-type="float">
            <text:p>789.81</text:p>
          </table:table-cell>
          <table:table-cell office:value-type="float" office:value="1010.79" calcext:value-type="float">
            <text:p>1010.79</text:p>
          </table:table-cell>
        </table:table-row>
        <table:table-row table:style-name="ro1">
          <table:table-cell office:value-type="float" office:value="11247276" calcext:value-type="float">
            <text:p>11247276</text:p>
          </table:table-cell>
          <table:table-cell table:formula="of:=[.A705]/1000/(60*60*24)" office:value-type="time" office:time-value="PT03H07M27.276S" calcext:value-type="time">
            <text:p>03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0.9" calcext:value-type="float">
            <text:p>790.9</text:p>
          </table:table-cell>
          <table:table-cell office:value-type="float" office:value="1012.14" calcext:value-type="float">
            <text:p>1012.14</text:p>
          </table:table-cell>
        </table:table-row>
        <table:table-row table:style-name="ro1">
          <table:table-cell office:value-type="float" office:value="11263276" calcext:value-type="float">
            <text:p>11263276</text:p>
          </table:table-cell>
          <table:table-cell table:formula="of:=[.A706]/1000/(60*60*24)" office:value-type="time" office:time-value="PT03H07M43.276S" calcext:value-type="time">
            <text:p>03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2" calcext:value-type="float">
            <text:p>792</text:p>
          </table:table-cell>
          <table:table-cell office:value-type="float" office:value="1013.5" calcext:value-type="float">
            <text:p>1013.5</text:p>
          </table:table-cell>
        </table:table-row>
        <table:table-row table:style-name="ro1">
          <table:table-cell office:value-type="float" office:value="11279276" calcext:value-type="float">
            <text:p>11279276</text:p>
          </table:table-cell>
          <table:table-cell table:formula="of:=[.A707]/1000/(60*60*24)" office:value-type="time" office:time-value="PT03H07M59.276S" calcext:value-type="time">
            <text:p>03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3.09" calcext:value-type="float">
            <text:p>793.09</text:p>
          </table:table-cell>
          <table:table-cell office:value-type="float" office:value="1014.85" calcext:value-type="float">
            <text:p>1014.85</text:p>
          </table:table-cell>
        </table:table-row>
        <table:table-row table:style-name="ro1">
          <table:table-cell office:value-type="float" office:value="11295276" calcext:value-type="float">
            <text:p>11295276</text:p>
          </table:table-cell>
          <table:table-cell table:formula="of:=[.A708]/1000/(60*60*24)" office:value-type="time" office:time-value="PT03H08M15.276S" calcext:value-type="time">
            <text:p>03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4.18" calcext:value-type="float">
            <text:p>794.18</text:p>
          </table:table-cell>
          <table:table-cell office:value-type="float" office:value="1016.21" calcext:value-type="float">
            <text:p>1016.21</text:p>
          </table:table-cell>
        </table:table-row>
        <table:table-row table:style-name="ro1">
          <table:table-cell office:value-type="float" office:value="11311276" calcext:value-type="float">
            <text:p>11311276</text:p>
          </table:table-cell>
          <table:table-cell table:formula="of:=[.A709]/1000/(60*60*24)" office:value-type="time" office:time-value="PT03H08M31.276S" calcext:value-type="time">
            <text:p>03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5.28" calcext:value-type="float">
            <text:p>795.28</text:p>
          </table:table-cell>
          <table:table-cell office:value-type="float" office:value="1017.57" calcext:value-type="float">
            <text:p>1017.57</text:p>
          </table:table-cell>
        </table:table-row>
        <table:table-row table:style-name="ro1">
          <table:table-cell office:value-type="float" office:value="11327276" calcext:value-type="float">
            <text:p>11327276</text:p>
          </table:table-cell>
          <table:table-cell table:formula="of:=[.A710]/1000/(60*60*24)" office:value-type="time" office:time-value="PT03H08M47.276S" calcext:value-type="time">
            <text:p>03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6.37" calcext:value-type="float">
            <text:p>796.37</text:p>
          </table:table-cell>
          <table:table-cell office:value-type="float" office:value="1018.92" calcext:value-type="float">
            <text:p>1018.92</text:p>
          </table:table-cell>
        </table:table-row>
        <table:table-row table:style-name="ro1">
          <table:table-cell office:value-type="float" office:value="11343276" calcext:value-type="float">
            <text:p>11343276</text:p>
          </table:table-cell>
          <table:table-cell table:formula="of:=[.A711]/1000/(60*60*24)" office:value-type="time" office:time-value="PT03H09M03.276S" calcext:value-type="time">
            <text:p>03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97.46" calcext:value-type="float">
            <text:p>797.46</text:p>
          </table:table-cell>
          <table:table-cell office:value-type="float" office:value="1020.28" calcext:value-type="float">
            <text:p>1020.28</text:p>
          </table:table-cell>
        </table:table-row>
        <table:table-row table:style-name="ro1">
          <table:table-cell office:value-type="float" office:value="11359276" calcext:value-type="float">
            <text:p>11359276</text:p>
          </table:table-cell>
          <table:table-cell table:formula="of:=[.A712]/1000/(60*60*24)" office:value-type="time" office:time-value="PT03H09M19.276S" calcext:value-type="time">
            <text:p>03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798.55" calcext:value-type="float">
            <text:p>798.55</text:p>
          </table:table-cell>
          <table:table-cell office:value-type="float" office:value="1021.64" calcext:value-type="float">
            <text:p>1021.64</text:p>
          </table:table-cell>
        </table:table-row>
        <table:table-row table:style-name="ro1">
          <table:table-cell office:value-type="float" office:value="11375276" calcext:value-type="float">
            <text:p>11375276</text:p>
          </table:table-cell>
          <table:table-cell table:formula="of:=[.A713]/1000/(60*60*24)" office:value-type="time" office:time-value="PT03H09M35.276S" calcext:value-type="time">
            <text:p>03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99.65" calcext:value-type="float">
            <text:p>799.65</text:p>
          </table:table-cell>
          <table:table-cell office:value-type="float" office:value="1022.99" calcext:value-type="float">
            <text:p>1022.99</text:p>
          </table:table-cell>
        </table:table-row>
        <table:table-row table:style-name="ro1">
          <table:table-cell office:value-type="float" office:value="11391276" calcext:value-type="float">
            <text:p>11391276</text:p>
          </table:table-cell>
          <table:table-cell table:formula="of:=[.A714]/1000/(60*60*24)" office:value-type="time" office:time-value="PT03H09M51.276S" calcext:value-type="time">
            <text:p>03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0.74" calcext:value-type="float">
            <text:p>800.74</text:p>
          </table:table-cell>
          <table:table-cell office:value-type="float" office:value="1024.35" calcext:value-type="float">
            <text:p>1024.35</text:p>
          </table:table-cell>
        </table:table-row>
        <table:table-row table:style-name="ro1">
          <table:table-cell office:value-type="float" office:value="11407276" calcext:value-type="float">
            <text:p>11407276</text:p>
          </table:table-cell>
          <table:table-cell table:formula="of:=[.A715]/1000/(60*60*24)" office:value-type="time" office:time-value="PT03H10M07.276S" calcext:value-type="time">
            <text:p>03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1.83" calcext:value-type="float">
            <text:p>801.83</text:p>
          </table:table-cell>
          <table:table-cell office:value-type="float" office:value="1025.7" calcext:value-type="float">
            <text:p>1025.7</text:p>
          </table:table-cell>
        </table:table-row>
        <table:table-row table:style-name="ro1">
          <table:table-cell office:value-type="float" office:value="11423276" calcext:value-type="float">
            <text:p>11423276</text:p>
          </table:table-cell>
          <table:table-cell table:formula="of:=[.A716]/1000/(60*60*24)" office:value-type="time" office:time-value="PT03H10M23.276S" calcext:value-type="time">
            <text:p>03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802.93" calcext:value-type="float">
            <text:p>802.93</text:p>
          </table:table-cell>
          <table:table-cell office:value-type="float" office:value="1027.06" calcext:value-type="float">
            <text:p>1027.06</text:p>
          </table:table-cell>
        </table:table-row>
        <table:table-row table:style-name="ro1">
          <table:table-cell office:value-type="float" office:value="11439276" calcext:value-type="float">
            <text:p>11439276</text:p>
          </table:table-cell>
          <table:table-cell table:formula="of:=[.A717]/1000/(60*60*24)" office:value-type="time" office:time-value="PT03H10M39.276S" calcext:value-type="time">
            <text:p>03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4.02" calcext:value-type="float">
            <text:p>804.02</text:p>
          </table:table-cell>
          <table:table-cell office:value-type="float" office:value="1028.41" calcext:value-type="float">
            <text:p>1028.41</text:p>
          </table:table-cell>
        </table:table-row>
        <table:table-row table:style-name="ro1">
          <table:table-cell office:value-type="float" office:value="11455276" calcext:value-type="float">
            <text:p>11455276</text:p>
          </table:table-cell>
          <table:table-cell table:formula="of:=[.A718]/1000/(60*60*24)" office:value-type="time" office:time-value="PT03H10M55.276S" calcext:value-type="time">
            <text:p>03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5.11" calcext:value-type="float">
            <text:p>805.11</text:p>
          </table:table-cell>
          <table:table-cell office:value-type="float" office:value="1029.77" calcext:value-type="float">
            <text:p>1029.77</text:p>
          </table:table-cell>
        </table:table-row>
        <table:table-row table:style-name="ro1">
          <table:table-cell office:value-type="float" office:value="11471276" calcext:value-type="float">
            <text:p>11471276</text:p>
          </table:table-cell>
          <table:table-cell table:formula="of:=[.A719]/1000/(60*60*24)" office:value-type="time" office:time-value="PT03H11M11.276S" calcext:value-type="time">
            <text:p>03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6.21" calcext:value-type="float">
            <text:p>806.21</text:p>
          </table:table-cell>
          <table:table-cell office:value-type="float" office:value="1031.13" calcext:value-type="float">
            <text:p>1031.13</text:p>
          </table:table-cell>
        </table:table-row>
        <table:table-row table:style-name="ro1">
          <table:table-cell office:value-type="float" office:value="11487276" calcext:value-type="float">
            <text:p>11487276</text:p>
          </table:table-cell>
          <table:table-cell table:formula="of:=[.A720]/1000/(60*60*24)" office:value-type="time" office:time-value="PT03H11M27.276S" calcext:value-type="time">
            <text:p>03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7.3" calcext:value-type="float">
            <text:p>807.3</text:p>
          </table:table-cell>
          <table:table-cell office:value-type="float" office:value="1032.48" calcext:value-type="float">
            <text:p>1032.48</text:p>
          </table:table-cell>
        </table:table-row>
        <table:table-row table:style-name="ro1">
          <table:table-cell office:value-type="float" office:value="11503276" calcext:value-type="float">
            <text:p>11503276</text:p>
          </table:table-cell>
          <table:table-cell table:formula="of:=[.A721]/1000/(60*60*24)" office:value-type="time" office:time-value="PT03H11M43.276S" calcext:value-type="time">
            <text:p>03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8.39" calcext:value-type="float">
            <text:p>808.39</text:p>
          </table:table-cell>
          <table:table-cell office:value-type="float" office:value="1033.84" calcext:value-type="float">
            <text:p>1033.84</text:p>
          </table:table-cell>
        </table:table-row>
        <table:table-row table:style-name="ro1">
          <table:table-cell office:value-type="float" office:value="11519276" calcext:value-type="float">
            <text:p>11519276</text:p>
          </table:table-cell>
          <table:table-cell table:formula="of:=[.A722]/1000/(60*60*24)" office:value-type="time" office:time-value="PT03H11M59.276S" calcext:value-type="time">
            <text:p>03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09.48" calcext:value-type="float">
            <text:p>809.48</text:p>
          </table:table-cell>
          <table:table-cell office:value-type="float" office:value="1035.19" calcext:value-type="float">
            <text:p>1035.19</text:p>
          </table:table-cell>
        </table:table-row>
        <table:table-row table:style-name="ro1">
          <table:table-cell office:value-type="float" office:value="11535276" calcext:value-type="float">
            <text:p>11535276</text:p>
          </table:table-cell>
          <table:table-cell table:formula="of:=[.A723]/1000/(60*60*24)" office:value-type="time" office:time-value="PT03H12M15.276S" calcext:value-type="time">
            <text:p>03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10.58" calcext:value-type="float">
            <text:p>810.58</text:p>
          </table:table-cell>
          <table:table-cell office:value-type="float" office:value="1036.55" calcext:value-type="float">
            <text:p>1036.55</text:p>
          </table:table-cell>
        </table:table-row>
        <table:table-row table:style-name="ro1">
          <table:table-cell office:value-type="float" office:value="11551276" calcext:value-type="float">
            <text:p>11551276</text:p>
          </table:table-cell>
          <table:table-cell table:formula="of:=[.A724]/1000/(60*60*24)" office:value-type="time" office:time-value="PT03H12M31.276S" calcext:value-type="time">
            <text:p>03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811.67" calcext:value-type="float">
            <text:p>811.67</text:p>
          </table:table-cell>
          <table:table-cell office:value-type="float" office:value="1037.9" calcext:value-type="float">
            <text:p>1037.9</text:p>
          </table:table-cell>
        </table:table-row>
        <table:table-row table:style-name="ro1">
          <table:table-cell office:value-type="float" office:value="11567276" calcext:value-type="float">
            <text:p>11567276</text:p>
          </table:table-cell>
          <table:table-cell table:formula="of:=[.A725]/1000/(60*60*24)" office:value-type="time" office:time-value="PT03H12M47.276S" calcext:value-type="time">
            <text:p>03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12.76" calcext:value-type="float">
            <text:p>812.76</text:p>
          </table:table-cell>
          <table:table-cell office:value-type="float" office:value="1039.26" calcext:value-type="float">
            <text:p>1039.26</text:p>
          </table:table-cell>
        </table:table-row>
        <table:table-row table:style-name="ro1">
          <table:table-cell office:value-type="float" office:value="11583276" calcext:value-type="float">
            <text:p>11583276</text:p>
          </table:table-cell>
          <table:table-cell table:formula="of:=[.A726]/1000/(60*60*24)" office:value-type="time" office:time-value="PT03H13M03.276S" calcext:value-type="time">
            <text:p>03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813.85" calcext:value-type="float">
            <text:p>813.85</text:p>
          </table:table-cell>
          <table:table-cell office:value-type="float" office:value="1040.61" calcext:value-type="float">
            <text:p>1040.61</text:p>
          </table:table-cell>
        </table:table-row>
        <table:table-row table:style-name="ro1">
          <table:table-cell office:value-type="float" office:value="11599276" calcext:value-type="float">
            <text:p>11599276</text:p>
          </table:table-cell>
          <table:table-cell table:formula="of:=[.A727]/1000/(60*60*24)" office:value-type="time" office:time-value="PT03H13M19.276S" calcext:value-type="time">
            <text:p>03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14.95" calcext:value-type="float">
            <text:p>814.95</text:p>
          </table:table-cell>
          <table:table-cell office:value-type="float" office:value="1041.97" calcext:value-type="float">
            <text:p>1041.97</text:p>
          </table:table-cell>
        </table:table-row>
        <table:table-row table:style-name="ro1">
          <table:table-cell office:value-type="float" office:value="11615276" calcext:value-type="float">
            <text:p>11615276</text:p>
          </table:table-cell>
          <table:table-cell table:formula="of:=[.A728]/1000/(60*60*24)" office:value-type="time" office:time-value="PT03H13M35.276S" calcext:value-type="time">
            <text:p>03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16.04" calcext:value-type="float">
            <text:p>816.04</text:p>
          </table:table-cell>
          <table:table-cell office:value-type="float" office:value="1043.33" calcext:value-type="float">
            <text:p>1043.33</text:p>
          </table:table-cell>
        </table:table-row>
        <table:table-row table:style-name="ro1">
          <table:table-cell office:value-type="float" office:value="11631276" calcext:value-type="float">
            <text:p>11631276</text:p>
          </table:table-cell>
          <table:table-cell table:formula="of:=[.A729]/1000/(60*60*24)" office:value-type="time" office:time-value="PT03H13M51.276S" calcext:value-type="time">
            <text:p>03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817.13" calcext:value-type="float">
            <text:p>817.13</text:p>
          </table:table-cell>
          <table:table-cell office:value-type="float" office:value="1044.68" calcext:value-type="float">
            <text:p>1044.68</text:p>
          </table:table-cell>
        </table:table-row>
        <table:table-row table:style-name="ro1">
          <table:table-cell office:value-type="float" office:value="11647276" calcext:value-type="float">
            <text:p>11647276</text:p>
          </table:table-cell>
          <table:table-cell table:formula="of:=[.A730]/1000/(60*60*24)" office:value-type="time" office:time-value="PT03H14M07.276S" calcext:value-type="time">
            <text:p>03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18.23" calcext:value-type="float">
            <text:p>818.23</text:p>
          </table:table-cell>
          <table:table-cell office:value-type="float" office:value="1046.04" calcext:value-type="float">
            <text:p>1046.04</text:p>
          </table:table-cell>
        </table:table-row>
        <table:table-row table:style-name="ro1">
          <table:table-cell office:value-type="float" office:value="11663276" calcext:value-type="float">
            <text:p>11663276</text:p>
          </table:table-cell>
          <table:table-cell table:formula="of:=[.A731]/1000/(60*60*24)" office:value-type="time" office:time-value="PT03H14M23.276S" calcext:value-type="time">
            <text:p>03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6.04" calcext:value-type="float">
            <text:p>306.04</text:p>
          </table:table-cell>
          <table:table-cell office:value-type="float" office:value="819.32" calcext:value-type="float">
            <text:p>819.32</text:p>
          </table:table-cell>
          <table:table-cell office:value-type="float" office:value="1047.39" calcext:value-type="float">
            <text:p>1047.39</text:p>
          </table:table-cell>
        </table:table-row>
        <table:table-row table:style-name="ro1">
          <table:table-cell office:value-type="float" office:value="11679276" calcext:value-type="float">
            <text:p>11679276</text:p>
          </table:table-cell>
          <table:table-cell table:formula="of:=[.A732]/1000/(60*60*24)" office:value-type="time" office:time-value="PT03H14M39.276S" calcext:value-type="time">
            <text:p>03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20.41" calcext:value-type="float">
            <text:p>820.41</text:p>
          </table:table-cell>
          <table:table-cell office:value-type="float" office:value="1048.75" calcext:value-type="float">
            <text:p>1048.75</text:p>
          </table:table-cell>
        </table:table-row>
        <table:table-row table:style-name="ro1">
          <table:table-cell office:value-type="float" office:value="11695276" calcext:value-type="float">
            <text:p>11695276</text:p>
          </table:table-cell>
          <table:table-cell table:formula="of:=[.A733]/1000/(60*60*24)" office:value-type="time" office:time-value="PT03H14M55.276S" calcext:value-type="time">
            <text:p>03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21.5" calcext:value-type="float">
            <text:p>821.5</text:p>
          </table:table-cell>
          <table:table-cell office:value-type="float" office:value="1050.1" calcext:value-type="float">
            <text:p>1050.1</text:p>
          </table:table-cell>
        </table:table-row>
        <table:table-row table:style-name="ro1">
          <table:table-cell office:value-type="float" office:value="11711276" calcext:value-type="float">
            <text:p>11711276</text:p>
          </table:table-cell>
          <table:table-cell table:formula="of:=[.A734]/1000/(60*60*24)" office:value-type="time" office:time-value="PT03H15M11.276S" calcext:value-type="time">
            <text:p>03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22.6" calcext:value-type="float">
            <text:p>822.6</text:p>
          </table:table-cell>
          <table:table-cell office:value-type="float" office:value="1051.46" calcext:value-type="float">
            <text:p>1051.46</text:p>
          </table:table-cell>
        </table:table-row>
        <table:table-row table:style-name="ro1">
          <table:table-cell office:value-type="float" office:value="11727276" calcext:value-type="float">
            <text:p>11727276</text:p>
          </table:table-cell>
          <table:table-cell table:formula="of:=[.A735]/1000/(60*60*24)" office:value-type="time" office:time-value="PT03H15M27.276S" calcext:value-type="time">
            <text:p>03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823.69" calcext:value-type="float">
            <text:p>823.69</text:p>
          </table:table-cell>
          <table:table-cell office:value-type="float" office:value="1052.81" calcext:value-type="float">
            <text:p>1052.81</text:p>
          </table:table-cell>
        </table:table-row>
        <table:table-row table:style-name="ro1">
          <table:table-cell office:value-type="float" office:value="11743276" calcext:value-type="float">
            <text:p>11743276</text:p>
          </table:table-cell>
          <table:table-cell table:formula="of:=[.A736]/1000/(60*60*24)" office:value-type="time" office:time-value="PT03H15M43.276S" calcext:value-type="time">
            <text:p>03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24.78" calcext:value-type="float">
            <text:p>824.78</text:p>
          </table:table-cell>
          <table:table-cell office:value-type="float" office:value="1054.17" calcext:value-type="float">
            <text:p>1054.17</text:p>
          </table:table-cell>
        </table:table-row>
        <table:table-row table:style-name="ro1">
          <table:table-cell office:value-type="float" office:value="11759275" calcext:value-type="float">
            <text:p>11759275</text:p>
          </table:table-cell>
          <table:table-cell table:formula="of:=[.A737]/1000/(60*60*24)" office:value-type="time" office:time-value="PT03H15M59.275S" calcext:value-type="time">
            <text:p>03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825.88" calcext:value-type="float">
            <text:p>825.88</text:p>
          </table:table-cell>
          <table:table-cell office:value-type="float" office:value="1055.53" calcext:value-type="float">
            <text:p>1055.53</text:p>
          </table:table-cell>
        </table:table-row>
        <table:table-row table:style-name="ro1">
          <table:table-cell office:value-type="float" office:value="11775276" calcext:value-type="float">
            <text:p>11775276</text:p>
          </table:table-cell>
          <table:table-cell table:formula="of:=[.A738]/1000/(60*60*24)" office:value-type="time" office:time-value="PT03H16M15.276S" calcext:value-type="time">
            <text:p>03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5.92" calcext:value-type="float">
            <text:p>305.92</text:p>
          </table:table-cell>
          <table:table-cell office:value-type="float" office:value="826.97" calcext:value-type="float">
            <text:p>826.97</text:p>
          </table:table-cell>
          <table:table-cell office:value-type="float" office:value="1056.88" calcext:value-type="float">
            <text:p>1056.88</text:p>
          </table:table-cell>
        </table:table-row>
        <table:table-row table:style-name="ro1">
          <table:table-cell office:value-type="float" office:value="11791276" calcext:value-type="float">
            <text:p>11791276</text:p>
          </table:table-cell>
          <table:table-cell table:formula="of:=[.A739]/1000/(60*60*24)" office:value-type="time" office:time-value="PT03H16M31.276S" calcext:value-type="time">
            <text:p>03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28.06" calcext:value-type="float">
            <text:p>828.06</text:p>
          </table:table-cell>
          <table:table-cell office:value-type="float" office:value="1058.24" calcext:value-type="float">
            <text:p>1058.24</text:p>
          </table:table-cell>
        </table:table-row>
        <table:table-row table:style-name="ro1">
          <table:table-cell office:value-type="float" office:value="11807276" calcext:value-type="float">
            <text:p>11807276</text:p>
          </table:table-cell>
          <table:table-cell table:formula="of:=[.A740]/1000/(60*60*24)" office:value-type="time" office:time-value="PT03H16M47.276S" calcext:value-type="time">
            <text:p>03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29.15" calcext:value-type="float">
            <text:p>829.15</text:p>
          </table:table-cell>
          <table:table-cell office:value-type="float" office:value="1059.59" calcext:value-type="float">
            <text:p>1059.59</text:p>
          </table:table-cell>
        </table:table-row>
        <table:table-row table:style-name="ro1">
          <table:table-cell office:value-type="float" office:value="11823276" calcext:value-type="float">
            <text:p>11823276</text:p>
          </table:table-cell>
          <table:table-cell table:formula="of:=[.A741]/1000/(60*60*24)" office:value-type="time" office:time-value="PT03H17M03.276S" calcext:value-type="time">
            <text:p>03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0.25" calcext:value-type="float">
            <text:p>830.2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1839276" calcext:value-type="float">
            <text:p>11839276</text:p>
          </table:table-cell>
          <table:table-cell table:formula="of:=[.A742]/1000/(60*60*24)" office:value-type="time" office:time-value="PT03H17M19.276S" calcext:value-type="time">
            <text:p>03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31.34" calcext:value-type="float">
            <text:p>831.34</text:p>
          </table:table-cell>
          <table:table-cell office:value-type="float" office:value="1062.3" calcext:value-type="float">
            <text:p>1062.3</text:p>
          </table:table-cell>
        </table:table-row>
        <table:table-row table:style-name="ro1">
          <table:table-cell office:value-type="float" office:value="11855276" calcext:value-type="float">
            <text:p>11855276</text:p>
          </table:table-cell>
          <table:table-cell table:formula="of:=[.A743]/1000/(60*60*24)" office:value-type="time" office:time-value="PT03H17M35.276S" calcext:value-type="time">
            <text:p>03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2.43" calcext:value-type="float">
            <text:p>832.43</text:p>
          </table:table-cell>
          <table:table-cell office:value-type="float" office:value="1063.66" calcext:value-type="float">
            <text:p>1063.66</text:p>
          </table:table-cell>
        </table:table-row>
        <table:table-row table:style-name="ro1">
          <table:table-cell office:value-type="float" office:value="11871276" calcext:value-type="float">
            <text:p>11871276</text:p>
          </table:table-cell>
          <table:table-cell table:formula="of:=[.A744]/1000/(60*60*24)" office:value-type="time" office:time-value="PT03H17M51.276S" calcext:value-type="time">
            <text:p>03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3.52" calcext:value-type="float">
            <text:p>833.52</text:p>
          </table:table-cell>
          <table:table-cell office:value-type="float" office:value="1065.01" calcext:value-type="float">
            <text:p>1065.01</text:p>
          </table:table-cell>
        </table:table-row>
        <table:table-row table:style-name="ro1">
          <table:table-cell office:value-type="float" office:value="11887276" calcext:value-type="float">
            <text:p>11887276</text:p>
          </table:table-cell>
          <table:table-cell table:formula="of:=[.A745]/1000/(60*60*24)" office:value-type="time" office:time-value="PT03H18M07.276S" calcext:value-type="time">
            <text:p>03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4.62" calcext:value-type="float">
            <text:p>834.62</text:p>
          </table:table-cell>
          <table:table-cell office:value-type="float" office:value="1066.37" calcext:value-type="float">
            <text:p>1066.37</text:p>
          </table:table-cell>
        </table:table-row>
        <table:table-row table:style-name="ro1">
          <table:table-cell office:value-type="float" office:value="11903276" calcext:value-type="float">
            <text:p>11903276</text:p>
          </table:table-cell>
          <table:table-cell table:formula="of:=[.A746]/1000/(60*60*24)" office:value-type="time" office:time-value="PT03H18M23.276S" calcext:value-type="time">
            <text:p>03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35.71" calcext:value-type="float">
            <text:p>835.71</text:p>
          </table:table-cell>
          <table:table-cell office:value-type="float" office:value="1067.72" calcext:value-type="float">
            <text:p>1067.72</text:p>
          </table:table-cell>
        </table:table-row>
        <table:table-row table:style-name="ro1">
          <table:table-cell office:value-type="float" office:value="11919276" calcext:value-type="float">
            <text:p>11919276</text:p>
          </table:table-cell>
          <table:table-cell table:formula="of:=[.A747]/1000/(60*60*24)" office:value-type="time" office:time-value="PT03H18M39.276S" calcext:value-type="time">
            <text:p>03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6.8" calcext:value-type="float">
            <text:p>836.8</text:p>
          </table:table-cell>
          <table:table-cell office:value-type="float" office:value="1069.08" calcext:value-type="float">
            <text:p>1069.08</text:p>
          </table:table-cell>
        </table:table-row>
        <table:table-row table:style-name="ro1">
          <table:table-cell office:value-type="float" office:value="11935276" calcext:value-type="float">
            <text:p>11935276</text:p>
          </table:table-cell>
          <table:table-cell table:formula="of:=[.A748]/1000/(60*60*24)" office:value-type="time" office:time-value="PT03H18M55.276S" calcext:value-type="time">
            <text:p>03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7.89" calcext:value-type="float">
            <text:p>837.89</text:p>
          </table:table-cell>
          <table:table-cell office:value-type="float" office:value="1070.44" calcext:value-type="float">
            <text:p>1070.44</text:p>
          </table:table-cell>
        </table:table-row>
        <table:table-row table:style-name="ro1">
          <table:table-cell office:value-type="float" office:value="11951276" calcext:value-type="float">
            <text:p>11951276</text:p>
          </table:table-cell>
          <table:table-cell table:formula="of:=[.A749]/1000/(60*60*24)" office:value-type="time" office:time-value="PT03H19M11.276S" calcext:value-type="time">
            <text:p>03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38.99" calcext:value-type="float">
            <text:p>838.99</text:p>
          </table:table-cell>
          <table:table-cell office:value-type="float" office:value="1071.79" calcext:value-type="float">
            <text:p>1071.79</text:p>
          </table:table-cell>
        </table:table-row>
        <table:table-row table:style-name="ro1">
          <table:table-cell office:value-type="float" office:value="11967276" calcext:value-type="float">
            <text:p>11967276</text:p>
          </table:table-cell>
          <table:table-cell table:formula="of:=[.A750]/1000/(60*60*24)" office:value-type="time" office:time-value="PT03H19M27.276S" calcext:value-type="time">
            <text:p>03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0.08" calcext:value-type="float">
            <text:p>840.08</text:p>
          </table:table-cell>
          <table:table-cell office:value-type="float" office:value="1073.15" calcext:value-type="float">
            <text:p>1073.15</text:p>
          </table:table-cell>
        </table:table-row>
        <table:table-row table:style-name="ro1">
          <table:table-cell office:value-type="float" office:value="11983276" calcext:value-type="float">
            <text:p>11983276</text:p>
          </table:table-cell>
          <table:table-cell table:formula="of:=[.A751]/1000/(60*60*24)" office:value-type="time" office:time-value="PT03H19M43.276S" calcext:value-type="time">
            <text:p>03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41.17" calcext:value-type="float">
            <text:p>841.17</text:p>
          </table:table-cell>
          <table:table-cell office:value-type="float" office:value="1074.5" calcext:value-type="float">
            <text:p>1074.5</text:p>
          </table:table-cell>
        </table:table-row>
        <table:table-row table:style-name="ro1">
          <table:table-cell office:value-type="float" office:value="11999276" calcext:value-type="float">
            <text:p>11999276</text:p>
          </table:table-cell>
          <table:table-cell table:formula="of:=[.A752]/1000/(60*60*24)" office:value-type="time" office:time-value="PT03H19M59.276S" calcext:value-type="time">
            <text:p>03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2.26" calcext:value-type="float">
            <text:p>842.26</text:p>
          </table:table-cell>
          <table:table-cell office:value-type="float" office:value="1075.86" calcext:value-type="float">
            <text:p>1075.86</text:p>
          </table:table-cell>
        </table:table-row>
        <table:table-row table:style-name="ro1">
          <table:table-cell office:value-type="float" office:value="12015276" calcext:value-type="float">
            <text:p>12015276</text:p>
          </table:table-cell>
          <table:table-cell table:formula="of:=[.A753]/1000/(60*60*24)" office:value-type="time" office:time-value="PT03H20M15.276S" calcext:value-type="time">
            <text:p>03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3.35" calcext:value-type="float">
            <text:p>843.35</text:p>
          </table:table-cell>
          <table:table-cell office:value-type="float" office:value="1077.21" calcext:value-type="float">
            <text:p>1077.21</text:p>
          </table:table-cell>
        </table:table-row>
        <table:table-row table:style-name="ro1">
          <table:table-cell office:value-type="float" office:value="12031276" calcext:value-type="float">
            <text:p>12031276</text:p>
          </table:table-cell>
          <table:table-cell table:formula="of:=[.A754]/1000/(60*60*24)" office:value-type="time" office:time-value="PT03H20M31.276S" calcext:value-type="time">
            <text:p>03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44.45" calcext:value-type="float">
            <text:p>844.45</text:p>
          </table:table-cell>
          <table:table-cell office:value-type="float" office:value="1078.57" calcext:value-type="float">
            <text:p>1078.57</text:p>
          </table:table-cell>
        </table:table-row>
        <table:table-row table:style-name="ro1">
          <table:table-cell office:value-type="float" office:value="12047276" calcext:value-type="float">
            <text:p>12047276</text:p>
          </table:table-cell>
          <table:table-cell table:formula="of:=[.A755]/1000/(60*60*24)" office:value-type="time" office:time-value="PT03H20M47.276S" calcext:value-type="time">
            <text:p>03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5.54" calcext:value-type="float">
            <text:p>845.54</text:p>
          </table:table-cell>
          <table:table-cell office:value-type="float" office:value="1079.92" calcext:value-type="float">
            <text:p>1079.92</text:p>
          </table:table-cell>
        </table:table-row>
        <table:table-row table:style-name="ro1">
          <table:table-cell office:value-type="float" office:value="12063276" calcext:value-type="float">
            <text:p>12063276</text:p>
          </table:table-cell>
          <table:table-cell table:formula="of:=[.A756]/1000/(60*60*24)" office:value-type="time" office:time-value="PT03H21M03.276S" calcext:value-type="time">
            <text:p>03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6.63" calcext:value-type="float">
            <text:p>846.63</text:p>
          </table:table-cell>
          <table:table-cell office:value-type="float" office:value="1081.28" calcext:value-type="float">
            <text:p>1081.28</text:p>
          </table:table-cell>
        </table:table-row>
        <table:table-row table:style-name="ro1">
          <table:table-cell office:value-type="float" office:value="12079276" calcext:value-type="float">
            <text:p>12079276</text:p>
          </table:table-cell>
          <table:table-cell table:formula="of:=[.A757]/1000/(60*60*24)" office:value-type="time" office:time-value="PT03H21M19.276S" calcext:value-type="time">
            <text:p>03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7.72" calcext:value-type="float">
            <text:p>847.72</text:p>
          </table:table-cell>
          <table:table-cell office:value-type="float" office:value="1082.63" calcext:value-type="float">
            <text:p>1082.63</text:p>
          </table:table-cell>
        </table:table-row>
        <table:table-row table:style-name="ro1">
          <table:table-cell office:value-type="float" office:value="12095276" calcext:value-type="float">
            <text:p>12095276</text:p>
          </table:table-cell>
          <table:table-cell table:formula="of:=[.A758]/1000/(60*60*24)" office:value-type="time" office:time-value="PT03H21M35.276S" calcext:value-type="time">
            <text:p>03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48.82" calcext:value-type="float">
            <text:p>848.82</text:p>
          </table:table-cell>
          <table:table-cell office:value-type="float" office:value="1083.99" calcext:value-type="float">
            <text:p>1083.99</text:p>
          </table:table-cell>
        </table:table-row>
        <table:table-row table:style-name="ro1">
          <table:table-cell office:value-type="float" office:value="12111276" calcext:value-type="float">
            <text:p>12111276</text:p>
          </table:table-cell>
          <table:table-cell table:formula="of:=[.A759]/1000/(60*60*24)" office:value-type="time" office:time-value="PT03H21M51.276S" calcext:value-type="time">
            <text:p>03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849.91" calcext:value-type="float">
            <text:p>849.91</text:p>
          </table:table-cell>
          <table:table-cell office:value-type="float" office:value="1085.34" calcext:value-type="float">
            <text:p>1085.34</text:p>
          </table:table-cell>
        </table:table-row>
        <table:table-row table:style-name="ro1">
          <table:table-cell office:value-type="float" office:value="12127276" calcext:value-type="float">
            <text:p>12127276</text:p>
          </table:table-cell>
          <table:table-cell table:formula="of:=[.A760]/1000/(60*60*24)" office:value-type="time" office:time-value="PT03H22M07.276S" calcext:value-type="time">
            <text:p>03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1" calcext:value-type="float">
            <text:p>851</text:p>
          </table:table-cell>
          <table:table-cell office:value-type="float" office:value="1086.7" calcext:value-type="float">
            <text:p>1086.7</text:p>
          </table:table-cell>
        </table:table-row>
        <table:table-row table:style-name="ro1">
          <table:table-cell office:value-type="float" office:value="12143276" calcext:value-type="float">
            <text:p>12143276</text:p>
          </table:table-cell>
          <table:table-cell table:formula="of:=[.A761]/1000/(60*60*24)" office:value-type="time" office:time-value="PT03H22M23.276S" calcext:value-type="time">
            <text:p>03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2.09" calcext:value-type="float">
            <text:p>852.09</text:p>
          </table:table-cell>
          <table:table-cell office:value-type="float" office:value="1088.05" calcext:value-type="float">
            <text:p>1088.05</text:p>
          </table:table-cell>
        </table:table-row>
        <table:table-row table:style-name="ro1">
          <table:table-cell office:value-type="float" office:value="12159276" calcext:value-type="float">
            <text:p>12159276</text:p>
          </table:table-cell>
          <table:table-cell table:formula="of:=[.A762]/1000/(60*60*24)" office:value-type="time" office:time-value="PT03H22M39.276S" calcext:value-type="time">
            <text:p>03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3.18" calcext:value-type="float">
            <text:p>853.18</text:p>
          </table:table-cell>
          <table:table-cell office:value-type="float" office:value="1089.41" calcext:value-type="float">
            <text:p>1089.41</text:p>
          </table:table-cell>
        </table:table-row>
        <table:table-row table:style-name="ro1">
          <table:table-cell office:value-type="float" office:value="12175276" calcext:value-type="float">
            <text:p>12175276</text:p>
          </table:table-cell>
          <table:table-cell table:formula="of:=[.A763]/1000/(60*60*24)" office:value-type="time" office:time-value="PT03H22M55.276S" calcext:value-type="time">
            <text:p>03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4.27" calcext:value-type="float">
            <text:p>854.27</text:p>
          </table:table-cell>
          <table:table-cell office:value-type="float" office:value="1090.76" calcext:value-type="float">
            <text:p>1090.76</text:p>
          </table:table-cell>
        </table:table-row>
        <table:table-row table:style-name="ro1">
          <table:table-cell office:value-type="float" office:value="12191275" calcext:value-type="float">
            <text:p>12191275</text:p>
          </table:table-cell>
          <table:table-cell table:formula="of:=[.A764]/1000/(60*60*24)" office:value-type="time" office:time-value="PT03H23M11.275S" calcext:value-type="time">
            <text:p>03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5.37" calcext:value-type="float">
            <text:p>855.37</text:p>
          </table:table-cell>
          <table:table-cell office:value-type="float" office:value="1092.12" calcext:value-type="float">
            <text:p>1092.12</text:p>
          </table:table-cell>
        </table:table-row>
        <table:table-row table:style-name="ro1">
          <table:table-cell office:value-type="float" office:value="12207276" calcext:value-type="float">
            <text:p>12207276</text:p>
          </table:table-cell>
          <table:table-cell table:formula="of:=[.A765]/1000/(60*60*24)" office:value-type="time" office:time-value="PT03H23M27.276S" calcext:value-type="time">
            <text:p>03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6.46" calcext:value-type="float">
            <text:p>856.46</text:p>
          </table:table-cell>
          <table:table-cell office:value-type="float" office:value="1093.47" calcext:value-type="float">
            <text:p>1093.47</text:p>
          </table:table-cell>
        </table:table-row>
        <table:table-row table:style-name="ro1">
          <table:table-cell office:value-type="float" office:value="12223276" calcext:value-type="float">
            <text:p>12223276</text:p>
          </table:table-cell>
          <table:table-cell table:formula="of:=[.A766]/1000/(60*60*24)" office:value-type="time" office:time-value="PT03H23M43.276S" calcext:value-type="time">
            <text:p>03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7.55" calcext:value-type="float">
            <text:p>857.55</text:p>
          </table:table-cell>
          <table:table-cell office:value-type="float" office:value="1094.83" calcext:value-type="float">
            <text:p>1094.83</text:p>
          </table:table-cell>
        </table:table-row>
        <table:table-row table:style-name="ro1">
          <table:table-cell office:value-type="float" office:value="12239276" calcext:value-type="float">
            <text:p>12239276</text:p>
          </table:table-cell>
          <table:table-cell table:formula="of:=[.A767]/1000/(60*60*24)" office:value-type="time" office:time-value="PT03H23M59.276S" calcext:value-type="time">
            <text:p>03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58.64" calcext:value-type="float">
            <text:p>858.64</text:p>
          </table:table-cell>
          <table:table-cell office:value-type="float" office:value="1096.18" calcext:value-type="float">
            <text:p>1096.18</text:p>
          </table:table-cell>
        </table:table-row>
        <table:table-row table:style-name="ro1">
          <table:table-cell office:value-type="float" office:value="12255276" calcext:value-type="float">
            <text:p>12255276</text:p>
          </table:table-cell>
          <table:table-cell table:formula="of:=[.A768]/1000/(60*60*24)" office:value-type="time" office:time-value="PT03H24M15.276S" calcext:value-type="time">
            <text:p>03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859.73" calcext:value-type="float">
            <text:p>859.73</text:p>
          </table:table-cell>
          <table:table-cell office:value-type="float" office:value="1097.54" calcext:value-type="float">
            <text:p>1097.54</text:p>
          </table:table-cell>
        </table:table-row>
        <table:table-row table:style-name="ro1">
          <table:table-cell office:value-type="float" office:value="12271276" calcext:value-type="float">
            <text:p>12271276</text:p>
          </table:table-cell>
          <table:table-cell table:formula="of:=[.A769]/1000/(60*60*24)" office:value-type="time" office:time-value="PT03H24M31.276S" calcext:value-type="time">
            <text:p>03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0.83" calcext:value-type="float">
            <text:p>860.83</text:p>
          </table:table-cell>
          <table:table-cell office:value-type="float" office:value="1098.89" calcext:value-type="float">
            <text:p>1098.89</text:p>
          </table:table-cell>
        </table:table-row>
        <table:table-row table:style-name="ro1">
          <table:table-cell office:value-type="float" office:value="12287276" calcext:value-type="float">
            <text:p>12287276</text:p>
          </table:table-cell>
          <table:table-cell table:formula="of:=[.A770]/1000/(60*60*24)" office:value-type="time" office:time-value="PT03H24M47.276S" calcext:value-type="time">
            <text:p>03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61.92" calcext:value-type="float">
            <text:p>861.92</text:p>
          </table:table-cell>
          <table:table-cell office:value-type="float" office:value="1100.24" calcext:value-type="float">
            <text:p>1100.24</text:p>
          </table:table-cell>
        </table:table-row>
        <table:table-row table:style-name="ro1">
          <table:table-cell office:value-type="float" office:value="12303276" calcext:value-type="float">
            <text:p>12303276</text:p>
          </table:table-cell>
          <table:table-cell table:formula="of:=[.A771]/1000/(60*60*24)" office:value-type="time" office:time-value="PT03H25M03.276S" calcext:value-type="time">
            <text:p>03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3.01" calcext:value-type="float">
            <text:p>863.01</text:p>
          </table:table-cell>
          <table:table-cell office:value-type="float" office:value="1101.6" calcext:value-type="float">
            <text:p>1101.6</text:p>
          </table:table-cell>
        </table:table-row>
        <table:table-row table:style-name="ro1">
          <table:table-cell office:value-type="float" office:value="12319276" calcext:value-type="float">
            <text:p>12319276</text:p>
          </table:table-cell>
          <table:table-cell table:formula="of:=[.A772]/1000/(60*60*24)" office:value-type="time" office:time-value="PT03H25M19.276S" calcext:value-type="time">
            <text:p>03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864.1" calcext:value-type="float">
            <text:p>864.1</text:p>
          </table:table-cell>
          <table:table-cell office:value-type="float" office:value="1102.95" calcext:value-type="float">
            <text:p>1102.95</text:p>
          </table:table-cell>
        </table:table-row>
        <table:table-row table:style-name="ro1">
          <table:table-cell office:value-type="float" office:value="12335276" calcext:value-type="float">
            <text:p>12335276</text:p>
          </table:table-cell>
          <table:table-cell table:formula="of:=[.A773]/1000/(60*60*24)" office:value-type="time" office:time-value="PT03H25M35.276S" calcext:value-type="time">
            <text:p>03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5.19" calcext:value-type="float">
            <text:p>865.19</text:p>
          </table:table-cell>
          <table:table-cell office:value-type="float" office:value="1104.31" calcext:value-type="float">
            <text:p>1104.31</text:p>
          </table:table-cell>
        </table:table-row>
        <table:table-row table:style-name="ro1">
          <table:table-cell office:value-type="float" office:value="12351276" calcext:value-type="float">
            <text:p>12351276</text:p>
          </table:table-cell>
          <table:table-cell table:formula="of:=[.A774]/1000/(60*60*24)" office:value-type="time" office:time-value="PT03H25M51.276S" calcext:value-type="time">
            <text:p>03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6.28" calcext:value-type="float">
            <text:p>866.28</text:p>
          </table:table-cell>
          <table:table-cell office:value-type="float" office:value="1105.66" calcext:value-type="float">
            <text:p>1105.66</text:p>
          </table:table-cell>
        </table:table-row>
        <table:table-row table:style-name="ro1">
          <table:table-cell office:value-type="float" office:value="12367276" calcext:value-type="float">
            <text:p>12367276</text:p>
          </table:table-cell>
          <table:table-cell table:formula="of:=[.A775]/1000/(60*60*24)" office:value-type="time" office:time-value="PT03H26M07.276S" calcext:value-type="time">
            <text:p>03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7.38" calcext:value-type="float">
            <text:p>867.38</text:p>
          </table:table-cell>
          <table:table-cell office:value-type="float" office:value="1107.01" calcext:value-type="float">
            <text:p>1107.01</text:p>
          </table:table-cell>
        </table:table-row>
        <table:table-row table:style-name="ro1">
          <table:table-cell office:value-type="float" office:value="12383276" calcext:value-type="float">
            <text:p>12383276</text:p>
          </table:table-cell>
          <table:table-cell table:formula="of:=[.A776]/1000/(60*60*24)" office:value-type="time" office:time-value="PT03H26M23.276S" calcext:value-type="time">
            <text:p>03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868.47" calcext:value-type="float">
            <text:p>868.47</text:p>
          </table:table-cell>
          <table:table-cell office:value-type="float" office:value="1108.37" calcext:value-type="float">
            <text:p>1108.37</text:p>
          </table:table-cell>
        </table:table-row>
        <table:table-row table:style-name="ro1">
          <table:table-cell office:value-type="float" office:value="12399276" calcext:value-type="float">
            <text:p>12399276</text:p>
          </table:table-cell>
          <table:table-cell table:formula="of:=[.A777]/1000/(60*60*24)" office:value-type="time" office:time-value="PT03H26M39.276S" calcext:value-type="time">
            <text:p>03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69.56" calcext:value-type="float">
            <text:p>869.56</text:p>
          </table:table-cell>
          <table:table-cell office:value-type="float" office:value="1109.72" calcext:value-type="float">
            <text:p>1109.72</text:p>
          </table:table-cell>
        </table:table-row>
        <table:table-row table:style-name="ro1">
          <table:table-cell office:value-type="float" office:value="12415276" calcext:value-type="float">
            <text:p>12415276</text:p>
          </table:table-cell>
          <table:table-cell table:formula="of:=[.A778]/1000/(60*60*24)" office:value-type="time" office:time-value="PT03H26M55.276S" calcext:value-type="time">
            <text:p>03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870.65" calcext:value-type="float">
            <text:p>870.65</text:p>
          </table:table-cell>
          <table:table-cell office:value-type="float" office:value="1111.07" calcext:value-type="float">
            <text:p>1111.07</text:p>
          </table:table-cell>
        </table:table-row>
        <table:table-row table:style-name="ro1">
          <table:table-cell office:value-type="float" office:value="12431276" calcext:value-type="float">
            <text:p>12431276</text:p>
          </table:table-cell>
          <table:table-cell table:formula="of:=[.A779]/1000/(60*60*24)" office:value-type="time" office:time-value="PT03H27M11.276S" calcext:value-type="time">
            <text:p>03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1.74" calcext:value-type="float">
            <text:p>871.74</text:p>
          </table:table-cell>
          <table:table-cell office:value-type="float" office:value="1112.43" calcext:value-type="float">
            <text:p>1112.43</text:p>
          </table:table-cell>
        </table:table-row>
        <table:table-row table:style-name="ro1">
          <table:table-cell office:value-type="float" office:value="12447276" calcext:value-type="float">
            <text:p>12447276</text:p>
          </table:table-cell>
          <table:table-cell table:formula="of:=[.A780]/1000/(60*60*24)" office:value-type="time" office:time-value="PT03H27M27.276S" calcext:value-type="time">
            <text:p>03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2.83" calcext:value-type="float">
            <text:p>872.83</text:p>
          </table:table-cell>
          <table:table-cell office:value-type="float" office:value="1113.78" calcext:value-type="float">
            <text:p>1113.78</text:p>
          </table:table-cell>
        </table:table-row>
        <table:table-row table:style-name="ro1">
          <table:table-cell office:value-type="float" office:value="12463276" calcext:value-type="float">
            <text:p>12463276</text:p>
          </table:table-cell>
          <table:table-cell table:formula="of:=[.A781]/1000/(60*60*24)" office:value-type="time" office:time-value="PT03H27M43.276S" calcext:value-type="time">
            <text:p>03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3.93" calcext:value-type="float">
            <text:p>873.93</text:p>
          </table:table-cell>
          <table:table-cell office:value-type="float" office:value="1115.13" calcext:value-type="float">
            <text:p>1115.13</text:p>
          </table:table-cell>
        </table:table-row>
        <table:table-row table:style-name="ro1">
          <table:table-cell office:value-type="float" office:value="12479276" calcext:value-type="float">
            <text:p>12479276</text:p>
          </table:table-cell>
          <table:table-cell table:formula="of:=[.A782]/1000/(60*60*24)" office:value-type="time" office:time-value="PT03H27M59.276S" calcext:value-type="time">
            <text:p>03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5.02" calcext:value-type="float">
            <text:p>875.02</text:p>
          </table:table-cell>
          <table:table-cell office:value-type="float" office:value="1116.48" calcext:value-type="float">
            <text:p>1116.48</text:p>
          </table:table-cell>
        </table:table-row>
        <table:table-row table:style-name="ro1">
          <table:table-cell office:value-type="float" office:value="12495276" calcext:value-type="float">
            <text:p>12495276</text:p>
          </table:table-cell>
          <table:table-cell table:formula="of:=[.A783]/1000/(60*60*24)" office:value-type="time" office:time-value="PT03H28M15.276S" calcext:value-type="time">
            <text:p>03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6.11" calcext:value-type="float">
            <text:p>876.11</text:p>
          </table:table-cell>
          <table:table-cell office:value-type="float" office:value="1117.84" calcext:value-type="float">
            <text:p>1117.84</text:p>
          </table:table-cell>
        </table:table-row>
        <table:table-row table:style-name="ro1">
          <table:table-cell office:value-type="float" office:value="12511276" calcext:value-type="float">
            <text:p>12511276</text:p>
          </table:table-cell>
          <table:table-cell table:formula="of:=[.A784]/1000/(60*60*24)" office:value-type="time" office:time-value="PT03H28M31.276S" calcext:value-type="time">
            <text:p>03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77.2" calcext:value-type="float">
            <text:p>877.2</text:p>
          </table:table-cell>
          <table:table-cell office:value-type="float" office:value="1119.19" calcext:value-type="float">
            <text:p>1119.19</text:p>
          </table:table-cell>
        </table:table-row>
        <table:table-row table:style-name="ro1">
          <table:table-cell office:value-type="float" office:value="12527275" calcext:value-type="float">
            <text:p>12527275</text:p>
          </table:table-cell>
          <table:table-cell table:formula="of:=[.A785]/1000/(60*60*24)" office:value-type="time" office:time-value="PT03H28M47.275S" calcext:value-type="time">
            <text:p>03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78.29" calcext:value-type="float">
            <text:p>878.29</text:p>
          </table:table-cell>
          <table:table-cell office:value-type="float" office:value="1120.54" calcext:value-type="float">
            <text:p>1120.54</text:p>
          </table:table-cell>
        </table:table-row>
        <table:table-row table:style-name="ro1">
          <table:table-cell office:value-type="float" office:value="12543276" calcext:value-type="float">
            <text:p>12543276</text:p>
          </table:table-cell>
          <table:table-cell table:formula="of:=[.A786]/1000/(60*60*24)" office:value-type="time" office:time-value="PT03H29M03.276S" calcext:value-type="time">
            <text:p>03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879.39" calcext:value-type="float">
            <text:p>879.39</text:p>
          </table:table-cell>
          <table:table-cell office:value-type="float" office:value="1121.9" calcext:value-type="float">
            <text:p>1121.9</text:p>
          </table:table-cell>
        </table:table-row>
        <table:table-row table:style-name="ro1">
          <table:table-cell office:value-type="float" office:value="12559276" calcext:value-type="float">
            <text:p>12559276</text:p>
          </table:table-cell>
          <table:table-cell table:formula="of:=[.A787]/1000/(60*60*24)" office:value-type="time" office:time-value="PT03H29M19.276S" calcext:value-type="time">
            <text:p>03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80.48" calcext:value-type="float">
            <text:p>880.48</text:p>
          </table:table-cell>
          <table:table-cell office:value-type="float" office:value="1123.25" calcext:value-type="float">
            <text:p>1123.25</text:p>
          </table:table-cell>
        </table:table-row>
        <table:table-row table:style-name="ro1">
          <table:table-cell office:value-type="float" office:value="12575276" calcext:value-type="float">
            <text:p>12575276</text:p>
          </table:table-cell>
          <table:table-cell table:formula="of:=[.A788]/1000/(60*60*24)" office:value-type="time" office:time-value="PT03H29M35.276S" calcext:value-type="time">
            <text:p>03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81.57" calcext:value-type="float">
            <text:p>881.57</text:p>
          </table:table-cell>
          <table:table-cell office:value-type="float" office:value="1124.6" calcext:value-type="float">
            <text:p>1124.6</text:p>
          </table:table-cell>
        </table:table-row>
        <table:table-row table:style-name="ro1">
          <table:table-cell office:value-type="float" office:value="12591276" calcext:value-type="float">
            <text:p>12591276</text:p>
          </table:table-cell>
          <table:table-cell table:formula="of:=[.A789]/1000/(60*60*24)" office:value-type="time" office:time-value="PT03H29M51.276S" calcext:value-type="time">
            <text:p>03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82.66" calcext:value-type="float">
            <text:p>882.66</text:p>
          </table:table-cell>
          <table:table-cell office:value-type="float" office:value="1125.95" calcext:value-type="float">
            <text:p>1125.95</text:p>
          </table:table-cell>
        </table:table-row>
        <table:table-row table:style-name="ro1">
          <table:table-cell office:value-type="float" office:value="12607276" calcext:value-type="float">
            <text:p>12607276</text:p>
          </table:table-cell>
          <table:table-cell table:formula="of:=[.A790]/1000/(60*60*24)" office:value-type="time" office:time-value="PT03H30M07.276S" calcext:value-type="time">
            <text:p>03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883.75" calcext:value-type="float">
            <text:p>883.75</text:p>
          </table:table-cell>
          <table:table-cell office:value-type="float" office:value="1127.31" calcext:value-type="float">
            <text:p>1127.31</text:p>
          </table:table-cell>
        </table:table-row>
        <table:table-row table:style-name="ro1">
          <table:table-cell office:value-type="float" office:value="12623276" calcext:value-type="float">
            <text:p>12623276</text:p>
          </table:table-cell>
          <table:table-cell table:formula="of:=[.A791]/1000/(60*60*24)" office:value-type="time" office:time-value="PT03H30M23.276S" calcext:value-type="time">
            <text:p>03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84.84" calcext:value-type="float">
            <text:p>884.84</text:p>
          </table:table-cell>
          <table:table-cell office:value-type="float" office:value="1128.66" calcext:value-type="float">
            <text:p>1128.66</text:p>
          </table:table-cell>
        </table:table-row>
        <table:table-row table:style-name="ro1">
          <table:table-cell office:value-type="float" office:value="12639276" calcext:value-type="float">
            <text:p>12639276</text:p>
          </table:table-cell>
          <table:table-cell table:formula="of:=[.A792]/1000/(60*60*24)" office:value-type="time" office:time-value="PT03H30M39.276S" calcext:value-type="time">
            <text:p>03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85.93" calcext:value-type="float">
            <text:p>885.93</text:p>
          </table:table-cell>
          <table:table-cell office:value-type="float" office:value="1130.01" calcext:value-type="float">
            <text:p>1130.01</text:p>
          </table:table-cell>
        </table:table-row>
        <table:table-row table:style-name="ro1">
          <table:table-cell office:value-type="float" office:value="12655276" calcext:value-type="float">
            <text:p>12655276</text:p>
          </table:table-cell>
          <table:table-cell table:formula="of:=[.A793]/1000/(60*60*24)" office:value-type="time" office:time-value="PT03H30M55.276S" calcext:value-type="time">
            <text:p>03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887.02" calcext:value-type="float">
            <text:p>887.02</text:p>
          </table:table-cell>
          <table:table-cell office:value-type="float" office:value="1131.36" calcext:value-type="float">
            <text:p>1131.36</text:p>
          </table:table-cell>
        </table:table-row>
        <table:table-row table:style-name="ro1">
          <table:table-cell office:value-type="float" office:value="12671276" calcext:value-type="float">
            <text:p>12671276</text:p>
          </table:table-cell>
          <table:table-cell table:formula="of:=[.A794]/1000/(60*60*24)" office:value-type="time" office:time-value="PT03H31M11.276S" calcext:value-type="time">
            <text:p>03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88.12" calcext:value-type="float">
            <text:p>888.12</text:p>
          </table:table-cell>
          <table:table-cell office:value-type="float" office:value="1132.72" calcext:value-type="float">
            <text:p>1132.72</text:p>
          </table:table-cell>
        </table:table-row>
        <table:table-row table:style-name="ro1">
          <table:table-cell office:value-type="float" office:value="12687276" calcext:value-type="float">
            <text:p>12687276</text:p>
          </table:table-cell>
          <table:table-cell table:formula="of:=[.A795]/1000/(60*60*24)" office:value-type="time" office:time-value="PT03H31M27.276S" calcext:value-type="time">
            <text:p>03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889.21" calcext:value-type="float">
            <text:p>889.21</text:p>
          </table:table-cell>
          <table:table-cell office:value-type="float" office:value="1134.07" calcext:value-type="float">
            <text:p>1134.07</text:p>
          </table:table-cell>
        </table:table-row>
        <table:table-row table:style-name="ro1">
          <table:table-cell office:value-type="float" office:value="12703276" calcext:value-type="float">
            <text:p>12703276</text:p>
          </table:table-cell>
          <table:table-cell table:formula="of:=[.A796]/1000/(60*60*24)" office:value-type="time" office:time-value="PT03H31M43.276S" calcext:value-type="time">
            <text:p>03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890.3" calcext:value-type="float">
            <text:p>890.3</text:p>
          </table:table-cell>
          <table:table-cell office:value-type="float" office:value="1135.42" calcext:value-type="float">
            <text:p>1135.42</text:p>
          </table:table-cell>
        </table:table-row>
        <table:table-row table:style-name="ro1">
          <table:table-cell office:value-type="float" office:value="12719276" calcext:value-type="float">
            <text:p>12719276</text:p>
          </table:table-cell>
          <table:table-cell table:formula="of:=[.A797]/1000/(60*60*24)" office:value-type="time" office:time-value="PT03H31M59.276S" calcext:value-type="time">
            <text:p>03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1.39" calcext:value-type="float">
            <text:p>891.39</text:p>
          </table:table-cell>
          <table:table-cell office:value-type="float" office:value="1136.77" calcext:value-type="float">
            <text:p>1136.77</text:p>
          </table:table-cell>
        </table:table-row>
        <table:table-row table:style-name="ro1">
          <table:table-cell office:value-type="float" office:value="12735276" calcext:value-type="float">
            <text:p>12735276</text:p>
          </table:table-cell>
          <table:table-cell table:formula="of:=[.A798]/1000/(60*60*24)" office:value-type="time" office:time-value="PT03H32M15.276S" calcext:value-type="time">
            <text:p>03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2.48" calcext:value-type="float">
            <text:p>892.48</text:p>
          </table:table-cell>
          <table:table-cell office:value-type="float" office:value="1138.13" calcext:value-type="float">
            <text:p>1138.13</text:p>
          </table:table-cell>
        </table:table-row>
        <table:table-row table:style-name="ro1">
          <table:table-cell office:value-type="float" office:value="12751276" calcext:value-type="float">
            <text:p>12751276</text:p>
          </table:table-cell>
          <table:table-cell table:formula="of:=[.A799]/1000/(60*60*24)" office:value-type="time" office:time-value="PT03H32M31.276S" calcext:value-type="time">
            <text:p>03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3.57" calcext:value-type="float">
            <text:p>893.57</text:p>
          </table:table-cell>
          <table:table-cell office:value-type="float" office:value="1139.48" calcext:value-type="float">
            <text:p>1139.48</text:p>
          </table:table-cell>
        </table:table-row>
        <table:table-row table:style-name="ro1">
          <table:table-cell office:value-type="float" office:value="12767276" calcext:value-type="float">
            <text:p>12767276</text:p>
          </table:table-cell>
          <table:table-cell table:formula="of:=[.A800]/1000/(60*60*24)" office:value-type="time" office:time-value="PT03H32M47.276S" calcext:value-type="time">
            <text:p>03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4.66" calcext:value-type="float">
            <text:p>894.66</text:p>
          </table:table-cell>
          <table:table-cell office:value-type="float" office:value="1140.83" calcext:value-type="float">
            <text:p>1140.83</text:p>
          </table:table-cell>
        </table:table-row>
        <table:table-row table:style-name="ro1">
          <table:table-cell office:value-type="float" office:value="12783276" calcext:value-type="float">
            <text:p>12783276</text:p>
          </table:table-cell>
          <table:table-cell table:formula="of:=[.A801]/1000/(60*60*24)" office:value-type="time" office:time-value="PT03H33M03.276S" calcext:value-type="time">
            <text:p>03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895.75" calcext:value-type="float">
            <text:p>895.75</text:p>
          </table:table-cell>
          <table:table-cell office:value-type="float" office:value="1142.18" calcext:value-type="float">
            <text:p>1142.18</text:p>
          </table:table-cell>
        </table:table-row>
        <table:table-row table:style-name="ro1">
          <table:table-cell office:value-type="float" office:value="12799276" calcext:value-type="float">
            <text:p>12799276</text:p>
          </table:table-cell>
          <table:table-cell table:formula="of:=[.A802]/1000/(60*60*24)" office:value-type="time" office:time-value="PT03H33M19.276S" calcext:value-type="time">
            <text:p>03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6.84" calcext:value-type="float">
            <text:p>896.84</text:p>
          </table:table-cell>
          <table:table-cell office:value-type="float" office:value="1143.53" calcext:value-type="float">
            <text:p>1143.53</text:p>
          </table:table-cell>
        </table:table-row>
        <table:table-row table:style-name="ro1">
          <table:table-cell office:value-type="float" office:value="12815276" calcext:value-type="float">
            <text:p>12815276</text:p>
          </table:table-cell>
          <table:table-cell table:formula="of:=[.A803]/1000/(60*60*24)" office:value-type="time" office:time-value="PT03H33M35.276S" calcext:value-type="time">
            <text:p>03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897.93" calcext:value-type="float">
            <text:p>897.93</text:p>
          </table:table-cell>
          <table:table-cell office:value-type="float" office:value="1144.89" calcext:value-type="float">
            <text:p>1144.89</text:p>
          </table:table-cell>
        </table:table-row>
        <table:table-row table:style-name="ro1">
          <table:table-cell office:value-type="float" office:value="12831276" calcext:value-type="float">
            <text:p>12831276</text:p>
          </table:table-cell>
          <table:table-cell table:formula="of:=[.A804]/1000/(60*60*24)" office:value-type="time" office:time-value="PT03H33M51.276S" calcext:value-type="time">
            <text:p>03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899.02" calcext:value-type="float">
            <text:p>899.02</text:p>
          </table:table-cell>
          <table:table-cell office:value-type="float" office:value="1146.24" calcext:value-type="float">
            <text:p>1146.24</text:p>
          </table:table-cell>
        </table:table-row>
        <table:table-row table:style-name="ro1">
          <table:table-cell office:value-type="float" office:value="12847276" calcext:value-type="float">
            <text:p>12847276</text:p>
          </table:table-cell>
          <table:table-cell table:formula="of:=[.A805]/1000/(60*60*24)" office:value-type="time" office:time-value="PT03H34M07.276S" calcext:value-type="time">
            <text:p>03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900.12" calcext:value-type="float">
            <text:p>900.12</text:p>
          </table:table-cell>
          <table:table-cell office:value-type="float" office:value="1147.59" calcext:value-type="float">
            <text:p>1147.59</text:p>
          </table:table-cell>
        </table:table-row>
        <table:table-row table:style-name="ro1">
          <table:table-cell office:value-type="float" office:value="12863276" calcext:value-type="float">
            <text:p>12863276</text:p>
          </table:table-cell>
          <table:table-cell table:formula="of:=[.A806]/1000/(60*60*24)" office:value-type="time" office:time-value="PT03H34M23.276S" calcext:value-type="time">
            <text:p>03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901.21" calcext:value-type="float">
            <text:p>901.21</text:p>
          </table:table-cell>
          <table:table-cell office:value-type="float" office:value="1148.94" calcext:value-type="float">
            <text:p>1148.94</text:p>
          </table:table-cell>
        </table:table-row>
        <table:table-row table:style-name="ro1">
          <table:table-cell office:value-type="float" office:value="12879276" calcext:value-type="float">
            <text:p>12879276</text:p>
          </table:table-cell>
          <table:table-cell table:formula="of:=[.A807]/1000/(60*60*24)" office:value-type="time" office:time-value="PT03H34M39.276S" calcext:value-type="time">
            <text:p>03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902.3" calcext:value-type="float">
            <text:p>902.3</text:p>
          </table:table-cell>
          <table:table-cell office:value-type="float" office:value="1150.29" calcext:value-type="float">
            <text:p>1150.29</text:p>
          </table:table-cell>
        </table:table-row>
        <table:table-row table:style-name="ro1">
          <table:table-cell office:value-type="float" office:value="12895276" calcext:value-type="float">
            <text:p>12895276</text:p>
          </table:table-cell>
          <table:table-cell table:formula="of:=[.A808]/1000/(60*60*24)" office:value-type="time" office:time-value="PT03H34M55.276S" calcext:value-type="time">
            <text:p>03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5" calcext:value-type="float">
            <text:p>304.55</text:p>
          </table:table-cell>
          <table:table-cell office:value-type="float" office:value="903.39" calcext:value-type="float">
            <text:p>903.39</text:p>
          </table:table-cell>
          <table:table-cell office:value-type="float" office:value="1151.64" calcext:value-type="float">
            <text:p>1151.64</text:p>
          </table:table-cell>
        </table:table-row>
        <table:table-row table:style-name="ro1">
          <table:table-cell office:value-type="float" office:value="12911276" calcext:value-type="float">
            <text:p>12911276</text:p>
          </table:table-cell>
          <table:table-cell table:formula="of:=[.A809]/1000/(60*60*24)" office:value-type="time" office:time-value="PT03H35M11.276S" calcext:value-type="time">
            <text:p>03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904.48" calcext:value-type="float">
            <text:p>904.4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2927276" calcext:value-type="float">
            <text:p>12927276</text:p>
          </table:table-cell>
          <table:table-cell table:formula="of:=[.A810]/1000/(60*60*24)" office:value-type="time" office:time-value="PT03H35M27.276S" calcext:value-type="time">
            <text:p>03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05.57" calcext:value-type="float">
            <text:p>905.57</text:p>
          </table:table-cell>
          <table:table-cell office:value-type="float" office:value="1154.35" calcext:value-type="float">
            <text:p>1154.35</text:p>
          </table:table-cell>
        </table:table-row>
        <table:table-row table:style-name="ro1">
          <table:table-cell office:value-type="float" office:value="12943276" calcext:value-type="float">
            <text:p>12943276</text:p>
          </table:table-cell>
          <table:table-cell table:formula="of:=[.A811]/1000/(60*60*24)" office:value-type="time" office:time-value="PT03H35M43.276S" calcext:value-type="time">
            <text:p>03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06.66" calcext:value-type="float">
            <text:p>906.66</text:p>
          </table:table-cell>
          <table:table-cell office:value-type="float" office:value="1155.7" calcext:value-type="float">
            <text:p>1155.7</text:p>
          </table:table-cell>
        </table:table-row>
        <table:table-row table:style-name="ro1">
          <table:table-cell office:value-type="float" office:value="12959276" calcext:value-type="float">
            <text:p>12959276</text:p>
          </table:table-cell>
          <table:table-cell table:formula="of:=[.A812]/1000/(60*60*24)" office:value-type="time" office:time-value="PT03H35M59.276S" calcext:value-type="time">
            <text:p>03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07.75" calcext:value-type="float">
            <text:p>907.75</text:p>
          </table:table-cell>
          <table:table-cell office:value-type="float" office:value="1157.05" calcext:value-type="float">
            <text:p>1157.05</text:p>
          </table:table-cell>
        </table:table-row>
        <table:table-row table:style-name="ro1">
          <table:table-cell office:value-type="float" office:value="12975276" calcext:value-type="float">
            <text:p>12975276</text:p>
          </table:table-cell>
          <table:table-cell table:formula="of:=[.A813]/1000/(60*60*24)" office:value-type="time" office:time-value="PT03H36M15.276S" calcext:value-type="time">
            <text:p>03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08.84" calcext:value-type="float">
            <text:p>908.84</text:p>
          </table:table-cell>
          <table:table-cell office:value-type="float" office:value="1158.41" calcext:value-type="float">
            <text:p>1158.41</text:p>
          </table:table-cell>
        </table:table-row>
        <table:table-row table:style-name="ro1">
          <table:table-cell office:value-type="float" office:value="12991276" calcext:value-type="float">
            <text:p>12991276</text:p>
          </table:table-cell>
          <table:table-cell table:formula="of:=[.A814]/1000/(60*60*24)" office:value-type="time" office:time-value="PT03H36M31.276S" calcext:value-type="time">
            <text:p>03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09.93" calcext:value-type="float">
            <text:p>909.93</text:p>
          </table:table-cell>
          <table:table-cell office:value-type="float" office:value="1159.76" calcext:value-type="float">
            <text:p>1159.76</text:p>
          </table:table-cell>
        </table:table-row>
        <table:table-row table:style-name="ro1">
          <table:table-cell office:value-type="float" office:value="13007276" calcext:value-type="float">
            <text:p>13007276</text:p>
          </table:table-cell>
          <table:table-cell table:formula="of:=[.A815]/1000/(60*60*24)" office:value-type="time" office:time-value="PT03H36M47.276S" calcext:value-type="time">
            <text:p>03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11.02" calcext:value-type="float">
            <text:p>911.02</text:p>
          </table:table-cell>
          <table:table-cell office:value-type="float" office:value="1161.11" calcext:value-type="float">
            <text:p>1161.11</text:p>
          </table:table-cell>
        </table:table-row>
        <table:table-row table:style-name="ro1">
          <table:table-cell office:value-type="float" office:value="13023276" calcext:value-type="float">
            <text:p>13023276</text:p>
          </table:table-cell>
          <table:table-cell table:formula="of:=[.A816]/1000/(60*60*24)" office:value-type="time" office:time-value="PT03H37M03.276S" calcext:value-type="time">
            <text:p>03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12.11" calcext:value-type="float">
            <text:p>912.11</text:p>
          </table:table-cell>
          <table:table-cell office:value-type="float" office:value="1162.46" calcext:value-type="float">
            <text:p>1162.46</text:p>
          </table:table-cell>
        </table:table-row>
        <table:table-row table:style-name="ro1">
          <table:table-cell office:value-type="float" office:value="13039276" calcext:value-type="float">
            <text:p>13039276</text:p>
          </table:table-cell>
          <table:table-cell table:formula="of:=[.A817]/1000/(60*60*24)" office:value-type="time" office:time-value="PT03H37M19.276S" calcext:value-type="time">
            <text:p>03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913.21" calcext:value-type="float">
            <text:p>913.21</text:p>
          </table:table-cell>
          <table:table-cell office:value-type="float" office:value="1163.81" calcext:value-type="float">
            <text:p>1163.81</text:p>
          </table:table-cell>
        </table:table-row>
        <table:table-row table:style-name="ro1">
          <table:table-cell office:value-type="float" office:value="13055276" calcext:value-type="float">
            <text:p>13055276</text:p>
          </table:table-cell>
          <table:table-cell table:formula="of:=[.A818]/1000/(60*60*24)" office:value-type="time" office:time-value="PT03H37M35.276S" calcext:value-type="time">
            <text:p>03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14.3" calcext:value-type="float">
            <text:p>914.3</text:p>
          </table:table-cell>
          <table:table-cell office:value-type="float" office:value="1165.16" calcext:value-type="float">
            <text:p>1165.16</text:p>
          </table:table-cell>
        </table:table-row>
        <table:table-row table:style-name="ro1">
          <table:table-cell office:value-type="float" office:value="13071276" calcext:value-type="float">
            <text:p>13071276</text:p>
          </table:table-cell>
          <table:table-cell table:formula="of:=[.A819]/1000/(60*60*24)" office:value-type="time" office:time-value="PT03H37M51.276S" calcext:value-type="time">
            <text:p>03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915.39" calcext:value-type="float">
            <text:p>915.39</text:p>
          </table:table-cell>
          <table:table-cell office:value-type="float" office:value="1166.52" calcext:value-type="float">
            <text:p>1166.52</text:p>
          </table:table-cell>
        </table:table-row>
        <table:table-row table:style-name="ro1">
          <table:table-cell office:value-type="float" office:value="13087276" calcext:value-type="float">
            <text:p>13087276</text:p>
          </table:table-cell>
          <table:table-cell table:formula="of:=[.A820]/1000/(60*60*24)" office:value-type="time" office:time-value="PT03H38M07.276S" calcext:value-type="time">
            <text:p>03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16.48" calcext:value-type="float">
            <text:p>916.48</text:p>
          </table:table-cell>
          <table:table-cell office:value-type="float" office:value="1167.87" calcext:value-type="float">
            <text:p>1167.87</text:p>
          </table:table-cell>
        </table:table-row>
        <table:table-row table:style-name="ro1">
          <table:table-cell office:value-type="float" office:value="13103276" calcext:value-type="float">
            <text:p>13103276</text:p>
          </table:table-cell>
          <table:table-cell table:formula="of:=[.A821]/1000/(60*60*24)" office:value-type="time" office:time-value="PT03H38M23.276S" calcext:value-type="time">
            <text:p>03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17.57" calcext:value-type="float">
            <text:p>917.57</text:p>
          </table:table-cell>
          <table:table-cell office:value-type="float" office:value="1169.22" calcext:value-type="float">
            <text:p>1169.22</text:p>
          </table:table-cell>
        </table:table-row>
        <table:table-row table:style-name="ro1">
          <table:table-cell office:value-type="float" office:value="13119276" calcext:value-type="float">
            <text:p>13119276</text:p>
          </table:table-cell>
          <table:table-cell table:formula="of:=[.A822]/1000/(60*60*24)" office:value-type="time" office:time-value="PT03H38M39.276S" calcext:value-type="time">
            <text:p>03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18.66" calcext:value-type="float">
            <text:p>918.66</text:p>
          </table:table-cell>
          <table:table-cell office:value-type="float" office:value="1170.57" calcext:value-type="float">
            <text:p>1170.57</text:p>
          </table:table-cell>
        </table:table-row>
        <table:table-row table:style-name="ro1">
          <table:table-cell office:value-type="float" office:value="13135276" calcext:value-type="float">
            <text:p>13135276</text:p>
          </table:table-cell>
          <table:table-cell table:formula="of:=[.A823]/1000/(60*60*24)" office:value-type="time" office:time-value="PT03H38M55.276S" calcext:value-type="time">
            <text:p>03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919.75" calcext:value-type="float">
            <text:p>919.75</text:p>
          </table:table-cell>
          <table:table-cell office:value-type="float" office:value="1171.92" calcext:value-type="float">
            <text:p>1171.92</text:p>
          </table:table-cell>
        </table:table-row>
        <table:table-row table:style-name="ro1">
          <table:table-cell office:value-type="float" office:value="13151276" calcext:value-type="float">
            <text:p>13151276</text:p>
          </table:table-cell>
          <table:table-cell table:formula="of:=[.A824]/1000/(60*60*24)" office:value-type="time" office:time-value="PT03H39M11.276S" calcext:value-type="time">
            <text:p>03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0.84" calcext:value-type="float">
            <text:p>920.84</text:p>
          </table:table-cell>
          <table:table-cell office:value-type="float" office:value="1173.27" calcext:value-type="float">
            <text:p>1173.27</text:p>
          </table:table-cell>
        </table:table-row>
        <table:table-row table:style-name="ro1">
          <table:table-cell office:value-type="float" office:value="13167276" calcext:value-type="float">
            <text:p>13167276</text:p>
          </table:table-cell>
          <table:table-cell table:formula="of:=[.A825]/1000/(60*60*24)" office:value-type="time" office:time-value="PT03H39M27.276S" calcext:value-type="time">
            <text:p>03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21.93" calcext:value-type="float">
            <text:p>921.93</text:p>
          </table:table-cell>
          <table:table-cell office:value-type="float" office:value="1174.63" calcext:value-type="float">
            <text:p>1174.63</text:p>
          </table:table-cell>
        </table:table-row>
        <table:table-row table:style-name="ro1">
          <table:table-cell office:value-type="float" office:value="13183276" calcext:value-type="float">
            <text:p>13183276</text:p>
          </table:table-cell>
          <table:table-cell table:formula="of:=[.A826]/1000/(60*60*24)" office:value-type="time" office:time-value="PT03H39M43.276S" calcext:value-type="time">
            <text:p>03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3.02" calcext:value-type="float">
            <text:p>923.02</text:p>
          </table:table-cell>
          <table:table-cell office:value-type="float" office:value="1175.98" calcext:value-type="float">
            <text:p>1175.98</text:p>
          </table:table-cell>
        </table:table-row>
        <table:table-row table:style-name="ro1">
          <table:table-cell office:value-type="float" office:value="13199276" calcext:value-type="float">
            <text:p>13199276</text:p>
          </table:table-cell>
          <table:table-cell table:formula="of:=[.A827]/1000/(60*60*24)" office:value-type="time" office:time-value="PT03H39M59.276S" calcext:value-type="time">
            <text:p>03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4.11" calcext:value-type="float">
            <text:p>924.11</text:p>
          </table:table-cell>
          <table:table-cell office:value-type="float" office:value="1177.33" calcext:value-type="float">
            <text:p>1177.33</text:p>
          </table:table-cell>
        </table:table-row>
        <table:table-row table:style-name="ro1">
          <table:table-cell office:value-type="float" office:value="13215276" calcext:value-type="float">
            <text:p>13215276</text:p>
          </table:table-cell>
          <table:table-cell table:formula="of:=[.A828]/1000/(60*60*24)" office:value-type="time" office:time-value="PT03H40M15.276S" calcext:value-type="time">
            <text:p>03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5.2" calcext:value-type="float">
            <text:p>925.2</text:p>
          </table:table-cell>
          <table:table-cell office:value-type="float" office:value="1178.67" calcext:value-type="float">
            <text:p>1178.67</text:p>
          </table:table-cell>
        </table:table-row>
        <table:table-row table:style-name="ro1">
          <table:table-cell office:value-type="float" office:value="13231276" calcext:value-type="float">
            <text:p>13231276</text:p>
          </table:table-cell>
          <table:table-cell table:formula="of:=[.A829]/1000/(60*60*24)" office:value-type="time" office:time-value="PT03H40M31.276S" calcext:value-type="time">
            <text:p>03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6.29" calcext:value-type="float">
            <text:p>926.29</text:p>
          </table:table-cell>
          <table:table-cell office:value-type="float" office:value="1180.02" calcext:value-type="float">
            <text:p>1180.02</text:p>
          </table:table-cell>
        </table:table-row>
        <table:table-row table:style-name="ro1">
          <table:table-cell office:value-type="float" office:value="13247276" calcext:value-type="float">
            <text:p>13247276</text:p>
          </table:table-cell>
          <table:table-cell table:formula="of:=[.A830]/1000/(60*60*24)" office:value-type="time" office:time-value="PT03H40M47.276S" calcext:value-type="time">
            <text:p>03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27.38" calcext:value-type="float">
            <text:p>927.38</text:p>
          </table:table-cell>
          <table:table-cell office:value-type="float" office:value="1181.37" calcext:value-type="float">
            <text:p>1181.37</text:p>
          </table:table-cell>
        </table:table-row>
        <table:table-row table:style-name="ro1">
          <table:table-cell office:value-type="float" office:value="13263276" calcext:value-type="float">
            <text:p>13263276</text:p>
          </table:table-cell>
          <table:table-cell table:formula="of:=[.A831]/1000/(60*60*24)" office:value-type="time" office:time-value="PT03H41M03.276S" calcext:value-type="time">
            <text:p>03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928.47" calcext:value-type="float">
            <text:p>928.47</text:p>
          </table:table-cell>
          <table:table-cell office:value-type="float" office:value="1182.72" calcext:value-type="float">
            <text:p>1182.72</text:p>
          </table:table-cell>
        </table:table-row>
        <table:table-row table:style-name="ro1">
          <table:table-cell office:value-type="float" office:value="13279276" calcext:value-type="float">
            <text:p>13279276</text:p>
          </table:table-cell>
          <table:table-cell table:formula="of:=[.A832]/1000/(60*60*24)" office:value-type="time" office:time-value="PT03H41M19.276S" calcext:value-type="time">
            <text:p>03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29.56" calcext:value-type="float">
            <text:p>929.56</text:p>
          </table:table-cell>
          <table:table-cell office:value-type="float" office:value="1184.07" calcext:value-type="float">
            <text:p>1184.07</text:p>
          </table:table-cell>
        </table:table-row>
        <table:table-row table:style-name="ro1">
          <table:table-cell office:value-type="float" office:value="13295276" calcext:value-type="float">
            <text:p>13295276</text:p>
          </table:table-cell>
          <table:table-cell table:formula="of:=[.A833]/1000/(60*60*24)" office:value-type="time" office:time-value="PT03H41M35.276S" calcext:value-type="time">
            <text:p>03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30.65" calcext:value-type="float">
            <text:p>930.65</text:p>
          </table:table-cell>
          <table:table-cell office:value-type="float" office:value="1185.42" calcext:value-type="float">
            <text:p>1185.42</text:p>
          </table:table-cell>
        </table:table-row>
        <table:table-row table:style-name="ro1">
          <table:table-cell office:value-type="float" office:value="13311276" calcext:value-type="float">
            <text:p>13311276</text:p>
          </table:table-cell>
          <table:table-cell table:formula="of:=[.A834]/1000/(60*60*24)" office:value-type="time" office:time-value="PT03H41M51.276S" calcext:value-type="time">
            <text:p>03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31.74" calcext:value-type="float">
            <text:p>931.74</text:p>
          </table:table-cell>
          <table:table-cell office:value-type="float" office:value="1186.77" calcext:value-type="float">
            <text:p>1186.77</text:p>
          </table:table-cell>
        </table:table-row>
        <table:table-row table:style-name="ro1">
          <table:table-cell office:value-type="float" office:value="13327276" calcext:value-type="float">
            <text:p>13327276</text:p>
          </table:table-cell>
          <table:table-cell table:formula="of:=[.A835]/1000/(60*60*24)" office:value-type="time" office:time-value="PT03H42M07.276S" calcext:value-type="time">
            <text:p>03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32.83" calcext:value-type="float">
            <text:p>932.83</text:p>
          </table:table-cell>
          <table:table-cell office:value-type="float" office:value="1188.12" calcext:value-type="float">
            <text:p>1188.12</text:p>
          </table:table-cell>
        </table:table-row>
        <table:table-row table:style-name="ro1">
          <table:table-cell office:value-type="float" office:value="13343276" calcext:value-type="float">
            <text:p>13343276</text:p>
          </table:table-cell>
          <table:table-cell table:formula="of:=[.A836]/1000/(60*60*24)" office:value-type="time" office:time-value="PT03H42M23.276S" calcext:value-type="time">
            <text:p>03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33.92" calcext:value-type="float">
            <text:p>933.92</text:p>
          </table:table-cell>
          <table:table-cell office:value-type="float" office:value="1189.47" calcext:value-type="float">
            <text:p>1189.47</text:p>
          </table:table-cell>
        </table:table-row>
        <table:table-row table:style-name="ro1">
          <table:table-cell office:value-type="float" office:value="13359276" calcext:value-type="float">
            <text:p>13359276</text:p>
          </table:table-cell>
          <table:table-cell table:formula="of:=[.A837]/1000/(60*60*24)" office:value-type="time" office:time-value="PT03H42M39.276S" calcext:value-type="time">
            <text:p>03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35.01" calcext:value-type="float">
            <text:p>935.01</text:p>
          </table:table-cell>
          <table:table-cell office:value-type="float" office:value="1190.82" calcext:value-type="float">
            <text:p>1190.82</text:p>
          </table:table-cell>
        </table:table-row>
        <table:table-row table:style-name="ro1">
          <table:table-cell office:value-type="float" office:value="13375276" calcext:value-type="float">
            <text:p>13375276</text:p>
          </table:table-cell>
          <table:table-cell table:formula="of:=[.A838]/1000/(60*60*24)" office:value-type="time" office:time-value="PT03H42M55.276S" calcext:value-type="time">
            <text:p>03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36.1" calcext:value-type="float">
            <text:p>936.1</text:p>
          </table:table-cell>
          <table:table-cell office:value-type="float" office:value="1192.17" calcext:value-type="float">
            <text:p>1192.17</text:p>
          </table:table-cell>
        </table:table-row>
        <table:table-row table:style-name="ro1">
          <table:table-cell office:value-type="float" office:value="13391276" calcext:value-type="float">
            <text:p>13391276</text:p>
          </table:table-cell>
          <table:table-cell table:formula="of:=[.A839]/1000/(60*60*24)" office:value-type="time" office:time-value="PT03H43M11.276S" calcext:value-type="time">
            <text:p>03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37.19" calcext:value-type="float">
            <text:p>937.19</text:p>
          </table:table-cell>
          <table:table-cell office:value-type="float" office:value="1193.52" calcext:value-type="float">
            <text:p>1193.52</text:p>
          </table:table-cell>
        </table:table-row>
        <table:table-row table:style-name="ro1">
          <table:table-cell office:value-type="float" office:value="13407276" calcext:value-type="float">
            <text:p>13407276</text:p>
          </table:table-cell>
          <table:table-cell table:formula="of:=[.A840]/1000/(60*60*24)" office:value-type="time" office:time-value="PT03H43M27.276S" calcext:value-type="time">
            <text:p>03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38.28" calcext:value-type="float">
            <text:p>938.28</text:p>
          </table:table-cell>
          <table:table-cell office:value-type="float" office:value="1194.87" calcext:value-type="float">
            <text:p>1194.87</text:p>
          </table:table-cell>
        </table:table-row>
        <table:table-row table:style-name="ro1">
          <table:table-cell office:value-type="float" office:value="13423276" calcext:value-type="float">
            <text:p>13423276</text:p>
          </table:table-cell>
          <table:table-cell table:formula="of:=[.A841]/1000/(60*60*24)" office:value-type="time" office:time-value="PT03H43M43.276S" calcext:value-type="time">
            <text:p>03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39.37" calcext:value-type="float">
            <text:p>939.37</text:p>
          </table:table-cell>
          <table:table-cell office:value-type="float" office:value="1196.22" calcext:value-type="float">
            <text:p>1196.22</text:p>
          </table:table-cell>
        </table:table-row>
        <table:table-row table:style-name="ro1">
          <table:table-cell office:value-type="float" office:value="13439276" calcext:value-type="float">
            <text:p>13439276</text:p>
          </table:table-cell>
          <table:table-cell table:formula="of:=[.A842]/1000/(60*60*24)" office:value-type="time" office:time-value="PT03H43M59.276S" calcext:value-type="time">
            <text:p>03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0.46" calcext:value-type="float">
            <text:p>940.46</text:p>
          </table:table-cell>
          <table:table-cell office:value-type="float" office:value="1197.57" calcext:value-type="float">
            <text:p>1197.57</text:p>
          </table:table-cell>
        </table:table-row>
        <table:table-row table:style-name="ro1">
          <table:table-cell office:value-type="float" office:value="13455276" calcext:value-type="float">
            <text:p>13455276</text:p>
          </table:table-cell>
          <table:table-cell table:formula="of:=[.A843]/1000/(60*60*24)" office:value-type="time" office:time-value="PT03H44M15.276S" calcext:value-type="time">
            <text:p>03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1.55" calcext:value-type="float">
            <text:p>941.55</text:p>
          </table:table-cell>
          <table:table-cell office:value-type="float" office:value="1198.92" calcext:value-type="float">
            <text:p>1198.92</text:p>
          </table:table-cell>
        </table:table-row>
        <table:table-row table:style-name="ro1">
          <table:table-cell office:value-type="float" office:value="13471276" calcext:value-type="float">
            <text:p>13471276</text:p>
          </table:table-cell>
          <table:table-cell table:formula="of:=[.A844]/1000/(60*60*24)" office:value-type="time" office:time-value="PT03H44M31.276S" calcext:value-type="time">
            <text:p>03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2.64" calcext:value-type="float">
            <text:p>942.64</text:p>
          </table:table-cell>
          <table:table-cell office:value-type="float" office:value="1200.26" calcext:value-type="float">
            <text:p>1200.26</text:p>
          </table:table-cell>
        </table:table-row>
        <table:table-row table:style-name="ro1">
          <table:table-cell office:value-type="float" office:value="13487276" calcext:value-type="float">
            <text:p>13487276</text:p>
          </table:table-cell>
          <table:table-cell table:formula="of:=[.A845]/1000/(60*60*24)" office:value-type="time" office:time-value="PT03H44M47.276S" calcext:value-type="time">
            <text:p>03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3.73" calcext:value-type="float">
            <text:p>943.73</text:p>
          </table:table-cell>
          <table:table-cell office:value-type="float" office:value="1201.61" calcext:value-type="float">
            <text:p>1201.61</text:p>
          </table:table-cell>
        </table:table-row>
        <table:table-row table:style-name="ro1">
          <table:table-cell office:value-type="float" office:value="13503276" calcext:value-type="float">
            <text:p>13503276</text:p>
          </table:table-cell>
          <table:table-cell table:formula="of:=[.A846]/1000/(60*60*24)" office:value-type="time" office:time-value="PT03H45M03.276S" calcext:value-type="time">
            <text:p>03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44.82" calcext:value-type="float">
            <text:p>944.82</text:p>
          </table:table-cell>
          <table:table-cell office:value-type="float" office:value="1202.96" calcext:value-type="float">
            <text:p>1202.96</text:p>
          </table:table-cell>
        </table:table-row>
        <table:table-row table:style-name="ro1">
          <table:table-cell office:value-type="float" office:value="13519276" calcext:value-type="float">
            <text:p>13519276</text:p>
          </table:table-cell>
          <table:table-cell table:formula="of:=[.A847]/1000/(60*60*24)" office:value-type="time" office:time-value="PT03H45M19.276S" calcext:value-type="time">
            <text:p>03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45.91" calcext:value-type="float">
            <text:p>945.91</text:p>
          </table:table-cell>
          <table:table-cell office:value-type="float" office:value="1204.31" calcext:value-type="float">
            <text:p>1204.31</text:p>
          </table:table-cell>
        </table:table-row>
        <table:table-row table:style-name="ro1">
          <table:table-cell office:value-type="float" office:value="13535276" calcext:value-type="float">
            <text:p>13535276</text:p>
          </table:table-cell>
          <table:table-cell table:formula="of:=[.A848]/1000/(60*60*24)" office:value-type="time" office:time-value="PT03H45M35.276S" calcext:value-type="time">
            <text:p>03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7" calcext:value-type="float">
            <text:p>947</text:p>
          </table:table-cell>
          <table:table-cell office:value-type="float" office:value="1205.66" calcext:value-type="float">
            <text:p>1205.66</text:p>
          </table:table-cell>
        </table:table-row>
        <table:table-row table:style-name="ro1">
          <table:table-cell office:value-type="float" office:value="13551276" calcext:value-type="float">
            <text:p>13551276</text:p>
          </table:table-cell>
          <table:table-cell table:formula="of:=[.A849]/1000/(60*60*24)" office:value-type="time" office:time-value="PT03H45M51.276S" calcext:value-type="time">
            <text:p>03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48.09" calcext:value-type="float">
            <text:p>948.09</text:p>
          </table:table-cell>
          <table:table-cell office:value-type="float" office:value="1207.01" calcext:value-type="float">
            <text:p>1207.01</text:p>
          </table:table-cell>
        </table:table-row>
        <table:table-row table:style-name="ro1">
          <table:table-cell office:value-type="float" office:value="13567276" calcext:value-type="float">
            <text:p>13567276</text:p>
          </table:table-cell>
          <table:table-cell table:formula="of:=[.A850]/1000/(60*60*24)" office:value-type="time" office:time-value="PT03H46M07.276S" calcext:value-type="time">
            <text:p>03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949.18" calcext:value-type="float">
            <text:p>949.18</text:p>
          </table:table-cell>
          <table:table-cell office:value-type="float" office:value="1208.36" calcext:value-type="float">
            <text:p>1208.36</text:p>
          </table:table-cell>
        </table:table-row>
        <table:table-row table:style-name="ro1">
          <table:table-cell office:value-type="float" office:value="13583276" calcext:value-type="float">
            <text:p>13583276</text:p>
          </table:table-cell>
          <table:table-cell table:formula="of:=[.A851]/1000/(60*60*24)" office:value-type="time" office:time-value="PT03H46M23.276S" calcext:value-type="time">
            <text:p>03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950.27" calcext:value-type="float">
            <text:p>950.27</text:p>
          </table:table-cell>
          <table:table-cell office:value-type="float" office:value="1209.7" calcext:value-type="float">
            <text:p>1209.7</text:p>
          </table:table-cell>
        </table:table-row>
        <table:table-row table:style-name="ro1">
          <table:table-cell office:value-type="float" office:value="13599276" calcext:value-type="float">
            <text:p>13599276</text:p>
          </table:table-cell>
          <table:table-cell table:formula="of:=[.A852]/1000/(60*60*24)" office:value-type="time" office:time-value="PT03H46M39.276S" calcext:value-type="time">
            <text:p>03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951.36" calcext:value-type="float">
            <text:p>951.36</text:p>
          </table:table-cell>
          <table:table-cell office:value-type="float" office:value="1211.05" calcext:value-type="float">
            <text:p>1211.05</text:p>
          </table:table-cell>
        </table:table-row>
        <table:table-row table:style-name="ro1">
          <table:table-cell office:value-type="float" office:value="13615276" calcext:value-type="float">
            <text:p>13615276</text:p>
          </table:table-cell>
          <table:table-cell table:formula="of:=[.A853]/1000/(60*60*24)" office:value-type="time" office:time-value="PT03H46M55.276S" calcext:value-type="time">
            <text:p>03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952.45" calcext:value-type="float">
            <text:p>952.45</text:p>
          </table:table-cell>
          <table:table-cell office:value-type="float" office:value="1212.4" calcext:value-type="float">
            <text:p>1212.4</text:p>
          </table:table-cell>
        </table:table-row>
        <table:table-row table:style-name="ro1">
          <table:table-cell office:value-type="float" office:value="13631276" calcext:value-type="float">
            <text:p>13631276</text:p>
          </table:table-cell>
          <table:table-cell table:formula="of:=[.A854]/1000/(60*60*24)" office:value-type="time" office:time-value="PT03H47M11.276S" calcext:value-type="time">
            <text:p>03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953.54" calcext:value-type="float">
            <text:p>953.54</text:p>
          </table:table-cell>
          <table:table-cell office:value-type="float" office:value="1213.75" calcext:value-type="float">
            <text:p>1213.75</text:p>
          </table:table-cell>
        </table:table-row>
        <table:table-row table:style-name="ro1">
          <table:table-cell office:value-type="float" office:value="13647276" calcext:value-type="float">
            <text:p>13647276</text:p>
          </table:table-cell>
          <table:table-cell table:formula="of:=[.A855]/1000/(60*60*24)" office:value-type="time" office:time-value="PT03H47M27.276S" calcext:value-type="time">
            <text:p>03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954.63" calcext:value-type="float">
            <text:p>954.63</text:p>
          </table:table-cell>
          <table:table-cell office:value-type="float" office:value="1215.1" calcext:value-type="float">
            <text:p>1215.1</text:p>
          </table:table-cell>
        </table:table-row>
        <table:table-row table:style-name="ro1">
          <table:table-cell office:value-type="float" office:value="13663276" calcext:value-type="float">
            <text:p>13663276</text:p>
          </table:table-cell>
          <table:table-cell table:formula="of:=[.A856]/1000/(60*60*24)" office:value-type="time" office:time-value="PT03H47M43.276S" calcext:value-type="time">
            <text:p>03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55.72" calcext:value-type="float">
            <text:p>955.72</text:p>
          </table:table-cell>
          <table:table-cell office:value-type="float" office:value="1216.45" calcext:value-type="float">
            <text:p>1216.45</text:p>
          </table:table-cell>
        </table:table-row>
        <table:table-row table:style-name="ro1">
          <table:table-cell office:value-type="float" office:value="13679276" calcext:value-type="float">
            <text:p>13679276</text:p>
          </table:table-cell>
          <table:table-cell table:formula="of:=[.A857]/1000/(60*60*24)" office:value-type="time" office:time-value="PT03H47M59.276S" calcext:value-type="time">
            <text:p>03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956.81" calcext:value-type="float">
            <text:p>956.81</text:p>
          </table:table-cell>
          <table:table-cell office:value-type="float" office:value="1217.79" calcext:value-type="float">
            <text:p>1217.79</text:p>
          </table:table-cell>
        </table:table-row>
        <table:table-row table:style-name="ro1">
          <table:table-cell office:value-type="float" office:value="13695276" calcext:value-type="float">
            <text:p>13695276</text:p>
          </table:table-cell>
          <table:table-cell table:formula="of:=[.A858]/1000/(60*60*24)" office:value-type="time" office:time-value="PT03H48M15.276S" calcext:value-type="time">
            <text:p>03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57.9" calcext:value-type="float">
            <text:p>957.9</text:p>
          </table:table-cell>
          <table:table-cell office:value-type="float" office:value="1219.14" calcext:value-type="float">
            <text:p>1219.14</text:p>
          </table:table-cell>
        </table:table-row>
        <table:table-row table:style-name="ro1">
          <table:table-cell office:value-type="float" office:value="13711276" calcext:value-type="float">
            <text:p>13711276</text:p>
          </table:table-cell>
          <table:table-cell table:formula="of:=[.A859]/1000/(60*60*24)" office:value-type="time" office:time-value="PT03H48M31.276S" calcext:value-type="time">
            <text:p>03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58.99" calcext:value-type="float">
            <text:p>958.99</text:p>
          </table:table-cell>
          <table:table-cell office:value-type="float" office:value="1220.49" calcext:value-type="float">
            <text:p>1220.49</text:p>
          </table:table-cell>
        </table:table-row>
        <table:table-row table:style-name="ro1">
          <table:table-cell office:value-type="float" office:value="13727276" calcext:value-type="float">
            <text:p>13727276</text:p>
          </table:table-cell>
          <table:table-cell table:formula="of:=[.A860]/1000/(60*60*24)" office:value-type="time" office:time-value="PT03H48M47.276S" calcext:value-type="time">
            <text:p>03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60.08" calcext:value-type="float">
            <text:p>960.08</text:p>
          </table:table-cell>
          <table:table-cell office:value-type="float" office:value="1221.84" calcext:value-type="float">
            <text:p>1221.84</text:p>
          </table:table-cell>
        </table:table-row>
        <table:table-row table:style-name="ro1">
          <table:table-cell office:value-type="float" office:value="13743276" calcext:value-type="float">
            <text:p>13743276</text:p>
          </table:table-cell>
          <table:table-cell table:formula="of:=[.A861]/1000/(60*60*24)" office:value-type="time" office:time-value="PT03H49M03.276S" calcext:value-type="time">
            <text:p>03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961.17" calcext:value-type="float">
            <text:p>961.17</text:p>
          </table:table-cell>
          <table:table-cell office:value-type="float" office:value="1223.19" calcext:value-type="float">
            <text:p>1223.19</text:p>
          </table:table-cell>
        </table:table-row>
        <table:table-row table:style-name="ro1">
          <table:table-cell office:value-type="float" office:value="13759276" calcext:value-type="float">
            <text:p>13759276</text:p>
          </table:table-cell>
          <table:table-cell table:formula="of:=[.A862]/1000/(60*60*24)" office:value-type="time" office:time-value="PT03H49M19.276S" calcext:value-type="time">
            <text:p>03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62.26" calcext:value-type="float">
            <text:p>962.26</text:p>
          </table:table-cell>
          <table:table-cell office:value-type="float" office:value="1224.53" calcext:value-type="float">
            <text:p>1224.53</text:p>
          </table:table-cell>
        </table:table-row>
        <table:table-row table:style-name="ro1">
          <table:table-cell office:value-type="float" office:value="13775276" calcext:value-type="float">
            <text:p>13775276</text:p>
          </table:table-cell>
          <table:table-cell table:formula="of:=[.A863]/1000/(60*60*24)" office:value-type="time" office:time-value="PT03H49M35.276S" calcext:value-type="time">
            <text:p>03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63.35" calcext:value-type="float">
            <text:p>963.35</text:p>
          </table:table-cell>
          <table:table-cell office:value-type="float" office:value="1225.88" calcext:value-type="float">
            <text:p>1225.88</text:p>
          </table:table-cell>
        </table:table-row>
        <table:table-row table:style-name="ro1">
          <table:table-cell office:value-type="float" office:value="13791276" calcext:value-type="float">
            <text:p>13791276</text:p>
          </table:table-cell>
          <table:table-cell table:formula="of:=[.A864]/1000/(60*60*24)" office:value-type="time" office:time-value="PT03H49M51.276S" calcext:value-type="time">
            <text:p>03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64.44" calcext:value-type="float">
            <text:p>964.44</text:p>
          </table:table-cell>
          <table:table-cell office:value-type="float" office:value="1227.23" calcext:value-type="float">
            <text:p>1227.23</text:p>
          </table:table-cell>
        </table:table-row>
        <table:table-row table:style-name="ro1">
          <table:table-cell office:value-type="float" office:value="13807276" calcext:value-type="float">
            <text:p>13807276</text:p>
          </table:table-cell>
          <table:table-cell table:formula="of:=[.A865]/1000/(60*60*24)" office:value-type="time" office:time-value="PT03H50M07.276S" calcext:value-type="time">
            <text:p>03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65.53" calcext:value-type="float">
            <text:p>965.53</text:p>
          </table:table-cell>
          <table:table-cell office:value-type="float" office:value="1228.58" calcext:value-type="float">
            <text:p>1228.58</text:p>
          </table:table-cell>
        </table:table-row>
        <table:table-row table:style-name="ro1">
          <table:table-cell office:value-type="float" office:value="13823276" calcext:value-type="float">
            <text:p>13823276</text:p>
          </table:table-cell>
          <table:table-cell table:formula="of:=[.A866]/1000/(60*60*24)" office:value-type="time" office:time-value="PT03H50M23.276S" calcext:value-type="time">
            <text:p>03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66.62" calcext:value-type="float">
            <text:p>966.62</text:p>
          </table:table-cell>
          <table:table-cell office:value-type="float" office:value="1229.92" calcext:value-type="float">
            <text:p>1229.92</text:p>
          </table:table-cell>
        </table:table-row>
        <table:table-row table:style-name="ro1">
          <table:table-cell office:value-type="float" office:value="13839276" calcext:value-type="float">
            <text:p>13839276</text:p>
          </table:table-cell>
          <table:table-cell table:formula="of:=[.A867]/1000/(60*60*24)" office:value-type="time" office:time-value="PT03H50M39.276S" calcext:value-type="time">
            <text:p>03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67.71" calcext:value-type="float">
            <text:p>967.71</text:p>
          </table:table-cell>
          <table:table-cell office:value-type="float" office:value="1231.27" calcext:value-type="float">
            <text:p>1231.27</text:p>
          </table:table-cell>
        </table:table-row>
        <table:table-row table:style-name="ro1">
          <table:table-cell office:value-type="float" office:value="13855276" calcext:value-type="float">
            <text:p>13855276</text:p>
          </table:table-cell>
          <table:table-cell table:formula="of:=[.A868]/1000/(60*60*24)" office:value-type="time" office:time-value="PT03H50M55.276S" calcext:value-type="time">
            <text:p>03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68.8" calcext:value-type="float">
            <text:p>968.8</text:p>
          </table:table-cell>
          <table:table-cell office:value-type="float" office:value="1232.62" calcext:value-type="float">
            <text:p>1232.62</text:p>
          </table:table-cell>
        </table:table-row>
        <table:table-row table:style-name="ro1">
          <table:table-cell office:value-type="float" office:value="13871276" calcext:value-type="float">
            <text:p>13871276</text:p>
          </table:table-cell>
          <table:table-cell table:formula="of:=[.A869]/1000/(60*60*24)" office:value-type="time" office:time-value="PT03H51M11.276S" calcext:value-type="time">
            <text:p>03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7" calcext:value-type="float">
            <text:p>304.17</text:p>
          </table:table-cell>
          <table:table-cell office:value-type="float" office:value="969.89" calcext:value-type="float">
            <text:p>969.89</text:p>
          </table:table-cell>
          <table:table-cell office:value-type="float" office:value="1233.97" calcext:value-type="float">
            <text:p>1233.97</text:p>
          </table:table-cell>
        </table:table-row>
        <table:table-row table:style-name="ro1">
          <table:table-cell office:value-type="float" office:value="13887276" calcext:value-type="float">
            <text:p>13887276</text:p>
          </table:table-cell>
          <table:table-cell table:formula="of:=[.A870]/1000/(60*60*24)" office:value-type="time" office:time-value="PT03H51M27.276S" calcext:value-type="time">
            <text:p>03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70.98" calcext:value-type="float">
            <text:p>970.98</text:p>
          </table:table-cell>
          <table:table-cell office:value-type="float" office:value="1235.32" calcext:value-type="float">
            <text:p>1235.32</text:p>
          </table:table-cell>
        </table:table-row>
        <table:table-row table:style-name="ro1">
          <table:table-cell office:value-type="float" office:value="13903276" calcext:value-type="float">
            <text:p>13903276</text:p>
          </table:table-cell>
          <table:table-cell table:formula="of:=[.A871]/1000/(60*60*24)" office:value-type="time" office:time-value="PT03H51M43.276S" calcext:value-type="time">
            <text:p>03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72.07" calcext:value-type="float">
            <text:p>972.07</text:p>
          </table:table-cell>
          <table:table-cell office:value-type="float" office:value="1236.66" calcext:value-type="float">
            <text:p>1236.66</text:p>
          </table:table-cell>
        </table:table-row>
        <table:table-row table:style-name="ro1">
          <table:table-cell office:value-type="float" office:value="13919276" calcext:value-type="float">
            <text:p>13919276</text:p>
          </table:table-cell>
          <table:table-cell table:formula="of:=[.A872]/1000/(60*60*24)" office:value-type="time" office:time-value="PT03H51M59.276S" calcext:value-type="time">
            <text:p>03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73.16" calcext:value-type="float">
            <text:p>973.16</text:p>
          </table:table-cell>
          <table:table-cell office:value-type="float" office:value="1238.01" calcext:value-type="float">
            <text:p>1238.01</text:p>
          </table:table-cell>
        </table:table-row>
        <table:table-row table:style-name="ro1">
          <table:table-cell office:value-type="float" office:value="13935276" calcext:value-type="float">
            <text:p>13935276</text:p>
          </table:table-cell>
          <table:table-cell table:formula="of:=[.A873]/1000/(60*60*24)" office:value-type="time" office:time-value="PT03H52M15.276S" calcext:value-type="time">
            <text:p>03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74.25" calcext:value-type="float">
            <text:p>974.25</text:p>
          </table:table-cell>
          <table:table-cell office:value-type="float" office:value="1239.36" calcext:value-type="float">
            <text:p>1239.36</text:p>
          </table:table-cell>
        </table:table-row>
        <table:table-row table:style-name="ro1">
          <table:table-cell office:value-type="float" office:value="13951276" calcext:value-type="float">
            <text:p>13951276</text:p>
          </table:table-cell>
          <table:table-cell table:formula="of:=[.A874]/1000/(60*60*24)" office:value-type="time" office:time-value="PT03H52M31.276S" calcext:value-type="time">
            <text:p>03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75.33" calcext:value-type="float">
            <text:p>975.33</text:p>
          </table:table-cell>
          <table:table-cell office:value-type="float" office:value="1240.71" calcext:value-type="float">
            <text:p>1240.71</text:p>
          </table:table-cell>
        </table:table-row>
        <table:table-row table:style-name="ro1">
          <table:table-cell office:value-type="float" office:value="13967276" calcext:value-type="float">
            <text:p>13967276</text:p>
          </table:table-cell>
          <table:table-cell table:formula="of:=[.A875]/1000/(60*60*24)" office:value-type="time" office:time-value="PT03H52M47.276S" calcext:value-type="time">
            <text:p>03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76.42" calcext:value-type="float">
            <text:p>976.42</text:p>
          </table:table-cell>
          <table:table-cell office:value-type="float" office:value="1242.05" calcext:value-type="float">
            <text:p>1242.05</text:p>
          </table:table-cell>
        </table:table-row>
        <table:table-row table:style-name="ro1">
          <table:table-cell office:value-type="float" office:value="13983276" calcext:value-type="float">
            <text:p>13983276</text:p>
          </table:table-cell>
          <table:table-cell table:formula="of:=[.A876]/1000/(60*60*24)" office:value-type="time" office:time-value="PT03H53M03.276S" calcext:value-type="time">
            <text:p>03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977.51" calcext:value-type="float">
            <text:p>977.51</text:p>
          </table:table-cell>
          <table:table-cell office:value-type="float" office:value="1243.4" calcext:value-type="float">
            <text:p>1243.4</text:p>
          </table:table-cell>
        </table:table-row>
        <table:table-row table:style-name="ro1">
          <table:table-cell office:value-type="float" office:value="13999276" calcext:value-type="float">
            <text:p>13999276</text:p>
          </table:table-cell>
          <table:table-cell table:formula="of:=[.A877]/1000/(60*60*24)" office:value-type="time" office:time-value="PT03H53M19.276S" calcext:value-type="time">
            <text:p>03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78.6" calcext:value-type="float">
            <text:p>978.6</text:p>
          </table:table-cell>
          <table:table-cell office:value-type="float" office:value="1244.75" calcext:value-type="float">
            <text:p>1244.75</text:p>
          </table:table-cell>
        </table:table-row>
        <table:table-row table:style-name="ro1">
          <table:table-cell office:value-type="float" office:value="14015276" calcext:value-type="float">
            <text:p>14015276</text:p>
          </table:table-cell>
          <table:table-cell table:formula="of:=[.A878]/1000/(60*60*24)" office:value-type="time" office:time-value="PT03H53M35.276S" calcext:value-type="time">
            <text:p>03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79.69" calcext:value-type="float">
            <text:p>979.69</text:p>
          </table:table-cell>
          <table:table-cell office:value-type="float" office:value="1246.1" calcext:value-type="float">
            <text:p>1246.1</text:p>
          </table:table-cell>
        </table:table-row>
        <table:table-row table:style-name="ro1">
          <table:table-cell office:value-type="float" office:value="14031276" calcext:value-type="float">
            <text:p>14031276</text:p>
          </table:table-cell>
          <table:table-cell table:formula="of:=[.A879]/1000/(60*60*24)" office:value-type="time" office:time-value="PT03H53M51.276S" calcext:value-type="time">
            <text:p>03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0.78" calcext:value-type="float">
            <text:p>980.78</text:p>
          </table:table-cell>
          <table:table-cell office:value-type="float" office:value="1247.44" calcext:value-type="float">
            <text:p>1247.44</text:p>
          </table:table-cell>
        </table:table-row>
        <table:table-row table:style-name="ro1">
          <table:table-cell office:value-type="float" office:value="14047276" calcext:value-type="float">
            <text:p>14047276</text:p>
          </table:table-cell>
          <table:table-cell table:formula="of:=[.A880]/1000/(60*60*24)" office:value-type="time" office:time-value="PT03H54M07.276S" calcext:value-type="time">
            <text:p>03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1.87" calcext:value-type="float">
            <text:p>981.87</text:p>
          </table:table-cell>
          <table:table-cell office:value-type="float" office:value="1248.79" calcext:value-type="float">
            <text:p>1248.79</text:p>
          </table:table-cell>
        </table:table-row>
        <table:table-row table:style-name="ro1">
          <table:table-cell office:value-type="float" office:value="14063275" calcext:value-type="float">
            <text:p>14063275</text:p>
          </table:table-cell>
          <table:table-cell table:formula="of:=[.A881]/1000/(60*60*24)" office:value-type="time" office:time-value="PT03H54M23.275S" calcext:value-type="time">
            <text:p>03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2.96" calcext:value-type="float">
            <text:p>982.96</text:p>
          </table:table-cell>
          <table:table-cell office:value-type="float" office:value="1250.14" calcext:value-type="float">
            <text:p>1250.14</text:p>
          </table:table-cell>
        </table:table-row>
        <table:table-row table:style-name="ro1">
          <table:table-cell office:value-type="float" office:value="14079276" calcext:value-type="float">
            <text:p>14079276</text:p>
          </table:table-cell>
          <table:table-cell table:formula="of:=[.A882]/1000/(60*60*24)" office:value-type="time" office:time-value="PT03H54M39.276S" calcext:value-type="time">
            <text:p>03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4.05" calcext:value-type="float">
            <text:p>984.05</text:p>
          </table:table-cell>
          <table:table-cell office:value-type="float" office:value="1251.48" calcext:value-type="float">
            <text:p>1251.48</text:p>
          </table:table-cell>
        </table:table-row>
        <table:table-row table:style-name="ro1">
          <table:table-cell office:value-type="float" office:value="14095276" calcext:value-type="float">
            <text:p>14095276</text:p>
          </table:table-cell>
          <table:table-cell table:formula="of:=[.A883]/1000/(60*60*24)" office:value-type="time" office:time-value="PT03H54M55.276S" calcext:value-type="time">
            <text:p>03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5.14" calcext:value-type="float">
            <text:p>985.14</text:p>
          </table:table-cell>
          <table:table-cell office:value-type="float" office:value="1252.83" calcext:value-type="float">
            <text:p>1252.83</text:p>
          </table:table-cell>
        </table:table-row>
        <table:table-row table:style-name="ro1">
          <table:table-cell office:value-type="float" office:value="14111276" calcext:value-type="float">
            <text:p>14111276</text:p>
          </table:table-cell>
          <table:table-cell table:formula="of:=[.A884]/1000/(60*60*24)" office:value-type="time" office:time-value="PT03H55M11.276S" calcext:value-type="time">
            <text:p>03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6.23" calcext:value-type="float">
            <text:p>986.23</text:p>
          </table:table-cell>
          <table:table-cell office:value-type="float" office:value="1254.18" calcext:value-type="float">
            <text:p>1254.18</text:p>
          </table:table-cell>
        </table:table-row>
        <table:table-row table:style-name="ro1">
          <table:table-cell office:value-type="float" office:value="14127276" calcext:value-type="float">
            <text:p>14127276</text:p>
          </table:table-cell>
          <table:table-cell table:formula="of:=[.A885]/1000/(60*60*24)" office:value-type="time" office:time-value="PT03H55M27.276S" calcext:value-type="time">
            <text:p>03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7.31" calcext:value-type="float">
            <text:p>987.31</text:p>
          </table:table-cell>
          <table:table-cell office:value-type="float" office:value="1255.53" calcext:value-type="float">
            <text:p>1255.53</text:p>
          </table:table-cell>
        </table:table-row>
        <table:table-row table:style-name="ro1">
          <table:table-cell office:value-type="float" office:value="14143276" calcext:value-type="float">
            <text:p>14143276</text:p>
          </table:table-cell>
          <table:table-cell table:formula="of:=[.A886]/1000/(60*60*24)" office:value-type="time" office:time-value="PT03H55M43.276S" calcext:value-type="time">
            <text:p>03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8.4" calcext:value-type="float">
            <text:p>988.4</text:p>
          </table:table-cell>
          <table:table-cell office:value-type="float" office:value="1256.87" calcext:value-type="float">
            <text:p>1256.87</text:p>
          </table:table-cell>
        </table:table-row>
        <table:table-row table:style-name="ro1">
          <table:table-cell office:value-type="float" office:value="14159276" calcext:value-type="float">
            <text:p>14159276</text:p>
          </table:table-cell>
          <table:table-cell table:formula="of:=[.A887]/1000/(60*60*24)" office:value-type="time" office:time-value="PT03H55M59.276S" calcext:value-type="time">
            <text:p>03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89.49" calcext:value-type="float">
            <text:p>989.49</text:p>
          </table:table-cell>
          <table:table-cell office:value-type="float" office:value="1258.22" calcext:value-type="float">
            <text:p>1258.22</text:p>
          </table:table-cell>
        </table:table-row>
        <table:table-row table:style-name="ro1">
          <table:table-cell office:value-type="float" office:value="14175276" calcext:value-type="float">
            <text:p>14175276</text:p>
          </table:table-cell>
          <table:table-cell table:formula="of:=[.A888]/1000/(60*60*24)" office:value-type="time" office:time-value="PT03H56M15.276S" calcext:value-type="time">
            <text:p>03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90.58" calcext:value-type="float">
            <text:p>990.58</text:p>
          </table:table-cell>
          <table:table-cell office:value-type="float" office:value="1259.57" calcext:value-type="float">
            <text:p>1259.57</text:p>
          </table:table-cell>
        </table:table-row>
        <table:table-row table:style-name="ro1">
          <table:table-cell office:value-type="float" office:value="14191276" calcext:value-type="float">
            <text:p>14191276</text:p>
          </table:table-cell>
          <table:table-cell table:formula="of:=[.A889]/1000/(60*60*24)" office:value-type="time" office:time-value="PT03H56M31.276S" calcext:value-type="time">
            <text:p>03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91.67" calcext:value-type="float">
            <text:p>991.67</text:p>
          </table:table-cell>
          <table:table-cell office:value-type="float" office:value="1260.92" calcext:value-type="float">
            <text:p>1260.92</text:p>
          </table:table-cell>
        </table:table-row>
        <table:table-row table:style-name="ro1">
          <table:table-cell office:value-type="float" office:value="14207276" calcext:value-type="float">
            <text:p>14207276</text:p>
          </table:table-cell>
          <table:table-cell table:formula="of:=[.A890]/1000/(60*60*24)" office:value-type="time" office:time-value="PT03H56M47.276S" calcext:value-type="time">
            <text:p>03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92.76" calcext:value-type="float">
            <text:p>992.76</text:p>
          </table:table-cell>
          <table:table-cell office:value-type="float" office:value="1262.26" calcext:value-type="float">
            <text:p>1262.26</text:p>
          </table:table-cell>
        </table:table-row>
        <table:table-row table:style-name="ro1">
          <table:table-cell office:value-type="float" office:value="14223276" calcext:value-type="float">
            <text:p>14223276</text:p>
          </table:table-cell>
          <table:table-cell table:formula="of:=[.A891]/1000/(60*60*24)" office:value-type="time" office:time-value="PT03H57M03.276S" calcext:value-type="time">
            <text:p>03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93.85" calcext:value-type="float">
            <text:p>993.85</text:p>
          </table:table-cell>
          <table:table-cell office:value-type="float" office:value="1263.61" calcext:value-type="float">
            <text:p>1263.61</text:p>
          </table:table-cell>
        </table:table-row>
        <table:table-row table:style-name="ro1">
          <table:table-cell office:value-type="float" office:value="14239276" calcext:value-type="float">
            <text:p>14239276</text:p>
          </table:table-cell>
          <table:table-cell table:formula="of:=[.A892]/1000/(60*60*24)" office:value-type="time" office:time-value="PT03H57M19.276S" calcext:value-type="time">
            <text:p>03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94.94" calcext:value-type="float">
            <text:p>994.94</text:p>
          </table:table-cell>
          <table:table-cell office:value-type="float" office:value="1264.96" calcext:value-type="float">
            <text:p>1264.96</text:p>
          </table:table-cell>
        </table:table-row>
        <table:table-row table:style-name="ro1">
          <table:table-cell office:value-type="float" office:value="14255276" calcext:value-type="float">
            <text:p>14255276</text:p>
          </table:table-cell>
          <table:table-cell table:formula="of:=[.A893]/1000/(60*60*24)" office:value-type="time" office:time-value="PT03H57M35.276S" calcext:value-type="time">
            <text:p>03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96.03" calcext:value-type="float">
            <text:p>996.03</text:p>
          </table:table-cell>
          <table:table-cell office:value-type="float" office:value="1266.3" calcext:value-type="float">
            <text:p>1266.3</text:p>
          </table:table-cell>
        </table:table-row>
        <table:table-row table:style-name="ro1">
          <table:table-cell office:value-type="float" office:value="14271276" calcext:value-type="float">
            <text:p>14271276</text:p>
          </table:table-cell>
          <table:table-cell table:formula="of:=[.A894]/1000/(60*60*24)" office:value-type="time" office:time-value="PT03H57M51.276S" calcext:value-type="time">
            <text:p>03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997.12" calcext:value-type="float">
            <text:p>997.12</text:p>
          </table:table-cell>
          <table:table-cell office:value-type="float" office:value="1267.65" calcext:value-type="float">
            <text:p>1267.65</text:p>
          </table:table-cell>
        </table:table-row>
        <table:table-row table:style-name="ro1">
          <table:table-cell office:value-type="float" office:value="14287276" calcext:value-type="float">
            <text:p>14287276</text:p>
          </table:table-cell>
          <table:table-cell table:formula="of:=[.A895]/1000/(60*60*24)" office:value-type="time" office:time-value="PT03H58M07.276S" calcext:value-type="time">
            <text:p>03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98.2" calcext:value-type="float">
            <text:p>998.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4303276" calcext:value-type="float">
            <text:p>14303276</text:p>
          </table:table-cell>
          <table:table-cell table:formula="of:=[.A896]/1000/(60*60*24)" office:value-type="time" office:time-value="PT03H58M23.276S" calcext:value-type="time">
            <text:p>03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99.29" calcext:value-type="float">
            <text:p>999.29</text:p>
          </table:table-cell>
          <table:table-cell office:value-type="float" office:value="1270.34" calcext:value-type="float">
            <text:p>1270.34</text:p>
          </table:table-cell>
        </table:table-row>
        <table:table-row table:style-name="ro1">
          <table:table-cell office:value-type="float" office:value="14319276" calcext:value-type="float">
            <text:p>14319276</text:p>
          </table:table-cell>
          <table:table-cell table:formula="of:=[.A897]/1000/(60*60*24)" office:value-type="time" office:time-value="PT03H58M39.276S" calcext:value-type="time">
            <text:p>03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0.38" calcext:value-type="float">
            <text:p>1000.38</text:p>
          </table:table-cell>
          <table:table-cell office:value-type="float" office:value="1271.69" calcext:value-type="float">
            <text:p>1271.69</text:p>
          </table:table-cell>
        </table:table-row>
        <table:table-row table:style-name="ro1">
          <table:table-cell office:value-type="float" office:value="14335276" calcext:value-type="float">
            <text:p>14335276</text:p>
          </table:table-cell>
          <table:table-cell table:formula="of:=[.A898]/1000/(60*60*24)" office:value-type="time" office:time-value="PT03H58M55.276S" calcext:value-type="time">
            <text:p>03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1.47" calcext:value-type="float">
            <text:p>1001.47</text:p>
          </table:table-cell>
          <table:table-cell office:value-type="float" office:value="1273.03" calcext:value-type="float">
            <text:p>1273.03</text:p>
          </table:table-cell>
        </table:table-row>
        <table:table-row table:style-name="ro1">
          <table:table-cell office:value-type="float" office:value="14351276" calcext:value-type="float">
            <text:p>14351276</text:p>
          </table:table-cell>
          <table:table-cell table:formula="of:=[.A899]/1000/(60*60*24)" office:value-type="time" office:time-value="PT03H59M11.276S" calcext:value-type="time">
            <text:p>03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2.56" calcext:value-type="float">
            <text:p>1002.56</text:p>
          </table:table-cell>
          <table:table-cell office:value-type="float" office:value="1274.38" calcext:value-type="float">
            <text:p>1274.38</text:p>
          </table:table-cell>
        </table:table-row>
        <table:table-row table:style-name="ro1">
          <table:table-cell office:value-type="float" office:value="14367276" calcext:value-type="float">
            <text:p>14367276</text:p>
          </table:table-cell>
          <table:table-cell table:formula="of:=[.A900]/1000/(60*60*24)" office:value-type="time" office:time-value="PT03H59M27.276S" calcext:value-type="time">
            <text:p>03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3.65" calcext:value-type="float">
            <text:p>1003.65</text:p>
          </table:table-cell>
          <table:table-cell office:value-type="float" office:value="1275.73" calcext:value-type="float">
            <text:p>1275.73</text:p>
          </table:table-cell>
        </table:table-row>
        <table:table-row table:style-name="ro1">
          <table:table-cell office:value-type="float" office:value="14383276" calcext:value-type="float">
            <text:p>14383276</text:p>
          </table:table-cell>
          <table:table-cell table:formula="of:=[.A901]/1000/(60*60*24)" office:value-type="time" office:time-value="PT03H59M43.276S" calcext:value-type="time">
            <text:p>03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4.74" calcext:value-type="float">
            <text:p>1004.74</text:p>
          </table:table-cell>
          <table:table-cell office:value-type="float" office:value="1277.07" calcext:value-type="float">
            <text:p>1277.07</text:p>
          </table:table-cell>
        </table:table-row>
        <table:table-row table:style-name="ro1">
          <table:table-cell office:value-type="float" office:value="14399276" calcext:value-type="float">
            <text:p>14399276</text:p>
          </table:table-cell>
          <table:table-cell table:formula="of:=[.A902]/1000/(60*60*24)" office:value-type="time" office:time-value="PT03H59M59.276S" calcext:value-type="time">
            <text:p>03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1278.42" calcext:value-type="float">
            <text:p>1278.42</text:p>
          </table:table-cell>
        </table:table-row>
        <table:table-row table:style-name="ro1">
          <table:table-cell office:value-type="float" office:value="14415276" calcext:value-type="float">
            <text:p>14415276</text:p>
          </table:table-cell>
          <table:table-cell table:formula="of:=[.A903]/1000/(60*60*24)" office:value-type="time" office:time-value="PT04H00M15.276S" calcext:value-type="time">
            <text:p>04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6.92" calcext:value-type="float">
            <text:p>1006.92</text:p>
          </table:table-cell>
          <table:table-cell office:value-type="float" office:value="1279.77" calcext:value-type="float">
            <text:p>1279.77</text:p>
          </table:table-cell>
        </table:table-row>
        <table:table-row table:style-name="ro1">
          <table:table-cell office:value-type="float" office:value="14431276" calcext:value-type="float">
            <text:p>14431276</text:p>
          </table:table-cell>
          <table:table-cell table:formula="of:=[.A904]/1000/(60*60*24)" office:value-type="time" office:time-value="PT04H00M31.276S" calcext:value-type="time">
            <text:p>04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8" calcext:value-type="float">
            <text:p>1008</text:p>
          </table:table-cell>
          <table:table-cell office:value-type="float" office:value="1281.11" calcext:value-type="float">
            <text:p>1281.11</text:p>
          </table:table-cell>
        </table:table-row>
        <table:table-row table:style-name="ro1">
          <table:table-cell office:value-type="float" office:value="14447276" calcext:value-type="float">
            <text:p>14447276</text:p>
          </table:table-cell>
          <table:table-cell table:formula="of:=[.A905]/1000/(60*60*24)" office:value-type="time" office:time-value="PT04H00M47.276S" calcext:value-type="time">
            <text:p>04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09.09" calcext:value-type="float">
            <text:p>1009.09</text:p>
          </table:table-cell>
          <table:table-cell office:value-type="float" office:value="1282.46" calcext:value-type="float">
            <text:p>1282.46</text:p>
          </table:table-cell>
        </table:table-row>
        <table:table-row table:style-name="ro1">
          <table:table-cell office:value-type="float" office:value="14463276" calcext:value-type="float">
            <text:p>14463276</text:p>
          </table:table-cell>
          <table:table-cell table:formula="of:=[.A906]/1000/(60*60*24)" office:value-type="time" office:time-value="PT04H01M03.276S" calcext:value-type="time">
            <text:p>04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10.18" calcext:value-type="float">
            <text:p>1010.18</text:p>
          </table:table-cell>
          <table:table-cell office:value-type="float" office:value="1283.8" calcext:value-type="float">
            <text:p>1283.8</text:p>
          </table:table-cell>
        </table:table-row>
        <table:table-row table:style-name="ro1">
          <table:table-cell office:value-type="float" office:value="14479276" calcext:value-type="float">
            <text:p>14479276</text:p>
          </table:table-cell>
          <table:table-cell table:formula="of:=[.A907]/1000/(60*60*24)" office:value-type="time" office:time-value="PT04H01M19.276S" calcext:value-type="time">
            <text:p>04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11.27" calcext:value-type="float">
            <text:p>1011.27</text:p>
          </table:table-cell>
          <table:table-cell office:value-type="float" office:value="1285.15" calcext:value-type="float">
            <text:p>1285.15</text:p>
          </table:table-cell>
        </table:table-row>
        <table:table-row table:style-name="ro1">
          <table:table-cell office:value-type="float" office:value="14495276" calcext:value-type="float">
            <text:p>14495276</text:p>
          </table:table-cell>
          <table:table-cell table:formula="of:=[.A908]/1000/(60*60*24)" office:value-type="time" office:time-value="PT04H01M35.276S" calcext:value-type="time">
            <text:p>04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12.36" calcext:value-type="float">
            <text:p>1012.36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float" office:value="14511276" calcext:value-type="float">
            <text:p>14511276</text:p>
          </table:table-cell>
          <table:table-cell table:formula="of:=[.A909]/1000/(60*60*24)" office:value-type="time" office:time-value="PT04H01M51.276S" calcext:value-type="time">
            <text:p>04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13.45" calcext:value-type="float">
            <text:p>1013.45</text:p>
          </table:table-cell>
          <table:table-cell office:value-type="float" office:value="1287.84" calcext:value-type="float">
            <text:p>1287.84</text:p>
          </table:table-cell>
        </table:table-row>
        <table:table-row table:style-name="ro1">
          <table:table-cell office:value-type="float" office:value="14527276" calcext:value-type="float">
            <text:p>14527276</text:p>
          </table:table-cell>
          <table:table-cell table:formula="of:=[.A910]/1000/(60*60*24)" office:value-type="time" office:time-value="PT04H02M07.276S" calcext:value-type="time">
            <text:p>04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14.54" calcext:value-type="float">
            <text:p>1014.54</text:p>
          </table:table-cell>
          <table:table-cell office:value-type="float" office:value="1289.19" calcext:value-type="float">
            <text:p>1289.19</text:p>
          </table:table-cell>
        </table:table-row>
        <table:table-row table:style-name="ro1">
          <table:table-cell office:value-type="float" office:value="14543276" calcext:value-type="float">
            <text:p>14543276</text:p>
          </table:table-cell>
          <table:table-cell table:formula="of:=[.A911]/1000/(60*60*24)" office:value-type="time" office:time-value="PT04H02M23.276S" calcext:value-type="time">
            <text:p>04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15.63" calcext:value-type="float">
            <text:p>1015.63</text:p>
          </table:table-cell>
          <table:table-cell office:value-type="float" office:value="1290.53" calcext:value-type="float">
            <text:p>1290.53</text:p>
          </table:table-cell>
        </table:table-row>
        <table:table-row table:style-name="ro1">
          <table:table-cell office:value-type="float" office:value="14559276" calcext:value-type="float">
            <text:p>14559276</text:p>
          </table:table-cell>
          <table:table-cell table:formula="of:=[.A912]/1000/(60*60*24)" office:value-type="time" office:time-value="PT04H02M39.276S" calcext:value-type="time">
            <text:p>04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1291.88" calcext:value-type="float">
            <text:p>1291.88</text:p>
          </table:table-cell>
        </table:table-row>
        <table:table-row table:style-name="ro1">
          <table:table-cell office:value-type="float" office:value="14575276" calcext:value-type="float">
            <text:p>14575276</text:p>
          </table:table-cell>
          <table:table-cell table:formula="of:=[.A913]/1000/(60*60*24)" office:value-type="time" office:time-value="PT04H02M55.276S" calcext:value-type="time">
            <text:p>04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17.8" calcext:value-type="float">
            <text:p>1017.8</text:p>
          </table:table-cell>
          <table:table-cell office:value-type="float" office:value="1293.22" calcext:value-type="float">
            <text:p>1293.22</text:p>
          </table:table-cell>
        </table:table-row>
        <table:table-row table:style-name="ro1">
          <table:table-cell office:value-type="float" office:value="14591276" calcext:value-type="float">
            <text:p>14591276</text:p>
          </table:table-cell>
          <table:table-cell table:formula="of:=[.A914]/1000/(60*60*24)" office:value-type="time" office:time-value="PT04H03M11.276S" calcext:value-type="time">
            <text:p>04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18.89" calcext:value-type="float">
            <text:p>1018.89</text:p>
          </table:table-cell>
          <table:table-cell office:value-type="float" office:value="1294.57" calcext:value-type="float">
            <text:p>1294.57</text:p>
          </table:table-cell>
        </table:table-row>
        <table:table-row table:style-name="ro1">
          <table:table-cell office:value-type="float" office:value="14607276" calcext:value-type="float">
            <text:p>14607276</text:p>
          </table:table-cell>
          <table:table-cell table:formula="of:=[.A915]/1000/(60*60*24)" office:value-type="time" office:time-value="PT04H03M27.276S" calcext:value-type="time">
            <text:p>04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19.98" calcext:value-type="float">
            <text:p>1019.98</text:p>
          </table:table-cell>
          <table:table-cell office:value-type="float" office:value="1295.91" calcext:value-type="float">
            <text:p>1295.91</text:p>
          </table:table-cell>
        </table:table-row>
        <table:table-row table:style-name="ro1">
          <table:table-cell office:value-type="float" office:value="14623276" calcext:value-type="float">
            <text:p>14623276</text:p>
          </table:table-cell>
          <table:table-cell table:formula="of:=[.A916]/1000/(60*60*24)" office:value-type="time" office:time-value="PT04H03M43.276S" calcext:value-type="time">
            <text:p>04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297.26" calcext:value-type="float">
            <text:p>1297.26</text:p>
          </table:table-cell>
        </table:table-row>
        <table:table-row table:style-name="ro1">
          <table:table-cell office:value-type="float" office:value="14639276" calcext:value-type="float">
            <text:p>14639276</text:p>
          </table:table-cell>
          <table:table-cell table:formula="of:=[.A917]/1000/(60*60*24)" office:value-type="time" office:time-value="PT04H03M59.276S" calcext:value-type="time">
            <text:p>04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1022.16" calcext:value-type="float">
            <text:p>1022.16</text:p>
          </table:table-cell>
          <table:table-cell office:value-type="float" office:value="1298.61" calcext:value-type="float">
            <text:p>1298.61</text:p>
          </table:table-cell>
        </table:table-row>
        <table:table-row table:style-name="ro1">
          <table:table-cell office:value-type="float" office:value="14655276" calcext:value-type="float">
            <text:p>14655276</text:p>
          </table:table-cell>
          <table:table-cell table:formula="of:=[.A918]/1000/(60*60*24)" office:value-type="time" office:time-value="PT04H04M15.276S" calcext:value-type="time">
            <text:p>04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3.25" calcext:value-type="float">
            <text:p>1023.25</text:p>
          </table:table-cell>
          <table:table-cell office:value-type="float" office:value="1299.95" calcext:value-type="float">
            <text:p>1299.95</text:p>
          </table:table-cell>
        </table:table-row>
        <table:table-row table:style-name="ro1">
          <table:table-cell office:value-type="float" office:value="14671276" calcext:value-type="float">
            <text:p>14671276</text:p>
          </table:table-cell>
          <table:table-cell table:formula="of:=[.A919]/1000/(60*60*24)" office:value-type="time" office:time-value="PT04H04M31.276S" calcext:value-type="time">
            <text:p>04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4.34" calcext:value-type="float">
            <text:p>1024.34</text:p>
          </table:table-cell>
          <table:table-cell office:value-type="float" office:value="1301.3" calcext:value-type="float">
            <text:p>1301.3</text:p>
          </table:table-cell>
        </table:table-row>
        <table:table-row table:style-name="ro1">
          <table:table-cell office:value-type="float" office:value="14687276" calcext:value-type="float">
            <text:p>14687276</text:p>
          </table:table-cell>
          <table:table-cell table:formula="of:=[.A920]/1000/(60*60*24)" office:value-type="time" office:time-value="PT04H04M47.276S" calcext:value-type="time">
            <text:p>04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5.42" calcext:value-type="float">
            <text:p>1025.42</text:p>
          </table:table-cell>
          <table:table-cell office:value-type="float" office:value="1302.64" calcext:value-type="float">
            <text:p>1302.64</text:p>
          </table:table-cell>
        </table:table-row>
        <table:table-row table:style-name="ro1">
          <table:table-cell office:value-type="float" office:value="14703276" calcext:value-type="float">
            <text:p>14703276</text:p>
          </table:table-cell>
          <table:table-cell table:formula="of:=[.A921]/1000/(60*60*24)" office:value-type="time" office:time-value="PT04H05M03.276S" calcext:value-type="time">
            <text:p>04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6.51" calcext:value-type="float">
            <text:p>1026.51</text:p>
          </table:table-cell>
          <table:table-cell office:value-type="float" office:value="1303.99" calcext:value-type="float">
            <text:p>1303.99</text:p>
          </table:table-cell>
        </table:table-row>
        <table:table-row table:style-name="ro1">
          <table:table-cell office:value-type="float" office:value="14719276" calcext:value-type="float">
            <text:p>14719276</text:p>
          </table:table-cell>
          <table:table-cell table:formula="of:=[.A922]/1000/(60*60*24)" office:value-type="time" office:time-value="PT04H05M19.276S" calcext:value-type="time">
            <text:p>04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7.6" calcext:value-type="float">
            <text:p>1027.6</text:p>
          </table:table-cell>
          <table:table-cell office:value-type="float" office:value="1305.33" calcext:value-type="float">
            <text:p>1305.33</text:p>
          </table:table-cell>
        </table:table-row>
        <table:table-row table:style-name="ro1">
          <table:table-cell office:value-type="float" office:value="14735276" calcext:value-type="float">
            <text:p>14735276</text:p>
          </table:table-cell>
          <table:table-cell table:formula="of:=[.A923]/1000/(60*60*24)" office:value-type="time" office:time-value="PT04H05M35.276S" calcext:value-type="time">
            <text:p>04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1028.69" calcext:value-type="float">
            <text:p>1028.69</text:p>
          </table:table-cell>
          <table:table-cell office:value-type="float" office:value="1306.68" calcext:value-type="float">
            <text:p>1306.68</text:p>
          </table:table-cell>
        </table:table-row>
        <table:table-row table:style-name="ro1">
          <table:table-cell office:value-type="float" office:value="14751276" calcext:value-type="float">
            <text:p>14751276</text:p>
          </table:table-cell>
          <table:table-cell table:formula="of:=[.A924]/1000/(60*60*24)" office:value-type="time" office:time-value="PT04H05M51.276S" calcext:value-type="time">
            <text:p>04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29.78" calcext:value-type="float">
            <text:p>1029.78</text:p>
          </table:table-cell>
          <table:table-cell office:value-type="float" office:value="1308.02" calcext:value-type="float">
            <text:p>1308.02</text:p>
          </table:table-cell>
        </table:table-row>
        <table:table-row table:style-name="ro1">
          <table:table-cell office:value-type="float" office:value="14767276" calcext:value-type="float">
            <text:p>14767276</text:p>
          </table:table-cell>
          <table:table-cell table:formula="of:=[.A925]/1000/(60*60*24)" office:value-type="time" office:time-value="PT04H06M07.276S" calcext:value-type="time">
            <text:p>04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30.86" calcext:value-type="float">
            <text:p>1030.86</text:p>
          </table:table-cell>
          <table:table-cell office:value-type="float" office:value="1309.37" calcext:value-type="float">
            <text:p>1309.37</text:p>
          </table:table-cell>
        </table:table-row>
        <table:table-row table:style-name="ro1">
          <table:table-cell office:value-type="float" office:value="14783276" calcext:value-type="float">
            <text:p>14783276</text:p>
          </table:table-cell>
          <table:table-cell table:formula="of:=[.A926]/1000/(60*60*24)" office:value-type="time" office:time-value="PT04H06M23.276S" calcext:value-type="time">
            <text:p>04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31.95" calcext:value-type="float">
            <text:p>1031.95</text:p>
          </table:table-cell>
          <table:table-cell office:value-type="float" office:value="1310.71" calcext:value-type="float">
            <text:p>1310.71</text:p>
          </table:table-cell>
        </table:table-row>
        <table:table-row table:style-name="ro1">
          <table:table-cell office:value-type="float" office:value="14799276" calcext:value-type="float">
            <text:p>14799276</text:p>
          </table:table-cell>
          <table:table-cell table:formula="of:=[.A927]/1000/(60*60*24)" office:value-type="time" office:time-value="PT04H06M39.276S" calcext:value-type="time">
            <text:p>04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33.04" calcext:value-type="float">
            <text:p>1033.04</text:p>
          </table:table-cell>
          <table:table-cell office:value-type="float" office:value="1312.06" calcext:value-type="float">
            <text:p>1312.06</text:p>
          </table:table-cell>
        </table:table-row>
        <table:table-row table:style-name="ro1">
          <table:table-cell office:value-type="float" office:value="14815276" calcext:value-type="float">
            <text:p>14815276</text:p>
          </table:table-cell>
          <table:table-cell table:formula="of:=[.A928]/1000/(60*60*24)" office:value-type="time" office:time-value="PT04H06M55.276S" calcext:value-type="time">
            <text:p>04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34.13" calcext:value-type="float">
            <text:p>1034.13</text:p>
          </table:table-cell>
          <table:table-cell office:value-type="float" office:value="1313.4" calcext:value-type="float">
            <text:p>1313.4</text:p>
          </table:table-cell>
        </table:table-row>
        <table:table-row table:style-name="ro1">
          <table:table-cell office:value-type="float" office:value="14831276" calcext:value-type="float">
            <text:p>14831276</text:p>
          </table:table-cell>
          <table:table-cell table:formula="of:=[.A929]/1000/(60*60*24)" office:value-type="time" office:time-value="PT04H07M11.276S" calcext:value-type="time">
            <text:p>04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35.22" calcext:value-type="float">
            <text:p>1035.22</text:p>
          </table:table-cell>
          <table:table-cell office:value-type="float" office:value="1314.75" calcext:value-type="float">
            <text:p>1314.75</text:p>
          </table:table-cell>
        </table:table-row>
        <table:table-row table:style-name="ro1">
          <table:table-cell office:value-type="float" office:value="14847276" calcext:value-type="float">
            <text:p>14847276</text:p>
          </table:table-cell>
          <table:table-cell table:formula="of:=[.A930]/1000/(60*60*24)" office:value-type="time" office:time-value="PT04H07M27.276S" calcext:value-type="time">
            <text:p>04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36.31" calcext:value-type="float">
            <text:p>1036.31</text:p>
          </table:table-cell>
          <table:table-cell office:value-type="float" office:value="1316.1" calcext:value-type="float">
            <text:p>1316.1</text:p>
          </table:table-cell>
        </table:table-row>
        <table:table-row table:style-name="ro1">
          <table:table-cell office:value-type="float" office:value="14863276" calcext:value-type="float">
            <text:p>14863276</text:p>
          </table:table-cell>
          <table:table-cell table:formula="of:=[.A931]/1000/(60*60*24)" office:value-type="time" office:time-value="PT04H07M43.276S" calcext:value-type="time">
            <text:p>04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3" calcext:value-type="float">
            <text:p>301.83</text:p>
          </table:table-cell>
          <table:table-cell office:value-type="float" office:value="1037.39" calcext:value-type="float">
            <text:p>1037.39</text:p>
          </table:table-cell>
          <table:table-cell office:value-type="float" office:value="1317.44" calcext:value-type="float">
            <text:p>1317.44</text:p>
          </table:table-cell>
        </table:table-row>
        <table:table-row table:style-name="ro1">
          <table:table-cell office:value-type="float" office:value="14879276" calcext:value-type="float">
            <text:p>14879276</text:p>
          </table:table-cell>
          <table:table-cell table:formula="of:=[.A932]/1000/(60*60*24)" office:value-type="time" office:time-value="PT04H07M59.276S" calcext:value-type="time">
            <text:p>04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1038.48" calcext:value-type="float">
            <text:p>1038.48</text:p>
          </table:table-cell>
          <table:table-cell office:value-type="float" office:value="1318.79" calcext:value-type="float">
            <text:p>1318.79</text:p>
          </table:table-cell>
        </table:table-row>
        <table:table-row table:style-name="ro1">
          <table:table-cell office:value-type="float" office:value="14895276" calcext:value-type="float">
            <text:p>14895276</text:p>
          </table:table-cell>
          <table:table-cell table:formula="of:=[.A933]/1000/(60*60*24)" office:value-type="time" office:time-value="PT04H08M15.276S" calcext:value-type="time">
            <text:p>04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39.57" calcext:value-type="float">
            <text:p>1039.57</text:p>
          </table:table-cell>
          <table:table-cell office:value-type="float" office:value="1320.13" calcext:value-type="float">
            <text:p>1320.13</text:p>
          </table:table-cell>
        </table:table-row>
        <table:table-row table:style-name="ro1">
          <table:table-cell office:value-type="float" office:value="14911276" calcext:value-type="float">
            <text:p>14911276</text:p>
          </table:table-cell>
          <table:table-cell table:formula="of:=[.A934]/1000/(60*60*24)" office:value-type="time" office:time-value="PT04H08M31.276S" calcext:value-type="time">
            <text:p>04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40.66" calcext:value-type="float">
            <text:p>1040.66</text:p>
          </table:table-cell>
          <table:table-cell office:value-type="float" office:value="1321.48" calcext:value-type="float">
            <text:p>1321.48</text:p>
          </table:table-cell>
        </table:table-row>
        <table:table-row table:style-name="ro1">
          <table:table-cell office:value-type="float" office:value="14927276" calcext:value-type="float">
            <text:p>14927276</text:p>
          </table:table-cell>
          <table:table-cell table:formula="of:=[.A935]/1000/(60*60*24)" office:value-type="time" office:time-value="PT04H08M47.276S" calcext:value-type="time">
            <text:p>04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1.75" calcext:value-type="float">
            <text:p>1041.75</text:p>
          </table:table-cell>
          <table:table-cell office:value-type="float" office:value="1322.82" calcext:value-type="float">
            <text:p>1322.82</text:p>
          </table:table-cell>
        </table:table-row>
        <table:table-row table:style-name="ro1">
          <table:table-cell office:value-type="float" office:value="14943276" calcext:value-type="float">
            <text:p>14943276</text:p>
          </table:table-cell>
          <table:table-cell table:formula="of:=[.A936]/1000/(60*60*24)" office:value-type="time" office:time-value="PT04H09M03.276S" calcext:value-type="time">
            <text:p>04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1042.83" calcext:value-type="float">
            <text:p>1042.83</text:p>
          </table:table-cell>
          <table:table-cell office:value-type="float" office:value="1324.16" calcext:value-type="float">
            <text:p>1324.16</text:p>
          </table:table-cell>
        </table:table-row>
        <table:table-row table:style-name="ro1">
          <table:table-cell office:value-type="float" office:value="14959276" calcext:value-type="float">
            <text:p>14959276</text:p>
          </table:table-cell>
          <table:table-cell table:formula="of:=[.A937]/1000/(60*60*24)" office:value-type="time" office:time-value="PT04H09M19.276S" calcext:value-type="time">
            <text:p>04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3.92" calcext:value-type="float">
            <text:p>1043.92</text:p>
          </table:table-cell>
          <table:table-cell office:value-type="float" office:value="1325.51" calcext:value-type="float">
            <text:p>1325.51</text:p>
          </table:table-cell>
        </table:table-row>
        <table:table-row table:style-name="ro1">
          <table:table-cell office:value-type="float" office:value="14975276" calcext:value-type="float">
            <text:p>14975276</text:p>
          </table:table-cell>
          <table:table-cell table:formula="of:=[.A938]/1000/(60*60*24)" office:value-type="time" office:time-value="PT04H09M35.276S" calcext:value-type="time">
            <text:p>04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5.01" calcext:value-type="float">
            <text:p>1045.01</text:p>
          </table:table-cell>
          <table:table-cell office:value-type="float" office:value="1326.85" calcext:value-type="float">
            <text:p>1326.85</text:p>
          </table:table-cell>
        </table:table-row>
        <table:table-row table:style-name="ro1">
          <table:table-cell office:value-type="float" office:value="14991276" calcext:value-type="float">
            <text:p>14991276</text:p>
          </table:table-cell>
          <table:table-cell table:formula="of:=[.A939]/1000/(60*60*24)" office:value-type="time" office:time-value="PT04H09M51.276S" calcext:value-type="time">
            <text:p>04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6.1" calcext:value-type="float">
            <text:p>1046.1</text:p>
          </table:table-cell>
          <table:table-cell office:value-type="float" office:value="1328.2" calcext:value-type="float">
            <text:p>1328.2</text:p>
          </table:table-cell>
        </table:table-row>
        <table:table-row table:style-name="ro1">
          <table:table-cell office:value-type="float" office:value="15007276" calcext:value-type="float">
            <text:p>15007276</text:p>
          </table:table-cell>
          <table:table-cell table:formula="of:=[.A940]/1000/(60*60*24)" office:value-type="time" office:time-value="PT04H10M07.276S" calcext:value-type="time">
            <text:p>04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7.18" calcext:value-type="float">
            <text:p>1047.18</text:p>
          </table:table-cell>
          <table:table-cell office:value-type="float" office:value="1329.54" calcext:value-type="float">
            <text:p>1329.54</text:p>
          </table:table-cell>
        </table:table-row>
        <table:table-row table:style-name="ro1">
          <table:table-cell office:value-type="float" office:value="15023276" calcext:value-type="float">
            <text:p>15023276</text:p>
          </table:table-cell>
          <table:table-cell table:formula="of:=[.A941]/1000/(60*60*24)" office:value-type="time" office:time-value="PT04H10M23.276S" calcext:value-type="time">
            <text:p>04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8.27" calcext:value-type="float">
            <text:p>1048.27</text:p>
          </table:table-cell>
          <table:table-cell office:value-type="float" office:value="1330.89" calcext:value-type="float">
            <text:p>1330.89</text:p>
          </table:table-cell>
        </table:table-row>
        <table:table-row table:style-name="ro1">
          <table:table-cell office:value-type="float" office:value="15039276" calcext:value-type="float">
            <text:p>15039276</text:p>
          </table:table-cell>
          <table:table-cell table:formula="of:=[.A942]/1000/(60*60*24)" office:value-type="time" office:time-value="PT04H10M39.276S" calcext:value-type="time">
            <text:p>04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49.36" calcext:value-type="float">
            <text:p>1049.36</text:p>
          </table:table-cell>
          <table:table-cell office:value-type="float" office:value="1332.23" calcext:value-type="float">
            <text:p>1332.23</text:p>
          </table:table-cell>
        </table:table-row>
        <table:table-row table:style-name="ro1">
          <table:table-cell office:value-type="float" office:value="15055276" calcext:value-type="float">
            <text:p>15055276</text:p>
          </table:table-cell>
          <table:table-cell table:formula="of:=[.A943]/1000/(60*60*24)" office:value-type="time" office:time-value="PT04H10M55.276S" calcext:value-type="time">
            <text:p>04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50.45" calcext:value-type="float">
            <text:p>1050.45</text:p>
          </table:table-cell>
          <table:table-cell office:value-type="float" office:value="1333.58" calcext:value-type="float">
            <text:p>1333.58</text:p>
          </table:table-cell>
        </table:table-row>
        <table:table-row table:style-name="ro1">
          <table:table-cell office:value-type="float" office:value="15071276" calcext:value-type="float">
            <text:p>15071276</text:p>
          </table:table-cell>
          <table:table-cell table:formula="of:=[.A944]/1000/(60*60*24)" office:value-type="time" office:time-value="PT04H11M11.276S" calcext:value-type="time">
            <text:p>04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1051.54" calcext:value-type="float">
            <text:p>1051.54</text:p>
          </table:table-cell>
          <table:table-cell office:value-type="float" office:value="1334.92" calcext:value-type="float">
            <text:p>1334.92</text:p>
          </table:table-cell>
        </table:table-row>
        <table:table-row table:style-name="ro1">
          <table:table-cell office:value-type="float" office:value="15087276" calcext:value-type="float">
            <text:p>15087276</text:p>
          </table:table-cell>
          <table:table-cell table:formula="of:=[.A945]/1000/(60*60*24)" office:value-type="time" office:time-value="PT04H11M27.276S" calcext:value-type="time">
            <text:p>04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52.62" calcext:value-type="float">
            <text:p>1052.62</text:p>
          </table:table-cell>
          <table:table-cell office:value-type="float" office:value="1336.27" calcext:value-type="float">
            <text:p>1336.27</text:p>
          </table:table-cell>
        </table:table-row>
        <table:table-row table:style-name="ro1">
          <table:table-cell office:value-type="float" office:value="15103276" calcext:value-type="float">
            <text:p>15103276</text:p>
          </table:table-cell>
          <table:table-cell table:formula="of:=[.A946]/1000/(60*60*24)" office:value-type="time" office:time-value="PT04H11M43.276S" calcext:value-type="time">
            <text:p>04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1053.71" calcext:value-type="float">
            <text:p>1053.71</text:p>
          </table:table-cell>
          <table:table-cell office:value-type="float" office:value="1337.61" calcext:value-type="float">
            <text:p>1337.61</text:p>
          </table:table-cell>
        </table:table-row>
        <table:table-row table:style-name="ro1">
          <table:table-cell office:value-type="float" office:value="15119276" calcext:value-type="float">
            <text:p>15119276</text:p>
          </table:table-cell>
          <table:table-cell table:formula="of:=[.A947]/1000/(60*60*24)" office:value-type="time" office:time-value="PT04H11M59.276S" calcext:value-type="time">
            <text:p>04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54.8" calcext:value-type="float">
            <text:p>1054.8</text:p>
          </table:table-cell>
          <table:table-cell office:value-type="float" office:value="1338.95" calcext:value-type="float">
            <text:p>1338.95</text:p>
          </table:table-cell>
        </table:table-row>
        <table:table-row table:style-name="ro1">
          <table:table-cell office:value-type="float" office:value="15135276" calcext:value-type="float">
            <text:p>15135276</text:p>
          </table:table-cell>
          <table:table-cell table:formula="of:=[.A948]/1000/(60*60*24)" office:value-type="time" office:time-value="PT04H12M15.276S" calcext:value-type="time">
            <text:p>04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1055.89" calcext:value-type="float">
            <text:p>1055.89</text:p>
          </table:table-cell>
          <table:table-cell office:value-type="float" office:value="1340.3" calcext:value-type="float">
            <text:p>1340.3</text:p>
          </table:table-cell>
        </table:table-row>
        <table:table-row table:style-name="ro1">
          <table:table-cell office:value-type="float" office:value="15151276" calcext:value-type="float">
            <text:p>15151276</text:p>
          </table:table-cell>
          <table:table-cell table:formula="of:=[.A949]/1000/(60*60*24)" office:value-type="time" office:time-value="PT04H12M31.276S" calcext:value-type="time">
            <text:p>04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56.98" calcext:value-type="float">
            <text:p>1056.98</text:p>
          </table:table-cell>
          <table:table-cell office:value-type="float" office:value="1341.64" calcext:value-type="float">
            <text:p>1341.64</text:p>
          </table:table-cell>
        </table:table-row>
        <table:table-row table:style-name="ro1">
          <table:table-cell office:value-type="float" office:value="15167276" calcext:value-type="float">
            <text:p>15167276</text:p>
          </table:table-cell>
          <table:table-cell table:formula="of:=[.A950]/1000/(60*60*24)" office:value-type="time" office:time-value="PT04H12M47.276S" calcext:value-type="time">
            <text:p>04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58.06" calcext:value-type="float">
            <text:p>1058.06</text:p>
          </table:table-cell>
          <table:table-cell office:value-type="float" office:value="1342.98" calcext:value-type="float">
            <text:p>1342.98</text:p>
          </table:table-cell>
        </table:table-row>
        <table:table-row table:style-name="ro1">
          <table:table-cell office:value-type="float" office:value="15183276" calcext:value-type="float">
            <text:p>15183276</text:p>
          </table:table-cell>
          <table:table-cell table:formula="of:=[.A951]/1000/(60*60*24)" office:value-type="time" office:time-value="PT04H13M03.276S" calcext:value-type="time">
            <text:p>04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059.15" calcext:value-type="float">
            <text:p>1059.15</text:p>
          </table:table-cell>
          <table:table-cell office:value-type="float" office:value="1344.33" calcext:value-type="float">
            <text:p>1344.33</text:p>
          </table:table-cell>
        </table:table-row>
        <table:table-row table:style-name="ro1">
          <table:table-cell office:value-type="float" office:value="15199276" calcext:value-type="float">
            <text:p>15199276</text:p>
          </table:table-cell>
          <table:table-cell table:formula="of:=[.A952]/1000/(60*60*24)" office:value-type="time" office:time-value="PT04H13M19.276S" calcext:value-type="time">
            <text:p>04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1060.24" calcext:value-type="float">
            <text:p>1060.24</text:p>
          </table:table-cell>
          <table:table-cell office:value-type="float" office:value="1345.67" calcext:value-type="float">
            <text:p>1345.67</text:p>
          </table:table-cell>
        </table:table-row>
        <table:table-row table:style-name="ro1">
          <table:table-cell office:value-type="float" office:value="15215276" calcext:value-type="float">
            <text:p>15215276</text:p>
          </table:table-cell>
          <table:table-cell table:formula="of:=[.A953]/1000/(60*60*24)" office:value-type="time" office:time-value="PT04H13M35.276S" calcext:value-type="time">
            <text:p>04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1061.33" calcext:value-type="float">
            <text:p>1061.33</text:p>
          </table:table-cell>
          <table:table-cell office:value-type="float" office:value="1347.01" calcext:value-type="float">
            <text:p>1347.01</text:p>
          </table:table-cell>
        </table:table-row>
        <table:table-row table:style-name="ro1">
          <table:table-cell office:value-type="float" office:value="15231276" calcext:value-type="float">
            <text:p>15231276</text:p>
          </table:table-cell>
          <table:table-cell table:formula="of:=[.A954]/1000/(60*60*24)" office:value-type="time" office:time-value="PT04H13M51.276S" calcext:value-type="time">
            <text:p>04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062.41" calcext:value-type="float">
            <text:p>1062.41</text:p>
          </table:table-cell>
          <table:table-cell office:value-type="float" office:value="1348.36" calcext:value-type="float">
            <text:p>1348.36</text:p>
          </table:table-cell>
        </table:table-row>
        <table:table-row table:style-name="ro1">
          <table:table-cell office:value-type="float" office:value="15247276" calcext:value-type="float">
            <text:p>15247276</text:p>
          </table:table-cell>
          <table:table-cell table:formula="of:=[.A955]/1000/(60*60*24)" office:value-type="time" office:time-value="PT04H14M07.276S" calcext:value-type="time">
            <text:p>04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1063.5" calcext:value-type="float">
            <text:p>1063.5</text:p>
          </table:table-cell>
          <table:table-cell office:value-type="float" office:value="1349.7" calcext:value-type="float">
            <text:p>1349.7</text:p>
          </table:table-cell>
        </table:table-row>
        <table:table-row table:style-name="ro1">
          <table:table-cell office:value-type="float" office:value="15263276" calcext:value-type="float">
            <text:p>15263276</text:p>
          </table:table-cell>
          <table:table-cell table:formula="of:=[.A956]/1000/(60*60*24)" office:value-type="time" office:time-value="PT04H14M23.276S" calcext:value-type="time">
            <text:p>04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64.59" calcext:value-type="float">
            <text:p>1064.59</text:p>
          </table:table-cell>
          <table:table-cell office:value-type="float" office:value="1351.04" calcext:value-type="float">
            <text:p>1351.04</text:p>
          </table:table-cell>
        </table:table-row>
        <table:table-row table:style-name="ro1">
          <table:table-cell office:value-type="float" office:value="15279275" calcext:value-type="float">
            <text:p>15279275</text:p>
          </table:table-cell>
          <table:table-cell table:formula="of:=[.A957]/1000/(60*60*24)" office:value-type="time" office:time-value="PT04H14M39.275S" calcext:value-type="time">
            <text:p>04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65.68" calcext:value-type="float">
            <text:p>1065.68</text:p>
          </table:table-cell>
          <table:table-cell office:value-type="float" office:value="1352.38" calcext:value-type="float">
            <text:p>1352.38</text:p>
          </table:table-cell>
        </table:table-row>
        <table:table-row table:style-name="ro1">
          <table:table-cell office:value-type="float" office:value="15295276" calcext:value-type="float">
            <text:p>15295276</text:p>
          </table:table-cell>
          <table:table-cell table:formula="of:=[.A958]/1000/(60*60*24)" office:value-type="time" office:time-value="PT04H14M55.276S" calcext:value-type="time">
            <text:p>04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66.76" calcext:value-type="float">
            <text:p>1066.76</text:p>
          </table:table-cell>
          <table:table-cell office:value-type="float" office:value="1353.73" calcext:value-type="float">
            <text:p>1353.73</text:p>
          </table:table-cell>
        </table:table-row>
        <table:table-row table:style-name="ro1">
          <table:table-cell office:value-type="float" office:value="15311276" calcext:value-type="float">
            <text:p>15311276</text:p>
          </table:table-cell>
          <table:table-cell table:formula="of:=[.A959]/1000/(60*60*24)" office:value-type="time" office:time-value="PT04H15M11.276S" calcext:value-type="time">
            <text:p>04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067.85" calcext:value-type="float">
            <text:p>1067.85</text:p>
          </table:table-cell>
          <table:table-cell office:value-type="float" office:value="1355.07" calcext:value-type="float">
            <text:p>1355.07</text:p>
          </table:table-cell>
        </table:table-row>
        <table:table-row table:style-name="ro1">
          <table:table-cell office:value-type="float" office:value="15327276" calcext:value-type="float">
            <text:p>15327276</text:p>
          </table:table-cell>
          <table:table-cell table:formula="of:=[.A960]/1000/(60*60*24)" office:value-type="time" office:time-value="PT04H15M27.276S" calcext:value-type="time">
            <text:p>04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068.94" calcext:value-type="float">
            <text:p>1068.94</text:p>
          </table:table-cell>
          <table:table-cell office:value-type="float" office:value="1356.41" calcext:value-type="float">
            <text:p>1356.41</text:p>
          </table:table-cell>
        </table:table-row>
        <table:table-row table:style-name="ro1">
          <table:table-cell office:value-type="float" office:value="15343276" calcext:value-type="float">
            <text:p>15343276</text:p>
          </table:table-cell>
          <table:table-cell table:formula="of:=[.A961]/1000/(60*60*24)" office:value-type="time" office:time-value="PT04H15M43.276S" calcext:value-type="time">
            <text:p>04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0.03" calcext:value-type="float">
            <text:p>1070.03</text:p>
          </table:table-cell>
          <table:table-cell office:value-type="float" office:value="1357.75" calcext:value-type="float">
            <text:p>1357.75</text:p>
          </table:table-cell>
        </table:table-row>
        <table:table-row table:style-name="ro1">
          <table:table-cell office:value-type="float" office:value="15359276" calcext:value-type="float">
            <text:p>15359276</text:p>
          </table:table-cell>
          <table:table-cell table:formula="of:=[.A962]/1000/(60*60*24)" office:value-type="time" office:time-value="PT04H15M59.276S" calcext:value-type="time">
            <text:p>04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1.12" calcext:value-type="float">
            <text:p>1071.12</text:p>
          </table:table-cell>
          <table:table-cell office:value-type="float" office:value="1359.1" calcext:value-type="float">
            <text:p>1359.1</text:p>
          </table:table-cell>
        </table:table-row>
        <table:table-row table:style-name="ro1">
          <table:table-cell office:value-type="float" office:value="15375276" calcext:value-type="float">
            <text:p>15375276</text:p>
          </table:table-cell>
          <table:table-cell table:formula="of:=[.A963]/1000/(60*60*24)" office:value-type="time" office:time-value="PT04H16M15.276S" calcext:value-type="time">
            <text:p>04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072.2" calcext:value-type="float">
            <text:p>1072.2</text:p>
          </table:table-cell>
          <table:table-cell office:value-type="float" office:value="1360.44" calcext:value-type="float">
            <text:p>1360.44</text:p>
          </table:table-cell>
        </table:table-row>
        <table:table-row table:style-name="ro1">
          <table:table-cell office:value-type="float" office:value="15391276" calcext:value-type="float">
            <text:p>15391276</text:p>
          </table:table-cell>
          <table:table-cell table:formula="of:=[.A964]/1000/(60*60*24)" office:value-type="time" office:time-value="PT04H16M31.276S" calcext:value-type="time">
            <text:p>04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3.29" calcext:value-type="float">
            <text:p>1073.29</text:p>
          </table:table-cell>
          <table:table-cell office:value-type="float" office:value="1361.78" calcext:value-type="float">
            <text:p>1361.78</text:p>
          </table:table-cell>
        </table:table-row>
        <table:table-row table:style-name="ro1">
          <table:table-cell office:value-type="float" office:value="15407276" calcext:value-type="float">
            <text:p>15407276</text:p>
          </table:table-cell>
          <table:table-cell table:formula="of:=[.A965]/1000/(60*60*24)" office:value-type="time" office:time-value="PT04H16M47.276S" calcext:value-type="time">
            <text:p>04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074.38" calcext:value-type="float">
            <text:p>1074.38</text:p>
          </table:table-cell>
          <table:table-cell office:value-type="float" office:value="1363.13" calcext:value-type="float">
            <text:p>1363.13</text:p>
          </table:table-cell>
        </table:table-row>
        <table:table-row table:style-name="ro1">
          <table:table-cell office:value-type="float" office:value="15423276" calcext:value-type="float">
            <text:p>15423276</text:p>
          </table:table-cell>
          <table:table-cell table:formula="of:=[.A966]/1000/(60*60*24)" office:value-type="time" office:time-value="PT04H17M03.276S" calcext:value-type="time">
            <text:p>04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5.47" calcext:value-type="float">
            <text:p>1075.47</text:p>
          </table:table-cell>
          <table:table-cell office:value-type="float" office:value="1364.47" calcext:value-type="float">
            <text:p>1364.47</text:p>
          </table:table-cell>
        </table:table-row>
        <table:table-row table:style-name="ro1">
          <table:table-cell office:value-type="float" office:value="15439276" calcext:value-type="float">
            <text:p>15439276</text:p>
          </table:table-cell>
          <table:table-cell table:formula="of:=[.A967]/1000/(60*60*24)" office:value-type="time" office:time-value="PT04H17M19.276S" calcext:value-type="time">
            <text:p>04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6.55" calcext:value-type="float">
            <text:p>1076.55</text:p>
          </table:table-cell>
          <table:table-cell office:value-type="float" office:value="1365.81" calcext:value-type="float">
            <text:p>1365.81</text:p>
          </table:table-cell>
        </table:table-row>
        <table:table-row table:style-name="ro1">
          <table:table-cell office:value-type="float" office:value="15455276" calcext:value-type="float">
            <text:p>15455276</text:p>
          </table:table-cell>
          <table:table-cell table:formula="of:=[.A968]/1000/(60*60*24)" office:value-type="time" office:time-value="PT04H17M35.276S" calcext:value-type="time">
            <text:p>04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77.64" calcext:value-type="float">
            <text:p>1077.64</text:p>
          </table:table-cell>
          <table:table-cell office:value-type="float" office:value="1367.16" calcext:value-type="float">
            <text:p>1367.16</text:p>
          </table:table-cell>
        </table:table-row>
        <table:table-row table:style-name="ro1">
          <table:table-cell office:value-type="float" office:value="15471276" calcext:value-type="float">
            <text:p>15471276</text:p>
          </table:table-cell>
          <table:table-cell table:formula="of:=[.A969]/1000/(60*60*24)" office:value-type="time" office:time-value="PT04H17M51.276S" calcext:value-type="time">
            <text:p>04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078.73" calcext:value-type="float">
            <text:p>1078.73</text:p>
          </table:table-cell>
          <table:table-cell office:value-type="float" office:value="1368.5" calcext:value-type="float">
            <text:p>1368.5</text:p>
          </table:table-cell>
        </table:table-row>
        <table:table-row table:style-name="ro1">
          <table:table-cell office:value-type="float" office:value="15487276" calcext:value-type="float">
            <text:p>15487276</text:p>
          </table:table-cell>
          <table:table-cell table:formula="of:=[.A970]/1000/(60*60*24)" office:value-type="time" office:time-value="PT04H18M07.276S" calcext:value-type="time">
            <text:p>04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1079.82" calcext:value-type="float">
            <text:p>1079.82</text:p>
          </table:table-cell>
          <table:table-cell office:value-type="float" office:value="1369.84" calcext:value-type="float">
            <text:p>1369.84</text:p>
          </table:table-cell>
        </table:table-row>
        <table:table-row table:style-name="ro1">
          <table:table-cell office:value-type="float" office:value="15503276" calcext:value-type="float">
            <text:p>15503276</text:p>
          </table:table-cell>
          <table:table-cell table:formula="of:=[.A971]/1000/(60*60*24)" office:value-type="time" office:time-value="PT04H18M23.276S" calcext:value-type="time">
            <text:p>04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1080.9" calcext:value-type="float">
            <text:p>1080.9</text:p>
          </table:table-cell>
          <table:table-cell office:value-type="float" office:value="1371.19" calcext:value-type="float">
            <text:p>1371.19</text:p>
          </table:table-cell>
        </table:table-row>
        <table:table-row table:style-name="ro1">
          <table:table-cell office:value-type="float" office:value="15519275" calcext:value-type="float">
            <text:p>15519275</text:p>
          </table:table-cell>
          <table:table-cell table:formula="of:=[.A972]/1000/(60*60*24)" office:value-type="time" office:time-value="PT04H18M39.275S" calcext:value-type="time">
            <text:p>04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81.99" calcext:value-type="float">
            <text:p>1081.99</text:p>
          </table:table-cell>
          <table:table-cell office:value-type="float" office:value="1372.53" calcext:value-type="float">
            <text:p>1372.53</text:p>
          </table:table-cell>
        </table:table-row>
        <table:table-row table:style-name="ro1">
          <table:table-cell office:value-type="float" office:value="15535276" calcext:value-type="float">
            <text:p>15535276</text:p>
          </table:table-cell>
          <table:table-cell table:formula="of:=[.A973]/1000/(60*60*24)" office:value-type="time" office:time-value="PT04H18M55.276S" calcext:value-type="time">
            <text:p>04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83.08" calcext:value-type="float">
            <text:p>1083.08</text:p>
          </table:table-cell>
          <table:table-cell office:value-type="float" office:value="1373.87" calcext:value-type="float">
            <text:p>1373.87</text:p>
          </table:table-cell>
        </table:table-row>
        <table:table-row table:style-name="ro1">
          <table:table-cell office:value-type="float" office:value="15551276" calcext:value-type="float">
            <text:p>15551276</text:p>
          </table:table-cell>
          <table:table-cell table:formula="of:=[.A974]/1000/(60*60*24)" office:value-type="time" office:time-value="PT04H19M11.276S" calcext:value-type="time">
            <text:p>04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084.17" calcext:value-type="float">
            <text:p>1084.17</text:p>
          </table:table-cell>
          <table:table-cell office:value-type="float" office:value="1375.21" calcext:value-type="float">
            <text:p>1375.21</text:p>
          </table:table-cell>
        </table:table-row>
        <table:table-row table:style-name="ro1">
          <table:table-cell office:value-type="float" office:value="15567276" calcext:value-type="float">
            <text:p>15567276</text:p>
          </table:table-cell>
          <table:table-cell table:formula="of:=[.A975]/1000/(60*60*24)" office:value-type="time" office:time-value="PT04H19M27.276S" calcext:value-type="time">
            <text:p>04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376.55" calcext:value-type="float">
            <text:p>1376.55</text:p>
          </table:table-cell>
        </table:table-row>
        <table:table-row table:style-name="ro1">
          <table:table-cell office:value-type="float" office:value="15583276" calcext:value-type="float">
            <text:p>15583276</text:p>
          </table:table-cell>
          <table:table-cell table:formula="of:=[.A976]/1000/(60*60*24)" office:value-type="time" office:time-value="PT04H19M43.276S" calcext:value-type="time">
            <text:p>04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086.34" calcext:value-type="float">
            <text:p>1086.34</text:p>
          </table:table-cell>
          <table:table-cell office:value-type="float" office:value="1377.89" calcext:value-type="float">
            <text:p>1377.89</text:p>
          </table:table-cell>
        </table:table-row>
        <table:table-row table:style-name="ro1">
          <table:table-cell office:value-type="float" office:value="15599276" calcext:value-type="float">
            <text:p>15599276</text:p>
          </table:table-cell>
          <table:table-cell table:formula="of:=[.A977]/1000/(60*60*24)" office:value-type="time" office:time-value="PT04H19M59.276S" calcext:value-type="time">
            <text:p>04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87.43" calcext:value-type="float">
            <text:p>1087.43</text:p>
          </table:table-cell>
          <table:table-cell office:value-type="float" office:value="1379.23" calcext:value-type="float">
            <text:p>1379.23</text:p>
          </table:table-cell>
        </table:table-row>
        <table:table-row table:style-name="ro1">
          <table:table-cell office:value-type="float" office:value="15615276" calcext:value-type="float">
            <text:p>15615276</text:p>
          </table:table-cell>
          <table:table-cell table:formula="of:=[.A978]/1000/(60*60*24)" office:value-type="time" office:time-value="PT04H20M15.276S" calcext:value-type="time">
            <text:p>04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1380.58" calcext:value-type="float">
            <text:p>1380.58</text:p>
          </table:table-cell>
        </table:table-row>
        <table:table-row table:style-name="ro1">
          <table:table-cell office:value-type="float" office:value="15631276" calcext:value-type="float">
            <text:p>15631276</text:p>
          </table:table-cell>
          <table:table-cell table:formula="of:=[.A979]/1000/(60*60*24)" office:value-type="time" office:time-value="PT04H20M31.276S" calcext:value-type="time">
            <text:p>04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089.6" calcext:value-type="float">
            <text:p>1089.6</text:p>
          </table:table-cell>
          <table:table-cell office:value-type="float" office:value="1381.92" calcext:value-type="float">
            <text:p>1381.92</text:p>
          </table:table-cell>
        </table:table-row>
        <table:table-row table:style-name="ro1">
          <table:table-cell office:value-type="float" office:value="15647276" calcext:value-type="float">
            <text:p>15647276</text:p>
          </table:table-cell>
          <table:table-cell table:formula="of:=[.A980]/1000/(60*60*24)" office:value-type="time" office:time-value="PT04H20M47.276S" calcext:value-type="time">
            <text:p>04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90.69" calcext:value-type="float">
            <text:p>1090.69</text:p>
          </table:table-cell>
          <table:table-cell office:value-type="float" office:value="1383.26" calcext:value-type="float">
            <text:p>1383.26</text:p>
          </table:table-cell>
        </table:table-row>
        <table:table-row table:style-name="ro1">
          <table:table-cell office:value-type="float" office:value="15663276" calcext:value-type="float">
            <text:p>15663276</text:p>
          </table:table-cell>
          <table:table-cell table:formula="of:=[.A981]/1000/(60*60*24)" office:value-type="time" office:time-value="PT04H21M03.276S" calcext:value-type="time">
            <text:p>04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91.78" calcext:value-type="float">
            <text:p>1091.78</text:p>
          </table:table-cell>
          <table:table-cell office:value-type="float" office:value="1384.6" calcext:value-type="float">
            <text:p>1384.6</text:p>
          </table:table-cell>
        </table:table-row>
        <table:table-row table:style-name="ro1">
          <table:table-cell office:value-type="float" office:value="15679276" calcext:value-type="float">
            <text:p>15679276</text:p>
          </table:table-cell>
          <table:table-cell table:formula="of:=[.A982]/1000/(60*60*24)" office:value-type="time" office:time-value="PT04H21M19.276S" calcext:value-type="time">
            <text:p>04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92.87" calcext:value-type="float">
            <text:p>1092.87</text:p>
          </table:table-cell>
          <table:table-cell office:value-type="float" office:value="1385.94" calcext:value-type="float">
            <text:p>1385.94</text:p>
          </table:table-cell>
        </table:table-row>
        <table:table-row table:style-name="ro1">
          <table:table-cell office:value-type="float" office:value="15695276" calcext:value-type="float">
            <text:p>15695276</text:p>
          </table:table-cell>
          <table:table-cell table:formula="of:=[.A983]/1000/(60*60*24)" office:value-type="time" office:time-value="PT04H21M35.276S" calcext:value-type="time">
            <text:p>04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1093.95" calcext:value-type="float">
            <text:p>1093.95</text:p>
          </table:table-cell>
          <table:table-cell office:value-type="float" office:value="1387.28" calcext:value-type="float">
            <text:p>1387.28</text:p>
          </table:table-cell>
        </table:table-row>
        <table:table-row table:style-name="ro1">
          <table:table-cell office:value-type="float" office:value="15711276" calcext:value-type="float">
            <text:p>15711276</text:p>
          </table:table-cell>
          <table:table-cell table:formula="of:=[.A984]/1000/(60*60*24)" office:value-type="time" office:time-value="PT04H21M51.276S" calcext:value-type="time">
            <text:p>04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1095.04" calcext:value-type="float">
            <text:p>1095.04</text:p>
          </table:table-cell>
          <table:table-cell office:value-type="float" office:value="1388.62" calcext:value-type="float">
            <text:p>1388.62</text:p>
          </table:table-cell>
        </table:table-row>
        <table:table-row table:style-name="ro1">
          <table:table-cell office:value-type="float" office:value="15727276" calcext:value-type="float">
            <text:p>15727276</text:p>
          </table:table-cell>
          <table:table-cell table:formula="of:=[.A985]/1000/(60*60*24)" office:value-type="time" office:time-value="PT04H22M07.276S" calcext:value-type="time">
            <text:p>04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096.13" calcext:value-type="float">
            <text:p>1096.13</text:p>
          </table:table-cell>
          <table:table-cell office:value-type="float" office:value="1389.96" calcext:value-type="float">
            <text:p>1389.96</text:p>
          </table:table-cell>
        </table:table-row>
        <table:table-row table:style-name="ro1">
          <table:table-cell office:value-type="float" office:value="15743276" calcext:value-type="float">
            <text:p>15743276</text:p>
          </table:table-cell>
          <table:table-cell table:formula="of:=[.A986]/1000/(60*60*24)" office:value-type="time" office:time-value="PT04H22M23.276S" calcext:value-type="time">
            <text:p>04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97.21" calcext:value-type="float">
            <text:p>1097.21</text:p>
          </table:table-cell>
          <table:table-cell office:value-type="float" office:value="1391.3" calcext:value-type="float">
            <text:p>1391.3</text:p>
          </table:table-cell>
        </table:table-row>
        <table:table-row table:style-name="ro1">
          <table:table-cell office:value-type="float" office:value="15759276" calcext:value-type="float">
            <text:p>15759276</text:p>
          </table:table-cell>
          <table:table-cell table:formula="of:=[.A987]/1000/(60*60*24)" office:value-type="time" office:time-value="PT04H22M39.276S" calcext:value-type="time">
            <text:p>04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98.3" calcext:value-type="float">
            <text:p>1098.3</text:p>
          </table:table-cell>
          <table:table-cell office:value-type="float" office:value="1392.64" calcext:value-type="float">
            <text:p>1392.64</text:p>
          </table:table-cell>
        </table:table-row>
        <table:table-row table:style-name="ro1">
          <table:table-cell office:value-type="float" office:value="15775276" calcext:value-type="float">
            <text:p>15775276</text:p>
          </table:table-cell>
          <table:table-cell table:formula="of:=[.A988]/1000/(60*60*24)" office:value-type="time" office:time-value="PT04H22M55.276S" calcext:value-type="time">
            <text:p>04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99.39" calcext:value-type="float">
            <text:p>1099.39</text:p>
          </table:table-cell>
          <table:table-cell office:value-type="float" office:value="1393.98" calcext:value-type="float">
            <text:p>1393.98</text:p>
          </table:table-cell>
        </table:table-row>
        <table:table-row table:style-name="ro1">
          <table:table-cell office:value-type="float" office:value="15791276" calcext:value-type="float">
            <text:p>15791276</text:p>
          </table:table-cell>
          <table:table-cell table:formula="of:=[.A989]/1000/(60*60*24)" office:value-type="time" office:time-value="PT04H23M11.276S" calcext:value-type="time">
            <text:p>04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0.47" calcext:value-type="float">
            <text:p>1100.47</text:p>
          </table:table-cell>
          <table:table-cell office:value-type="float" office:value="1395.33" calcext:value-type="float">
            <text:p>1395.33</text:p>
          </table:table-cell>
        </table:table-row>
        <table:table-row table:style-name="ro1">
          <table:table-cell office:value-type="float" office:value="15807276" calcext:value-type="float">
            <text:p>15807276</text:p>
          </table:table-cell>
          <table:table-cell table:formula="of:=[.A990]/1000/(60*60*24)" office:value-type="time" office:time-value="PT04H23M27.276S" calcext:value-type="time">
            <text:p>04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101.56" calcext:value-type="float">
            <text:p>1101.56</text:p>
          </table:table-cell>
          <table:table-cell office:value-type="float" office:value="1396.67" calcext:value-type="float">
            <text:p>1396.67</text:p>
          </table:table-cell>
        </table:table-row>
        <table:table-row table:style-name="ro1">
          <table:table-cell office:value-type="float" office:value="15823276" calcext:value-type="float">
            <text:p>15823276</text:p>
          </table:table-cell>
          <table:table-cell table:formula="of:=[.A991]/1000/(60*60*24)" office:value-type="time" office:time-value="PT04H23M43.276S" calcext:value-type="time">
            <text:p>04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102.65" calcext:value-type="float">
            <text:p>1102.65</text:p>
          </table:table-cell>
          <table:table-cell office:value-type="float" office:value="1398.01" calcext:value-type="float">
            <text:p>1398.01</text:p>
          </table:table-cell>
        </table:table-row>
        <table:table-row table:style-name="ro1">
          <table:table-cell office:value-type="float" office:value="15839276" calcext:value-type="float">
            <text:p>15839276</text:p>
          </table:table-cell>
          <table:table-cell table:formula="of:=[.A992]/1000/(60*60*24)" office:value-type="time" office:time-value="PT04H23M59.276S" calcext:value-type="time">
            <text:p>04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3.73" calcext:value-type="float">
            <text:p>1103.73</text:p>
          </table:table-cell>
          <table:table-cell office:value-type="float" office:value="1399.35" calcext:value-type="float">
            <text:p>1399.35</text:p>
          </table:table-cell>
        </table:table-row>
        <table:table-row table:style-name="ro1">
          <table:table-cell office:value-type="float" office:value="15855276" calcext:value-type="float">
            <text:p>15855276</text:p>
          </table:table-cell>
          <table:table-cell table:formula="of:=[.A993]/1000/(60*60*24)" office:value-type="time" office:time-value="PT04H24M15.276S" calcext:value-type="time">
            <text:p>04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1104.82" calcext:value-type="float">
            <text:p>1104.82</text:p>
          </table:table-cell>
          <table:table-cell office:value-type="float" office:value="1400.69" calcext:value-type="float">
            <text:p>1400.69</text:p>
          </table:table-cell>
        </table:table-row>
        <table:table-row table:style-name="ro1">
          <table:table-cell office:value-type="float" office:value="15871276" calcext:value-type="float">
            <text:p>15871276</text:p>
          </table:table-cell>
          <table:table-cell table:formula="of:=[.A994]/1000/(60*60*24)" office:value-type="time" office:time-value="PT04H24M31.276S" calcext:value-type="time">
            <text:p>04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5.9" calcext:value-type="float">
            <text:p>1105.9</text:p>
          </table:table-cell>
          <table:table-cell office:value-type="float" office:value="1402.03" calcext:value-type="float">
            <text:p>1402.03</text:p>
          </table:table-cell>
        </table:table-row>
        <table:table-row table:style-name="ro1">
          <table:table-cell office:value-type="float" office:value="15887276" calcext:value-type="float">
            <text:p>15887276</text:p>
          </table:table-cell>
          <table:table-cell table:formula="of:=[.A995]/1000/(60*60*24)" office:value-type="time" office:time-value="PT04H24M47.276S" calcext:value-type="time">
            <text:p>04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6.99" calcext:value-type="float">
            <text:p>1106.99</text:p>
          </table:table-cell>
          <table:table-cell office:value-type="float" office:value="1403.37" calcext:value-type="float">
            <text:p>1403.37</text:p>
          </table:table-cell>
        </table:table-row>
        <table:table-row table:style-name="ro1">
          <table:table-cell office:value-type="float" office:value="15903276" calcext:value-type="float">
            <text:p>15903276</text:p>
          </table:table-cell>
          <table:table-cell table:formula="of:=[.A996]/1000/(60*60*24)" office:value-type="time" office:time-value="PT04H25M03.276S" calcext:value-type="time">
            <text:p>04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8.08" calcext:value-type="float">
            <text:p>1108.08</text:p>
          </table:table-cell>
          <table:table-cell office:value-type="float" office:value="1404.71" calcext:value-type="float">
            <text:p>1404.71</text:p>
          </table:table-cell>
        </table:table-row>
        <table:table-row table:style-name="ro1">
          <table:table-cell office:value-type="float" office:value="15919276" calcext:value-type="float">
            <text:p>15919276</text:p>
          </table:table-cell>
          <table:table-cell table:formula="of:=[.A997]/1000/(60*60*24)" office:value-type="time" office:time-value="PT04H25M19.276S" calcext:value-type="time">
            <text:p>04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09.16" calcext:value-type="float">
            <text:p>1109.16</text:p>
          </table:table-cell>
          <table:table-cell office:value-type="float" office:value="1406.05" calcext:value-type="float">
            <text:p>1406.05</text:p>
          </table:table-cell>
        </table:table-row>
        <table:table-row table:style-name="ro1">
          <table:table-cell office:value-type="float" office:value="15935275" calcext:value-type="float">
            <text:p>15935275</text:p>
          </table:table-cell>
          <table:table-cell table:formula="of:=[.A998]/1000/(60*60*24)" office:value-type="time" office:time-value="PT04H25M35.275S" calcext:value-type="time">
            <text:p>04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407.39" calcext:value-type="float">
            <text:p>1407.39</text:p>
          </table:table-cell>
        </table:table-row>
        <table:table-row table:style-name="ro1">
          <table:table-cell office:value-type="float" office:value="15951276" calcext:value-type="float">
            <text:p>15951276</text:p>
          </table:table-cell>
          <table:table-cell table:formula="of:=[.A999]/1000/(60*60*24)" office:value-type="time" office:time-value="PT04H25M51.276S" calcext:value-type="time">
            <text:p>04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11.34" calcext:value-type="float">
            <text:p>1111.34</text:p>
          </table:table-cell>
          <table:table-cell office:value-type="float" office:value="1408.73" calcext:value-type="float">
            <text:p>1408.73</text:p>
          </table:table-cell>
        </table:table-row>
        <table:table-row table:style-name="ro1">
          <table:table-cell office:value-type="float" office:value="15967276" calcext:value-type="float">
            <text:p>15967276</text:p>
          </table:table-cell>
          <table:table-cell table:formula="of:=[.A1000]/1000/(60*60*24)" office:value-type="time" office:time-value="PT04H26M07.276S" calcext:value-type="time">
            <text:p>04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112.42" calcext:value-type="float">
            <text:p>1112.42</text:p>
          </table:table-cell>
          <table:table-cell office:value-type="float" office:value="1410.07" calcext:value-type="float">
            <text:p>1410.07</text:p>
          </table:table-cell>
        </table:table-row>
        <table:table-row table:style-name="ro1">
          <table:table-cell office:value-type="float" office:value="15983276" calcext:value-type="float">
            <text:p>15983276</text:p>
          </table:table-cell>
          <table:table-cell table:formula="of:=[.A1001]/1000/(60*60*24)" office:value-type="time" office:time-value="PT04H26M23.276S" calcext:value-type="time">
            <text:p>04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113.51" calcext:value-type="float">
            <text:p>1113.51</text:p>
          </table:table-cell>
          <table:table-cell office:value-type="float" office:value="1411.41" calcext:value-type="float">
            <text:p>1411.41</text:p>
          </table:table-cell>
        </table:table-row>
        <table:table-row table:style-name="ro1">
          <table:table-cell office:value-type="float" office:value="15999276" calcext:value-type="float">
            <text:p>15999276</text:p>
          </table:table-cell>
          <table:table-cell table:formula="of:=[.A1002]/1000/(60*60*24)" office:value-type="time" office:time-value="PT04H26M39.276S" calcext:value-type="time">
            <text:p>04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14.59" calcext:value-type="float">
            <text:p>1114.59</text:p>
          </table:table-cell>
          <table:table-cell office:value-type="float" office:value="1412.75" calcext:value-type="float">
            <text:p>1412.75</text:p>
          </table:table-cell>
        </table:table-row>
        <table:table-row table:style-name="ro1">
          <table:table-cell office:value-type="float" office:value="16015276" calcext:value-type="float">
            <text:p>16015276</text:p>
          </table:table-cell>
          <table:table-cell table:formula="of:=[.A1003]/1000/(60*60*24)" office:value-type="time" office:time-value="PT04H26M55.276S" calcext:value-type="time">
            <text:p>04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115.68" calcext:value-type="float">
            <text:p>1115.68</text:p>
          </table:table-cell>
          <table:table-cell office:value-type="float" office:value="1414.09" calcext:value-type="float">
            <text:p>1414.09</text:p>
          </table:table-cell>
        </table:table-row>
        <table:table-row table:style-name="ro1">
          <table:table-cell office:value-type="float" office:value="16031276" calcext:value-type="float">
            <text:p>16031276</text:p>
          </table:table-cell>
          <table:table-cell table:formula="of:=[.A1004]/1000/(60*60*24)" office:value-type="time" office:time-value="PT04H27M11.276S" calcext:value-type="time">
            <text:p>04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16.77" calcext:value-type="float">
            <text:p>1116.77</text:p>
          </table:table-cell>
          <table:table-cell office:value-type="float" office:value="1415.43" calcext:value-type="float">
            <text:p>1415.43</text:p>
          </table:table-cell>
        </table:table-row>
        <table:table-row table:style-name="ro1">
          <table:table-cell office:value-type="float" office:value="16047276" calcext:value-type="float">
            <text:p>16047276</text:p>
          </table:table-cell>
          <table:table-cell table:formula="of:=[.A1005]/1000/(60*60*24)" office:value-type="time" office:time-value="PT04H27M27.276S" calcext:value-type="time">
            <text:p>04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17.85" calcext:value-type="float">
            <text:p>1117.85</text:p>
          </table:table-cell>
          <table:table-cell office:value-type="float" office:value="1416.76" calcext:value-type="float">
            <text:p>1416.76</text:p>
          </table:table-cell>
        </table:table-row>
        <table:table-row table:style-name="ro1">
          <table:table-cell office:value-type="float" office:value="16063276" calcext:value-type="float">
            <text:p>16063276</text:p>
          </table:table-cell>
          <table:table-cell table:formula="of:=[.A1006]/1000/(60*60*24)" office:value-type="time" office:time-value="PT04H27M43.276S" calcext:value-type="time">
            <text:p>04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18.94" calcext:value-type="float">
            <text:p>1118.94</text:p>
          </table:table-cell>
          <table:table-cell office:value-type="float" office:value="1418.1" calcext:value-type="float">
            <text:p>1418.1</text:p>
          </table:table-cell>
        </table:table-row>
        <table:table-row table:style-name="ro1">
          <table:table-cell office:value-type="float" office:value="16079276" calcext:value-type="float">
            <text:p>16079276</text:p>
          </table:table-cell>
          <table:table-cell table:formula="of:=[.A1007]/1000/(60*60*24)" office:value-type="time" office:time-value="PT04H27M59.276S" calcext:value-type="time">
            <text:p>04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0.03" calcext:value-type="float">
            <text:p>1120.03</text:p>
          </table:table-cell>
          <table:table-cell office:value-type="float" office:value="1419.44" calcext:value-type="float">
            <text:p>1419.44</text:p>
          </table:table-cell>
        </table:table-row>
        <table:table-row table:style-name="ro1">
          <table:table-cell office:value-type="float" office:value="16095276" calcext:value-type="float">
            <text:p>16095276</text:p>
          </table:table-cell>
          <table:table-cell table:formula="of:=[.A1008]/1000/(60*60*24)" office:value-type="time" office:time-value="PT04H28M15.276S" calcext:value-type="time">
            <text:p>04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1.11" calcext:value-type="float">
            <text:p>1121.11</text:p>
          </table:table-cell>
          <table:table-cell office:value-type="float" office:value="1420.78" calcext:value-type="float">
            <text:p>1420.78</text:p>
          </table:table-cell>
        </table:table-row>
        <table:table-row table:style-name="ro1">
          <table:table-cell office:value-type="float" office:value="16111276" calcext:value-type="float">
            <text:p>16111276</text:p>
          </table:table-cell>
          <table:table-cell table:formula="of:=[.A1009]/1000/(60*60*24)" office:value-type="time" office:time-value="PT04H28M31.276S" calcext:value-type="time">
            <text:p>04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2.2" calcext:value-type="float">
            <text:p>1122.2</text:p>
          </table:table-cell>
          <table:table-cell office:value-type="float" office:value="1422.12" calcext:value-type="float">
            <text:p>1422.12</text:p>
          </table:table-cell>
        </table:table-row>
        <table:table-row table:style-name="ro1">
          <table:table-cell office:value-type="float" office:value="16127276" calcext:value-type="float">
            <text:p>16127276</text:p>
          </table:table-cell>
          <table:table-cell table:formula="of:=[.A1010]/1000/(60*60*24)" office:value-type="time" office:time-value="PT04H28M47.276S" calcext:value-type="time">
            <text:p>04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3.28" calcext:value-type="float">
            <text:p>1123.28</text:p>
          </table:table-cell>
          <table:table-cell office:value-type="float" office:value="1423.46" calcext:value-type="float">
            <text:p>1423.46</text:p>
          </table:table-cell>
        </table:table-row>
        <table:table-row table:style-name="ro1">
          <table:table-cell office:value-type="float" office:value="16143276" calcext:value-type="float">
            <text:p>16143276</text:p>
          </table:table-cell>
          <table:table-cell table:formula="of:=[.A1011]/1000/(60*60*24)" office:value-type="time" office:time-value="PT04H29M03.276S" calcext:value-type="time">
            <text:p>04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4.37" calcext:value-type="float">
            <text:p>1124.37</text:p>
          </table:table-cell>
          <table:table-cell office:value-type="float" office:value="1424.79" calcext:value-type="float">
            <text:p>1424.79</text:p>
          </table:table-cell>
        </table:table-row>
        <table:table-row table:style-name="ro1">
          <table:table-cell office:value-type="float" office:value="16159276" calcext:value-type="float">
            <text:p>16159276</text:p>
          </table:table-cell>
          <table:table-cell table:formula="of:=[.A1012]/1000/(60*60*24)" office:value-type="time" office:time-value="PT04H29M19.276S" calcext:value-type="time">
            <text:p>04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25.46" calcext:value-type="float">
            <text:p>1125.46</text:p>
          </table:table-cell>
          <table:table-cell office:value-type="float" office:value="1426.13" calcext:value-type="float">
            <text:p>1426.13</text:p>
          </table:table-cell>
        </table:table-row>
        <table:table-row table:style-name="ro1">
          <table:table-cell office:value-type="float" office:value="16175276" calcext:value-type="float">
            <text:p>16175276</text:p>
          </table:table-cell>
          <table:table-cell table:formula="of:=[.A1013]/1000/(60*60*24)" office:value-type="time" office:time-value="PT04H29M35.276S" calcext:value-type="time">
            <text:p>04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6.54" calcext:value-type="float">
            <text:p>1126.54</text:p>
          </table:table-cell>
          <table:table-cell office:value-type="float" office:value="1427.47" calcext:value-type="float">
            <text:p>1427.47</text:p>
          </table:table-cell>
        </table:table-row>
        <table:table-row table:style-name="ro1">
          <table:table-cell office:value-type="float" office:value="16191276" calcext:value-type="float">
            <text:p>16191276</text:p>
          </table:table-cell>
          <table:table-cell table:formula="of:=[.A1014]/1000/(60*60*24)" office:value-type="time" office:time-value="PT04H29M51.276S" calcext:value-type="time">
            <text:p>04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7.63" calcext:value-type="float">
            <text:p>1127.63</text:p>
          </table:table-cell>
          <table:table-cell office:value-type="float" office:value="1428.81" calcext:value-type="float">
            <text:p>1428.81</text:p>
          </table:table-cell>
        </table:table-row>
        <table:table-row table:style-name="ro1">
          <table:table-cell office:value-type="float" office:value="16207276" calcext:value-type="float">
            <text:p>16207276</text:p>
          </table:table-cell>
          <table:table-cell table:formula="of:=[.A1015]/1000/(60*60*24)" office:value-type="time" office:time-value="PT04H30M07.276S" calcext:value-type="time">
            <text:p>04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8.71" calcext:value-type="float">
            <text:p>1128.71</text:p>
          </table:table-cell>
          <table:table-cell office:value-type="float" office:value="1430.15" calcext:value-type="float">
            <text:p>1430.15</text:p>
          </table:table-cell>
        </table:table-row>
        <table:table-row table:style-name="ro1">
          <table:table-cell office:value-type="float" office:value="16223276" calcext:value-type="float">
            <text:p>16223276</text:p>
          </table:table-cell>
          <table:table-cell table:formula="of:=[.A1016]/1000/(60*60*24)" office:value-type="time" office:time-value="PT04H30M23.276S" calcext:value-type="time">
            <text:p>04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29.8" calcext:value-type="float">
            <text:p>1129.8</text:p>
          </table:table-cell>
          <table:table-cell office:value-type="float" office:value="1431.49" calcext:value-type="float">
            <text:p>1431.49</text:p>
          </table:table-cell>
        </table:table-row>
        <table:table-row table:style-name="ro1">
          <table:table-cell office:value-type="float" office:value="16239276" calcext:value-type="float">
            <text:p>16239276</text:p>
          </table:table-cell>
          <table:table-cell table:formula="of:=[.A1017]/1000/(60*60*24)" office:value-type="time" office:time-value="PT04H30M39.276S" calcext:value-type="time">
            <text:p>04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1130.89" calcext:value-type="float">
            <text:p>1130.89</text:p>
          </table:table-cell>
          <table:table-cell office:value-type="float" office:value="1432.82" calcext:value-type="float">
            <text:p>1432.82</text:p>
          </table:table-cell>
        </table:table-row>
        <table:table-row table:style-name="ro1">
          <table:table-cell office:value-type="float" office:value="16255276" calcext:value-type="float">
            <text:p>16255276</text:p>
          </table:table-cell>
          <table:table-cell table:formula="of:=[.A1018]/1000/(60*60*24)" office:value-type="time" office:time-value="PT04H30M55.276S" calcext:value-type="time">
            <text:p>04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31.97" calcext:value-type="float">
            <text:p>1131.97</text:p>
          </table:table-cell>
          <table:table-cell office:value-type="float" office:value="1434.16" calcext:value-type="float">
            <text:p>1434.16</text:p>
          </table:table-cell>
        </table:table-row>
        <table:table-row table:style-name="ro1">
          <table:table-cell office:value-type="float" office:value="16271276" calcext:value-type="float">
            <text:p>16271276</text:p>
          </table:table-cell>
          <table:table-cell table:formula="of:=[.A1019]/1000/(60*60*24)" office:value-type="time" office:time-value="PT04H31M11.276S" calcext:value-type="time">
            <text:p>04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33.06" calcext:value-type="float">
            <text:p>1133.06</text:p>
          </table:table-cell>
          <table:table-cell office:value-type="float" office:value="1435.5" calcext:value-type="float">
            <text:p>1435.5</text:p>
          </table:table-cell>
        </table:table-row>
        <table:table-row table:style-name="ro1">
          <table:table-cell office:value-type="float" office:value="16287276" calcext:value-type="float">
            <text:p>16287276</text:p>
          </table:table-cell>
          <table:table-cell table:formula="of:=[.A1020]/1000/(60*60*24)" office:value-type="time" office:time-value="PT04H31M27.276S" calcext:value-type="time">
            <text:p>04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134.14" calcext:value-type="float">
            <text:p>1134.14</text:p>
          </table:table-cell>
          <table:table-cell office:value-type="float" office:value="1436.84" calcext:value-type="float">
            <text:p>1436.84</text:p>
          </table:table-cell>
        </table:table-row>
        <table:table-row table:style-name="ro1">
          <table:table-cell office:value-type="float" office:value="16303275" calcext:value-type="float">
            <text:p>16303275</text:p>
          </table:table-cell>
          <table:table-cell table:formula="of:=[.A1021]/1000/(60*60*24)" office:value-type="time" office:time-value="PT04H31M43.275S" calcext:value-type="time">
            <text:p>04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1135.23" calcext:value-type="float">
            <text:p>1135.23</text:p>
          </table:table-cell>
          <table:table-cell office:value-type="float" office:value="1438.18" calcext:value-type="float">
            <text:p>1438.18</text:p>
          </table:table-cell>
        </table:table-row>
        <table:table-row table:style-name="ro1">
          <table:table-cell office:value-type="float" office:value="16319276" calcext:value-type="float">
            <text:p>16319276</text:p>
          </table:table-cell>
          <table:table-cell table:formula="of:=[.A1022]/1000/(60*60*24)" office:value-type="time" office:time-value="PT04H31M59.276S" calcext:value-type="time">
            <text:p>04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36.32" calcext:value-type="float">
            <text:p>1136.32</text:p>
          </table:table-cell>
          <table:table-cell office:value-type="float" office:value="1439.51" calcext:value-type="float">
            <text:p>1439.51</text:p>
          </table:table-cell>
        </table:table-row>
        <table:table-row table:style-name="ro1">
          <table:table-cell office:value-type="float" office:value="16335276" calcext:value-type="float">
            <text:p>16335276</text:p>
          </table:table-cell>
          <table:table-cell table:formula="of:=[.A1023]/1000/(60*60*24)" office:value-type="time" office:time-value="PT04H32M15.276S" calcext:value-type="time">
            <text:p>04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37.4" calcext:value-type="float">
            <text:p>1137.4</text:p>
          </table:table-cell>
          <table:table-cell office:value-type="float" office:value="1440.85" calcext:value-type="float">
            <text:p>1440.85</text:p>
          </table:table-cell>
        </table:table-row>
        <table:table-row table:style-name="ro1">
          <table:table-cell office:value-type="float" office:value="16351276" calcext:value-type="float">
            <text:p>16351276</text:p>
          </table:table-cell>
          <table:table-cell table:formula="of:=[.A1024]/1000/(60*60*24)" office:value-type="time" office:time-value="PT04H32M31.276S" calcext:value-type="time">
            <text:p>04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38.49" calcext:value-type="float">
            <text:p>1138.49</text:p>
          </table:table-cell>
          <table:table-cell office:value-type="float" office:value="1442.19" calcext:value-type="float">
            <text:p>1442.19</text:p>
          </table:table-cell>
        </table:table-row>
        <table:table-row table:style-name="ro1">
          <table:table-cell office:value-type="float" office:value="16367276" calcext:value-type="float">
            <text:p>16367276</text:p>
          </table:table-cell>
          <table:table-cell table:formula="of:=[.A1025]/1000/(60*60*24)" office:value-type="time" office:time-value="PT04H32M47.276S" calcext:value-type="time">
            <text:p>04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39.57" calcext:value-type="float">
            <text:p>1139.57</text:p>
          </table:table-cell>
          <table:table-cell office:value-type="float" office:value="1443.53" calcext:value-type="float">
            <text:p>1443.53</text:p>
          </table:table-cell>
        </table:table-row>
        <table:table-row table:style-name="ro1">
          <table:table-cell office:value-type="float" office:value="16383276" calcext:value-type="float">
            <text:p>16383276</text:p>
          </table:table-cell>
          <table:table-cell table:formula="of:=[.A1026]/1000/(60*60*24)" office:value-type="time" office:time-value="PT04H33M03.276S" calcext:value-type="time">
            <text:p>04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40.66" calcext:value-type="float">
            <text:p>1140.66</text:p>
          </table:table-cell>
          <table:table-cell office:value-type="float" office:value="1444.86" calcext:value-type="float">
            <text:p>1444.86</text:p>
          </table:table-cell>
        </table:table-row>
        <table:table-row table:style-name="ro1">
          <table:table-cell office:value-type="float" office:value="16399276" calcext:value-type="float">
            <text:p>16399276</text:p>
          </table:table-cell>
          <table:table-cell table:formula="of:=[.A1027]/1000/(60*60*24)" office:value-type="time" office:time-value="PT04H33M19.276S" calcext:value-type="time">
            <text:p>04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41.74" calcext:value-type="float">
            <text:p>1141.74</text:p>
          </table:table-cell>
          <table:table-cell office:value-type="float" office:value="1446.2" calcext:value-type="float">
            <text:p>1446.2</text:p>
          </table:table-cell>
        </table:table-row>
        <table:table-row table:style-name="ro1">
          <table:table-cell office:value-type="float" office:value="16415276" calcext:value-type="float">
            <text:p>16415276</text:p>
          </table:table-cell>
          <table:table-cell table:formula="of:=[.A1028]/1000/(60*60*24)" office:value-type="time" office:time-value="PT04H33M35.276S" calcext:value-type="time">
            <text:p>04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42.83" calcext:value-type="float">
            <text:p>1142.83</text:p>
          </table:table-cell>
          <table:table-cell office:value-type="float" office:value="1447.54" calcext:value-type="float">
            <text:p>1447.54</text:p>
          </table:table-cell>
        </table:table-row>
        <table:table-row table:style-name="ro1">
          <table:table-cell office:value-type="float" office:value="16431276" calcext:value-type="float">
            <text:p>16431276</text:p>
          </table:table-cell>
          <table:table-cell table:formula="of:=[.A1029]/1000/(60*60*24)" office:value-type="time" office:time-value="PT04H33M51.276S" calcext:value-type="time">
            <text:p>04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43.92" calcext:value-type="float">
            <text:p>1143.92</text:p>
          </table:table-cell>
          <table:table-cell office:value-type="float" office:value="1448.88" calcext:value-type="float">
            <text:p>1448.88</text:p>
          </table:table-cell>
        </table:table-row>
        <table:table-row table:style-name="ro1">
          <table:table-cell office:value-type="float" office:value="16447276" calcext:value-type="float">
            <text:p>16447276</text:p>
          </table:table-cell>
          <table:table-cell table:formula="of:=[.A1030]/1000/(60*60*24)" office:value-type="time" office:time-value="PT04H34M07.276S" calcext:value-type="time">
            <text:p>04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45" calcext:value-type="float">
            <text:p>1145</text:p>
          </table:table-cell>
          <table:table-cell office:value-type="float" office:value="1450.22" calcext:value-type="float">
            <text:p>1450.22</text:p>
          </table:table-cell>
        </table:table-row>
        <table:table-row table:style-name="ro1">
          <table:table-cell office:value-type="float" office:value="16463276" calcext:value-type="float">
            <text:p>16463276</text:p>
          </table:table-cell>
          <table:table-cell table:formula="of:=[.A1031]/1000/(60*60*24)" office:value-type="time" office:time-value="PT04H34M23.276S" calcext:value-type="time">
            <text:p>04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46.09" calcext:value-type="float">
            <text:p>1146.09</text:p>
          </table:table-cell>
          <table:table-cell office:value-type="float" office:value="1451.55" calcext:value-type="float">
            <text:p>1451.55</text:p>
          </table:table-cell>
        </table:table-row>
        <table:table-row table:style-name="ro1">
          <table:table-cell office:value-type="float" office:value="16479276" calcext:value-type="float">
            <text:p>16479276</text:p>
          </table:table-cell>
          <table:table-cell table:formula="of:=[.A1032]/1000/(60*60*24)" office:value-type="time" office:time-value="PT04H34M39.276S" calcext:value-type="time">
            <text:p>04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147.17" calcext:value-type="float">
            <text:p>1147.17</text:p>
          </table:table-cell>
          <table:table-cell office:value-type="float" office:value="1452.89" calcext:value-type="float">
            <text:p>1452.89</text:p>
          </table:table-cell>
        </table:table-row>
        <table:table-row table:style-name="ro1">
          <table:table-cell office:value-type="float" office:value="16495276" calcext:value-type="float">
            <text:p>16495276</text:p>
          </table:table-cell>
          <table:table-cell table:formula="of:=[.A1033]/1000/(60*60*24)" office:value-type="time" office:time-value="PT04H34M55.276S" calcext:value-type="time">
            <text:p>04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48.26" calcext:value-type="float">
            <text:p>1148.26</text:p>
          </table:table-cell>
          <table:table-cell office:value-type="float" office:value="1454.23" calcext:value-type="float">
            <text:p>1454.23</text:p>
          </table:table-cell>
        </table:table-row>
        <table:table-row table:style-name="ro1">
          <table:table-cell office:value-type="float" office:value="16511276" calcext:value-type="float">
            <text:p>16511276</text:p>
          </table:table-cell>
          <table:table-cell table:formula="of:=[.A1034]/1000/(60*60*24)" office:value-type="time" office:time-value="PT04H35M11.276S" calcext:value-type="time">
            <text:p>04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49.34" calcext:value-type="float">
            <text:p>1149.34</text:p>
          </table:table-cell>
          <table:table-cell office:value-type="float" office:value="1455.57" calcext:value-type="float">
            <text:p>1455.57</text:p>
          </table:table-cell>
        </table:table-row>
        <table:table-row table:style-name="ro1">
          <table:table-cell office:value-type="float" office:value="16527276" calcext:value-type="float">
            <text:p>16527276</text:p>
          </table:table-cell>
          <table:table-cell table:formula="of:=[.A1035]/1000/(60*60*24)" office:value-type="time" office:time-value="PT04H35M27.276S" calcext:value-type="time">
            <text:p>04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0.43" calcext:value-type="float">
            <text:p>1150.43</text:p>
          </table:table-cell>
          <table:table-cell office:value-type="float" office:value="1456.91" calcext:value-type="float">
            <text:p>1456.91</text:p>
          </table:table-cell>
        </table:table-row>
        <table:table-row table:style-name="ro1">
          <table:table-cell office:value-type="float" office:value="16543276" calcext:value-type="float">
            <text:p>16543276</text:p>
          </table:table-cell>
          <table:table-cell table:formula="of:=[.A1036]/1000/(60*60*24)" office:value-type="time" office:time-value="PT04H35M43.276S" calcext:value-type="time">
            <text:p>04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1.52" calcext:value-type="float">
            <text:p>1151.52</text:p>
          </table:table-cell>
          <table:table-cell office:value-type="float" office:value="1458.24" calcext:value-type="float">
            <text:p>1458.24</text:p>
          </table:table-cell>
        </table:table-row>
        <table:table-row table:style-name="ro1">
          <table:table-cell office:value-type="float" office:value="16559276" calcext:value-type="float">
            <text:p>16559276</text:p>
          </table:table-cell>
          <table:table-cell table:formula="of:=[.A1037]/1000/(60*60*24)" office:value-type="time" office:time-value="PT04H35M59.276S" calcext:value-type="time">
            <text:p>04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2.6" calcext:value-type="float">
            <text:p>1152.6</text:p>
          </table:table-cell>
          <table:table-cell office:value-type="float" office:value="1459.58" calcext:value-type="float">
            <text:p>1459.58</text:p>
          </table:table-cell>
        </table:table-row>
        <table:table-row table:style-name="ro1">
          <table:table-cell office:value-type="float" office:value="16575276" calcext:value-type="float">
            <text:p>16575276</text:p>
          </table:table-cell>
          <table:table-cell table:formula="of:=[.A1038]/1000/(60*60*24)" office:value-type="time" office:time-value="PT04H36M15.276S" calcext:value-type="time">
            <text:p>04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3.69" calcext:value-type="float">
            <text:p>1153.69</text:p>
          </table:table-cell>
          <table:table-cell office:value-type="float" office:value="1460.92" calcext:value-type="float">
            <text:p>1460.92</text:p>
          </table:table-cell>
        </table:table-row>
        <table:table-row table:style-name="ro1">
          <table:table-cell office:value-type="float" office:value="16591276" calcext:value-type="float">
            <text:p>16591276</text:p>
          </table:table-cell>
          <table:table-cell table:formula="of:=[.A1039]/1000/(60*60*24)" office:value-type="time" office:time-value="PT04H36M31.276S" calcext:value-type="time">
            <text:p>04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4.77" calcext:value-type="float">
            <text:p>1154.77</text:p>
          </table:table-cell>
          <table:table-cell office:value-type="float" office:value="1462.26" calcext:value-type="float">
            <text:p>1462.26</text:p>
          </table:table-cell>
        </table:table-row>
        <table:table-row table:style-name="ro1">
          <table:table-cell office:value-type="float" office:value="16607276" calcext:value-type="float">
            <text:p>16607276</text:p>
          </table:table-cell>
          <table:table-cell table:formula="of:=[.A1040]/1000/(60*60*24)" office:value-type="time" office:time-value="PT04H36M47.276S" calcext:value-type="time">
            <text:p>04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5.86" calcext:value-type="float">
            <text:p>1155.86</text:p>
          </table:table-cell>
          <table:table-cell office:value-type="float" office:value="1463.6" calcext:value-type="float">
            <text:p>1463.6</text:p>
          </table:table-cell>
        </table:table-row>
        <table:table-row table:style-name="ro1">
          <table:table-cell office:value-type="float" office:value="16623276" calcext:value-type="float">
            <text:p>16623276</text:p>
          </table:table-cell>
          <table:table-cell table:formula="of:=[.A1041]/1000/(60*60*24)" office:value-type="time" office:time-value="PT04H37M03.276S" calcext:value-type="time">
            <text:p>04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6.94" calcext:value-type="float">
            <text:p>1156.94</text:p>
          </table:table-cell>
          <table:table-cell office:value-type="float" office:value="1464.93" calcext:value-type="float">
            <text:p>1464.93</text:p>
          </table:table-cell>
        </table:table-row>
        <table:table-row table:style-name="ro1">
          <table:table-cell office:value-type="float" office:value="16639276" calcext:value-type="float">
            <text:p>16639276</text:p>
          </table:table-cell>
          <table:table-cell table:formula="of:=[.A1042]/1000/(60*60*24)" office:value-type="time" office:time-value="PT04H37M19.276S" calcext:value-type="time">
            <text:p>04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58.03" calcext:value-type="float">
            <text:p>1158.03</text:p>
          </table:table-cell>
          <table:table-cell office:value-type="float" office:value="1466.27" calcext:value-type="float">
            <text:p>1466.27</text:p>
          </table:table-cell>
        </table:table-row>
        <table:table-row table:style-name="ro1">
          <table:table-cell office:value-type="float" office:value="16655276" calcext:value-type="float">
            <text:p>16655276</text:p>
          </table:table-cell>
          <table:table-cell table:formula="of:=[.A1043]/1000/(60*60*24)" office:value-type="time" office:time-value="PT04H37M35.276S" calcext:value-type="time">
            <text:p>04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1159.11" calcext:value-type="float">
            <text:p>1159.11</text:p>
          </table:table-cell>
          <table:table-cell office:value-type="float" office:value="1467.61" calcext:value-type="float">
            <text:p>1467.61</text:p>
          </table:table-cell>
        </table:table-row>
        <table:table-row table:style-name="ro1">
          <table:table-cell office:value-type="float" office:value="16671276" calcext:value-type="float">
            <text:p>16671276</text:p>
          </table:table-cell>
          <table:table-cell table:formula="of:=[.A1044]/1000/(60*60*24)" office:value-type="time" office:time-value="PT04H37M51.276S" calcext:value-type="time">
            <text:p>04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0.2" calcext:value-type="float">
            <text:p>1160.2</text:p>
          </table:table-cell>
          <table:table-cell office:value-type="float" office:value="1468.95" calcext:value-type="float">
            <text:p>1468.95</text:p>
          </table:table-cell>
        </table:table-row>
        <table:table-row table:style-name="ro1">
          <table:table-cell office:value-type="float" office:value="16687276" calcext:value-type="float">
            <text:p>16687276</text:p>
          </table:table-cell>
          <table:table-cell table:formula="of:=[.A1045]/1000/(60*60*24)" office:value-type="time" office:time-value="PT04H38M07.276S" calcext:value-type="time">
            <text:p>04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61.28" calcext:value-type="float">
            <text:p>1161.28</text:p>
          </table:table-cell>
          <table:table-cell office:value-type="float" office:value="1470.28" calcext:value-type="float">
            <text:p>1470.28</text:p>
          </table:table-cell>
        </table:table-row>
        <table:table-row table:style-name="ro1">
          <table:table-cell office:value-type="float" office:value="16703276" calcext:value-type="float">
            <text:p>16703276</text:p>
          </table:table-cell>
          <table:table-cell table:formula="of:=[.A1046]/1000/(60*60*24)" office:value-type="time" office:time-value="PT04H38M23.276S" calcext:value-type="time">
            <text:p>04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162.37" calcext:value-type="float">
            <text:p>1162.37</text:p>
          </table:table-cell>
          <table:table-cell office:value-type="float" office:value="1471.62" calcext:value-type="float">
            <text:p>1471.62</text:p>
          </table:table-cell>
        </table:table-row>
        <table:table-row table:style-name="ro1">
          <table:table-cell office:value-type="float" office:value="16719276" calcext:value-type="float">
            <text:p>16719276</text:p>
          </table:table-cell>
          <table:table-cell table:formula="of:=[.A1047]/1000/(60*60*24)" office:value-type="time" office:time-value="PT04H38M39.276S" calcext:value-type="time">
            <text:p>04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1163.45" calcext:value-type="float">
            <text:p>1163.45</text:p>
          </table:table-cell>
          <table:table-cell office:value-type="float" office:value="1472.96" calcext:value-type="float">
            <text:p>1472.96</text:p>
          </table:table-cell>
        </table:table-row>
        <table:table-row table:style-name="ro1">
          <table:table-cell office:value-type="float" office:value="16735276" calcext:value-type="float">
            <text:p>16735276</text:p>
          </table:table-cell>
          <table:table-cell table:formula="of:=[.A1048]/1000/(60*60*24)" office:value-type="time" office:time-value="PT04H38M55.276S" calcext:value-type="time">
            <text:p>04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4.54" calcext:value-type="float">
            <text:p>1164.54</text:p>
          </table:table-cell>
          <table:table-cell office:value-type="float" office:value="1474.3" calcext:value-type="float">
            <text:p>1474.3</text:p>
          </table:table-cell>
        </table:table-row>
        <table:table-row table:style-name="ro1">
          <table:table-cell office:value-type="float" office:value="16751276" calcext:value-type="float">
            <text:p>16751276</text:p>
          </table:table-cell>
          <table:table-cell table:formula="of:=[.A1049]/1000/(60*60*24)" office:value-type="time" office:time-value="PT04H39M11.276S" calcext:value-type="time">
            <text:p>04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5.62" calcext:value-type="float">
            <text:p>1165.62</text:p>
          </table:table-cell>
          <table:table-cell office:value-type="float" office:value="1475.63" calcext:value-type="float">
            <text:p>1475.63</text:p>
          </table:table-cell>
        </table:table-row>
        <table:table-row table:style-name="ro1">
          <table:table-cell office:value-type="float" office:value="16767276" calcext:value-type="float">
            <text:p>16767276</text:p>
          </table:table-cell>
          <table:table-cell table:formula="of:=[.A1050]/1000/(60*60*24)" office:value-type="time" office:time-value="PT04H39M27.276S" calcext:value-type="time">
            <text:p>04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6.71" calcext:value-type="float">
            <text:p>1166.71</text:p>
          </table:table-cell>
          <table:table-cell office:value-type="float" office:value="1476.97" calcext:value-type="float">
            <text:p>1476.97</text:p>
          </table:table-cell>
        </table:table-row>
        <table:table-row table:style-name="ro1">
          <table:table-cell office:value-type="float" office:value="16783276" calcext:value-type="float">
            <text:p>16783276</text:p>
          </table:table-cell>
          <table:table-cell table:formula="of:=[.A1051]/1000/(60*60*24)" office:value-type="time" office:time-value="PT04H39M43.276S" calcext:value-type="time">
            <text:p>04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7.79" calcext:value-type="float">
            <text:p>1167.79</text:p>
          </table:table-cell>
          <table:table-cell office:value-type="float" office:value="1478.31" calcext:value-type="float">
            <text:p>1478.31</text:p>
          </table:table-cell>
        </table:table-row>
        <table:table-row table:style-name="ro1">
          <table:table-cell office:value-type="float" office:value="16799276" calcext:value-type="float">
            <text:p>16799276</text:p>
          </table:table-cell>
          <table:table-cell table:formula="of:=[.A1052]/1000/(60*60*24)" office:value-type="time" office:time-value="PT04H39M59.276S" calcext:value-type="time">
            <text:p>04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68.88" calcext:value-type="float">
            <text:p>1168.88</text:p>
          </table:table-cell>
          <table:table-cell office:value-type="float" office:value="1479.65" calcext:value-type="float">
            <text:p>1479.65</text:p>
          </table:table-cell>
        </table:table-row>
        <table:table-row table:style-name="ro1">
          <table:table-cell office:value-type="float" office:value="16815276" calcext:value-type="float">
            <text:p>16815276</text:p>
          </table:table-cell>
          <table:table-cell table:formula="of:=[.A1053]/1000/(60*60*24)" office:value-type="time" office:time-value="PT04H40M15.276S" calcext:value-type="time">
            <text:p>04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69.96" calcext:value-type="float">
            <text:p>1169.96</text:p>
          </table:table-cell>
          <table:table-cell office:value-type="float" office:value="1480.98" calcext:value-type="float">
            <text:p>1480.98</text:p>
          </table:table-cell>
        </table:table-row>
        <table:table-row table:style-name="ro1">
          <table:table-cell office:value-type="float" office:value="16831276" calcext:value-type="float">
            <text:p>16831276</text:p>
          </table:table-cell>
          <table:table-cell table:formula="of:=[.A1054]/1000/(60*60*24)" office:value-type="time" office:time-value="PT04H40M31.276S" calcext:value-type="time">
            <text:p>04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71.04" calcext:value-type="float">
            <text:p>1171.04</text:p>
          </table:table-cell>
          <table:table-cell office:value-type="float" office:value="1482.32" calcext:value-type="float">
            <text:p>1482.32</text:p>
          </table:table-cell>
        </table:table-row>
        <table:table-row table:style-name="ro1">
          <table:table-cell office:value-type="float" office:value="16847276" calcext:value-type="float">
            <text:p>16847276</text:p>
          </table:table-cell>
          <table:table-cell table:formula="of:=[.A1055]/1000/(60*60*24)" office:value-type="time" office:time-value="PT04H40M47.276S" calcext:value-type="time">
            <text:p>04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72.13" calcext:value-type="float">
            <text:p>1172.13</text:p>
          </table:table-cell>
          <table:table-cell office:value-type="float" office:value="1483.66" calcext:value-type="float">
            <text:p>1483.66</text:p>
          </table:table-cell>
        </table:table-row>
        <table:table-row table:style-name="ro1">
          <table:table-cell office:value-type="float" office:value="16863276" calcext:value-type="float">
            <text:p>16863276</text:p>
          </table:table-cell>
          <table:table-cell table:formula="of:=[.A1056]/1000/(60*60*24)" office:value-type="time" office:time-value="PT04H41M03.276S" calcext:value-type="time">
            <text:p>04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73.21" calcext:value-type="float">
            <text:p>1173.2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6879276" calcext:value-type="float">
            <text:p>16879276</text:p>
          </table:table-cell>
          <table:table-cell table:formula="of:=[.A1057]/1000/(60*60*24)" office:value-type="time" office:time-value="PT04H41M19.276S" calcext:value-type="time">
            <text:p>04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74.3" calcext:value-type="float">
            <text:p>1174.3</text:p>
          </table:table-cell>
          <table:table-cell office:value-type="float" office:value="1486.33" calcext:value-type="float">
            <text:p>1486.33</text:p>
          </table:table-cell>
        </table:table-row>
        <table:table-row table:style-name="ro1">
          <table:table-cell office:value-type="float" office:value="16895276" calcext:value-type="float">
            <text:p>16895276</text:p>
          </table:table-cell>
          <table:table-cell table:formula="of:=[.A1058]/1000/(60*60*24)" office:value-type="time" office:time-value="PT04H41M35.276S" calcext:value-type="time">
            <text:p>04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75.38" calcext:value-type="float">
            <text:p>1175.38</text:p>
          </table:table-cell>
          <table:table-cell office:value-type="float" office:value="1487.67" calcext:value-type="float">
            <text:p>1487.67</text:p>
          </table:table-cell>
        </table:table-row>
        <table:table-row table:style-name="ro1">
          <table:table-cell office:value-type="float" office:value="16911276" calcext:value-type="float">
            <text:p>16911276</text:p>
          </table:table-cell>
          <table:table-cell table:formula="of:=[.A1059]/1000/(60*60*24)" office:value-type="time" office:time-value="PT04H41M51.276S" calcext:value-type="time">
            <text:p>04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76.47" calcext:value-type="float">
            <text:p>1176.4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6927276" calcext:value-type="float">
            <text:p>16927276</text:p>
          </table:table-cell>
          <table:table-cell table:formula="of:=[.A1060]/1000/(60*60*24)" office:value-type="time" office:time-value="PT04H42M07.276S" calcext:value-type="time">
            <text:p>04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77.55" calcext:value-type="float">
            <text:p>1177.55</text:p>
          </table:table-cell>
          <table:table-cell office:value-type="float" office:value="1490.34" calcext:value-type="float">
            <text:p>1490.34</text:p>
          </table:table-cell>
        </table:table-row>
        <table:table-row table:style-name="ro1">
          <table:table-cell office:value-type="float" office:value="16943276" calcext:value-type="float">
            <text:p>16943276</text:p>
          </table:table-cell>
          <table:table-cell table:formula="of:=[.A1061]/1000/(60*60*24)" office:value-type="time" office:time-value="PT04H42M23.276S" calcext:value-type="time">
            <text:p>04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78.63" calcext:value-type="float">
            <text:p>1178.63</text:p>
          </table:table-cell>
          <table:table-cell office:value-type="float" office:value="1491.68" calcext:value-type="float">
            <text:p>1491.68</text:p>
          </table:table-cell>
        </table:table-row>
        <table:table-row table:style-name="ro1">
          <table:table-cell office:value-type="float" office:value="16959276" calcext:value-type="float">
            <text:p>16959276</text:p>
          </table:table-cell>
          <table:table-cell table:formula="of:=[.A1062]/1000/(60*60*24)" office:value-type="time" office:time-value="PT04H42M39.276S" calcext:value-type="time">
            <text:p>04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79.72" calcext:value-type="float">
            <text:p>1179.72</text:p>
          </table:table-cell>
          <table:table-cell office:value-type="float" office:value="1493.01" calcext:value-type="float">
            <text:p>1493.01</text:p>
          </table:table-cell>
        </table:table-row>
        <table:table-row table:style-name="ro1">
          <table:table-cell office:value-type="float" office:value="16975276" calcext:value-type="float">
            <text:p>16975276</text:p>
          </table:table-cell>
          <table:table-cell table:formula="of:=[.A1063]/1000/(60*60*24)" office:value-type="time" office:time-value="PT04H42M55.276S" calcext:value-type="time">
            <text:p>04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80.8" calcext:value-type="float">
            <text:p>1180.8</text:p>
          </table:table-cell>
          <table:table-cell office:value-type="float" office:value="1494.35" calcext:value-type="float">
            <text:p>1494.35</text:p>
          </table:table-cell>
        </table:table-row>
        <table:table-row table:style-name="ro1">
          <table:table-cell office:value-type="float" office:value="16991276" calcext:value-type="float">
            <text:p>16991276</text:p>
          </table:table-cell>
          <table:table-cell table:formula="of:=[.A1064]/1000/(60*60*24)" office:value-type="time" office:time-value="PT04H43M11.276S" calcext:value-type="time">
            <text:p>04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81.89" calcext:value-type="float">
            <text:p>1181.89</text:p>
          </table:table-cell>
          <table:table-cell office:value-type="float" office:value="1495.68" calcext:value-type="float">
            <text:p>1495.68</text:p>
          </table:table-cell>
        </table:table-row>
        <table:table-row table:style-name="ro1">
          <table:table-cell office:value-type="float" office:value="17007276" calcext:value-type="float">
            <text:p>17007276</text:p>
          </table:table-cell>
          <table:table-cell table:formula="of:=[.A1065]/1000/(60*60*24)" office:value-type="time" office:time-value="PT04H43M27.276S" calcext:value-type="time">
            <text:p>04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1497.02" calcext:value-type="float">
            <text:p>1497.02</text:p>
          </table:table-cell>
        </table:table-row>
        <table:table-row table:style-name="ro1">
          <table:table-cell office:value-type="float" office:value="17023276" calcext:value-type="float">
            <text:p>17023276</text:p>
          </table:table-cell>
          <table:table-cell table:formula="of:=[.A1066]/1000/(60*60*24)" office:value-type="time" office:time-value="PT04H43M43.276S" calcext:value-type="time">
            <text:p>04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84.05" calcext:value-type="float">
            <text:p>1184.05</text:p>
          </table:table-cell>
          <table:table-cell office:value-type="float" office:value="1498.36" calcext:value-type="float">
            <text:p>1498.36</text:p>
          </table:table-cell>
        </table:table-row>
        <table:table-row table:style-name="ro1">
          <table:table-cell office:value-type="float" office:value="17039276" calcext:value-type="float">
            <text:p>17039276</text:p>
          </table:table-cell>
          <table:table-cell table:formula="of:=[.A1067]/1000/(60*60*24)" office:value-type="time" office:time-value="PT04H43M59.276S" calcext:value-type="time">
            <text:p>04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85.14" calcext:value-type="float">
            <text:p>1185.14</text:p>
          </table:table-cell>
          <table:table-cell office:value-type="float" office:value="1499.69" calcext:value-type="float">
            <text:p>1499.69</text:p>
          </table:table-cell>
        </table:table-row>
        <table:table-row table:style-name="ro1">
          <table:table-cell office:value-type="float" office:value="17055276" calcext:value-type="float">
            <text:p>17055276</text:p>
          </table:table-cell>
          <table:table-cell table:formula="of:=[.A1068]/1000/(60*60*24)" office:value-type="time" office:time-value="PT04H44M15.276S" calcext:value-type="time">
            <text:p>04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501.03" calcext:value-type="float">
            <text:p>1501.03</text:p>
          </table:table-cell>
        </table:table-row>
        <table:table-row table:style-name="ro1">
          <table:table-cell office:value-type="float" office:value="17071276" calcext:value-type="float">
            <text:p>17071276</text:p>
          </table:table-cell>
          <table:table-cell table:formula="of:=[.A1069]/1000/(60*60*24)" office:value-type="time" office:time-value="PT04H44M31.276S" calcext:value-type="time">
            <text:p>04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1187.31" calcext:value-type="float">
            <text:p>1187.31</text:p>
          </table:table-cell>
          <table:table-cell office:value-type="float" office:value="1502.36" calcext:value-type="float">
            <text:p>1502.36</text:p>
          </table:table-cell>
        </table:table-row>
        <table:table-row table:style-name="ro1">
          <table:table-cell office:value-type="float" office:value="17087276" calcext:value-type="float">
            <text:p>17087276</text:p>
          </table:table-cell>
          <table:table-cell table:formula="of:=[.A1070]/1000/(60*60*24)" office:value-type="time" office:time-value="PT04H44M47.276S" calcext:value-type="time">
            <text:p>04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88.39" calcext:value-type="float">
            <text:p>1188.39</text:p>
          </table:table-cell>
          <table:table-cell office:value-type="float" office:value="1503.7" calcext:value-type="float">
            <text:p>1503.7</text:p>
          </table:table-cell>
        </table:table-row>
        <table:table-row table:style-name="ro1">
          <table:table-cell office:value-type="float" office:value="17103276" calcext:value-type="float">
            <text:p>17103276</text:p>
          </table:table-cell>
          <table:table-cell table:formula="of:=[.A1071]/1000/(60*60*24)" office:value-type="time" office:time-value="PT04H45M03.276S" calcext:value-type="time">
            <text:p>04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89.48" calcext:value-type="float">
            <text:p>1189.48</text:p>
          </table:table-cell>
          <table:table-cell office:value-type="float" office:value="1505.03" calcext:value-type="float">
            <text:p>1505.03</text:p>
          </table:table-cell>
        </table:table-row>
        <table:table-row table:style-name="ro1">
          <table:table-cell office:value-type="float" office:value="17119276" calcext:value-type="float">
            <text:p>17119276</text:p>
          </table:table-cell>
          <table:table-cell table:formula="of:=[.A1072]/1000/(60*60*24)" office:value-type="time" office:time-value="PT04H45M19.276S" calcext:value-type="time">
            <text:p>04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90.56" calcext:value-type="float">
            <text:p>1190.56</text:p>
          </table:table-cell>
          <table:table-cell office:value-type="float" office:value="1506.37" calcext:value-type="float">
            <text:p>1506.37</text:p>
          </table:table-cell>
        </table:table-row>
        <table:table-row table:style-name="ro1">
          <table:table-cell office:value-type="float" office:value="17135276" calcext:value-type="float">
            <text:p>17135276</text:p>
          </table:table-cell>
          <table:table-cell table:formula="of:=[.A1073]/1000/(60*60*24)" office:value-type="time" office:time-value="PT04H45M35.276S" calcext:value-type="time">
            <text:p>04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91.64" calcext:value-type="float">
            <text:p>1191.64</text:p>
          </table:table-cell>
          <table:table-cell office:value-type="float" office:value="1507.7" calcext:value-type="float">
            <text:p>1507.7</text:p>
          </table:table-cell>
        </table:table-row>
        <table:table-row table:style-name="ro1">
          <table:table-cell office:value-type="float" office:value="17151276" calcext:value-type="float">
            <text:p>17151276</text:p>
          </table:table-cell>
          <table:table-cell table:formula="of:=[.A1074]/1000/(60*60*24)" office:value-type="time" office:time-value="PT04H45M51.276S" calcext:value-type="time">
            <text:p>04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92.73" calcext:value-type="float">
            <text:p>1192.73</text:p>
          </table:table-cell>
          <table:table-cell office:value-type="float" office:value="1509.04" calcext:value-type="float">
            <text:p>1509.04</text:p>
          </table:table-cell>
        </table:table-row>
        <table:table-row table:style-name="ro1">
          <table:table-cell office:value-type="float" office:value="17167276" calcext:value-type="float">
            <text:p>17167276</text:p>
          </table:table-cell>
          <table:table-cell table:formula="of:=[.A1075]/1000/(60*60*24)" office:value-type="time" office:time-value="PT04H46M07.276S" calcext:value-type="time">
            <text:p>04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93.81" calcext:value-type="float">
            <text:p>1193.81</text:p>
          </table:table-cell>
          <table:table-cell office:value-type="float" office:value="1510.37" calcext:value-type="float">
            <text:p>1510.37</text:p>
          </table:table-cell>
        </table:table-row>
        <table:table-row table:style-name="ro1">
          <table:table-cell office:value-type="float" office:value="17183276" calcext:value-type="float">
            <text:p>17183276</text:p>
          </table:table-cell>
          <table:table-cell table:formula="of:=[.A1076]/1000/(60*60*24)" office:value-type="time" office:time-value="PT04H46M23.276S" calcext:value-type="time">
            <text:p>04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94.9" calcext:value-type="float">
            <text:p>1194.9</text:p>
          </table:table-cell>
          <table:table-cell office:value-type="float" office:value="1511.71" calcext:value-type="float">
            <text:p>1511.71</text:p>
          </table:table-cell>
        </table:table-row>
        <table:table-row table:style-name="ro1">
          <table:table-cell office:value-type="float" office:value="17199276" calcext:value-type="float">
            <text:p>17199276</text:p>
          </table:table-cell>
          <table:table-cell table:formula="of:=[.A1077]/1000/(60*60*24)" office:value-type="time" office:time-value="PT04H46M39.276S" calcext:value-type="time">
            <text:p>04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95.98" calcext:value-type="float">
            <text:p>1195.98</text:p>
          </table:table-cell>
          <table:table-cell office:value-type="float" office:value="1513.04" calcext:value-type="float">
            <text:p>1513.04</text:p>
          </table:table-cell>
        </table:table-row>
        <table:table-row table:style-name="ro1">
          <table:table-cell office:value-type="float" office:value="17215276" calcext:value-type="float">
            <text:p>17215276</text:p>
          </table:table-cell>
          <table:table-cell table:formula="of:=[.A1078]/1000/(60*60*24)" office:value-type="time" office:time-value="PT04H46M55.276S" calcext:value-type="time">
            <text:p>04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97.06" calcext:value-type="float">
            <text:p>1197.06</text:p>
          </table:table-cell>
          <table:table-cell office:value-type="float" office:value="1514.37" calcext:value-type="float">
            <text:p>1514.37</text:p>
          </table:table-cell>
        </table:table-row>
        <table:table-row table:style-name="ro1">
          <table:table-cell office:value-type="float" office:value="17231276" calcext:value-type="float">
            <text:p>17231276</text:p>
          </table:table-cell>
          <table:table-cell table:formula="of:=[.A1079]/1000/(60*60*24)" office:value-type="time" office:time-value="PT04H47M11.276S" calcext:value-type="time">
            <text:p>04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98.15" calcext:value-type="float">
            <text:p>1198.15</text:p>
          </table:table-cell>
          <table:table-cell office:value-type="float" office:value="1515.71" calcext:value-type="float">
            <text:p>1515.71</text:p>
          </table:table-cell>
        </table:table-row>
        <table:table-row table:style-name="ro1">
          <table:table-cell office:value-type="float" office:value="17247276" calcext:value-type="float">
            <text:p>17247276</text:p>
          </table:table-cell>
          <table:table-cell table:formula="of:=[.A1080]/1000/(60*60*24)" office:value-type="time" office:time-value="PT04H47M27.276S" calcext:value-type="time">
            <text:p>04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99.23" calcext:value-type="float">
            <text:p>1199.23</text:p>
          </table:table-cell>
          <table:table-cell office:value-type="float" office:value="1517.04" calcext:value-type="float">
            <text:p>1517.04</text:p>
          </table:table-cell>
        </table:table-row>
        <table:table-row table:style-name="ro1">
          <table:table-cell office:value-type="float" office:value="17263276" calcext:value-type="float">
            <text:p>17263276</text:p>
          </table:table-cell>
          <table:table-cell table:formula="of:=[.A1081]/1000/(60*60*24)" office:value-type="time" office:time-value="PT04H47M43.276S" calcext:value-type="time">
            <text:p>04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200.32" calcext:value-type="float">
            <text:p>1200.32</text:p>
          </table:table-cell>
          <table:table-cell office:value-type="float" office:value="1518.38" calcext:value-type="float">
            <text:p>1518.38</text:p>
          </table:table-cell>
        </table:table-row>
        <table:table-row table:style-name="ro1">
          <table:table-cell office:value-type="float" office:value="17279276" calcext:value-type="float">
            <text:p>17279276</text:p>
          </table:table-cell>
          <table:table-cell table:formula="of:=[.A1082]/1000/(60*60*24)" office:value-type="time" office:time-value="PT04H47M59.276S" calcext:value-type="time">
            <text:p>04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201.4" calcext:value-type="float">
            <text:p>1201.4</text:p>
          </table:table-cell>
          <table:table-cell office:value-type="float" office:value="1519.71" calcext:value-type="float">
            <text:p>1519.71</text:p>
          </table:table-cell>
        </table:table-row>
        <table:table-row table:style-name="ro1">
          <table:table-cell office:value-type="float" office:value="17295276" calcext:value-type="float">
            <text:p>17295276</text:p>
          </table:table-cell>
          <table:table-cell table:formula="of:=[.A1083]/1000/(60*60*24)" office:value-type="time" office:time-value="PT04H48M15.276S" calcext:value-type="time">
            <text:p>04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202.48" calcext:value-type="float">
            <text:p>1202.48</text:p>
          </table:table-cell>
          <table:table-cell office:value-type="float" office:value="1521.04" calcext:value-type="float">
            <text:p>1521.04</text:p>
          </table:table-cell>
        </table:table-row>
        <table:table-row table:style-name="ro1">
          <table:table-cell office:value-type="float" office:value="17311276" calcext:value-type="float">
            <text:p>17311276</text:p>
          </table:table-cell>
          <table:table-cell table:formula="of:=[.A1084]/1000/(60*60*24)" office:value-type="time" office:time-value="PT04H48M31.276S" calcext:value-type="time">
            <text:p>04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203.57" calcext:value-type="float">
            <text:p>1203.57</text:p>
          </table:table-cell>
          <table:table-cell office:value-type="float" office:value="1522.38" calcext:value-type="float">
            <text:p>1522.38</text:p>
          </table:table-cell>
        </table:table-row>
        <table:table-row table:style-name="ro1">
          <table:table-cell office:value-type="float" office:value="17327276" calcext:value-type="float">
            <text:p>17327276</text:p>
          </table:table-cell>
          <table:table-cell table:formula="of:=[.A1085]/1000/(60*60*24)" office:value-type="time" office:time-value="PT04H48M47.276S" calcext:value-type="time">
            <text:p>04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204.65" calcext:value-type="float">
            <text:p>1204.65</text:p>
          </table:table-cell>
          <table:table-cell office:value-type="float" office:value="1523.71" calcext:value-type="float">
            <text:p>1523.71</text:p>
          </table:table-cell>
        </table:table-row>
        <table:table-row table:style-name="ro1">
          <table:table-cell office:value-type="float" office:value="17343276" calcext:value-type="float">
            <text:p>17343276</text:p>
          </table:table-cell>
          <table:table-cell table:formula="of:=[.A1086]/1000/(60*60*24)" office:value-type="time" office:time-value="PT04H49M03.276S" calcext:value-type="time">
            <text:p>04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205.74" calcext:value-type="float">
            <text:p>1205.74</text:p>
          </table:table-cell>
          <table:table-cell office:value-type="float" office:value="1525.04" calcext:value-type="float">
            <text:p>1525.04</text:p>
          </table:table-cell>
        </table:table-row>
        <table:table-row table:style-name="ro1">
          <table:table-cell office:value-type="float" office:value="17359276" calcext:value-type="float">
            <text:p>17359276</text:p>
          </table:table-cell>
          <table:table-cell table:formula="of:=[.A1087]/1000/(60*60*24)" office:value-type="time" office:time-value="PT04H49M19.276S" calcext:value-type="time">
            <text:p>04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206.82" calcext:value-type="float">
            <text:p>1206.82</text:p>
          </table:table-cell>
          <table:table-cell office:value-type="float" office:value="1526.38" calcext:value-type="float">
            <text:p>1526.38</text:p>
          </table:table-cell>
        </table:table-row>
        <table:table-row table:style-name="ro1">
          <table:table-cell office:value-type="float" office:value="17375276" calcext:value-type="float">
            <text:p>17375276</text:p>
          </table:table-cell>
          <table:table-cell table:formula="of:=[.A1088]/1000/(60*60*24)" office:value-type="time" office:time-value="PT04H49M35.276S" calcext:value-type="time">
            <text:p>04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07.9" calcext:value-type="float">
            <text:p>1207.9</text:p>
          </table:table-cell>
          <table:table-cell office:value-type="float" office:value="1527.71" calcext:value-type="float">
            <text:p>1527.71</text:p>
          </table:table-cell>
        </table:table-row>
        <table:table-row table:style-name="ro1">
          <table:table-cell office:value-type="float" office:value="17391276" calcext:value-type="float">
            <text:p>17391276</text:p>
          </table:table-cell>
          <table:table-cell table:formula="of:=[.A1089]/1000/(60*60*24)" office:value-type="time" office:time-value="PT04H49M51.276S" calcext:value-type="time">
            <text:p>04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08.99" calcext:value-type="float">
            <text:p>1208.99</text:p>
          </table:table-cell>
          <table:table-cell office:value-type="float" office:value="1529.04" calcext:value-type="float">
            <text:p>1529.04</text:p>
          </table:table-cell>
        </table:table-row>
        <table:table-row table:style-name="ro1">
          <table:table-cell office:value-type="float" office:value="17407276" calcext:value-type="float">
            <text:p>17407276</text:p>
          </table:table-cell>
          <table:table-cell table:formula="of:=[.A1090]/1000/(60*60*24)" office:value-type="time" office:time-value="PT04H50M07.276S" calcext:value-type="time">
            <text:p>04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10.07" calcext:value-type="float">
            <text:p>1210.07</text:p>
          </table:table-cell>
          <table:table-cell office:value-type="float" office:value="1530.37" calcext:value-type="float">
            <text:p>1530.37</text:p>
          </table:table-cell>
        </table:table-row>
        <table:table-row table:style-name="ro1">
          <table:table-cell office:value-type="float" office:value="17423276" calcext:value-type="float">
            <text:p>17423276</text:p>
          </table:table-cell>
          <table:table-cell table:formula="of:=[.A1091]/1000/(60*60*24)" office:value-type="time" office:time-value="PT04H50M23.276S" calcext:value-type="time">
            <text:p>04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1.15" calcext:value-type="float">
            <text:p>1211.15</text:p>
          </table:table-cell>
          <table:table-cell office:value-type="float" office:value="1531.71" calcext:value-type="float">
            <text:p>1531.71</text:p>
          </table:table-cell>
        </table:table-row>
        <table:table-row table:style-name="ro1">
          <table:table-cell office:value-type="float" office:value="17439276" calcext:value-type="float">
            <text:p>17439276</text:p>
          </table:table-cell>
          <table:table-cell table:formula="of:=[.A1092]/1000/(60*60*24)" office:value-type="time" office:time-value="PT04H50M39.276S" calcext:value-type="time">
            <text:p>04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12.24" calcext:value-type="float">
            <text:p>1212.24</text:p>
          </table:table-cell>
          <table:table-cell office:value-type="float" office:value="1533.04" calcext:value-type="float">
            <text:p>1533.04</text:p>
          </table:table-cell>
        </table:table-row>
        <table:table-row table:style-name="ro1">
          <table:table-cell office:value-type="float" office:value="17455276" calcext:value-type="float">
            <text:p>17455276</text:p>
          </table:table-cell>
          <table:table-cell table:formula="of:=[.A1093]/1000/(60*60*24)" office:value-type="time" office:time-value="PT04H50M55.276S" calcext:value-type="time">
            <text:p>04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3.32" calcext:value-type="float">
            <text:p>1213.32</text:p>
          </table:table-cell>
          <table:table-cell office:value-type="float" office:value="1534.37" calcext:value-type="float">
            <text:p>1534.37</text:p>
          </table:table-cell>
        </table:table-row>
        <table:table-row table:style-name="ro1">
          <table:table-cell office:value-type="float" office:value="17471276" calcext:value-type="float">
            <text:p>17471276</text:p>
          </table:table-cell>
          <table:table-cell table:formula="of:=[.A1094]/1000/(60*60*24)" office:value-type="time" office:time-value="PT04H51M11.276S" calcext:value-type="time">
            <text:p>04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14.41" calcext:value-type="float">
            <text:p>1214.41</text:p>
          </table:table-cell>
          <table:table-cell office:value-type="float" office:value="1535.7" calcext:value-type="float">
            <text:p>1535.7</text:p>
          </table:table-cell>
        </table:table-row>
        <table:table-row table:style-name="ro1">
          <table:table-cell office:value-type="float" office:value="17487276" calcext:value-type="float">
            <text:p>17487276</text:p>
          </table:table-cell>
          <table:table-cell table:formula="of:=[.A1095]/1000/(60*60*24)" office:value-type="time" office:time-value="PT04H51M27.276S" calcext:value-type="time">
            <text:p>04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5.49" calcext:value-type="float">
            <text:p>1215.49</text:p>
          </table:table-cell>
          <table:table-cell office:value-type="float" office:value="1537.04" calcext:value-type="float">
            <text:p>1537.04</text:p>
          </table:table-cell>
        </table:table-row>
        <table:table-row table:style-name="ro1">
          <table:table-cell office:value-type="float" office:value="17503276" calcext:value-type="float">
            <text:p>17503276</text:p>
          </table:table-cell>
          <table:table-cell table:formula="of:=[.A1096]/1000/(60*60*24)" office:value-type="time" office:time-value="PT04H51M43.276S" calcext:value-type="time">
            <text:p>04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16.57" calcext:value-type="float">
            <text:p>1216.57</text:p>
          </table:table-cell>
          <table:table-cell office:value-type="float" office:value="1538.37" calcext:value-type="float">
            <text:p>1538.37</text:p>
          </table:table-cell>
        </table:table-row>
        <table:table-row table:style-name="ro1">
          <table:table-cell office:value-type="float" office:value="17519276" calcext:value-type="float">
            <text:p>17519276</text:p>
          </table:table-cell>
          <table:table-cell table:formula="of:=[.A1097]/1000/(60*60*24)" office:value-type="time" office:time-value="PT04H51M59.276S" calcext:value-type="time">
            <text:p>04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7.66" calcext:value-type="float">
            <text:p>1217.66</text:p>
          </table:table-cell>
          <table:table-cell office:value-type="float" office:value="1539.7" calcext:value-type="float">
            <text:p>1539.7</text:p>
          </table:table-cell>
        </table:table-row>
        <table:table-row table:style-name="ro1">
          <table:table-cell office:value-type="float" office:value="17535276" calcext:value-type="float">
            <text:p>17535276</text:p>
          </table:table-cell>
          <table:table-cell table:formula="of:=[.A1098]/1000/(60*60*24)" office:value-type="time" office:time-value="PT04H52M15.276S" calcext:value-type="time">
            <text:p>04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8.74" calcext:value-type="float">
            <text:p>1218.74</text:p>
          </table:table-cell>
          <table:table-cell office:value-type="float" office:value="1541.04" calcext:value-type="float">
            <text:p>1541.04</text:p>
          </table:table-cell>
        </table:table-row>
        <table:table-row table:style-name="ro1">
          <table:table-cell office:value-type="float" office:value="17551276" calcext:value-type="float">
            <text:p>17551276</text:p>
          </table:table-cell>
          <table:table-cell table:formula="of:=[.A1099]/1000/(60*60*24)" office:value-type="time" office:time-value="PT04H52M31.276S" calcext:value-type="time">
            <text:p>04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19.82" calcext:value-type="float">
            <text:p>1219.82</text:p>
          </table:table-cell>
          <table:table-cell office:value-type="float" office:value="1542.37" calcext:value-type="float">
            <text:p>1542.37</text:p>
          </table:table-cell>
        </table:table-row>
        <table:table-row table:style-name="ro1">
          <table:table-cell office:value-type="float" office:value="17567276" calcext:value-type="float">
            <text:p>17567276</text:p>
          </table:table-cell>
          <table:table-cell table:formula="of:=[.A1100]/1000/(60*60*24)" office:value-type="time" office:time-value="PT04H52M47.276S" calcext:value-type="time">
            <text:p>04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20.91" calcext:value-type="float">
            <text:p>1220.91</text:p>
          </table:table-cell>
          <table:table-cell office:value-type="float" office:value="1543.7" calcext:value-type="float">
            <text:p>1543.7</text:p>
          </table:table-cell>
        </table:table-row>
        <table:table-row table:style-name="ro1">
          <table:table-cell office:value-type="float" office:value="17583276" calcext:value-type="float">
            <text:p>17583276</text:p>
          </table:table-cell>
          <table:table-cell table:formula="of:=[.A1101]/1000/(60*60*24)" office:value-type="time" office:time-value="PT04H53M03.276S" calcext:value-type="time">
            <text:p>04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21.99" calcext:value-type="float">
            <text:p>1221.99</text:p>
          </table:table-cell>
          <table:table-cell office:value-type="float" office:value="1545.03" calcext:value-type="float">
            <text:p>1545.03</text:p>
          </table:table-cell>
        </table:table-row>
        <table:table-row table:style-name="ro1">
          <table:table-cell office:value-type="float" office:value="17599276" calcext:value-type="float">
            <text:p>17599276</text:p>
          </table:table-cell>
          <table:table-cell table:formula="of:=[.A1102]/1000/(60*60*24)" office:value-type="time" office:time-value="PT04H53M19.276S" calcext:value-type="time">
            <text:p>04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1223.08" calcext:value-type="float">
            <text:p>1223.08</text:p>
          </table:table-cell>
          <table:table-cell office:value-type="float" office:value="1546.37" calcext:value-type="float">
            <text:p>1546.37</text:p>
          </table:table-cell>
        </table:table-row>
        <table:table-row table:style-name="ro1">
          <table:table-cell office:value-type="float" office:value="17615276" calcext:value-type="float">
            <text:p>17615276</text:p>
          </table:table-cell>
          <table:table-cell table:formula="of:=[.A1103]/1000/(60*60*24)" office:value-type="time" office:time-value="PT04H53M35.276S" calcext:value-type="time">
            <text:p>04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24.16" calcext:value-type="float">
            <text:p>1224.16</text:p>
          </table:table-cell>
          <table:table-cell office:value-type="float" office:value="1547.7" calcext:value-type="float">
            <text:p>1547.7</text:p>
          </table:table-cell>
        </table:table-row>
        <table:table-row table:style-name="ro1">
          <table:table-cell office:value-type="float" office:value="17631276" calcext:value-type="float">
            <text:p>17631276</text:p>
          </table:table-cell>
          <table:table-cell table:formula="of:=[.A1104]/1000/(60*60*24)" office:value-type="time" office:time-value="PT04H53M51.276S" calcext:value-type="time">
            <text:p>04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25.24" calcext:value-type="float">
            <text:p>1225.24</text:p>
          </table:table-cell>
          <table:table-cell office:value-type="float" office:value="1549.03" calcext:value-type="float">
            <text:p>1549.03</text:p>
          </table:table-cell>
        </table:table-row>
        <table:table-row table:style-name="ro1">
          <table:table-cell office:value-type="float" office:value="17647276" calcext:value-type="float">
            <text:p>17647276</text:p>
          </table:table-cell>
          <table:table-cell table:formula="of:=[.A1105]/1000/(60*60*24)" office:value-type="time" office:time-value="PT04H54M07.276S" calcext:value-type="time">
            <text:p>04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26.33" calcext:value-type="float">
            <text:p>1226.33</text:p>
          </table:table-cell>
          <table:table-cell office:value-type="float" office:value="1550.36" calcext:value-type="float">
            <text:p>1550.36</text:p>
          </table:table-cell>
        </table:table-row>
        <table:table-row table:style-name="ro1">
          <table:table-cell office:value-type="float" office:value="17663276" calcext:value-type="float">
            <text:p>17663276</text:p>
          </table:table-cell>
          <table:table-cell table:formula="of:=[.A1106]/1000/(60*60*24)" office:value-type="time" office:time-value="PT04H54M23.276S" calcext:value-type="time">
            <text:p>04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27.41" calcext:value-type="float">
            <text:p>1227.41</text:p>
          </table:table-cell>
          <table:table-cell office:value-type="float" office:value="1551.7" calcext:value-type="float">
            <text:p>1551.7</text:p>
          </table:table-cell>
        </table:table-row>
        <table:table-row table:style-name="ro1">
          <table:table-cell office:value-type="float" office:value="17679276" calcext:value-type="float">
            <text:p>17679276</text:p>
          </table:table-cell>
          <table:table-cell table:formula="of:=[.A1107]/1000/(60*60*24)" office:value-type="time" office:time-value="PT04H54M39.276S" calcext:value-type="time">
            <text:p>04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1553.03" calcext:value-type="float">
            <text:p>1553.03</text:p>
          </table:table-cell>
        </table:table-row>
        <table:table-row table:style-name="ro1">
          <table:table-cell office:value-type="float" office:value="17695276" calcext:value-type="float">
            <text:p>17695276</text:p>
          </table:table-cell>
          <table:table-cell table:formula="of:=[.A1108]/1000/(60*60*24)" office:value-type="time" office:time-value="PT04H54M55.276S" calcext:value-type="time">
            <text:p>04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29.58" calcext:value-type="float">
            <text:p>1229.58</text:p>
          </table:table-cell>
          <table:table-cell office:value-type="float" office:value="1554.36" calcext:value-type="float">
            <text:p>1554.36</text:p>
          </table:table-cell>
        </table:table-row>
        <table:table-row table:style-name="ro1">
          <table:table-cell office:value-type="float" office:value="17711276" calcext:value-type="float">
            <text:p>17711276</text:p>
          </table:table-cell>
          <table:table-cell table:formula="of:=[.A1109]/1000/(60*60*24)" office:value-type="time" office:time-value="PT04H55M11.276S" calcext:value-type="time">
            <text:p>04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230.66" calcext:value-type="float">
            <text:p>1230.66</text:p>
          </table:table-cell>
          <table:table-cell office:value-type="float" office:value="1555.69" calcext:value-type="float">
            <text:p>1555.69</text:p>
          </table:table-cell>
        </table:table-row>
        <table:table-row table:style-name="ro1">
          <table:table-cell office:value-type="float" office:value="17727276" calcext:value-type="float">
            <text:p>17727276</text:p>
          </table:table-cell>
          <table:table-cell table:formula="of:=[.A1110]/1000/(60*60*24)" office:value-type="time" office:time-value="PT04H55M27.276S" calcext:value-type="time">
            <text:p>04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1557.02" calcext:value-type="float">
            <text:p>1557.02</text:p>
          </table:table-cell>
        </table:table-row>
        <table:table-row table:style-name="ro1">
          <table:table-cell office:value-type="float" office:value="17743276" calcext:value-type="float">
            <text:p>17743276</text:p>
          </table:table-cell>
          <table:table-cell table:formula="of:=[.A1111]/1000/(60*60*24)" office:value-type="time" office:time-value="PT04H55M43.276S" calcext:value-type="time">
            <text:p>04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32.83" calcext:value-type="float">
            <text:p>1232.83</text:p>
          </table:table-cell>
          <table:table-cell office:value-type="float" office:value="1558.36" calcext:value-type="float">
            <text:p>1558.36</text:p>
          </table:table-cell>
        </table:table-row>
        <table:table-row table:style-name="ro1">
          <table:table-cell office:value-type="float" office:value="17759276" calcext:value-type="float">
            <text:p>17759276</text:p>
          </table:table-cell>
          <table:table-cell table:formula="of:=[.A1112]/1000/(60*60*24)" office:value-type="time" office:time-value="PT04H55M59.276S" calcext:value-type="time">
            <text:p>04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233.91" calcext:value-type="float">
            <text:p>1233.91</text:p>
          </table:table-cell>
          <table:table-cell office:value-type="float" office:value="1559.69" calcext:value-type="float">
            <text:p>1559.69</text:p>
          </table:table-cell>
        </table:table-row>
        <table:table-row table:style-name="ro1">
          <table:table-cell office:value-type="float" office:value="17775276" calcext:value-type="float">
            <text:p>17775276</text:p>
          </table:table-cell>
          <table:table-cell table:formula="of:=[.A1113]/1000/(60*60*24)" office:value-type="time" office:time-value="PT04H56M15.276S" calcext:value-type="time">
            <text:p>04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235" calcext:value-type="float">
            <text:p>1235</text:p>
          </table:table-cell>
          <table:table-cell office:value-type="float" office:value="1561.02" calcext:value-type="float">
            <text:p>1561.02</text:p>
          </table:table-cell>
        </table:table-row>
        <table:table-row table:style-name="ro1">
          <table:table-cell office:value-type="float" office:value="17791276" calcext:value-type="float">
            <text:p>17791276</text:p>
          </table:table-cell>
          <table:table-cell table:formula="of:=[.A1114]/1000/(60*60*24)" office:value-type="time" office:time-value="PT04H56M31.276S" calcext:value-type="time">
            <text:p>04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236.08" calcext:value-type="float">
            <text:p>1236.08</text:p>
          </table:table-cell>
          <table:table-cell office:value-type="float" office:value="1562.35" calcext:value-type="float">
            <text:p>1562.35</text:p>
          </table:table-cell>
        </table:table-row>
        <table:table-row table:style-name="ro1">
          <table:table-cell office:value-type="float" office:value="17807276" calcext:value-type="float">
            <text:p>17807276</text:p>
          </table:table-cell>
          <table:table-cell table:formula="of:=[.A1115]/1000/(60*60*24)" office:value-type="time" office:time-value="PT04H56M47.276S" calcext:value-type="time">
            <text:p>04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237.16" calcext:value-type="float">
            <text:p>1237.16</text:p>
          </table:table-cell>
          <table:table-cell office:value-type="float" office:value="1563.68" calcext:value-type="float">
            <text:p>1563.68</text:p>
          </table:table-cell>
        </table:table-row>
        <table:table-row table:style-name="ro1">
          <table:table-cell office:value-type="float" office:value="17823276" calcext:value-type="float">
            <text:p>17823276</text:p>
          </table:table-cell>
          <table:table-cell table:formula="of:=[.A1116]/1000/(60*60*24)" office:value-type="time" office:time-value="PT04H57M03.276S" calcext:value-type="time">
            <text:p>04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565.01" calcext:value-type="float">
            <text:p>1565.01</text:p>
          </table:table-cell>
        </table:table-row>
        <table:table-row table:style-name="ro1">
          <table:table-cell office:value-type="float" office:value="17839276" calcext:value-type="float">
            <text:p>17839276</text:p>
          </table:table-cell>
          <table:table-cell table:formula="of:=[.A1117]/1000/(60*60*24)" office:value-type="time" office:time-value="PT04H57M19.276S" calcext:value-type="time">
            <text:p>04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39.33" calcext:value-type="float">
            <text:p>1239.33</text:p>
          </table:table-cell>
          <table:table-cell office:value-type="float" office:value="1566.34" calcext:value-type="float">
            <text:p>1566.34</text:p>
          </table:table-cell>
        </table:table-row>
        <table:table-row table:style-name="ro1">
          <table:table-cell office:value-type="float" office:value="17855276" calcext:value-type="float">
            <text:p>17855276</text:p>
          </table:table-cell>
          <table:table-cell table:formula="of:=[.A1118]/1000/(60*60*24)" office:value-type="time" office:time-value="PT04H57M35.276S" calcext:value-type="time">
            <text:p>04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240.41" calcext:value-type="float">
            <text:p>1240.41</text:p>
          </table:table-cell>
          <table:table-cell office:value-type="float" office:value="1567.67" calcext:value-type="float">
            <text:p>1567.67</text:p>
          </table:table-cell>
        </table:table-row>
        <table:table-row table:style-name="ro1">
          <table:table-cell office:value-type="float" office:value="17871276" calcext:value-type="float">
            <text:p>17871276</text:p>
          </table:table-cell>
          <table:table-cell table:formula="of:=[.A1119]/1000/(60*60*24)" office:value-type="time" office:time-value="PT04H57M51.276S" calcext:value-type="time">
            <text:p>04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1.5" calcext:value-type="float">
            <text:p>1241.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7887276" calcext:value-type="float">
            <text:p>17887276</text:p>
          </table:table-cell>
          <table:table-cell table:formula="of:=[.A1120]/1000/(60*60*24)" office:value-type="time" office:time-value="PT04H58M07.276S" calcext:value-type="time">
            <text:p>04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1242.58" calcext:value-type="float">
            <text:p>1242.58</text:p>
          </table:table-cell>
          <table:table-cell office:value-type="float" office:value="1570.34" calcext:value-type="float">
            <text:p>1570.34</text:p>
          </table:table-cell>
        </table:table-row>
        <table:table-row table:style-name="ro1">
          <table:table-cell office:value-type="float" office:value="17903276" calcext:value-type="float">
            <text:p>17903276</text:p>
          </table:table-cell>
          <table:table-cell table:formula="of:=[.A1121]/1000/(60*60*24)" office:value-type="time" office:time-value="PT04H58M23.276S" calcext:value-type="time">
            <text:p>04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1243.66" calcext:value-type="float">
            <text:p>1243.66</text:p>
          </table:table-cell>
          <table:table-cell office:value-type="float" office:value="1571.67" calcext:value-type="float">
            <text:p>1571.67</text:p>
          </table:table-cell>
        </table:table-row>
        <table:table-row table:style-name="ro1">
          <table:table-cell office:value-type="float" office:value="17919276" calcext:value-type="float">
            <text:p>17919276</text:p>
          </table:table-cell>
          <table:table-cell table:formula="of:=[.A1122]/1000/(60*60*24)" office:value-type="time" office:time-value="PT04H58M39.276S" calcext:value-type="time">
            <text:p>04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4.74" calcext:value-type="float">
            <text:p>1244.7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7935276" calcext:value-type="float">
            <text:p>17935276</text:p>
          </table:table-cell>
          <table:table-cell table:formula="of:=[.A1123]/1000/(60*60*24)" office:value-type="time" office:time-value="PT04H58M55.276S" calcext:value-type="time">
            <text:p>04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5.83" calcext:value-type="float">
            <text:p>1245.83</text:p>
          </table:table-cell>
          <table:table-cell office:value-type="float" office:value="1574.33" calcext:value-type="float">
            <text:p>1574.33</text:p>
          </table:table-cell>
        </table:table-row>
        <table:table-row table:style-name="ro1">
          <table:table-cell office:value-type="float" office:value="17951276" calcext:value-type="float">
            <text:p>17951276</text:p>
          </table:table-cell>
          <table:table-cell table:formula="of:=[.A1124]/1000/(60*60*24)" office:value-type="time" office:time-value="PT04H59M11.276S" calcext:value-type="time">
            <text:p>04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6.91" calcext:value-type="float">
            <text:p>1246.91</text:p>
          </table:table-cell>
          <table:table-cell office:value-type="float" office:value="1575.66" calcext:value-type="float">
            <text:p>1575.66</text:p>
          </table:table-cell>
        </table:table-row>
        <table:table-row table:style-name="ro1">
          <table:table-cell office:value-type="float" office:value="17967276" calcext:value-type="float">
            <text:p>17967276</text:p>
          </table:table-cell>
          <table:table-cell table:formula="of:=[.A1125]/1000/(60*60*24)" office:value-type="time" office:time-value="PT04H59M27.276S" calcext:value-type="time">
            <text:p>04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7.99" calcext:value-type="float">
            <text:p>1247.99</text:p>
          </table:table-cell>
          <table:table-cell office:value-type="float" office:value="1576.99" calcext:value-type="float">
            <text:p>1576.99</text:p>
          </table:table-cell>
        </table:table-row>
        <table:table-row table:style-name="ro1">
          <table:table-cell office:value-type="float" office:value="17983276" calcext:value-type="float">
            <text:p>17983276</text:p>
          </table:table-cell>
          <table:table-cell table:formula="of:=[.A1126]/1000/(60*60*24)" office:value-type="time" office:time-value="PT04H59M43.276S" calcext:value-type="time">
            <text:p>04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49.07" calcext:value-type="float">
            <text:p>1249.07</text:p>
          </table:table-cell>
          <table:table-cell office:value-type="float" office:value="1578.32" calcext:value-type="float">
            <text:p>1578.32</text:p>
          </table:table-cell>
        </table:table-row>
        <table:table-row table:style-name="ro1">
          <table:table-cell office:value-type="float" office:value="17999276" calcext:value-type="float">
            <text:p>17999276</text:p>
          </table:table-cell>
          <table:table-cell table:formula="of:=[.A1127]/1000/(60*60*24)" office:value-type="time" office:time-value="PT04H59M59.276S" calcext:value-type="time">
            <text:p>04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0.16" calcext:value-type="float">
            <text:p>1250.16</text:p>
          </table:table-cell>
          <table:table-cell office:value-type="float" office:value="1579.65" calcext:value-type="float">
            <text:p>1579.65</text:p>
          </table:table-cell>
        </table:table-row>
        <table:table-row table:style-name="ro1">
          <table:table-cell office:value-type="float" office:value="18015276" calcext:value-type="float">
            <text:p>18015276</text:p>
          </table:table-cell>
          <table:table-cell table:formula="of:=[.A1128]/1000/(60*60*24)" office:value-type="time" office:time-value="PT05H00M15.276S" calcext:value-type="time">
            <text:p>05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1.24" calcext:value-type="float">
            <text:p>1251.24</text:p>
          </table:table-cell>
          <table:table-cell office:value-type="float" office:value="1580.98" calcext:value-type="float">
            <text:p>1580.98</text:p>
          </table:table-cell>
        </table:table-row>
        <table:table-row table:style-name="ro1">
          <table:table-cell office:value-type="float" office:value="18031276" calcext:value-type="float">
            <text:p>18031276</text:p>
          </table:table-cell>
          <table:table-cell table:formula="of:=[.A1129]/1000/(60*60*24)" office:value-type="time" office:time-value="PT05H00M31.276S" calcext:value-type="time">
            <text:p>05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2.32" calcext:value-type="float">
            <text:p>1252.32</text:p>
          </table:table-cell>
          <table:table-cell office:value-type="float" office:value="1582.31" calcext:value-type="float">
            <text:p>1582.31</text:p>
          </table:table-cell>
        </table:table-row>
        <table:table-row table:style-name="ro1">
          <table:table-cell office:value-type="float" office:value="18047276" calcext:value-type="float">
            <text:p>18047276</text:p>
          </table:table-cell>
          <table:table-cell table:formula="of:=[.A1130]/1000/(60*60*24)" office:value-type="time" office:time-value="PT05H00M47.276S" calcext:value-type="time">
            <text:p>05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3.4" calcext:value-type="float">
            <text:p>1253.4</text:p>
          </table:table-cell>
          <table:table-cell office:value-type="float" office:value="1583.64" calcext:value-type="float">
            <text:p>1583.64</text:p>
          </table:table-cell>
        </table:table-row>
        <table:table-row table:style-name="ro1">
          <table:table-cell office:value-type="float" office:value="18063276" calcext:value-type="float">
            <text:p>18063276</text:p>
          </table:table-cell>
          <table:table-cell table:formula="of:=[.A1131]/1000/(60*60*24)" office:value-type="time" office:time-value="PT05H01M03.276S" calcext:value-type="time">
            <text:p>05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1254.48" calcext:value-type="float">
            <text:p>1254.48</text:p>
          </table:table-cell>
          <table:table-cell office:value-type="float" office:value="1584.97" calcext:value-type="float">
            <text:p>1584.97</text:p>
          </table:table-cell>
        </table:table-row>
        <table:table-row table:style-name="ro1">
          <table:table-cell office:value-type="float" office:value="18079276" calcext:value-type="float">
            <text:p>18079276</text:p>
          </table:table-cell>
          <table:table-cell table:formula="of:=[.A1132]/1000/(60*60*24)" office:value-type="time" office:time-value="PT05H01M19.276S" calcext:value-type="time">
            <text:p>05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1586.3" calcext:value-type="float">
            <text:p>1586.3</text:p>
          </table:table-cell>
        </table:table-row>
        <table:table-row table:style-name="ro1">
          <table:table-cell office:value-type="float" office:value="18095276" calcext:value-type="float">
            <text:p>18095276</text:p>
          </table:table-cell>
          <table:table-cell table:formula="of:=[.A1133]/1000/(60*60*24)" office:value-type="time" office:time-value="PT05H01M35.276S" calcext:value-type="time">
            <text:p>05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6.65" calcext:value-type="float">
            <text:p>1256.65</text:p>
          </table:table-cell>
          <table:table-cell office:value-type="float" office:value="1587.63" calcext:value-type="float">
            <text:p>1587.63</text:p>
          </table:table-cell>
        </table:table-row>
        <table:table-row table:style-name="ro1">
          <table:table-cell office:value-type="float" office:value="18111276" calcext:value-type="float">
            <text:p>18111276</text:p>
          </table:table-cell>
          <table:table-cell table:formula="of:=[.A1134]/1000/(60*60*24)" office:value-type="time" office:time-value="PT05H01M51.276S" calcext:value-type="time">
            <text:p>05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257.73" calcext:value-type="float">
            <text:p>1257.73</text:p>
          </table:table-cell>
          <table:table-cell office:value-type="float" office:value="1588.96" calcext:value-type="float">
            <text:p>1588.96</text:p>
          </table:table-cell>
        </table:table-row>
        <table:table-row table:style-name="ro1">
          <table:table-cell office:value-type="float" office:value="18127276" calcext:value-type="float">
            <text:p>18127276</text:p>
          </table:table-cell>
          <table:table-cell table:formula="of:=[.A1135]/1000/(60*60*24)" office:value-type="time" office:time-value="PT05H02M07.276S" calcext:value-type="time">
            <text:p>05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58.81" calcext:value-type="float">
            <text:p>1258.81</text:p>
          </table:table-cell>
          <table:table-cell office:value-type="float" office:value="1590.29" calcext:value-type="float">
            <text:p>1590.29</text:p>
          </table:table-cell>
        </table:table-row>
        <table:table-row table:style-name="ro1">
          <table:table-cell office:value-type="float" office:value="18143276" calcext:value-type="float">
            <text:p>18143276</text:p>
          </table:table-cell>
          <table:table-cell table:formula="of:=[.A1136]/1000/(60*60*24)" office:value-type="time" office:time-value="PT05H02M23.276S" calcext:value-type="time">
            <text:p>05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59.9" calcext:value-type="float">
            <text:p>1259.9</text:p>
          </table:table-cell>
          <table:table-cell office:value-type="float" office:value="1591.62" calcext:value-type="float">
            <text:p>1591.62</text:p>
          </table:table-cell>
        </table:table-row>
        <table:table-row table:style-name="ro1">
          <table:table-cell office:value-type="float" office:value="18159276" calcext:value-type="float">
            <text:p>18159276</text:p>
          </table:table-cell>
          <table:table-cell table:formula="of:=[.A1137]/1000/(60*60*24)" office:value-type="time" office:time-value="PT05H02M39.276S" calcext:value-type="time">
            <text:p>05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1260.98" calcext:value-type="float">
            <text:p>1260.98</text:p>
          </table:table-cell>
          <table:table-cell office:value-type="float" office:value="1592.95" calcext:value-type="float">
            <text:p>1592.95</text:p>
          </table:table-cell>
        </table:table-row>
        <table:table-row table:style-name="ro1">
          <table:table-cell office:value-type="float" office:value="18175276" calcext:value-type="float">
            <text:p>18175276</text:p>
          </table:table-cell>
          <table:table-cell table:formula="of:=[.A1138]/1000/(60*60*24)" office:value-type="time" office:time-value="PT05H02M55.276S" calcext:value-type="time">
            <text:p>05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2.06" calcext:value-type="float">
            <text:p>1262.06</text:p>
          </table:table-cell>
          <table:table-cell office:value-type="float" office:value="1594.28" calcext:value-type="float">
            <text:p>1594.28</text:p>
          </table:table-cell>
        </table:table-row>
        <table:table-row table:style-name="ro1">
          <table:table-cell office:value-type="float" office:value="18191276" calcext:value-type="float">
            <text:p>18191276</text:p>
          </table:table-cell>
          <table:table-cell table:formula="of:=[.A1139]/1000/(60*60*24)" office:value-type="time" office:time-value="PT05H03M11.276S" calcext:value-type="time">
            <text:p>05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3.14" calcext:value-type="float">
            <text:p>1263.14</text:p>
          </table:table-cell>
          <table:table-cell office:value-type="float" office:value="1595.61" calcext:value-type="float">
            <text:p>1595.61</text:p>
          </table:table-cell>
        </table:table-row>
        <table:table-row table:style-name="ro1">
          <table:table-cell office:value-type="float" office:value="18207276" calcext:value-type="float">
            <text:p>18207276</text:p>
          </table:table-cell>
          <table:table-cell table:formula="of:=[.A1140]/1000/(60*60*24)" office:value-type="time" office:time-value="PT05H03M27.276S" calcext:value-type="time">
            <text:p>05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4.22" calcext:value-type="float">
            <text:p>1264.22</text:p>
          </table:table-cell>
          <table:table-cell office:value-type="float" office:value="1596.94" calcext:value-type="float">
            <text:p>1596.94</text:p>
          </table:table-cell>
        </table:table-row>
        <table:table-row table:style-name="ro1">
          <table:table-cell office:value-type="float" office:value="18223276" calcext:value-type="float">
            <text:p>18223276</text:p>
          </table:table-cell>
          <table:table-cell table:formula="of:=[.A1141]/1000/(60*60*24)" office:value-type="time" office:time-value="PT05H03M43.276S" calcext:value-type="time">
            <text:p>05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5.31" calcext:value-type="float">
            <text:p>1265.31</text:p>
          </table:table-cell>
          <table:table-cell office:value-type="float" office:value="1598.27" calcext:value-type="float">
            <text:p>1598.27</text:p>
          </table:table-cell>
        </table:table-row>
        <table:table-row table:style-name="ro1">
          <table:table-cell office:value-type="float" office:value="18239276" calcext:value-type="float">
            <text:p>18239276</text:p>
          </table:table-cell>
          <table:table-cell table:formula="of:=[.A1142]/1000/(60*60*24)" office:value-type="time" office:time-value="PT05H03M59.276S" calcext:value-type="time">
            <text:p>05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6.39" calcext:value-type="float">
            <text:p>1266.39</text:p>
          </table:table-cell>
          <table:table-cell office:value-type="float" office:value="1599.6" calcext:value-type="float">
            <text:p>1599.6</text:p>
          </table:table-cell>
        </table:table-row>
        <table:table-row table:style-name="ro1">
          <table:table-cell office:value-type="float" office:value="18255276" calcext:value-type="float">
            <text:p>18255276</text:p>
          </table:table-cell>
          <table:table-cell table:formula="of:=[.A1143]/1000/(60*60*24)" office:value-type="time" office:time-value="PT05H04M15.276S" calcext:value-type="time">
            <text:p>05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67.47" calcext:value-type="float">
            <text:p>1267.47</text:p>
          </table:table-cell>
          <table:table-cell office:value-type="float" office:value="1600.93" calcext:value-type="float">
            <text:p>1600.93</text:p>
          </table:table-cell>
        </table:table-row>
        <table:table-row table:style-name="ro1">
          <table:table-cell office:value-type="float" office:value="18271276" calcext:value-type="float">
            <text:p>18271276</text:p>
          </table:table-cell>
          <table:table-cell table:formula="of:=[.A1144]/1000/(60*60*24)" office:value-type="time" office:time-value="PT05H04M31.276S" calcext:value-type="time">
            <text:p>05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68.55" calcext:value-type="float">
            <text:p>1268.55</text:p>
          </table:table-cell>
          <table:table-cell office:value-type="float" office:value="1602.26" calcext:value-type="float">
            <text:p>1602.26</text:p>
          </table:table-cell>
        </table:table-row>
        <table:table-row table:style-name="ro1">
          <table:table-cell office:value-type="float" office:value="18287276" calcext:value-type="float">
            <text:p>18287276</text:p>
          </table:table-cell>
          <table:table-cell table:formula="of:=[.A1145]/1000/(60*60*24)" office:value-type="time" office:time-value="PT05H04M47.276S" calcext:value-type="time">
            <text:p>05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69.64" calcext:value-type="float">
            <text:p>1269.64</text:p>
          </table:table-cell>
          <table:table-cell office:value-type="float" office:value="1603.59" calcext:value-type="float">
            <text:p>1603.59</text:p>
          </table:table-cell>
        </table:table-row>
        <table:table-row table:style-name="ro1">
          <table:table-cell office:value-type="float" office:value="18303276" calcext:value-type="float">
            <text:p>18303276</text:p>
          </table:table-cell>
          <table:table-cell table:formula="of:=[.A1146]/1000/(60*60*24)" office:value-type="time" office:time-value="PT05H05M03.276S" calcext:value-type="time">
            <text:p>05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0.72" calcext:value-type="float">
            <text:p>1270.72</text:p>
          </table:table-cell>
          <table:table-cell office:value-type="float" office:value="1604.92" calcext:value-type="float">
            <text:p>1604.92</text:p>
          </table:table-cell>
        </table:table-row>
        <table:table-row table:style-name="ro1">
          <table:table-cell office:value-type="float" office:value="18319276" calcext:value-type="float">
            <text:p>18319276</text:p>
          </table:table-cell>
          <table:table-cell table:formula="of:=[.A1147]/1000/(60*60*24)" office:value-type="time" office:time-value="PT05H05M19.276S" calcext:value-type="time">
            <text:p>05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1.8" calcext:value-type="float">
            <text:p>1271.8</text:p>
          </table:table-cell>
          <table:table-cell office:value-type="float" office:value="1606.25" calcext:value-type="float">
            <text:p>1606.25</text:p>
          </table:table-cell>
        </table:table-row>
        <table:table-row table:style-name="ro1">
          <table:table-cell office:value-type="float" office:value="18335276" calcext:value-type="float">
            <text:p>18335276</text:p>
          </table:table-cell>
          <table:table-cell table:formula="of:=[.A1148]/1000/(60*60*24)" office:value-type="time" office:time-value="PT05H05M35.276S" calcext:value-type="time">
            <text:p>05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2.88" calcext:value-type="float">
            <text:p>1272.88</text:p>
          </table:table-cell>
          <table:table-cell office:value-type="float" office:value="1607.58" calcext:value-type="float">
            <text:p>1607.58</text:p>
          </table:table-cell>
        </table:table-row>
        <table:table-row table:style-name="ro1">
          <table:table-cell office:value-type="float" office:value="18351276" calcext:value-type="float">
            <text:p>18351276</text:p>
          </table:table-cell>
          <table:table-cell table:formula="of:=[.A1149]/1000/(60*60*24)" office:value-type="time" office:time-value="PT05H05M51.276S" calcext:value-type="time">
            <text:p>05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3.96" calcext:value-type="float">
            <text:p>1273.96</text:p>
          </table:table-cell>
          <table:table-cell office:value-type="float" office:value="1608.91" calcext:value-type="float">
            <text:p>1608.91</text:p>
          </table:table-cell>
        </table:table-row>
        <table:table-row table:style-name="ro1">
          <table:table-cell office:value-type="float" office:value="18367276" calcext:value-type="float">
            <text:p>18367276</text:p>
          </table:table-cell>
          <table:table-cell table:formula="of:=[.A1150]/1000/(60*60*24)" office:value-type="time" office:time-value="PT05H06M07.276S" calcext:value-type="time">
            <text:p>05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75.05" calcext:value-type="float">
            <text:p>1275.05</text:p>
          </table:table-cell>
          <table:table-cell office:value-type="float" office:value="1610.24" calcext:value-type="float">
            <text:p>1610.24</text:p>
          </table:table-cell>
        </table:table-row>
        <table:table-row table:style-name="ro1">
          <table:table-cell office:value-type="float" office:value="18383276" calcext:value-type="float">
            <text:p>18383276</text:p>
          </table:table-cell>
          <table:table-cell table:formula="of:=[.A1151]/1000/(60*60*24)" office:value-type="time" office:time-value="PT05H06M23.276S" calcext:value-type="time">
            <text:p>05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6.13" calcext:value-type="float">
            <text:p>1276.13</text:p>
          </table:table-cell>
          <table:table-cell office:value-type="float" office:value="1611.57" calcext:value-type="float">
            <text:p>1611.57</text:p>
          </table:table-cell>
        </table:table-row>
        <table:table-row table:style-name="ro1">
          <table:table-cell office:value-type="float" office:value="18399276" calcext:value-type="float">
            <text:p>18399276</text:p>
          </table:table-cell>
          <table:table-cell table:formula="of:=[.A1152]/1000/(60*60*24)" office:value-type="time" office:time-value="PT05H06M39.276S" calcext:value-type="time">
            <text:p>05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77.21" calcext:value-type="float">
            <text:p>1277.21</text:p>
          </table:table-cell>
          <table:table-cell office:value-type="float" office:value="1612.9" calcext:value-type="float">
            <text:p>1612.9</text:p>
          </table:table-cell>
        </table:table-row>
        <table:table-row table:style-name="ro1">
          <table:table-cell office:value-type="float" office:value="18415276" calcext:value-type="float">
            <text:p>18415276</text:p>
          </table:table-cell>
          <table:table-cell table:formula="of:=[.A1153]/1000/(60*60*24)" office:value-type="time" office:time-value="PT05H06M55.276S" calcext:value-type="time">
            <text:p>05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78.29" calcext:value-type="float">
            <text:p>1278.29</text:p>
          </table:table-cell>
          <table:table-cell office:value-type="float" office:value="1614.23" calcext:value-type="float">
            <text:p>1614.23</text:p>
          </table:table-cell>
        </table:table-row>
        <table:table-row table:style-name="ro1">
          <table:table-cell office:value-type="float" office:value="18431276" calcext:value-type="float">
            <text:p>18431276</text:p>
          </table:table-cell>
          <table:table-cell table:formula="of:=[.A1154]/1000/(60*60*24)" office:value-type="time" office:time-value="PT05H07M11.276S" calcext:value-type="time">
            <text:p>05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279.37" calcext:value-type="float">
            <text:p>1279.37</text:p>
          </table:table-cell>
          <table:table-cell office:value-type="float" office:value="1615.55" calcext:value-type="float">
            <text:p>1615.55</text:p>
          </table:table-cell>
        </table:table-row>
        <table:table-row table:style-name="ro1">
          <table:table-cell office:value-type="float" office:value="18447276" calcext:value-type="float">
            <text:p>18447276</text:p>
          </table:table-cell>
          <table:table-cell table:formula="of:=[.A1155]/1000/(60*60*24)" office:value-type="time" office:time-value="PT05H07M27.276S" calcext:value-type="time">
            <text:p>05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0.46" calcext:value-type="float">
            <text:p>1280.46</text:p>
          </table:table-cell>
          <table:table-cell office:value-type="float" office:value="1616.88" calcext:value-type="float">
            <text:p>1616.88</text:p>
          </table:table-cell>
        </table:table-row>
        <table:table-row table:style-name="ro1">
          <table:table-cell office:value-type="float" office:value="18463276" calcext:value-type="float">
            <text:p>18463276</text:p>
          </table:table-cell>
          <table:table-cell table:formula="of:=[.A1156]/1000/(60*60*24)" office:value-type="time" office:time-value="PT05H07M43.276S" calcext:value-type="time">
            <text:p>05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1.54" calcext:value-type="float">
            <text:p>1281.54</text:p>
          </table:table-cell>
          <table:table-cell office:value-type="float" office:value="1618.21" calcext:value-type="float">
            <text:p>1618.21</text:p>
          </table:table-cell>
        </table:table-row>
        <table:table-row table:style-name="ro1">
          <table:table-cell office:value-type="float" office:value="18479276" calcext:value-type="float">
            <text:p>18479276</text:p>
          </table:table-cell>
          <table:table-cell table:formula="of:=[.A1157]/1000/(60*60*24)" office:value-type="time" office:time-value="PT05H07M59.276S" calcext:value-type="time">
            <text:p>05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2.62" calcext:value-type="float">
            <text:p>1282.62</text:p>
          </table:table-cell>
          <table:table-cell office:value-type="float" office:value="1619.54" calcext:value-type="float">
            <text:p>1619.54</text:p>
          </table:table-cell>
        </table:table-row>
        <table:table-row table:style-name="ro1">
          <table:table-cell office:value-type="float" office:value="18495276" calcext:value-type="float">
            <text:p>18495276</text:p>
          </table:table-cell>
          <table:table-cell table:formula="of:=[.A1158]/1000/(60*60*24)" office:value-type="time" office:time-value="PT05H08M15.276S" calcext:value-type="time">
            <text:p>05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3.7" calcext:value-type="float">
            <text:p>1283.7</text:p>
          </table:table-cell>
          <table:table-cell office:value-type="float" office:value="1620.87" calcext:value-type="float">
            <text:p>1620.87</text:p>
          </table:table-cell>
        </table:table-row>
        <table:table-row table:style-name="ro1">
          <table:table-cell office:value-type="float" office:value="18511276" calcext:value-type="float">
            <text:p>18511276</text:p>
          </table:table-cell>
          <table:table-cell table:formula="of:=[.A1159]/1000/(60*60*24)" office:value-type="time" office:time-value="PT05H08M31.276S" calcext:value-type="time">
            <text:p>05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1284.78" calcext:value-type="float">
            <text:p>1284.78</text:p>
          </table:table-cell>
          <table:table-cell office:value-type="float" office:value="1622.2" calcext:value-type="float">
            <text:p>1622.2</text:p>
          </table:table-cell>
        </table:table-row>
        <table:table-row table:style-name="ro1">
          <table:table-cell office:value-type="float" office:value="18527276" calcext:value-type="float">
            <text:p>18527276</text:p>
          </table:table-cell>
          <table:table-cell table:formula="of:=[.A1160]/1000/(60*60*24)" office:value-type="time" office:time-value="PT05H08M47.276S" calcext:value-type="time">
            <text:p>05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1285.87" calcext:value-type="float">
            <text:p>1285.87</text:p>
          </table:table-cell>
          <table:table-cell office:value-type="float" office:value="1623.52" calcext:value-type="float">
            <text:p>1623.52</text:p>
          </table:table-cell>
        </table:table-row>
        <table:table-row table:style-name="ro1">
          <table:table-cell office:value-type="float" office:value="18543276" calcext:value-type="float">
            <text:p>18543276</text:p>
          </table:table-cell>
          <table:table-cell table:formula="of:=[.A1161]/1000/(60*60*24)" office:value-type="time" office:time-value="PT05H09M03.276S" calcext:value-type="time">
            <text:p>05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6.95" calcext:value-type="float">
            <text:p>1286.95</text:p>
          </table:table-cell>
          <table:table-cell office:value-type="float" office:value="1624.85" calcext:value-type="float">
            <text:p>1624.85</text:p>
          </table:table-cell>
        </table:table-row>
        <table:table-row table:style-name="ro1">
          <table:table-cell office:value-type="float" office:value="18559276" calcext:value-type="float">
            <text:p>18559276</text:p>
          </table:table-cell>
          <table:table-cell table:formula="of:=[.A1162]/1000/(60*60*24)" office:value-type="time" office:time-value="PT05H09M19.276S" calcext:value-type="time">
            <text:p>05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88.03" calcext:value-type="float">
            <text:p>1288.03</text:p>
          </table:table-cell>
          <table:table-cell office:value-type="float" office:value="1626.18" calcext:value-type="float">
            <text:p>1626.18</text:p>
          </table:table-cell>
        </table:table-row>
        <table:table-row table:style-name="ro1">
          <table:table-cell office:value-type="float" office:value="18575276" calcext:value-type="float">
            <text:p>18575276</text:p>
          </table:table-cell>
          <table:table-cell table:formula="of:=[.A1163]/1000/(60*60*24)" office:value-type="time" office:time-value="PT05H09M35.276S" calcext:value-type="time">
            <text:p>05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89.11" calcext:value-type="float">
            <text:p>1289.11</text:p>
          </table:table-cell>
          <table:table-cell office:value-type="float" office:value="1627.51" calcext:value-type="float">
            <text:p>1627.51</text:p>
          </table:table-cell>
        </table:table-row>
        <table:table-row table:style-name="ro1">
          <table:table-cell office:value-type="float" office:value="18591276" calcext:value-type="float">
            <text:p>18591276</text:p>
          </table:table-cell>
          <table:table-cell table:formula="of:=[.A1164]/1000/(60*60*24)" office:value-type="time" office:time-value="PT05H09M51.276S" calcext:value-type="time">
            <text:p>05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90.19" calcext:value-type="float">
            <text:p>1290.19</text:p>
          </table:table-cell>
          <table:table-cell office:value-type="float" office:value="1628.83" calcext:value-type="float">
            <text:p>1628.83</text:p>
          </table:table-cell>
        </table:table-row>
        <table:table-row table:style-name="ro1">
          <table:table-cell office:value-type="float" office:value="18607276" calcext:value-type="float">
            <text:p>18607276</text:p>
          </table:table-cell>
          <table:table-cell table:formula="of:=[.A1165]/1000/(60*60*24)" office:value-type="time" office:time-value="PT05H10M07.276S" calcext:value-type="time">
            <text:p>05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1.27" calcext:value-type="float">
            <text:p>1291.27</text:p>
          </table:table-cell>
          <table:table-cell office:value-type="float" office:value="1630.16" calcext:value-type="float">
            <text:p>1630.16</text:p>
          </table:table-cell>
        </table:table-row>
        <table:table-row table:style-name="ro1">
          <table:table-cell office:value-type="float" office:value="18623276" calcext:value-type="float">
            <text:p>18623276</text:p>
          </table:table-cell>
          <table:table-cell table:formula="of:=[.A1166]/1000/(60*60*24)" office:value-type="time" office:time-value="PT05H10M23.276S" calcext:value-type="time">
            <text:p>05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92.36" calcext:value-type="float">
            <text:p>1292.36</text:p>
          </table:table-cell>
          <table:table-cell office:value-type="float" office:value="1631.49" calcext:value-type="float">
            <text:p>1631.49</text:p>
          </table:table-cell>
        </table:table-row>
        <table:table-row table:style-name="ro1">
          <table:table-cell office:value-type="float" office:value="18639276" calcext:value-type="float">
            <text:p>18639276</text:p>
          </table:table-cell>
          <table:table-cell table:formula="of:=[.A1167]/1000/(60*60*24)" office:value-type="time" office:time-value="PT05H10M39.276S" calcext:value-type="time">
            <text:p>05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93.44" calcext:value-type="float">
            <text:p>1293.44</text:p>
          </table:table-cell>
          <table:table-cell office:value-type="float" office:value="1632.82" calcext:value-type="float">
            <text:p>1632.82</text:p>
          </table:table-cell>
        </table:table-row>
        <table:table-row table:style-name="ro1">
          <table:table-cell office:value-type="float" office:value="18655276" calcext:value-type="float">
            <text:p>18655276</text:p>
          </table:table-cell>
          <table:table-cell table:formula="of:=[.A1168]/1000/(60*60*24)" office:value-type="time" office:time-value="PT05H10M55.276S" calcext:value-type="time">
            <text:p>05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4.52" calcext:value-type="float">
            <text:p>1294.52</text:p>
          </table:table-cell>
          <table:table-cell office:value-type="float" office:value="1634.15" calcext:value-type="float">
            <text:p>1634.15</text:p>
          </table:table-cell>
        </table:table-row>
        <table:table-row table:style-name="ro1">
          <table:table-cell office:value-type="float" office:value="18671276" calcext:value-type="float">
            <text:p>18671276</text:p>
          </table:table-cell>
          <table:table-cell table:formula="of:=[.A1169]/1000/(60*60*24)" office:value-type="time" office:time-value="PT05H11M11.276S" calcext:value-type="time">
            <text:p>05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295.6" calcext:value-type="float">
            <text:p>1295.6</text:p>
          </table:table-cell>
          <table:table-cell office:value-type="float" office:value="1635.47" calcext:value-type="float">
            <text:p>1635.47</text:p>
          </table:table-cell>
        </table:table-row>
        <table:table-row table:style-name="ro1">
          <table:table-cell office:value-type="float" office:value="18687276" calcext:value-type="float">
            <text:p>18687276</text:p>
          </table:table-cell>
          <table:table-cell table:formula="of:=[.A1170]/1000/(60*60*24)" office:value-type="time" office:time-value="PT05H11M27.276S" calcext:value-type="time">
            <text:p>05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6.68" calcext:value-type="float">
            <text:p>1296.68</text:p>
          </table:table-cell>
          <table:table-cell office:value-type="float" office:value="1636.8" calcext:value-type="float">
            <text:p>1636.8</text:p>
          </table:table-cell>
        </table:table-row>
        <table:table-row table:style-name="ro1">
          <table:table-cell office:value-type="float" office:value="18703276" calcext:value-type="float">
            <text:p>18703276</text:p>
          </table:table-cell>
          <table:table-cell table:formula="of:=[.A1171]/1000/(60*60*24)" office:value-type="time" office:time-value="PT05H11M43.276S" calcext:value-type="time">
            <text:p>05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7.76" calcext:value-type="float">
            <text:p>1297.76</text:p>
          </table:table-cell>
          <table:table-cell office:value-type="float" office:value="1638.13" calcext:value-type="float">
            <text:p>1638.13</text:p>
          </table:table-cell>
        </table:table-row>
        <table:table-row table:style-name="ro1">
          <table:table-cell office:value-type="float" office:value="18719276" calcext:value-type="float">
            <text:p>18719276</text:p>
          </table:table-cell>
          <table:table-cell table:formula="of:=[.A1172]/1000/(60*60*24)" office:value-type="time" office:time-value="PT05H11M59.276S" calcext:value-type="time">
            <text:p>05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639.46" calcext:value-type="float">
            <text:p>1639.46</text:p>
          </table:table-cell>
        </table:table-row>
        <table:table-row table:style-name="ro1">
          <table:table-cell office:value-type="float" office:value="18735276" calcext:value-type="float">
            <text:p>18735276</text:p>
          </table:table-cell>
          <table:table-cell table:formula="of:=[.A1173]/1000/(60*60*24)" office:value-type="time" office:time-value="PT05H12M15.276S" calcext:value-type="time">
            <text:p>05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99.93" calcext:value-type="float">
            <text:p>1299.93</text:p>
          </table:table-cell>
          <table:table-cell office:value-type="float" office:value="1640.79" calcext:value-type="float">
            <text:p>1640.79</text:p>
          </table:table-cell>
        </table:table-row>
        <table:table-row table:style-name="ro1">
          <table:table-cell office:value-type="float" office:value="18751276" calcext:value-type="float">
            <text:p>18751276</text:p>
          </table:table-cell>
          <table:table-cell table:formula="of:=[.A1174]/1000/(60*60*24)" office:value-type="time" office:time-value="PT05H12M31.276S" calcext:value-type="time">
            <text:p>05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301.01" calcext:value-type="float">
            <text:p>1301.01</text:p>
          </table:table-cell>
          <table:table-cell office:value-type="float" office:value="1642.11" calcext:value-type="float">
            <text:p>1642.11</text:p>
          </table:table-cell>
        </table:table-row>
        <table:table-row table:style-name="ro1">
          <table:table-cell office:value-type="float" office:value="18767276" calcext:value-type="float">
            <text:p>18767276</text:p>
          </table:table-cell>
          <table:table-cell table:formula="of:=[.A1175]/1000/(60*60*24)" office:value-type="time" office:time-value="PT05H12M47.276S" calcext:value-type="time">
            <text:p>05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302.09" calcext:value-type="float">
            <text:p>1302.09</text:p>
          </table:table-cell>
          <table:table-cell office:value-type="float" office:value="1643.44" calcext:value-type="float">
            <text:p>1643.44</text:p>
          </table:table-cell>
        </table:table-row>
        <table:table-row table:style-name="ro1">
          <table:table-cell office:value-type="float" office:value="18783276" calcext:value-type="float">
            <text:p>18783276</text:p>
          </table:table-cell>
          <table:table-cell table:formula="of:=[.A1176]/1000/(60*60*24)" office:value-type="time" office:time-value="PT05H13M03.276S" calcext:value-type="time">
            <text:p>05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303.17" calcext:value-type="float">
            <text:p>1303.17</text:p>
          </table:table-cell>
          <table:table-cell office:value-type="float" office:value="1644.77" calcext:value-type="float">
            <text:p>1644.77</text:p>
          </table:table-cell>
        </table:table-row>
        <table:table-row table:style-name="ro1">
          <table:table-cell office:value-type="float" office:value="18799276" calcext:value-type="float">
            <text:p>18799276</text:p>
          </table:table-cell>
          <table:table-cell table:formula="of:=[.A1177]/1000/(60*60*24)" office:value-type="time" office:time-value="PT05H13M19.276S" calcext:value-type="time">
            <text:p>05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1646.1" calcext:value-type="float">
            <text:p>1646.1</text:p>
          </table:table-cell>
        </table:table-row>
        <table:table-row table:style-name="ro1">
          <table:table-cell office:value-type="float" office:value="18815276" calcext:value-type="float">
            <text:p>18815276</text:p>
          </table:table-cell>
          <table:table-cell table:formula="of:=[.A1178]/1000/(60*60*24)" office:value-type="time" office:time-value="PT05H13M35.276S" calcext:value-type="time">
            <text:p>05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305.33" calcext:value-type="float">
            <text:p>1305.33</text:p>
          </table:table-cell>
          <table:table-cell office:value-type="float" office:value="1647.42" calcext:value-type="float">
            <text:p>1647.42</text:p>
          </table:table-cell>
        </table:table-row>
        <table:table-row table:style-name="ro1">
          <table:table-cell office:value-type="float" office:value="18831276" calcext:value-type="float">
            <text:p>18831276</text:p>
          </table:table-cell>
          <table:table-cell table:formula="of:=[.A1179]/1000/(60*60*24)" office:value-type="time" office:time-value="PT05H13M51.276S" calcext:value-type="time">
            <text:p>05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306.41" calcext:value-type="float">
            <text:p>1306.41</text:p>
          </table:table-cell>
          <table:table-cell office:value-type="float" office:value="1648.75" calcext:value-type="float">
            <text:p>1648.75</text:p>
          </table:table-cell>
        </table:table-row>
        <table:table-row table:style-name="ro1">
          <table:table-cell office:value-type="float" office:value="18847276" calcext:value-type="float">
            <text:p>18847276</text:p>
          </table:table-cell>
          <table:table-cell table:formula="of:=[.A1180]/1000/(60*60*24)" office:value-type="time" office:time-value="PT05H14M07.276S" calcext:value-type="time">
            <text:p>05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307.49" calcext:value-type="float">
            <text:p>1307.49</text:p>
          </table:table-cell>
          <table:table-cell office:value-type="float" office:value="1650.08" calcext:value-type="float">
            <text:p>1650.08</text:p>
          </table:table-cell>
        </table:table-row>
        <table:table-row table:style-name="ro1">
          <table:table-cell office:value-type="float" office:value="18863276" calcext:value-type="float">
            <text:p>18863276</text:p>
          </table:table-cell>
          <table:table-cell table:formula="of:=[.A1181]/1000/(60*60*24)" office:value-type="time" office:time-value="PT05H14M23.276S" calcext:value-type="time">
            <text:p>05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08.57" calcext:value-type="float">
            <text:p>1308.57</text:p>
          </table:table-cell>
          <table:table-cell office:value-type="float" office:value="1651.41" calcext:value-type="float">
            <text:p>1651.41</text:p>
          </table:table-cell>
        </table:table-row>
        <table:table-row table:style-name="ro1">
          <table:table-cell office:value-type="float" office:value="18879276" calcext:value-type="float">
            <text:p>18879276</text:p>
          </table:table-cell>
          <table:table-cell table:formula="of:=[.A1182]/1000/(60*60*24)" office:value-type="time" office:time-value="PT05H14M39.276S" calcext:value-type="time">
            <text:p>05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652.73" calcext:value-type="float">
            <text:p>1652.73</text:p>
          </table:table-cell>
        </table:table-row>
        <table:table-row table:style-name="ro1">
          <table:table-cell office:value-type="float" office:value="18895276" calcext:value-type="float">
            <text:p>18895276</text:p>
          </table:table-cell>
          <table:table-cell table:formula="of:=[.A1183]/1000/(60*60*24)" office:value-type="time" office:time-value="PT05H14M55.276S" calcext:value-type="time">
            <text:p>05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10.73" calcext:value-type="float">
            <text:p>1310.73</text:p>
          </table:table-cell>
          <table:table-cell office:value-type="float" office:value="1654.06" calcext:value-type="float">
            <text:p>1654.06</text:p>
          </table:table-cell>
        </table:table-row>
        <table:table-row table:style-name="ro1">
          <table:table-cell office:value-type="float" office:value="18911276" calcext:value-type="float">
            <text:p>18911276</text:p>
          </table:table-cell>
          <table:table-cell table:formula="of:=[.A1184]/1000/(60*60*24)" office:value-type="time" office:time-value="PT05H15M11.276S" calcext:value-type="time">
            <text:p>05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11.81" calcext:value-type="float">
            <text:p>1311.81</text:p>
          </table:table-cell>
          <table:table-cell office:value-type="float" office:value="1655.39" calcext:value-type="float">
            <text:p>1655.39</text:p>
          </table:table-cell>
        </table:table-row>
        <table:table-row table:style-name="ro1">
          <table:table-cell office:value-type="float" office:value="18927276" calcext:value-type="float">
            <text:p>18927276</text:p>
          </table:table-cell>
          <table:table-cell table:formula="of:=[.A1185]/1000/(60*60*24)" office:value-type="time" office:time-value="PT05H15M27.276S" calcext:value-type="time">
            <text:p>05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12.89" calcext:value-type="float">
            <text:p>1312.89</text:p>
          </table:table-cell>
          <table:table-cell office:value-type="float" office:value="1656.72" calcext:value-type="float">
            <text:p>1656.72</text:p>
          </table:table-cell>
        </table:table-row>
        <table:table-row table:style-name="ro1">
          <table:table-cell office:value-type="float" office:value="18943276" calcext:value-type="float">
            <text:p>18943276</text:p>
          </table:table-cell>
          <table:table-cell table:formula="of:=[.A1186]/1000/(60*60*24)" office:value-type="time" office:time-value="PT05H15M43.276S" calcext:value-type="time">
            <text:p>05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13.97" calcext:value-type="float">
            <text:p>1313.97</text:p>
          </table:table-cell>
          <table:table-cell office:value-type="float" office:value="1658.04" calcext:value-type="float">
            <text:p>1658.04</text:p>
          </table:table-cell>
        </table:table-row>
        <table:table-row table:style-name="ro1">
          <table:table-cell office:value-type="float" office:value="18959276" calcext:value-type="float">
            <text:p>18959276</text:p>
          </table:table-cell>
          <table:table-cell table:formula="of:=[.A1187]/1000/(60*60*24)" office:value-type="time" office:time-value="PT05H15M59.276S" calcext:value-type="time">
            <text:p>05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315.06" calcext:value-type="float">
            <text:p>1315.06</text:p>
          </table:table-cell>
          <table:table-cell office:value-type="float" office:value="1659.37" calcext:value-type="float">
            <text:p>1659.37</text:p>
          </table:table-cell>
        </table:table-row>
        <table:table-row table:style-name="ro1">
          <table:table-cell office:value-type="float" office:value="18975276" calcext:value-type="float">
            <text:p>18975276</text:p>
          </table:table-cell>
          <table:table-cell table:formula="of:=[.A1188]/1000/(60*60*24)" office:value-type="time" office:time-value="PT05H16M15.276S" calcext:value-type="time">
            <text:p>05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660.69" calcext:value-type="float">
            <text:p>1660.69</text:p>
          </table:table-cell>
        </table:table-row>
        <table:table-row table:style-name="ro1">
          <table:table-cell office:value-type="float" office:value="18991276" calcext:value-type="float">
            <text:p>18991276</text:p>
          </table:table-cell>
          <table:table-cell table:formula="of:=[.A1189]/1000/(60*60*24)" office:value-type="time" office:time-value="PT05H16M31.276S" calcext:value-type="time">
            <text:p>05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1662.02" calcext:value-type="float">
            <text:p>1662.02</text:p>
          </table:table-cell>
        </table:table-row>
        <table:table-row table:style-name="ro1">
          <table:table-cell office:value-type="float" office:value="19007276" calcext:value-type="float">
            <text:p>19007276</text:p>
          </table:table-cell>
          <table:table-cell table:formula="of:=[.A1190]/1000/(60*60*24)" office:value-type="time" office:time-value="PT05H16M47.276S" calcext:value-type="time">
            <text:p>05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18.3" calcext:value-type="float">
            <text:p>1318.3</text:p>
          </table:table-cell>
          <table:table-cell office:value-type="float" office:value="1663.34" calcext:value-type="float">
            <text:p>1663.34</text:p>
          </table:table-cell>
        </table:table-row>
        <table:table-row table:style-name="ro1">
          <table:table-cell office:value-type="float" office:value="19023276" calcext:value-type="float">
            <text:p>19023276</text:p>
          </table:table-cell>
          <table:table-cell table:formula="of:=[.A1191]/1000/(60*60*24)" office:value-type="time" office:time-value="PT05H17M03.276S" calcext:value-type="time">
            <text:p>05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319.38" calcext:value-type="float">
            <text:p>1319.38</text:p>
          </table:table-cell>
          <table:table-cell office:value-type="float" office:value="1664.67" calcext:value-type="float">
            <text:p>1664.67</text:p>
          </table:table-cell>
        </table:table-row>
        <table:table-row table:style-name="ro1">
          <table:table-cell office:value-type="float" office:value="19039276" calcext:value-type="float">
            <text:p>19039276</text:p>
          </table:table-cell>
          <table:table-cell table:formula="of:=[.A1192]/1000/(60*60*24)" office:value-type="time" office:time-value="PT05H17M19.276S" calcext:value-type="time">
            <text:p>05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20.46" calcext:value-type="float">
            <text:p>1320.46</text:p>
          </table:table-cell>
          <table:table-cell office:value-type="float" office:value="1665.99" calcext:value-type="float">
            <text:p>1665.99</text:p>
          </table:table-cell>
        </table:table-row>
        <table:table-row table:style-name="ro1">
          <table:table-cell office:value-type="float" office:value="19055276" calcext:value-type="float">
            <text:p>19055276</text:p>
          </table:table-cell>
          <table:table-cell table:formula="of:=[.A1193]/1000/(60*60*24)" office:value-type="time" office:time-value="PT05H17M35.276S" calcext:value-type="time">
            <text:p>05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321.54" calcext:value-type="float">
            <text:p>1321.54</text:p>
          </table:table-cell>
          <table:table-cell office:value-type="float" office:value="1667.32" calcext:value-type="float">
            <text:p>1667.32</text:p>
          </table:table-cell>
        </table:table-row>
        <table:table-row table:style-name="ro1">
          <table:table-cell office:value-type="float" office:value="19071276" calcext:value-type="float">
            <text:p>19071276</text:p>
          </table:table-cell>
          <table:table-cell table:formula="of:=[.A1194]/1000/(60*60*24)" office:value-type="time" office:time-value="PT05H17M51.276S" calcext:value-type="time">
            <text:p>05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22.62" calcext:value-type="float">
            <text:p>1322.62</text:p>
          </table:table-cell>
          <table:table-cell office:value-type="float" office:value="1668.64" calcext:value-type="float">
            <text:p>1668.64</text:p>
          </table:table-cell>
        </table:table-row>
        <table:table-row table:style-name="ro1">
          <table:table-cell office:value-type="float" office:value="19087276" calcext:value-type="float">
            <text:p>19087276</text:p>
          </table:table-cell>
          <table:table-cell table:formula="of:=[.A1195]/1000/(60*60*24)" office:value-type="time" office:time-value="PT05H18M07.276S" calcext:value-type="time">
            <text:p>05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323.7" calcext:value-type="float">
            <text:p>1323.7</text:p>
          </table:table-cell>
          <table:table-cell office:value-type="float" office:value="1669.97" calcext:value-type="float">
            <text:p>1669.97</text:p>
          </table:table-cell>
        </table:table-row>
        <table:table-row table:style-name="ro1">
          <table:table-cell office:value-type="float" office:value="19103276" calcext:value-type="float">
            <text:p>19103276</text:p>
          </table:table-cell>
          <table:table-cell table:formula="of:=[.A1196]/1000/(60*60*24)" office:value-type="time" office:time-value="PT05H18M23.276S" calcext:value-type="time">
            <text:p>05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24.78" calcext:value-type="float">
            <text:p>1324.78</text:p>
          </table:table-cell>
          <table:table-cell office:value-type="float" office:value="1671.3" calcext:value-type="float">
            <text:p>1671.3</text:p>
          </table:table-cell>
        </table:table-row>
        <table:table-row table:style-name="ro1">
          <table:table-cell office:value-type="float" office:value="19119276" calcext:value-type="float">
            <text:p>19119276</text:p>
          </table:table-cell>
          <table:table-cell table:formula="of:=[.A1197]/1000/(60*60*24)" office:value-type="time" office:time-value="PT05H18M39.276S" calcext:value-type="time">
            <text:p>05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1672.62" calcext:value-type="float">
            <text:p>1672.62</text:p>
          </table:table-cell>
        </table:table-row>
        <table:table-row table:style-name="ro1">
          <table:table-cell office:value-type="float" office:value="19135276" calcext:value-type="float">
            <text:p>19135276</text:p>
          </table:table-cell>
          <table:table-cell table:formula="of:=[.A1198]/1000/(60*60*24)" office:value-type="time" office:time-value="PT05H18M55.276S" calcext:value-type="time">
            <text:p>05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326.94" calcext:value-type="float">
            <text:p>1326.94</text:p>
          </table:table-cell>
          <table:table-cell office:value-type="float" office:value="1673.94" calcext:value-type="float">
            <text:p>1673.94</text:p>
          </table:table-cell>
        </table:table-row>
        <table:table-row table:style-name="ro1">
          <table:table-cell office:value-type="float" office:value="19151276" calcext:value-type="float">
            <text:p>19151276</text:p>
          </table:table-cell>
          <table:table-cell table:formula="of:=[.A1199]/1000/(60*60*24)" office:value-type="time" office:time-value="PT05H19M11.276S" calcext:value-type="time">
            <text:p>05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28.02" calcext:value-type="float">
            <text:p>1328.02</text:p>
          </table:table-cell>
          <table:table-cell office:value-type="float" office:value="1675.27" calcext:value-type="float">
            <text:p>1675.27</text:p>
          </table:table-cell>
        </table:table-row>
        <table:table-row table:style-name="ro1">
          <table:table-cell office:value-type="float" office:value="19167276" calcext:value-type="float">
            <text:p>19167276</text:p>
          </table:table-cell>
          <table:table-cell table:formula="of:=[.A1200]/1000/(60*60*24)" office:value-type="time" office:time-value="PT05H19M27.276S" calcext:value-type="time">
            <text:p>05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29.1" calcext:value-type="float">
            <text:p>1329.1</text:p>
          </table:table-cell>
          <table:table-cell office:value-type="float" office:value="1676.59" calcext:value-type="float">
            <text:p>1676.59</text:p>
          </table:table-cell>
        </table:table-row>
        <table:table-row table:style-name="ro1">
          <table:table-cell office:value-type="float" office:value="19183276" calcext:value-type="float">
            <text:p>19183276</text:p>
          </table:table-cell>
          <table:table-cell table:formula="of:=[.A1201]/1000/(60*60*24)" office:value-type="time" office:time-value="PT05H19M43.276S" calcext:value-type="time">
            <text:p>05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330.18" calcext:value-type="float">
            <text:p>1330.18</text:p>
          </table:table-cell>
          <table:table-cell office:value-type="float" office:value="1677.91" calcext:value-type="float">
            <text:p>1677.91</text:p>
          </table:table-cell>
        </table:table-row>
        <table:table-row table:style-name="ro1">
          <table:table-cell office:value-type="float" office:value="19199276" calcext:value-type="float">
            <text:p>19199276</text:p>
          </table:table-cell>
          <table:table-cell table:formula="of:=[.A1202]/1000/(60*60*24)" office:value-type="time" office:time-value="PT05H19M59.276S" calcext:value-type="time">
            <text:p>05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1.26" calcext:value-type="float">
            <text:p>1331.26</text:p>
          </table:table-cell>
          <table:table-cell office:value-type="float" office:value="1679.24" calcext:value-type="float">
            <text:p>1679.24</text:p>
          </table:table-cell>
        </table:table-row>
        <table:table-row table:style-name="ro1">
          <table:table-cell office:value-type="float" office:value="19215276" calcext:value-type="float">
            <text:p>19215276</text:p>
          </table:table-cell>
          <table:table-cell table:formula="of:=[.A1203]/1000/(60*60*24)" office:value-type="time" office:time-value="PT05H20M15.276S" calcext:value-type="time">
            <text:p>05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2.34" calcext:value-type="float">
            <text:p>1332.34</text:p>
          </table:table-cell>
          <table:table-cell office:value-type="float" office:value="1680.56" calcext:value-type="float">
            <text:p>1680.56</text:p>
          </table:table-cell>
        </table:table-row>
        <table:table-row table:style-name="ro1">
          <table:table-cell office:value-type="float" office:value="19231276" calcext:value-type="float">
            <text:p>19231276</text:p>
          </table:table-cell>
          <table:table-cell table:formula="of:=[.A1204]/1000/(60*60*24)" office:value-type="time" office:time-value="PT05H20M31.276S" calcext:value-type="time">
            <text:p>05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333.42" calcext:value-type="float">
            <text:p>1333.42</text:p>
          </table:table-cell>
          <table:table-cell office:value-type="float" office:value="1681.88" calcext:value-type="float">
            <text:p>1681.88</text:p>
          </table:table-cell>
        </table:table-row>
        <table:table-row table:style-name="ro1">
          <table:table-cell office:value-type="float" office:value="19247276" calcext:value-type="float">
            <text:p>19247276</text:p>
          </table:table-cell>
          <table:table-cell table:formula="of:=[.A1205]/1000/(60*60*24)" office:value-type="time" office:time-value="PT05H20M47.276S" calcext:value-type="time">
            <text:p>05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334.5" calcext:value-type="float">
            <text:p>1334.5</text:p>
          </table:table-cell>
          <table:table-cell office:value-type="float" office:value="1683.21" calcext:value-type="float">
            <text:p>1683.21</text:p>
          </table:table-cell>
        </table:table-row>
        <table:table-row table:style-name="ro1">
          <table:table-cell office:value-type="float" office:value="19263276" calcext:value-type="float">
            <text:p>19263276</text:p>
          </table:table-cell>
          <table:table-cell table:formula="of:=[.A1206]/1000/(60*60*24)" office:value-type="time" office:time-value="PT05H21M03.276S" calcext:value-type="time">
            <text:p>05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5.58" calcext:value-type="float">
            <text:p>1335.58</text:p>
          </table:table-cell>
          <table:table-cell office:value-type="float" office:value="1684.53" calcext:value-type="float">
            <text:p>1684.53</text:p>
          </table:table-cell>
        </table:table-row>
        <table:table-row table:style-name="ro1">
          <table:table-cell office:value-type="float" office:value="19279276" calcext:value-type="float">
            <text:p>19279276</text:p>
          </table:table-cell>
          <table:table-cell table:formula="of:=[.A1207]/1000/(60*60*24)" office:value-type="time" office:time-value="PT05H21M19.276S" calcext:value-type="time">
            <text:p>05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6.66" calcext:value-type="float">
            <text:p>1336.66</text:p>
          </table:table-cell>
          <table:table-cell office:value-type="float" office:value="1685.86" calcext:value-type="float">
            <text:p>1685.86</text:p>
          </table:table-cell>
        </table:table-row>
        <table:table-row table:style-name="ro1">
          <table:table-cell office:value-type="float" office:value="19295275" calcext:value-type="float">
            <text:p>19295275</text:p>
          </table:table-cell>
          <table:table-cell table:formula="of:=[.A1208]/1000/(60*60*24)" office:value-type="time" office:time-value="PT05H21M35.275S" calcext:value-type="time">
            <text:p>05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7.74" calcext:value-type="float">
            <text:p>1337.74</text:p>
          </table:table-cell>
          <table:table-cell office:value-type="float" office:value="1687.18" calcext:value-type="float">
            <text:p>1687.18</text:p>
          </table:table-cell>
        </table:table-row>
        <table:table-row table:style-name="ro1">
          <table:table-cell office:value-type="float" office:value="19311276" calcext:value-type="float">
            <text:p>19311276</text:p>
          </table:table-cell>
          <table:table-cell table:formula="of:=[.A1209]/1000/(60*60*24)" office:value-type="time" office:time-value="PT05H21M51.276S" calcext:value-type="time">
            <text:p>05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38.82" calcext:value-type="float">
            <text:p>1338.82</text:p>
          </table:table-cell>
          <table:table-cell office:value-type="float" office:value="1688.5" calcext:value-type="float">
            <text:p>1688.5</text:p>
          </table:table-cell>
        </table:table-row>
        <table:table-row table:style-name="ro1">
          <table:table-cell office:value-type="float" office:value="19327276" calcext:value-type="float">
            <text:p>19327276</text:p>
          </table:table-cell>
          <table:table-cell table:formula="of:=[.A1210]/1000/(60*60*24)" office:value-type="time" office:time-value="PT05H22M07.276S" calcext:value-type="time">
            <text:p>05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39.9" calcext:value-type="float">
            <text:p>1339.9</text:p>
          </table:table-cell>
          <table:table-cell office:value-type="float" office:value="1689.83" calcext:value-type="float">
            <text:p>1689.83</text:p>
          </table:table-cell>
        </table:table-row>
        <table:table-row table:style-name="ro1">
          <table:table-cell office:value-type="float" office:value="19343276" calcext:value-type="float">
            <text:p>19343276</text:p>
          </table:table-cell>
          <table:table-cell table:formula="of:=[.A1211]/1000/(60*60*24)" office:value-type="time" office:time-value="PT05H22M23.276S" calcext:value-type="time">
            <text:p>05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40.98" calcext:value-type="float">
            <text:p>1340.98</text:p>
          </table:table-cell>
          <table:table-cell office:value-type="float" office:value="1691.15" calcext:value-type="float">
            <text:p>1691.15</text:p>
          </table:table-cell>
        </table:table-row>
        <table:table-row table:style-name="ro1">
          <table:table-cell office:value-type="float" office:value="19359276" calcext:value-type="float">
            <text:p>19359276</text:p>
          </table:table-cell>
          <table:table-cell table:formula="of:=[.A1212]/1000/(60*60*24)" office:value-type="time" office:time-value="PT05H22M39.276S" calcext:value-type="time">
            <text:p>05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1342.06" calcext:value-type="float">
            <text:p>1342.06</text:p>
          </table:table-cell>
          <table:table-cell office:value-type="float" office:value="1692.47" calcext:value-type="float">
            <text:p>1692.47</text:p>
          </table:table-cell>
        </table:table-row>
        <table:table-row table:style-name="ro1">
          <table:table-cell office:value-type="float" office:value="19375276" calcext:value-type="float">
            <text:p>19375276</text:p>
          </table:table-cell>
          <table:table-cell table:formula="of:=[.A1213]/1000/(60*60*24)" office:value-type="time" office:time-value="PT05H22M55.276S" calcext:value-type="time">
            <text:p>05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43.14" calcext:value-type="float">
            <text:p>1343.14</text:p>
          </table:table-cell>
          <table:table-cell office:value-type="float" office:value="1693.79" calcext:value-type="float">
            <text:p>1693.79</text:p>
          </table:table-cell>
        </table:table-row>
        <table:table-row table:style-name="ro1">
          <table:table-cell office:value-type="float" office:value="19391276" calcext:value-type="float">
            <text:p>19391276</text:p>
          </table:table-cell>
          <table:table-cell table:formula="of:=[.A1214]/1000/(60*60*24)" office:value-type="time" office:time-value="PT05H23M11.276S" calcext:value-type="time">
            <text:p>05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44.22" calcext:value-type="float">
            <text:p>1344.22</text:p>
          </table:table-cell>
          <table:table-cell office:value-type="float" office:value="1695.12" calcext:value-type="float">
            <text:p>1695.12</text:p>
          </table:table-cell>
        </table:table-row>
        <table:table-row table:style-name="ro1">
          <table:table-cell office:value-type="float" office:value="19407276" calcext:value-type="float">
            <text:p>19407276</text:p>
          </table:table-cell>
          <table:table-cell table:formula="of:=[.A1215]/1000/(60*60*24)" office:value-type="time" office:time-value="PT05H23M27.276S" calcext:value-type="time">
            <text:p>05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345.3" calcext:value-type="float">
            <text:p>1345.3</text:p>
          </table:table-cell>
          <table:table-cell office:value-type="float" office:value="1696.44" calcext:value-type="float">
            <text:p>1696.44</text:p>
          </table:table-cell>
        </table:table-row>
        <table:table-row table:style-name="ro1">
          <table:table-cell office:value-type="float" office:value="19423276" calcext:value-type="float">
            <text:p>19423276</text:p>
          </table:table-cell>
          <table:table-cell table:formula="of:=[.A1216]/1000/(60*60*24)" office:value-type="time" office:time-value="PT05H23M43.276S" calcext:value-type="time">
            <text:p>05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46.38" calcext:value-type="float">
            <text:p>1346.38</text:p>
          </table:table-cell>
          <table:table-cell office:value-type="float" office:value="1697.76" calcext:value-type="float">
            <text:p>1697.76</text:p>
          </table:table-cell>
        </table:table-row>
        <table:table-row table:style-name="ro1">
          <table:table-cell office:value-type="float" office:value="19439276" calcext:value-type="float">
            <text:p>19439276</text:p>
          </table:table-cell>
          <table:table-cell table:formula="of:=[.A1217]/1000/(60*60*24)" office:value-type="time" office:time-value="PT05H23M59.276S" calcext:value-type="time">
            <text:p>05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1347.46" calcext:value-type="float">
            <text:p>1347.46</text:p>
          </table:table-cell>
          <table:table-cell office:value-type="float" office:value="1699.09" calcext:value-type="float">
            <text:p>1699.09</text:p>
          </table:table-cell>
        </table:table-row>
        <table:table-row table:style-name="ro1">
          <table:table-cell office:value-type="float" office:value="19455276" calcext:value-type="float">
            <text:p>19455276</text:p>
          </table:table-cell>
          <table:table-cell table:formula="of:=[.A1218]/1000/(60*60*24)" office:value-type="time" office:time-value="PT05H24M15.276S" calcext:value-type="time">
            <text:p>05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1348.54" calcext:value-type="float">
            <text:p>1348.54</text:p>
          </table:table-cell>
          <table:table-cell office:value-type="float" office:value="1700.41" calcext:value-type="float">
            <text:p>1700.41</text:p>
          </table:table-cell>
        </table:table-row>
        <table:table-row table:style-name="ro1">
          <table:table-cell office:value-type="float" office:value="19471276" calcext:value-type="float">
            <text:p>19471276</text:p>
          </table:table-cell>
          <table:table-cell table:formula="of:=[.A1219]/1000/(60*60*24)" office:value-type="time" office:time-value="PT05H24M31.276S" calcext:value-type="time">
            <text:p>05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49.62" calcext:value-type="float">
            <text:p>1349.62</text:p>
          </table:table-cell>
          <table:table-cell office:value-type="float" office:value="1701.73" calcext:value-type="float">
            <text:p>1701.73</text:p>
          </table:table-cell>
        </table:table-row>
        <table:table-row table:style-name="ro1">
          <table:table-cell office:value-type="float" office:value="19487276" calcext:value-type="float">
            <text:p>19487276</text:p>
          </table:table-cell>
          <table:table-cell table:formula="of:=[.A1220]/1000/(60*60*24)" office:value-type="time" office:time-value="PT05H24M47.276S" calcext:value-type="time">
            <text:p>05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50.7" calcext:value-type="float">
            <text:p>1350.7</text:p>
          </table:table-cell>
          <table:table-cell office:value-type="float" office:value="1703.05" calcext:value-type="float">
            <text:p>1703.05</text:p>
          </table:table-cell>
        </table:table-row>
        <table:table-row table:style-name="ro1">
          <table:table-cell office:value-type="float" office:value="19503276" calcext:value-type="float">
            <text:p>19503276</text:p>
          </table:table-cell>
          <table:table-cell table:formula="of:=[.A1221]/1000/(60*60*24)" office:value-type="time" office:time-value="PT05H25M03.276S" calcext:value-type="time">
            <text:p>05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51.78" calcext:value-type="float">
            <text:p>1351.78</text:p>
          </table:table-cell>
          <table:table-cell office:value-type="float" office:value="1704.38" calcext:value-type="float">
            <text:p>1704.38</text:p>
          </table:table-cell>
        </table:table-row>
        <table:table-row table:style-name="ro1">
          <table:table-cell office:value-type="float" office:value="19519276" calcext:value-type="float">
            <text:p>19519276</text:p>
          </table:table-cell>
          <table:table-cell table:formula="of:=[.A1222]/1000/(60*60*24)" office:value-type="time" office:time-value="PT05H25M19.276S" calcext:value-type="time">
            <text:p>05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52.86" calcext:value-type="float">
            <text:p>1352.86</text:p>
          </table:table-cell>
          <table:table-cell office:value-type="float" office:value="1705.7" calcext:value-type="float">
            <text:p>1705.7</text:p>
          </table:table-cell>
        </table:table-row>
        <table:table-row table:style-name="ro1">
          <table:table-cell office:value-type="float" office:value="19535276" calcext:value-type="float">
            <text:p>19535276</text:p>
          </table:table-cell>
          <table:table-cell table:formula="of:=[.A1223]/1000/(60*60*24)" office:value-type="time" office:time-value="PT05H25M35.276S" calcext:value-type="time">
            <text:p>05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53.94" calcext:value-type="float">
            <text:p>1353.94</text:p>
          </table:table-cell>
          <table:table-cell office:value-type="float" office:value="1707.02" calcext:value-type="float">
            <text:p>1707.02</text:p>
          </table:table-cell>
        </table:table-row>
        <table:table-row table:style-name="ro1">
          <table:table-cell office:value-type="float" office:value="19551276" calcext:value-type="float">
            <text:p>19551276</text:p>
          </table:table-cell>
          <table:table-cell table:formula="of:=[.A1224]/1000/(60*60*24)" office:value-type="time" office:time-value="PT05H25M51.276S" calcext:value-type="time">
            <text:p>05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355.02" calcext:value-type="float">
            <text:p>1355.02</text:p>
          </table:table-cell>
          <table:table-cell office:value-type="float" office:value="1708.34" calcext:value-type="float">
            <text:p>1708.34</text:p>
          </table:table-cell>
        </table:table-row>
        <table:table-row table:style-name="ro1">
          <table:table-cell office:value-type="float" office:value="19567276" calcext:value-type="float">
            <text:p>19567276</text:p>
          </table:table-cell>
          <table:table-cell table:formula="of:=[.A1225]/1000/(60*60*24)" office:value-type="time" office:time-value="PT05H26M07.276S" calcext:value-type="time">
            <text:p>05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56.1" calcext:value-type="float">
            <text:p>1356.1</text:p>
          </table:table-cell>
          <table:table-cell office:value-type="float" office:value="1709.66" calcext:value-type="float">
            <text:p>1709.66</text:p>
          </table:table-cell>
        </table:table-row>
        <table:table-row table:style-name="ro1">
          <table:table-cell office:value-type="float" office:value="19583276" calcext:value-type="float">
            <text:p>19583276</text:p>
          </table:table-cell>
          <table:table-cell table:formula="of:=[.A1226]/1000/(60*60*24)" office:value-type="time" office:time-value="PT05H26M23.276S" calcext:value-type="time">
            <text:p>05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57.18" calcext:value-type="float">
            <text:p>1357.18</text:p>
          </table:table-cell>
          <table:table-cell office:value-type="float" office:value="1710.98" calcext:value-type="float">
            <text:p>1710.98</text:p>
          </table:table-cell>
        </table:table-row>
        <table:table-row table:style-name="ro1">
          <table:table-cell office:value-type="float" office:value="19599276" calcext:value-type="float">
            <text:p>19599276</text:p>
          </table:table-cell>
          <table:table-cell table:formula="of:=[.A1227]/1000/(60*60*24)" office:value-type="time" office:time-value="PT05H26M39.276S" calcext:value-type="time">
            <text:p>05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58.26" calcext:value-type="float">
            <text:p>1358.26</text:p>
          </table:table-cell>
          <table:table-cell office:value-type="float" office:value="1712.31" calcext:value-type="float">
            <text:p>1712.31</text:p>
          </table:table-cell>
        </table:table-row>
        <table:table-row table:style-name="ro1">
          <table:table-cell office:value-type="float" office:value="19615276" calcext:value-type="float">
            <text:p>19615276</text:p>
          </table:table-cell>
          <table:table-cell table:formula="of:=[.A1228]/1000/(60*60*24)" office:value-type="time" office:time-value="PT05H26M55.276S" calcext:value-type="time">
            <text:p>05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59.34" calcext:value-type="float">
            <text:p>1359.34</text:p>
          </table:table-cell>
          <table:table-cell office:value-type="float" office:value="1713.63" calcext:value-type="float">
            <text:p>1713.63</text:p>
          </table:table-cell>
        </table:table-row>
        <table:table-row table:style-name="ro1">
          <table:table-cell office:value-type="float" office:value="19631276" calcext:value-type="float">
            <text:p>19631276</text:p>
          </table:table-cell>
          <table:table-cell table:formula="of:=[.A1229]/1000/(60*60*24)" office:value-type="time" office:time-value="PT05H27M11.276S" calcext:value-type="time">
            <text:p>05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0.42" calcext:value-type="float">
            <text:p>1360.42</text:p>
          </table:table-cell>
          <table:table-cell office:value-type="float" office:value="1714.95" calcext:value-type="float">
            <text:p>1714.95</text:p>
          </table:table-cell>
        </table:table-row>
        <table:table-row table:style-name="ro1">
          <table:table-cell office:value-type="float" office:value="19647276" calcext:value-type="float">
            <text:p>19647276</text:p>
          </table:table-cell>
          <table:table-cell table:formula="of:=[.A1230]/1000/(60*60*24)" office:value-type="time" office:time-value="PT05H27M27.276S" calcext:value-type="time">
            <text:p>05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1.5" calcext:value-type="float">
            <text:p>1361.5</text:p>
          </table:table-cell>
          <table:table-cell office:value-type="float" office:value="1716.27" calcext:value-type="float">
            <text:p>1716.27</text:p>
          </table:table-cell>
        </table:table-row>
        <table:table-row table:style-name="ro1">
          <table:table-cell office:value-type="float" office:value="19663276" calcext:value-type="float">
            <text:p>19663276</text:p>
          </table:table-cell>
          <table:table-cell table:formula="of:=[.A1231]/1000/(60*60*24)" office:value-type="time" office:time-value="PT05H27M43.276S" calcext:value-type="time">
            <text:p>05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2.58" calcext:value-type="float">
            <text:p>1362.58</text:p>
          </table:table-cell>
          <table:table-cell office:value-type="float" office:value="1717.59" calcext:value-type="float">
            <text:p>1717.59</text:p>
          </table:table-cell>
        </table:table-row>
        <table:table-row table:style-name="ro1">
          <table:table-cell office:value-type="float" office:value="19679276" calcext:value-type="float">
            <text:p>19679276</text:p>
          </table:table-cell>
          <table:table-cell table:formula="of:=[.A1232]/1000/(60*60*24)" office:value-type="time" office:time-value="PT05H27M59.276S" calcext:value-type="time">
            <text:p>05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3.66" calcext:value-type="float">
            <text:p>1363.66</text:p>
          </table:table-cell>
          <table:table-cell office:value-type="float" office:value="1718.91" calcext:value-type="float">
            <text:p>1718.91</text:p>
          </table:table-cell>
        </table:table-row>
        <table:table-row table:style-name="ro1">
          <table:table-cell office:value-type="float" office:value="19695276" calcext:value-type="float">
            <text:p>19695276</text:p>
          </table:table-cell>
          <table:table-cell table:formula="of:=[.A1233]/1000/(60*60*24)" office:value-type="time" office:time-value="PT05H28M15.276S" calcext:value-type="time">
            <text:p>05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4.74" calcext:value-type="float">
            <text:p>1364.74</text:p>
          </table:table-cell>
          <table:table-cell office:value-type="float" office:value="1720.23" calcext:value-type="float">
            <text:p>1720.23</text:p>
          </table:table-cell>
        </table:table-row>
        <table:table-row table:style-name="ro1">
          <table:table-cell office:value-type="float" office:value="19711276" calcext:value-type="float">
            <text:p>19711276</text:p>
          </table:table-cell>
          <table:table-cell table:formula="of:=[.A1234]/1000/(60*60*24)" office:value-type="time" office:time-value="PT05H28M31.276S" calcext:value-type="time">
            <text:p>05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5.82" calcext:value-type="float">
            <text:p>1365.82</text:p>
          </table:table-cell>
          <table:table-cell office:value-type="float" office:value="1721.55" calcext:value-type="float">
            <text:p>1721.55</text:p>
          </table:table-cell>
        </table:table-row>
        <table:table-row table:style-name="ro1">
          <table:table-cell office:value-type="float" office:value="19727276" calcext:value-type="float">
            <text:p>19727276</text:p>
          </table:table-cell>
          <table:table-cell table:formula="of:=[.A1235]/1000/(60*60*24)" office:value-type="time" office:time-value="PT05H28M47.276S" calcext:value-type="time">
            <text:p>05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6.9" calcext:value-type="float">
            <text:p>1366.9</text:p>
          </table:table-cell>
          <table:table-cell office:value-type="float" office:value="1722.87" calcext:value-type="float">
            <text:p>1722.87</text:p>
          </table:table-cell>
        </table:table-row>
        <table:table-row table:style-name="ro1">
          <table:table-cell office:value-type="float" office:value="19743276" calcext:value-type="float">
            <text:p>19743276</text:p>
          </table:table-cell>
          <table:table-cell table:formula="of:=[.A1236]/1000/(60*60*24)" office:value-type="time" office:time-value="PT05H29M03.276S" calcext:value-type="time">
            <text:p>05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7.97" calcext:value-type="float">
            <text:p>1367.97</text:p>
          </table:table-cell>
          <table:table-cell office:value-type="float" office:value="1724.19" calcext:value-type="float">
            <text:p>1724.19</text:p>
          </table:table-cell>
        </table:table-row>
        <table:table-row table:style-name="ro1">
          <table:table-cell office:value-type="float" office:value="19759276" calcext:value-type="float">
            <text:p>19759276</text:p>
          </table:table-cell>
          <table:table-cell table:formula="of:=[.A1237]/1000/(60*60*24)" office:value-type="time" office:time-value="PT05H29M19.276S" calcext:value-type="time">
            <text:p>05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69.05" calcext:value-type="float">
            <text:p>1369.05</text:p>
          </table:table-cell>
          <table:table-cell office:value-type="float" office:value="1725.51" calcext:value-type="float">
            <text:p>1725.51</text:p>
          </table:table-cell>
        </table:table-row>
        <table:table-row table:style-name="ro1">
          <table:table-cell office:value-type="float" office:value="19775276" calcext:value-type="float">
            <text:p>19775276</text:p>
          </table:table-cell>
          <table:table-cell table:formula="of:=[.A1238]/1000/(60*60*24)" office:value-type="time" office:time-value="PT05H29M35.276S" calcext:value-type="time">
            <text:p>05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70.13" calcext:value-type="float">
            <text:p>1370.13</text:p>
          </table:table-cell>
          <table:table-cell office:value-type="float" office:value="1726.83" calcext:value-type="float">
            <text:p>1726.83</text:p>
          </table:table-cell>
        </table:table-row>
        <table:table-row table:style-name="ro1">
          <table:table-cell office:value-type="float" office:value="19791276" calcext:value-type="float">
            <text:p>19791276</text:p>
          </table:table-cell>
          <table:table-cell table:formula="of:=[.A1239]/1000/(60*60*24)" office:value-type="time" office:time-value="PT05H29M51.276S" calcext:value-type="time">
            <text:p>05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371.21" calcext:value-type="float">
            <text:p>1371.21</text:p>
          </table:table-cell>
          <table:table-cell office:value-type="float" office:value="1728.15" calcext:value-type="float">
            <text:p>1728.15</text:p>
          </table:table-cell>
        </table:table-row>
        <table:table-row table:style-name="ro1">
          <table:table-cell office:value-type="float" office:value="19807276" calcext:value-type="float">
            <text:p>19807276</text:p>
          </table:table-cell>
          <table:table-cell table:formula="of:=[.A1240]/1000/(60*60*24)" office:value-type="time" office:time-value="PT05H30M07.276S" calcext:value-type="time">
            <text:p>05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372.29" calcext:value-type="float">
            <text:p>1372.29</text:p>
          </table:table-cell>
          <table:table-cell office:value-type="float" office:value="1729.47" calcext:value-type="float">
            <text:p>1729.47</text:p>
          </table:table-cell>
        </table:table-row>
        <table:table-row table:style-name="ro1">
          <table:table-cell office:value-type="float" office:value="19823276" calcext:value-type="float">
            <text:p>19823276</text:p>
          </table:table-cell>
          <table:table-cell table:formula="of:=[.A1241]/1000/(60*60*24)" office:value-type="time" office:time-value="PT05H30M23.276S" calcext:value-type="time">
            <text:p>05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3.37" calcext:value-type="float">
            <text:p>1373.37</text:p>
          </table:table-cell>
          <table:table-cell office:value-type="float" office:value="1730.79" calcext:value-type="float">
            <text:p>1730.79</text:p>
          </table:table-cell>
        </table:table-row>
        <table:table-row table:style-name="ro1">
          <table:table-cell office:value-type="float" office:value="19839276" calcext:value-type="float">
            <text:p>19839276</text:p>
          </table:table-cell>
          <table:table-cell table:formula="of:=[.A1242]/1000/(60*60*24)" office:value-type="time" office:time-value="PT05H30M39.276S" calcext:value-type="time">
            <text:p>05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4.45" calcext:value-type="float">
            <text:p>1374.45</text:p>
          </table:table-cell>
          <table:table-cell office:value-type="float" office:value="1732.11" calcext:value-type="float">
            <text:p>1732.11</text:p>
          </table:table-cell>
        </table:table-row>
        <table:table-row table:style-name="ro1">
          <table:table-cell office:value-type="float" office:value="19855276" calcext:value-type="float">
            <text:p>19855276</text:p>
          </table:table-cell>
          <table:table-cell table:formula="of:=[.A1243]/1000/(60*60*24)" office:value-type="time" office:time-value="PT05H30M55.276S" calcext:value-type="time">
            <text:p>05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5.53" calcext:value-type="float">
            <text:p>1375.53</text:p>
          </table:table-cell>
          <table:table-cell office:value-type="float" office:value="1733.43" calcext:value-type="float">
            <text:p>1733.43</text:p>
          </table:table-cell>
        </table:table-row>
        <table:table-row table:style-name="ro1">
          <table:table-cell office:value-type="float" office:value="19871276" calcext:value-type="float">
            <text:p>19871276</text:p>
          </table:table-cell>
          <table:table-cell table:formula="of:=[.A1244]/1000/(60*60*24)" office:value-type="time" office:time-value="PT05H31M11.276S" calcext:value-type="time">
            <text:p>05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6.61" calcext:value-type="float">
            <text:p>1376.61</text:p>
          </table:table-cell>
          <table:table-cell office:value-type="float" office:value="1734.76" calcext:value-type="float">
            <text:p>1734.76</text:p>
          </table:table-cell>
        </table:table-row>
        <table:table-row table:style-name="ro1">
          <table:table-cell office:value-type="float" office:value="19887276" calcext:value-type="float">
            <text:p>19887276</text:p>
          </table:table-cell>
          <table:table-cell table:formula="of:=[.A1245]/1000/(60*60*24)" office:value-type="time" office:time-value="PT05H31M27.276S" calcext:value-type="time">
            <text:p>05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7.68" calcext:value-type="float">
            <text:p>1377.68</text:p>
          </table:table-cell>
          <table:table-cell office:value-type="float" office:value="1736.08" calcext:value-type="float">
            <text:p>1736.08</text:p>
          </table:table-cell>
        </table:table-row>
        <table:table-row table:style-name="ro1">
          <table:table-cell office:value-type="float" office:value="19903276" calcext:value-type="float">
            <text:p>19903276</text:p>
          </table:table-cell>
          <table:table-cell table:formula="of:=[.A1246]/1000/(60*60*24)" office:value-type="time" office:time-value="PT05H31M43.276S" calcext:value-type="time">
            <text:p>05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8.76" calcext:value-type="float">
            <text:p>1378.76</text:p>
          </table:table-cell>
          <table:table-cell office:value-type="float" office:value="1737.4" calcext:value-type="float">
            <text:p>1737.4</text:p>
          </table:table-cell>
        </table:table-row>
        <table:table-row table:style-name="ro1">
          <table:table-cell office:value-type="float" office:value="19919276" calcext:value-type="float">
            <text:p>19919276</text:p>
          </table:table-cell>
          <table:table-cell table:formula="of:=[.A1247]/1000/(60*60*24)" office:value-type="time" office:time-value="PT05H31M59.276S" calcext:value-type="time">
            <text:p>05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79.84" calcext:value-type="float">
            <text:p>1379.84</text:p>
          </table:table-cell>
          <table:table-cell office:value-type="float" office:value="1738.72" calcext:value-type="float">
            <text:p>1738.72</text:p>
          </table:table-cell>
        </table:table-row>
        <table:table-row table:style-name="ro1">
          <table:table-cell office:value-type="float" office:value="19935276" calcext:value-type="float">
            <text:p>19935276</text:p>
          </table:table-cell>
          <table:table-cell table:formula="of:=[.A1248]/1000/(60*60*24)" office:value-type="time" office:time-value="PT05H32M15.276S" calcext:value-type="time">
            <text:p>05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0.92" calcext:value-type="float">
            <text:p>1380.92</text:p>
          </table:table-cell>
          <table:table-cell office:value-type="float" office:value="1740.04" calcext:value-type="float">
            <text:p>1740.04</text:p>
          </table:table-cell>
        </table:table-row>
        <table:table-row table:style-name="ro1">
          <table:table-cell office:value-type="float" office:value="19951276" calcext:value-type="float">
            <text:p>19951276</text:p>
          </table:table-cell>
          <table:table-cell table:formula="of:=[.A1249]/1000/(60*60*24)" office:value-type="time" office:time-value="PT05H32M31.276S" calcext:value-type="time">
            <text:p>05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82" calcext:value-type="float">
            <text:p>1382</text:p>
          </table:table-cell>
          <table:table-cell office:value-type="float" office:value="1741.36" calcext:value-type="float">
            <text:p>1741.36</text:p>
          </table:table-cell>
        </table:table-row>
        <table:table-row table:style-name="ro1">
          <table:table-cell office:value-type="float" office:value="19967276" calcext:value-type="float">
            <text:p>19967276</text:p>
          </table:table-cell>
          <table:table-cell table:formula="of:=[.A1250]/1000/(60*60*24)" office:value-type="time" office:time-value="PT05H32M47.276S" calcext:value-type="time">
            <text:p>05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3.08" calcext:value-type="float">
            <text:p>1383.08</text:p>
          </table:table-cell>
          <table:table-cell office:value-type="float" office:value="1742.68" calcext:value-type="float">
            <text:p>1742.68</text:p>
          </table:table-cell>
        </table:table-row>
        <table:table-row table:style-name="ro1">
          <table:table-cell office:value-type="float" office:value="19983276" calcext:value-type="float">
            <text:p>19983276</text:p>
          </table:table-cell>
          <table:table-cell table:formula="of:=[.A1251]/1000/(60*60*24)" office:value-type="time" office:time-value="PT05H33M03.276S" calcext:value-type="time">
            <text:p>05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4.15" calcext:value-type="float">
            <text:p>1384.15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9999275" calcext:value-type="float">
            <text:p>19999275</text:p>
          </table:table-cell>
          <table:table-cell table:formula="of:=[.A1252]/1000/(60*60*24)" office:value-type="time" office:time-value="PT05H33M19.275S" calcext:value-type="time">
            <text:p>05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85.23" calcext:value-type="float">
            <text:p>1385.23</text:p>
          </table:table-cell>
          <table:table-cell office:value-type="float" office:value="1745.32" calcext:value-type="float">
            <text:p>1745.32</text:p>
          </table:table-cell>
        </table:table-row>
        <table:table-row table:style-name="ro1">
          <table:table-cell office:value-type="float" office:value="20015275" calcext:value-type="float">
            <text:p>20015275</text:p>
          </table:table-cell>
          <table:table-cell table:formula="of:=[.A1253]/1000/(60*60*24)" office:value-type="time" office:time-value="PT05H33M35.275S" calcext:value-type="time">
            <text:p>05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6.31" calcext:value-type="float">
            <text:p>1386.31</text:p>
          </table:table-cell>
          <table:table-cell office:value-type="float" office:value="1746.64" calcext:value-type="float">
            <text:p>1746.64</text:p>
          </table:table-cell>
        </table:table-row>
        <table:table-row table:style-name="ro1">
          <table:table-cell office:value-type="float" office:value="20031276" calcext:value-type="float">
            <text:p>20031276</text:p>
          </table:table-cell>
          <table:table-cell table:formula="of:=[.A1254]/1000/(60*60*24)" office:value-type="time" office:time-value="PT05H33M51.276S" calcext:value-type="time">
            <text:p>05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7.39" calcext:value-type="float">
            <text:p>1387.39</text:p>
          </table:table-cell>
          <table:table-cell office:value-type="float" office:value="1747.96" calcext:value-type="float">
            <text:p>1747.96</text:p>
          </table:table-cell>
        </table:table-row>
        <table:table-row table:style-name="ro1">
          <table:table-cell office:value-type="float" office:value="20047276" calcext:value-type="float">
            <text:p>20047276</text:p>
          </table:table-cell>
          <table:table-cell table:formula="of:=[.A1255]/1000/(60*60*24)" office:value-type="time" office:time-value="PT05H34M07.276S" calcext:value-type="time">
            <text:p>05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8.47" calcext:value-type="float">
            <text:p>1388.47</text:p>
          </table:table-cell>
          <table:table-cell office:value-type="float" office:value="1749.28" calcext:value-type="float">
            <text:p>1749.28</text:p>
          </table:table-cell>
        </table:table-row>
        <table:table-row table:style-name="ro1">
          <table:table-cell office:value-type="float" office:value="20063276" calcext:value-type="float">
            <text:p>20063276</text:p>
          </table:table-cell>
          <table:table-cell table:formula="of:=[.A1256]/1000/(60*60*24)" office:value-type="time" office:time-value="PT05H34M23.276S" calcext:value-type="time">
            <text:p>05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89.54" calcext:value-type="float">
            <text:p>1389.54</text:p>
          </table:table-cell>
          <table:table-cell office:value-type="float" office:value="1750.6" calcext:value-type="float">
            <text:p>1750.6</text:p>
          </table:table-cell>
        </table:table-row>
        <table:table-row table:style-name="ro1">
          <table:table-cell office:value-type="float" office:value="20079276" calcext:value-type="float">
            <text:p>20079276</text:p>
          </table:table-cell>
          <table:table-cell table:formula="of:=[.A1257]/1000/(60*60*24)" office:value-type="time" office:time-value="PT05H34M39.276S" calcext:value-type="time">
            <text:p>05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0.62" calcext:value-type="float">
            <text:p>1390.62</text:p>
          </table:table-cell>
          <table:table-cell office:value-type="float" office:value="1751.92" calcext:value-type="float">
            <text:p>1751.92</text:p>
          </table:table-cell>
        </table:table-row>
        <table:table-row table:style-name="ro1">
          <table:table-cell office:value-type="float" office:value="20095276" calcext:value-type="float">
            <text:p>20095276</text:p>
          </table:table-cell>
          <table:table-cell table:formula="of:=[.A1258]/1000/(60*60*24)" office:value-type="time" office:time-value="PT05H34M55.276S" calcext:value-type="time">
            <text:p>05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1.7" calcext:value-type="float">
            <text:p>1391.7</text:p>
          </table:table-cell>
          <table:table-cell office:value-type="float" office:value="1753.24" calcext:value-type="float">
            <text:p>1753.24</text:p>
          </table:table-cell>
        </table:table-row>
        <table:table-row table:style-name="ro1">
          <table:table-cell office:value-type="float" office:value="20111276" calcext:value-type="float">
            <text:p>20111276</text:p>
          </table:table-cell>
          <table:table-cell table:formula="of:=[.A1259]/1000/(60*60*24)" office:value-type="time" office:time-value="PT05H35M11.276S" calcext:value-type="time">
            <text:p>05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2.78" calcext:value-type="float">
            <text:p>1392.78</text:p>
          </table:table-cell>
          <table:table-cell office:value-type="float" office:value="1754.56" calcext:value-type="float">
            <text:p>1754.56</text:p>
          </table:table-cell>
        </table:table-row>
        <table:table-row table:style-name="ro1">
          <table:table-cell office:value-type="float" office:value="20127276" calcext:value-type="float">
            <text:p>20127276</text:p>
          </table:table-cell>
          <table:table-cell table:formula="of:=[.A1260]/1000/(60*60*24)" office:value-type="time" office:time-value="PT05H35M27.276S" calcext:value-type="time">
            <text:p>05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393.86" calcext:value-type="float">
            <text:p>1393.86</text:p>
          </table:table-cell>
          <table:table-cell office:value-type="float" office:value="1755.88" calcext:value-type="float">
            <text:p>1755.88</text:p>
          </table:table-cell>
        </table:table-row>
        <table:table-row table:style-name="ro1">
          <table:table-cell office:value-type="float" office:value="20143276" calcext:value-type="float">
            <text:p>20143276</text:p>
          </table:table-cell>
          <table:table-cell table:formula="of:=[.A1261]/1000/(60*60*24)" office:value-type="time" office:time-value="PT05H35M43.276S" calcext:value-type="time">
            <text:p>05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4.94" calcext:value-type="float">
            <text:p>1394.94</text:p>
          </table:table-cell>
          <table:table-cell office:value-type="float" office:value="1757.2" calcext:value-type="float">
            <text:p>1757.2</text:p>
          </table:table-cell>
        </table:table-row>
        <table:table-row table:style-name="ro1">
          <table:table-cell office:value-type="float" office:value="20159276" calcext:value-type="float">
            <text:p>20159276</text:p>
          </table:table-cell>
          <table:table-cell table:formula="of:=[.A1262]/1000/(60*60*24)" office:value-type="time" office:time-value="PT05H35M59.276S" calcext:value-type="time">
            <text:p>05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6.01" calcext:value-type="float">
            <text:p>1396.01</text:p>
          </table:table-cell>
          <table:table-cell office:value-type="float" office:value="1758.52" calcext:value-type="float">
            <text:p>1758.52</text:p>
          </table:table-cell>
        </table:table-row>
        <table:table-row table:style-name="ro1">
          <table:table-cell office:value-type="float" office:value="20175276" calcext:value-type="float">
            <text:p>20175276</text:p>
          </table:table-cell>
          <table:table-cell table:formula="of:=[.A1263]/1000/(60*60*24)" office:value-type="time" office:time-value="PT05H36M15.276S" calcext:value-type="time">
            <text:p>05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97.09" calcext:value-type="float">
            <text:p>1397.09</text:p>
          </table:table-cell>
          <table:table-cell office:value-type="float" office:value="1759.84" calcext:value-type="float">
            <text:p>1759.84</text:p>
          </table:table-cell>
        </table:table-row>
        <table:table-row table:style-name="ro1">
          <table:table-cell office:value-type="float" office:value="20191276" calcext:value-type="float">
            <text:p>20191276</text:p>
          </table:table-cell>
          <table:table-cell table:formula="of:=[.A1264]/1000/(60*60*24)" office:value-type="time" office:time-value="PT05H36M31.276S" calcext:value-type="time">
            <text:p>05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98.17" calcext:value-type="float">
            <text:p>1398.17</text:p>
          </table:table-cell>
          <table:table-cell office:value-type="float" office:value="1761.16" calcext:value-type="float">
            <text:p>1761.16</text:p>
          </table:table-cell>
        </table:table-row>
        <table:table-row table:style-name="ro1">
          <table:table-cell office:value-type="float" office:value="20207276" calcext:value-type="float">
            <text:p>20207276</text:p>
          </table:table-cell>
          <table:table-cell table:formula="of:=[.A1265]/1000/(60*60*24)" office:value-type="time" office:time-value="PT05H36M47.276S" calcext:value-type="time">
            <text:p>05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99.25" calcext:value-type="float">
            <text:p>1399.25</text:p>
          </table:table-cell>
          <table:table-cell office:value-type="float" office:value="1762.48" calcext:value-type="float">
            <text:p>1762.48</text:p>
          </table:table-cell>
        </table:table-row>
        <table:table-row table:style-name="ro1">
          <table:table-cell office:value-type="float" office:value="20223276" calcext:value-type="float">
            <text:p>20223276</text:p>
          </table:table-cell>
          <table:table-cell table:formula="of:=[.A1266]/1000/(60*60*24)" office:value-type="time" office:time-value="PT05H37M03.276S" calcext:value-type="time">
            <text:p>05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00.33" calcext:value-type="float">
            <text:p>1400.33</text:p>
          </table:table-cell>
          <table:table-cell office:value-type="float" office:value="1763.8" calcext:value-type="float">
            <text:p>1763.8</text:p>
          </table:table-cell>
        </table:table-row>
        <table:table-row table:style-name="ro1">
          <table:table-cell office:value-type="float" office:value="20239276" calcext:value-type="float">
            <text:p>20239276</text:p>
          </table:table-cell>
          <table:table-cell table:formula="of:=[.A1267]/1000/(60*60*24)" office:value-type="time" office:time-value="PT05H37M19.276S" calcext:value-type="time">
            <text:p>05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01.4" calcext:value-type="float">
            <text:p>1401.4</text:p>
          </table:table-cell>
          <table:table-cell office:value-type="float" office:value="1765.12" calcext:value-type="float">
            <text:p>1765.12</text:p>
          </table:table-cell>
        </table:table-row>
        <table:table-row table:style-name="ro1">
          <table:table-cell office:value-type="float" office:value="20255276" calcext:value-type="float">
            <text:p>20255276</text:p>
          </table:table-cell>
          <table:table-cell table:formula="of:=[.A1268]/1000/(60*60*24)" office:value-type="time" office:time-value="PT05H37M35.276S" calcext:value-type="time">
            <text:p>05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02.48" calcext:value-type="float">
            <text:p>1402.48</text:p>
          </table:table-cell>
          <table:table-cell office:value-type="float" office:value="1766.44" calcext:value-type="float">
            <text:p>1766.44</text:p>
          </table:table-cell>
        </table:table-row>
        <table:table-row table:style-name="ro1">
          <table:table-cell office:value-type="float" office:value="20271276" calcext:value-type="float">
            <text:p>20271276</text:p>
          </table:table-cell>
          <table:table-cell table:formula="of:=[.A1269]/1000/(60*60*24)" office:value-type="time" office:time-value="PT05H37M51.276S" calcext:value-type="time">
            <text:p>05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03.56" calcext:value-type="float">
            <text:p>1403.56</text:p>
          </table:table-cell>
          <table:table-cell office:value-type="float" office:value="1767.76" calcext:value-type="float">
            <text:p>1767.76</text:p>
          </table:table-cell>
        </table:table-row>
        <table:table-row table:style-name="ro1">
          <table:table-cell office:value-type="float" office:value="20287276" calcext:value-type="float">
            <text:p>20287276</text:p>
          </table:table-cell>
          <table:table-cell table:formula="of:=[.A1270]/1000/(60*60*24)" office:value-type="time" office:time-value="PT05H38M07.276S" calcext:value-type="time">
            <text:p>05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04.64" calcext:value-type="float">
            <text:p>1404.64</text:p>
          </table:table-cell>
          <table:table-cell office:value-type="float" office:value="1769.08" calcext:value-type="float">
            <text:p>1769.08</text:p>
          </table:table-cell>
        </table:table-row>
        <table:table-row table:style-name="ro1">
          <table:table-cell office:value-type="float" office:value="20303276" calcext:value-type="float">
            <text:p>20303276</text:p>
          </table:table-cell>
          <table:table-cell table:formula="of:=[.A1271]/1000/(60*60*24)" office:value-type="time" office:time-value="PT05H38M23.276S" calcext:value-type="time">
            <text:p>05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405.71" calcext:value-type="float">
            <text:p>1405.71</text:p>
          </table:table-cell>
          <table:table-cell office:value-type="float" office:value="1770.4" calcext:value-type="float">
            <text:p>1770.4</text:p>
          </table:table-cell>
        </table:table-row>
        <table:table-row table:style-name="ro1">
          <table:table-cell office:value-type="float" office:value="20319276" calcext:value-type="float">
            <text:p>20319276</text:p>
          </table:table-cell>
          <table:table-cell table:formula="of:=[.A1272]/1000/(60*60*24)" office:value-type="time" office:time-value="PT05H38M39.276S" calcext:value-type="time">
            <text:p>05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06.79" calcext:value-type="float">
            <text:p>1406.79</text:p>
          </table:table-cell>
          <table:table-cell office:value-type="float" office:value="1771.72" calcext:value-type="float">
            <text:p>1771.72</text:p>
          </table:table-cell>
        </table:table-row>
        <table:table-row table:style-name="ro1">
          <table:table-cell office:value-type="float" office:value="20335276" calcext:value-type="float">
            <text:p>20335276</text:p>
          </table:table-cell>
          <table:table-cell table:formula="of:=[.A1273]/1000/(60*60*24)" office:value-type="time" office:time-value="PT05H38M55.276S" calcext:value-type="time">
            <text:p>05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407.87" calcext:value-type="float">
            <text:p>1407.87</text:p>
          </table:table-cell>
          <table:table-cell office:value-type="float" office:value="1773.04" calcext:value-type="float">
            <text:p>1773.04</text:p>
          </table:table-cell>
        </table:table-row>
        <table:table-row table:style-name="ro1">
          <table:table-cell office:value-type="float" office:value="20351276" calcext:value-type="float">
            <text:p>20351276</text:p>
          </table:table-cell>
          <table:table-cell table:formula="of:=[.A1274]/1000/(60*60*24)" office:value-type="time" office:time-value="PT05H39M11.276S" calcext:value-type="time">
            <text:p>05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408.95" calcext:value-type="float">
            <text:p>1408.95</text:p>
          </table:table-cell>
          <table:table-cell office:value-type="float" office:value="1774.35" calcext:value-type="float">
            <text:p>1774.35</text:p>
          </table:table-cell>
        </table:table-row>
        <table:table-row table:style-name="ro1">
          <table:table-cell office:value-type="float" office:value="20367276" calcext:value-type="float">
            <text:p>20367276</text:p>
          </table:table-cell>
          <table:table-cell table:formula="of:=[.A1275]/1000/(60*60*24)" office:value-type="time" office:time-value="PT05H39M27.276S" calcext:value-type="time">
            <text:p>05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10.03" calcext:value-type="float">
            <text:p>1410.03</text:p>
          </table:table-cell>
          <table:table-cell office:value-type="float" office:value="1775.67" calcext:value-type="float">
            <text:p>1775.67</text:p>
          </table:table-cell>
        </table:table-row>
        <table:table-row table:style-name="ro1">
          <table:table-cell office:value-type="float" office:value="20383276" calcext:value-type="float">
            <text:p>20383276</text:p>
          </table:table-cell>
          <table:table-cell table:formula="of:=[.A1276]/1000/(60*60*24)" office:value-type="time" office:time-value="PT05H39M43.276S" calcext:value-type="time">
            <text:p>05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11.1" calcext:value-type="float">
            <text:p>1411.1</text:p>
          </table:table-cell>
          <table:table-cell office:value-type="float" office:value="1776.99" calcext:value-type="float">
            <text:p>1776.99</text:p>
          </table:table-cell>
        </table:table-row>
        <table:table-row table:style-name="ro1">
          <table:table-cell office:value-type="float" office:value="20399276" calcext:value-type="float">
            <text:p>20399276</text:p>
          </table:table-cell>
          <table:table-cell table:formula="of:=[.A1277]/1000/(60*60*24)" office:value-type="time" office:time-value="PT05H39M59.276S" calcext:value-type="time">
            <text:p>05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412.18" calcext:value-type="float">
            <text:p>1412.18</text:p>
          </table:table-cell>
          <table:table-cell office:value-type="float" office:value="1778.31" calcext:value-type="float">
            <text:p>1778.31</text:p>
          </table:table-cell>
        </table:table-row>
        <table:table-row table:style-name="ro1">
          <table:table-cell office:value-type="float" office:value="20415276" calcext:value-type="float">
            <text:p>20415276</text:p>
          </table:table-cell>
          <table:table-cell table:formula="of:=[.A1278]/1000/(60*60*24)" office:value-type="time" office:time-value="PT05H40M15.276S" calcext:value-type="time">
            <text:p>05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13.26" calcext:value-type="float">
            <text:p>1413.26</text:p>
          </table:table-cell>
          <table:table-cell office:value-type="float" office:value="1779.63" calcext:value-type="float">
            <text:p>1779.63</text:p>
          </table:table-cell>
        </table:table-row>
        <table:table-row table:style-name="ro1">
          <table:table-cell office:value-type="float" office:value="20431276" calcext:value-type="float">
            <text:p>20431276</text:p>
          </table:table-cell>
          <table:table-cell table:formula="of:=[.A1279]/1000/(60*60*24)" office:value-type="time" office:time-value="PT05H40M31.276S" calcext:value-type="time">
            <text:p>05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14.34" calcext:value-type="float">
            <text:p>1414.34</text:p>
          </table:table-cell>
          <table:table-cell office:value-type="float" office:value="1780.95" calcext:value-type="float">
            <text:p>1780.95</text:p>
          </table:table-cell>
        </table:table-row>
        <table:table-row table:style-name="ro1">
          <table:table-cell office:value-type="float" office:value="20447276" calcext:value-type="float">
            <text:p>20447276</text:p>
          </table:table-cell>
          <table:table-cell table:formula="of:=[.A1280]/1000/(60*60*24)" office:value-type="time" office:time-value="PT05H40M47.276S" calcext:value-type="time">
            <text:p>05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15.42" calcext:value-type="float">
            <text:p>1415.42</text:p>
          </table:table-cell>
          <table:table-cell office:value-type="float" office:value="1782.26" calcext:value-type="float">
            <text:p>1782.26</text:p>
          </table:table-cell>
        </table:table-row>
        <table:table-row table:style-name="ro1">
          <table:table-cell office:value-type="float" office:value="20463276" calcext:value-type="float">
            <text:p>20463276</text:p>
          </table:table-cell>
          <table:table-cell table:formula="of:=[.A1281]/1000/(60*60*24)" office:value-type="time" office:time-value="PT05H41M03.276S" calcext:value-type="time">
            <text:p>05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416.49" calcext:value-type="float">
            <text:p>1416.49</text:p>
          </table:table-cell>
          <table:table-cell office:value-type="float" office:value="1783.58" calcext:value-type="float">
            <text:p>1783.58</text:p>
          </table:table-cell>
        </table:table-row>
        <table:table-row table:style-name="ro1">
          <table:table-cell office:value-type="float" office:value="20479276" calcext:value-type="float">
            <text:p>20479276</text:p>
          </table:table-cell>
          <table:table-cell table:formula="of:=[.A1282]/1000/(60*60*24)" office:value-type="time" office:time-value="PT05H41M19.276S" calcext:value-type="time">
            <text:p>05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17.57" calcext:value-type="float">
            <text:p>1417.57</text:p>
          </table:table-cell>
          <table:table-cell office:value-type="float" office:value="1784.9" calcext:value-type="float">
            <text:p>1784.9</text:p>
          </table:table-cell>
        </table:table-row>
        <table:table-row table:style-name="ro1">
          <table:table-cell office:value-type="float" office:value="20495276" calcext:value-type="float">
            <text:p>20495276</text:p>
          </table:table-cell>
          <table:table-cell table:formula="of:=[.A1283]/1000/(60*60*24)" office:value-type="time" office:time-value="PT05H41M35.276S" calcext:value-type="time">
            <text:p>05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18.65" calcext:value-type="float">
            <text:p>1418.65</text:p>
          </table:table-cell>
          <table:table-cell office:value-type="float" office:value="1786.22" calcext:value-type="float">
            <text:p>1786.22</text:p>
          </table:table-cell>
        </table:table-row>
        <table:table-row table:style-name="ro1">
          <table:table-cell office:value-type="float" office:value="20511276" calcext:value-type="float">
            <text:p>20511276</text:p>
          </table:table-cell>
          <table:table-cell table:formula="of:=[.A1284]/1000/(60*60*24)" office:value-type="time" office:time-value="PT05H41M51.276S" calcext:value-type="time">
            <text:p>05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19.73" calcext:value-type="float">
            <text:p>1419.73</text:p>
          </table:table-cell>
          <table:table-cell office:value-type="float" office:value="1787.53" calcext:value-type="float">
            <text:p>1787.53</text:p>
          </table:table-cell>
        </table:table-row>
        <table:table-row table:style-name="ro1">
          <table:table-cell office:value-type="float" office:value="20527276" calcext:value-type="float">
            <text:p>20527276</text:p>
          </table:table-cell>
          <table:table-cell table:formula="of:=[.A1285]/1000/(60*60*24)" office:value-type="time" office:time-value="PT05H42M07.276S" calcext:value-type="time">
            <text:p>05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20.8" calcext:value-type="float">
            <text:p>1420.8</text:p>
          </table:table-cell>
          <table:table-cell office:value-type="float" office:value="1788.85" calcext:value-type="float">
            <text:p>1788.85</text:p>
          </table:table-cell>
        </table:table-row>
        <table:table-row table:style-name="ro1">
          <table:table-cell office:value-type="float" office:value="20543276" calcext:value-type="float">
            <text:p>20543276</text:p>
          </table:table-cell>
          <table:table-cell table:formula="of:=[.A1286]/1000/(60*60*24)" office:value-type="time" office:time-value="PT05H42M23.276S" calcext:value-type="time">
            <text:p>05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21.88" calcext:value-type="float">
            <text:p>1421.88</text:p>
          </table:table-cell>
          <table:table-cell office:value-type="float" office:value="1790.17" calcext:value-type="float">
            <text:p>1790.17</text:p>
          </table:table-cell>
        </table:table-row>
        <table:table-row table:style-name="ro1">
          <table:table-cell office:value-type="float" office:value="20559276" calcext:value-type="float">
            <text:p>20559276</text:p>
          </table:table-cell>
          <table:table-cell table:formula="of:=[.A1287]/1000/(60*60*24)" office:value-type="time" office:time-value="PT05H42M39.276S" calcext:value-type="time">
            <text:p>05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1422.96" calcext:value-type="float">
            <text:p>1422.96</text:p>
          </table:table-cell>
          <table:table-cell office:value-type="float" office:value="1791.48" calcext:value-type="float">
            <text:p>1791.48</text:p>
          </table:table-cell>
        </table:table-row>
        <table:table-row table:style-name="ro1">
          <table:table-cell office:value-type="float" office:value="20575276" calcext:value-type="float">
            <text:p>20575276</text:p>
          </table:table-cell>
          <table:table-cell table:formula="of:=[.A1288]/1000/(60*60*24)" office:value-type="time" office:time-value="PT05H42M55.276S" calcext:value-type="time">
            <text:p>05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24.04" calcext:value-type="float">
            <text:p>1424.04</text:p>
          </table:table-cell>
          <table:table-cell office:value-type="float" office:value="1792.8" calcext:value-type="float">
            <text:p>1792.8</text:p>
          </table:table-cell>
        </table:table-row>
        <table:table-row table:style-name="ro1">
          <table:table-cell office:value-type="float" office:value="20591276" calcext:value-type="float">
            <text:p>20591276</text:p>
          </table:table-cell>
          <table:table-cell table:formula="of:=[.A1289]/1000/(60*60*24)" office:value-type="time" office:time-value="PT05H43M11.276S" calcext:value-type="time">
            <text:p>05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1425.11" calcext:value-type="float">
            <text:p>1425.11</text:p>
          </table:table-cell>
          <table:table-cell office:value-type="float" office:value="1794.12" calcext:value-type="float">
            <text:p>1794.12</text:p>
          </table:table-cell>
        </table:table-row>
        <table:table-row table:style-name="ro1">
          <table:table-cell office:value-type="float" office:value="20607276" calcext:value-type="float">
            <text:p>20607276</text:p>
          </table:table-cell>
          <table:table-cell table:formula="of:=[.A1290]/1000/(60*60*24)" office:value-type="time" office:time-value="PT05H43M27.276S" calcext:value-type="time">
            <text:p>05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26.19" calcext:value-type="float">
            <text:p>1426.19</text:p>
          </table:table-cell>
          <table:table-cell office:value-type="float" office:value="1795.44" calcext:value-type="float">
            <text:p>1795.44</text:p>
          </table:table-cell>
        </table:table-row>
        <table:table-row table:style-name="ro1">
          <table:table-cell office:value-type="float" office:value="20623276" calcext:value-type="float">
            <text:p>20623276</text:p>
          </table:table-cell>
          <table:table-cell table:formula="of:=[.A1291]/1000/(60*60*24)" office:value-type="time" office:time-value="PT05H43M43.276S" calcext:value-type="time">
            <text:p>05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27.27" calcext:value-type="float">
            <text:p>1427.27</text:p>
          </table:table-cell>
          <table:table-cell office:value-type="float" office:value="1796.75" calcext:value-type="float">
            <text:p>1796.75</text:p>
          </table:table-cell>
        </table:table-row>
        <table:table-row table:style-name="ro1">
          <table:table-cell office:value-type="float" office:value="20639276" calcext:value-type="float">
            <text:p>20639276</text:p>
          </table:table-cell>
          <table:table-cell table:formula="of:=[.A1292]/1000/(60*60*24)" office:value-type="time" office:time-value="PT05H43M59.276S" calcext:value-type="time">
            <text:p>05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28.34" calcext:value-type="float">
            <text:p>1428.34</text:p>
          </table:table-cell>
          <table:table-cell office:value-type="float" office:value="1798.07" calcext:value-type="float">
            <text:p>1798.07</text:p>
          </table:table-cell>
        </table:table-row>
        <table:table-row table:style-name="ro1">
          <table:table-cell office:value-type="float" office:value="20655276" calcext:value-type="float">
            <text:p>20655276</text:p>
          </table:table-cell>
          <table:table-cell table:formula="of:=[.A1293]/1000/(60*60*24)" office:value-type="time" office:time-value="PT05H44M15.276S" calcext:value-type="time">
            <text:p>05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29.42" calcext:value-type="float">
            <text:p>1429.42</text:p>
          </table:table-cell>
          <table:table-cell office:value-type="float" office:value="1799.38" calcext:value-type="float">
            <text:p>1799.38</text:p>
          </table:table-cell>
        </table:table-row>
        <table:table-row table:style-name="ro1">
          <table:table-cell office:value-type="float" office:value="20671276" calcext:value-type="float">
            <text:p>20671276</text:p>
          </table:table-cell>
          <table:table-cell table:formula="of:=[.A1294]/1000/(60*60*24)" office:value-type="time" office:time-value="PT05H44M31.276S" calcext:value-type="time">
            <text:p>05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30.5" calcext:value-type="float">
            <text:p>1430.5</text:p>
          </table:table-cell>
          <table:table-cell office:value-type="float" office:value="1800.7" calcext:value-type="float">
            <text:p>1800.7</text:p>
          </table:table-cell>
        </table:table-row>
        <table:table-row table:style-name="ro1">
          <table:table-cell office:value-type="float" office:value="20687276" calcext:value-type="float">
            <text:p>20687276</text:p>
          </table:table-cell>
          <table:table-cell table:formula="of:=[.A1295]/1000/(60*60*24)" office:value-type="time" office:time-value="PT05H44M47.276S" calcext:value-type="time">
            <text:p>05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31.57" calcext:value-type="float">
            <text:p>1431.57</text:p>
          </table:table-cell>
          <table:table-cell office:value-type="float" office:value="1802.02" calcext:value-type="float">
            <text:p>1802.02</text:p>
          </table:table-cell>
        </table:table-row>
        <table:table-row table:style-name="ro1">
          <table:table-cell office:value-type="float" office:value="20703276" calcext:value-type="float">
            <text:p>20703276</text:p>
          </table:table-cell>
          <table:table-cell table:formula="of:=[.A1296]/1000/(60*60*24)" office:value-type="time" office:time-value="PT05H45M03.276S" calcext:value-type="time">
            <text:p>05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432.65" calcext:value-type="float">
            <text:p>1432.65</text:p>
          </table:table-cell>
          <table:table-cell office:value-type="float" office:value="1803.33" calcext:value-type="float">
            <text:p>1803.33</text:p>
          </table:table-cell>
        </table:table-row>
        <table:table-row table:style-name="ro1">
          <table:table-cell office:value-type="float" office:value="20719276" calcext:value-type="float">
            <text:p>20719276</text:p>
          </table:table-cell>
          <table:table-cell table:formula="of:=[.A1297]/1000/(60*60*24)" office:value-type="time" office:time-value="PT05H45M19.276S" calcext:value-type="time">
            <text:p>05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33.73" calcext:value-type="float">
            <text:p>1433.73</text:p>
          </table:table-cell>
          <table:table-cell office:value-type="float" office:value="1804.65" calcext:value-type="float">
            <text:p>1804.65</text:p>
          </table:table-cell>
        </table:table-row>
        <table:table-row table:style-name="ro1">
          <table:table-cell office:value-type="float" office:value="20735276" calcext:value-type="float">
            <text:p>20735276</text:p>
          </table:table-cell>
          <table:table-cell table:formula="of:=[.A1298]/1000/(60*60*24)" office:value-type="time" office:time-value="PT05H45M35.276S" calcext:value-type="time">
            <text:p>05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34.8" calcext:value-type="float">
            <text:p>1434.8</text:p>
          </table:table-cell>
          <table:table-cell office:value-type="float" office:value="1805.96" calcext:value-type="float">
            <text:p>1805.96</text:p>
          </table:table-cell>
        </table:table-row>
        <table:table-row table:style-name="ro1">
          <table:table-cell office:value-type="float" office:value="20751276" calcext:value-type="float">
            <text:p>20751276</text:p>
          </table:table-cell>
          <table:table-cell table:formula="of:=[.A1299]/1000/(60*60*24)" office:value-type="time" office:time-value="PT05H45M51.276S" calcext:value-type="time">
            <text:p>05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35.88" calcext:value-type="float">
            <text:p>1435.88</text:p>
          </table:table-cell>
          <table:table-cell office:value-type="float" office:value="1807.28" calcext:value-type="float">
            <text:p>1807.28</text:p>
          </table:table-cell>
        </table:table-row>
        <table:table-row table:style-name="ro1">
          <table:table-cell office:value-type="float" office:value="20767276" calcext:value-type="float">
            <text:p>20767276</text:p>
          </table:table-cell>
          <table:table-cell table:formula="of:=[.A1300]/1000/(60*60*24)" office:value-type="time" office:time-value="PT05H46M07.276S" calcext:value-type="time">
            <text:p>05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36.96" calcext:value-type="float">
            <text:p>1436.96</text:p>
          </table:table-cell>
          <table:table-cell office:value-type="float" office:value="1808.6" calcext:value-type="float">
            <text:p>1808.6</text:p>
          </table:table-cell>
        </table:table-row>
        <table:table-row table:style-name="ro1">
          <table:table-cell office:value-type="float" office:value="20783276" calcext:value-type="float">
            <text:p>20783276</text:p>
          </table:table-cell>
          <table:table-cell table:formula="of:=[.A1301]/1000/(60*60*24)" office:value-type="time" office:time-value="PT05H46M23.276S" calcext:value-type="time">
            <text:p>05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38.03" calcext:value-type="float">
            <text:p>1438.03</text:p>
          </table:table-cell>
          <table:table-cell office:value-type="float" office:value="1809.91" calcext:value-type="float">
            <text:p>1809.91</text:p>
          </table:table-cell>
        </table:table-row>
        <table:table-row table:style-name="ro1">
          <table:table-cell office:value-type="float" office:value="20799276" calcext:value-type="float">
            <text:p>20799276</text:p>
          </table:table-cell>
          <table:table-cell table:formula="of:=[.A1302]/1000/(60*60*24)" office:value-type="time" office:time-value="PT05H46M39.276S" calcext:value-type="time">
            <text:p>05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39.11" calcext:value-type="float">
            <text:p>1439.11</text:p>
          </table:table-cell>
          <table:table-cell office:value-type="float" office:value="1811.23" calcext:value-type="float">
            <text:p>1811.23</text:p>
          </table:table-cell>
        </table:table-row>
        <table:table-row table:style-name="ro1">
          <table:table-cell office:value-type="float" office:value="20815276" calcext:value-type="float">
            <text:p>20815276</text:p>
          </table:table-cell>
          <table:table-cell table:formula="of:=[.A1303]/1000/(60*60*24)" office:value-type="time" office:time-value="PT05H46M55.276S" calcext:value-type="time">
            <text:p>05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0.19" calcext:value-type="float">
            <text:p>1440.19</text:p>
          </table:table-cell>
          <table:table-cell office:value-type="float" office:value="1812.54" calcext:value-type="float">
            <text:p>1812.54</text:p>
          </table:table-cell>
        </table:table-row>
        <table:table-row table:style-name="ro1">
          <table:table-cell office:value-type="float" office:value="20831276" calcext:value-type="float">
            <text:p>20831276</text:p>
          </table:table-cell>
          <table:table-cell table:formula="of:=[.A1304]/1000/(60*60*24)" office:value-type="time" office:time-value="PT05H47M11.276S" calcext:value-type="time">
            <text:p>05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441.26" calcext:value-type="float">
            <text:p>1441.26</text:p>
          </table:table-cell>
          <table:table-cell office:value-type="float" office:value="1813.86" calcext:value-type="float">
            <text:p>1813.86</text:p>
          </table:table-cell>
        </table:table-row>
        <table:table-row table:style-name="ro1">
          <table:table-cell office:value-type="float" office:value="20847276" calcext:value-type="float">
            <text:p>20847276</text:p>
          </table:table-cell>
          <table:table-cell table:formula="of:=[.A1305]/1000/(60*60*24)" office:value-type="time" office:time-value="PT05H47M27.276S" calcext:value-type="time">
            <text:p>05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2.34" calcext:value-type="float">
            <text:p>1442.34</text:p>
          </table:table-cell>
          <table:table-cell office:value-type="float" office:value="1815.17" calcext:value-type="float">
            <text:p>1815.17</text:p>
          </table:table-cell>
        </table:table-row>
        <table:table-row table:style-name="ro1">
          <table:table-cell office:value-type="float" office:value="20863276" calcext:value-type="float">
            <text:p>20863276</text:p>
          </table:table-cell>
          <table:table-cell table:formula="of:=[.A1306]/1000/(60*60*24)" office:value-type="time" office:time-value="PT05H47M43.276S" calcext:value-type="time">
            <text:p>05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443.41" calcext:value-type="float">
            <text:p>1443.41</text:p>
          </table:table-cell>
          <table:table-cell office:value-type="float" office:value="1816.49" calcext:value-type="float">
            <text:p>1816.49</text:p>
          </table:table-cell>
        </table:table-row>
        <table:table-row table:style-name="ro1">
          <table:table-cell office:value-type="float" office:value="20879276" calcext:value-type="float">
            <text:p>20879276</text:p>
          </table:table-cell>
          <table:table-cell table:formula="of:=[.A1307]/1000/(60*60*24)" office:value-type="time" office:time-value="PT05H47M59.276S" calcext:value-type="time">
            <text:p>05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4.49" calcext:value-type="float">
            <text:p>1444.49</text:p>
          </table:table-cell>
          <table:table-cell office:value-type="float" office:value="1817.8" calcext:value-type="float">
            <text:p>1817.8</text:p>
          </table:table-cell>
        </table:table-row>
        <table:table-row table:style-name="ro1">
          <table:table-cell office:value-type="float" office:value="20895276" calcext:value-type="float">
            <text:p>20895276</text:p>
          </table:table-cell>
          <table:table-cell table:formula="of:=[.A1308]/1000/(60*60*24)" office:value-type="time" office:time-value="PT05H48M15.276S" calcext:value-type="time">
            <text:p>05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5.57" calcext:value-type="float">
            <text:p>1445.57</text:p>
          </table:table-cell>
          <table:table-cell office:value-type="float" office:value="1819.12" calcext:value-type="float">
            <text:p>1819.12</text:p>
          </table:table-cell>
        </table:table-row>
        <table:table-row table:style-name="ro1">
          <table:table-cell office:value-type="float" office:value="20911276" calcext:value-type="float">
            <text:p>20911276</text:p>
          </table:table-cell>
          <table:table-cell table:formula="of:=[.A1309]/1000/(60*60*24)" office:value-type="time" office:time-value="PT05H48M31.276S" calcext:value-type="time">
            <text:p>05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6.64" calcext:value-type="float">
            <text:p>1446.64</text:p>
          </table:table-cell>
          <table:table-cell office:value-type="float" office:value="1820.43" calcext:value-type="float">
            <text:p>1820.43</text:p>
          </table:table-cell>
        </table:table-row>
        <table:table-row table:style-name="ro1">
          <table:table-cell office:value-type="float" office:value="20927276" calcext:value-type="float">
            <text:p>20927276</text:p>
          </table:table-cell>
          <table:table-cell table:formula="of:=[.A1310]/1000/(60*60*24)" office:value-type="time" office:time-value="PT05H48M47.276S" calcext:value-type="time">
            <text:p>05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47.72" calcext:value-type="float">
            <text:p>1447.72</text:p>
          </table:table-cell>
          <table:table-cell office:value-type="float" office:value="1821.75" calcext:value-type="float">
            <text:p>1821.75</text:p>
          </table:table-cell>
        </table:table-row>
        <table:table-row table:style-name="ro1">
          <table:table-cell office:value-type="float" office:value="20943276" calcext:value-type="float">
            <text:p>20943276</text:p>
          </table:table-cell>
          <table:table-cell table:formula="of:=[.A1311]/1000/(60*60*24)" office:value-type="time" office:time-value="PT05H49M03.276S" calcext:value-type="time">
            <text:p>05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448.8" calcext:value-type="float">
            <text:p>1448.8</text:p>
          </table:table-cell>
          <table:table-cell office:value-type="float" office:value="1823.06" calcext:value-type="float">
            <text:p>1823.06</text:p>
          </table:table-cell>
        </table:table-row>
        <table:table-row table:style-name="ro1">
          <table:table-cell office:value-type="float" office:value="20959276" calcext:value-type="float">
            <text:p>20959276</text:p>
          </table:table-cell>
          <table:table-cell table:formula="of:=[.A1312]/1000/(60*60*24)" office:value-type="time" office:time-value="PT05H49M19.276S" calcext:value-type="time">
            <text:p>05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449.87" calcext:value-type="float">
            <text:p>1449.87</text:p>
          </table:table-cell>
          <table:table-cell office:value-type="float" office:value="1824.38" calcext:value-type="float">
            <text:p>1824.38</text:p>
          </table:table-cell>
        </table:table-row>
        <table:table-row table:style-name="ro1">
          <table:table-cell office:value-type="float" office:value="20975276" calcext:value-type="float">
            <text:p>20975276</text:p>
          </table:table-cell>
          <table:table-cell table:formula="of:=[.A1313]/1000/(60*60*24)" office:value-type="time" office:time-value="PT05H49M35.276S" calcext:value-type="time">
            <text:p>05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50.95" calcext:value-type="float">
            <text:p>1450.95</text:p>
          </table:table-cell>
          <table:table-cell office:value-type="float" office:value="1825.7" calcext:value-type="float">
            <text:p>1825.7</text:p>
          </table:table-cell>
        </table:table-row>
        <table:table-row table:style-name="ro1">
          <table:table-cell office:value-type="float" office:value="20991276" calcext:value-type="float">
            <text:p>20991276</text:p>
          </table:table-cell>
          <table:table-cell table:formula="of:=[.A1314]/1000/(60*60*24)" office:value-type="time" office:time-value="PT05H49M51.276S" calcext:value-type="time">
            <text:p>05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452.03" calcext:value-type="float">
            <text:p>1452.03</text:p>
          </table:table-cell>
          <table:table-cell office:value-type="float" office:value="1827.01" calcext:value-type="float">
            <text:p>1827.01</text:p>
          </table:table-cell>
        </table:table-row>
        <table:table-row table:style-name="ro1">
          <table:table-cell office:value-type="float" office:value="21007276" calcext:value-type="float">
            <text:p>21007276</text:p>
          </table:table-cell>
          <table:table-cell table:formula="of:=[.A1315]/1000/(60*60*24)" office:value-type="time" office:time-value="PT05H50M07.276S" calcext:value-type="time">
            <text:p>05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53.1" calcext:value-type="float">
            <text:p>1453.1</text:p>
          </table:table-cell>
          <table:table-cell office:value-type="float" office:value="1828.33" calcext:value-type="float">
            <text:p>1828.33</text:p>
          </table:table-cell>
        </table:table-row>
        <table:table-row table:style-name="ro1">
          <table:table-cell office:value-type="float" office:value="21023276" calcext:value-type="float">
            <text:p>21023276</text:p>
          </table:table-cell>
          <table:table-cell table:formula="of:=[.A1316]/1000/(60*60*24)" office:value-type="time" office:time-value="PT05H50M23.276S" calcext:value-type="time">
            <text:p>05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454.18" calcext:value-type="float">
            <text:p>1454.18</text:p>
          </table:table-cell>
          <table:table-cell office:value-type="float" office:value="1829.64" calcext:value-type="float">
            <text:p>1829.64</text:p>
          </table:table-cell>
        </table:table-row>
        <table:table-row table:style-name="ro1">
          <table:table-cell office:value-type="float" office:value="21039276" calcext:value-type="float">
            <text:p>21039276</text:p>
          </table:table-cell>
          <table:table-cell table:formula="of:=[.A1317]/1000/(60*60*24)" office:value-type="time" office:time-value="PT05H50M39.276S" calcext:value-type="time">
            <text:p>05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455.26" calcext:value-type="float">
            <text:p>1455.26</text:p>
          </table:table-cell>
          <table:table-cell office:value-type="float" office:value="1830.96" calcext:value-type="float">
            <text:p>1830.96</text:p>
          </table:table-cell>
        </table:table-row>
        <table:table-row table:style-name="ro1">
          <table:table-cell office:value-type="float" office:value="21055276" calcext:value-type="float">
            <text:p>21055276</text:p>
          </table:table-cell>
          <table:table-cell table:formula="of:=[.A1318]/1000/(60*60*24)" office:value-type="time" office:time-value="PT05H50M55.276S" calcext:value-type="time">
            <text:p>05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456.33" calcext:value-type="float">
            <text:p>1456.33</text:p>
          </table:table-cell>
          <table:table-cell office:value-type="float" office:value="1832.27" calcext:value-type="float">
            <text:p>1832.27</text:p>
          </table:table-cell>
        </table:table-row>
        <table:table-row table:style-name="ro1">
          <table:table-cell office:value-type="float" office:value="21071276" calcext:value-type="float">
            <text:p>21071276</text:p>
          </table:table-cell>
          <table:table-cell table:formula="of:=[.A1319]/1000/(60*60*24)" office:value-type="time" office:time-value="PT05H51M11.276S" calcext:value-type="time">
            <text:p>05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57.41" calcext:value-type="float">
            <text:p>1457.41</text:p>
          </table:table-cell>
          <table:table-cell office:value-type="float" office:value="1833.59" calcext:value-type="float">
            <text:p>1833.59</text:p>
          </table:table-cell>
        </table:table-row>
        <table:table-row table:style-name="ro1">
          <table:table-cell office:value-type="float" office:value="21087276" calcext:value-type="float">
            <text:p>21087276</text:p>
          </table:table-cell>
          <table:table-cell table:formula="of:=[.A1320]/1000/(60*60*24)" office:value-type="time" office:time-value="PT05H51M27.276S" calcext:value-type="time">
            <text:p>05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58.48" calcext:value-type="float">
            <text:p>1458.48</text:p>
          </table:table-cell>
          <table:table-cell office:value-type="float" office:value="1834.9" calcext:value-type="float">
            <text:p>1834.9</text:p>
          </table:table-cell>
        </table:table-row>
        <table:table-row table:style-name="ro1">
          <table:table-cell office:value-type="float" office:value="21103276" calcext:value-type="float">
            <text:p>21103276</text:p>
          </table:table-cell>
          <table:table-cell table:formula="of:=[.A1321]/1000/(60*60*24)" office:value-type="time" office:time-value="PT05H51M43.276S" calcext:value-type="time">
            <text:p>05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459.56" calcext:value-type="float">
            <text:p>1459.56</text:p>
          </table:table-cell>
          <table:table-cell office:value-type="float" office:value="1836.22" calcext:value-type="float">
            <text:p>1836.22</text:p>
          </table:table-cell>
        </table:table-row>
        <table:table-row table:style-name="ro1">
          <table:table-cell office:value-type="float" office:value="21119276" calcext:value-type="float">
            <text:p>21119276</text:p>
          </table:table-cell>
          <table:table-cell table:formula="of:=[.A1322]/1000/(60*60*24)" office:value-type="time" office:time-value="PT05H51M59.276S" calcext:value-type="time">
            <text:p>05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60.64" calcext:value-type="float">
            <text:p>1460.64</text:p>
          </table:table-cell>
          <table:table-cell office:value-type="float" office:value="1837.53" calcext:value-type="float">
            <text:p>1837.53</text:p>
          </table:table-cell>
        </table:table-row>
        <table:table-row table:style-name="ro1">
          <table:table-cell office:value-type="float" office:value="21135276" calcext:value-type="float">
            <text:p>21135276</text:p>
          </table:table-cell>
          <table:table-cell table:formula="of:=[.A1323]/1000/(60*60*24)" office:value-type="time" office:time-value="PT05H52M15.276S" calcext:value-type="time">
            <text:p>05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61.71" calcext:value-type="float">
            <text:p>1461.71</text:p>
          </table:table-cell>
          <table:table-cell office:value-type="float" office:value="1838.85" calcext:value-type="float">
            <text:p>1838.85</text:p>
          </table:table-cell>
        </table:table-row>
        <table:table-row table:style-name="ro1">
          <table:table-cell office:value-type="float" office:value="21151276" calcext:value-type="float">
            <text:p>21151276</text:p>
          </table:table-cell>
          <table:table-cell table:formula="of:=[.A1324]/1000/(60*60*24)" office:value-type="time" office:time-value="PT05H52M31.276S" calcext:value-type="time">
            <text:p>05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62.79" calcext:value-type="float">
            <text:p>1462.79</text:p>
          </table:table-cell>
          <table:table-cell office:value-type="float" office:value="1840.16" calcext:value-type="float">
            <text:p>1840.16</text:p>
          </table:table-cell>
        </table:table-row>
        <table:table-row table:style-name="ro1">
          <table:table-cell office:value-type="float" office:value="21167276" calcext:value-type="float">
            <text:p>21167276</text:p>
          </table:table-cell>
          <table:table-cell table:formula="of:=[.A1325]/1000/(60*60*24)" office:value-type="time" office:time-value="PT05H52M47.276S" calcext:value-type="time">
            <text:p>05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1463.86" calcext:value-type="float">
            <text:p>1463.86</text:p>
          </table:table-cell>
          <table:table-cell office:value-type="float" office:value="1841.48" calcext:value-type="float">
            <text:p>1841.48</text:p>
          </table:table-cell>
        </table:table-row>
        <table:table-row table:style-name="ro1">
          <table:table-cell office:value-type="float" office:value="21183276" calcext:value-type="float">
            <text:p>21183276</text:p>
          </table:table-cell>
          <table:table-cell table:formula="of:=[.A1326]/1000/(60*60*24)" office:value-type="time" office:time-value="PT05H53M03.276S" calcext:value-type="time">
            <text:p>05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64.94" calcext:value-type="float">
            <text:p>1464.94</text:p>
          </table:table-cell>
          <table:table-cell office:value-type="float" office:value="1842.79" calcext:value-type="float">
            <text:p>1842.79</text:p>
          </table:table-cell>
        </table:table-row>
        <table:table-row table:style-name="ro1">
          <table:table-cell office:value-type="float" office:value="21199276" calcext:value-type="float">
            <text:p>21199276</text:p>
          </table:table-cell>
          <table:table-cell table:formula="of:=[.A1327]/1000/(60*60*24)" office:value-type="time" office:time-value="PT05H53M19.276S" calcext:value-type="time">
            <text:p>05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66.02" calcext:value-type="float">
            <text:p>1466.02</text:p>
          </table:table-cell>
          <table:table-cell office:value-type="float" office:value="1844.1" calcext:value-type="float">
            <text:p>1844.1</text:p>
          </table:table-cell>
        </table:table-row>
        <table:table-row table:style-name="ro1">
          <table:table-cell office:value-type="float" office:value="21215276" calcext:value-type="float">
            <text:p>21215276</text:p>
          </table:table-cell>
          <table:table-cell table:formula="of:=[.A1328]/1000/(60*60*24)" office:value-type="time" office:time-value="PT05H53M35.276S" calcext:value-type="time">
            <text:p>05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67.09" calcext:value-type="float">
            <text:p>1467.09</text:p>
          </table:table-cell>
          <table:table-cell office:value-type="float" office:value="1845.42" calcext:value-type="float">
            <text:p>1845.42</text:p>
          </table:table-cell>
        </table:table-row>
        <table:table-row table:style-name="ro1">
          <table:table-cell office:value-type="float" office:value="21231276" calcext:value-type="float">
            <text:p>21231276</text:p>
          </table:table-cell>
          <table:table-cell table:formula="of:=[.A1329]/1000/(60*60*24)" office:value-type="time" office:time-value="PT05H53M51.276S" calcext:value-type="time">
            <text:p>05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68.17" calcext:value-type="float">
            <text:p>1468.17</text:p>
          </table:table-cell>
          <table:table-cell office:value-type="float" office:value="1846.73" calcext:value-type="float">
            <text:p>1846.73</text:p>
          </table:table-cell>
        </table:table-row>
        <table:table-row table:style-name="ro1">
          <table:table-cell office:value-type="float" office:value="21247276" calcext:value-type="float">
            <text:p>21247276</text:p>
          </table:table-cell>
          <table:table-cell table:formula="of:=[.A1330]/1000/(60*60*24)" office:value-type="time" office:time-value="PT05H54M07.276S" calcext:value-type="time">
            <text:p>05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69.24" calcext:value-type="float">
            <text:p>1469.24</text:p>
          </table:table-cell>
          <table:table-cell office:value-type="float" office:value="1848.04" calcext:value-type="float">
            <text:p>1848.04</text:p>
          </table:table-cell>
        </table:table-row>
        <table:table-row table:style-name="ro1">
          <table:table-cell office:value-type="float" office:value="21263276" calcext:value-type="float">
            <text:p>21263276</text:p>
          </table:table-cell>
          <table:table-cell table:formula="of:=[.A1331]/1000/(60*60*24)" office:value-type="time" office:time-value="PT05H54M23.276S" calcext:value-type="time">
            <text:p>05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470.32" calcext:value-type="float">
            <text:p>1470.32</text:p>
          </table:table-cell>
          <table:table-cell office:value-type="float" office:value="1849.36" calcext:value-type="float">
            <text:p>1849.36</text:p>
          </table:table-cell>
        </table:table-row>
        <table:table-row table:style-name="ro1">
          <table:table-cell office:value-type="float" office:value="21279276" calcext:value-type="float">
            <text:p>21279276</text:p>
          </table:table-cell>
          <table:table-cell table:formula="of:=[.A1332]/1000/(60*60*24)" office:value-type="time" office:time-value="PT05H54M39.276S" calcext:value-type="time">
            <text:p>05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71.4" calcext:value-type="float">
            <text:p>1471.4</text:p>
          </table:table-cell>
          <table:table-cell office:value-type="float" office:value="1850.67" calcext:value-type="float">
            <text:p>1850.67</text:p>
          </table:table-cell>
        </table:table-row>
        <table:table-row table:style-name="ro1">
          <table:table-cell office:value-type="float" office:value="21295276" calcext:value-type="float">
            <text:p>21295276</text:p>
          </table:table-cell>
          <table:table-cell table:formula="of:=[.A1333]/1000/(60*60*24)" office:value-type="time" office:time-value="PT05H54M55.276S" calcext:value-type="time">
            <text:p>05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472.47" calcext:value-type="float">
            <text:p>1472.47</text:p>
          </table:table-cell>
          <table:table-cell office:value-type="float" office:value="1851.98" calcext:value-type="float">
            <text:p>1851.98</text:p>
          </table:table-cell>
        </table:table-row>
        <table:table-row table:style-name="ro1">
          <table:table-cell office:value-type="float" office:value="21311276" calcext:value-type="float">
            <text:p>21311276</text:p>
          </table:table-cell>
          <table:table-cell table:formula="of:=[.A1334]/1000/(60*60*24)" office:value-type="time" office:time-value="PT05H55M11.276S" calcext:value-type="time">
            <text:p>05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473.55" calcext:value-type="float">
            <text:p>1473.55</text:p>
          </table:table-cell>
          <table:table-cell office:value-type="float" office:value="1853.3" calcext:value-type="float">
            <text:p>1853.3</text:p>
          </table:table-cell>
        </table:table-row>
        <table:table-row table:style-name="ro1">
          <table:table-cell office:value-type="float" office:value="21327276" calcext:value-type="float">
            <text:p>21327276</text:p>
          </table:table-cell>
          <table:table-cell table:formula="of:=[.A1335]/1000/(60*60*24)" office:value-type="time" office:time-value="PT05H55M27.276S" calcext:value-type="time">
            <text:p>05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74.62" calcext:value-type="float">
            <text:p>1474.62</text:p>
          </table:table-cell>
          <table:table-cell office:value-type="float" office:value="1854.61" calcext:value-type="float">
            <text:p>1854.61</text:p>
          </table:table-cell>
        </table:table-row>
        <table:table-row table:style-name="ro1">
          <table:table-cell office:value-type="float" office:value="21343276" calcext:value-type="float">
            <text:p>21343276</text:p>
          </table:table-cell>
          <table:table-cell table:formula="of:=[.A1336]/1000/(60*60*24)" office:value-type="time" office:time-value="PT05H55M43.276S" calcext:value-type="time">
            <text:p>05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75.7" calcext:value-type="float">
            <text:p>1475.7</text:p>
          </table:table-cell>
          <table:table-cell office:value-type="float" office:value="1855.92" calcext:value-type="float">
            <text:p>1855.92</text:p>
          </table:table-cell>
        </table:table-row>
        <table:table-row table:style-name="ro1">
          <table:table-cell office:value-type="float" office:value="21359276" calcext:value-type="float">
            <text:p>21359276</text:p>
          </table:table-cell>
          <table:table-cell table:formula="of:=[.A1337]/1000/(60*60*24)" office:value-type="time" office:time-value="PT05H55M59.276S" calcext:value-type="time">
            <text:p>05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76.78" calcext:value-type="float">
            <text:p>1476.78</text:p>
          </table:table-cell>
          <table:table-cell office:value-type="float" office:value="1857.23" calcext:value-type="float">
            <text:p>1857.23</text:p>
          </table:table-cell>
        </table:table-row>
        <table:table-row table:style-name="ro1">
          <table:table-cell office:value-type="float" office:value="21375276" calcext:value-type="float">
            <text:p>21375276</text:p>
          </table:table-cell>
          <table:table-cell table:formula="of:=[.A1338]/1000/(60*60*24)" office:value-type="time" office:time-value="PT05H56M15.276S" calcext:value-type="time">
            <text:p>05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77.85" calcext:value-type="float">
            <text:p>1477.85</text:p>
          </table:table-cell>
          <table:table-cell office:value-type="float" office:value="1858.55" calcext:value-type="float">
            <text:p>1858.55</text:p>
          </table:table-cell>
        </table:table-row>
        <table:table-row table:style-name="ro1">
          <table:table-cell office:value-type="float" office:value="21391276" calcext:value-type="float">
            <text:p>21391276</text:p>
          </table:table-cell>
          <table:table-cell table:formula="of:=[.A1339]/1000/(60*60*24)" office:value-type="time" office:time-value="PT05H56M31.276S" calcext:value-type="time">
            <text:p>05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78.93" calcext:value-type="float">
            <text:p>1478.93</text:p>
          </table:table-cell>
          <table:table-cell office:value-type="float" office:value="1859.86" calcext:value-type="float">
            <text:p>1859.86</text:p>
          </table:table-cell>
        </table:table-row>
        <table:table-row table:style-name="ro1">
          <table:table-cell office:value-type="float" office:value="21407276" calcext:value-type="float">
            <text:p>21407276</text:p>
          </table:table-cell>
          <table:table-cell table:formula="of:=[.A1340]/1000/(60*60*24)" office:value-type="time" office:time-value="PT05H56M47.276S" calcext:value-type="time">
            <text:p>05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80" calcext:value-type="float">
            <text:p>1480</text:p>
          </table:table-cell>
          <table:table-cell office:value-type="float" office:value="1861.18" calcext:value-type="float">
            <text:p>1861.18</text:p>
          </table:table-cell>
        </table:table-row>
        <table:table-row table:style-name="ro1">
          <table:table-cell office:value-type="float" office:value="21423276" calcext:value-type="float">
            <text:p>21423276</text:p>
          </table:table-cell>
          <table:table-cell table:formula="of:=[.A1341]/1000/(60*60*24)" office:value-type="time" office:time-value="PT05H57M03.276S" calcext:value-type="time">
            <text:p>05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1.08" calcext:value-type="float">
            <text:p>1481.08</text:p>
          </table:table-cell>
          <table:table-cell office:value-type="float" office:value="1862.49" calcext:value-type="float">
            <text:p>1862.49</text:p>
          </table:table-cell>
        </table:table-row>
        <table:table-row table:style-name="ro1">
          <table:table-cell office:value-type="float" office:value="21439276" calcext:value-type="float">
            <text:p>21439276</text:p>
          </table:table-cell>
          <table:table-cell table:formula="of:=[.A1342]/1000/(60*60*24)" office:value-type="time" office:time-value="PT05H57M19.276S" calcext:value-type="time">
            <text:p>05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82.15" calcext:value-type="float">
            <text:p>1482.15</text:p>
          </table:table-cell>
          <table:table-cell office:value-type="float" office:value="1863.8" calcext:value-type="float">
            <text:p>1863.8</text:p>
          </table:table-cell>
        </table:table-row>
        <table:table-row table:style-name="ro1">
          <table:table-cell office:value-type="float" office:value="21455276" calcext:value-type="float">
            <text:p>21455276</text:p>
          </table:table-cell>
          <table:table-cell table:formula="of:=[.A1343]/1000/(60*60*24)" office:value-type="time" office:time-value="PT05H57M35.276S" calcext:value-type="time">
            <text:p>05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83.23" calcext:value-type="float">
            <text:p>1483.23</text:p>
          </table:table-cell>
          <table:table-cell office:value-type="float" office:value="1865.11" calcext:value-type="float">
            <text:p>1865.11</text:p>
          </table:table-cell>
        </table:table-row>
        <table:table-row table:style-name="ro1">
          <table:table-cell office:value-type="float" office:value="21471276" calcext:value-type="float">
            <text:p>21471276</text:p>
          </table:table-cell>
          <table:table-cell table:formula="of:=[.A1344]/1000/(60*60*24)" office:value-type="time" office:time-value="PT05H57M51.276S" calcext:value-type="time">
            <text:p>05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4.31" calcext:value-type="float">
            <text:p>1484.31</text:p>
          </table:table-cell>
          <table:table-cell office:value-type="float" office:value="1866.43" calcext:value-type="float">
            <text:p>1866.43</text:p>
          </table:table-cell>
        </table:table-row>
        <table:table-row table:style-name="ro1">
          <table:table-cell office:value-type="float" office:value="21487276" calcext:value-type="float">
            <text:p>21487276</text:p>
          </table:table-cell>
          <table:table-cell table:formula="of:=[.A1345]/1000/(60*60*24)" office:value-type="time" office:time-value="PT05H58M07.276S" calcext:value-type="time">
            <text:p>05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5.38" calcext:value-type="float">
            <text:p>1485.38</text:p>
          </table:table-cell>
          <table:table-cell office:value-type="float" office:value="1867.74" calcext:value-type="float">
            <text:p>1867.74</text:p>
          </table:table-cell>
        </table:table-row>
        <table:table-row table:style-name="ro1">
          <table:table-cell office:value-type="float" office:value="21503276" calcext:value-type="float">
            <text:p>21503276</text:p>
          </table:table-cell>
          <table:table-cell table:formula="of:=[.A1346]/1000/(60*60*24)" office:value-type="time" office:time-value="PT05H58M23.276S" calcext:value-type="time">
            <text:p>05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6.46" calcext:value-type="float">
            <text:p>1486.46</text:p>
          </table:table-cell>
          <table:table-cell office:value-type="float" office:value="1869.05" calcext:value-type="float">
            <text:p>1869.05</text:p>
          </table:table-cell>
        </table:table-row>
        <table:table-row table:style-name="ro1">
          <table:table-cell office:value-type="float" office:value="21519276" calcext:value-type="float">
            <text:p>21519276</text:p>
          </table:table-cell>
          <table:table-cell table:formula="of:=[.A1347]/1000/(60*60*24)" office:value-type="time" office:time-value="PT05H58M39.276S" calcext:value-type="time">
            <text:p>05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7.53" calcext:value-type="float">
            <text:p>1487.53</text:p>
          </table:table-cell>
          <table:table-cell office:value-type="float" office:value="1870.36" calcext:value-type="float">
            <text:p>1870.36</text:p>
          </table:table-cell>
        </table:table-row>
        <table:table-row table:style-name="ro1">
          <table:table-cell office:value-type="float" office:value="21535276" calcext:value-type="float">
            <text:p>21535276</text:p>
          </table:table-cell>
          <table:table-cell table:formula="of:=[.A1348]/1000/(60*60*24)" office:value-type="time" office:time-value="PT05H58M55.276S" calcext:value-type="time">
            <text:p>05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8.61" calcext:value-type="float">
            <text:p>1488.61</text:p>
          </table:table-cell>
          <table:table-cell office:value-type="float" office:value="1871.68" calcext:value-type="float">
            <text:p>1871.68</text:p>
          </table:table-cell>
        </table:table-row>
        <table:table-row table:style-name="ro1">
          <table:table-cell office:value-type="float" office:value="21551276" calcext:value-type="float">
            <text:p>21551276</text:p>
          </table:table-cell>
          <table:table-cell table:formula="of:=[.A1349]/1000/(60*60*24)" office:value-type="time" office:time-value="PT05H59M11.276S" calcext:value-type="time">
            <text:p>05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89.69" calcext:value-type="float">
            <text:p>1489.69</text:p>
          </table:table-cell>
          <table:table-cell office:value-type="float" office:value="1872.99" calcext:value-type="float">
            <text:p>1872.99</text:p>
          </table:table-cell>
        </table:table-row>
        <table:table-row table:style-name="ro1">
          <table:table-cell office:value-type="float" office:value="21567276" calcext:value-type="float">
            <text:p>21567276</text:p>
          </table:table-cell>
          <table:table-cell table:formula="of:=[.A1350]/1000/(60*60*24)" office:value-type="time" office:time-value="PT05H59M27.276S" calcext:value-type="time">
            <text:p>05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0.76" calcext:value-type="float">
            <text:p>1490.76</text:p>
          </table:table-cell>
          <table:table-cell office:value-type="float" office:value="1874.3" calcext:value-type="float">
            <text:p>1874.3</text:p>
          </table:table-cell>
        </table:table-row>
        <table:table-row table:style-name="ro1">
          <table:table-cell office:value-type="float" office:value="21583276" calcext:value-type="float">
            <text:p>21583276</text:p>
          </table:table-cell>
          <table:table-cell table:formula="of:=[.A1351]/1000/(60*60*24)" office:value-type="time" office:time-value="PT05H59M43.276S" calcext:value-type="time">
            <text:p>05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1.84" calcext:value-type="float">
            <text:p>1491.84</text:p>
          </table:table-cell>
          <table:table-cell office:value-type="float" office:value="1875.62" calcext:value-type="float">
            <text:p>1875.62</text:p>
          </table:table-cell>
        </table:table-row>
        <table:table-row table:style-name="ro1">
          <table:table-cell office:value-type="float" office:value="21599276" calcext:value-type="float">
            <text:p>21599276</text:p>
          </table:table-cell>
          <table:table-cell table:formula="of:=[.A1352]/1000/(60*60*24)" office:value-type="time" office:time-value="PT05H59M59.276S" calcext:value-type="time">
            <text:p>05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2.91" calcext:value-type="float">
            <text:p>1492.91</text:p>
          </table:table-cell>
          <table:table-cell office:value-type="float" office:value="1876.93" calcext:value-type="float">
            <text:p>1876.93</text:p>
          </table:table-cell>
        </table:table-row>
        <table:table-row table:style-name="ro1">
          <table:table-cell office:value-type="float" office:value="21615276" calcext:value-type="float">
            <text:p>21615276</text:p>
          </table:table-cell>
          <table:table-cell table:formula="of:=[.A1353]/1000/(60*60*24)" office:value-type="time" office:time-value="PT06H00M15.276S" calcext:value-type="time">
            <text:p>06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493.99" calcext:value-type="float">
            <text:p>1493.99</text:p>
          </table:table-cell>
          <table:table-cell office:value-type="float" office:value="1878.24" calcext:value-type="float">
            <text:p>1878.24</text:p>
          </table:table-cell>
        </table:table-row>
        <table:table-row table:style-name="ro1">
          <table:table-cell office:value-type="float" office:value="21631276" calcext:value-type="float">
            <text:p>21631276</text:p>
          </table:table-cell>
          <table:table-cell table:formula="of:=[.A1354]/1000/(60*60*24)" office:value-type="time" office:time-value="PT06H00M31.276S" calcext:value-type="time">
            <text:p>06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5.07" calcext:value-type="float">
            <text:p>1495.07</text:p>
          </table:table-cell>
          <table:table-cell office:value-type="float" office:value="1879.55" calcext:value-type="float">
            <text:p>1879.55</text:p>
          </table:table-cell>
        </table:table-row>
        <table:table-row table:style-name="ro1">
          <table:table-cell office:value-type="float" office:value="21647276" calcext:value-type="float">
            <text:p>21647276</text:p>
          </table:table-cell>
          <table:table-cell table:formula="of:=[.A1355]/1000/(60*60*24)" office:value-type="time" office:time-value="PT06H00M47.276S" calcext:value-type="time">
            <text:p>06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6.14" calcext:value-type="float">
            <text:p>1496.14</text:p>
          </table:table-cell>
          <table:table-cell office:value-type="float" office:value="1880.87" calcext:value-type="float">
            <text:p>1880.87</text:p>
          </table:table-cell>
        </table:table-row>
        <table:table-row table:style-name="ro1">
          <table:table-cell office:value-type="float" office:value="21663276" calcext:value-type="float">
            <text:p>21663276</text:p>
          </table:table-cell>
          <table:table-cell table:formula="of:=[.A1356]/1000/(60*60*24)" office:value-type="time" office:time-value="PT06H01M03.276S" calcext:value-type="time">
            <text:p>06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7.22" calcext:value-type="float">
            <text:p>1497.22</text:p>
          </table:table-cell>
          <table:table-cell office:value-type="float" office:value="1882.18" calcext:value-type="float">
            <text:p>1882.18</text:p>
          </table:table-cell>
        </table:table-row>
        <table:table-row table:style-name="ro1">
          <table:table-cell office:value-type="float" office:value="21679276" calcext:value-type="float">
            <text:p>21679276</text:p>
          </table:table-cell>
          <table:table-cell table:formula="of:=[.A1357]/1000/(60*60*24)" office:value-type="time" office:time-value="PT06H01M19.276S" calcext:value-type="time">
            <text:p>06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98.29" calcext:value-type="float">
            <text:p>1498.29</text:p>
          </table:table-cell>
          <table:table-cell office:value-type="float" office:value="1883.49" calcext:value-type="float">
            <text:p>1883.49</text:p>
          </table:table-cell>
        </table:table-row>
        <table:table-row table:style-name="ro1">
          <table:table-cell office:value-type="float" office:value="21695276" calcext:value-type="float">
            <text:p>21695276</text:p>
          </table:table-cell>
          <table:table-cell table:formula="of:=[.A1358]/1000/(60*60*24)" office:value-type="time" office:time-value="PT06H01M35.276S" calcext:value-type="time">
            <text:p>06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99.37" calcext:value-type="float">
            <text:p>1499.37</text:p>
          </table:table-cell>
          <table:table-cell office:value-type="float" office:value="1884.8" calcext:value-type="float">
            <text:p>1884.8</text:p>
          </table:table-cell>
        </table:table-row>
        <table:table-row table:style-name="ro1">
          <table:table-cell office:value-type="float" office:value="21711276" calcext:value-type="float">
            <text:p>21711276</text:p>
          </table:table-cell>
          <table:table-cell table:formula="of:=[.A1359]/1000/(60*60*24)" office:value-type="time" office:time-value="PT06H01M51.276S" calcext:value-type="time">
            <text:p>06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0.44" calcext:value-type="float">
            <text:p>1500.44</text:p>
          </table:table-cell>
          <table:table-cell office:value-type="float" office:value="1886.12" calcext:value-type="float">
            <text:p>1886.12</text:p>
          </table:table-cell>
        </table:table-row>
        <table:table-row table:style-name="ro1">
          <table:table-cell office:value-type="float" office:value="21727276" calcext:value-type="float">
            <text:p>21727276</text:p>
          </table:table-cell>
          <table:table-cell table:formula="of:=[.A1360]/1000/(60*60*24)" office:value-type="time" office:time-value="PT06H02M07.276S" calcext:value-type="time">
            <text:p>06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1.52" calcext:value-type="float">
            <text:p>1501.52</text:p>
          </table:table-cell>
          <table:table-cell office:value-type="float" office:value="1887.43" calcext:value-type="float">
            <text:p>1887.43</text:p>
          </table:table-cell>
        </table:table-row>
        <table:table-row table:style-name="ro1">
          <table:table-cell office:value-type="float" office:value="21743276" calcext:value-type="float">
            <text:p>21743276</text:p>
          </table:table-cell>
          <table:table-cell table:formula="of:=[.A1361]/1000/(60*60*24)" office:value-type="time" office:time-value="PT06H02M23.276S" calcext:value-type="time">
            <text:p>06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2.59" calcext:value-type="float">
            <text:p>1502.59</text:p>
          </table:table-cell>
          <table:table-cell office:value-type="float" office:value="1888.74" calcext:value-type="float">
            <text:p>1888.74</text:p>
          </table:table-cell>
        </table:table-row>
        <table:table-row table:style-name="ro1">
          <table:table-cell office:value-type="float" office:value="21759276" calcext:value-type="float">
            <text:p>21759276</text:p>
          </table:table-cell>
          <table:table-cell table:formula="of:=[.A1362]/1000/(60*60*24)" office:value-type="time" office:time-value="PT06H02M39.276S" calcext:value-type="time">
            <text:p>06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3.67" calcext:value-type="float">
            <text:p>1503.67</text:p>
          </table:table-cell>
          <table:table-cell office:value-type="float" office:value="1890.05" calcext:value-type="float">
            <text:p>1890.05</text:p>
          </table:table-cell>
        </table:table-row>
        <table:table-row table:style-name="ro1">
          <table:table-cell office:value-type="float" office:value="21775276" calcext:value-type="float">
            <text:p>21775276</text:p>
          </table:table-cell>
          <table:table-cell table:formula="of:=[.A1363]/1000/(60*60*24)" office:value-type="time" office:time-value="PT06H02M55.276S" calcext:value-type="time">
            <text:p>06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4.74" calcext:value-type="float">
            <text:p>1504.74</text:p>
          </table:table-cell>
          <table:table-cell office:value-type="float" office:value="1891.36" calcext:value-type="float">
            <text:p>1891.36</text:p>
          </table:table-cell>
        </table:table-row>
        <table:table-row table:style-name="ro1">
          <table:table-cell office:value-type="float" office:value="21791276" calcext:value-type="float">
            <text:p>21791276</text:p>
          </table:table-cell>
          <table:table-cell table:formula="of:=[.A1364]/1000/(60*60*24)" office:value-type="time" office:time-value="PT06H03M11.276S" calcext:value-type="time">
            <text:p>06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5.82" calcext:value-type="float">
            <text:p>1505.82</text:p>
          </table:table-cell>
          <table:table-cell office:value-type="float" office:value="1892.68" calcext:value-type="float">
            <text:p>1892.68</text:p>
          </table:table-cell>
        </table:table-row>
        <table:table-row table:style-name="ro1">
          <table:table-cell office:value-type="float" office:value="21807276" calcext:value-type="float">
            <text:p>21807276</text:p>
          </table:table-cell>
          <table:table-cell table:formula="of:=[.A1365]/1000/(60*60*24)" office:value-type="time" office:time-value="PT06H03M27.276S" calcext:value-type="time">
            <text:p>06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6.89" calcext:value-type="float">
            <text:p>1506.89</text:p>
          </table:table-cell>
          <table:table-cell office:value-type="float" office:value="1893.99" calcext:value-type="float">
            <text:p>1893.99</text:p>
          </table:table-cell>
        </table:table-row>
        <table:table-row table:style-name="ro1">
          <table:table-cell office:value-type="float" office:value="21823276" calcext:value-type="float">
            <text:p>21823276</text:p>
          </table:table-cell>
          <table:table-cell table:formula="of:=[.A1366]/1000/(60*60*24)" office:value-type="time" office:time-value="PT06H03M43.276S" calcext:value-type="time">
            <text:p>06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07.97" calcext:value-type="float">
            <text:p>1507.97</text:p>
          </table:table-cell>
          <table:table-cell office:value-type="float" office:value="1895.3" calcext:value-type="float">
            <text:p>1895.3</text:p>
          </table:table-cell>
        </table:table-row>
        <table:table-row table:style-name="ro1">
          <table:table-cell office:value-type="float" office:value="21839276" calcext:value-type="float">
            <text:p>21839276</text:p>
          </table:table-cell>
          <table:table-cell table:formula="of:=[.A1367]/1000/(60*60*24)" office:value-type="time" office:time-value="PT06H03M59.276S" calcext:value-type="time">
            <text:p>06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509.04" calcext:value-type="float">
            <text:p>1509.04</text:p>
          </table:table-cell>
          <table:table-cell office:value-type="float" office:value="1896.61" calcext:value-type="float">
            <text:p>1896.61</text:p>
          </table:table-cell>
        </table:table-row>
        <table:table-row table:style-name="ro1">
          <table:table-cell office:value-type="float" office:value="21855276" calcext:value-type="float">
            <text:p>21855276</text:p>
          </table:table-cell>
          <table:table-cell table:formula="of:=[.A1368]/1000/(60*60*24)" office:value-type="time" office:time-value="PT06H04M15.276S" calcext:value-type="time">
            <text:p>06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0.11" calcext:value-type="float">
            <text:p>1510.11</text:p>
          </table:table-cell>
          <table:table-cell office:value-type="float" office:value="1897.93" calcext:value-type="float">
            <text:p>1897.93</text:p>
          </table:table-cell>
        </table:table-row>
        <table:table-row table:style-name="ro1">
          <table:table-cell office:value-type="float" office:value="21871276" calcext:value-type="float">
            <text:p>21871276</text:p>
          </table:table-cell>
          <table:table-cell table:formula="of:=[.A1369]/1000/(60*60*24)" office:value-type="time" office:time-value="PT06H04M31.276S" calcext:value-type="time">
            <text:p>06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1.19" calcext:value-type="float">
            <text:p>1511.19</text:p>
          </table:table-cell>
          <table:table-cell office:value-type="float" office:value="1899.24" calcext:value-type="float">
            <text:p>1899.24</text:p>
          </table:table-cell>
        </table:table-row>
        <table:table-row table:style-name="ro1">
          <table:table-cell office:value-type="float" office:value="21887276" calcext:value-type="float">
            <text:p>21887276</text:p>
          </table:table-cell>
          <table:table-cell table:formula="of:=[.A1370]/1000/(60*60*24)" office:value-type="time" office:time-value="PT06H04M47.276S" calcext:value-type="time">
            <text:p>06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2.26" calcext:value-type="float">
            <text:p>1512.26</text:p>
          </table:table-cell>
          <table:table-cell office:value-type="float" office:value="1900.55" calcext:value-type="float">
            <text:p>1900.55</text:p>
          </table:table-cell>
        </table:table-row>
        <table:table-row table:style-name="ro1">
          <table:table-cell office:value-type="float" office:value="21903276" calcext:value-type="float">
            <text:p>21903276</text:p>
          </table:table-cell>
          <table:table-cell table:formula="of:=[.A1371]/1000/(60*60*24)" office:value-type="time" office:time-value="PT06H05M03.276S" calcext:value-type="time">
            <text:p>06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3.34" calcext:value-type="float">
            <text:p>1513.34</text:p>
          </table:table-cell>
          <table:table-cell office:value-type="float" office:value="1901.86" calcext:value-type="float">
            <text:p>1901.86</text:p>
          </table:table-cell>
        </table:table-row>
        <table:table-row table:style-name="ro1">
          <table:table-cell office:value-type="float" office:value="21919276" calcext:value-type="float">
            <text:p>21919276</text:p>
          </table:table-cell>
          <table:table-cell table:formula="of:=[.A1372]/1000/(60*60*24)" office:value-type="time" office:time-value="PT06H05M19.276S" calcext:value-type="time">
            <text:p>06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4.41" calcext:value-type="float">
            <text:p>1514.41</text:p>
          </table:table-cell>
          <table:table-cell office:value-type="float" office:value="1903.17" calcext:value-type="float">
            <text:p>1903.17</text:p>
          </table:table-cell>
        </table:table-row>
        <table:table-row table:style-name="ro1">
          <table:table-cell office:value-type="float" office:value="21935276" calcext:value-type="float">
            <text:p>21935276</text:p>
          </table:table-cell>
          <table:table-cell table:formula="of:=[.A1373]/1000/(60*60*24)" office:value-type="time" office:time-value="PT06H05M35.276S" calcext:value-type="time">
            <text:p>06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5.49" calcext:value-type="float">
            <text:p>1515.49</text:p>
          </table:table-cell>
          <table:table-cell office:value-type="float" office:value="1904.49" calcext:value-type="float">
            <text:p>1904.49</text:p>
          </table:table-cell>
        </table:table-row>
        <table:table-row table:style-name="ro1">
          <table:table-cell office:value-type="float" office:value="21951276" calcext:value-type="float">
            <text:p>21951276</text:p>
          </table:table-cell>
          <table:table-cell table:formula="of:=[.A1374]/1000/(60*60*24)" office:value-type="time" office:time-value="PT06H05M51.276S" calcext:value-type="time">
            <text:p>06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16.56" calcext:value-type="float">
            <text:p>1516.56</text:p>
          </table:table-cell>
          <table:table-cell office:value-type="float" office:value="1905.8" calcext:value-type="float">
            <text:p>1905.8</text:p>
          </table:table-cell>
        </table:table-row>
        <table:table-row table:style-name="ro1">
          <table:table-cell office:value-type="float" office:value="21967276" calcext:value-type="float">
            <text:p>21967276</text:p>
          </table:table-cell>
          <table:table-cell table:formula="of:=[.A1375]/1000/(60*60*24)" office:value-type="time" office:time-value="PT06H06M07.276S" calcext:value-type="time">
            <text:p>06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17.64" calcext:value-type="float">
            <text:p>1517.64</text:p>
          </table:table-cell>
          <table:table-cell office:value-type="float" office:value="1907.11" calcext:value-type="float">
            <text:p>1907.11</text:p>
          </table:table-cell>
        </table:table-row>
        <table:table-row table:style-name="ro1">
          <table:table-cell office:value-type="float" office:value="21983276" calcext:value-type="float">
            <text:p>21983276</text:p>
          </table:table-cell>
          <table:table-cell table:formula="of:=[.A1376]/1000/(60*60*24)" office:value-type="time" office:time-value="PT06H06M23.276S" calcext:value-type="time">
            <text:p>06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18.71" calcext:value-type="float">
            <text:p>1518.71</text:p>
          </table:table-cell>
          <table:table-cell office:value-type="float" office:value="1908.42" calcext:value-type="float">
            <text:p>1908.42</text:p>
          </table:table-cell>
        </table:table-row>
        <table:table-row table:style-name="ro1">
          <table:table-cell office:value-type="float" office:value="21999276" calcext:value-type="float">
            <text:p>21999276</text:p>
          </table:table-cell>
          <table:table-cell table:formula="of:=[.A1377]/1000/(60*60*24)" office:value-type="time" office:time-value="PT06H06M39.276S" calcext:value-type="time">
            <text:p>06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909.73" calcext:value-type="float">
            <text:p>1909.73</text:p>
          </table:table-cell>
        </table:table-row>
        <table:table-row table:style-name="ro1">
          <table:table-cell office:value-type="float" office:value="22015276" calcext:value-type="float">
            <text:p>22015276</text:p>
          </table:table-cell>
          <table:table-cell table:formula="of:=[.A1378]/1000/(60*60*24)" office:value-type="time" office:time-value="PT06H06M55.276S" calcext:value-type="time">
            <text:p>06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20.86" calcext:value-type="float">
            <text:p>1520.86</text:p>
          </table:table-cell>
          <table:table-cell office:value-type="float" office:value="1911.05" calcext:value-type="float">
            <text:p>1911.05</text:p>
          </table:table-cell>
        </table:table-row>
        <table:table-row table:style-name="ro1">
          <table:table-cell office:value-type="float" office:value="22031276" calcext:value-type="float">
            <text:p>22031276</text:p>
          </table:table-cell>
          <table:table-cell table:formula="of:=[.A1379]/1000/(60*60*24)" office:value-type="time" office:time-value="PT06H07M11.276S" calcext:value-type="time">
            <text:p>06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1.93" calcext:value-type="float">
            <text:p>1521.93</text:p>
          </table:table-cell>
          <table:table-cell office:value-type="float" office:value="1912.36" calcext:value-type="float">
            <text:p>1912.36</text:p>
          </table:table-cell>
        </table:table-row>
        <table:table-row table:style-name="ro1">
          <table:table-cell office:value-type="float" office:value="22047276" calcext:value-type="float">
            <text:p>22047276</text:p>
          </table:table-cell>
          <table:table-cell table:formula="of:=[.A1380]/1000/(60*60*24)" office:value-type="time" office:time-value="PT06H07M27.276S" calcext:value-type="time">
            <text:p>06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3.01" calcext:value-type="float">
            <text:p>1523.01</text:p>
          </table:table-cell>
          <table:table-cell office:value-type="float" office:value="1913.67" calcext:value-type="float">
            <text:p>1913.67</text:p>
          </table:table-cell>
        </table:table-row>
        <table:table-row table:style-name="ro1">
          <table:table-cell office:value-type="float" office:value="22063276" calcext:value-type="float">
            <text:p>22063276</text:p>
          </table:table-cell>
          <table:table-cell table:formula="of:=[.A1381]/1000/(60*60*24)" office:value-type="time" office:time-value="PT06H07M43.276S" calcext:value-type="time">
            <text:p>06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24.08" calcext:value-type="float">
            <text:p>1524.08</text:p>
          </table:table-cell>
          <table:table-cell office:value-type="float" office:value="1914.98" calcext:value-type="float">
            <text:p>1914.98</text:p>
          </table:table-cell>
        </table:table-row>
        <table:table-row table:style-name="ro1">
          <table:table-cell office:value-type="float" office:value="22079276" calcext:value-type="float">
            <text:p>22079276</text:p>
          </table:table-cell>
          <table:table-cell table:formula="of:=[.A1382]/1000/(60*60*24)" office:value-type="time" office:time-value="PT06H07M59.276S" calcext:value-type="time">
            <text:p>06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525.16" calcext:value-type="float">
            <text:p>1525.16</text:p>
          </table:table-cell>
          <table:table-cell office:value-type="float" office:value="1916.29" calcext:value-type="float">
            <text:p>1916.29</text:p>
          </table:table-cell>
        </table:table-row>
        <table:table-row table:style-name="ro1">
          <table:table-cell office:value-type="float" office:value="22095276" calcext:value-type="float">
            <text:p>22095276</text:p>
          </table:table-cell>
          <table:table-cell table:formula="of:=[.A1383]/1000/(60*60*24)" office:value-type="time" office:time-value="PT06H08M15.276S" calcext:value-type="time">
            <text:p>06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6.23" calcext:value-type="float">
            <text:p>1526.23</text:p>
          </table:table-cell>
          <table:table-cell office:value-type="float" office:value="1917.6" calcext:value-type="float">
            <text:p>1917.6</text:p>
          </table:table-cell>
        </table:table-row>
        <table:table-row table:style-name="ro1">
          <table:table-cell office:value-type="float" office:value="22111276" calcext:value-type="float">
            <text:p>22111276</text:p>
          </table:table-cell>
          <table:table-cell table:formula="of:=[.A1384]/1000/(60*60*24)" office:value-type="time" office:time-value="PT06H08M31.276S" calcext:value-type="time">
            <text:p>06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7.31" calcext:value-type="float">
            <text:p>1527.31</text:p>
          </table:table-cell>
          <table:table-cell office:value-type="float" office:value="1918.91" calcext:value-type="float">
            <text:p>1918.91</text:p>
          </table:table-cell>
        </table:table-row>
        <table:table-row table:style-name="ro1">
          <table:table-cell office:value-type="float" office:value="22127276" calcext:value-type="float">
            <text:p>22127276</text:p>
          </table:table-cell>
          <table:table-cell table:formula="of:=[.A1385]/1000/(60*60*24)" office:value-type="time" office:time-value="PT06H08M47.276S" calcext:value-type="time">
            <text:p>06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8.38" calcext:value-type="float">
            <text:p>1528.38</text:p>
          </table:table-cell>
          <table:table-cell office:value-type="float" office:value="1920.22" calcext:value-type="float">
            <text:p>1920.22</text:p>
          </table:table-cell>
        </table:table-row>
        <table:table-row table:style-name="ro1">
          <table:table-cell office:value-type="float" office:value="22143276" calcext:value-type="float">
            <text:p>22143276</text:p>
          </table:table-cell>
          <table:table-cell table:formula="of:=[.A1386]/1000/(60*60*24)" office:value-type="time" office:time-value="PT06H09M03.276S" calcext:value-type="time">
            <text:p>06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29.46" calcext:value-type="float">
            <text:p>1529.46</text:p>
          </table:table-cell>
          <table:table-cell office:value-type="float" office:value="1921.53" calcext:value-type="float">
            <text:p>1921.53</text:p>
          </table:table-cell>
        </table:table-row>
        <table:table-row table:style-name="ro1">
          <table:table-cell office:value-type="float" office:value="22159276" calcext:value-type="float">
            <text:p>22159276</text:p>
          </table:table-cell>
          <table:table-cell table:formula="of:=[.A1387]/1000/(60*60*24)" office:value-type="time" office:time-value="PT06H09M19.276S" calcext:value-type="time">
            <text:p>06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0.53" calcext:value-type="float">
            <text:p>1530.53</text:p>
          </table:table-cell>
          <table:table-cell office:value-type="float" office:value="1922.85" calcext:value-type="float">
            <text:p>1922.85</text:p>
          </table:table-cell>
        </table:table-row>
        <table:table-row table:style-name="ro1">
          <table:table-cell office:value-type="float" office:value="22175276" calcext:value-type="float">
            <text:p>22175276</text:p>
          </table:table-cell>
          <table:table-cell table:formula="of:=[.A1388]/1000/(60*60*24)" office:value-type="time" office:time-value="PT06H09M35.276S" calcext:value-type="time">
            <text:p>06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1.6" calcext:value-type="float">
            <text:p>1531.6</text:p>
          </table:table-cell>
          <table:table-cell office:value-type="float" office:value="1924.16" calcext:value-type="float">
            <text:p>1924.16</text:p>
          </table:table-cell>
        </table:table-row>
        <table:table-row table:style-name="ro1">
          <table:table-cell office:value-type="float" office:value="22191276" calcext:value-type="float">
            <text:p>22191276</text:p>
          </table:table-cell>
          <table:table-cell table:formula="of:=[.A1389]/1000/(60*60*24)" office:value-type="time" office:time-value="PT06H09M51.276S" calcext:value-type="time">
            <text:p>06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2.68" calcext:value-type="float">
            <text:p>1532.68</text:p>
          </table:table-cell>
          <table:table-cell office:value-type="float" office:value="1925.47" calcext:value-type="float">
            <text:p>1925.47</text:p>
          </table:table-cell>
        </table:table-row>
        <table:table-row table:style-name="ro1">
          <table:table-cell office:value-type="float" office:value="22207276" calcext:value-type="float">
            <text:p>22207276</text:p>
          </table:table-cell>
          <table:table-cell table:formula="of:=[.A1390]/1000/(60*60*24)" office:value-type="time" office:time-value="PT06H10M07.276S" calcext:value-type="time">
            <text:p>06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3.75" calcext:value-type="float">
            <text:p>1533.75</text:p>
          </table:table-cell>
          <table:table-cell office:value-type="float" office:value="1926.78" calcext:value-type="float">
            <text:p>1926.78</text:p>
          </table:table-cell>
        </table:table-row>
        <table:table-row table:style-name="ro1">
          <table:table-cell office:value-type="float" office:value="22223276" calcext:value-type="float">
            <text:p>22223276</text:p>
          </table:table-cell>
          <table:table-cell table:formula="of:=[.A1391]/1000/(60*60*24)" office:value-type="time" office:time-value="PT06H10M23.276S" calcext:value-type="time">
            <text:p>06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4.83" calcext:value-type="float">
            <text:p>1534.83</text:p>
          </table:table-cell>
          <table:table-cell office:value-type="float" office:value="1928.09" calcext:value-type="float">
            <text:p>1928.09</text:p>
          </table:table-cell>
        </table:table-row>
        <table:table-row table:style-name="ro1">
          <table:table-cell office:value-type="float" office:value="22239276" calcext:value-type="float">
            <text:p>22239276</text:p>
          </table:table-cell>
          <table:table-cell table:formula="of:=[.A1392]/1000/(60*60*24)" office:value-type="time" office:time-value="PT06H10M39.276S" calcext:value-type="time">
            <text:p>06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5.9" calcext:value-type="float">
            <text:p>1535.9</text:p>
          </table:table-cell>
          <table:table-cell office:value-type="float" office:value="1929.4" calcext:value-type="float">
            <text:p>1929.4</text:p>
          </table:table-cell>
        </table:table-row>
        <table:table-row table:style-name="ro1">
          <table:table-cell office:value-type="float" office:value="22255276" calcext:value-type="float">
            <text:p>22255276</text:p>
          </table:table-cell>
          <table:table-cell table:formula="of:=[.A1393]/1000/(60*60*24)" office:value-type="time" office:time-value="PT06H10M55.276S" calcext:value-type="time">
            <text:p>06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6.98" calcext:value-type="float">
            <text:p>1536.98</text:p>
          </table:table-cell>
          <table:table-cell office:value-type="float" office:value="1930.71" calcext:value-type="float">
            <text:p>1930.71</text:p>
          </table:table-cell>
        </table:table-row>
        <table:table-row table:style-name="ro1">
          <table:table-cell office:value-type="float" office:value="22271276" calcext:value-type="float">
            <text:p>22271276</text:p>
          </table:table-cell>
          <table:table-cell table:formula="of:=[.A1394]/1000/(60*60*24)" office:value-type="time" office:time-value="PT06H11M11.276S" calcext:value-type="time">
            <text:p>06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38.05" calcext:value-type="float">
            <text:p>1538.05</text:p>
          </table:table-cell>
          <table:table-cell office:value-type="float" office:value="1932.02" calcext:value-type="float">
            <text:p>1932.02</text:p>
          </table:table-cell>
        </table:table-row>
        <table:table-row table:style-name="ro1">
          <table:table-cell office:value-type="float" office:value="22287276" calcext:value-type="float">
            <text:p>22287276</text:p>
          </table:table-cell>
          <table:table-cell table:formula="of:=[.A1395]/1000/(60*60*24)" office:value-type="time" office:time-value="PT06H11M27.276S" calcext:value-type="time">
            <text:p>06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539.13" calcext:value-type="float">
            <text:p>1539.13</text:p>
          </table:table-cell>
          <table:table-cell office:value-type="float" office:value="1933.33" calcext:value-type="float">
            <text:p>1933.33</text:p>
          </table:table-cell>
        </table:table-row>
        <table:table-row table:style-name="ro1">
          <table:table-cell office:value-type="float" office:value="22303276" calcext:value-type="float">
            <text:p>22303276</text:p>
          </table:table-cell>
          <table:table-cell table:formula="of:=[.A1396]/1000/(60*60*24)" office:value-type="time" office:time-value="PT06H11M43.276S" calcext:value-type="time">
            <text:p>06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0.2" calcext:value-type="float">
            <text:p>1540.2</text:p>
          </table:table-cell>
          <table:table-cell office:value-type="float" office:value="1934.64" calcext:value-type="float">
            <text:p>1934.64</text:p>
          </table:table-cell>
        </table:table-row>
        <table:table-row table:style-name="ro1">
          <table:table-cell office:value-type="float" office:value="22319276" calcext:value-type="float">
            <text:p>22319276</text:p>
          </table:table-cell>
          <table:table-cell table:formula="of:=[.A1397]/1000/(60*60*24)" office:value-type="time" office:time-value="PT06H11M59.276S" calcext:value-type="time">
            <text:p>06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1.27" calcext:value-type="float">
            <text:p>1541.27</text:p>
          </table:table-cell>
          <table:table-cell office:value-type="float" office:value="1935.95" calcext:value-type="float">
            <text:p>1935.95</text:p>
          </table:table-cell>
        </table:table-row>
        <table:table-row table:style-name="ro1">
          <table:table-cell office:value-type="float" office:value="22335276" calcext:value-type="float">
            <text:p>22335276</text:p>
          </table:table-cell>
          <table:table-cell table:formula="of:=[.A1398]/1000/(60*60*24)" office:value-type="time" office:time-value="PT06H12M15.276S" calcext:value-type="time">
            <text:p>06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42.35" calcext:value-type="float">
            <text:p>1542.35</text:p>
          </table:table-cell>
          <table:table-cell office:value-type="float" office:value="1937.26" calcext:value-type="float">
            <text:p>1937.26</text:p>
          </table:table-cell>
        </table:table-row>
        <table:table-row table:style-name="ro1">
          <table:table-cell office:value-type="float" office:value="22351276" calcext:value-type="float">
            <text:p>22351276</text:p>
          </table:table-cell>
          <table:table-cell table:formula="of:=[.A1399]/1000/(60*60*24)" office:value-type="time" office:time-value="PT06H12M31.276S" calcext:value-type="time">
            <text:p>06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3.42" calcext:value-type="float">
            <text:p>1543.42</text:p>
          </table:table-cell>
          <table:table-cell office:value-type="float" office:value="1938.57" calcext:value-type="float">
            <text:p>1938.57</text:p>
          </table:table-cell>
        </table:table-row>
        <table:table-row table:style-name="ro1">
          <table:table-cell office:value-type="float" office:value="22367276" calcext:value-type="float">
            <text:p>22367276</text:p>
          </table:table-cell>
          <table:table-cell table:formula="of:=[.A1400]/1000/(60*60*24)" office:value-type="time" office:time-value="PT06H12M47.276S" calcext:value-type="time">
            <text:p>06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4.5" calcext:value-type="float">
            <text:p>1544.5</text:p>
          </table:table-cell>
          <table:table-cell office:value-type="float" office:value="1939.88" calcext:value-type="float">
            <text:p>1939.88</text:p>
          </table:table-cell>
        </table:table-row>
        <table:table-row table:style-name="ro1">
          <table:table-cell office:value-type="float" office:value="22383276" calcext:value-type="float">
            <text:p>22383276</text:p>
          </table:table-cell>
          <table:table-cell table:formula="of:=[.A1401]/1000/(60*60*24)" office:value-type="time" office:time-value="PT06H13M03.276S" calcext:value-type="time">
            <text:p>06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5.57" calcext:value-type="float">
            <text:p>1545.57</text:p>
          </table:table-cell>
          <table:table-cell office:value-type="float" office:value="1941.19" calcext:value-type="float">
            <text:p>1941.19</text:p>
          </table:table-cell>
        </table:table-row>
        <table:table-row table:style-name="ro1">
          <table:table-cell office:value-type="float" office:value="22399276" calcext:value-type="float">
            <text:p>22399276</text:p>
          </table:table-cell>
          <table:table-cell table:formula="of:=[.A1402]/1000/(60*60*24)" office:value-type="time" office:time-value="PT06H13M19.276S" calcext:value-type="time">
            <text:p>06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6.65" calcext:value-type="float">
            <text:p>1546.65</text:p>
          </table:table-cell>
          <table:table-cell office:value-type="float" office:value="1942.51" calcext:value-type="float">
            <text:p>1942.51</text:p>
          </table:table-cell>
        </table:table-row>
        <table:table-row table:style-name="ro1">
          <table:table-cell office:value-type="float" office:value="22415276" calcext:value-type="float">
            <text:p>22415276</text:p>
          </table:table-cell>
          <table:table-cell table:formula="of:=[.A1403]/1000/(60*60*24)" office:value-type="time" office:time-value="PT06H13M35.276S" calcext:value-type="time">
            <text:p>06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47.72" calcext:value-type="float">
            <text:p>1547.72</text:p>
          </table:table-cell>
          <table:table-cell office:value-type="float" office:value="1943.82" calcext:value-type="float">
            <text:p>1943.82</text:p>
          </table:table-cell>
        </table:table-row>
        <table:table-row table:style-name="ro1">
          <table:table-cell office:value-type="float" office:value="22431276" calcext:value-type="float">
            <text:p>22431276</text:p>
          </table:table-cell>
          <table:table-cell table:formula="of:=[.A1404]/1000/(60*60*24)" office:value-type="time" office:time-value="PT06H13M51.276S" calcext:value-type="time">
            <text:p>06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48.79" calcext:value-type="float">
            <text:p>1548.79</text:p>
          </table:table-cell>
          <table:table-cell office:value-type="float" office:value="1945.13" calcext:value-type="float">
            <text:p>1945.13</text:p>
          </table:table-cell>
        </table:table-row>
        <table:table-row table:style-name="ro1">
          <table:table-cell office:value-type="float" office:value="22447276" calcext:value-type="float">
            <text:p>22447276</text:p>
          </table:table-cell>
          <table:table-cell table:formula="of:=[.A1405]/1000/(60*60*24)" office:value-type="time" office:time-value="PT06H14M07.276S" calcext:value-type="time">
            <text:p>06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49.87" calcext:value-type="float">
            <text:p>1549.87</text:p>
          </table:table-cell>
          <table:table-cell office:value-type="float" office:value="1946.44" calcext:value-type="float">
            <text:p>1946.44</text:p>
          </table:table-cell>
        </table:table-row>
        <table:table-row table:style-name="ro1">
          <table:table-cell office:value-type="float" office:value="22463276" calcext:value-type="float">
            <text:p>22463276</text:p>
          </table:table-cell>
          <table:table-cell table:formula="of:=[.A1406]/1000/(60*60*24)" office:value-type="time" office:time-value="PT06H14M23.276S" calcext:value-type="time">
            <text:p>06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550.94" calcext:value-type="float">
            <text:p>1550.94</text:p>
          </table:table-cell>
          <table:table-cell office:value-type="float" office:value="1947.75" calcext:value-type="float">
            <text:p>1947.75</text:p>
          </table:table-cell>
        </table:table-row>
        <table:table-row table:style-name="ro1">
          <table:table-cell office:value-type="float" office:value="22479276" calcext:value-type="float">
            <text:p>22479276</text:p>
          </table:table-cell>
          <table:table-cell table:formula="of:=[.A1407]/1000/(60*60*24)" office:value-type="time" office:time-value="PT06H14M39.276S" calcext:value-type="time">
            <text:p>06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2.02" calcext:value-type="float">
            <text:p>1552.02</text:p>
          </table:table-cell>
          <table:table-cell office:value-type="float" office:value="1949.06" calcext:value-type="float">
            <text:p>1949.06</text:p>
          </table:table-cell>
        </table:table-row>
        <table:table-row table:style-name="ro1">
          <table:table-cell office:value-type="float" office:value="22495276" calcext:value-type="float">
            <text:p>22495276</text:p>
          </table:table-cell>
          <table:table-cell table:formula="of:=[.A1408]/1000/(60*60*24)" office:value-type="time" office:time-value="PT06H14M55.276S" calcext:value-type="time">
            <text:p>06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553.09" calcext:value-type="float">
            <text:p>1553.09</text:p>
          </table:table-cell>
          <table:table-cell office:value-type="float" office:value="1950.37" calcext:value-type="float">
            <text:p>1950.37</text:p>
          </table:table-cell>
        </table:table-row>
        <table:table-row table:style-name="ro1">
          <table:table-cell office:value-type="float" office:value="22511276" calcext:value-type="float">
            <text:p>22511276</text:p>
          </table:table-cell>
          <table:table-cell table:formula="of:=[.A1409]/1000/(60*60*24)" office:value-type="time" office:time-value="PT06H15M11.276S" calcext:value-type="time">
            <text:p>06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4.17" calcext:value-type="float">
            <text:p>1554.17</text:p>
          </table:table-cell>
          <table:table-cell office:value-type="float" office:value="1951.68" calcext:value-type="float">
            <text:p>1951.68</text:p>
          </table:table-cell>
        </table:table-row>
        <table:table-row table:style-name="ro1">
          <table:table-cell office:value-type="float" office:value="22527276" calcext:value-type="float">
            <text:p>22527276</text:p>
          </table:table-cell>
          <table:table-cell table:formula="of:=[.A1410]/1000/(60*60*24)" office:value-type="time" office:time-value="PT06H15M27.276S" calcext:value-type="time">
            <text:p>06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5.24" calcext:value-type="float">
            <text:p>1555.24</text:p>
          </table:table-cell>
          <table:table-cell office:value-type="float" office:value="1952.99" calcext:value-type="float">
            <text:p>1952.99</text:p>
          </table:table-cell>
        </table:table-row>
        <table:table-row table:style-name="ro1">
          <table:table-cell office:value-type="float" office:value="22543276" calcext:value-type="float">
            <text:p>22543276</text:p>
          </table:table-cell>
          <table:table-cell table:formula="of:=[.A1411]/1000/(60*60*24)" office:value-type="time" office:time-value="PT06H15M43.276S" calcext:value-type="time">
            <text:p>06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56.31" calcext:value-type="float">
            <text:p>1556.31</text:p>
          </table:table-cell>
          <table:table-cell office:value-type="float" office:value="1954.3" calcext:value-type="float">
            <text:p>1954.3</text:p>
          </table:table-cell>
        </table:table-row>
        <table:table-row table:style-name="ro1">
          <table:table-cell office:value-type="float" office:value="22559276" calcext:value-type="float">
            <text:p>22559276</text:p>
          </table:table-cell>
          <table:table-cell table:formula="of:=[.A1412]/1000/(60*60*24)" office:value-type="time" office:time-value="PT06H15M59.276S" calcext:value-type="time">
            <text:p>06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7.39" calcext:value-type="float">
            <text:p>1557.39</text:p>
          </table:table-cell>
          <table:table-cell office:value-type="float" office:value="1955.61" calcext:value-type="float">
            <text:p>1955.61</text:p>
          </table:table-cell>
        </table:table-row>
        <table:table-row table:style-name="ro1">
          <table:table-cell office:value-type="float" office:value="22575276" calcext:value-type="float">
            <text:p>22575276</text:p>
          </table:table-cell>
          <table:table-cell table:formula="of:=[.A1413]/1000/(60*60*24)" office:value-type="time" office:time-value="PT06H16M15.276S" calcext:value-type="time">
            <text:p>06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8.46" calcext:value-type="float">
            <text:p>1558.46</text:p>
          </table:table-cell>
          <table:table-cell office:value-type="float" office:value="1956.92" calcext:value-type="float">
            <text:p>1956.92</text:p>
          </table:table-cell>
        </table:table-row>
        <table:table-row table:style-name="ro1">
          <table:table-cell office:value-type="float" office:value="22591276" calcext:value-type="float">
            <text:p>22591276</text:p>
          </table:table-cell>
          <table:table-cell table:formula="of:=[.A1414]/1000/(60*60*24)" office:value-type="time" office:time-value="PT06H16M31.276S" calcext:value-type="time">
            <text:p>06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59.54" calcext:value-type="float">
            <text:p>1559.54</text:p>
          </table:table-cell>
          <table:table-cell office:value-type="float" office:value="1958.23" calcext:value-type="float">
            <text:p>1958.23</text:p>
          </table:table-cell>
        </table:table-row>
        <table:table-row table:style-name="ro1">
          <table:table-cell office:value-type="float" office:value="22607276" calcext:value-type="float">
            <text:p>22607276</text:p>
          </table:table-cell>
          <table:table-cell table:formula="of:=[.A1415]/1000/(60*60*24)" office:value-type="time" office:time-value="PT06H16M47.276S" calcext:value-type="time">
            <text:p>06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60.61" calcext:value-type="float">
            <text:p>1560.61</text:p>
          </table:table-cell>
          <table:table-cell office:value-type="float" office:value="1959.54" calcext:value-type="float">
            <text:p>1959.54</text:p>
          </table:table-cell>
        </table:table-row>
        <table:table-row table:style-name="ro1">
          <table:table-cell office:value-type="float" office:value="22623276" calcext:value-type="float">
            <text:p>22623276</text:p>
          </table:table-cell>
          <table:table-cell table:formula="of:=[.A1416]/1000/(60*60*24)" office:value-type="time" office:time-value="PT06H17M03.276S" calcext:value-type="time">
            <text:p>06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61.69" calcext:value-type="float">
            <text:p>1561.69</text:p>
          </table:table-cell>
          <table:table-cell office:value-type="float" office:value="1960.85" calcext:value-type="float">
            <text:p>1960.85</text:p>
          </table:table-cell>
        </table:table-row>
        <table:table-row table:style-name="ro1">
          <table:table-cell office:value-type="float" office:value="22639276" calcext:value-type="float">
            <text:p>22639276</text:p>
          </table:table-cell>
          <table:table-cell table:formula="of:=[.A1417]/1000/(60*60*24)" office:value-type="time" office:time-value="PT06H17M19.276S" calcext:value-type="time">
            <text:p>06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62.76" calcext:value-type="float">
            <text:p>1562.76</text:p>
          </table:table-cell>
          <table:table-cell office:value-type="float" office:value="1962.16" calcext:value-type="float">
            <text:p>1962.16</text:p>
          </table:table-cell>
        </table:table-row>
        <table:table-row table:style-name="ro1">
          <table:table-cell office:value-type="float" office:value="22655276" calcext:value-type="float">
            <text:p>22655276</text:p>
          </table:table-cell>
          <table:table-cell table:formula="of:=[.A1418]/1000/(60*60*24)" office:value-type="time" office:time-value="PT06H17M35.276S" calcext:value-type="time">
            <text:p>06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963.47" calcext:value-type="float">
            <text:p>1963.47</text:p>
          </table:table-cell>
        </table:table-row>
        <table:table-row table:style-name="ro1">
          <table:table-cell office:value-type="float" office:value="22671275" calcext:value-type="float">
            <text:p>22671275</text:p>
          </table:table-cell>
          <table:table-cell table:formula="of:=[.A1419]/1000/(60*60*24)" office:value-type="time" office:time-value="PT06H17M51.275S" calcext:value-type="time">
            <text:p>06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64.91" calcext:value-type="float">
            <text:p>1564.91</text:p>
          </table:table-cell>
          <table:table-cell office:value-type="float" office:value="1964.78" calcext:value-type="float">
            <text:p>1964.78</text:p>
          </table:table-cell>
        </table:table-row>
        <table:table-row table:style-name="ro1">
          <table:table-cell office:value-type="float" office:value="22687276" calcext:value-type="float">
            <text:p>22687276</text:p>
          </table:table-cell>
          <table:table-cell table:formula="of:=[.A1420]/1000/(60*60*24)" office:value-type="time" office:time-value="PT06H18M07.276S" calcext:value-type="time">
            <text:p>06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65.98" calcext:value-type="float">
            <text:p>1565.98</text:p>
          </table:table-cell>
          <table:table-cell office:value-type="float" office:value="1966.09" calcext:value-type="float">
            <text:p>1966.09</text:p>
          </table:table-cell>
        </table:table-row>
        <table:table-row table:style-name="ro1">
          <table:table-cell office:value-type="float" office:value="22703276" calcext:value-type="float">
            <text:p>22703276</text:p>
          </table:table-cell>
          <table:table-cell table:formula="of:=[.A1421]/1000/(60*60*24)" office:value-type="time" office:time-value="PT06H18M23.276S" calcext:value-type="time">
            <text:p>06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67.06" calcext:value-type="float">
            <text:p>1567.06</text:p>
          </table:table-cell>
          <table:table-cell office:value-type="float" office:value="1967.4" calcext:value-type="float">
            <text:p>1967.4</text:p>
          </table:table-cell>
        </table:table-row>
        <table:table-row table:style-name="ro1">
          <table:table-cell office:value-type="float" office:value="22719276" calcext:value-type="float">
            <text:p>22719276</text:p>
          </table:table-cell>
          <table:table-cell table:formula="of:=[.A1422]/1000/(60*60*24)" office:value-type="time" office:time-value="PT06H18M39.276S" calcext:value-type="time">
            <text:p>06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68.13" calcext:value-type="float">
            <text:p>1568.13</text:p>
          </table:table-cell>
          <table:table-cell office:value-type="float" office:value="1968.71" calcext:value-type="float">
            <text:p>1968.71</text:p>
          </table:table-cell>
        </table:table-row>
        <table:table-row table:style-name="ro1">
          <table:table-cell office:value-type="float" office:value="22735276" calcext:value-type="float">
            <text:p>22735276</text:p>
          </table:table-cell>
          <table:table-cell table:formula="of:=[.A1423]/1000/(60*60*24)" office:value-type="time" office:time-value="PT06H18M55.276S" calcext:value-type="time">
            <text:p>06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569.2" calcext:value-type="float">
            <text:p>1569.2</text:p>
          </table:table-cell>
          <table:table-cell office:value-type="float" office:value="1970.02" calcext:value-type="float">
            <text:p>1970.02</text:p>
          </table:table-cell>
        </table:table-row>
        <table:table-row table:style-name="ro1">
          <table:table-cell office:value-type="float" office:value="22751276" calcext:value-type="float">
            <text:p>22751276</text:p>
          </table:table-cell>
          <table:table-cell table:formula="of:=[.A1424]/1000/(60*60*24)" office:value-type="time" office:time-value="PT06H19M11.276S" calcext:value-type="time">
            <text:p>06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570.28" calcext:value-type="float">
            <text:p>1570.28</text:p>
          </table:table-cell>
          <table:table-cell office:value-type="float" office:value="1971.33" calcext:value-type="float">
            <text:p>1971.33</text:p>
          </table:table-cell>
        </table:table-row>
        <table:table-row table:style-name="ro1">
          <table:table-cell office:value-type="float" office:value="22767276" calcext:value-type="float">
            <text:p>22767276</text:p>
          </table:table-cell>
          <table:table-cell table:formula="of:=[.A1425]/1000/(60*60*24)" office:value-type="time" office:time-value="PT06H19M27.276S" calcext:value-type="time">
            <text:p>06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71.35" calcext:value-type="float">
            <text:p>1571.35</text:p>
          </table:table-cell>
          <table:table-cell office:value-type="float" office:value="1972.64" calcext:value-type="float">
            <text:p>1972.64</text:p>
          </table:table-cell>
        </table:table-row>
        <table:table-row table:style-name="ro1">
          <table:table-cell office:value-type="float" office:value="22783276" calcext:value-type="float">
            <text:p>22783276</text:p>
          </table:table-cell>
          <table:table-cell table:formula="of:=[.A1426]/1000/(60*60*24)" office:value-type="time" office:time-value="PT06H19M43.276S" calcext:value-type="time">
            <text:p>06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72.43" calcext:value-type="float">
            <text:p>1572.43</text:p>
          </table:table-cell>
          <table:table-cell office:value-type="float" office:value="1973.95" calcext:value-type="float">
            <text:p>1973.95</text:p>
          </table:table-cell>
        </table:table-row>
        <table:table-row table:style-name="ro1">
          <table:table-cell office:value-type="float" office:value="22799276" calcext:value-type="float">
            <text:p>22799276</text:p>
          </table:table-cell>
          <table:table-cell table:formula="of:=[.A1427]/1000/(60*60*24)" office:value-type="time" office:time-value="PT06H19M59.276S" calcext:value-type="time">
            <text:p>06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73.5" calcext:value-type="float">
            <text:p>1573.5</text:p>
          </table:table-cell>
          <table:table-cell office:value-type="float" office:value="1975.25" calcext:value-type="float">
            <text:p>1975.25</text:p>
          </table:table-cell>
        </table:table-row>
        <table:table-row table:style-name="ro1">
          <table:table-cell office:value-type="float" office:value="22815276" calcext:value-type="float">
            <text:p>22815276</text:p>
          </table:table-cell>
          <table:table-cell table:formula="of:=[.A1428]/1000/(60*60*24)" office:value-type="time" office:time-value="PT06H20M15.276S" calcext:value-type="time">
            <text:p>06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574.58" calcext:value-type="float">
            <text:p>1574.58</text:p>
          </table:table-cell>
          <table:table-cell office:value-type="float" office:value="1976.56" calcext:value-type="float">
            <text:p>1976.56</text:p>
          </table:table-cell>
        </table:table-row>
        <table:table-row table:style-name="ro1">
          <table:table-cell office:value-type="float" office:value="22831276" calcext:value-type="float">
            <text:p>22831276</text:p>
          </table:table-cell>
          <table:table-cell table:formula="of:=[.A1429]/1000/(60*60*24)" office:value-type="time" office:time-value="PT06H20M31.276S" calcext:value-type="time">
            <text:p>06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75.65" calcext:value-type="float">
            <text:p>1575.65</text:p>
          </table:table-cell>
          <table:table-cell office:value-type="float" office:value="1977.87" calcext:value-type="float">
            <text:p>1977.87</text:p>
          </table:table-cell>
        </table:table-row>
        <table:table-row table:style-name="ro1">
          <table:table-cell office:value-type="float" office:value="22847276" calcext:value-type="float">
            <text:p>22847276</text:p>
          </table:table-cell>
          <table:table-cell table:formula="of:=[.A1430]/1000/(60*60*24)" office:value-type="time" office:time-value="PT06H20M47.276S" calcext:value-type="time">
            <text:p>06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576.72" calcext:value-type="float">
            <text:p>1576.72</text:p>
          </table:table-cell>
          <table:table-cell office:value-type="float" office:value="1979.18" calcext:value-type="float">
            <text:p>1979.18</text:p>
          </table:table-cell>
        </table:table-row>
        <table:table-row table:style-name="ro1">
          <table:table-cell office:value-type="float" office:value="22863276" calcext:value-type="float">
            <text:p>22863276</text:p>
          </table:table-cell>
          <table:table-cell table:formula="of:=[.A1431]/1000/(60*60*24)" office:value-type="time" office:time-value="PT06H21M03.276S" calcext:value-type="time">
            <text:p>06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77.8" calcext:value-type="float">
            <text:p>1577.8</text:p>
          </table:table-cell>
          <table:table-cell office:value-type="float" office:value="1980.49" calcext:value-type="float">
            <text:p>1980.49</text:p>
          </table:table-cell>
        </table:table-row>
        <table:table-row table:style-name="ro1">
          <table:table-cell office:value-type="float" office:value="22879276" calcext:value-type="float">
            <text:p>22879276</text:p>
          </table:table-cell>
          <table:table-cell table:formula="of:=[.A1432]/1000/(60*60*24)" office:value-type="time" office:time-value="PT06H21M19.276S" calcext:value-type="time">
            <text:p>06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78.87" calcext:value-type="float">
            <text:p>1578.87</text:p>
          </table:table-cell>
          <table:table-cell office:value-type="float" office:value="1981.8" calcext:value-type="float">
            <text:p>1981.8</text:p>
          </table:table-cell>
        </table:table-row>
        <table:table-row table:style-name="ro1">
          <table:table-cell office:value-type="float" office:value="22895276" calcext:value-type="float">
            <text:p>22895276</text:p>
          </table:table-cell>
          <table:table-cell table:formula="of:=[.A1433]/1000/(60*60*24)" office:value-type="time" office:time-value="PT06H21M35.276S" calcext:value-type="time">
            <text:p>06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79.95" calcext:value-type="float">
            <text:p>1579.95</text:p>
          </table:table-cell>
          <table:table-cell office:value-type="float" office:value="1983.11" calcext:value-type="float">
            <text:p>1983.11</text:p>
          </table:table-cell>
        </table:table-row>
        <table:table-row table:style-name="ro1">
          <table:table-cell office:value-type="float" office:value="22911276" calcext:value-type="float">
            <text:p>22911276</text:p>
          </table:table-cell>
          <table:table-cell table:formula="of:=[.A1434]/1000/(60*60*24)" office:value-type="time" office:time-value="PT06H21M51.276S" calcext:value-type="time">
            <text:p>06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81.02" calcext:value-type="float">
            <text:p>1581.02</text:p>
          </table:table-cell>
          <table:table-cell office:value-type="float" office:value="1984.42" calcext:value-type="float">
            <text:p>1984.42</text:p>
          </table:table-cell>
        </table:table-row>
        <table:table-row table:style-name="ro1">
          <table:table-cell office:value-type="float" office:value="22927276" calcext:value-type="float">
            <text:p>22927276</text:p>
          </table:table-cell>
          <table:table-cell table:formula="of:=[.A1435]/1000/(60*60*24)" office:value-type="time" office:time-value="PT06H22M07.276S" calcext:value-type="time">
            <text:p>06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582.09" calcext:value-type="float">
            <text:p>1582.09</text:p>
          </table:table-cell>
          <table:table-cell office:value-type="float" office:value="1985.73" calcext:value-type="float">
            <text:p>1985.73</text:p>
          </table:table-cell>
        </table:table-row>
        <table:table-row table:style-name="ro1">
          <table:table-cell office:value-type="float" office:value="22943276" calcext:value-type="float">
            <text:p>22943276</text:p>
          </table:table-cell>
          <table:table-cell table:formula="of:=[.A1436]/1000/(60*60*24)" office:value-type="time" office:time-value="PT06H22M23.276S" calcext:value-type="time">
            <text:p>06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83.17" calcext:value-type="float">
            <text:p>1583.17</text:p>
          </table:table-cell>
          <table:table-cell office:value-type="float" office:value="1987.03" calcext:value-type="float">
            <text:p>1987.03</text:p>
          </table:table-cell>
        </table:table-row>
        <table:table-row table:style-name="ro1">
          <table:table-cell office:value-type="float" office:value="22959276" calcext:value-type="float">
            <text:p>22959276</text:p>
          </table:table-cell>
          <table:table-cell table:formula="of:=[.A1437]/1000/(60*60*24)" office:value-type="time" office:time-value="PT06H22M39.276S" calcext:value-type="time">
            <text:p>06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84.24" calcext:value-type="float">
            <text:p>1584.24</text:p>
          </table:table-cell>
          <table:table-cell office:value-type="float" office:value="1988.34" calcext:value-type="float">
            <text:p>1988.34</text:p>
          </table:table-cell>
        </table:table-row>
        <table:table-row table:style-name="ro1">
          <table:table-cell office:value-type="float" office:value="22975276" calcext:value-type="float">
            <text:p>22975276</text:p>
          </table:table-cell>
          <table:table-cell table:formula="of:=[.A1438]/1000/(60*60*24)" office:value-type="time" office:time-value="PT06H22M55.276S" calcext:value-type="time">
            <text:p>06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85.31" calcext:value-type="float">
            <text:p>1585.31</text:p>
          </table:table-cell>
          <table:table-cell office:value-type="float" office:value="1989.65" calcext:value-type="float">
            <text:p>1989.65</text:p>
          </table:table-cell>
        </table:table-row>
        <table:table-row table:style-name="ro1">
          <table:table-cell office:value-type="float" office:value="22991276" calcext:value-type="float">
            <text:p>22991276</text:p>
          </table:table-cell>
          <table:table-cell table:formula="of:=[.A1439]/1000/(60*60*24)" office:value-type="time" office:time-value="PT06H23M11.276S" calcext:value-type="time">
            <text:p>06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86.39" calcext:value-type="float">
            <text:p>1586.39</text:p>
          </table:table-cell>
          <table:table-cell office:value-type="float" office:value="1990.96" calcext:value-type="float">
            <text:p>1990.96</text:p>
          </table:table-cell>
        </table:table-row>
        <table:table-row table:style-name="ro1">
          <table:table-cell office:value-type="float" office:value="23007276" calcext:value-type="float">
            <text:p>23007276</text:p>
          </table:table-cell>
          <table:table-cell table:formula="of:=[.A1440]/1000/(60*60*24)" office:value-type="time" office:time-value="PT06H23M27.276S" calcext:value-type="time">
            <text:p>06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87.46" calcext:value-type="float">
            <text:p>1587.46</text:p>
          </table:table-cell>
          <table:table-cell office:value-type="float" office:value="1992.27" calcext:value-type="float">
            <text:p>1992.27</text:p>
          </table:table-cell>
        </table:table-row>
        <table:table-row table:style-name="ro1">
          <table:table-cell office:value-type="float" office:value="23023276" calcext:value-type="float">
            <text:p>23023276</text:p>
          </table:table-cell>
          <table:table-cell table:formula="of:=[.A1441]/1000/(60*60*24)" office:value-type="time" office:time-value="PT06H23M43.276S" calcext:value-type="time">
            <text:p>06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88.54" calcext:value-type="float">
            <text:p>1588.54</text:p>
          </table:table-cell>
          <table:table-cell office:value-type="float" office:value="1993.57" calcext:value-type="float">
            <text:p>1993.57</text:p>
          </table:table-cell>
        </table:table-row>
        <table:table-row table:style-name="ro1">
          <table:table-cell office:value-type="float" office:value="23039276" calcext:value-type="float">
            <text:p>23039276</text:p>
          </table:table-cell>
          <table:table-cell table:formula="of:=[.A1442]/1000/(60*60*24)" office:value-type="time" office:time-value="PT06H23M59.276S" calcext:value-type="time">
            <text:p>06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89.61" calcext:value-type="float">
            <text:p>1589.61</text:p>
          </table:table-cell>
          <table:table-cell office:value-type="float" office:value="1994.88" calcext:value-type="float">
            <text:p>1994.88</text:p>
          </table:table-cell>
        </table:table-row>
        <table:table-row table:style-name="ro1">
          <table:table-cell office:value-type="float" office:value="23055276" calcext:value-type="float">
            <text:p>23055276</text:p>
          </table:table-cell>
          <table:table-cell table:formula="of:=[.A1443]/1000/(60*60*24)" office:value-type="time" office:time-value="PT06H24M15.276S" calcext:value-type="time">
            <text:p>06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590.68" calcext:value-type="float">
            <text:p>1590.68</text:p>
          </table:table-cell>
          <table:table-cell office:value-type="float" office:value="1996.19" calcext:value-type="float">
            <text:p>1996.19</text:p>
          </table:table-cell>
        </table:table-row>
        <table:table-row table:style-name="ro1">
          <table:table-cell office:value-type="float" office:value="23071276" calcext:value-type="float">
            <text:p>23071276</text:p>
          </table:table-cell>
          <table:table-cell table:formula="of:=[.A1444]/1000/(60*60*24)" office:value-type="time" office:time-value="PT06H24M31.276S" calcext:value-type="time">
            <text:p>06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591.76" calcext:value-type="float">
            <text:p>1591.76</text:p>
          </table:table-cell>
          <table:table-cell office:value-type="float" office:value="1997.5" calcext:value-type="float">
            <text:p>1997.5</text:p>
          </table:table-cell>
        </table:table-row>
        <table:table-row table:style-name="ro1">
          <table:table-cell office:value-type="float" office:value="23087276" calcext:value-type="float">
            <text:p>23087276</text:p>
          </table:table-cell>
          <table:table-cell table:formula="of:=[.A1445]/1000/(60*60*24)" office:value-type="time" office:time-value="PT06H24M47.276S" calcext:value-type="time">
            <text:p>06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592.83" calcext:value-type="float">
            <text:p>1592.83</text:p>
          </table:table-cell>
          <table:table-cell office:value-type="float" office:value="1998.81" calcext:value-type="float">
            <text:p>1998.81</text:p>
          </table:table-cell>
        </table:table-row>
        <table:table-row table:style-name="ro1">
          <table:table-cell office:value-type="float" office:value="23103276" calcext:value-type="float">
            <text:p>23103276</text:p>
          </table:table-cell>
          <table:table-cell table:formula="of:=[.A1446]/1000/(60*60*24)" office:value-type="time" office:time-value="PT06H25M03.276S" calcext:value-type="time">
            <text:p>06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000.12" calcext:value-type="float">
            <text:p>2000.12</text:p>
          </table:table-cell>
        </table:table-row>
        <table:table-row table:style-name="ro1">
          <table:table-cell office:value-type="float" office:value="23119276" calcext:value-type="float">
            <text:p>23119276</text:p>
          </table:table-cell>
          <table:table-cell table:formula="of:=[.A1447]/1000/(60*60*24)" office:value-type="time" office:time-value="PT06H25M19.276S" calcext:value-type="time">
            <text:p>06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2001.43" calcext:value-type="float">
            <text:p>2001.43</text:p>
          </table:table-cell>
        </table:table-row>
        <table:table-row table:style-name="ro1">
          <table:table-cell office:value-type="float" office:value="23135276" calcext:value-type="float">
            <text:p>23135276</text:p>
          </table:table-cell>
          <table:table-cell table:formula="of:=[.A1448]/1000/(60*60*24)" office:value-type="time" office:time-value="PT06H25M35.276S" calcext:value-type="time">
            <text:p>06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596.05" calcext:value-type="float">
            <text:p>1596.05</text:p>
          </table:table-cell>
          <table:table-cell office:value-type="float" office:value="2002.74" calcext:value-type="float">
            <text:p>2002.74</text:p>
          </table:table-cell>
        </table:table-row>
        <table:table-row table:style-name="ro1">
          <table:table-cell office:value-type="float" office:value="23151276" calcext:value-type="float">
            <text:p>23151276</text:p>
          </table:table-cell>
          <table:table-cell table:formula="of:=[.A1449]/1000/(60*60*24)" office:value-type="time" office:time-value="PT06H25M51.276S" calcext:value-type="time">
            <text:p>06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597.13" calcext:value-type="float">
            <text:p>1597.13</text:p>
          </table:table-cell>
          <table:table-cell office:value-type="float" office:value="2004.05" calcext:value-type="float">
            <text:p>2004.05</text:p>
          </table:table-cell>
        </table:table-row>
        <table:table-row table:style-name="ro1">
          <table:table-cell office:value-type="float" office:value="23167276" calcext:value-type="float">
            <text:p>23167276</text:p>
          </table:table-cell>
          <table:table-cell table:formula="of:=[.A1450]/1000/(60*60*24)" office:value-type="time" office:time-value="PT06H26M07.276S" calcext:value-type="time">
            <text:p>06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598.2" calcext:value-type="float">
            <text:p>1598.2</text:p>
          </table:table-cell>
          <table:table-cell office:value-type="float" office:value="2005.35" calcext:value-type="float">
            <text:p>2005.35</text:p>
          </table:table-cell>
        </table:table-row>
        <table:table-row table:style-name="ro1">
          <table:table-cell office:value-type="float" office:value="23183276" calcext:value-type="float">
            <text:p>23183276</text:p>
          </table:table-cell>
          <table:table-cell table:formula="of:=[.A1451]/1000/(60*60*24)" office:value-type="time" office:time-value="PT06H26M23.276S" calcext:value-type="time">
            <text:p>06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599.28" calcext:value-type="float">
            <text:p>1599.28</text:p>
          </table:table-cell>
          <table:table-cell office:value-type="float" office:value="2006.66" calcext:value-type="float">
            <text:p>2006.66</text:p>
          </table:table-cell>
        </table:table-row>
        <table:table-row table:style-name="ro1">
          <table:table-cell office:value-type="float" office:value="23199276" calcext:value-type="float">
            <text:p>23199276</text:p>
          </table:table-cell>
          <table:table-cell table:formula="of:=[.A1452]/1000/(60*60*24)" office:value-type="time" office:time-value="PT06H26M39.276S" calcext:value-type="time">
            <text:p>06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600.35" calcext:value-type="float">
            <text:p>1600.35</text:p>
          </table:table-cell>
          <table:table-cell office:value-type="float" office:value="2007.97" calcext:value-type="float">
            <text:p>2007.97</text:p>
          </table:table-cell>
        </table:table-row>
        <table:table-row table:style-name="ro1">
          <table:table-cell office:value-type="float" office:value="23215276" calcext:value-type="float">
            <text:p>23215276</text:p>
          </table:table-cell>
          <table:table-cell table:formula="of:=[.A1453]/1000/(60*60*24)" office:value-type="time" office:time-value="PT06H26M55.276S" calcext:value-type="time">
            <text:p>06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601.42" calcext:value-type="float">
            <text:p>1601.42</text:p>
          </table:table-cell>
          <table:table-cell office:value-type="float" office:value="2009.28" calcext:value-type="float">
            <text:p>2009.28</text:p>
          </table:table-cell>
        </table:table-row>
        <table:table-row table:style-name="ro1">
          <table:table-cell office:value-type="float" office:value="23231276" calcext:value-type="float">
            <text:p>23231276</text:p>
          </table:table-cell>
          <table:table-cell table:formula="of:=[.A1454]/1000/(60*60*24)" office:value-type="time" office:time-value="PT06H27M11.276S" calcext:value-type="time">
            <text:p>06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02.5" calcext:value-type="float">
            <text:p>1602.5</text:p>
          </table:table-cell>
          <table:table-cell office:value-type="float" office:value="2010.59" calcext:value-type="float">
            <text:p>2010.59</text:p>
          </table:table-cell>
        </table:table-row>
        <table:table-row table:style-name="ro1">
          <table:table-cell office:value-type="float" office:value="23247276" calcext:value-type="float">
            <text:p>23247276</text:p>
          </table:table-cell>
          <table:table-cell table:formula="of:=[.A1455]/1000/(60*60*24)" office:value-type="time" office:time-value="PT06H27M27.276S" calcext:value-type="time">
            <text:p>06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603.57" calcext:value-type="float">
            <text:p>1603.57</text:p>
          </table:table-cell>
          <table:table-cell office:value-type="float" office:value="2011.89" calcext:value-type="float">
            <text:p>2011.89</text:p>
          </table:table-cell>
        </table:table-row>
        <table:table-row table:style-name="ro1">
          <table:table-cell office:value-type="float" office:value="23263276" calcext:value-type="float">
            <text:p>23263276</text:p>
          </table:table-cell>
          <table:table-cell table:formula="of:=[.A1456]/1000/(60*60*24)" office:value-type="time" office:time-value="PT06H27M43.276S" calcext:value-type="time">
            <text:p>06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04.65" calcext:value-type="float">
            <text:p>1604.65</text:p>
          </table:table-cell>
          <table:table-cell office:value-type="float" office:value="2013.2" calcext:value-type="float">
            <text:p>2013.2</text:p>
          </table:table-cell>
        </table:table-row>
        <table:table-row table:style-name="ro1">
          <table:table-cell office:value-type="float" office:value="23279276" calcext:value-type="float">
            <text:p>23279276</text:p>
          </table:table-cell>
          <table:table-cell table:formula="of:=[.A1457]/1000/(60*60*24)" office:value-type="time" office:time-value="PT06H27M59.276S" calcext:value-type="time">
            <text:p>06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605.72" calcext:value-type="float">
            <text:p>1605.72</text:p>
          </table:table-cell>
          <table:table-cell office:value-type="float" office:value="2014.51" calcext:value-type="float">
            <text:p>2014.51</text:p>
          </table:table-cell>
        </table:table-row>
        <table:table-row table:style-name="ro1">
          <table:table-cell office:value-type="float" office:value="23295276" calcext:value-type="float">
            <text:p>23295276</text:p>
          </table:table-cell>
          <table:table-cell table:formula="of:=[.A1458]/1000/(60*60*24)" office:value-type="time" office:time-value="PT06H28M15.276S" calcext:value-type="time">
            <text:p>06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2015.82" calcext:value-type="float">
            <text:p>2015.82</text:p>
          </table:table-cell>
        </table:table-row>
        <table:table-row table:style-name="ro1">
          <table:table-cell office:value-type="float" office:value="23311276" calcext:value-type="float">
            <text:p>23311276</text:p>
          </table:table-cell>
          <table:table-cell table:formula="of:=[.A1459]/1000/(60*60*24)" office:value-type="time" office:time-value="PT06H28M31.276S" calcext:value-type="time">
            <text:p>06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07.87" calcext:value-type="float">
            <text:p>1607.87</text:p>
          </table:table-cell>
          <table:table-cell office:value-type="float" office:value="2017.13" calcext:value-type="float">
            <text:p>2017.13</text:p>
          </table:table-cell>
        </table:table-row>
        <table:table-row table:style-name="ro1">
          <table:table-cell office:value-type="float" office:value="23327276" calcext:value-type="float">
            <text:p>23327276</text:p>
          </table:table-cell>
          <table:table-cell table:formula="of:=[.A1460]/1000/(60*60*24)" office:value-type="time" office:time-value="PT06H28M47.276S" calcext:value-type="time">
            <text:p>06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08.94" calcext:value-type="float">
            <text:p>1608.94</text:p>
          </table:table-cell>
          <table:table-cell office:value-type="float" office:value="2018.43" calcext:value-type="float">
            <text:p>2018.43</text:p>
          </table:table-cell>
        </table:table-row>
        <table:table-row table:style-name="ro1">
          <table:table-cell office:value-type="float" office:value="23343276" calcext:value-type="float">
            <text:p>23343276</text:p>
          </table:table-cell>
          <table:table-cell table:formula="of:=[.A1461]/1000/(60*60*24)" office:value-type="time" office:time-value="PT06H29M03.276S" calcext:value-type="time">
            <text:p>06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6" calcext:value-type="float">
            <text:p>294.66</text:p>
          </table:table-cell>
          <table:table-cell office:value-type="float" office:value="1610.01" calcext:value-type="float">
            <text:p>1610.01</text:p>
          </table:table-cell>
          <table:table-cell office:value-type="float" office:value="2019.74" calcext:value-type="float">
            <text:p>2019.74</text:p>
          </table:table-cell>
        </table:table-row>
        <table:table-row table:style-name="ro1">
          <table:table-cell office:value-type="float" office:value="23359276" calcext:value-type="float">
            <text:p>23359276</text:p>
          </table:table-cell>
          <table:table-cell table:formula="of:=[.A1462]/1000/(60*60*24)" office:value-type="time" office:time-value="PT06H29M19.276S" calcext:value-type="time">
            <text:p>06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611.09" calcext:value-type="float">
            <text:p>1611.09</text:p>
          </table:table-cell>
          <table:table-cell office:value-type="float" office:value="2021.05" calcext:value-type="float">
            <text:p>2021.05</text:p>
          </table:table-cell>
        </table:table-row>
        <table:table-row table:style-name="ro1">
          <table:table-cell office:value-type="float" office:value="23375276" calcext:value-type="float">
            <text:p>23375276</text:p>
          </table:table-cell>
          <table:table-cell table:formula="of:=[.A1463]/1000/(60*60*24)" office:value-type="time" office:time-value="PT06H29M35.276S" calcext:value-type="time">
            <text:p>06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6" calcext:value-type="float">
            <text:p>294.66</text:p>
          </table:table-cell>
          <table:table-cell office:value-type="float" office:value="1612.16" calcext:value-type="float">
            <text:p>1612.16</text:p>
          </table:table-cell>
          <table:table-cell office:value-type="float" office:value="2022.36" calcext:value-type="float">
            <text:p>2022.36</text:p>
          </table:table-cell>
        </table:table-row>
        <table:table-row table:style-name="ro1">
          <table:table-cell office:value-type="float" office:value="23391276" calcext:value-type="float">
            <text:p>23391276</text:p>
          </table:table-cell>
          <table:table-cell table:formula="of:=[.A1464]/1000/(60*60*24)" office:value-type="time" office:time-value="PT06H29M51.276S" calcext:value-type="time">
            <text:p>06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613.23" calcext:value-type="float">
            <text:p>1613.23</text:p>
          </table:table-cell>
          <table:table-cell office:value-type="float" office:value="2023.66" calcext:value-type="float">
            <text:p>2023.66</text:p>
          </table:table-cell>
        </table:table-row>
        <table:table-row table:style-name="ro1">
          <table:table-cell office:value-type="float" office:value="23407276" calcext:value-type="float">
            <text:p>23407276</text:p>
          </table:table-cell>
          <table:table-cell table:formula="of:=[.A1465]/1000/(60*60*24)" office:value-type="time" office:time-value="PT06H30M07.276S" calcext:value-type="time">
            <text:p>06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14.31" calcext:value-type="float">
            <text:p>1614.31</text:p>
          </table:table-cell>
          <table:table-cell office:value-type="float" office:value="2024.97" calcext:value-type="float">
            <text:p>2024.97</text:p>
          </table:table-cell>
        </table:table-row>
        <table:table-row table:style-name="ro1">
          <table:table-cell office:value-type="float" office:value="23423276" calcext:value-type="float">
            <text:p>23423276</text:p>
          </table:table-cell>
          <table:table-cell table:formula="of:=[.A1466]/1000/(60*60*24)" office:value-type="time" office:time-value="PT06H30M23.276S" calcext:value-type="time">
            <text:p>06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15.38" calcext:value-type="float">
            <text:p>1615.38</text:p>
          </table:table-cell>
          <table:table-cell office:value-type="float" office:value="2026.27" calcext:value-type="float">
            <text:p>2026.27</text:p>
          </table:table-cell>
        </table:table-row>
        <table:table-row table:style-name="ro1">
          <table:table-cell office:value-type="float" office:value="23439276" calcext:value-type="float">
            <text:p>23439276</text:p>
          </table:table-cell>
          <table:table-cell table:formula="of:=[.A1467]/1000/(60*60*24)" office:value-type="time" office:time-value="PT06H30M39.276S" calcext:value-type="time">
            <text:p>06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16.45" calcext:value-type="float">
            <text:p>1616.45</text:p>
          </table:table-cell>
          <table:table-cell office:value-type="float" office:value="2027.58" calcext:value-type="float">
            <text:p>2027.58</text:p>
          </table:table-cell>
        </table:table-row>
        <table:table-row table:style-name="ro1">
          <table:table-cell office:value-type="float" office:value="23455276" calcext:value-type="float">
            <text:p>23455276</text:p>
          </table:table-cell>
          <table:table-cell table:formula="of:=[.A1468]/1000/(60*60*24)" office:value-type="time" office:time-value="PT06H30M55.276S" calcext:value-type="time">
            <text:p>06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17.53" calcext:value-type="float">
            <text:p>1617.53</text:p>
          </table:table-cell>
          <table:table-cell office:value-type="float" office:value="2028.88" calcext:value-type="float">
            <text:p>2028.88</text:p>
          </table:table-cell>
        </table:table-row>
        <table:table-row table:style-name="ro1">
          <table:table-cell office:value-type="float" office:value="23471276" calcext:value-type="float">
            <text:p>23471276</text:p>
          </table:table-cell>
          <table:table-cell table:formula="of:=[.A1469]/1000/(60*60*24)" office:value-type="time" office:time-value="PT06H31M11.276S" calcext:value-type="time">
            <text:p>06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618.6" calcext:value-type="float">
            <text:p>1618.6</text:p>
          </table:table-cell>
          <table:table-cell office:value-type="float" office:value="2030.19" calcext:value-type="float">
            <text:p>2030.19</text:p>
          </table:table-cell>
        </table:table-row>
        <table:table-row table:style-name="ro1">
          <table:table-cell office:value-type="float" office:value="23487276" calcext:value-type="float">
            <text:p>23487276</text:p>
          </table:table-cell>
          <table:table-cell table:formula="of:=[.A1470]/1000/(60*60*24)" office:value-type="time" office:time-value="PT06H31M27.276S" calcext:value-type="time">
            <text:p>06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619.67" calcext:value-type="float">
            <text:p>1619.67</text:p>
          </table:table-cell>
          <table:table-cell office:value-type="float" office:value="2031.5" calcext:value-type="float">
            <text:p>2031.5</text:p>
          </table:table-cell>
        </table:table-row>
        <table:table-row table:style-name="ro1">
          <table:table-cell office:value-type="float" office:value="23503276" calcext:value-type="float">
            <text:p>23503276</text:p>
          </table:table-cell>
          <table:table-cell table:formula="of:=[.A1471]/1000/(60*60*24)" office:value-type="time" office:time-value="PT06H31M43.276S" calcext:value-type="time">
            <text:p>06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0.75" calcext:value-type="float">
            <text:p>1620.75</text:p>
          </table:table-cell>
          <table:table-cell office:value-type="float" office:value="2032.81" calcext:value-type="float">
            <text:p>2032.81</text:p>
          </table:table-cell>
        </table:table-row>
        <table:table-row table:style-name="ro1">
          <table:table-cell office:value-type="float" office:value="23519276" calcext:value-type="float">
            <text:p>23519276</text:p>
          </table:table-cell>
          <table:table-cell table:formula="of:=[.A1472]/1000/(60*60*24)" office:value-type="time" office:time-value="PT06H31M59.276S" calcext:value-type="time">
            <text:p>06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1.82" calcext:value-type="float">
            <text:p>1621.82</text:p>
          </table:table-cell>
          <table:table-cell office:value-type="float" office:value="2034.11" calcext:value-type="float">
            <text:p>2034.11</text:p>
          </table:table-cell>
        </table:table-row>
        <table:table-row table:style-name="ro1">
          <table:table-cell office:value-type="float" office:value="23535276" calcext:value-type="float">
            <text:p>23535276</text:p>
          </table:table-cell>
          <table:table-cell table:formula="of:=[.A1473]/1000/(60*60*24)" office:value-type="time" office:time-value="PT06H32M15.276S" calcext:value-type="time">
            <text:p>06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2.89" calcext:value-type="float">
            <text:p>1622.89</text:p>
          </table:table-cell>
          <table:table-cell office:value-type="float" office:value="2035.42" calcext:value-type="float">
            <text:p>2035.42</text:p>
          </table:table-cell>
        </table:table-row>
        <table:table-row table:style-name="ro1">
          <table:table-cell office:value-type="float" office:value="23551276" calcext:value-type="float">
            <text:p>23551276</text:p>
          </table:table-cell>
          <table:table-cell table:formula="of:=[.A1474]/1000/(60*60*24)" office:value-type="time" office:time-value="PT06H32M31.276S" calcext:value-type="time">
            <text:p>06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623.96" calcext:value-type="float">
            <text:p>1623.96</text:p>
          </table:table-cell>
          <table:table-cell office:value-type="float" office:value="2036.72" calcext:value-type="float">
            <text:p>2036.72</text:p>
          </table:table-cell>
        </table:table-row>
        <table:table-row table:style-name="ro1">
          <table:table-cell office:value-type="float" office:value="23567276" calcext:value-type="float">
            <text:p>23567276</text:p>
          </table:table-cell>
          <table:table-cell table:formula="of:=[.A1475]/1000/(60*60*24)" office:value-type="time" office:time-value="PT06H32M47.276S" calcext:value-type="time">
            <text:p>06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5.04" calcext:value-type="float">
            <text:p>1625.04</text:p>
          </table:table-cell>
          <table:table-cell office:value-type="float" office:value="2038.03" calcext:value-type="float">
            <text:p>2038.03</text:p>
          </table:table-cell>
        </table:table-row>
        <table:table-row table:style-name="ro1">
          <table:table-cell office:value-type="float" office:value="23583276" calcext:value-type="float">
            <text:p>23583276</text:p>
          </table:table-cell>
          <table:table-cell table:formula="of:=[.A1476]/1000/(60*60*24)" office:value-type="time" office:time-value="PT06H33M03.276S" calcext:value-type="time">
            <text:p>06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6.11" calcext:value-type="float">
            <text:p>1626.11</text:p>
          </table:table-cell>
          <table:table-cell office:value-type="float" office:value="2039.33" calcext:value-type="float">
            <text:p>2039.33</text:p>
          </table:table-cell>
        </table:table-row>
        <table:table-row table:style-name="ro1">
          <table:table-cell office:value-type="float" office:value="23599276" calcext:value-type="float">
            <text:p>23599276</text:p>
          </table:table-cell>
          <table:table-cell table:formula="of:=[.A1477]/1000/(60*60*24)" office:value-type="time" office:time-value="PT06H33M19.276S" calcext:value-type="time">
            <text:p>06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7.18" calcext:value-type="float">
            <text:p>1627.18</text:p>
          </table:table-cell>
          <table:table-cell office:value-type="float" office:value="2040.64" calcext:value-type="float">
            <text:p>2040.64</text:p>
          </table:table-cell>
        </table:table-row>
        <table:table-row table:style-name="ro1">
          <table:table-cell office:value-type="float" office:value="23615276" calcext:value-type="float">
            <text:p>23615276</text:p>
          </table:table-cell>
          <table:table-cell table:formula="of:=[.A1478]/1000/(60*60*24)" office:value-type="time" office:time-value="PT06H33M35.276S" calcext:value-type="time">
            <text:p>06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28.25" calcext:value-type="float">
            <text:p>1628.25</text:p>
          </table:table-cell>
          <table:table-cell office:value-type="float" office:value="2041.94" calcext:value-type="float">
            <text:p>2041.94</text:p>
          </table:table-cell>
        </table:table-row>
        <table:table-row table:style-name="ro1">
          <table:table-cell office:value-type="float" office:value="23631276" calcext:value-type="float">
            <text:p>23631276</text:p>
          </table:table-cell>
          <table:table-cell table:formula="of:=[.A1479]/1000/(60*60*24)" office:value-type="time" office:time-value="PT06H33M51.276S" calcext:value-type="time">
            <text:p>06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29.33" calcext:value-type="float">
            <text:p>1629.33</text:p>
          </table:table-cell>
          <table:table-cell office:value-type="float" office:value="2043.25" calcext:value-type="float">
            <text:p>2043.25</text:p>
          </table:table-cell>
        </table:table-row>
        <table:table-row table:style-name="ro1">
          <table:table-cell office:value-type="float" office:value="23647276" calcext:value-type="float">
            <text:p>23647276</text:p>
          </table:table-cell>
          <table:table-cell table:formula="of:=[.A1480]/1000/(60*60*24)" office:value-type="time" office:time-value="PT06H34M07.276S" calcext:value-type="time">
            <text:p>06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30.4" calcext:value-type="float">
            <text:p>1630.4</text:p>
          </table:table-cell>
          <table:table-cell office:value-type="float" office:value="2044.55" calcext:value-type="float">
            <text:p>2044.55</text:p>
          </table:table-cell>
        </table:table-row>
        <table:table-row table:style-name="ro1">
          <table:table-cell office:value-type="float" office:value="23663276" calcext:value-type="float">
            <text:p>23663276</text:p>
          </table:table-cell>
          <table:table-cell table:formula="of:=[.A1481]/1000/(60*60*24)" office:value-type="time" office:time-value="PT06H34M23.276S" calcext:value-type="time">
            <text:p>06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631.47" calcext:value-type="float">
            <text:p>1631.47</text:p>
          </table:table-cell>
          <table:table-cell office:value-type="float" office:value="2045.86" calcext:value-type="float">
            <text:p>2045.86</text:p>
          </table:table-cell>
        </table:table-row>
        <table:table-row table:style-name="ro1">
          <table:table-cell office:value-type="float" office:value="23679276" calcext:value-type="float">
            <text:p>23679276</text:p>
          </table:table-cell>
          <table:table-cell table:formula="of:=[.A1482]/1000/(60*60*24)" office:value-type="time" office:time-value="PT06H34M39.276S" calcext:value-type="time">
            <text:p>06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632.54" calcext:value-type="float">
            <text:p>1632.54</text:p>
          </table:table-cell>
          <table:table-cell office:value-type="float" office:value="2047.17" calcext:value-type="float">
            <text:p>2047.17</text:p>
          </table:table-cell>
        </table:table-row>
        <table:table-row table:style-name="ro1">
          <table:table-cell office:value-type="float" office:value="23695276" calcext:value-type="float">
            <text:p>23695276</text:p>
          </table:table-cell>
          <table:table-cell table:formula="of:=[.A1483]/1000/(60*60*24)" office:value-type="time" office:time-value="PT06H34M55.276S" calcext:value-type="time">
            <text:p>06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633.62" calcext:value-type="float">
            <text:p>1633.62</text:p>
          </table:table-cell>
          <table:table-cell office:value-type="float" office:value="2048.47" calcext:value-type="float">
            <text:p>2048.47</text:p>
          </table:table-cell>
        </table:table-row>
        <table:table-row table:style-name="ro1">
          <table:table-cell office:value-type="float" office:value="23711276" calcext:value-type="float">
            <text:p>23711276</text:p>
          </table:table-cell>
          <table:table-cell table:formula="of:=[.A1484]/1000/(60*60*24)" office:value-type="time" office:time-value="PT06H35M11.276S" calcext:value-type="time">
            <text:p>06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34.69" calcext:value-type="float">
            <text:p>1634.69</text:p>
          </table:table-cell>
          <table:table-cell office:value-type="float" office:value="2049.78" calcext:value-type="float">
            <text:p>2049.78</text:p>
          </table:table-cell>
        </table:table-row>
        <table:table-row table:style-name="ro1">
          <table:table-cell office:value-type="float" office:value="23727276" calcext:value-type="float">
            <text:p>23727276</text:p>
          </table:table-cell>
          <table:table-cell table:formula="of:=[.A1485]/1000/(60*60*24)" office:value-type="time" office:time-value="PT06H35M27.276S" calcext:value-type="time">
            <text:p>06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1635.76" calcext:value-type="float">
            <text:p>1635.76</text:p>
          </table:table-cell>
          <table:table-cell office:value-type="float" office:value="2051.08" calcext:value-type="float">
            <text:p>2051.08</text:p>
          </table:table-cell>
        </table:table-row>
        <table:table-row table:style-name="ro1">
          <table:table-cell office:value-type="float" office:value="23743276" calcext:value-type="float">
            <text:p>23743276</text:p>
          </table:table-cell>
          <table:table-cell table:formula="of:=[.A1486]/1000/(60*60*24)" office:value-type="time" office:time-value="PT06H35M43.276S" calcext:value-type="time">
            <text:p>06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36.83" calcext:value-type="float">
            <text:p>1636.83</text:p>
          </table:table-cell>
          <table:table-cell office:value-type="float" office:value="2052.39" calcext:value-type="float">
            <text:p>2052.39</text:p>
          </table:table-cell>
        </table:table-row>
        <table:table-row table:style-name="ro1">
          <table:table-cell office:value-type="float" office:value="23759276" calcext:value-type="float">
            <text:p>23759276</text:p>
          </table:table-cell>
          <table:table-cell table:formula="of:=[.A1487]/1000/(60*60*24)" office:value-type="time" office:time-value="PT06H35M59.276S" calcext:value-type="time">
            <text:p>06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37.91" calcext:value-type="float">
            <text:p>1637.91</text:p>
          </table:table-cell>
          <table:table-cell office:value-type="float" office:value="2053.69" calcext:value-type="float">
            <text:p>2053.69</text:p>
          </table:table-cell>
        </table:table-row>
        <table:table-row table:style-name="ro1">
          <table:table-cell office:value-type="float" office:value="23775276" calcext:value-type="float">
            <text:p>23775276</text:p>
          </table:table-cell>
          <table:table-cell table:formula="of:=[.A1488]/1000/(60*60*24)" office:value-type="time" office:time-value="PT06H36M15.276S" calcext:value-type="time">
            <text:p>06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38.98" calcext:value-type="float">
            <text:p>1638.9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3791276" calcext:value-type="float">
            <text:p>23791276</text:p>
          </table:table-cell>
          <table:table-cell table:formula="of:=[.A1489]/1000/(60*60*24)" office:value-type="time" office:time-value="PT06H36M31.276S" calcext:value-type="time">
            <text:p>06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0.05" calcext:value-type="float">
            <text:p>1640.05</text:p>
          </table:table-cell>
          <table:table-cell office:value-type="float" office:value="2056.3" calcext:value-type="float">
            <text:p>2056.3</text:p>
          </table:table-cell>
        </table:table-row>
        <table:table-row table:style-name="ro1">
          <table:table-cell office:value-type="float" office:value="23807276" calcext:value-type="float">
            <text:p>23807276</text:p>
          </table:table-cell>
          <table:table-cell table:formula="of:=[.A1490]/1000/(60*60*24)" office:value-type="time" office:time-value="PT06H36M47.276S" calcext:value-type="time">
            <text:p>06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1.12" calcext:value-type="float">
            <text:p>1641.12</text:p>
          </table:table-cell>
          <table:table-cell office:value-type="float" office:value="2057.61" calcext:value-type="float">
            <text:p>2057.61</text:p>
          </table:table-cell>
        </table:table-row>
        <table:table-row table:style-name="ro1">
          <table:table-cell office:value-type="float" office:value="23823276" calcext:value-type="float">
            <text:p>23823276</text:p>
          </table:table-cell>
          <table:table-cell table:formula="of:=[.A1491]/1000/(60*60*24)" office:value-type="time" office:time-value="PT06H37M03.276S" calcext:value-type="time">
            <text:p>06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2.2" calcext:value-type="float">
            <text:p>1642.2</text:p>
          </table:table-cell>
          <table:table-cell office:value-type="float" office:value="2058.91" calcext:value-type="float">
            <text:p>2058.91</text:p>
          </table:table-cell>
        </table:table-row>
        <table:table-row table:style-name="ro1">
          <table:table-cell office:value-type="float" office:value="23839276" calcext:value-type="float">
            <text:p>23839276</text:p>
          </table:table-cell>
          <table:table-cell table:formula="of:=[.A1492]/1000/(60*60*24)" office:value-type="time" office:time-value="PT06H37M19.276S" calcext:value-type="time">
            <text:p>06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3.27" calcext:value-type="float">
            <text:p>1643.27</text:p>
          </table:table-cell>
          <table:table-cell office:value-type="float" office:value="2060.22" calcext:value-type="float">
            <text:p>2060.22</text:p>
          </table:table-cell>
        </table:table-row>
        <table:table-row table:style-name="ro1">
          <table:table-cell office:value-type="float" office:value="23855276" calcext:value-type="float">
            <text:p>23855276</text:p>
          </table:table-cell>
          <table:table-cell table:formula="of:=[.A1493]/1000/(60*60*24)" office:value-type="time" office:time-value="PT06H37M35.276S" calcext:value-type="time">
            <text:p>06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44.34" calcext:value-type="float">
            <text:p>1644.34</text:p>
          </table:table-cell>
          <table:table-cell office:value-type="float" office:value="2061.52" calcext:value-type="float">
            <text:p>2061.52</text:p>
          </table:table-cell>
        </table:table-row>
        <table:table-row table:style-name="ro1">
          <table:table-cell office:value-type="float" office:value="23871276" calcext:value-type="float">
            <text:p>23871276</text:p>
          </table:table-cell>
          <table:table-cell table:formula="of:=[.A1494]/1000/(60*60*24)" office:value-type="time" office:time-value="PT06H37M51.276S" calcext:value-type="time">
            <text:p>06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5.41" calcext:value-type="float">
            <text:p>1645.41</text:p>
          </table:table-cell>
          <table:table-cell office:value-type="float" office:value="2062.83" calcext:value-type="float">
            <text:p>2062.83</text:p>
          </table:table-cell>
        </table:table-row>
        <table:table-row table:style-name="ro1">
          <table:table-cell office:value-type="float" office:value="23887276" calcext:value-type="float">
            <text:p>23887276</text:p>
          </table:table-cell>
          <table:table-cell table:formula="of:=[.A1495]/1000/(60*60*24)" office:value-type="time" office:time-value="PT06H38M07.276S" calcext:value-type="time">
            <text:p>06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46.49" calcext:value-type="float">
            <text:p>1646.49</text:p>
          </table:table-cell>
          <table:table-cell office:value-type="float" office:value="2064.13" calcext:value-type="float">
            <text:p>2064.13</text:p>
          </table:table-cell>
        </table:table-row>
        <table:table-row table:style-name="ro1">
          <table:table-cell office:value-type="float" office:value="23903276" calcext:value-type="float">
            <text:p>23903276</text:p>
          </table:table-cell>
          <table:table-cell table:formula="of:=[.A1496]/1000/(60*60*24)" office:value-type="time" office:time-value="PT06H38M23.276S" calcext:value-type="time">
            <text:p>06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47.56" calcext:value-type="float">
            <text:p>1647.56</text:p>
          </table:table-cell>
          <table:table-cell office:value-type="float" office:value="2065.44" calcext:value-type="float">
            <text:p>2065.44</text:p>
          </table:table-cell>
        </table:table-row>
        <table:table-row table:style-name="ro1">
          <table:table-cell office:value-type="float" office:value="23919276" calcext:value-type="float">
            <text:p>23919276</text:p>
          </table:table-cell>
          <table:table-cell table:formula="of:=[.A1497]/1000/(60*60*24)" office:value-type="time" office:time-value="PT06H38M39.276S" calcext:value-type="time">
            <text:p>06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48.63" calcext:value-type="float">
            <text:p>1648.63</text:p>
          </table:table-cell>
          <table:table-cell office:value-type="float" office:value="2066.74" calcext:value-type="float">
            <text:p>2066.74</text:p>
          </table:table-cell>
        </table:table-row>
        <table:table-row table:style-name="ro1">
          <table:table-cell office:value-type="float" office:value="23935276" calcext:value-type="float">
            <text:p>23935276</text:p>
          </table:table-cell>
          <table:table-cell table:formula="of:=[.A1498]/1000/(60*60*24)" office:value-type="time" office:time-value="PT06H38M55.276S" calcext:value-type="time">
            <text:p>06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649.7" calcext:value-type="float">
            <text:p>1649.7</text:p>
          </table:table-cell>
          <table:table-cell office:value-type="float" office:value="2068.04" calcext:value-type="float">
            <text:p>2068.04</text:p>
          </table:table-cell>
        </table:table-row>
        <table:table-row table:style-name="ro1">
          <table:table-cell office:value-type="float" office:value="23951276" calcext:value-type="float">
            <text:p>23951276</text:p>
          </table:table-cell>
          <table:table-cell table:formula="of:=[.A1499]/1000/(60*60*24)" office:value-type="time" office:time-value="PT06H39M11.276S" calcext:value-type="time">
            <text:p>06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0.77" calcext:value-type="float">
            <text:p>1650.77</text:p>
          </table:table-cell>
          <table:table-cell office:value-type="float" office:value="2069.35" calcext:value-type="float">
            <text:p>2069.35</text:p>
          </table:table-cell>
        </table:table-row>
        <table:table-row table:style-name="ro1">
          <table:table-cell office:value-type="float" office:value="23967276" calcext:value-type="float">
            <text:p>23967276</text:p>
          </table:table-cell>
          <table:table-cell table:formula="of:=[.A1500]/1000/(60*60*24)" office:value-type="time" office:time-value="PT06H39M27.276S" calcext:value-type="time">
            <text:p>06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2070.65" calcext:value-type="float">
            <text:p>2070.65</text:p>
          </table:table-cell>
        </table:table-row>
        <table:table-row table:style-name="ro1">
          <table:table-cell office:value-type="float" office:value="23983276" calcext:value-type="float">
            <text:p>23983276</text:p>
          </table:table-cell>
          <table:table-cell table:formula="of:=[.A1501]/1000/(60*60*24)" office:value-type="time" office:time-value="PT06H39M43.276S" calcext:value-type="time">
            <text:p>06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2.92" calcext:value-type="float">
            <text:p>1652.92</text:p>
          </table:table-cell>
          <table:table-cell office:value-type="float" office:value="2071.96" calcext:value-type="float">
            <text:p>2071.96</text:p>
          </table:table-cell>
        </table:table-row>
        <table:table-row table:style-name="ro1">
          <table:table-cell office:value-type="float" office:value="23999276" calcext:value-type="float">
            <text:p>23999276</text:p>
          </table:table-cell>
          <table:table-cell table:formula="of:=[.A1502]/1000/(60*60*24)" office:value-type="time" office:time-value="PT06H39M59.276S" calcext:value-type="time">
            <text:p>06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3.99" calcext:value-type="float">
            <text:p>1653.99</text:p>
          </table:table-cell>
          <table:table-cell office:value-type="float" office:value="2073.26" calcext:value-type="float">
            <text:p>2073.26</text:p>
          </table:table-cell>
        </table:table-row>
        <table:table-row table:style-name="ro1">
          <table:table-cell office:value-type="float" office:value="24015276" calcext:value-type="float">
            <text:p>24015276</text:p>
          </table:table-cell>
          <table:table-cell table:formula="of:=[.A1503]/1000/(60*60*24)" office:value-type="time" office:time-value="PT06H40M15.276S" calcext:value-type="time">
            <text:p>06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5.06" calcext:value-type="float">
            <text:p>1655.06</text:p>
          </table:table-cell>
          <table:table-cell office:value-type="float" office:value="2074.57" calcext:value-type="float">
            <text:p>2074.57</text:p>
          </table:table-cell>
        </table:table-row>
        <table:table-row table:style-name="ro1">
          <table:table-cell office:value-type="float" office:value="24031276" calcext:value-type="float">
            <text:p>24031276</text:p>
          </table:table-cell>
          <table:table-cell table:formula="of:=[.A1504]/1000/(60*60*24)" office:value-type="time" office:time-value="PT06H40M31.276S" calcext:value-type="time">
            <text:p>06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6.13" calcext:value-type="float">
            <text:p>1656.13</text:p>
          </table:table-cell>
          <table:table-cell office:value-type="float" office:value="2075.87" calcext:value-type="float">
            <text:p>2075.87</text:p>
          </table:table-cell>
        </table:table-row>
        <table:table-row table:style-name="ro1">
          <table:table-cell office:value-type="float" office:value="24047276" calcext:value-type="float">
            <text:p>24047276</text:p>
          </table:table-cell>
          <table:table-cell table:formula="of:=[.A1505]/1000/(60*60*24)" office:value-type="time" office:time-value="PT06H40M47.276S" calcext:value-type="time">
            <text:p>06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7.21" calcext:value-type="float">
            <text:p>1657.21</text:p>
          </table:table-cell>
          <table:table-cell office:value-type="float" office:value="2077.18" calcext:value-type="float">
            <text:p>2077.18</text:p>
          </table:table-cell>
        </table:table-row>
        <table:table-row table:style-name="ro1">
          <table:table-cell office:value-type="float" office:value="24063276" calcext:value-type="float">
            <text:p>24063276</text:p>
          </table:table-cell>
          <table:table-cell table:formula="of:=[.A1506]/1000/(60*60*24)" office:value-type="time" office:time-value="PT06H41M03.276S" calcext:value-type="time">
            <text:p>06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8.28" calcext:value-type="float">
            <text:p>1658.28</text:p>
          </table:table-cell>
          <table:table-cell office:value-type="float" office:value="2078.48" calcext:value-type="float">
            <text:p>2078.48</text:p>
          </table:table-cell>
        </table:table-row>
        <table:table-row table:style-name="ro1">
          <table:table-cell office:value-type="float" office:value="24079276" calcext:value-type="float">
            <text:p>24079276</text:p>
          </table:table-cell>
          <table:table-cell table:formula="of:=[.A1507]/1000/(60*60*24)" office:value-type="time" office:time-value="PT06H41M19.276S" calcext:value-type="time">
            <text:p>06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59.35" calcext:value-type="float">
            <text:p>1659.35</text:p>
          </table:table-cell>
          <table:table-cell office:value-type="float" office:value="2079.78" calcext:value-type="float">
            <text:p>2079.78</text:p>
          </table:table-cell>
        </table:table-row>
        <table:table-row table:style-name="ro1">
          <table:table-cell office:value-type="float" office:value="24095276" calcext:value-type="float">
            <text:p>24095276</text:p>
          </table:table-cell>
          <table:table-cell table:formula="of:=[.A1508]/1000/(60*60*24)" office:value-type="time" office:time-value="PT06H41M35.276S" calcext:value-type="time">
            <text:p>06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60.42" calcext:value-type="float">
            <text:p>1660.42</text:p>
          </table:table-cell>
          <table:table-cell office:value-type="float" office:value="2081.09" calcext:value-type="float">
            <text:p>2081.09</text:p>
          </table:table-cell>
        </table:table-row>
        <table:table-row table:style-name="ro1">
          <table:table-cell office:value-type="float" office:value="24111276" calcext:value-type="float">
            <text:p>24111276</text:p>
          </table:table-cell>
          <table:table-cell table:formula="of:=[.A1509]/1000/(60*60*24)" office:value-type="time" office:time-value="PT06H41M51.276S" calcext:value-type="time">
            <text:p>06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61.49" calcext:value-type="float">
            <text:p>1661.49</text:p>
          </table:table-cell>
          <table:table-cell office:value-type="float" office:value="2082.39" calcext:value-type="float">
            <text:p>2082.39</text:p>
          </table:table-cell>
        </table:table-row>
        <table:table-row table:style-name="ro1">
          <table:table-cell office:value-type="float" office:value="24127276" calcext:value-type="float">
            <text:p>24127276</text:p>
          </table:table-cell>
          <table:table-cell table:formula="of:=[.A1510]/1000/(60*60*24)" office:value-type="time" office:time-value="PT06H42M07.276S" calcext:value-type="time">
            <text:p>06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62.57" calcext:value-type="float">
            <text:p>1662.57</text:p>
          </table:table-cell>
          <table:table-cell office:value-type="float" office:value="2083.7" calcext:value-type="float">
            <text:p>2083.7</text:p>
          </table:table-cell>
        </table:table-row>
        <table:table-row table:style-name="ro1">
          <table:table-cell office:value-type="float" office:value="24143276" calcext:value-type="float">
            <text:p>24143276</text:p>
          </table:table-cell>
          <table:table-cell table:formula="of:=[.A1511]/1000/(60*60*24)" office:value-type="time" office:time-value="PT06H42M23.276S" calcext:value-type="time">
            <text:p>06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63.64" calcext:value-type="float">
            <text:p>1663.6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4159276" calcext:value-type="float">
            <text:p>24159276</text:p>
          </table:table-cell>
          <table:table-cell table:formula="of:=[.A1512]/1000/(60*60*24)" office:value-type="time" office:time-value="PT06H42M39.276S" calcext:value-type="time">
            <text:p>06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64.71" calcext:value-type="float">
            <text:p>1664.71</text:p>
          </table:table-cell>
          <table:table-cell office:value-type="float" office:value="2086.31" calcext:value-type="float">
            <text:p>2086.31</text:p>
          </table:table-cell>
        </table:table-row>
        <table:table-row table:style-name="ro1">
          <table:table-cell office:value-type="float" office:value="24175276" calcext:value-type="float">
            <text:p>24175276</text:p>
          </table:table-cell>
          <table:table-cell table:formula="of:=[.A1513]/1000/(60*60*24)" office:value-type="time" office:time-value="PT06H42M55.276S" calcext:value-type="time">
            <text:p>06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65.78" calcext:value-type="float">
            <text:p>1665.78</text:p>
          </table:table-cell>
          <table:table-cell office:value-type="float" office:value="2087.61" calcext:value-type="float">
            <text:p>2087.61</text:p>
          </table:table-cell>
        </table:table-row>
        <table:table-row table:style-name="ro1">
          <table:table-cell office:value-type="float" office:value="24191276" calcext:value-type="float">
            <text:p>24191276</text:p>
          </table:table-cell>
          <table:table-cell table:formula="of:=[.A1514]/1000/(60*60*24)" office:value-type="time" office:time-value="PT06H43M11.276S" calcext:value-type="time">
            <text:p>06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666.85" calcext:value-type="float">
            <text:p>1666.85</text:p>
          </table:table-cell>
          <table:table-cell office:value-type="float" office:value="2088.91" calcext:value-type="float">
            <text:p>2088.91</text:p>
          </table:table-cell>
        </table:table-row>
        <table:table-row table:style-name="ro1">
          <table:table-cell office:value-type="float" office:value="24207276" calcext:value-type="float">
            <text:p>24207276</text:p>
          </table:table-cell>
          <table:table-cell table:formula="of:=[.A1515]/1000/(60*60*24)" office:value-type="time" office:time-value="PT06H43M27.276S" calcext:value-type="time">
            <text:p>06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667.93" calcext:value-type="float">
            <text:p>1667.93</text:p>
          </table:table-cell>
          <table:table-cell office:value-type="float" office:value="2090.22" calcext:value-type="float">
            <text:p>2090.22</text:p>
          </table:table-cell>
        </table:table-row>
        <table:table-row table:style-name="ro1">
          <table:table-cell office:value-type="float" office:value="24223276" calcext:value-type="float">
            <text:p>24223276</text:p>
          </table:table-cell>
          <table:table-cell table:formula="of:=[.A1516]/1000/(60*60*24)" office:value-type="time" office:time-value="PT06H43M43.276S" calcext:value-type="time">
            <text:p>06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69" calcext:value-type="float">
            <text:p>1669</text:p>
          </table:table-cell>
          <table:table-cell office:value-type="float" office:value="2091.52" calcext:value-type="float">
            <text:p>2091.52</text:p>
          </table:table-cell>
        </table:table-row>
        <table:table-row table:style-name="ro1">
          <table:table-cell office:value-type="float" office:value="24239276" calcext:value-type="float">
            <text:p>24239276</text:p>
          </table:table-cell>
          <table:table-cell table:formula="of:=[.A1517]/1000/(60*60*24)" office:value-type="time" office:time-value="PT06H43M59.276S" calcext:value-type="time">
            <text:p>06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0.07" calcext:value-type="float">
            <text:p>1670.07</text:p>
          </table:table-cell>
          <table:table-cell office:value-type="float" office:value="2092.83" calcext:value-type="float">
            <text:p>2092.83</text:p>
          </table:table-cell>
        </table:table-row>
        <table:table-row table:style-name="ro1">
          <table:table-cell office:value-type="float" office:value="24255276" calcext:value-type="float">
            <text:p>24255276</text:p>
          </table:table-cell>
          <table:table-cell table:formula="of:=[.A1518]/1000/(60*60*24)" office:value-type="time" office:time-value="PT06H44M15.276S" calcext:value-type="time">
            <text:p>06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2094.13" calcext:value-type="float">
            <text:p>2094.13</text:p>
          </table:table-cell>
        </table:table-row>
        <table:table-row table:style-name="ro1">
          <table:table-cell office:value-type="float" office:value="24271276" calcext:value-type="float">
            <text:p>24271276</text:p>
          </table:table-cell>
          <table:table-cell table:formula="of:=[.A1519]/1000/(60*60*24)" office:value-type="time" office:time-value="PT06H44M31.276S" calcext:value-type="time">
            <text:p>06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72.21" calcext:value-type="float">
            <text:p>1672.21</text:p>
          </table:table-cell>
          <table:table-cell office:value-type="float" office:value="2095.43" calcext:value-type="float">
            <text:p>2095.43</text:p>
          </table:table-cell>
        </table:table-row>
        <table:table-row table:style-name="ro1">
          <table:table-cell office:value-type="float" office:value="24287276" calcext:value-type="float">
            <text:p>24287276</text:p>
          </table:table-cell>
          <table:table-cell table:formula="of:=[.A1520]/1000/(60*60*24)" office:value-type="time" office:time-value="PT06H44M47.276S" calcext:value-type="time">
            <text:p>06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3.29" calcext:value-type="float">
            <text:p>1673.29</text:p>
          </table:table-cell>
          <table:table-cell office:value-type="float" office:value="2096.74" calcext:value-type="float">
            <text:p>2096.74</text:p>
          </table:table-cell>
        </table:table-row>
        <table:table-row table:style-name="ro1">
          <table:table-cell office:value-type="float" office:value="24303276" calcext:value-type="float">
            <text:p>24303276</text:p>
          </table:table-cell>
          <table:table-cell table:formula="of:=[.A1521]/1000/(60*60*24)" office:value-type="time" office:time-value="PT06H45M03.276S" calcext:value-type="time">
            <text:p>06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4.36" calcext:value-type="float">
            <text:p>1674.36</text:p>
          </table:table-cell>
          <table:table-cell office:value-type="float" office:value="2098.04" calcext:value-type="float">
            <text:p>2098.04</text:p>
          </table:table-cell>
        </table:table-row>
        <table:table-row table:style-name="ro1">
          <table:table-cell office:value-type="float" office:value="24319276" calcext:value-type="float">
            <text:p>24319276</text:p>
          </table:table-cell>
          <table:table-cell table:formula="of:=[.A1522]/1000/(60*60*24)" office:value-type="time" office:time-value="PT06H45M19.276S" calcext:value-type="time">
            <text:p>06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5.43" calcext:value-type="float">
            <text:p>1675.43</text:p>
          </table:table-cell>
          <table:table-cell office:value-type="float" office:value="2099.35" calcext:value-type="float">
            <text:p>2099.35</text:p>
          </table:table-cell>
        </table:table-row>
        <table:table-row table:style-name="ro1">
          <table:table-cell office:value-type="float" office:value="24335276" calcext:value-type="float">
            <text:p>24335276</text:p>
          </table:table-cell>
          <table:table-cell table:formula="of:=[.A1523]/1000/(60*60*24)" office:value-type="time" office:time-value="PT06H45M35.276S" calcext:value-type="time">
            <text:p>06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76.5" calcext:value-type="float">
            <text:p>1676.5</text:p>
          </table:table-cell>
          <table:table-cell office:value-type="float" office:value="2100.65" calcext:value-type="float">
            <text:p>2100.65</text:p>
          </table:table-cell>
        </table:table-row>
        <table:table-row table:style-name="ro1">
          <table:table-cell office:value-type="float" office:value="24351276" calcext:value-type="float">
            <text:p>24351276</text:p>
          </table:table-cell>
          <table:table-cell table:formula="of:=[.A1524]/1000/(60*60*24)" office:value-type="time" office:time-value="PT06H45M51.276S" calcext:value-type="time">
            <text:p>06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77.57" calcext:value-type="float">
            <text:p>1677.57</text:p>
          </table:table-cell>
          <table:table-cell office:value-type="float" office:value="2101.95" calcext:value-type="float">
            <text:p>2101.95</text:p>
          </table:table-cell>
        </table:table-row>
        <table:table-row table:style-name="ro1">
          <table:table-cell office:value-type="float" office:value="24367276" calcext:value-type="float">
            <text:p>24367276</text:p>
          </table:table-cell>
          <table:table-cell table:formula="of:=[.A1525]/1000/(60*60*24)" office:value-type="time" office:time-value="PT06H46M07.276S" calcext:value-type="time">
            <text:p>06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78.64" calcext:value-type="float">
            <text:p>1678.64</text:p>
          </table:table-cell>
          <table:table-cell office:value-type="float" office:value="2103.25" calcext:value-type="float">
            <text:p>2103.25</text:p>
          </table:table-cell>
        </table:table-row>
        <table:table-row table:style-name="ro1">
          <table:table-cell office:value-type="float" office:value="24383276" calcext:value-type="float">
            <text:p>24383276</text:p>
          </table:table-cell>
          <table:table-cell table:formula="of:=[.A1526]/1000/(60*60*24)" office:value-type="time" office:time-value="PT06H46M23.276S" calcext:value-type="time">
            <text:p>06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679.71" calcext:value-type="float">
            <text:p>1679.71</text:p>
          </table:table-cell>
          <table:table-cell office:value-type="float" office:value="2104.56" calcext:value-type="float">
            <text:p>2104.56</text:p>
          </table:table-cell>
        </table:table-row>
        <table:table-row table:style-name="ro1">
          <table:table-cell office:value-type="float" office:value="24399276" calcext:value-type="float">
            <text:p>24399276</text:p>
          </table:table-cell>
          <table:table-cell table:formula="of:=[.A1527]/1000/(60*60*24)" office:value-type="time" office:time-value="PT06H46M39.276S" calcext:value-type="time">
            <text:p>06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0.79" calcext:value-type="float">
            <text:p>1680.79</text:p>
          </table:table-cell>
          <table:table-cell office:value-type="float" office:value="2105.86" calcext:value-type="float">
            <text:p>2105.86</text:p>
          </table:table-cell>
        </table:table-row>
        <table:table-row table:style-name="ro1">
          <table:table-cell office:value-type="float" office:value="24415276" calcext:value-type="float">
            <text:p>24415276</text:p>
          </table:table-cell>
          <table:table-cell table:formula="of:=[.A1528]/1000/(60*60*24)" office:value-type="time" office:time-value="PT06H46M55.276S" calcext:value-type="time">
            <text:p>06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1.86" calcext:value-type="float">
            <text:p>1681.86</text:p>
          </table:table-cell>
          <table:table-cell office:value-type="float" office:value="2107.16" calcext:value-type="float">
            <text:p>2107.16</text:p>
          </table:table-cell>
        </table:table-row>
        <table:table-row table:style-name="ro1">
          <table:table-cell office:value-type="float" office:value="24431276" calcext:value-type="float">
            <text:p>24431276</text:p>
          </table:table-cell>
          <table:table-cell table:formula="of:=[.A1529]/1000/(60*60*24)" office:value-type="time" office:time-value="PT06H47M11.276S" calcext:value-type="time">
            <text:p>06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2.93" calcext:value-type="float">
            <text:p>1682.93</text:p>
          </table:table-cell>
          <table:table-cell office:value-type="float" office:value="2108.46" calcext:value-type="float">
            <text:p>2108.46</text:p>
          </table:table-cell>
        </table:table-row>
        <table:table-row table:style-name="ro1">
          <table:table-cell office:value-type="float" office:value="24447276" calcext:value-type="float">
            <text:p>24447276</text:p>
          </table:table-cell>
          <table:table-cell table:formula="of:=[.A1530]/1000/(60*60*24)" office:value-type="time" office:time-value="PT06H47M27.276S" calcext:value-type="time">
            <text:p>06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4" calcext:value-type="float">
            <text:p>1684</text:p>
          </table:table-cell>
          <table:table-cell office:value-type="float" office:value="2109.76" calcext:value-type="float">
            <text:p>2109.76</text:p>
          </table:table-cell>
        </table:table-row>
        <table:table-row table:style-name="ro1">
          <table:table-cell office:value-type="float" office:value="24463276" calcext:value-type="float">
            <text:p>24463276</text:p>
          </table:table-cell>
          <table:table-cell table:formula="of:=[.A1531]/1000/(60*60*24)" office:value-type="time" office:time-value="PT06H47M43.276S" calcext:value-type="time">
            <text:p>06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5.07" calcext:value-type="float">
            <text:p>1685.07</text:p>
          </table:table-cell>
          <table:table-cell office:value-type="float" office:value="2111.06" calcext:value-type="float">
            <text:p>2111.06</text:p>
          </table:table-cell>
        </table:table-row>
        <table:table-row table:style-name="ro1">
          <table:table-cell office:value-type="float" office:value="24479276" calcext:value-type="float">
            <text:p>24479276</text:p>
          </table:table-cell>
          <table:table-cell table:formula="of:=[.A1532]/1000/(60*60*24)" office:value-type="time" office:time-value="PT06H47M59.276S" calcext:value-type="time">
            <text:p>06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6.14" calcext:value-type="float">
            <text:p>1686.14</text:p>
          </table:table-cell>
          <table:table-cell office:value-type="float" office:value="2112.36" calcext:value-type="float">
            <text:p>2112.36</text:p>
          </table:table-cell>
        </table:table-row>
        <table:table-row table:style-name="ro1">
          <table:table-cell office:value-type="float" office:value="24495276" calcext:value-type="float">
            <text:p>24495276</text:p>
          </table:table-cell>
          <table:table-cell table:formula="of:=[.A1533]/1000/(60*60*24)" office:value-type="time" office:time-value="PT06H48M15.276S" calcext:value-type="time">
            <text:p>06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87.21" calcext:value-type="float">
            <text:p>1687.21</text:p>
          </table:table-cell>
          <table:table-cell office:value-type="float" office:value="2113.67" calcext:value-type="float">
            <text:p>2113.67</text:p>
          </table:table-cell>
        </table:table-row>
        <table:table-row table:style-name="ro1">
          <table:table-cell office:value-type="float" office:value="24511276" calcext:value-type="float">
            <text:p>24511276</text:p>
          </table:table-cell>
          <table:table-cell table:formula="of:=[.A1534]/1000/(60*60*24)" office:value-type="time" office:time-value="PT06H48M31.276S" calcext:value-type="time">
            <text:p>06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88.28" calcext:value-type="float">
            <text:p>1688.28</text:p>
          </table:table-cell>
          <table:table-cell office:value-type="float" office:value="2114.97" calcext:value-type="float">
            <text:p>2114.97</text:p>
          </table:table-cell>
        </table:table-row>
        <table:table-row table:style-name="ro1">
          <table:table-cell office:value-type="float" office:value="24527276" calcext:value-type="float">
            <text:p>24527276</text:p>
          </table:table-cell>
          <table:table-cell table:formula="of:=[.A1535]/1000/(60*60*24)" office:value-type="time" office:time-value="PT06H48M47.276S" calcext:value-type="time">
            <text:p>06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89.35" calcext:value-type="float">
            <text:p>1689.35</text:p>
          </table:table-cell>
          <table:table-cell office:value-type="float" office:value="2116.27" calcext:value-type="float">
            <text:p>2116.27</text:p>
          </table:table-cell>
        </table:table-row>
        <table:table-row table:style-name="ro1">
          <table:table-cell office:value-type="float" office:value="24543276" calcext:value-type="float">
            <text:p>24543276</text:p>
          </table:table-cell>
          <table:table-cell table:formula="of:=[.A1536]/1000/(60*60*24)" office:value-type="time" office:time-value="PT06H49M03.276S" calcext:value-type="time">
            <text:p>06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90.42" calcext:value-type="float">
            <text:p>1690.42</text:p>
          </table:table-cell>
          <table:table-cell office:value-type="float" office:value="2117.57" calcext:value-type="float">
            <text:p>2117.57</text:p>
          </table:table-cell>
        </table:table-row>
        <table:table-row table:style-name="ro1">
          <table:table-cell office:value-type="float" office:value="24559276" calcext:value-type="float">
            <text:p>24559276</text:p>
          </table:table-cell>
          <table:table-cell table:formula="of:=[.A1537]/1000/(60*60*24)" office:value-type="time" office:time-value="PT06H49M19.276S" calcext:value-type="time">
            <text:p>06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691.49" calcext:value-type="float">
            <text:p>1691.49</text:p>
          </table:table-cell>
          <table:table-cell office:value-type="float" office:value="2118.87" calcext:value-type="float">
            <text:p>2118.87</text:p>
          </table:table-cell>
        </table:table-row>
        <table:table-row table:style-name="ro1">
          <table:table-cell office:value-type="float" office:value="24575276" calcext:value-type="float">
            <text:p>24575276</text:p>
          </table:table-cell>
          <table:table-cell table:formula="of:=[.A1538]/1000/(60*60*24)" office:value-type="time" office:time-value="PT06H49M35.276S" calcext:value-type="time">
            <text:p>06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92.56" calcext:value-type="float">
            <text:p>1692.56</text:p>
          </table:table-cell>
          <table:table-cell office:value-type="float" office:value="2120.17" calcext:value-type="float">
            <text:p>2120.17</text:p>
          </table:table-cell>
        </table:table-row>
        <table:table-row table:style-name="ro1">
          <table:table-cell office:value-type="float" office:value="24591276" calcext:value-type="float">
            <text:p>24591276</text:p>
          </table:table-cell>
          <table:table-cell table:formula="of:=[.A1539]/1000/(60*60*24)" office:value-type="time" office:time-value="PT06H49M51.276S" calcext:value-type="time">
            <text:p>06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93.63" calcext:value-type="float">
            <text:p>1693.63</text:p>
          </table:table-cell>
          <table:table-cell office:value-type="float" office:value="2121.47" calcext:value-type="float">
            <text:p>2121.47</text:p>
          </table:table-cell>
        </table:table-row>
        <table:table-row table:style-name="ro1">
          <table:table-cell office:value-type="float" office:value="24607276" calcext:value-type="float">
            <text:p>24607276</text:p>
          </table:table-cell>
          <table:table-cell table:formula="of:=[.A1540]/1000/(60*60*24)" office:value-type="time" office:time-value="PT06H50M07.276S" calcext:value-type="time">
            <text:p>06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94.7" calcext:value-type="float">
            <text:p>1694.7</text:p>
          </table:table-cell>
          <table:table-cell office:value-type="float" office:value="2122.77" calcext:value-type="float">
            <text:p>2122.77</text:p>
          </table:table-cell>
        </table:table-row>
        <table:table-row table:style-name="ro1">
          <table:table-cell office:value-type="float" office:value="24623276" calcext:value-type="float">
            <text:p>24623276</text:p>
          </table:table-cell>
          <table:table-cell table:formula="of:=[.A1541]/1000/(60*60*24)" office:value-type="time" office:time-value="PT06H50M23.276S" calcext:value-type="time">
            <text:p>06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95.77" calcext:value-type="float">
            <text:p>1695.77</text:p>
          </table:table-cell>
          <table:table-cell office:value-type="float" office:value="2124.07" calcext:value-type="float">
            <text:p>2124.07</text:p>
          </table:table-cell>
        </table:table-row>
        <table:table-row table:style-name="ro1">
          <table:table-cell office:value-type="float" office:value="24639276" calcext:value-type="float">
            <text:p>24639276</text:p>
          </table:table-cell>
          <table:table-cell table:formula="of:=[.A1542]/1000/(60*60*24)" office:value-type="time" office:time-value="PT06H50M39.276S" calcext:value-type="time">
            <text:p>06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696.84" calcext:value-type="float">
            <text:p>1696.84</text:p>
          </table:table-cell>
          <table:table-cell office:value-type="float" office:value="2125.38" calcext:value-type="float">
            <text:p>2125.38</text:p>
          </table:table-cell>
        </table:table-row>
        <table:table-row table:style-name="ro1">
          <table:table-cell office:value-type="float" office:value="24655276" calcext:value-type="float">
            <text:p>24655276</text:p>
          </table:table-cell>
          <table:table-cell table:formula="of:=[.A1543]/1000/(60*60*24)" office:value-type="time" office:time-value="PT06H50M55.276S" calcext:value-type="time">
            <text:p>06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97.92" calcext:value-type="float">
            <text:p>1697.92</text:p>
          </table:table-cell>
          <table:table-cell office:value-type="float" office:value="2126.68" calcext:value-type="float">
            <text:p>2126.68</text:p>
          </table:table-cell>
        </table:table-row>
        <table:table-row table:style-name="ro1">
          <table:table-cell office:value-type="float" office:value="24671276" calcext:value-type="float">
            <text:p>24671276</text:p>
          </table:table-cell>
          <table:table-cell table:formula="of:=[.A1544]/1000/(60*60*24)" office:value-type="time" office:time-value="PT06H51M11.276S" calcext:value-type="time">
            <text:p>06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698.99" calcext:value-type="float">
            <text:p>1698.99</text:p>
          </table:table-cell>
          <table:table-cell office:value-type="float" office:value="2127.98" calcext:value-type="float">
            <text:p>2127.98</text:p>
          </table:table-cell>
        </table:table-row>
        <table:table-row table:style-name="ro1">
          <table:table-cell office:value-type="float" office:value="24687276" calcext:value-type="float">
            <text:p>24687276</text:p>
          </table:table-cell>
          <table:table-cell table:formula="of:=[.A1545]/1000/(60*60*24)" office:value-type="time" office:time-value="PT06H51M27.276S" calcext:value-type="time">
            <text:p>06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700.06" calcext:value-type="float">
            <text:p>1700.06</text:p>
          </table:table-cell>
          <table:table-cell office:value-type="float" office:value="2129.28" calcext:value-type="float">
            <text:p>2129.28</text:p>
          </table:table-cell>
        </table:table-row>
        <table:table-row table:style-name="ro1">
          <table:table-cell office:value-type="float" office:value="24703276" calcext:value-type="float">
            <text:p>24703276</text:p>
          </table:table-cell>
          <table:table-cell table:formula="of:=[.A1546]/1000/(60*60*24)" office:value-type="time" office:time-value="PT06H51M43.276S" calcext:value-type="time">
            <text:p>06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701.13" calcext:value-type="float">
            <text:p>1701.13</text:p>
          </table:table-cell>
          <table:table-cell office:value-type="float" office:value="2130.58" calcext:value-type="float">
            <text:p>2130.58</text:p>
          </table:table-cell>
        </table:table-row>
        <table:table-row table:style-name="ro1">
          <table:table-cell office:value-type="float" office:value="24719276" calcext:value-type="float">
            <text:p>24719276</text:p>
          </table:table-cell>
          <table:table-cell table:formula="of:=[.A1547]/1000/(60*60*24)" office:value-type="time" office:time-value="PT06H51M59.276S" calcext:value-type="time">
            <text:p>06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702.2" calcext:value-type="float">
            <text:p>1702.2</text:p>
          </table:table-cell>
          <table:table-cell office:value-type="float" office:value="2131.88" calcext:value-type="float">
            <text:p>2131.88</text:p>
          </table:table-cell>
        </table:table-row>
        <table:table-row table:style-name="ro1">
          <table:table-cell office:value-type="float" office:value="24735276" calcext:value-type="float">
            <text:p>24735276</text:p>
          </table:table-cell>
          <table:table-cell table:formula="of:=[.A1548]/1000/(60*60*24)" office:value-type="time" office:time-value="PT06H52M15.276S" calcext:value-type="time">
            <text:p>06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703.27" calcext:value-type="float">
            <text:p>1703.27</text:p>
          </table:table-cell>
          <table:table-cell office:value-type="float" office:value="2133.18" calcext:value-type="float">
            <text:p>2133.18</text:p>
          </table:table-cell>
        </table:table-row>
        <table:table-row table:style-name="ro1">
          <table:table-cell office:value-type="float" office:value="24751276" calcext:value-type="float">
            <text:p>24751276</text:p>
          </table:table-cell>
          <table:table-cell table:formula="of:=[.A1549]/1000/(60*60*24)" office:value-type="time" office:time-value="PT06H52M31.276S" calcext:value-type="time">
            <text:p>06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704.34" calcext:value-type="float">
            <text:p>1704.34</text:p>
          </table:table-cell>
          <table:table-cell office:value-type="float" office:value="2134.48" calcext:value-type="float">
            <text:p>2134.48</text:p>
          </table:table-cell>
        </table:table-row>
        <table:table-row table:style-name="ro1">
          <table:table-cell office:value-type="float" office:value="24767276" calcext:value-type="float">
            <text:p>24767276</text:p>
          </table:table-cell>
          <table:table-cell table:formula="of:=[.A1550]/1000/(60*60*24)" office:value-type="time" office:time-value="PT06H52M47.276S" calcext:value-type="time">
            <text:p>06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705.41" calcext:value-type="float">
            <text:p>1705.41</text:p>
          </table:table-cell>
          <table:table-cell office:value-type="float" office:value="2135.78" calcext:value-type="float">
            <text:p>2135.78</text:p>
          </table:table-cell>
        </table:table-row>
        <table:table-row table:style-name="ro1">
          <table:table-cell office:value-type="float" office:value="24783276" calcext:value-type="float">
            <text:p>24783276</text:p>
          </table:table-cell>
          <table:table-cell table:formula="of:=[.A1551]/1000/(60*60*24)" office:value-type="time" office:time-value="PT06H53M03.276S" calcext:value-type="time">
            <text:p>06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706.48" calcext:value-type="float">
            <text:p>1706.48</text:p>
          </table:table-cell>
          <table:table-cell office:value-type="float" office:value="2137.08" calcext:value-type="float">
            <text:p>2137.08</text:p>
          </table:table-cell>
        </table:table-row>
        <table:table-row table:style-name="ro1">
          <table:table-cell office:value-type="float" office:value="24799276" calcext:value-type="float">
            <text:p>24799276</text:p>
          </table:table-cell>
          <table:table-cell table:formula="of:=[.A1552]/1000/(60*60*24)" office:value-type="time" office:time-value="PT06H53M19.276S" calcext:value-type="time">
            <text:p>06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07.55" calcext:value-type="float">
            <text:p>1707.55</text:p>
          </table:table-cell>
          <table:table-cell office:value-type="float" office:value="2138.38" calcext:value-type="float">
            <text:p>2138.38</text:p>
          </table:table-cell>
        </table:table-row>
        <table:table-row table:style-name="ro1">
          <table:table-cell office:value-type="float" office:value="24815276" calcext:value-type="float">
            <text:p>24815276</text:p>
          </table:table-cell>
          <table:table-cell table:formula="of:=[.A1553]/1000/(60*60*24)" office:value-type="time" office:time-value="PT06H53M35.276S" calcext:value-type="time">
            <text:p>06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708.62" calcext:value-type="float">
            <text:p>1708.62</text:p>
          </table:table-cell>
          <table:table-cell office:value-type="float" office:value="2139.68" calcext:value-type="float">
            <text:p>2139.68</text:p>
          </table:table-cell>
        </table:table-row>
        <table:table-row table:style-name="ro1">
          <table:table-cell office:value-type="float" office:value="24831276" calcext:value-type="float">
            <text:p>24831276</text:p>
          </table:table-cell>
          <table:table-cell table:formula="of:=[.A1554]/1000/(60*60*24)" office:value-type="time" office:time-value="PT06H53M51.276S" calcext:value-type="time">
            <text:p>06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709.69" calcext:value-type="float">
            <text:p>1709.69</text:p>
          </table:table-cell>
          <table:table-cell office:value-type="float" office:value="2140.98" calcext:value-type="float">
            <text:p>2140.98</text:p>
          </table:table-cell>
        </table:table-row>
        <table:table-row table:style-name="ro1">
          <table:table-cell office:value-type="float" office:value="24847276" calcext:value-type="float">
            <text:p>24847276</text:p>
          </table:table-cell>
          <table:table-cell table:formula="of:=[.A1555]/1000/(60*60*24)" office:value-type="time" office:time-value="PT06H54M07.276S" calcext:value-type="time">
            <text:p>06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710.76" calcext:value-type="float">
            <text:p>1710.76</text:p>
          </table:table-cell>
          <table:table-cell office:value-type="float" office:value="2142.28" calcext:value-type="float">
            <text:p>2142.28</text:p>
          </table:table-cell>
        </table:table-row>
        <table:table-row table:style-name="ro1">
          <table:table-cell office:value-type="float" office:value="24863276" calcext:value-type="float">
            <text:p>24863276</text:p>
          </table:table-cell>
          <table:table-cell table:formula="of:=[.A1556]/1000/(60*60*24)" office:value-type="time" office:time-value="PT06H54M23.276S" calcext:value-type="time">
            <text:p>06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711.83" calcext:value-type="float">
            <text:p>1711.83</text:p>
          </table:table-cell>
          <table:table-cell office:value-type="float" office:value="2143.58" calcext:value-type="float">
            <text:p>2143.58</text:p>
          </table:table-cell>
        </table:table-row>
        <table:table-row table:style-name="ro1">
          <table:table-cell office:value-type="float" office:value="24879276" calcext:value-type="float">
            <text:p>24879276</text:p>
          </table:table-cell>
          <table:table-cell table:formula="of:=[.A1557]/1000/(60*60*24)" office:value-type="time" office:time-value="PT06H54M39.276S" calcext:value-type="time">
            <text:p>06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712.9" calcext:value-type="float">
            <text:p>1712.9</text:p>
          </table:table-cell>
          <table:table-cell office:value-type="float" office:value="2144.88" calcext:value-type="float">
            <text:p>2144.88</text:p>
          </table:table-cell>
        </table:table-row>
        <table:table-row table:style-name="ro1">
          <table:table-cell office:value-type="float" office:value="24895276" calcext:value-type="float">
            <text:p>24895276</text:p>
          </table:table-cell>
          <table:table-cell table:formula="of:=[.A1558]/1000/(60*60*24)" office:value-type="time" office:time-value="PT06H54M55.276S" calcext:value-type="time">
            <text:p>06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13.97" calcext:value-type="float">
            <text:p>1713.97</text:p>
          </table:table-cell>
          <table:table-cell office:value-type="float" office:value="2146.18" calcext:value-type="float">
            <text:p>2146.18</text:p>
          </table:table-cell>
        </table:table-row>
        <table:table-row table:style-name="ro1">
          <table:table-cell office:value-type="float" office:value="24911276" calcext:value-type="float">
            <text:p>24911276</text:p>
          </table:table-cell>
          <table:table-cell table:formula="of:=[.A1559]/1000/(60*60*24)" office:value-type="time" office:time-value="PT06H55M11.276S" calcext:value-type="time">
            <text:p>06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715.04" calcext:value-type="float">
            <text:p>1715.04</text:p>
          </table:table-cell>
          <table:table-cell office:value-type="float" office:value="2147.48" calcext:value-type="float">
            <text:p>2147.48</text:p>
          </table:table-cell>
        </table:table-row>
        <table:table-row table:style-name="ro1">
          <table:table-cell office:value-type="float" office:value="24927276" calcext:value-type="float">
            <text:p>24927276</text:p>
          </table:table-cell>
          <table:table-cell table:formula="of:=[.A1560]/1000/(60*60*24)" office:value-type="time" office:time-value="PT06H55M27.276S" calcext:value-type="time">
            <text:p>06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16.11" calcext:value-type="float">
            <text:p>1716.11</text:p>
          </table:table-cell>
          <table:table-cell office:value-type="float" office:value="2148.78" calcext:value-type="float">
            <text:p>2148.78</text:p>
          </table:table-cell>
        </table:table-row>
        <table:table-row table:style-name="ro1">
          <table:table-cell office:value-type="float" office:value="24943276" calcext:value-type="float">
            <text:p>24943276</text:p>
          </table:table-cell>
          <table:table-cell table:formula="of:=[.A1561]/1000/(60*60*24)" office:value-type="time" office:time-value="PT06H55M43.276S" calcext:value-type="time">
            <text:p>06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717.18" calcext:value-type="float">
            <text:p>1717.18</text:p>
          </table:table-cell>
          <table:table-cell office:value-type="float" office:value="2150.08" calcext:value-type="float">
            <text:p>2150.08</text:p>
          </table:table-cell>
        </table:table-row>
        <table:table-row table:style-name="ro1">
          <table:table-cell office:value-type="float" office:value="24959276" calcext:value-type="float">
            <text:p>24959276</text:p>
          </table:table-cell>
          <table:table-cell table:formula="of:=[.A1562]/1000/(60*60*24)" office:value-type="time" office:time-value="PT06H55M59.276S" calcext:value-type="time">
            <text:p>06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718.25" calcext:value-type="float">
            <text:p>1718.25</text:p>
          </table:table-cell>
          <table:table-cell office:value-type="float" office:value="2151.37" calcext:value-type="float">
            <text:p>2151.37</text:p>
          </table:table-cell>
        </table:table-row>
        <table:table-row table:style-name="ro1">
          <table:table-cell office:value-type="float" office:value="24975276" calcext:value-type="float">
            <text:p>24975276</text:p>
          </table:table-cell>
          <table:table-cell table:formula="of:=[.A1563]/1000/(60*60*24)" office:value-type="time" office:time-value="PT06H56M15.276S" calcext:value-type="time">
            <text:p>06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19.32" calcext:value-type="float">
            <text:p>1719.32</text:p>
          </table:table-cell>
          <table:table-cell office:value-type="float" office:value="2152.67" calcext:value-type="float">
            <text:p>2152.67</text:p>
          </table:table-cell>
        </table:table-row>
        <table:table-row table:style-name="ro1">
          <table:table-cell office:value-type="float" office:value="24991276" calcext:value-type="float">
            <text:p>24991276</text:p>
          </table:table-cell>
          <table:table-cell table:formula="of:=[.A1564]/1000/(60*60*24)" office:value-type="time" office:time-value="PT06H56M31.276S" calcext:value-type="time">
            <text:p>06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20.39" calcext:value-type="float">
            <text:p>1720.39</text:p>
          </table:table-cell>
          <table:table-cell office:value-type="float" office:value="2153.97" calcext:value-type="float">
            <text:p>2153.97</text:p>
          </table:table-cell>
        </table:table-row>
        <table:table-row table:style-name="ro1">
          <table:table-cell office:value-type="float" office:value="25007276" calcext:value-type="float">
            <text:p>25007276</text:p>
          </table:table-cell>
          <table:table-cell table:formula="of:=[.A1565]/1000/(60*60*24)" office:value-type="time" office:time-value="PT06H56M47.276S" calcext:value-type="time">
            <text:p>06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721.46" calcext:value-type="float">
            <text:p>1721.46</text:p>
          </table:table-cell>
          <table:table-cell office:value-type="float" office:value="2155.27" calcext:value-type="float">
            <text:p>2155.27</text:p>
          </table:table-cell>
        </table:table-row>
        <table:table-row table:style-name="ro1">
          <table:table-cell office:value-type="float" office:value="25023276" calcext:value-type="float">
            <text:p>25023276</text:p>
          </table:table-cell>
          <table:table-cell table:formula="of:=[.A1566]/1000/(60*60*24)" office:value-type="time" office:time-value="PT06H57M03.276S" calcext:value-type="time">
            <text:p>06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722.53" calcext:value-type="float">
            <text:p>1722.53</text:p>
          </table:table-cell>
          <table:table-cell office:value-type="float" office:value="2156.57" calcext:value-type="float">
            <text:p>2156.57</text:p>
          </table:table-cell>
        </table:table-row>
        <table:table-row table:style-name="ro1">
          <table:table-cell office:value-type="float" office:value="25039276" calcext:value-type="float">
            <text:p>25039276</text:p>
          </table:table-cell>
          <table:table-cell table:formula="of:=[.A1567]/1000/(60*60*24)" office:value-type="time" office:time-value="PT06H57M19.276S" calcext:value-type="time">
            <text:p>06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723.6" calcext:value-type="float">
            <text:p>1723.6</text:p>
          </table:table-cell>
          <table:table-cell office:value-type="float" office:value="2157.87" calcext:value-type="float">
            <text:p>2157.87</text:p>
          </table:table-cell>
        </table:table-row>
        <table:table-row table:style-name="ro1">
          <table:table-cell office:value-type="float" office:value="25055276" calcext:value-type="float">
            <text:p>25055276</text:p>
          </table:table-cell>
          <table:table-cell table:formula="of:=[.A1568]/1000/(60*60*24)" office:value-type="time" office:time-value="PT06H57M35.276S" calcext:value-type="time">
            <text:p>06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724.67" calcext:value-type="float">
            <text:p>1724.67</text:p>
          </table:table-cell>
          <table:table-cell office:value-type="float" office:value="2159.17" calcext:value-type="float">
            <text:p>2159.17</text:p>
          </table:table-cell>
        </table:table-row>
        <table:table-row table:style-name="ro1">
          <table:table-cell office:value-type="float" office:value="25071276" calcext:value-type="float">
            <text:p>25071276</text:p>
          </table:table-cell>
          <table:table-cell table:formula="of:=[.A1569]/1000/(60*60*24)" office:value-type="time" office:time-value="PT06H57M51.276S" calcext:value-type="time">
            <text:p>06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725.74" calcext:value-type="float">
            <text:p>1725.74</text:p>
          </table:table-cell>
          <table:table-cell office:value-type="float" office:value="2160.47" calcext:value-type="float">
            <text:p>2160.47</text:p>
          </table:table-cell>
        </table:table-row>
        <table:table-row table:style-name="ro1">
          <table:table-cell office:value-type="float" office:value="25087276" calcext:value-type="float">
            <text:p>25087276</text:p>
          </table:table-cell>
          <table:table-cell table:formula="of:=[.A1570]/1000/(60*60*24)" office:value-type="time" office:time-value="PT06H58M07.276S" calcext:value-type="time">
            <text:p>06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26.81" calcext:value-type="float">
            <text:p>1726.81</text:p>
          </table:table-cell>
          <table:table-cell office:value-type="float" office:value="2161.76" calcext:value-type="float">
            <text:p>2161.76</text:p>
          </table:table-cell>
        </table:table-row>
        <table:table-row table:style-name="ro1">
          <table:table-cell office:value-type="float" office:value="25103276" calcext:value-type="float">
            <text:p>25103276</text:p>
          </table:table-cell>
          <table:table-cell table:formula="of:=[.A1571]/1000/(60*60*24)" office:value-type="time" office:time-value="PT06H58M23.276S" calcext:value-type="time">
            <text:p>06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27.88" calcext:value-type="float">
            <text:p>1727.88</text:p>
          </table:table-cell>
          <table:table-cell office:value-type="float" office:value="2163.06" calcext:value-type="float">
            <text:p>2163.06</text:p>
          </table:table-cell>
        </table:table-row>
        <table:table-row table:style-name="ro1">
          <table:table-cell office:value-type="float" office:value="25119276" calcext:value-type="float">
            <text:p>25119276</text:p>
          </table:table-cell>
          <table:table-cell table:formula="of:=[.A1572]/1000/(60*60*24)" office:value-type="time" office:time-value="PT06H58M39.276S" calcext:value-type="time">
            <text:p>06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28.95" calcext:value-type="float">
            <text:p>1728.95</text:p>
          </table:table-cell>
          <table:table-cell office:value-type="float" office:value="2164.36" calcext:value-type="float">
            <text:p>2164.36</text:p>
          </table:table-cell>
        </table:table-row>
        <table:table-row table:style-name="ro1">
          <table:table-cell office:value-type="float" office:value="25135276" calcext:value-type="float">
            <text:p>25135276</text:p>
          </table:table-cell>
          <table:table-cell table:formula="of:=[.A1573]/1000/(60*60*24)" office:value-type="time" office:time-value="PT06H58M55.276S" calcext:value-type="time">
            <text:p>06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30.02" calcext:value-type="float">
            <text:p>1730.02</text:p>
          </table:table-cell>
          <table:table-cell office:value-type="float" office:value="2165.66" calcext:value-type="float">
            <text:p>2165.66</text:p>
          </table:table-cell>
        </table:table-row>
        <table:table-row table:style-name="ro1">
          <table:table-cell office:value-type="float" office:value="25151276" calcext:value-type="float">
            <text:p>25151276</text:p>
          </table:table-cell>
          <table:table-cell table:formula="of:=[.A1574]/1000/(60*60*24)" office:value-type="time" office:time-value="PT06H59M11.276S" calcext:value-type="time">
            <text:p>06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731.09" calcext:value-type="float">
            <text:p>1731.09</text:p>
          </table:table-cell>
          <table:table-cell office:value-type="float" office:value="2166.95" calcext:value-type="float">
            <text:p>2166.95</text:p>
          </table:table-cell>
        </table:table-row>
        <table:table-row table:style-name="ro1">
          <table:table-cell office:value-type="float" office:value="25167276" calcext:value-type="float">
            <text:p>25167276</text:p>
          </table:table-cell>
          <table:table-cell table:formula="of:=[.A1575]/1000/(60*60*24)" office:value-type="time" office:time-value="PT06H59M27.276S" calcext:value-type="time">
            <text:p>06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32.15" calcext:value-type="float">
            <text:p>1732.15</text:p>
          </table:table-cell>
          <table:table-cell office:value-type="float" office:value="2168.25" calcext:value-type="float">
            <text:p>2168.25</text:p>
          </table:table-cell>
        </table:table-row>
        <table:table-row table:style-name="ro1">
          <table:table-cell office:value-type="float" office:value="25183276" calcext:value-type="float">
            <text:p>25183276</text:p>
          </table:table-cell>
          <table:table-cell table:formula="of:=[.A1576]/1000/(60*60*24)" office:value-type="time" office:time-value="PT06H59M43.276S" calcext:value-type="time">
            <text:p>06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33.22" calcext:value-type="float">
            <text:p>1733.22</text:p>
          </table:table-cell>
          <table:table-cell office:value-type="float" office:value="2169.55" calcext:value-type="float">
            <text:p>2169.55</text:p>
          </table:table-cell>
        </table:table-row>
        <table:table-row table:style-name="ro1">
          <table:table-cell office:value-type="float" office:value="25199276" calcext:value-type="float">
            <text:p>25199276</text:p>
          </table:table-cell>
          <table:table-cell table:formula="of:=[.A1577]/1000/(60*60*24)" office:value-type="time" office:time-value="PT06H59M59.276S" calcext:value-type="time">
            <text:p>06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34.29" calcext:value-type="float">
            <text:p>1734.29</text:p>
          </table:table-cell>
          <table:table-cell office:value-type="float" office:value="2170.84" calcext:value-type="float">
            <text:p>2170.84</text:p>
          </table:table-cell>
        </table:table-row>
        <table:table-row table:style-name="ro1">
          <table:table-cell office:value-type="float" office:value="25215276" calcext:value-type="float">
            <text:p>25215276</text:p>
          </table:table-cell>
          <table:table-cell table:formula="of:=[.A1578]/1000/(60*60*24)" office:value-type="time" office:time-value="PT07H00M15.276S" calcext:value-type="time">
            <text:p>07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35.36" calcext:value-type="float">
            <text:p>1735.36</text:p>
          </table:table-cell>
          <table:table-cell office:value-type="float" office:value="2172.14" calcext:value-type="float">
            <text:p>2172.14</text:p>
          </table:table-cell>
        </table:table-row>
        <table:table-row table:style-name="ro1">
          <table:table-cell office:value-type="float" office:value="25231276" calcext:value-type="float">
            <text:p>25231276</text:p>
          </table:table-cell>
          <table:table-cell table:formula="of:=[.A1579]/1000/(60*60*24)" office:value-type="time" office:time-value="PT07H00M31.276S" calcext:value-type="time">
            <text:p>07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736.43" calcext:value-type="float">
            <text:p>1736.43</text:p>
          </table:table-cell>
          <table:table-cell office:value-type="float" office:value="2173.44" calcext:value-type="float">
            <text:p>2173.44</text:p>
          </table:table-cell>
        </table:table-row>
        <table:table-row table:style-name="ro1">
          <table:table-cell office:value-type="float" office:value="25247276" calcext:value-type="float">
            <text:p>25247276</text:p>
          </table:table-cell>
          <table:table-cell table:formula="of:=[.A1580]/1000/(60*60*24)" office:value-type="time" office:time-value="PT07H00M47.276S" calcext:value-type="time">
            <text:p>07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737.5" calcext:value-type="float">
            <text:p>1737.5</text:p>
          </table:table-cell>
          <table:table-cell office:value-type="float" office:value="2174.73" calcext:value-type="float">
            <text:p>2174.73</text:p>
          </table:table-cell>
        </table:table-row>
        <table:table-row table:style-name="ro1">
          <table:table-cell office:value-type="float" office:value="25263275" calcext:value-type="float">
            <text:p>25263275</text:p>
          </table:table-cell>
          <table:table-cell table:formula="of:=[.A1581]/1000/(60*60*24)" office:value-type="time" office:time-value="PT07H01M03.275S" calcext:value-type="time">
            <text:p>07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738.57" calcext:value-type="float">
            <text:p>1738.57</text:p>
          </table:table-cell>
          <table:table-cell office:value-type="float" office:value="2176.03" calcext:value-type="float">
            <text:p>2176.03</text:p>
          </table:table-cell>
        </table:table-row>
        <table:table-row table:style-name="ro1">
          <table:table-cell office:value-type="float" office:value="25279276" calcext:value-type="float">
            <text:p>25279276</text:p>
          </table:table-cell>
          <table:table-cell table:formula="of:=[.A1582]/1000/(60*60*24)" office:value-type="time" office:time-value="PT07H01M19.276S" calcext:value-type="time">
            <text:p>07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739.63" calcext:value-type="float">
            <text:p>1739.63</text:p>
          </table:table-cell>
          <table:table-cell office:value-type="float" office:value="2177.33" calcext:value-type="float">
            <text:p>2177.33</text:p>
          </table:table-cell>
        </table:table-row>
        <table:table-row table:style-name="ro1">
          <table:table-cell office:value-type="float" office:value="25295276" calcext:value-type="float">
            <text:p>25295276</text:p>
          </table:table-cell>
          <table:table-cell table:formula="of:=[.A1583]/1000/(60*60*24)" office:value-type="time" office:time-value="PT07H01M35.276S" calcext:value-type="time">
            <text:p>07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740.7" calcext:value-type="float">
            <text:p>1740.7</text:p>
          </table:table-cell>
          <table:table-cell office:value-type="float" office:value="2178.62" calcext:value-type="float">
            <text:p>2178.62</text:p>
          </table:table-cell>
        </table:table-row>
        <table:table-row table:style-name="ro1">
          <table:table-cell office:value-type="float" office:value="25311276" calcext:value-type="float">
            <text:p>25311276</text:p>
          </table:table-cell>
          <table:table-cell table:formula="of:=[.A1584]/1000/(60*60*24)" office:value-type="time" office:time-value="PT07H01M51.276S" calcext:value-type="time">
            <text:p>07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741.77" calcext:value-type="float">
            <text:p>1741.77</text:p>
          </table:table-cell>
          <table:table-cell office:value-type="float" office:value="2179.92" calcext:value-type="float">
            <text:p>2179.92</text:p>
          </table:table-cell>
        </table:table-row>
        <table:table-row table:style-name="ro1">
          <table:table-cell office:value-type="float" office:value="25327276" calcext:value-type="float">
            <text:p>25327276</text:p>
          </table:table-cell>
          <table:table-cell table:formula="of:=[.A1585]/1000/(60*60*24)" office:value-type="time" office:time-value="PT07H02M07.276S" calcext:value-type="time">
            <text:p>07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742.84" calcext:value-type="float">
            <text:p>1742.84</text:p>
          </table:table-cell>
          <table:table-cell office:value-type="float" office:value="2181.22" calcext:value-type="float">
            <text:p>2181.22</text:p>
          </table:table-cell>
        </table:table-row>
        <table:table-row table:style-name="ro1">
          <table:table-cell office:value-type="float" office:value="25343276" calcext:value-type="float">
            <text:p>25343276</text:p>
          </table:table-cell>
          <table:table-cell table:formula="of:=[.A1586]/1000/(60*60*24)" office:value-type="time" office:time-value="PT07H02M23.276S" calcext:value-type="time">
            <text:p>07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743.91" calcext:value-type="float">
            <text:p>1743.91</text:p>
          </table:table-cell>
          <table:table-cell office:value-type="float" office:value="2182.51" calcext:value-type="float">
            <text:p>2182.51</text:p>
          </table:table-cell>
        </table:table-row>
        <table:table-row table:style-name="ro1">
          <table:table-cell office:value-type="float" office:value="25359276" calcext:value-type="float">
            <text:p>25359276</text:p>
          </table:table-cell>
          <table:table-cell table:formula="of:=[.A1587]/1000/(60*60*24)" office:value-type="time" office:time-value="PT07H02M39.276S" calcext:value-type="time">
            <text:p>07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744.98" calcext:value-type="float">
            <text:p>1744.98</text:p>
          </table:table-cell>
          <table:table-cell office:value-type="float" office:value="2183.81" calcext:value-type="float">
            <text:p>2183.81</text:p>
          </table:table-cell>
        </table:table-row>
        <table:table-row table:style-name="ro1">
          <table:table-cell office:value-type="float" office:value="25375276" calcext:value-type="float">
            <text:p>25375276</text:p>
          </table:table-cell>
          <table:table-cell table:formula="of:=[.A1588]/1000/(60*60*24)" office:value-type="time" office:time-value="PT07H02M55.276S" calcext:value-type="time">
            <text:p>07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46.05" calcext:value-type="float">
            <text:p>1746.05</text:p>
          </table:table-cell>
          <table:table-cell office:value-type="float" office:value="2185.11" calcext:value-type="float">
            <text:p>2185.11</text:p>
          </table:table-cell>
        </table:table-row>
        <table:table-row table:style-name="ro1">
          <table:table-cell office:value-type="float" office:value="25391276" calcext:value-type="float">
            <text:p>25391276</text:p>
          </table:table-cell>
          <table:table-cell table:formula="of:=[.A1589]/1000/(60*60*24)" office:value-type="time" office:time-value="PT07H03M11.276S" calcext:value-type="time">
            <text:p>07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47.11" calcext:value-type="float">
            <text:p>1747.11</text:p>
          </table:table-cell>
          <table:table-cell office:value-type="float" office:value="2186.4" calcext:value-type="float">
            <text:p>2186.4</text:p>
          </table:table-cell>
        </table:table-row>
        <table:table-row table:style-name="ro1">
          <table:table-cell office:value-type="float" office:value="25407276" calcext:value-type="float">
            <text:p>25407276</text:p>
          </table:table-cell>
          <table:table-cell table:formula="of:=[.A1590]/1000/(60*60*24)" office:value-type="time" office:time-value="PT07H03M27.276S" calcext:value-type="time">
            <text:p>07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48.18" calcext:value-type="float">
            <text:p>1748.18</text:p>
          </table:table-cell>
          <table:table-cell office:value-type="float" office:value="2187.7" calcext:value-type="float">
            <text:p>2187.7</text:p>
          </table:table-cell>
        </table:table-row>
        <table:table-row table:style-name="ro1">
          <table:table-cell office:value-type="float" office:value="25423276" calcext:value-type="float">
            <text:p>25423276</text:p>
          </table:table-cell>
          <table:table-cell table:formula="of:=[.A1591]/1000/(60*60*24)" office:value-type="time" office:time-value="PT07H03M43.276S" calcext:value-type="time">
            <text:p>07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49.25" calcext:value-type="float">
            <text:p>1749.25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5439276" calcext:value-type="float">
            <text:p>25439276</text:p>
          </table:table-cell>
          <table:table-cell table:formula="of:=[.A1592]/1000/(60*60*24)" office:value-type="time" office:time-value="PT07H03M59.276S" calcext:value-type="time">
            <text:p>07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0.32" calcext:value-type="float">
            <text:p>1750.32</text:p>
          </table:table-cell>
          <table:table-cell office:value-type="float" office:value="2190.29" calcext:value-type="float">
            <text:p>2190.29</text:p>
          </table:table-cell>
        </table:table-row>
        <table:table-row table:style-name="ro1">
          <table:table-cell office:value-type="float" office:value="25455276" calcext:value-type="float">
            <text:p>25455276</text:p>
          </table:table-cell>
          <table:table-cell table:formula="of:=[.A1593]/1000/(60*60*24)" office:value-type="time" office:time-value="PT07H04M15.276S" calcext:value-type="time">
            <text:p>07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1.39" calcext:value-type="float">
            <text:p>1751.39</text:p>
          </table:table-cell>
          <table:table-cell office:value-type="float" office:value="2191.59" calcext:value-type="float">
            <text:p>2191.59</text:p>
          </table:table-cell>
        </table:table-row>
        <table:table-row table:style-name="ro1">
          <table:table-cell office:value-type="float" office:value="25471276" calcext:value-type="float">
            <text:p>25471276</text:p>
          </table:table-cell>
          <table:table-cell table:formula="of:=[.A1594]/1000/(60*60*24)" office:value-type="time" office:time-value="PT07H04M31.276S" calcext:value-type="time">
            <text:p>07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2.46" calcext:value-type="float">
            <text:p>1752.46</text:p>
          </table:table-cell>
          <table:table-cell office:value-type="float" office:value="2192.89" calcext:value-type="float">
            <text:p>2192.89</text:p>
          </table:table-cell>
        </table:table-row>
        <table:table-row table:style-name="ro1">
          <table:table-cell office:value-type="float" office:value="25487276" calcext:value-type="float">
            <text:p>25487276</text:p>
          </table:table-cell>
          <table:table-cell table:formula="of:=[.A1595]/1000/(60*60*24)" office:value-type="time" office:time-value="PT07H04M47.276S" calcext:value-type="time">
            <text:p>07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3.52" calcext:value-type="float">
            <text:p>1753.52</text:p>
          </table:table-cell>
          <table:table-cell office:value-type="float" office:value="2194.18" calcext:value-type="float">
            <text:p>2194.18</text:p>
          </table:table-cell>
        </table:table-row>
        <table:table-row table:style-name="ro1">
          <table:table-cell office:value-type="float" office:value="25503276" calcext:value-type="float">
            <text:p>25503276</text:p>
          </table:table-cell>
          <table:table-cell table:formula="of:=[.A1596]/1000/(60*60*24)" office:value-type="time" office:time-value="PT07H05M03.276S" calcext:value-type="time">
            <text:p>07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4.59" calcext:value-type="float">
            <text:p>1754.59</text:p>
          </table:table-cell>
          <table:table-cell office:value-type="float" office:value="2195.48" calcext:value-type="float">
            <text:p>2195.48</text:p>
          </table:table-cell>
        </table:table-row>
        <table:table-row table:style-name="ro1">
          <table:table-cell office:value-type="float" office:value="25519276" calcext:value-type="float">
            <text:p>25519276</text:p>
          </table:table-cell>
          <table:table-cell table:formula="of:=[.A1597]/1000/(60*60*24)" office:value-type="time" office:time-value="PT07H05M19.276S" calcext:value-type="time">
            <text:p>07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55.66" calcext:value-type="float">
            <text:p>1755.66</text:p>
          </table:table-cell>
          <table:table-cell office:value-type="float" office:value="2196.77" calcext:value-type="float">
            <text:p>2196.77</text:p>
          </table:table-cell>
        </table:table-row>
        <table:table-row table:style-name="ro1">
          <table:table-cell office:value-type="float" office:value="25535276" calcext:value-type="float">
            <text:p>25535276</text:p>
          </table:table-cell>
          <table:table-cell table:formula="of:=[.A1598]/1000/(60*60*24)" office:value-type="time" office:time-value="PT07H05M35.276S" calcext:value-type="time">
            <text:p>07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756.73" calcext:value-type="float">
            <text:p>1756.73</text:p>
          </table:table-cell>
          <table:table-cell office:value-type="float" office:value="2198.07" calcext:value-type="float">
            <text:p>2198.07</text:p>
          </table:table-cell>
        </table:table-row>
        <table:table-row table:style-name="ro1">
          <table:table-cell office:value-type="float" office:value="25551276" calcext:value-type="float">
            <text:p>25551276</text:p>
          </table:table-cell>
          <table:table-cell table:formula="of:=[.A1599]/1000/(60*60*24)" office:value-type="time" office:time-value="PT07H05M51.276S" calcext:value-type="time">
            <text:p>07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57.8" calcext:value-type="float">
            <text:p>1757.8</text:p>
          </table:table-cell>
          <table:table-cell office:value-type="float" office:value="2199.36" calcext:value-type="float">
            <text:p>2199.36</text:p>
          </table:table-cell>
        </table:table-row>
        <table:table-row table:style-name="ro1">
          <table:table-cell office:value-type="float" office:value="25567276" calcext:value-type="float">
            <text:p>25567276</text:p>
          </table:table-cell>
          <table:table-cell table:formula="of:=[.A1600]/1000/(60*60*24)" office:value-type="time" office:time-value="PT07H06M07.276S" calcext:value-type="time">
            <text:p>07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58.87" calcext:value-type="float">
            <text:p>1758.87</text:p>
          </table:table-cell>
          <table:table-cell office:value-type="float" office:value="2200.65" calcext:value-type="float">
            <text:p>2200.65</text:p>
          </table:table-cell>
        </table:table-row>
        <table:table-row table:style-name="ro1">
          <table:table-cell office:value-type="float" office:value="25583276" calcext:value-type="float">
            <text:p>25583276</text:p>
          </table:table-cell>
          <table:table-cell table:formula="of:=[.A1601]/1000/(60*60*24)" office:value-type="time" office:time-value="PT07H06M23.276S" calcext:value-type="time">
            <text:p>07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59.93" calcext:value-type="float">
            <text:p>1759.93</text:p>
          </table:table-cell>
          <table:table-cell office:value-type="float" office:value="2201.95" calcext:value-type="float">
            <text:p>2201.95</text:p>
          </table:table-cell>
        </table:table-row>
        <table:table-row table:style-name="ro1">
          <table:table-cell office:value-type="float" office:value="25599276" calcext:value-type="float">
            <text:p>25599276</text:p>
          </table:table-cell>
          <table:table-cell table:formula="of:=[.A1602]/1000/(60*60*24)" office:value-type="time" office:time-value="PT07H06M39.276S" calcext:value-type="time">
            <text:p>07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61" calcext:value-type="float">
            <text:p>1761</text:p>
          </table:table-cell>
          <table:table-cell office:value-type="float" office:value="2203.24" calcext:value-type="float">
            <text:p>2203.24</text:p>
          </table:table-cell>
        </table:table-row>
        <table:table-row table:style-name="ro1">
          <table:table-cell office:value-type="float" office:value="25615276" calcext:value-type="float">
            <text:p>25615276</text:p>
          </table:table-cell>
          <table:table-cell table:formula="of:=[.A1603]/1000/(60*60*24)" office:value-type="time" office:time-value="PT07H06M55.276S" calcext:value-type="time">
            <text:p>07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62.07" calcext:value-type="float">
            <text:p>1762.07</text:p>
          </table:table-cell>
          <table:table-cell office:value-type="float" office:value="2204.53" calcext:value-type="float">
            <text:p>2204.53</text:p>
          </table:table-cell>
        </table:table-row>
        <table:table-row table:style-name="ro1">
          <table:table-cell office:value-type="float" office:value="25631276" calcext:value-type="float">
            <text:p>25631276</text:p>
          </table:table-cell>
          <table:table-cell table:formula="of:=[.A1604]/1000/(60*60*24)" office:value-type="time" office:time-value="PT07H07M11.276S" calcext:value-type="time">
            <text:p>07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63.14" calcext:value-type="float">
            <text:p>1763.14</text:p>
          </table:table-cell>
          <table:table-cell office:value-type="float" office:value="2205.83" calcext:value-type="float">
            <text:p>2205.83</text:p>
          </table:table-cell>
        </table:table-row>
        <table:table-row table:style-name="ro1">
          <table:table-cell office:value-type="float" office:value="25647276" calcext:value-type="float">
            <text:p>25647276</text:p>
          </table:table-cell>
          <table:table-cell table:formula="of:=[.A1605]/1000/(60*60*24)" office:value-type="time" office:time-value="PT07H07M27.276S" calcext:value-type="time">
            <text:p>07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764.21" calcext:value-type="float">
            <text:p>1764.21</text:p>
          </table:table-cell>
          <table:table-cell office:value-type="float" office:value="2207.12" calcext:value-type="float">
            <text:p>2207.12</text:p>
          </table:table-cell>
        </table:table-row>
        <table:table-row table:style-name="ro1">
          <table:table-cell office:value-type="float" office:value="25663276" calcext:value-type="float">
            <text:p>25663276</text:p>
          </table:table-cell>
          <table:table-cell table:formula="of:=[.A1606]/1000/(60*60*24)" office:value-type="time" office:time-value="PT07H07M43.276S" calcext:value-type="time">
            <text:p>07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65.27" calcext:value-type="float">
            <text:p>1765.27</text:p>
          </table:table-cell>
          <table:table-cell office:value-type="float" office:value="2208.41" calcext:value-type="float">
            <text:p>2208.41</text:p>
          </table:table-cell>
        </table:table-row>
        <table:table-row table:style-name="ro1">
          <table:table-cell office:value-type="float" office:value="25679276" calcext:value-type="float">
            <text:p>25679276</text:p>
          </table:table-cell>
          <table:table-cell table:formula="of:=[.A1607]/1000/(60*60*24)" office:value-type="time" office:time-value="PT07H07M59.276S" calcext:value-type="time">
            <text:p>07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66.34" calcext:value-type="float">
            <text:p>1766.34</text:p>
          </table:table-cell>
          <table:table-cell office:value-type="float" office:value="2209.71" calcext:value-type="float">
            <text:p>2209.71</text:p>
          </table:table-cell>
        </table:table-row>
        <table:table-row table:style-name="ro1">
          <table:table-cell office:value-type="float" office:value="25695276" calcext:value-type="float">
            <text:p>25695276</text:p>
          </table:table-cell>
          <table:table-cell table:formula="of:=[.A1608]/1000/(60*60*24)" office:value-type="time" office:time-value="PT07H08M15.276S" calcext:value-type="time">
            <text:p>07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67.41" calcext:value-type="float">
            <text:p>1767.4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5711276" calcext:value-type="float">
            <text:p>25711276</text:p>
          </table:table-cell>
          <table:table-cell table:formula="of:=[.A1609]/1000/(60*60*24)" office:value-type="time" office:time-value="PT07H08M31.276S" calcext:value-type="time">
            <text:p>07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768.48" calcext:value-type="float">
            <text:p>1768.48</text:p>
          </table:table-cell>
          <table:table-cell office:value-type="float" office:value="2212.3" calcext:value-type="float">
            <text:p>2212.3</text:p>
          </table:table-cell>
        </table:table-row>
        <table:table-row table:style-name="ro1">
          <table:table-cell office:value-type="float" office:value="25727276" calcext:value-type="float">
            <text:p>25727276</text:p>
          </table:table-cell>
          <table:table-cell table:formula="of:=[.A1610]/1000/(60*60*24)" office:value-type="time" office:time-value="PT07H08M47.276S" calcext:value-type="time">
            <text:p>07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769.55" calcext:value-type="float">
            <text:p>1769.55</text:p>
          </table:table-cell>
          <table:table-cell office:value-type="float" office:value="2213.59" calcext:value-type="float">
            <text:p>2213.59</text:p>
          </table:table-cell>
        </table:table-row>
        <table:table-row table:style-name="ro1">
          <table:table-cell office:value-type="float" office:value="25743276" calcext:value-type="float">
            <text:p>25743276</text:p>
          </table:table-cell>
          <table:table-cell table:formula="of:=[.A1611]/1000/(60*60*24)" office:value-type="time" office:time-value="PT07H09M03.276S" calcext:value-type="time">
            <text:p>07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2214.88" calcext:value-type="float">
            <text:p>2214.88</text:p>
          </table:table-cell>
        </table:table-row>
        <table:table-row table:style-name="ro1">
          <table:table-cell office:value-type="float" office:value="25759275" calcext:value-type="float">
            <text:p>25759275</text:p>
          </table:table-cell>
          <table:table-cell table:formula="of:=[.A1612]/1000/(60*60*24)" office:value-type="time" office:time-value="PT07H09M19.275S" calcext:value-type="time">
            <text:p>07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71.68" calcext:value-type="float">
            <text:p>1771.68</text:p>
          </table:table-cell>
          <table:table-cell office:value-type="float" office:value="2216.18" calcext:value-type="float">
            <text:p>2216.18</text:p>
          </table:table-cell>
        </table:table-row>
        <table:table-row table:style-name="ro1">
          <table:table-cell office:value-type="float" office:value="25775276" calcext:value-type="float">
            <text:p>25775276</text:p>
          </table:table-cell>
          <table:table-cell table:formula="of:=[.A1613]/1000/(60*60*24)" office:value-type="time" office:time-value="PT07H09M35.276S" calcext:value-type="time">
            <text:p>07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72.75" calcext:value-type="float">
            <text:p>1772.75</text:p>
          </table:table-cell>
          <table:table-cell office:value-type="float" office:value="2217.47" calcext:value-type="float">
            <text:p>2217.47</text:p>
          </table:table-cell>
        </table:table-row>
        <table:table-row table:style-name="ro1">
          <table:table-cell office:value-type="float" office:value="25791276" calcext:value-type="float">
            <text:p>25791276</text:p>
          </table:table-cell>
          <table:table-cell table:formula="of:=[.A1614]/1000/(60*60*24)" office:value-type="time" office:time-value="PT07H09M51.276S" calcext:value-type="time">
            <text:p>07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73.82" calcext:value-type="float">
            <text:p>1773.82</text:p>
          </table:table-cell>
          <table:table-cell office:value-type="float" office:value="2218.76" calcext:value-type="float">
            <text:p>2218.76</text:p>
          </table:table-cell>
        </table:table-row>
        <table:table-row table:style-name="ro1">
          <table:table-cell office:value-type="float" office:value="25807276" calcext:value-type="float">
            <text:p>25807276</text:p>
          </table:table-cell>
          <table:table-cell table:formula="of:=[.A1615]/1000/(60*60*24)" office:value-type="time" office:time-value="PT07H10M07.276S" calcext:value-type="time">
            <text:p>07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74.88" calcext:value-type="float">
            <text:p>1774.88</text:p>
          </table:table-cell>
          <table:table-cell office:value-type="float" office:value="2220.05" calcext:value-type="float">
            <text:p>2220.05</text:p>
          </table:table-cell>
        </table:table-row>
        <table:table-row table:style-name="ro1">
          <table:table-cell office:value-type="float" office:value="25823276" calcext:value-type="float">
            <text:p>25823276</text:p>
          </table:table-cell>
          <table:table-cell table:formula="of:=[.A1616]/1000/(60*60*24)" office:value-type="time" office:time-value="PT07H10M23.276S" calcext:value-type="time">
            <text:p>07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75.95" calcext:value-type="float">
            <text:p>1775.95</text:p>
          </table:table-cell>
          <table:table-cell office:value-type="float" office:value="2221.35" calcext:value-type="float">
            <text:p>2221.35</text:p>
          </table:table-cell>
        </table:table-row>
        <table:table-row table:style-name="ro1">
          <table:table-cell office:value-type="float" office:value="25839276" calcext:value-type="float">
            <text:p>25839276</text:p>
          </table:table-cell>
          <table:table-cell table:formula="of:=[.A1617]/1000/(60*60*24)" office:value-type="time" office:time-value="PT07H10M39.276S" calcext:value-type="time">
            <text:p>07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777.02" calcext:value-type="float">
            <text:p>1777.02</text:p>
          </table:table-cell>
          <table:table-cell office:value-type="float" office:value="2222.64" calcext:value-type="float">
            <text:p>2222.64</text:p>
          </table:table-cell>
        </table:table-row>
        <table:table-row table:style-name="ro1">
          <table:table-cell office:value-type="float" office:value="25855276" calcext:value-type="float">
            <text:p>25855276</text:p>
          </table:table-cell>
          <table:table-cell table:formula="of:=[.A1618]/1000/(60*60*24)" office:value-type="time" office:time-value="PT07H10M55.276S" calcext:value-type="time">
            <text:p>07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78.08" calcext:value-type="float">
            <text:p>1778.08</text:p>
          </table:table-cell>
          <table:table-cell office:value-type="float" office:value="2223.93" calcext:value-type="float">
            <text:p>2223.93</text:p>
          </table:table-cell>
        </table:table-row>
        <table:table-row table:style-name="ro1">
          <table:table-cell office:value-type="float" office:value="25871276" calcext:value-type="float">
            <text:p>25871276</text:p>
          </table:table-cell>
          <table:table-cell table:formula="of:=[.A1619]/1000/(60*60*24)" office:value-type="time" office:time-value="PT07H11M11.276S" calcext:value-type="time">
            <text:p>07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79.15" calcext:value-type="float">
            <text:p>1779.15</text:p>
          </table:table-cell>
          <table:table-cell office:value-type="float" office:value="2225.22" calcext:value-type="float">
            <text:p>2225.22</text:p>
          </table:table-cell>
        </table:table-row>
        <table:table-row table:style-name="ro1">
          <table:table-cell office:value-type="float" office:value="25887276" calcext:value-type="float">
            <text:p>25887276</text:p>
          </table:table-cell>
          <table:table-cell table:formula="of:=[.A1620]/1000/(60*60*24)" office:value-type="time" office:time-value="PT07H11M27.276S" calcext:value-type="time">
            <text:p>07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80.22" calcext:value-type="float">
            <text:p>1780.22</text:p>
          </table:table-cell>
          <table:table-cell office:value-type="float" office:value="2226.52" calcext:value-type="float">
            <text:p>2226.52</text:p>
          </table:table-cell>
        </table:table-row>
        <table:table-row table:style-name="ro1">
          <table:table-cell office:value-type="float" office:value="25903276" calcext:value-type="float">
            <text:p>25903276</text:p>
          </table:table-cell>
          <table:table-cell table:formula="of:=[.A1621]/1000/(60*60*24)" office:value-type="time" office:time-value="PT07H11M43.276S" calcext:value-type="time">
            <text:p>07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81.28" calcext:value-type="float">
            <text:p>1781.28</text:p>
          </table:table-cell>
          <table:table-cell office:value-type="float" office:value="2227.81" calcext:value-type="float">
            <text:p>2227.81</text:p>
          </table:table-cell>
        </table:table-row>
        <table:table-row table:style-name="ro1">
          <table:table-cell office:value-type="float" office:value="25919276" calcext:value-type="float">
            <text:p>25919276</text:p>
          </table:table-cell>
          <table:table-cell table:formula="of:=[.A1622]/1000/(60*60*24)" office:value-type="time" office:time-value="PT07H11M59.276S" calcext:value-type="time">
            <text:p>07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82.35" calcext:value-type="float">
            <text:p>1782.35</text:p>
          </table:table-cell>
          <table:table-cell office:value-type="float" office:value="2229.1" calcext:value-type="float">
            <text:p>2229.1</text:p>
          </table:table-cell>
        </table:table-row>
        <table:table-row table:style-name="ro1">
          <table:table-cell office:value-type="float" office:value="25935276" calcext:value-type="float">
            <text:p>25935276</text:p>
          </table:table-cell>
          <table:table-cell table:formula="of:=[.A1623]/1000/(60*60*24)" office:value-type="time" office:time-value="PT07H12M15.276S" calcext:value-type="time">
            <text:p>07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2230.39" calcext:value-type="float">
            <text:p>2230.39</text:p>
          </table:table-cell>
        </table:table-row>
        <table:table-row table:style-name="ro1">
          <table:table-cell office:value-type="float" office:value="25951276" calcext:value-type="float">
            <text:p>25951276</text:p>
          </table:table-cell>
          <table:table-cell table:formula="of:=[.A1624]/1000/(60*60*24)" office:value-type="time" office:time-value="PT07H12M31.276S" calcext:value-type="time">
            <text:p>07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84.48" calcext:value-type="float">
            <text:p>1784.48</text:p>
          </table:table-cell>
          <table:table-cell office:value-type="float" office:value="2231.68" calcext:value-type="float">
            <text:p>2231.68</text:p>
          </table:table-cell>
        </table:table-row>
        <table:table-row table:style-name="ro1">
          <table:table-cell office:value-type="float" office:value="25967276" calcext:value-type="float">
            <text:p>25967276</text:p>
          </table:table-cell>
          <table:table-cell table:formula="of:=[.A1625]/1000/(60*60*24)" office:value-type="time" office:time-value="PT07H12M47.276S" calcext:value-type="time">
            <text:p>07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85.55" calcext:value-type="float">
            <text:p>1785.55</text:p>
          </table:table-cell>
          <table:table-cell office:value-type="float" office:value="2232.97" calcext:value-type="float">
            <text:p>2232.97</text:p>
          </table:table-cell>
        </table:table-row>
        <table:table-row table:style-name="ro1">
          <table:table-cell office:value-type="float" office:value="25983276" calcext:value-type="float">
            <text:p>25983276</text:p>
          </table:table-cell>
          <table:table-cell table:formula="of:=[.A1626]/1000/(60*60*24)" office:value-type="time" office:time-value="PT07H13M03.276S" calcext:value-type="time">
            <text:p>07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86.62" calcext:value-type="float">
            <text:p>1786.62</text:p>
          </table:table-cell>
          <table:table-cell office:value-type="float" office:value="2234.27" calcext:value-type="float">
            <text:p>2234.27</text:p>
          </table:table-cell>
        </table:table-row>
        <table:table-row table:style-name="ro1">
          <table:table-cell office:value-type="float" office:value="25999276" calcext:value-type="float">
            <text:p>25999276</text:p>
          </table:table-cell>
          <table:table-cell table:formula="of:=[.A1627]/1000/(60*60*24)" office:value-type="time" office:time-value="PT07H13M19.276S" calcext:value-type="time">
            <text:p>07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87.68" calcext:value-type="float">
            <text:p>1787.68</text:p>
          </table:table-cell>
          <table:table-cell office:value-type="float" office:value="2235.56" calcext:value-type="float">
            <text:p>2235.56</text:p>
          </table:table-cell>
        </table:table-row>
        <table:table-row table:style-name="ro1">
          <table:table-cell office:value-type="float" office:value="26015276" calcext:value-type="float">
            <text:p>26015276</text:p>
          </table:table-cell>
          <table:table-cell table:formula="of:=[.A1628]/1000/(60*60*24)" office:value-type="time" office:time-value="PT07H13M35.276S" calcext:value-type="time">
            <text:p>07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88.75" calcext:value-type="float">
            <text:p>1788.75</text:p>
          </table:table-cell>
          <table:table-cell office:value-type="float" office:value="2236.85" calcext:value-type="float">
            <text:p>2236.85</text:p>
          </table:table-cell>
        </table:table-row>
        <table:table-row table:style-name="ro1">
          <table:table-cell office:value-type="float" office:value="26031276" calcext:value-type="float">
            <text:p>26031276</text:p>
          </table:table-cell>
          <table:table-cell table:formula="of:=[.A1629]/1000/(60*60*24)" office:value-type="time" office:time-value="PT07H13M51.276S" calcext:value-type="time">
            <text:p>07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89.81" calcext:value-type="float">
            <text:p>1789.81</text:p>
          </table:table-cell>
          <table:table-cell office:value-type="float" office:value="2238.14" calcext:value-type="float">
            <text:p>2238.14</text:p>
          </table:table-cell>
        </table:table-row>
        <table:table-row table:style-name="ro1">
          <table:table-cell office:value-type="float" office:value="26047276" calcext:value-type="float">
            <text:p>26047276</text:p>
          </table:table-cell>
          <table:table-cell table:formula="of:=[.A1630]/1000/(60*60*24)" office:value-type="time" office:time-value="PT07H14M07.276S" calcext:value-type="time">
            <text:p>07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90.88" calcext:value-type="float">
            <text:p>1790.88</text:p>
          </table:table-cell>
          <table:table-cell office:value-type="float" office:value="2239.43" calcext:value-type="float">
            <text:p>2239.43</text:p>
          </table:table-cell>
        </table:table-row>
        <table:table-row table:style-name="ro1">
          <table:table-cell office:value-type="float" office:value="26063276" calcext:value-type="float">
            <text:p>26063276</text:p>
          </table:table-cell>
          <table:table-cell table:formula="of:=[.A1631]/1000/(60*60*24)" office:value-type="time" office:time-value="PT07H14M23.276S" calcext:value-type="time">
            <text:p>07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91.95" calcext:value-type="float">
            <text:p>1791.95</text:p>
          </table:table-cell>
          <table:table-cell office:value-type="float" office:value="2240.72" calcext:value-type="float">
            <text:p>2240.72</text:p>
          </table:table-cell>
        </table:table-row>
        <table:table-row table:style-name="ro1">
          <table:table-cell office:value-type="float" office:value="26079276" calcext:value-type="float">
            <text:p>26079276</text:p>
          </table:table-cell>
          <table:table-cell table:formula="of:=[.A1632]/1000/(60*60*24)" office:value-type="time" office:time-value="PT07H14M39.276S" calcext:value-type="time">
            <text:p>07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93.01" calcext:value-type="float">
            <text:p>1793.01</text:p>
          </table:table-cell>
          <table:table-cell office:value-type="float" office:value="2242.01" calcext:value-type="float">
            <text:p>2242.01</text:p>
          </table:table-cell>
        </table:table-row>
        <table:table-row table:style-name="ro1">
          <table:table-cell office:value-type="float" office:value="26095276" calcext:value-type="float">
            <text:p>26095276</text:p>
          </table:table-cell>
          <table:table-cell table:formula="of:=[.A1633]/1000/(60*60*24)" office:value-type="time" office:time-value="PT07H14M55.276S" calcext:value-type="time">
            <text:p>07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1794.08" calcext:value-type="float">
            <text:p>1794.08</text:p>
          </table:table-cell>
          <table:table-cell office:value-type="float" office:value="2243.3" calcext:value-type="float">
            <text:p>2243.3</text:p>
          </table:table-cell>
        </table:table-row>
        <table:table-row table:style-name="ro1">
          <table:table-cell office:value-type="float" office:value="26111276" calcext:value-type="float">
            <text:p>26111276</text:p>
          </table:table-cell>
          <table:table-cell table:formula="of:=[.A1634]/1000/(60*60*24)" office:value-type="time" office:time-value="PT07H15M11.276S" calcext:value-type="time">
            <text:p>07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795.15" calcext:value-type="float">
            <text:p>1795.15</text:p>
          </table:table-cell>
          <table:table-cell office:value-type="float" office:value="2244.59" calcext:value-type="float">
            <text:p>2244.59</text:p>
          </table:table-cell>
        </table:table-row>
        <table:table-row table:style-name="ro1">
          <table:table-cell office:value-type="float" office:value="26127276" calcext:value-type="float">
            <text:p>26127276</text:p>
          </table:table-cell>
          <table:table-cell table:formula="of:=[.A1635]/1000/(60*60*24)" office:value-type="time" office:time-value="PT07H15M27.276S" calcext:value-type="time">
            <text:p>07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96.21" calcext:value-type="float">
            <text:p>1796.21</text:p>
          </table:table-cell>
          <table:table-cell office:value-type="float" office:value="2245.88" calcext:value-type="float">
            <text:p>2245.88</text:p>
          </table:table-cell>
        </table:table-row>
        <table:table-row table:style-name="ro1">
          <table:table-cell office:value-type="float" office:value="26143276" calcext:value-type="float">
            <text:p>26143276</text:p>
          </table:table-cell>
          <table:table-cell table:formula="of:=[.A1636]/1000/(60*60*24)" office:value-type="time" office:time-value="PT07H15M43.276S" calcext:value-type="time">
            <text:p>07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797.28" calcext:value-type="float">
            <text:p>1797.28</text:p>
          </table:table-cell>
          <table:table-cell office:value-type="float" office:value="2247.17" calcext:value-type="float">
            <text:p>2247.17</text:p>
          </table:table-cell>
        </table:table-row>
        <table:table-row table:style-name="ro1">
          <table:table-cell office:value-type="float" office:value="26159276" calcext:value-type="float">
            <text:p>26159276</text:p>
          </table:table-cell>
          <table:table-cell table:formula="of:=[.A1637]/1000/(60*60*24)" office:value-type="time" office:time-value="PT07H15M59.276S" calcext:value-type="time">
            <text:p>07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798.34" calcext:value-type="float">
            <text:p>1798.34</text:p>
          </table:table-cell>
          <table:table-cell office:value-type="float" office:value="2248.46" calcext:value-type="float">
            <text:p>2248.46</text:p>
          </table:table-cell>
        </table:table-row>
        <table:table-row table:style-name="ro1">
          <table:table-cell office:value-type="float" office:value="26175276" calcext:value-type="float">
            <text:p>26175276</text:p>
          </table:table-cell>
          <table:table-cell table:formula="of:=[.A1638]/1000/(60*60*24)" office:value-type="time" office:time-value="PT07H16M15.276S" calcext:value-type="time">
            <text:p>07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99.41" calcext:value-type="float">
            <text:p>1799.41</text:p>
          </table:table-cell>
          <table:table-cell office:value-type="float" office:value="2249.75" calcext:value-type="float">
            <text:p>2249.75</text:p>
          </table:table-cell>
        </table:table-row>
        <table:table-row table:style-name="ro1">
          <table:table-cell office:value-type="float" office:value="26191276" calcext:value-type="float">
            <text:p>26191276</text:p>
          </table:table-cell>
          <table:table-cell table:formula="of:=[.A1639]/1000/(60*60*24)" office:value-type="time" office:time-value="PT07H16M31.276S" calcext:value-type="time">
            <text:p>07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800.48" calcext:value-type="float">
            <text:p>1800.48</text:p>
          </table:table-cell>
          <table:table-cell office:value-type="float" office:value="2251.04" calcext:value-type="float">
            <text:p>2251.04</text:p>
          </table:table-cell>
        </table:table-row>
        <table:table-row table:style-name="ro1">
          <table:table-cell office:value-type="float" office:value="26207276" calcext:value-type="float">
            <text:p>26207276</text:p>
          </table:table-cell>
          <table:table-cell table:formula="of:=[.A1640]/1000/(60*60*24)" office:value-type="time" office:time-value="PT07H16M47.276S" calcext:value-type="time">
            <text:p>07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801.54" calcext:value-type="float">
            <text:p>1801.54</text:p>
          </table:table-cell>
          <table:table-cell office:value-type="float" office:value="2252.32" calcext:value-type="float">
            <text:p>2252.32</text:p>
          </table:table-cell>
        </table:table-row>
        <table:table-row table:style-name="ro1">
          <table:table-cell office:value-type="float" office:value="26223276" calcext:value-type="float">
            <text:p>26223276</text:p>
          </table:table-cell>
          <table:table-cell table:formula="of:=[.A1641]/1000/(60*60*24)" office:value-type="time" office:time-value="PT07H17M03.276S" calcext:value-type="time">
            <text:p>07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802.61" calcext:value-type="float">
            <text:p>1802.61</text:p>
          </table:table-cell>
          <table:table-cell office:value-type="float" office:value="2253.61" calcext:value-type="float">
            <text:p>2253.61</text:p>
          </table:table-cell>
        </table:table-row>
        <table:table-row table:style-name="ro1">
          <table:table-cell office:value-type="float" office:value="26239276" calcext:value-type="float">
            <text:p>26239276</text:p>
          </table:table-cell>
          <table:table-cell table:formula="of:=[.A1642]/1000/(60*60*24)" office:value-type="time" office:time-value="PT07H17M19.276S" calcext:value-type="time">
            <text:p>07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803.67" calcext:value-type="float">
            <text:p>1803.67</text:p>
          </table:table-cell>
          <table:table-cell office:value-type="float" office:value="2254.9" calcext:value-type="float">
            <text:p>2254.9</text:p>
          </table:table-cell>
        </table:table-row>
        <table:table-row table:style-name="ro1">
          <table:table-cell office:value-type="float" office:value="26255276" calcext:value-type="float">
            <text:p>26255276</text:p>
          </table:table-cell>
          <table:table-cell table:formula="of:=[.A1643]/1000/(60*60*24)" office:value-type="time" office:time-value="PT07H17M35.276S" calcext:value-type="time">
            <text:p>07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804.74" calcext:value-type="float">
            <text:p>1804.74</text:p>
          </table:table-cell>
          <table:table-cell office:value-type="float" office:value="2256.18" calcext:value-type="float">
            <text:p>2256.18</text:p>
          </table:table-cell>
        </table:table-row>
        <table:table-row table:style-name="ro1">
          <table:table-cell office:value-type="float" office:value="26271276" calcext:value-type="float">
            <text:p>26271276</text:p>
          </table:table-cell>
          <table:table-cell table:formula="of:=[.A1644]/1000/(60*60*24)" office:value-type="time" office:time-value="PT07H17M51.276S" calcext:value-type="time">
            <text:p>07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805.8" calcext:value-type="float">
            <text:p>1805.8</text:p>
          </table:table-cell>
          <table:table-cell office:value-type="float" office:value="2257.47" calcext:value-type="float">
            <text:p>2257.47</text:p>
          </table:table-cell>
        </table:table-row>
        <table:table-row table:style-name="ro1">
          <table:table-cell office:value-type="float" office:value="26287276" calcext:value-type="float">
            <text:p>26287276</text:p>
          </table:table-cell>
          <table:table-cell table:formula="of:=[.A1645]/1000/(60*60*24)" office:value-type="time" office:time-value="PT07H18M07.276S" calcext:value-type="time">
            <text:p>07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806.87" calcext:value-type="float">
            <text:p>1806.87</text:p>
          </table:table-cell>
          <table:table-cell office:value-type="float" office:value="2258.76" calcext:value-type="float">
            <text:p>2258.76</text:p>
          </table:table-cell>
        </table:table-row>
        <table:table-row table:style-name="ro1">
          <table:table-cell office:value-type="float" office:value="26303276" calcext:value-type="float">
            <text:p>26303276</text:p>
          </table:table-cell>
          <table:table-cell table:formula="of:=[.A1646]/1000/(60*60*24)" office:value-type="time" office:time-value="PT07H18M23.276S" calcext:value-type="time">
            <text:p>07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07.93" calcext:value-type="float">
            <text:p>1807.93</text:p>
          </table:table-cell>
          <table:table-cell office:value-type="float" office:value="2260.04" calcext:value-type="float">
            <text:p>2260.04</text:p>
          </table:table-cell>
        </table:table-row>
        <table:table-row table:style-name="ro1">
          <table:table-cell office:value-type="float" office:value="26319276" calcext:value-type="float">
            <text:p>26319276</text:p>
          </table:table-cell>
          <table:table-cell table:formula="of:=[.A1647]/1000/(60*60*24)" office:value-type="time" office:time-value="PT07H18M39.276S" calcext:value-type="time">
            <text:p>07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08.99" calcext:value-type="float">
            <text:p>1808.99</text:p>
          </table:table-cell>
          <table:table-cell office:value-type="float" office:value="2261.33" calcext:value-type="float">
            <text:p>2261.33</text:p>
          </table:table-cell>
        </table:table-row>
        <table:table-row table:style-name="ro1">
          <table:table-cell office:value-type="float" office:value="26335276" calcext:value-type="float">
            <text:p>26335276</text:p>
          </table:table-cell>
          <table:table-cell table:formula="of:=[.A1648]/1000/(60*60*24)" office:value-type="time" office:time-value="PT07H18M55.276S" calcext:value-type="time">
            <text:p>07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10.06" calcext:value-type="float">
            <text:p>1810.06</text:p>
          </table:table-cell>
          <table:table-cell office:value-type="float" office:value="2262.61" calcext:value-type="float">
            <text:p>2262.61</text:p>
          </table:table-cell>
        </table:table-row>
        <table:table-row table:style-name="ro1">
          <table:table-cell office:value-type="float" office:value="26351276" calcext:value-type="float">
            <text:p>26351276</text:p>
          </table:table-cell>
          <table:table-cell table:formula="of:=[.A1649]/1000/(60*60*24)" office:value-type="time" office:time-value="PT07H19M11.276S" calcext:value-type="time">
            <text:p>07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11.12" calcext:value-type="float">
            <text:p>1811.12</text:p>
          </table:table-cell>
          <table:table-cell office:value-type="float" office:value="2263.9" calcext:value-type="float">
            <text:p>2263.9</text:p>
          </table:table-cell>
        </table:table-row>
        <table:table-row table:style-name="ro1">
          <table:table-cell office:value-type="float" office:value="26367276" calcext:value-type="float">
            <text:p>26367276</text:p>
          </table:table-cell>
          <table:table-cell table:formula="of:=[.A1650]/1000/(60*60*24)" office:value-type="time" office:time-value="PT07H19M27.276S" calcext:value-type="time">
            <text:p>07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12.19" calcext:value-type="float">
            <text:p>1812.19</text:p>
          </table:table-cell>
          <table:table-cell office:value-type="float" office:value="2265.18" calcext:value-type="float">
            <text:p>2265.18</text:p>
          </table:table-cell>
        </table:table-row>
        <table:table-row table:style-name="ro1">
          <table:table-cell office:value-type="float" office:value="26383276" calcext:value-type="float">
            <text:p>26383276</text:p>
          </table:table-cell>
          <table:table-cell table:formula="of:=[.A1651]/1000/(60*60*24)" office:value-type="time" office:time-value="PT07H19M43.276S" calcext:value-type="time">
            <text:p>07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13.25" calcext:value-type="float">
            <text:p>1813.25</text:p>
          </table:table-cell>
          <table:table-cell office:value-type="float" office:value="2266.47" calcext:value-type="float">
            <text:p>2266.47</text:p>
          </table:table-cell>
        </table:table-row>
        <table:table-row table:style-name="ro1">
          <table:table-cell office:value-type="float" office:value="26399276" calcext:value-type="float">
            <text:p>26399276</text:p>
          </table:table-cell>
          <table:table-cell table:formula="of:=[.A1652]/1000/(60*60*24)" office:value-type="time" office:time-value="PT07H19M59.276S" calcext:value-type="time">
            <text:p>07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814.32" calcext:value-type="float">
            <text:p>1814.32</text:p>
          </table:table-cell>
          <table:table-cell office:value-type="float" office:value="2267.76" calcext:value-type="float">
            <text:p>2267.76</text:p>
          </table:table-cell>
        </table:table-row>
        <table:table-row table:style-name="ro1">
          <table:table-cell office:value-type="float" office:value="26415276" calcext:value-type="float">
            <text:p>26415276</text:p>
          </table:table-cell>
          <table:table-cell table:formula="of:=[.A1653]/1000/(60*60*24)" office:value-type="time" office:time-value="PT07H20M15.276S" calcext:value-type="time">
            <text:p>07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815.38" calcext:value-type="float">
            <text:p>1815.38</text:p>
          </table:table-cell>
          <table:table-cell office:value-type="float" office:value="2269.04" calcext:value-type="float">
            <text:p>2269.04</text:p>
          </table:table-cell>
        </table:table-row>
        <table:table-row table:style-name="ro1">
          <table:table-cell office:value-type="float" office:value="26431276" calcext:value-type="float">
            <text:p>26431276</text:p>
          </table:table-cell>
          <table:table-cell table:formula="of:=[.A1654]/1000/(60*60*24)" office:value-type="time" office:time-value="PT07H20M31.276S" calcext:value-type="time">
            <text:p>07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816.45" calcext:value-type="float">
            <text:p>1816.45</text:p>
          </table:table-cell>
          <table:table-cell office:value-type="float" office:value="2270.33" calcext:value-type="float">
            <text:p>2270.33</text:p>
          </table:table-cell>
        </table:table-row>
        <table:table-row table:style-name="ro1">
          <table:table-cell office:value-type="float" office:value="26447276" calcext:value-type="float">
            <text:p>26447276</text:p>
          </table:table-cell>
          <table:table-cell table:formula="of:=[.A1655]/1000/(60*60*24)" office:value-type="time" office:time-value="PT07H20M47.276S" calcext:value-type="time">
            <text:p>07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817.51" calcext:value-type="float">
            <text:p>1817.51</text:p>
          </table:table-cell>
          <table:table-cell office:value-type="float" office:value="2271.61" calcext:value-type="float">
            <text:p>2271.61</text:p>
          </table:table-cell>
        </table:table-row>
        <table:table-row table:style-name="ro1">
          <table:table-cell office:value-type="float" office:value="26463276" calcext:value-type="float">
            <text:p>26463276</text:p>
          </table:table-cell>
          <table:table-cell table:formula="of:=[.A1656]/1000/(60*60*24)" office:value-type="time" office:time-value="PT07H21M03.276S" calcext:value-type="time">
            <text:p>07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818.58" calcext:value-type="float">
            <text:p>1818.58</text:p>
          </table:table-cell>
          <table:table-cell office:value-type="float" office:value="2272.9" calcext:value-type="float">
            <text:p>2272.9</text:p>
          </table:table-cell>
        </table:table-row>
        <table:table-row table:style-name="ro1">
          <table:table-cell office:value-type="float" office:value="26479276" calcext:value-type="float">
            <text:p>26479276</text:p>
          </table:table-cell>
          <table:table-cell table:formula="of:=[.A1657]/1000/(60*60*24)" office:value-type="time" office:time-value="PT07H21M19.276S" calcext:value-type="time">
            <text:p>07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819.64" calcext:value-type="float">
            <text:p>1819.64</text:p>
          </table:table-cell>
          <table:table-cell office:value-type="float" office:value="2274.18" calcext:value-type="float">
            <text:p>2274.18</text:p>
          </table:table-cell>
        </table:table-row>
        <table:table-row table:style-name="ro1">
          <table:table-cell office:value-type="float" office:value="26495276" calcext:value-type="float">
            <text:p>26495276</text:p>
          </table:table-cell>
          <table:table-cell table:formula="of:=[.A1658]/1000/(60*60*24)" office:value-type="time" office:time-value="PT07H21M35.276S" calcext:value-type="time">
            <text:p>07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820.71" calcext:value-type="float">
            <text:p>1820.71</text:p>
          </table:table-cell>
          <table:table-cell office:value-type="float" office:value="2275.47" calcext:value-type="float">
            <text:p>2275.47</text:p>
          </table:table-cell>
        </table:table-row>
        <table:table-row table:style-name="ro1">
          <table:table-cell office:value-type="float" office:value="26511276" calcext:value-type="float">
            <text:p>26511276</text:p>
          </table:table-cell>
          <table:table-cell table:formula="of:=[.A1659]/1000/(60*60*24)" office:value-type="time" office:time-value="PT07H21M51.276S" calcext:value-type="time">
            <text:p>07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1.77" calcext:value-type="float">
            <text:p>1821.77</text:p>
          </table:table-cell>
          <table:table-cell office:value-type="float" office:value="2276.75" calcext:value-type="float">
            <text:p>2276.75</text:p>
          </table:table-cell>
        </table:table-row>
        <table:table-row table:style-name="ro1">
          <table:table-cell office:value-type="float" office:value="26527276" calcext:value-type="float">
            <text:p>26527276</text:p>
          </table:table-cell>
          <table:table-cell table:formula="of:=[.A1660]/1000/(60*60*24)" office:value-type="time" office:time-value="PT07H22M07.276S" calcext:value-type="time">
            <text:p>07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2.83" calcext:value-type="float">
            <text:p>1822.83</text:p>
          </table:table-cell>
          <table:table-cell office:value-type="float" office:value="2278.04" calcext:value-type="float">
            <text:p>2278.04</text:p>
          </table:table-cell>
        </table:table-row>
        <table:table-row table:style-name="ro1">
          <table:table-cell office:value-type="float" office:value="26543276" calcext:value-type="float">
            <text:p>26543276</text:p>
          </table:table-cell>
          <table:table-cell table:formula="of:=[.A1661]/1000/(60*60*24)" office:value-type="time" office:time-value="PT07H22M23.276S" calcext:value-type="time">
            <text:p>07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3.9" calcext:value-type="float">
            <text:p>1823.9</text:p>
          </table:table-cell>
          <table:table-cell office:value-type="float" office:value="2279.32" calcext:value-type="float">
            <text:p>2279.32</text:p>
          </table:table-cell>
        </table:table-row>
        <table:table-row table:style-name="ro1">
          <table:table-cell office:value-type="float" office:value="26559276" calcext:value-type="float">
            <text:p>26559276</text:p>
          </table:table-cell>
          <table:table-cell table:formula="of:=[.A1662]/1000/(60*60*24)" office:value-type="time" office:time-value="PT07H22M39.276S" calcext:value-type="time">
            <text:p>07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4.96" calcext:value-type="float">
            <text:p>1824.96</text:p>
          </table:table-cell>
          <table:table-cell office:value-type="float" office:value="2280.61" calcext:value-type="float">
            <text:p>2280.61</text:p>
          </table:table-cell>
        </table:table-row>
        <table:table-row table:style-name="ro1">
          <table:table-cell office:value-type="float" office:value="26575276" calcext:value-type="float">
            <text:p>26575276</text:p>
          </table:table-cell>
          <table:table-cell table:formula="of:=[.A1663]/1000/(60*60*24)" office:value-type="time" office:time-value="PT07H22M55.276S" calcext:value-type="time">
            <text:p>07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6.03" calcext:value-type="float">
            <text:p>1826.03</text:p>
          </table:table-cell>
          <table:table-cell office:value-type="float" office:value="2281.89" calcext:value-type="float">
            <text:p>2281.89</text:p>
          </table:table-cell>
        </table:table-row>
        <table:table-row table:style-name="ro1">
          <table:table-cell office:value-type="float" office:value="26591276" calcext:value-type="float">
            <text:p>26591276</text:p>
          </table:table-cell>
          <table:table-cell table:formula="of:=[.A1664]/1000/(60*60*24)" office:value-type="time" office:time-value="PT07H23M11.276S" calcext:value-type="time">
            <text:p>07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7.09" calcext:value-type="float">
            <text:p>1827.09</text:p>
          </table:table-cell>
          <table:table-cell office:value-type="float" office:value="2283.18" calcext:value-type="float">
            <text:p>2283.18</text:p>
          </table:table-cell>
        </table:table-row>
        <table:table-row table:style-name="ro1">
          <table:table-cell office:value-type="float" office:value="26607276" calcext:value-type="float">
            <text:p>26607276</text:p>
          </table:table-cell>
          <table:table-cell table:formula="of:=[.A1665]/1000/(60*60*24)" office:value-type="time" office:time-value="PT07H23M27.276S" calcext:value-type="time">
            <text:p>07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828.15" calcext:value-type="float">
            <text:p>1828.15</text:p>
          </table:table-cell>
          <table:table-cell office:value-type="float" office:value="2284.46" calcext:value-type="float">
            <text:p>2284.46</text:p>
          </table:table-cell>
        </table:table-row>
        <table:table-row table:style-name="ro1">
          <table:table-cell office:value-type="float" office:value="26623276" calcext:value-type="float">
            <text:p>26623276</text:p>
          </table:table-cell>
          <table:table-cell table:formula="of:=[.A1666]/1000/(60*60*24)" office:value-type="time" office:time-value="PT07H23M43.276S" calcext:value-type="time">
            <text:p>07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29.22" calcext:value-type="float">
            <text:p>1829.22</text:p>
          </table:table-cell>
          <table:table-cell office:value-type="float" office:value="2285.75" calcext:value-type="float">
            <text:p>2285.75</text:p>
          </table:table-cell>
        </table:table-row>
        <table:table-row table:style-name="ro1">
          <table:table-cell office:value-type="float" office:value="26639276" calcext:value-type="float">
            <text:p>26639276</text:p>
          </table:table-cell>
          <table:table-cell table:formula="of:=[.A1667]/1000/(60*60*24)" office:value-type="time" office:time-value="PT07H23M59.276S" calcext:value-type="time">
            <text:p>07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30.28" calcext:value-type="float">
            <text:p>1830.28</text:p>
          </table:table-cell>
          <table:table-cell office:value-type="float" office:value="2287.03" calcext:value-type="float">
            <text:p>2287.03</text:p>
          </table:table-cell>
        </table:table-row>
        <table:table-row table:style-name="ro1">
          <table:table-cell office:value-type="float" office:value="26655276" calcext:value-type="float">
            <text:p>26655276</text:p>
          </table:table-cell>
          <table:table-cell table:formula="of:=[.A1668]/1000/(60*60*24)" office:value-type="time" office:time-value="PT07H24M15.276S" calcext:value-type="time">
            <text:p>07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31.35" calcext:value-type="float">
            <text:p>1831.35</text:p>
          </table:table-cell>
          <table:table-cell office:value-type="float" office:value="2288.32" calcext:value-type="float">
            <text:p>2288.32</text:p>
          </table:table-cell>
        </table:table-row>
        <table:table-row table:style-name="ro1">
          <table:table-cell office:value-type="float" office:value="26671276" calcext:value-type="float">
            <text:p>26671276</text:p>
          </table:table-cell>
          <table:table-cell table:formula="of:=[.A1669]/1000/(60*60*24)" office:value-type="time" office:time-value="PT07H24M31.276S" calcext:value-type="time">
            <text:p>07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832.41" calcext:value-type="float">
            <text:p>1832.41</text:p>
          </table:table-cell>
          <table:table-cell office:value-type="float" office:value="2289.6" calcext:value-type="float">
            <text:p>2289.6</text:p>
          </table:table-cell>
        </table:table-row>
        <table:table-row table:style-name="ro1">
          <table:table-cell office:value-type="float" office:value="26687276" calcext:value-type="float">
            <text:p>26687276</text:p>
          </table:table-cell>
          <table:table-cell table:formula="of:=[.A1670]/1000/(60*60*24)" office:value-type="time" office:time-value="PT07H24M47.276S" calcext:value-type="time">
            <text:p>07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33.48" calcext:value-type="float">
            <text:p>1833.48</text:p>
          </table:table-cell>
          <table:table-cell office:value-type="float" office:value="2290.89" calcext:value-type="float">
            <text:p>2290.89</text:p>
          </table:table-cell>
        </table:table-row>
        <table:table-row table:style-name="ro1">
          <table:table-cell office:value-type="float" office:value="26703276" calcext:value-type="float">
            <text:p>26703276</text:p>
          </table:table-cell>
          <table:table-cell table:formula="of:=[.A1671]/1000/(60*60*24)" office:value-type="time" office:time-value="PT07H25M03.276S" calcext:value-type="time">
            <text:p>07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34.54" calcext:value-type="float">
            <text:p>1834.54</text:p>
          </table:table-cell>
          <table:table-cell office:value-type="float" office:value="2292.17" calcext:value-type="float">
            <text:p>2292.17</text:p>
          </table:table-cell>
        </table:table-row>
        <table:table-row table:style-name="ro1">
          <table:table-cell office:value-type="float" office:value="26719276" calcext:value-type="float">
            <text:p>26719276</text:p>
          </table:table-cell>
          <table:table-cell table:formula="of:=[.A1672]/1000/(60*60*24)" office:value-type="time" office:time-value="PT07H25M19.276S" calcext:value-type="time">
            <text:p>07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835.6" calcext:value-type="float">
            <text:p>1835.6</text:p>
          </table:table-cell>
          <table:table-cell office:value-type="float" office:value="2293.46" calcext:value-type="float">
            <text:p>2293.46</text:p>
          </table:table-cell>
        </table:table-row>
        <table:table-row table:style-name="ro1">
          <table:table-cell office:value-type="float" office:value="26735276" calcext:value-type="float">
            <text:p>26735276</text:p>
          </table:table-cell>
          <table:table-cell table:formula="of:=[.A1673]/1000/(60*60*24)" office:value-type="time" office:time-value="PT07H25M35.276S" calcext:value-type="time">
            <text:p>07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836.67" calcext:value-type="float">
            <text:p>1836.67</text:p>
          </table:table-cell>
          <table:table-cell office:value-type="float" office:value="2294.74" calcext:value-type="float">
            <text:p>2294.74</text:p>
          </table:table-cell>
        </table:table-row>
        <table:table-row table:style-name="ro1">
          <table:table-cell office:value-type="float" office:value="26751276" calcext:value-type="float">
            <text:p>26751276</text:p>
          </table:table-cell>
          <table:table-cell table:formula="of:=[.A1674]/1000/(60*60*24)" office:value-type="time" office:time-value="PT07H25M51.276S" calcext:value-type="time">
            <text:p>07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837.73" calcext:value-type="float">
            <text:p>1837.73</text:p>
          </table:table-cell>
          <table:table-cell office:value-type="float" office:value="2296.02" calcext:value-type="float">
            <text:p>2296.02</text:p>
          </table:table-cell>
        </table:table-row>
        <table:table-row table:style-name="ro1">
          <table:table-cell office:value-type="float" office:value="26767276" calcext:value-type="float">
            <text:p>26767276</text:p>
          </table:table-cell>
          <table:table-cell table:formula="of:=[.A1675]/1000/(60*60*24)" office:value-type="time" office:time-value="PT07H26M07.276S" calcext:value-type="time">
            <text:p>07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838.79" calcext:value-type="float">
            <text:p>1838.79</text:p>
          </table:table-cell>
          <table:table-cell office:value-type="float" office:value="2297.31" calcext:value-type="float">
            <text:p>2297.31</text:p>
          </table:table-cell>
        </table:table-row>
        <table:table-row table:style-name="ro1">
          <table:table-cell office:value-type="float" office:value="26783276" calcext:value-type="float">
            <text:p>26783276</text:p>
          </table:table-cell>
          <table:table-cell table:formula="of:=[.A1676]/1000/(60*60*24)" office:value-type="time" office:time-value="PT07H26M23.276S" calcext:value-type="time">
            <text:p>07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839.85" calcext:value-type="float">
            <text:p>1839.85</text:p>
          </table:table-cell>
          <table:table-cell office:value-type="float" office:value="2298.59" calcext:value-type="float">
            <text:p>2298.59</text:p>
          </table:table-cell>
        </table:table-row>
        <table:table-row table:style-name="ro1">
          <table:table-cell office:value-type="float" office:value="26799276" calcext:value-type="float">
            <text:p>26799276</text:p>
          </table:table-cell>
          <table:table-cell table:formula="of:=[.A1677]/1000/(60*60*24)" office:value-type="time" office:time-value="PT07H26M39.276S" calcext:value-type="time">
            <text:p>07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840.92" calcext:value-type="float">
            <text:p>1840.92</text:p>
          </table:table-cell>
          <table:table-cell office:value-type="float" office:value="2299.88" calcext:value-type="float">
            <text:p>2299.88</text:p>
          </table:table-cell>
        </table:table-row>
        <table:table-row table:style-name="ro1">
          <table:table-cell office:value-type="float" office:value="26815276" calcext:value-type="float">
            <text:p>26815276</text:p>
          </table:table-cell>
          <table:table-cell table:formula="of:=[.A1678]/1000/(60*60*24)" office:value-type="time" office:time-value="PT07H26M55.276S" calcext:value-type="time">
            <text:p>07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841.98" calcext:value-type="float">
            <text:p>1841.98</text:p>
          </table:table-cell>
          <table:table-cell office:value-type="float" office:value="2301.16" calcext:value-type="float">
            <text:p>2301.16</text:p>
          </table:table-cell>
        </table:table-row>
        <table:table-row table:style-name="ro1">
          <table:table-cell office:value-type="float" office:value="26831276" calcext:value-type="float">
            <text:p>26831276</text:p>
          </table:table-cell>
          <table:table-cell table:formula="of:=[.A1679]/1000/(60*60*24)" office:value-type="time" office:time-value="PT07H27M11.276S" calcext:value-type="time">
            <text:p>07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843.04" calcext:value-type="float">
            <text:p>1843.04</text:p>
          </table:table-cell>
          <table:table-cell office:value-type="float" office:value="2302.44" calcext:value-type="float">
            <text:p>2302.44</text:p>
          </table:table-cell>
        </table:table-row>
        <table:table-row table:style-name="ro1">
          <table:table-cell office:value-type="float" office:value="26847276" calcext:value-type="float">
            <text:p>26847276</text:p>
          </table:table-cell>
          <table:table-cell table:formula="of:=[.A1680]/1000/(60*60*24)" office:value-type="time" office:time-value="PT07H27M27.276S" calcext:value-type="time">
            <text:p>07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844.1" calcext:value-type="float">
            <text:p>1844.1</text:p>
          </table:table-cell>
          <table:table-cell office:value-type="float" office:value="2303.73" calcext:value-type="float">
            <text:p>2303.73</text:p>
          </table:table-cell>
        </table:table-row>
        <table:table-row table:style-name="ro1">
          <table:table-cell office:value-type="float" office:value="26863276" calcext:value-type="float">
            <text:p>26863276</text:p>
          </table:table-cell>
          <table:table-cell table:formula="of:=[.A1681]/1000/(60*60*24)" office:value-type="time" office:time-value="PT07H27M43.276S" calcext:value-type="time">
            <text:p>07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845.17" calcext:value-type="float">
            <text:p>1845.17</text:p>
          </table:table-cell>
          <table:table-cell office:value-type="float" office:value="2305.01" calcext:value-type="float">
            <text:p>2305.01</text:p>
          </table:table-cell>
        </table:table-row>
        <table:table-row table:style-name="ro1">
          <table:table-cell office:value-type="float" office:value="26879276" calcext:value-type="float">
            <text:p>26879276</text:p>
          </table:table-cell>
          <table:table-cell table:formula="of:=[.A1682]/1000/(60*60*24)" office:value-type="time" office:time-value="PT07H27M59.276S" calcext:value-type="time">
            <text:p>07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46.23" calcext:value-type="float">
            <text:p>1846.23</text:p>
          </table:table-cell>
          <table:table-cell office:value-type="float" office:value="2306.29" calcext:value-type="float">
            <text:p>2306.29</text:p>
          </table:table-cell>
        </table:table-row>
        <table:table-row table:style-name="ro1">
          <table:table-cell office:value-type="float" office:value="26895276" calcext:value-type="float">
            <text:p>26895276</text:p>
          </table:table-cell>
          <table:table-cell table:formula="of:=[.A1683]/1000/(60*60*24)" office:value-type="time" office:time-value="PT07H28M15.276S" calcext:value-type="time">
            <text:p>07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847.29" calcext:value-type="float">
            <text:p>1847.29</text:p>
          </table:table-cell>
          <table:table-cell office:value-type="float" office:value="2307.57" calcext:value-type="float">
            <text:p>2307.57</text:p>
          </table:table-cell>
        </table:table-row>
        <table:table-row table:style-name="ro1">
          <table:table-cell office:value-type="float" office:value="26911276" calcext:value-type="float">
            <text:p>26911276</text:p>
          </table:table-cell>
          <table:table-cell table:formula="of:=[.A1684]/1000/(60*60*24)" office:value-type="time" office:time-value="PT07H28M31.276S" calcext:value-type="time">
            <text:p>07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48.36" calcext:value-type="float">
            <text:p>1848.36</text:p>
          </table:table-cell>
          <table:table-cell office:value-type="float" office:value="2308.85" calcext:value-type="float">
            <text:p>2308.85</text:p>
          </table:table-cell>
        </table:table-row>
        <table:table-row table:style-name="ro1">
          <table:table-cell office:value-type="float" office:value="26927276" calcext:value-type="float">
            <text:p>26927276</text:p>
          </table:table-cell>
          <table:table-cell table:formula="of:=[.A1685]/1000/(60*60*24)" office:value-type="time" office:time-value="PT07H28M47.276S" calcext:value-type="time">
            <text:p>07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49.42" calcext:value-type="float">
            <text:p>1849.42</text:p>
          </table:table-cell>
          <table:table-cell office:value-type="float" office:value="2310.13" calcext:value-type="float">
            <text:p>2310.13</text:p>
          </table:table-cell>
        </table:table-row>
        <table:table-row table:style-name="ro1">
          <table:table-cell office:value-type="float" office:value="26943276" calcext:value-type="float">
            <text:p>26943276</text:p>
          </table:table-cell>
          <table:table-cell table:formula="of:=[.A1686]/1000/(60*60*24)" office:value-type="time" office:time-value="PT07H29M03.276S" calcext:value-type="time">
            <text:p>07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50.48" calcext:value-type="float">
            <text:p>1850.48</text:p>
          </table:table-cell>
          <table:table-cell office:value-type="float" office:value="2311.41" calcext:value-type="float">
            <text:p>2311.41</text:p>
          </table:table-cell>
        </table:table-row>
        <table:table-row table:style-name="ro1">
          <table:table-cell office:value-type="float" office:value="26959276" calcext:value-type="float">
            <text:p>26959276</text:p>
          </table:table-cell>
          <table:table-cell table:formula="of:=[.A1687]/1000/(60*60*24)" office:value-type="time" office:time-value="PT07H29M19.276S" calcext:value-type="time">
            <text:p>07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51.54" calcext:value-type="float">
            <text:p>1851.54</text:p>
          </table:table-cell>
          <table:table-cell office:value-type="float" office:value="2312.69" calcext:value-type="float">
            <text:p>2312.69</text:p>
          </table:table-cell>
        </table:table-row>
        <table:table-row table:style-name="ro1">
          <table:table-cell office:value-type="float" office:value="26975276" calcext:value-type="float">
            <text:p>26975276</text:p>
          </table:table-cell>
          <table:table-cell table:formula="of:=[.A1688]/1000/(60*60*24)" office:value-type="time" office:time-value="PT07H29M35.276S" calcext:value-type="time">
            <text:p>07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52.6" calcext:value-type="float">
            <text:p>1852.6</text:p>
          </table:table-cell>
          <table:table-cell office:value-type="float" office:value="2313.97" calcext:value-type="float">
            <text:p>2313.97</text:p>
          </table:table-cell>
        </table:table-row>
        <table:table-row table:style-name="ro1">
          <table:table-cell office:value-type="float" office:value="26991276" calcext:value-type="float">
            <text:p>26991276</text:p>
          </table:table-cell>
          <table:table-cell table:formula="of:=[.A1689]/1000/(60*60*24)" office:value-type="time" office:time-value="PT07H29M51.276S" calcext:value-type="time">
            <text:p>07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53.67" calcext:value-type="float">
            <text:p>1853.67</text:p>
          </table:table-cell>
          <table:table-cell office:value-type="float" office:value="2315.24" calcext:value-type="float">
            <text:p>2315.24</text:p>
          </table:table-cell>
        </table:table-row>
        <table:table-row table:style-name="ro1">
          <table:table-cell office:value-type="float" office:value="27007276" calcext:value-type="float">
            <text:p>27007276</text:p>
          </table:table-cell>
          <table:table-cell table:formula="of:=[.A1690]/1000/(60*60*24)" office:value-type="time" office:time-value="PT07H30M07.276S" calcext:value-type="time">
            <text:p>07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54.73" calcext:value-type="float">
            <text:p>1854.73</text:p>
          </table:table-cell>
          <table:table-cell office:value-type="float" office:value="2316.52" calcext:value-type="float">
            <text:p>2316.52</text:p>
          </table:table-cell>
        </table:table-row>
        <table:table-row table:style-name="ro1">
          <table:table-cell office:value-type="float" office:value="27023276" calcext:value-type="float">
            <text:p>27023276</text:p>
          </table:table-cell>
          <table:table-cell table:formula="of:=[.A1691]/1000/(60*60*24)" office:value-type="time" office:time-value="PT07H30M23.276S" calcext:value-type="time">
            <text:p>07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55.79" calcext:value-type="float">
            <text:p>1855.79</text:p>
          </table:table-cell>
          <table:table-cell office:value-type="float" office:value="2317.8" calcext:value-type="float">
            <text:p>2317.8</text:p>
          </table:table-cell>
        </table:table-row>
        <table:table-row table:style-name="ro1">
          <table:table-cell office:value-type="float" office:value="27039276" calcext:value-type="float">
            <text:p>27039276</text:p>
          </table:table-cell>
          <table:table-cell table:formula="of:=[.A1692]/1000/(60*60*24)" office:value-type="time" office:time-value="PT07H30M39.276S" calcext:value-type="time">
            <text:p>07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56.85" calcext:value-type="float">
            <text:p>1856.85</text:p>
          </table:table-cell>
          <table:table-cell office:value-type="float" office:value="2319.08" calcext:value-type="float">
            <text:p>2319.08</text:p>
          </table:table-cell>
        </table:table-row>
        <table:table-row table:style-name="ro1">
          <table:table-cell office:value-type="float" office:value="27055276" calcext:value-type="float">
            <text:p>27055276</text:p>
          </table:table-cell>
          <table:table-cell table:formula="of:=[.A1693]/1000/(60*60*24)" office:value-type="time" office:time-value="PT07H30M55.276S" calcext:value-type="time">
            <text:p>07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57.92" calcext:value-type="float">
            <text:p>1857.92</text:p>
          </table:table-cell>
          <table:table-cell office:value-type="float" office:value="2320.35" calcext:value-type="float">
            <text:p>2320.35</text:p>
          </table:table-cell>
        </table:table-row>
        <table:table-row table:style-name="ro1">
          <table:table-cell office:value-type="float" office:value="27071276" calcext:value-type="float">
            <text:p>27071276</text:p>
          </table:table-cell>
          <table:table-cell table:formula="of:=[.A1694]/1000/(60*60*24)" office:value-type="time" office:time-value="PT07H31M11.276S" calcext:value-type="time">
            <text:p>07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58.98" calcext:value-type="float">
            <text:p>1858.98</text:p>
          </table:table-cell>
          <table:table-cell office:value-type="float" office:value="2321.63" calcext:value-type="float">
            <text:p>2321.63</text:p>
          </table:table-cell>
        </table:table-row>
        <table:table-row table:style-name="ro1">
          <table:table-cell office:value-type="float" office:value="27087276" calcext:value-type="float">
            <text:p>27087276</text:p>
          </table:table-cell>
          <table:table-cell table:formula="of:=[.A1695]/1000/(60*60*24)" office:value-type="time" office:time-value="PT07H31M27.276S" calcext:value-type="time">
            <text:p>07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60.04" calcext:value-type="float">
            <text:p>1860.04</text:p>
          </table:table-cell>
          <table:table-cell office:value-type="float" office:value="2322.91" calcext:value-type="float">
            <text:p>2322.91</text:p>
          </table:table-cell>
        </table:table-row>
        <table:table-row table:style-name="ro1">
          <table:table-cell office:value-type="float" office:value="27103276" calcext:value-type="float">
            <text:p>27103276</text:p>
          </table:table-cell>
          <table:table-cell table:formula="of:=[.A1696]/1000/(60*60*24)" office:value-type="time" office:time-value="PT07H31M43.276S" calcext:value-type="time">
            <text:p>07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61.1" calcext:value-type="float">
            <text:p>1861.1</text:p>
          </table:table-cell>
          <table:table-cell office:value-type="float" office:value="2324.19" calcext:value-type="float">
            <text:p>2324.19</text:p>
          </table:table-cell>
        </table:table-row>
        <table:table-row table:style-name="ro1">
          <table:table-cell office:value-type="float" office:value="27119276" calcext:value-type="float">
            <text:p>27119276</text:p>
          </table:table-cell>
          <table:table-cell table:formula="of:=[.A1697]/1000/(60*60*24)" office:value-type="time" office:time-value="PT07H31M59.276S" calcext:value-type="time">
            <text:p>07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62.16" calcext:value-type="float">
            <text:p>1862.16</text:p>
          </table:table-cell>
          <table:table-cell office:value-type="float" office:value="2325.47" calcext:value-type="float">
            <text:p>2325.47</text:p>
          </table:table-cell>
        </table:table-row>
        <table:table-row table:style-name="ro1">
          <table:table-cell office:value-type="float" office:value="27135276" calcext:value-type="float">
            <text:p>27135276</text:p>
          </table:table-cell>
          <table:table-cell table:formula="of:=[.A1698]/1000/(60*60*24)" office:value-type="time" office:time-value="PT07H32M15.276S" calcext:value-type="time">
            <text:p>07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63.22" calcext:value-type="float">
            <text:p>1863.22</text:p>
          </table:table-cell>
          <table:table-cell office:value-type="float" office:value="2326.74" calcext:value-type="float">
            <text:p>2326.74</text:p>
          </table:table-cell>
        </table:table-row>
        <table:table-row table:style-name="ro1">
          <table:table-cell office:value-type="float" office:value="27151276" calcext:value-type="float">
            <text:p>27151276</text:p>
          </table:table-cell>
          <table:table-cell table:formula="of:=[.A1699]/1000/(60*60*24)" office:value-type="time" office:time-value="PT07H32M31.276S" calcext:value-type="time">
            <text:p>07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64.28" calcext:value-type="float">
            <text:p>1864.28</text:p>
          </table:table-cell>
          <table:table-cell office:value-type="float" office:value="2328.02" calcext:value-type="float">
            <text:p>2328.02</text:p>
          </table:table-cell>
        </table:table-row>
        <table:table-row table:style-name="ro1">
          <table:table-cell office:value-type="float" office:value="27167276" calcext:value-type="float">
            <text:p>27167276</text:p>
          </table:table-cell>
          <table:table-cell table:formula="of:=[.A1700]/1000/(60*60*24)" office:value-type="time" office:time-value="PT07H32M47.276S" calcext:value-type="time">
            <text:p>07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865.34" calcext:value-type="float">
            <text:p>1865.34</text:p>
          </table:table-cell>
          <table:table-cell office:value-type="float" office:value="2329.3" calcext:value-type="float">
            <text:p>2329.3</text:p>
          </table:table-cell>
        </table:table-row>
        <table:table-row table:style-name="ro1">
          <table:table-cell office:value-type="float" office:value="27183276" calcext:value-type="float">
            <text:p>27183276</text:p>
          </table:table-cell>
          <table:table-cell table:formula="of:=[.A1701]/1000/(60*60*24)" office:value-type="time" office:time-value="PT07H33M03.276S" calcext:value-type="time">
            <text:p>07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66.4" calcext:value-type="float">
            <text:p>1866.4</text:p>
          </table:table-cell>
          <table:table-cell office:value-type="float" office:value="2330.58" calcext:value-type="float">
            <text:p>2330.58</text:p>
          </table:table-cell>
        </table:table-row>
        <table:table-row table:style-name="ro1">
          <table:table-cell office:value-type="float" office:value="27199276" calcext:value-type="float">
            <text:p>27199276</text:p>
          </table:table-cell>
          <table:table-cell table:formula="of:=[.A1702]/1000/(60*60*24)" office:value-type="time" office:time-value="PT07H33M19.276S" calcext:value-type="time">
            <text:p>07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67.46" calcext:value-type="float">
            <text:p>1867.46</text:p>
          </table:table-cell>
          <table:table-cell office:value-type="float" office:value="2331.85" calcext:value-type="float">
            <text:p>2331.85</text:p>
          </table:table-cell>
        </table:table-row>
        <table:table-row table:style-name="ro1">
          <table:table-cell office:value-type="float" office:value="27215276" calcext:value-type="float">
            <text:p>27215276</text:p>
          </table:table-cell>
          <table:table-cell table:formula="of:=[.A1703]/1000/(60*60*24)" office:value-type="time" office:time-value="PT07H33M35.276S" calcext:value-type="time">
            <text:p>07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868.53" calcext:value-type="float">
            <text:p>1868.53</text:p>
          </table:table-cell>
          <table:table-cell office:value-type="float" office:value="2333.13" calcext:value-type="float">
            <text:p>2333.13</text:p>
          </table:table-cell>
        </table:table-row>
        <table:table-row table:style-name="ro1">
          <table:table-cell office:value-type="float" office:value="27231276" calcext:value-type="float">
            <text:p>27231276</text:p>
          </table:table-cell>
          <table:table-cell table:formula="of:=[.A1704]/1000/(60*60*24)" office:value-type="time" office:time-value="PT07H33M51.276S" calcext:value-type="time">
            <text:p>07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69.59" calcext:value-type="float">
            <text:p>1869.59</text:p>
          </table:table-cell>
          <table:table-cell office:value-type="float" office:value="2334.41" calcext:value-type="float">
            <text:p>2334.41</text:p>
          </table:table-cell>
        </table:table-row>
        <table:table-row table:style-name="ro1">
          <table:table-cell office:value-type="float" office:value="27247276" calcext:value-type="float">
            <text:p>27247276</text:p>
          </table:table-cell>
          <table:table-cell table:formula="of:=[.A1705]/1000/(60*60*24)" office:value-type="time" office:time-value="PT07H34M07.276S" calcext:value-type="time">
            <text:p>07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70.65" calcext:value-type="float">
            <text:p>1870.65</text:p>
          </table:table-cell>
          <table:table-cell office:value-type="float" office:value="2335.69" calcext:value-type="float">
            <text:p>2335.69</text:p>
          </table:table-cell>
        </table:table-row>
        <table:table-row table:style-name="ro1">
          <table:table-cell office:value-type="float" office:value="27263276" calcext:value-type="float">
            <text:p>27263276</text:p>
          </table:table-cell>
          <table:table-cell table:formula="of:=[.A1706]/1000/(60*60*24)" office:value-type="time" office:time-value="PT07H34M23.276S" calcext:value-type="time">
            <text:p>07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871.71" calcext:value-type="float">
            <text:p>1871.71</text:p>
          </table:table-cell>
          <table:table-cell office:value-type="float" office:value="2336.96" calcext:value-type="float">
            <text:p>2336.96</text:p>
          </table:table-cell>
        </table:table-row>
        <table:table-row table:style-name="ro1">
          <table:table-cell office:value-type="float" office:value="27279276" calcext:value-type="float">
            <text:p>27279276</text:p>
          </table:table-cell>
          <table:table-cell table:formula="of:=[.A1707]/1000/(60*60*24)" office:value-type="time" office:time-value="PT07H34M39.276S" calcext:value-type="time">
            <text:p>07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2.77" calcext:value-type="float">
            <text:p>1872.77</text:p>
          </table:table-cell>
          <table:table-cell office:value-type="float" office:value="2338.24" calcext:value-type="float">
            <text:p>2338.24</text:p>
          </table:table-cell>
        </table:table-row>
        <table:table-row table:style-name="ro1">
          <table:table-cell office:value-type="float" office:value="27295276" calcext:value-type="float">
            <text:p>27295276</text:p>
          </table:table-cell>
          <table:table-cell table:formula="of:=[.A1708]/1000/(60*60*24)" office:value-type="time" office:time-value="PT07H34M55.276S" calcext:value-type="time">
            <text:p>07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3.83" calcext:value-type="float">
            <text:p>1873.83</text:p>
          </table:table-cell>
          <table:table-cell office:value-type="float" office:value="2339.52" calcext:value-type="float">
            <text:p>2339.52</text:p>
          </table:table-cell>
        </table:table-row>
        <table:table-row table:style-name="ro1">
          <table:table-cell office:value-type="float" office:value="27311276" calcext:value-type="float">
            <text:p>27311276</text:p>
          </table:table-cell>
          <table:table-cell table:formula="of:=[.A1709]/1000/(60*60*24)" office:value-type="time" office:time-value="PT07H35M11.276S" calcext:value-type="time">
            <text:p>07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4.89" calcext:value-type="float">
            <text:p>1874.89</text:p>
          </table:table-cell>
          <table:table-cell office:value-type="float" office:value="2340.79" calcext:value-type="float">
            <text:p>2340.79</text:p>
          </table:table-cell>
        </table:table-row>
        <table:table-row table:style-name="ro1">
          <table:table-cell office:value-type="float" office:value="27327276" calcext:value-type="float">
            <text:p>27327276</text:p>
          </table:table-cell>
          <table:table-cell table:formula="of:=[.A1710]/1000/(60*60*24)" office:value-type="time" office:time-value="PT07H35M27.276S" calcext:value-type="time">
            <text:p>07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5.95" calcext:value-type="float">
            <text:p>1875.95</text:p>
          </table:table-cell>
          <table:table-cell office:value-type="float" office:value="2342.07" calcext:value-type="float">
            <text:p>2342.07</text:p>
          </table:table-cell>
        </table:table-row>
        <table:table-row table:style-name="ro1">
          <table:table-cell office:value-type="float" office:value="27343276" calcext:value-type="float">
            <text:p>27343276</text:p>
          </table:table-cell>
          <table:table-cell table:formula="of:=[.A1711]/1000/(60*60*24)" office:value-type="time" office:time-value="PT07H35M43.276S" calcext:value-type="time">
            <text:p>07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7.01" calcext:value-type="float">
            <text:p>1877.01</text:p>
          </table:table-cell>
          <table:table-cell office:value-type="float" office:value="2343.35" calcext:value-type="float">
            <text:p>2343.35</text:p>
          </table:table-cell>
        </table:table-row>
        <table:table-row table:style-name="ro1">
          <table:table-cell office:value-type="float" office:value="27359276" calcext:value-type="float">
            <text:p>27359276</text:p>
          </table:table-cell>
          <table:table-cell table:formula="of:=[.A1712]/1000/(60*60*24)" office:value-type="time" office:time-value="PT07H35M59.276S" calcext:value-type="time">
            <text:p>07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78.07" calcext:value-type="float">
            <text:p>1878.07</text:p>
          </table:table-cell>
          <table:table-cell office:value-type="float" office:value="2344.62" calcext:value-type="float">
            <text:p>2344.62</text:p>
          </table:table-cell>
        </table:table-row>
        <table:table-row table:style-name="ro1">
          <table:table-cell office:value-type="float" office:value="27375276" calcext:value-type="float">
            <text:p>27375276</text:p>
          </table:table-cell>
          <table:table-cell table:formula="of:=[.A1713]/1000/(60*60*24)" office:value-type="time" office:time-value="PT07H36M15.276S" calcext:value-type="time">
            <text:p>07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79.13" calcext:value-type="float">
            <text:p>1879.13</text:p>
          </table:table-cell>
          <table:table-cell office:value-type="float" office:value="2345.9" calcext:value-type="float">
            <text:p>2345.9</text:p>
          </table:table-cell>
        </table:table-row>
        <table:table-row table:style-name="ro1">
          <table:table-cell office:value-type="float" office:value="27391276" calcext:value-type="float">
            <text:p>27391276</text:p>
          </table:table-cell>
          <table:table-cell table:formula="of:=[.A1714]/1000/(60*60*24)" office:value-type="time" office:time-value="PT07H36M31.276S" calcext:value-type="time">
            <text:p>07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80.19" calcext:value-type="float">
            <text:p>1880.19</text:p>
          </table:table-cell>
          <table:table-cell office:value-type="float" office:value="2347.18" calcext:value-type="float">
            <text:p>2347.18</text:p>
          </table:table-cell>
        </table:table-row>
        <table:table-row table:style-name="ro1">
          <table:table-cell office:value-type="float" office:value="27407276" calcext:value-type="float">
            <text:p>27407276</text:p>
          </table:table-cell>
          <table:table-cell table:formula="of:=[.A1715]/1000/(60*60*24)" office:value-type="time" office:time-value="PT07H36M47.276S" calcext:value-type="time">
            <text:p>07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81.25" calcext:value-type="float">
            <text:p>1881.25</text:p>
          </table:table-cell>
          <table:table-cell office:value-type="float" office:value="2348.45" calcext:value-type="float">
            <text:p>2348.45</text:p>
          </table:table-cell>
        </table:table-row>
        <table:table-row table:style-name="ro1">
          <table:table-cell office:value-type="float" office:value="27423276" calcext:value-type="float">
            <text:p>27423276</text:p>
          </table:table-cell>
          <table:table-cell table:formula="of:=[.A1716]/1000/(60*60*24)" office:value-type="time" office:time-value="PT07H37M03.276S" calcext:value-type="time">
            <text:p>07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882.31" calcext:value-type="float">
            <text:p>1882.31</text:p>
          </table:table-cell>
          <table:table-cell office:value-type="float" office:value="2349.73" calcext:value-type="float">
            <text:p>2349.73</text:p>
          </table:table-cell>
        </table:table-row>
        <table:table-row table:style-name="ro1">
          <table:table-cell office:value-type="float" office:value="27439276" calcext:value-type="float">
            <text:p>27439276</text:p>
          </table:table-cell>
          <table:table-cell table:formula="of:=[.A1717]/1000/(60*60*24)" office:value-type="time" office:time-value="PT07H37M19.276S" calcext:value-type="time">
            <text:p>07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883.37" calcext:value-type="float">
            <text:p>1883.37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7455276" calcext:value-type="float">
            <text:p>27455276</text:p>
          </table:table-cell>
          <table:table-cell table:formula="of:=[.A1718]/1000/(60*60*24)" office:value-type="time" office:time-value="PT07H37M35.276S" calcext:value-type="time">
            <text:p>07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884.43" calcext:value-type="float">
            <text:p>1884.43</text:p>
          </table:table-cell>
          <table:table-cell office:value-type="float" office:value="2352.28" calcext:value-type="float">
            <text:p>2352.28</text:p>
          </table:table-cell>
        </table:table-row>
        <table:table-row table:style-name="ro1">
          <table:table-cell office:value-type="float" office:value="27471276" calcext:value-type="float">
            <text:p>27471276</text:p>
          </table:table-cell>
          <table:table-cell table:formula="of:=[.A1719]/1000/(60*60*24)" office:value-type="time" office:time-value="PT07H37M51.276S" calcext:value-type="time">
            <text:p>07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885.49" calcext:value-type="float">
            <text:p>1885.49</text:p>
          </table:table-cell>
          <table:table-cell office:value-type="float" office:value="2353.55" calcext:value-type="float">
            <text:p>2353.55</text:p>
          </table:table-cell>
        </table:table-row>
        <table:table-row table:style-name="ro1">
          <table:table-cell office:value-type="float" office:value="27487276" calcext:value-type="float">
            <text:p>27487276</text:p>
          </table:table-cell>
          <table:table-cell table:formula="of:=[.A1720]/1000/(60*60*24)" office:value-type="time" office:time-value="PT07H38M07.276S" calcext:value-type="time">
            <text:p>07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886.55" calcext:value-type="float">
            <text:p>1886.55</text:p>
          </table:table-cell>
          <table:table-cell office:value-type="float" office:value="2354.82" calcext:value-type="float">
            <text:p>2354.82</text:p>
          </table:table-cell>
        </table:table-row>
        <table:table-row table:style-name="ro1">
          <table:table-cell office:value-type="float" office:value="27503276" calcext:value-type="float">
            <text:p>27503276</text:p>
          </table:table-cell>
          <table:table-cell table:formula="of:=[.A1721]/1000/(60*60*24)" office:value-type="time" office:time-value="PT07H38M23.276S" calcext:value-type="time">
            <text:p>07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887.61" calcext:value-type="float">
            <text:p>1887.61</text:p>
          </table:table-cell>
          <table:table-cell office:value-type="float" office:value="2356.1" calcext:value-type="float">
            <text:p>2356.1</text:p>
          </table:table-cell>
        </table:table-row>
        <table:table-row table:style-name="ro1">
          <table:table-cell office:value-type="float" office:value="27519276" calcext:value-type="float">
            <text:p>27519276</text:p>
          </table:table-cell>
          <table:table-cell table:formula="of:=[.A1722]/1000/(60*60*24)" office:value-type="time" office:time-value="PT07H38M39.276S" calcext:value-type="time">
            <text:p>07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888.66" calcext:value-type="float">
            <text:p>1888.66</text:p>
          </table:table-cell>
          <table:table-cell office:value-type="float" office:value="2357.37" calcext:value-type="float">
            <text:p>2357.37</text:p>
          </table:table-cell>
        </table:table-row>
        <table:table-row table:style-name="ro1">
          <table:table-cell office:value-type="float" office:value="27535276" calcext:value-type="float">
            <text:p>27535276</text:p>
          </table:table-cell>
          <table:table-cell table:formula="of:=[.A1723]/1000/(60*60*24)" office:value-type="time" office:time-value="PT07H38M55.276S" calcext:value-type="time">
            <text:p>07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889.72" calcext:value-type="float">
            <text:p>1889.72</text:p>
          </table:table-cell>
          <table:table-cell office:value-type="float" office:value="2358.64" calcext:value-type="float">
            <text:p>2358.64</text:p>
          </table:table-cell>
        </table:table-row>
        <table:table-row table:style-name="ro1">
          <table:table-cell office:value-type="float" office:value="27551276" calcext:value-type="float">
            <text:p>27551276</text:p>
          </table:table-cell>
          <table:table-cell table:formula="of:=[.A1724]/1000/(60*60*24)" office:value-type="time" office:time-value="PT07H39M11.276S" calcext:value-type="time">
            <text:p>07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890.78" calcext:value-type="float">
            <text:p>1890.78</text:p>
          </table:table-cell>
          <table:table-cell office:value-type="float" office:value="2359.91" calcext:value-type="float">
            <text:p>2359.91</text:p>
          </table:table-cell>
        </table:table-row>
        <table:table-row table:style-name="ro1">
          <table:table-cell office:value-type="float" office:value="27567276" calcext:value-type="float">
            <text:p>27567276</text:p>
          </table:table-cell>
          <table:table-cell table:formula="of:=[.A1725]/1000/(60*60*24)" office:value-type="time" office:time-value="PT07H39M27.276S" calcext:value-type="time">
            <text:p>07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891.84" calcext:value-type="float">
            <text:p>1891.84</text:p>
          </table:table-cell>
          <table:table-cell office:value-type="float" office:value="2361.18" calcext:value-type="float">
            <text:p>2361.18</text:p>
          </table:table-cell>
        </table:table-row>
        <table:table-row table:style-name="ro1">
          <table:table-cell office:value-type="float" office:value="27583276" calcext:value-type="float">
            <text:p>27583276</text:p>
          </table:table-cell>
          <table:table-cell table:formula="of:=[.A1726]/1000/(60*60*24)" office:value-type="time" office:time-value="PT07H39M43.276S" calcext:value-type="time">
            <text:p>07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892.9" calcext:value-type="float">
            <text:p>1892.9</text:p>
          </table:table-cell>
          <table:table-cell office:value-type="float" office:value="2362.46" calcext:value-type="float">
            <text:p>2362.46</text:p>
          </table:table-cell>
        </table:table-row>
        <table:table-row table:style-name="ro1">
          <table:table-cell office:value-type="float" office:value="27599276" calcext:value-type="float">
            <text:p>27599276</text:p>
          </table:table-cell>
          <table:table-cell table:formula="of:=[.A1727]/1000/(60*60*24)" office:value-type="time" office:time-value="PT07H39M59.276S" calcext:value-type="time">
            <text:p>07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93.96" calcext:value-type="float">
            <text:p>1893.96</text:p>
          </table:table-cell>
          <table:table-cell office:value-type="float" office:value="2363.73" calcext:value-type="float">
            <text:p>2363.73</text:p>
          </table:table-cell>
        </table:table-row>
        <table:table-row table:style-name="ro1">
          <table:table-cell office:value-type="float" office:value="27615276" calcext:value-type="float">
            <text:p>27615276</text:p>
          </table:table-cell>
          <table:table-cell table:formula="of:=[.A1728]/1000/(60*60*24)" office:value-type="time" office:time-value="PT07H40M15.276S" calcext:value-type="time">
            <text:p>07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95.02" calcext:value-type="float">
            <text:p>1895.0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27631276" calcext:value-type="float">
            <text:p>27631276</text:p>
          </table:table-cell>
          <table:table-cell table:formula="of:=[.A1729]/1000/(60*60*24)" office:value-type="time" office:time-value="PT07H40M31.276S" calcext:value-type="time">
            <text:p>07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896.08" calcext:value-type="float">
            <text:p>1896.08</text:p>
          </table:table-cell>
          <table:table-cell office:value-type="float" office:value="2366.27" calcext:value-type="float">
            <text:p>2366.27</text:p>
          </table:table-cell>
        </table:table-row>
        <table:table-row table:style-name="ro1">
          <table:table-cell office:value-type="float" office:value="27647276" calcext:value-type="float">
            <text:p>27647276</text:p>
          </table:table-cell>
          <table:table-cell table:formula="of:=[.A1730]/1000/(60*60*24)" office:value-type="time" office:time-value="PT07H40M47.276S" calcext:value-type="time">
            <text:p>07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2367.54" calcext:value-type="float">
            <text:p>2367.54</text:p>
          </table:table-cell>
        </table:table-row>
        <table:table-row table:style-name="ro1">
          <table:table-cell office:value-type="float" office:value="27663276" calcext:value-type="float">
            <text:p>27663276</text:p>
          </table:table-cell>
          <table:table-cell table:formula="of:=[.A1731]/1000/(60*60*24)" office:value-type="time" office:time-value="PT07H41M03.276S" calcext:value-type="time">
            <text:p>07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98.19" calcext:value-type="float">
            <text:p>1898.19</text:p>
          </table:table-cell>
          <table:table-cell office:value-type="float" office:value="2368.81" calcext:value-type="float">
            <text:p>2368.81</text:p>
          </table:table-cell>
        </table:table-row>
        <table:table-row table:style-name="ro1">
          <table:table-cell office:value-type="float" office:value="27679276" calcext:value-type="float">
            <text:p>27679276</text:p>
          </table:table-cell>
          <table:table-cell table:formula="of:=[.A1732]/1000/(60*60*24)" office:value-type="time" office:time-value="PT07H41M19.276S" calcext:value-type="time">
            <text:p>07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899.25" calcext:value-type="float">
            <text:p>1899.25</text:p>
          </table:table-cell>
          <table:table-cell office:value-type="float" office:value="2370.08" calcext:value-type="float">
            <text:p>2370.08</text:p>
          </table:table-cell>
        </table:table-row>
        <table:table-row table:style-name="ro1">
          <table:table-cell office:value-type="float" office:value="27695276" calcext:value-type="float">
            <text:p>27695276</text:p>
          </table:table-cell>
          <table:table-cell table:formula="of:=[.A1733]/1000/(60*60*24)" office:value-type="time" office:time-value="PT07H41M35.276S" calcext:value-type="time">
            <text:p>07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900.31" calcext:value-type="float">
            <text:p>1900.31</text:p>
          </table:table-cell>
          <table:table-cell office:value-type="float" office:value="2371.35" calcext:value-type="float">
            <text:p>2371.35</text:p>
          </table:table-cell>
        </table:table-row>
        <table:table-row table:style-name="ro1">
          <table:table-cell office:value-type="float" office:value="27711276" calcext:value-type="float">
            <text:p>27711276</text:p>
          </table:table-cell>
          <table:table-cell table:formula="of:=[.A1734]/1000/(60*60*24)" office:value-type="time" office:time-value="PT07H41M51.276S" calcext:value-type="time">
            <text:p>07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901.37" calcext:value-type="float">
            <text:p>1901.37</text:p>
          </table:table-cell>
          <table:table-cell office:value-type="float" office:value="2372.62" calcext:value-type="float">
            <text:p>2372.62</text:p>
          </table:table-cell>
        </table:table-row>
        <table:table-row table:style-name="ro1">
          <table:table-cell office:value-type="float" office:value="27727276" calcext:value-type="float">
            <text:p>27727276</text:p>
          </table:table-cell>
          <table:table-cell table:formula="of:=[.A1735]/1000/(60*60*24)" office:value-type="time" office:time-value="PT07H42M07.276S" calcext:value-type="time">
            <text:p>07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902.43" calcext:value-type="float">
            <text:p>1902.43</text:p>
          </table:table-cell>
          <table:table-cell office:value-type="float" office:value="2373.89" calcext:value-type="float">
            <text:p>2373.89</text:p>
          </table:table-cell>
        </table:table-row>
        <table:table-row table:style-name="ro1">
          <table:table-cell office:value-type="float" office:value="27743276" calcext:value-type="float">
            <text:p>27743276</text:p>
          </table:table-cell>
          <table:table-cell table:formula="of:=[.A1736]/1000/(60*60*24)" office:value-type="time" office:time-value="PT07H42M23.276S" calcext:value-type="time">
            <text:p>07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903.49" calcext:value-type="float">
            <text:p>1903.49</text:p>
          </table:table-cell>
          <table:table-cell office:value-type="float" office:value="2375.16" calcext:value-type="float">
            <text:p>2375.16</text:p>
          </table:table-cell>
        </table:table-row>
        <table:table-row table:style-name="ro1">
          <table:table-cell office:value-type="float" office:value="27759276" calcext:value-type="float">
            <text:p>27759276</text:p>
          </table:table-cell>
          <table:table-cell table:formula="of:=[.A1737]/1000/(60*60*24)" office:value-type="time" office:time-value="PT07H42M39.276S" calcext:value-type="time">
            <text:p>07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04.54" calcext:value-type="float">
            <text:p>1904.54</text:p>
          </table:table-cell>
          <table:table-cell office:value-type="float" office:value="2376.43" calcext:value-type="float">
            <text:p>2376.43</text:p>
          </table:table-cell>
        </table:table-row>
        <table:table-row table:style-name="ro1">
          <table:table-cell office:value-type="float" office:value="27775276" calcext:value-type="float">
            <text:p>27775276</text:p>
          </table:table-cell>
          <table:table-cell table:formula="of:=[.A1738]/1000/(60*60*24)" office:value-type="time" office:time-value="PT07H42M55.276S" calcext:value-type="time">
            <text:p>07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6.5" calcext:value-type="float">
            <text:p>286.5</text:p>
          </table:table-cell>
          <table:table-cell office:value-type="float" office:value="1905.6" calcext:value-type="float">
            <text:p>1905.6</text:p>
          </table:table-cell>
          <table:table-cell office:value-type="float" office:value="2377.7" calcext:value-type="float">
            <text:p>2377.7</text:p>
          </table:table-cell>
        </table:table-row>
        <table:table-row table:style-name="ro1">
          <table:table-cell office:value-type="float" office:value="27791276" calcext:value-type="float">
            <text:p>27791276</text:p>
          </table:table-cell>
          <table:table-cell table:formula="of:=[.A1739]/1000/(60*60*24)" office:value-type="time" office:time-value="PT07H43M11.276S" calcext:value-type="time">
            <text:p>07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06.66" calcext:value-type="float">
            <text:p>1906.66</text:p>
          </table:table-cell>
          <table:table-cell office:value-type="float" office:value="2378.97" calcext:value-type="float">
            <text:p>2378.97</text:p>
          </table:table-cell>
        </table:table-row>
        <table:table-row table:style-name="ro1">
          <table:table-cell office:value-type="float" office:value="27807276" calcext:value-type="float">
            <text:p>27807276</text:p>
          </table:table-cell>
          <table:table-cell table:formula="of:=[.A1740]/1000/(60*60*24)" office:value-type="time" office:time-value="PT07H43M27.276S" calcext:value-type="time">
            <text:p>07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07.72" calcext:value-type="float">
            <text:p>1907.72</text:p>
          </table:table-cell>
          <table:table-cell office:value-type="float" office:value="2380.24" calcext:value-type="float">
            <text:p>2380.24</text:p>
          </table:table-cell>
        </table:table-row>
        <table:table-row table:style-name="ro1">
          <table:table-cell office:value-type="float" office:value="27823276" calcext:value-type="float">
            <text:p>27823276</text:p>
          </table:table-cell>
          <table:table-cell table:formula="of:=[.A1741]/1000/(60*60*24)" office:value-type="time" office:time-value="PT07H43M43.276S" calcext:value-type="time">
            <text:p>07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08.78" calcext:value-type="float">
            <text:p>1908.78</text:p>
          </table:table-cell>
          <table:table-cell office:value-type="float" office:value="2381.51" calcext:value-type="float">
            <text:p>2381.51</text:p>
          </table:table-cell>
        </table:table-row>
        <table:table-row table:style-name="ro1">
          <table:table-cell office:value-type="float" office:value="27839276" calcext:value-type="float">
            <text:p>27839276</text:p>
          </table:table-cell>
          <table:table-cell table:formula="of:=[.A1742]/1000/(60*60*24)" office:value-type="time" office:time-value="PT07H43M59.276S" calcext:value-type="time">
            <text:p>07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09.83" calcext:value-type="float">
            <text:p>1909.83</text:p>
          </table:table-cell>
          <table:table-cell office:value-type="float" office:value="2382.78" calcext:value-type="float">
            <text:p>2382.78</text:p>
          </table:table-cell>
        </table:table-row>
        <table:table-row table:style-name="ro1">
          <table:table-cell office:value-type="float" office:value="27855276" calcext:value-type="float">
            <text:p>27855276</text:p>
          </table:table-cell>
          <table:table-cell table:formula="of:=[.A1743]/1000/(60*60*24)" office:value-type="time" office:time-value="PT07H44M15.276S" calcext:value-type="time">
            <text:p>07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910.89" calcext:value-type="float">
            <text:p>1910.89</text:p>
          </table:table-cell>
          <table:table-cell office:value-type="float" office:value="2384.05" calcext:value-type="float">
            <text:p>2384.05</text:p>
          </table:table-cell>
        </table:table-row>
        <table:table-row table:style-name="ro1">
          <table:table-cell office:value-type="float" office:value="27871276" calcext:value-type="float">
            <text:p>27871276</text:p>
          </table:table-cell>
          <table:table-cell table:formula="of:=[.A1744]/1000/(60*60*24)" office:value-type="time" office:time-value="PT07H44M31.276S" calcext:value-type="time">
            <text:p>07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911.95" calcext:value-type="float">
            <text:p>1911.95</text:p>
          </table:table-cell>
          <table:table-cell office:value-type="float" office:value="2385.32" calcext:value-type="float">
            <text:p>2385.32</text:p>
          </table:table-cell>
        </table:table-row>
        <table:table-row table:style-name="ro1">
          <table:table-cell office:value-type="float" office:value="27887276" calcext:value-type="float">
            <text:p>27887276</text:p>
          </table:table-cell>
          <table:table-cell table:formula="of:=[.A1745]/1000/(60*60*24)" office:value-type="time" office:time-value="PT07H44M47.276S" calcext:value-type="time">
            <text:p>07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913.01" calcext:value-type="float">
            <text:p>1913.01</text:p>
          </table:table-cell>
          <table:table-cell office:value-type="float" office:value="2386.59" calcext:value-type="float">
            <text:p>2386.59</text:p>
          </table:table-cell>
        </table:table-row>
        <table:table-row table:style-name="ro1">
          <table:table-cell office:value-type="float" office:value="27903276" calcext:value-type="float">
            <text:p>27903276</text:p>
          </table:table-cell>
          <table:table-cell table:formula="of:=[.A1746]/1000/(60*60*24)" office:value-type="time" office:time-value="PT07H45M03.276S" calcext:value-type="time">
            <text:p>07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914.06" calcext:value-type="float">
            <text:p>1914.06</text:p>
          </table:table-cell>
          <table:table-cell office:value-type="float" office:value="2387.86" calcext:value-type="float">
            <text:p>2387.86</text:p>
          </table:table-cell>
        </table:table-row>
        <table:table-row table:style-name="ro1">
          <table:table-cell office:value-type="float" office:value="27919276" calcext:value-type="float">
            <text:p>27919276</text:p>
          </table:table-cell>
          <table:table-cell table:formula="of:=[.A1747]/1000/(60*60*24)" office:value-type="time" office:time-value="PT07H45M19.276S" calcext:value-type="time">
            <text:p>07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915.12" calcext:value-type="float">
            <text:p>1915.12</text:p>
          </table:table-cell>
          <table:table-cell office:value-type="float" office:value="2389.12" calcext:value-type="float">
            <text:p>2389.12</text:p>
          </table:table-cell>
        </table:table-row>
        <table:table-row table:style-name="ro1">
          <table:table-cell office:value-type="float" office:value="27935276" calcext:value-type="float">
            <text:p>27935276</text:p>
          </table:table-cell>
          <table:table-cell table:formula="of:=[.A1748]/1000/(60*60*24)" office:value-type="time" office:time-value="PT07H45M35.276S" calcext:value-type="time">
            <text:p>07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916.18" calcext:value-type="float">
            <text:p>1916.18</text:p>
          </table:table-cell>
          <table:table-cell office:value-type="float" office:value="2390.39" calcext:value-type="float">
            <text:p>2390.39</text:p>
          </table:table-cell>
        </table:table-row>
        <table:table-row table:style-name="ro1">
          <table:table-cell office:value-type="float" office:value="27951276" calcext:value-type="float">
            <text:p>27951276</text:p>
          </table:table-cell>
          <table:table-cell table:formula="of:=[.A1749]/1000/(60*60*24)" office:value-type="time" office:time-value="PT07H45M51.276S" calcext:value-type="time">
            <text:p>07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917.23" calcext:value-type="float">
            <text:p>1917.23</text:p>
          </table:table-cell>
          <table:table-cell office:value-type="float" office:value="2391.66" calcext:value-type="float">
            <text:p>2391.66</text:p>
          </table:table-cell>
        </table:table-row>
        <table:table-row table:style-name="ro1">
          <table:table-cell office:value-type="float" office:value="27967276" calcext:value-type="float">
            <text:p>27967276</text:p>
          </table:table-cell>
          <table:table-cell table:formula="of:=[.A1750]/1000/(60*60*24)" office:value-type="time" office:time-value="PT07H46M07.276S" calcext:value-type="time">
            <text:p>07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918.29" calcext:value-type="float">
            <text:p>1918.29</text:p>
          </table:table-cell>
          <table:table-cell office:value-type="float" office:value="2392.93" calcext:value-type="float">
            <text:p>2392.93</text:p>
          </table:table-cell>
        </table:table-row>
        <table:table-row table:style-name="ro1">
          <table:table-cell office:value-type="float" office:value="27983276" calcext:value-type="float">
            <text:p>27983276</text:p>
          </table:table-cell>
          <table:table-cell table:formula="of:=[.A1751]/1000/(60*60*24)" office:value-type="time" office:time-value="PT07H46M23.276S" calcext:value-type="time">
            <text:p>07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919.35" calcext:value-type="float">
            <text:p>1919.35</text:p>
          </table:table-cell>
          <table:table-cell office:value-type="float" office:value="2394.2" calcext:value-type="float">
            <text:p>2394.2</text:p>
          </table:table-cell>
        </table:table-row>
        <table:table-row table:style-name="ro1">
          <table:table-cell office:value-type="float" office:value="27999276" calcext:value-type="float">
            <text:p>27999276</text:p>
          </table:table-cell>
          <table:table-cell table:formula="of:=[.A1752]/1000/(60*60*24)" office:value-type="time" office:time-value="PT07H46M39.276S" calcext:value-type="time">
            <text:p>07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1920.4" calcext:value-type="float">
            <text:p>1920.4</text:p>
          </table:table-cell>
          <table:table-cell office:value-type="float" office:value="2395.46" calcext:value-type="float">
            <text:p>2395.46</text:p>
          </table:table-cell>
        </table:table-row>
        <table:table-row table:style-name="ro1">
          <table:table-cell office:value-type="float" office:value="28015276" calcext:value-type="float">
            <text:p>28015276</text:p>
          </table:table-cell>
          <table:table-cell table:formula="of:=[.A1753]/1000/(60*60*24)" office:value-type="time" office:time-value="PT07H46M55.276S" calcext:value-type="time">
            <text:p>07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921.46" calcext:value-type="float">
            <text:p>1921.46</text:p>
          </table:table-cell>
          <table:table-cell office:value-type="float" office:value="2396.73" calcext:value-type="float">
            <text:p>2396.73</text:p>
          </table:table-cell>
        </table:table-row>
        <table:table-row table:style-name="ro1">
          <table:table-cell office:value-type="float" office:value="28031276" calcext:value-type="float">
            <text:p>28031276</text:p>
          </table:table-cell>
          <table:table-cell table:formula="of:=[.A1754]/1000/(60*60*24)" office:value-type="time" office:time-value="PT07H47M11.276S" calcext:value-type="time">
            <text:p>07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922.52" calcext:value-type="float">
            <text:p>1922.52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28047276" calcext:value-type="float">
            <text:p>28047276</text:p>
          </table:table-cell>
          <table:table-cell table:formula="of:=[.A1755]/1000/(60*60*24)" office:value-type="time" office:time-value="PT07H47M27.276S" calcext:value-type="time">
            <text:p>07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923.57" calcext:value-type="float">
            <text:p>1923.57</text:p>
          </table:table-cell>
          <table:table-cell office:value-type="float" office:value="2399.26" calcext:value-type="float">
            <text:p>2399.26</text:p>
          </table:table-cell>
        </table:table-row>
        <table:table-row table:style-name="ro1">
          <table:table-cell office:value-type="float" office:value="28063276" calcext:value-type="float">
            <text:p>28063276</text:p>
          </table:table-cell>
          <table:table-cell table:formula="of:=[.A1756]/1000/(60*60*24)" office:value-type="time" office:time-value="PT07H47M43.276S" calcext:value-type="time">
            <text:p>07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924.63" calcext:value-type="float">
            <text:p>1924.63</text:p>
          </table:table-cell>
          <table:table-cell office:value-type="float" office:value="2400.53" calcext:value-type="float">
            <text:p>2400.53</text:p>
          </table:table-cell>
        </table:table-row>
        <table:table-row table:style-name="ro1">
          <table:table-cell office:value-type="float" office:value="28079276" calcext:value-type="float">
            <text:p>28079276</text:p>
          </table:table-cell>
          <table:table-cell table:formula="of:=[.A1757]/1000/(60*60*24)" office:value-type="time" office:time-value="PT07H47M59.276S" calcext:value-type="time">
            <text:p>07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925.68" calcext:value-type="float">
            <text:p>1925.68</text:p>
          </table:table-cell>
          <table:table-cell office:value-type="float" office:value="2401.79" calcext:value-type="float">
            <text:p>2401.79</text:p>
          </table:table-cell>
        </table:table-row>
        <table:table-row table:style-name="ro1">
          <table:table-cell office:value-type="float" office:value="28095276" calcext:value-type="float">
            <text:p>28095276</text:p>
          </table:table-cell>
          <table:table-cell table:formula="of:=[.A1758]/1000/(60*60*24)" office:value-type="time" office:time-value="PT07H48M15.276S" calcext:value-type="time">
            <text:p>07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926.74" calcext:value-type="float">
            <text:p>1926.74</text:p>
          </table:table-cell>
          <table:table-cell office:value-type="float" office:value="2403.06" calcext:value-type="float">
            <text:p>2403.06</text:p>
          </table:table-cell>
        </table:table-row>
        <table:table-row table:style-name="ro1">
          <table:table-cell office:value-type="float" office:value="28111276" calcext:value-type="float">
            <text:p>28111276</text:p>
          </table:table-cell>
          <table:table-cell table:formula="of:=[.A1759]/1000/(60*60*24)" office:value-type="time" office:time-value="PT07H48M31.276S" calcext:value-type="time">
            <text:p>07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927.8" calcext:value-type="float">
            <text:p>1927.8</text:p>
          </table:table-cell>
          <table:table-cell office:value-type="float" office:value="2404.32" calcext:value-type="float">
            <text:p>2404.32</text:p>
          </table:table-cell>
        </table:table-row>
        <table:table-row table:style-name="ro1">
          <table:table-cell office:value-type="float" office:value="28127276" calcext:value-type="float">
            <text:p>28127276</text:p>
          </table:table-cell>
          <table:table-cell table:formula="of:=[.A1760]/1000/(60*60*24)" office:value-type="time" office:time-value="PT07H48M47.276S" calcext:value-type="time">
            <text:p>07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928.85" calcext:value-type="float">
            <text:p>1928.85</text:p>
          </table:table-cell>
          <table:table-cell office:value-type="float" office:value="2405.59" calcext:value-type="float">
            <text:p>2405.59</text:p>
          </table:table-cell>
        </table:table-row>
        <table:table-row table:style-name="ro1">
          <table:table-cell office:value-type="float" office:value="28143276" calcext:value-type="float">
            <text:p>28143276</text:p>
          </table:table-cell>
          <table:table-cell table:formula="of:=[.A1761]/1000/(60*60*24)" office:value-type="time" office:time-value="PT07H49M03.276S" calcext:value-type="time">
            <text:p>07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929.91" calcext:value-type="float">
            <text:p>1929.91</text:p>
          </table:table-cell>
          <table:table-cell office:value-type="float" office:value="2406.85" calcext:value-type="float">
            <text:p>2406.85</text:p>
          </table:table-cell>
        </table:table-row>
        <table:table-row table:style-name="ro1">
          <table:table-cell office:value-type="float" office:value="28159276" calcext:value-type="float">
            <text:p>28159276</text:p>
          </table:table-cell>
          <table:table-cell table:formula="of:=[.A1762]/1000/(60*60*24)" office:value-type="time" office:time-value="PT07H49M19.276S" calcext:value-type="time">
            <text:p>07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930.96" calcext:value-type="float">
            <text:p>1930.96</text:p>
          </table:table-cell>
          <table:table-cell office:value-type="float" office:value="2408.12" calcext:value-type="float">
            <text:p>2408.12</text:p>
          </table:table-cell>
        </table:table-row>
        <table:table-row table:style-name="ro1">
          <table:table-cell office:value-type="float" office:value="28175276" calcext:value-type="float">
            <text:p>28175276</text:p>
          </table:table-cell>
          <table:table-cell table:formula="of:=[.A1763]/1000/(60*60*24)" office:value-type="time" office:time-value="PT07H49M35.276S" calcext:value-type="time">
            <text:p>07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932.02" calcext:value-type="float">
            <text:p>1932.02</text:p>
          </table:table-cell>
          <table:table-cell office:value-type="float" office:value="2409.38" calcext:value-type="float">
            <text:p>2409.38</text:p>
          </table:table-cell>
        </table:table-row>
        <table:table-row table:style-name="ro1">
          <table:table-cell office:value-type="float" office:value="28191276" calcext:value-type="float">
            <text:p>28191276</text:p>
          </table:table-cell>
          <table:table-cell table:formula="of:=[.A1764]/1000/(60*60*24)" office:value-type="time" office:time-value="PT07H49M51.276S" calcext:value-type="time">
            <text:p>07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933.07" calcext:value-type="float">
            <text:p>1933.07</text:p>
          </table:table-cell>
          <table:table-cell office:value-type="float" office:value="2410.65" calcext:value-type="float">
            <text:p>2410.65</text:p>
          </table:table-cell>
        </table:table-row>
        <table:table-row table:style-name="ro1">
          <table:table-cell office:value-type="float" office:value="28207276" calcext:value-type="float">
            <text:p>28207276</text:p>
          </table:table-cell>
          <table:table-cell table:formula="of:=[.A1765]/1000/(60*60*24)" office:value-type="time" office:time-value="PT07H50M07.276S" calcext:value-type="time">
            <text:p>07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934.13" calcext:value-type="float">
            <text:p>1934.13</text:p>
          </table:table-cell>
          <table:table-cell office:value-type="float" office:value="2411.91" calcext:value-type="float">
            <text:p>2411.91</text:p>
          </table:table-cell>
        </table:table-row>
        <table:table-row table:style-name="ro1">
          <table:table-cell office:value-type="float" office:value="28223276" calcext:value-type="float">
            <text:p>28223276</text:p>
          </table:table-cell>
          <table:table-cell table:formula="of:=[.A1766]/1000/(60*60*24)" office:value-type="time" office:time-value="PT07H50M23.276S" calcext:value-type="time">
            <text:p>07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935.18" calcext:value-type="float">
            <text:p>1935.18</text:p>
          </table:table-cell>
          <table:table-cell office:value-type="float" office:value="2413.17" calcext:value-type="float">
            <text:p>2413.17</text:p>
          </table:table-cell>
        </table:table-row>
        <table:table-row table:style-name="ro1">
          <table:table-cell office:value-type="float" office:value="28239276" calcext:value-type="float">
            <text:p>28239276</text:p>
          </table:table-cell>
          <table:table-cell table:formula="of:=[.A1767]/1000/(60*60*24)" office:value-type="time" office:time-value="PT07H50M39.276S" calcext:value-type="time">
            <text:p>07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936.24" calcext:value-type="float">
            <text:p>1936.24</text:p>
          </table:table-cell>
          <table:table-cell office:value-type="float" office:value="2414.43" calcext:value-type="float">
            <text:p>2414.43</text:p>
          </table:table-cell>
        </table:table-row>
        <table:table-row table:style-name="ro1">
          <table:table-cell office:value-type="float" office:value="28255276" calcext:value-type="float">
            <text:p>28255276</text:p>
          </table:table-cell>
          <table:table-cell table:formula="of:=[.A1768]/1000/(60*60*24)" office:value-type="time" office:time-value="PT07H50M55.276S" calcext:value-type="time">
            <text:p>07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937.29" calcext:value-type="float">
            <text:p>1937.29</text:p>
          </table:table-cell>
          <table:table-cell office:value-type="float" office:value="2415.7" calcext:value-type="float">
            <text:p>2415.7</text:p>
          </table:table-cell>
        </table:table-row>
        <table:table-row table:style-name="ro1">
          <table:table-cell office:value-type="float" office:value="28271276" calcext:value-type="float">
            <text:p>28271276</text:p>
          </table:table-cell>
          <table:table-cell table:formula="of:=[.A1769]/1000/(60*60*24)" office:value-type="time" office:time-value="PT07H51M11.276S" calcext:value-type="time">
            <text:p>07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938.35" calcext:value-type="float">
            <text:p>1938.35</text:p>
          </table:table-cell>
          <table:table-cell office:value-type="float" office:value="2416.96" calcext:value-type="float">
            <text:p>2416.96</text:p>
          </table:table-cell>
        </table:table-row>
        <table:table-row table:style-name="ro1">
          <table:table-cell office:value-type="float" office:value="28287276" calcext:value-type="float">
            <text:p>28287276</text:p>
          </table:table-cell>
          <table:table-cell table:formula="of:=[.A1770]/1000/(60*60*24)" office:value-type="time" office:time-value="PT07H51M27.276S" calcext:value-type="time">
            <text:p>07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939.4" calcext:value-type="float">
            <text:p>1939.4</text:p>
          </table:table-cell>
          <table:table-cell office:value-type="float" office:value="2418.22" calcext:value-type="float">
            <text:p>2418.22</text:p>
          </table:table-cell>
        </table:table-row>
        <table:table-row table:style-name="ro1">
          <table:table-cell office:value-type="float" office:value="28303276" calcext:value-type="float">
            <text:p>28303276</text:p>
          </table:table-cell>
          <table:table-cell table:formula="of:=[.A1771]/1000/(60*60*24)" office:value-type="time" office:time-value="PT07H51M43.276S" calcext:value-type="time">
            <text:p>07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40.46" calcext:value-type="float">
            <text:p>1940.46</text:p>
          </table:table-cell>
          <table:table-cell office:value-type="float" office:value="2419.49" calcext:value-type="float">
            <text:p>2419.49</text:p>
          </table:table-cell>
        </table:table-row>
        <table:table-row table:style-name="ro1">
          <table:table-cell office:value-type="float" office:value="28319276" calcext:value-type="float">
            <text:p>28319276</text:p>
          </table:table-cell>
          <table:table-cell table:formula="of:=[.A1772]/1000/(60*60*24)" office:value-type="time" office:time-value="PT07H51M59.276S" calcext:value-type="time">
            <text:p>07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41.51" calcext:value-type="float">
            <text:p>1941.51</text:p>
          </table:table-cell>
          <table:table-cell office:value-type="float" office:value="2420.75" calcext:value-type="float">
            <text:p>2420.75</text:p>
          </table:table-cell>
        </table:table-row>
        <table:table-row table:style-name="ro1">
          <table:table-cell office:value-type="float" office:value="28335276" calcext:value-type="float">
            <text:p>28335276</text:p>
          </table:table-cell>
          <table:table-cell table:formula="of:=[.A1773]/1000/(60*60*24)" office:value-type="time" office:time-value="PT07H52M15.276S" calcext:value-type="time">
            <text:p>07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42.57" calcext:value-type="float">
            <text:p>1942.57</text:p>
          </table:table-cell>
          <table:table-cell office:value-type="float" office:value="2422.01" calcext:value-type="float">
            <text:p>2422.01</text:p>
          </table:table-cell>
        </table:table-row>
        <table:table-row table:style-name="ro1">
          <table:table-cell office:value-type="float" office:value="28351276" calcext:value-type="float">
            <text:p>28351276</text:p>
          </table:table-cell>
          <table:table-cell table:formula="of:=[.A1774]/1000/(60*60*24)" office:value-type="time" office:time-value="PT07H52M31.276S" calcext:value-type="time">
            <text:p>07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43.62" calcext:value-type="float">
            <text:p>1943.62</text:p>
          </table:table-cell>
          <table:table-cell office:value-type="float" office:value="2423.27" calcext:value-type="float">
            <text:p>2423.27</text:p>
          </table:table-cell>
        </table:table-row>
        <table:table-row table:style-name="ro1">
          <table:table-cell office:value-type="float" office:value="28367276" calcext:value-type="float">
            <text:p>28367276</text:p>
          </table:table-cell>
          <table:table-cell table:formula="of:=[.A1775]/1000/(60*60*24)" office:value-type="time" office:time-value="PT07H52M47.276S" calcext:value-type="time">
            <text:p>07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944.68" calcext:value-type="float">
            <text:p>1944.68</text:p>
          </table:table-cell>
          <table:table-cell office:value-type="float" office:value="2424.53" calcext:value-type="float">
            <text:p>2424.53</text:p>
          </table:table-cell>
        </table:table-row>
        <table:table-row table:style-name="ro1">
          <table:table-cell office:value-type="float" office:value="28383276" calcext:value-type="float">
            <text:p>28383276</text:p>
          </table:table-cell>
          <table:table-cell table:formula="of:=[.A1776]/1000/(60*60*24)" office:value-type="time" office:time-value="PT07H53M03.276S" calcext:value-type="time">
            <text:p>07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45.73" calcext:value-type="float">
            <text:p>1945.73</text:p>
          </table:table-cell>
          <table:table-cell office:value-type="float" office:value="2425.8" calcext:value-type="float">
            <text:p>2425.8</text:p>
          </table:table-cell>
        </table:table-row>
        <table:table-row table:style-name="ro1">
          <table:table-cell office:value-type="float" office:value="28399276" calcext:value-type="float">
            <text:p>28399276</text:p>
          </table:table-cell>
          <table:table-cell table:formula="of:=[.A1777]/1000/(60*60*24)" office:value-type="time" office:time-value="PT07H53M19.276S" calcext:value-type="time">
            <text:p>07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946.79" calcext:value-type="float">
            <text:p>1946.79</text:p>
          </table:table-cell>
          <table:table-cell office:value-type="float" office:value="2427.06" calcext:value-type="float">
            <text:p>2427.06</text:p>
          </table:table-cell>
        </table:table-row>
        <table:table-row table:style-name="ro1">
          <table:table-cell office:value-type="float" office:value="28415276" calcext:value-type="float">
            <text:p>28415276</text:p>
          </table:table-cell>
          <table:table-cell table:formula="of:=[.A1778]/1000/(60*60*24)" office:value-type="time" office:time-value="PT07H53M35.276S" calcext:value-type="time">
            <text:p>07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947.84" calcext:value-type="float">
            <text:p>1947.84</text:p>
          </table:table-cell>
          <table:table-cell office:value-type="float" office:value="2428.32" calcext:value-type="float">
            <text:p>2428.32</text:p>
          </table:table-cell>
        </table:table-row>
        <table:table-row table:style-name="ro1">
          <table:table-cell office:value-type="float" office:value="28431276" calcext:value-type="float">
            <text:p>28431276</text:p>
          </table:table-cell>
          <table:table-cell table:formula="of:=[.A1779]/1000/(60*60*24)" office:value-type="time" office:time-value="PT07H53M51.276S" calcext:value-type="time">
            <text:p>07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48.9" calcext:value-type="float">
            <text:p>1948.9</text:p>
          </table:table-cell>
          <table:table-cell office:value-type="float" office:value="2429.58" calcext:value-type="float">
            <text:p>2429.58</text:p>
          </table:table-cell>
        </table:table-row>
        <table:table-row table:style-name="ro1">
          <table:table-cell office:value-type="float" office:value="28447276" calcext:value-type="float">
            <text:p>28447276</text:p>
          </table:table-cell>
          <table:table-cell table:formula="of:=[.A1780]/1000/(60*60*24)" office:value-type="time" office:time-value="PT07H54M07.276S" calcext:value-type="time">
            <text:p>07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49.95" calcext:value-type="float">
            <text:p>1949.95</text:p>
          </table:table-cell>
          <table:table-cell office:value-type="float" office:value="2430.84" calcext:value-type="float">
            <text:p>2430.84</text:p>
          </table:table-cell>
        </table:table-row>
        <table:table-row table:style-name="ro1">
          <table:table-cell office:value-type="float" office:value="28463276" calcext:value-type="float">
            <text:p>28463276</text:p>
          </table:table-cell>
          <table:table-cell table:formula="of:=[.A1781]/1000/(60*60*24)" office:value-type="time" office:time-value="PT07H54M23.276S" calcext:value-type="time">
            <text:p>07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51" calcext:value-type="float">
            <text:p>1951</text:p>
          </table:table-cell>
          <table:table-cell office:value-type="float" office:value="2432.1" calcext:value-type="float">
            <text:p>2432.1</text:p>
          </table:table-cell>
        </table:table-row>
        <table:table-row table:style-name="ro1">
          <table:table-cell office:value-type="float" office:value="28479276" calcext:value-type="float">
            <text:p>28479276</text:p>
          </table:table-cell>
          <table:table-cell table:formula="of:=[.A1782]/1000/(60*60*24)" office:value-type="time" office:time-value="PT07H54M39.276S" calcext:value-type="time">
            <text:p>07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2433.36" calcext:value-type="float">
            <text:p>2433.36</text:p>
          </table:table-cell>
        </table:table-row>
        <table:table-row table:style-name="ro1">
          <table:table-cell office:value-type="float" office:value="28495276" calcext:value-type="float">
            <text:p>28495276</text:p>
          </table:table-cell>
          <table:table-cell table:formula="of:=[.A1783]/1000/(60*60*24)" office:value-type="time" office:time-value="PT07H54M55.276S" calcext:value-type="time">
            <text:p>07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3.11" calcext:value-type="float">
            <text:p>1953.11</text:p>
          </table:table-cell>
          <table:table-cell office:value-type="float" office:value="2434.62" calcext:value-type="float">
            <text:p>2434.62</text:p>
          </table:table-cell>
        </table:table-row>
        <table:table-row table:style-name="ro1">
          <table:table-cell office:value-type="float" office:value="28511276" calcext:value-type="float">
            <text:p>28511276</text:p>
          </table:table-cell>
          <table:table-cell table:formula="of:=[.A1784]/1000/(60*60*24)" office:value-type="time" office:time-value="PT07H55M11.276S" calcext:value-type="time">
            <text:p>07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54.17" calcext:value-type="float">
            <text:p>1954.17</text:p>
          </table:table-cell>
          <table:table-cell office:value-type="float" office:value="2435.88" calcext:value-type="float">
            <text:p>2435.88</text:p>
          </table:table-cell>
        </table:table-row>
        <table:table-row table:style-name="ro1">
          <table:table-cell office:value-type="float" office:value="28527276" calcext:value-type="float">
            <text:p>28527276</text:p>
          </table:table-cell>
          <table:table-cell table:formula="of:=[.A1785]/1000/(60*60*24)" office:value-type="time" office:time-value="PT07H55M27.276S" calcext:value-type="time">
            <text:p>07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5.22" calcext:value-type="float">
            <text:p>1955.22</text:p>
          </table:table-cell>
          <table:table-cell office:value-type="float" office:value="2437.14" calcext:value-type="float">
            <text:p>2437.14</text:p>
          </table:table-cell>
        </table:table-row>
        <table:table-row table:style-name="ro1">
          <table:table-cell office:value-type="float" office:value="28543276" calcext:value-type="float">
            <text:p>28543276</text:p>
          </table:table-cell>
          <table:table-cell table:formula="of:=[.A1786]/1000/(60*60*24)" office:value-type="time" office:time-value="PT07H55M43.276S" calcext:value-type="time">
            <text:p>07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6.27" calcext:value-type="float">
            <text:p>1956.27</text:p>
          </table:table-cell>
          <table:table-cell office:value-type="float" office:value="2438.4" calcext:value-type="float">
            <text:p>2438.4</text:p>
          </table:table-cell>
        </table:table-row>
        <table:table-row table:style-name="ro1">
          <table:table-cell office:value-type="float" office:value="28559276" calcext:value-type="float">
            <text:p>28559276</text:p>
          </table:table-cell>
          <table:table-cell table:formula="of:=[.A1787]/1000/(60*60*24)" office:value-type="time" office:time-value="PT07H55M59.276S" calcext:value-type="time">
            <text:p>07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7.33" calcext:value-type="float">
            <text:p>1957.33</text:p>
          </table:table-cell>
          <table:table-cell office:value-type="float" office:value="2439.66" calcext:value-type="float">
            <text:p>2439.66</text:p>
          </table:table-cell>
        </table:table-row>
        <table:table-row table:style-name="ro1">
          <table:table-cell office:value-type="float" office:value="28575276" calcext:value-type="float">
            <text:p>28575276</text:p>
          </table:table-cell>
          <table:table-cell table:formula="of:=[.A1788]/1000/(60*60*24)" office:value-type="time" office:time-value="PT07H56M15.276S" calcext:value-type="time">
            <text:p>07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8.38" calcext:value-type="float">
            <text:p>1958.38</text:p>
          </table:table-cell>
          <table:table-cell office:value-type="float" office:value="2440.92" calcext:value-type="float">
            <text:p>2440.92</text:p>
          </table:table-cell>
        </table:table-row>
        <table:table-row table:style-name="ro1">
          <table:table-cell office:value-type="float" office:value="28591276" calcext:value-type="float">
            <text:p>28591276</text:p>
          </table:table-cell>
          <table:table-cell table:formula="of:=[.A1789]/1000/(60*60*24)" office:value-type="time" office:time-value="PT07H56M31.276S" calcext:value-type="time">
            <text:p>07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59.43" calcext:value-type="float">
            <text:p>1959.43</text:p>
          </table:table-cell>
          <table:table-cell office:value-type="float" office:value="2442.18" calcext:value-type="float">
            <text:p>2442.18</text:p>
          </table:table-cell>
        </table:table-row>
        <table:table-row table:style-name="ro1">
          <table:table-cell office:value-type="float" office:value="28607276" calcext:value-type="float">
            <text:p>28607276</text:p>
          </table:table-cell>
          <table:table-cell table:formula="of:=[.A1790]/1000/(60*60*24)" office:value-type="time" office:time-value="PT07H56M47.276S" calcext:value-type="time">
            <text:p>07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60.49" calcext:value-type="float">
            <text:p>1960.49</text:p>
          </table:table-cell>
          <table:table-cell office:value-type="float" office:value="2443.43" calcext:value-type="float">
            <text:p>2443.43</text:p>
          </table:table-cell>
        </table:table-row>
        <table:table-row table:style-name="ro1">
          <table:table-cell office:value-type="float" office:value="28623276" calcext:value-type="float">
            <text:p>28623276</text:p>
          </table:table-cell>
          <table:table-cell table:formula="of:=[.A1791]/1000/(60*60*24)" office:value-type="time" office:time-value="PT07H57M03.276S" calcext:value-type="time">
            <text:p>07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61.54" calcext:value-type="float">
            <text:p>1961.54</text:p>
          </table:table-cell>
          <table:table-cell office:value-type="float" office:value="2444.69" calcext:value-type="float">
            <text:p>2444.69</text:p>
          </table:table-cell>
        </table:table-row>
        <table:table-row table:style-name="ro1">
          <table:table-cell office:value-type="float" office:value="28639276" calcext:value-type="float">
            <text:p>28639276</text:p>
          </table:table-cell>
          <table:table-cell table:formula="of:=[.A1792]/1000/(60*60*24)" office:value-type="time" office:time-value="PT07H57M19.276S" calcext:value-type="time">
            <text:p>07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62.59" calcext:value-type="float">
            <text:p>1962.59</text:p>
          </table:table-cell>
          <table:table-cell office:value-type="float" office:value="2445.95" calcext:value-type="float">
            <text:p>2445.95</text:p>
          </table:table-cell>
        </table:table-row>
        <table:table-row table:style-name="ro1">
          <table:table-cell office:value-type="float" office:value="28655276" calcext:value-type="float">
            <text:p>28655276</text:p>
          </table:table-cell>
          <table:table-cell table:formula="of:=[.A1793]/1000/(60*60*24)" office:value-type="time" office:time-value="PT07H57M35.276S" calcext:value-type="time">
            <text:p>07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63.65" calcext:value-type="float">
            <text:p>1963.65</text:p>
          </table:table-cell>
          <table:table-cell office:value-type="float" office:value="2447.21" calcext:value-type="float">
            <text:p>2447.21</text:p>
          </table:table-cell>
        </table:table-row>
        <table:table-row table:style-name="ro1">
          <table:table-cell office:value-type="float" office:value="28671276" calcext:value-type="float">
            <text:p>28671276</text:p>
          </table:table-cell>
          <table:table-cell table:formula="of:=[.A1794]/1000/(60*60*24)" office:value-type="time" office:time-value="PT07H57M51.276S" calcext:value-type="time">
            <text:p>07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64.7" calcext:value-type="float">
            <text:p>1964.7</text:p>
          </table:table-cell>
          <table:table-cell office:value-type="float" office:value="2448.46" calcext:value-type="float">
            <text:p>2448.46</text:p>
          </table:table-cell>
        </table:table-row>
        <table:table-row table:style-name="ro1">
          <table:table-cell office:value-type="float" office:value="28687276" calcext:value-type="float">
            <text:p>28687276</text:p>
          </table:table-cell>
          <table:table-cell table:formula="of:=[.A1795]/1000/(60*60*24)" office:value-type="time" office:time-value="PT07H58M07.276S" calcext:value-type="time">
            <text:p>07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65.75" calcext:value-type="float">
            <text:p>1965.75</text:p>
          </table:table-cell>
          <table:table-cell office:value-type="float" office:value="2449.72" calcext:value-type="float">
            <text:p>2449.72</text:p>
          </table:table-cell>
        </table:table-row>
        <table:table-row table:style-name="ro1">
          <table:table-cell office:value-type="float" office:value="28703276" calcext:value-type="float">
            <text:p>28703276</text:p>
          </table:table-cell>
          <table:table-cell table:formula="of:=[.A1796]/1000/(60*60*24)" office:value-type="time" office:time-value="PT07H58M23.276S" calcext:value-type="time">
            <text:p>07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66.8" calcext:value-type="float">
            <text:p>1966.8</text:p>
          </table:table-cell>
          <table:table-cell office:value-type="float" office:value="2450.98" calcext:value-type="float">
            <text:p>2450.98</text:p>
          </table:table-cell>
        </table:table-row>
        <table:table-row table:style-name="ro1">
          <table:table-cell office:value-type="float" office:value="28719276" calcext:value-type="float">
            <text:p>28719276</text:p>
          </table:table-cell>
          <table:table-cell table:formula="of:=[.A1797]/1000/(60*60*24)" office:value-type="time" office:time-value="PT07H58M39.276S" calcext:value-type="time">
            <text:p>07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967.86" calcext:value-type="float">
            <text:p>1967.86</text:p>
          </table:table-cell>
          <table:table-cell office:value-type="float" office:value="2452.24" calcext:value-type="float">
            <text:p>2452.24</text:p>
          </table:table-cell>
        </table:table-row>
        <table:table-row table:style-name="ro1">
          <table:table-cell office:value-type="float" office:value="28735276" calcext:value-type="float">
            <text:p>28735276</text:p>
          </table:table-cell>
          <table:table-cell table:formula="of:=[.A1798]/1000/(60*60*24)" office:value-type="time" office:time-value="PT07H58M55.276S" calcext:value-type="time">
            <text:p>07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968.91" calcext:value-type="float">
            <text:p>1968.91</text:p>
          </table:table-cell>
          <table:table-cell office:value-type="float" office:value="2453.49" calcext:value-type="float">
            <text:p>2453.49</text:p>
          </table:table-cell>
        </table:table-row>
        <table:table-row table:style-name="ro1">
          <table:table-cell office:value-type="float" office:value="28751276" calcext:value-type="float">
            <text:p>28751276</text:p>
          </table:table-cell>
          <table:table-cell table:formula="of:=[.A1799]/1000/(60*60*24)" office:value-type="time" office:time-value="PT07H59M11.276S" calcext:value-type="time">
            <text:p>07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969.96" calcext:value-type="float">
            <text:p>1969.96</text:p>
          </table:table-cell>
          <table:table-cell office:value-type="float" office:value="2454.75" calcext:value-type="float">
            <text:p>2454.75</text:p>
          </table:table-cell>
        </table:table-row>
        <table:table-row table:style-name="ro1">
          <table:table-cell office:value-type="float" office:value="28767276" calcext:value-type="float">
            <text:p>28767276</text:p>
          </table:table-cell>
          <table:table-cell table:formula="of:=[.A1800]/1000/(60*60*24)" office:value-type="time" office:time-value="PT07H59M27.276S" calcext:value-type="time">
            <text:p>07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71.01" calcext:value-type="float">
            <text:p>1971.01</text:p>
          </table:table-cell>
          <table:table-cell office:value-type="float" office:value="2456.01" calcext:value-type="float">
            <text:p>2456.01</text:p>
          </table:table-cell>
        </table:table-row>
        <table:table-row table:style-name="ro1">
          <table:table-cell office:value-type="float" office:value="28783276" calcext:value-type="float">
            <text:p>28783276</text:p>
          </table:table-cell>
          <table:table-cell table:formula="of:=[.A1801]/1000/(60*60*24)" office:value-type="time" office:time-value="PT07H59M43.276S" calcext:value-type="time">
            <text:p>07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972.06" calcext:value-type="float">
            <text:p>1972.06</text:p>
          </table:table-cell>
          <table:table-cell office:value-type="float" office:value="2457.27" calcext:value-type="float">
            <text:p>2457.27</text:p>
          </table:table-cell>
        </table:table-row>
        <table:table-row table:style-name="ro1">
          <table:table-cell office:value-type="float" office:value="28799276" calcext:value-type="float">
            <text:p>28799276</text:p>
          </table:table-cell>
          <table:table-cell table:formula="of:=[.A1802]/1000/(60*60*24)" office:value-type="time" office:time-value="PT07H59M59.276S" calcext:value-type="time">
            <text:p>07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73.12" calcext:value-type="float">
            <text:p>1973.12</text:p>
          </table:table-cell>
          <table:table-cell office:value-type="float" office:value="2458.52" calcext:value-type="float">
            <text:p>2458.52</text:p>
          </table:table-cell>
        </table:table-row>
        <table:table-row table:style-name="ro1">
          <table:table-cell office:value-type="float" office:value="28815276" calcext:value-type="float">
            <text:p>28815276</text:p>
          </table:table-cell>
          <table:table-cell table:formula="of:=[.A1803]/1000/(60*60*24)" office:value-type="time" office:time-value="PT08H00M15.276S" calcext:value-type="time">
            <text:p>08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74.17" calcext:value-type="float">
            <text:p>1974.17</text:p>
          </table:table-cell>
          <table:table-cell office:value-type="float" office:value="2459.77" calcext:value-type="float">
            <text:p>2459.77</text:p>
          </table:table-cell>
        </table:table-row>
        <table:table-row table:style-name="ro1">
          <table:table-cell office:value-type="float" office:value="28831276" calcext:value-type="float">
            <text:p>28831276</text:p>
          </table:table-cell>
          <table:table-cell table:formula="of:=[.A1804]/1000/(60*60*24)" office:value-type="time" office:time-value="PT08H00M31.276S" calcext:value-type="time">
            <text:p>08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975.22" calcext:value-type="float">
            <text:p>1975.22</text:p>
          </table:table-cell>
          <table:table-cell office:value-type="float" office:value="2461.03" calcext:value-type="float">
            <text:p>2461.03</text:p>
          </table:table-cell>
        </table:table-row>
        <table:table-row table:style-name="ro1">
          <table:table-cell office:value-type="float" office:value="28847276" calcext:value-type="float">
            <text:p>28847276</text:p>
          </table:table-cell>
          <table:table-cell table:formula="of:=[.A1805]/1000/(60*60*24)" office:value-type="time" office:time-value="PT08H00M47.276S" calcext:value-type="time">
            <text:p>08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976.27" calcext:value-type="float">
            <text:p>1976.27</text:p>
          </table:table-cell>
          <table:table-cell office:value-type="float" office:value="2462.28" calcext:value-type="float">
            <text:p>2462.28</text:p>
          </table:table-cell>
        </table:table-row>
        <table:table-row table:style-name="ro1">
          <table:table-cell office:value-type="float" office:value="28863276" calcext:value-type="float">
            <text:p>28863276</text:p>
          </table:table-cell>
          <table:table-cell table:formula="of:=[.A1806]/1000/(60*60*24)" office:value-type="time" office:time-value="PT08H01M03.276S" calcext:value-type="time">
            <text:p>08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977.32" calcext:value-type="float">
            <text:p>1977.32</text:p>
          </table:table-cell>
          <table:table-cell office:value-type="float" office:value="2463.54" calcext:value-type="float">
            <text:p>2463.54</text:p>
          </table:table-cell>
        </table:table-row>
        <table:table-row table:style-name="ro1">
          <table:table-cell office:value-type="float" office:value="28879276" calcext:value-type="float">
            <text:p>28879276</text:p>
          </table:table-cell>
          <table:table-cell table:formula="of:=[.A1807]/1000/(60*60*24)" office:value-type="time" office:time-value="PT08H01M19.276S" calcext:value-type="time">
            <text:p>08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978.37" calcext:value-type="float">
            <text:p>1978.37</text:p>
          </table:table-cell>
          <table:table-cell office:value-type="float" office:value="2464.8" calcext:value-type="float">
            <text:p>2464.8</text:p>
          </table:table-cell>
        </table:table-row>
        <table:table-row table:style-name="ro1">
          <table:table-cell office:value-type="float" office:value="28895276" calcext:value-type="float">
            <text:p>28895276</text:p>
          </table:table-cell>
          <table:table-cell table:formula="of:=[.A1808]/1000/(60*60*24)" office:value-type="time" office:time-value="PT08H01M35.276S" calcext:value-type="time">
            <text:p>08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979.42" calcext:value-type="float">
            <text:p>1979.42</text:p>
          </table:table-cell>
          <table:table-cell office:value-type="float" office:value="2466.05" calcext:value-type="float">
            <text:p>2466.05</text:p>
          </table:table-cell>
        </table:table-row>
        <table:table-row table:style-name="ro1">
          <table:table-cell office:value-type="float" office:value="28911276" calcext:value-type="float">
            <text:p>28911276</text:p>
          </table:table-cell>
          <table:table-cell table:formula="of:=[.A1809]/1000/(60*60*24)" office:value-type="time" office:time-value="PT08H01M51.276S" calcext:value-type="time">
            <text:p>08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980.48" calcext:value-type="float">
            <text:p>1980.48</text:p>
          </table:table-cell>
          <table:table-cell office:value-type="float" office:value="2467.3" calcext:value-type="float">
            <text:p>2467.3</text:p>
          </table:table-cell>
        </table:table-row>
        <table:table-row table:style-name="ro1">
          <table:table-cell office:value-type="float" office:value="28927276" calcext:value-type="float">
            <text:p>28927276</text:p>
          </table:table-cell>
          <table:table-cell table:formula="of:=[.A1810]/1000/(60*60*24)" office:value-type="time" office:time-value="PT08H02M07.276S" calcext:value-type="time">
            <text:p>08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981.53" calcext:value-type="float">
            <text:p>1981.53</text:p>
          </table:table-cell>
          <table:table-cell office:value-type="float" office:value="2468.56" calcext:value-type="float">
            <text:p>2468.56</text:p>
          </table:table-cell>
        </table:table-row>
        <table:table-row table:style-name="ro1">
          <table:table-cell office:value-type="float" office:value="28943276" calcext:value-type="float">
            <text:p>28943276</text:p>
          </table:table-cell>
          <table:table-cell table:formula="of:=[.A1811]/1000/(60*60*24)" office:value-type="time" office:time-value="PT08H02M23.276S" calcext:value-type="time">
            <text:p>08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982.58" calcext:value-type="float">
            <text:p>1982.58</text:p>
          </table:table-cell>
          <table:table-cell office:value-type="float" office:value="2469.81" calcext:value-type="float">
            <text:p>2469.81</text:p>
          </table:table-cell>
        </table:table-row>
        <table:table-row table:style-name="ro1">
          <table:table-cell office:value-type="float" office:value="28959276" calcext:value-type="float">
            <text:p>28959276</text:p>
          </table:table-cell>
          <table:table-cell table:formula="of:=[.A1812]/1000/(60*60*24)" office:value-type="time" office:time-value="PT08H02M39.276S" calcext:value-type="time">
            <text:p>08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83.63" calcext:value-type="float">
            <text:p>1983.63</text:p>
          </table:table-cell>
          <table:table-cell office:value-type="float" office:value="2471.07" calcext:value-type="float">
            <text:p>2471.07</text:p>
          </table:table-cell>
        </table:table-row>
        <table:table-row table:style-name="ro1">
          <table:table-cell office:value-type="float" office:value="28975276" calcext:value-type="float">
            <text:p>28975276</text:p>
          </table:table-cell>
          <table:table-cell table:formula="of:=[.A1813]/1000/(60*60*24)" office:value-type="time" office:time-value="PT08H02M55.276S" calcext:value-type="time">
            <text:p>08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84.68" calcext:value-type="float">
            <text:p>1984.68</text:p>
          </table:table-cell>
          <table:table-cell office:value-type="float" office:value="2472.32" calcext:value-type="float">
            <text:p>2472.32</text:p>
          </table:table-cell>
        </table:table-row>
        <table:table-row table:style-name="ro1">
          <table:table-cell office:value-type="float" office:value="28991276" calcext:value-type="float">
            <text:p>28991276</text:p>
          </table:table-cell>
          <table:table-cell table:formula="of:=[.A1814]/1000/(60*60*24)" office:value-type="time" office:time-value="PT08H03M11.276S" calcext:value-type="time">
            <text:p>08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85.73" calcext:value-type="float">
            <text:p>1985.73</text:p>
          </table:table-cell>
          <table:table-cell office:value-type="float" office:value="2473.57" calcext:value-type="float">
            <text:p>2473.57</text:p>
          </table:table-cell>
        </table:table-row>
        <table:table-row table:style-name="ro1">
          <table:table-cell office:value-type="float" office:value="29007276" calcext:value-type="float">
            <text:p>29007276</text:p>
          </table:table-cell>
          <table:table-cell table:formula="of:=[.A1815]/1000/(60*60*24)" office:value-type="time" office:time-value="PT08H03M27.276S" calcext:value-type="time">
            <text:p>08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86.78" calcext:value-type="float">
            <text:p>1986.78</text:p>
          </table:table-cell>
          <table:table-cell office:value-type="float" office:value="2474.83" calcext:value-type="float">
            <text:p>2474.83</text:p>
          </table:table-cell>
        </table:table-row>
        <table:table-row table:style-name="ro1">
          <table:table-cell office:value-type="float" office:value="29023276" calcext:value-type="float">
            <text:p>29023276</text:p>
          </table:table-cell>
          <table:table-cell table:formula="of:=[.A1816]/1000/(60*60*24)" office:value-type="time" office:time-value="PT08H03M43.276S" calcext:value-type="time">
            <text:p>08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87.83" calcext:value-type="float">
            <text:p>1987.83</text:p>
          </table:table-cell>
          <table:table-cell office:value-type="float" office:value="2476.08" calcext:value-type="float">
            <text:p>2476.08</text:p>
          </table:table-cell>
        </table:table-row>
        <table:table-row table:style-name="ro1">
          <table:table-cell office:value-type="float" office:value="29039276" calcext:value-type="float">
            <text:p>29039276</text:p>
          </table:table-cell>
          <table:table-cell table:formula="of:=[.A1817]/1000/(60*60*24)" office:value-type="time" office:time-value="PT08H03M59.276S" calcext:value-type="time">
            <text:p>08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88.88" calcext:value-type="float">
            <text:p>1988.88</text:p>
          </table:table-cell>
          <table:table-cell office:value-type="float" office:value="2477.33" calcext:value-type="float">
            <text:p>2477.33</text:p>
          </table:table-cell>
        </table:table-row>
        <table:table-row table:style-name="ro1">
          <table:table-cell office:value-type="float" office:value="29055276" calcext:value-type="float">
            <text:p>29055276</text:p>
          </table:table-cell>
          <table:table-cell table:formula="of:=[.A1818]/1000/(60*60*24)" office:value-type="time" office:time-value="PT08H04M15.276S" calcext:value-type="time">
            <text:p>08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89.93" calcext:value-type="float">
            <text:p>1989.93</text:p>
          </table:table-cell>
          <table:table-cell office:value-type="float" office:value="2478.58" calcext:value-type="float">
            <text:p>2478.58</text:p>
          </table:table-cell>
        </table:table-row>
        <table:table-row table:style-name="ro1">
          <table:table-cell office:value-type="float" office:value="29071276" calcext:value-type="float">
            <text:p>29071276</text:p>
          </table:table-cell>
          <table:table-cell table:formula="of:=[.A1819]/1000/(60*60*24)" office:value-type="time" office:time-value="PT08H04M31.276S" calcext:value-type="time">
            <text:p>08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0.98" calcext:value-type="float">
            <text:p>1990.98</text:p>
          </table:table-cell>
          <table:table-cell office:value-type="float" office:value="2479.83" calcext:value-type="float">
            <text:p>2479.83</text:p>
          </table:table-cell>
        </table:table-row>
        <table:table-row table:style-name="ro1">
          <table:table-cell office:value-type="float" office:value="29087276" calcext:value-type="float">
            <text:p>29087276</text:p>
          </table:table-cell>
          <table:table-cell table:formula="of:=[.A1820]/1000/(60*60*24)" office:value-type="time" office:time-value="PT08H04M47.276S" calcext:value-type="time">
            <text:p>08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92.03" calcext:value-type="float">
            <text:p>1992.03</text:p>
          </table:table-cell>
          <table:table-cell office:value-type="float" office:value="2481.08" calcext:value-type="float">
            <text:p>2481.08</text:p>
          </table:table-cell>
        </table:table-row>
        <table:table-row table:style-name="ro1">
          <table:table-cell office:value-type="float" office:value="29103276" calcext:value-type="float">
            <text:p>29103276</text:p>
          </table:table-cell>
          <table:table-cell table:formula="of:=[.A1821]/1000/(60*60*24)" office:value-type="time" office:time-value="PT08H05M03.276S" calcext:value-type="time">
            <text:p>08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3.08" calcext:value-type="float">
            <text:p>1993.08</text:p>
          </table:table-cell>
          <table:table-cell office:value-type="float" office:value="2482.33" calcext:value-type="float">
            <text:p>2482.33</text:p>
          </table:table-cell>
        </table:table-row>
        <table:table-row table:style-name="ro1">
          <table:table-cell office:value-type="float" office:value="29119276" calcext:value-type="float">
            <text:p>29119276</text:p>
          </table:table-cell>
          <table:table-cell table:formula="of:=[.A1822]/1000/(60*60*24)" office:value-type="time" office:time-value="PT08H05M19.276S" calcext:value-type="time">
            <text:p>08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4.13" calcext:value-type="float">
            <text:p>1994.13</text:p>
          </table:table-cell>
          <table:table-cell office:value-type="float" office:value="2483.58" calcext:value-type="float">
            <text:p>2483.58</text:p>
          </table:table-cell>
        </table:table-row>
        <table:table-row table:style-name="ro1">
          <table:table-cell office:value-type="float" office:value="29135276" calcext:value-type="float">
            <text:p>29135276</text:p>
          </table:table-cell>
          <table:table-cell table:formula="of:=[.A1823]/1000/(60*60*24)" office:value-type="time" office:time-value="PT08H05M35.276S" calcext:value-type="time">
            <text:p>08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5.18" calcext:value-type="float">
            <text:p>1995.18</text:p>
          </table:table-cell>
          <table:table-cell office:value-type="float" office:value="2484.83" calcext:value-type="float">
            <text:p>2484.83</text:p>
          </table:table-cell>
        </table:table-row>
        <table:table-row table:style-name="ro1">
          <table:table-cell office:value-type="float" office:value="29151276" calcext:value-type="float">
            <text:p>29151276</text:p>
          </table:table-cell>
          <table:table-cell table:formula="of:=[.A1824]/1000/(60*60*24)" office:value-type="time" office:time-value="PT08H05M51.276S" calcext:value-type="time">
            <text:p>08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996.23" calcext:value-type="float">
            <text:p>1996.23</text:p>
          </table:table-cell>
          <table:table-cell office:value-type="float" office:value="2486.08" calcext:value-type="float">
            <text:p>2486.08</text:p>
          </table:table-cell>
        </table:table-row>
        <table:table-row table:style-name="ro1">
          <table:table-cell office:value-type="float" office:value="29167276" calcext:value-type="float">
            <text:p>29167276</text:p>
          </table:table-cell>
          <table:table-cell table:formula="of:=[.A1825]/1000/(60*60*24)" office:value-type="time" office:time-value="PT08H06M07.276S" calcext:value-type="time">
            <text:p>08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7.28" calcext:value-type="float">
            <text:p>1997.28</text:p>
          </table:table-cell>
          <table:table-cell office:value-type="float" office:value="2487.33" calcext:value-type="float">
            <text:p>2487.33</text:p>
          </table:table-cell>
        </table:table-row>
        <table:table-row table:style-name="ro1">
          <table:table-cell office:value-type="float" office:value="29183276" calcext:value-type="float">
            <text:p>29183276</text:p>
          </table:table-cell>
          <table:table-cell table:formula="of:=[.A1826]/1000/(60*60*24)" office:value-type="time" office:time-value="PT08H06M23.276S" calcext:value-type="time">
            <text:p>08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98.33" calcext:value-type="float">
            <text:p>1998.33</text:p>
          </table:table-cell>
          <table:table-cell office:value-type="float" office:value="2488.58" calcext:value-type="float">
            <text:p>2488.58</text:p>
          </table:table-cell>
        </table:table-row>
        <table:table-row table:style-name="ro1">
          <table:table-cell office:value-type="float" office:value="29199276" calcext:value-type="float">
            <text:p>29199276</text:p>
          </table:table-cell>
          <table:table-cell table:formula="of:=[.A1827]/1000/(60*60*24)" office:value-type="time" office:time-value="PT08H06M39.276S" calcext:value-type="time">
            <text:p>08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999.38" calcext:value-type="float">
            <text:p>1999.38</text:p>
          </table:table-cell>
          <table:table-cell office:value-type="float" office:value="2489.83" calcext:value-type="float">
            <text:p>2489.83</text:p>
          </table:table-cell>
        </table:table-row>
        <table:table-row table:style-name="ro1">
          <table:table-cell office:value-type="float" office:value="29215276" calcext:value-type="float">
            <text:p>29215276</text:p>
          </table:table-cell>
          <table:table-cell table:formula="of:=[.A1828]/1000/(60*60*24)" office:value-type="time" office:time-value="PT08H06M55.276S" calcext:value-type="time">
            <text:p>08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2000.42" calcext:value-type="float">
            <text:p>2000.42</text:p>
          </table:table-cell>
          <table:table-cell office:value-type="float" office:value="2491.08" calcext:value-type="float">
            <text:p>2491.08</text:p>
          </table:table-cell>
        </table:table-row>
        <table:table-row table:style-name="ro1">
          <table:table-cell office:value-type="float" office:value="29231276" calcext:value-type="float">
            <text:p>29231276</text:p>
          </table:table-cell>
          <table:table-cell table:formula="of:=[.A1829]/1000/(60*60*24)" office:value-type="time" office:time-value="PT08H07M11.276S" calcext:value-type="time">
            <text:p>08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2001.47" calcext:value-type="float">
            <text:p>2001.47</text:p>
          </table:table-cell>
          <table:table-cell office:value-type="float" office:value="2492.33" calcext:value-type="float">
            <text:p>2492.33</text:p>
          </table:table-cell>
        </table:table-row>
        <table:table-row table:style-name="ro1">
          <table:table-cell office:value-type="float" office:value="29247276" calcext:value-type="float">
            <text:p>29247276</text:p>
          </table:table-cell>
          <table:table-cell table:formula="of:=[.A1830]/1000/(60*60*24)" office:value-type="time" office:time-value="PT08H07M27.276S" calcext:value-type="time">
            <text:p>08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2002.52" calcext:value-type="float">
            <text:p>2002.52</text:p>
          </table:table-cell>
          <table:table-cell office:value-type="float" office:value="2493.58" calcext:value-type="float">
            <text:p>2493.58</text:p>
          </table:table-cell>
        </table:table-row>
        <table:table-row table:style-name="ro1">
          <table:table-cell office:value-type="float" office:value="29263276" calcext:value-type="float">
            <text:p>29263276</text:p>
          </table:table-cell>
          <table:table-cell table:formula="of:=[.A1831]/1000/(60*60*24)" office:value-type="time" office:time-value="PT08H07M43.276S" calcext:value-type="time">
            <text:p>08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2003.57" calcext:value-type="float">
            <text:p>2003.57</text:p>
          </table:table-cell>
          <table:table-cell office:value-type="float" office:value="2494.83" calcext:value-type="float">
            <text:p>2494.83</text:p>
          </table:table-cell>
        </table:table-row>
        <table:table-row table:style-name="ro1">
          <table:table-cell office:value-type="float" office:value="29279276" calcext:value-type="float">
            <text:p>29279276</text:p>
          </table:table-cell>
          <table:table-cell table:formula="of:=[.A1832]/1000/(60*60*24)" office:value-type="time" office:time-value="PT08H07M59.276S" calcext:value-type="time">
            <text:p>08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2004.62" calcext:value-type="float">
            <text:p>2004.62</text:p>
          </table:table-cell>
          <table:table-cell office:value-type="float" office:value="2496.08" calcext:value-type="float">
            <text:p>2496.08</text:p>
          </table:table-cell>
        </table:table-row>
        <table:table-row table:style-name="ro1">
          <table:table-cell office:value-type="float" office:value="29295276" calcext:value-type="float">
            <text:p>29295276</text:p>
          </table:table-cell>
          <table:table-cell table:formula="of:=[.A1833]/1000/(60*60*24)" office:value-type="time" office:time-value="PT08H08M15.276S" calcext:value-type="time">
            <text:p>08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2005.67" calcext:value-type="float">
            <text:p>2005.67</text:p>
          </table:table-cell>
          <table:table-cell office:value-type="float" office:value="2497.32" calcext:value-type="float">
            <text:p>2497.32</text:p>
          </table:table-cell>
        </table:table-row>
        <table:table-row table:style-name="ro1">
          <table:table-cell office:value-type="float" office:value="29311276" calcext:value-type="float">
            <text:p>29311276</text:p>
          </table:table-cell>
          <table:table-cell table:formula="of:=[.A1834]/1000/(60*60*24)" office:value-type="time" office:time-value="PT08H08M31.276S" calcext:value-type="time">
            <text:p>08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2006.72" calcext:value-type="float">
            <text:p>2006.72</text:p>
          </table:table-cell>
          <table:table-cell office:value-type="float" office:value="2498.57" calcext:value-type="float">
            <text:p>2498.57</text:p>
          </table:table-cell>
        </table:table-row>
        <table:table-row table:style-name="ro1">
          <table:table-cell office:value-type="float" office:value="29327276" calcext:value-type="float">
            <text:p>29327276</text:p>
          </table:table-cell>
          <table:table-cell table:formula="of:=[.A1835]/1000/(60*60*24)" office:value-type="time" office:time-value="PT08H08M47.276S" calcext:value-type="time">
            <text:p>08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2007.77" calcext:value-type="float">
            <text:p>2007.77</text:p>
          </table:table-cell>
          <table:table-cell office:value-type="float" office:value="2499.82" calcext:value-type="float">
            <text:p>2499.82</text:p>
          </table:table-cell>
        </table:table-row>
        <table:table-row table:style-name="ro1">
          <table:table-cell office:value-type="float" office:value="29343276" calcext:value-type="float">
            <text:p>29343276</text:p>
          </table:table-cell>
          <table:table-cell table:formula="of:=[.A1836]/1000/(60*60*24)" office:value-type="time" office:time-value="PT08H09M03.276S" calcext:value-type="time">
            <text:p>08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2008.81" calcext:value-type="float">
            <text:p>2008.81</text:p>
          </table:table-cell>
          <table:table-cell office:value-type="float" office:value="2501.07" calcext:value-type="float">
            <text:p>2501.07</text:p>
          </table:table-cell>
        </table:table-row>
        <table:table-row table:style-name="ro1">
          <table:table-cell office:value-type="float" office:value="29359276" calcext:value-type="float">
            <text:p>29359276</text:p>
          </table:table-cell>
          <table:table-cell table:formula="of:=[.A1837]/1000/(60*60*24)" office:value-type="time" office:time-value="PT08H09M19.276S" calcext:value-type="time">
            <text:p>08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2009.86" calcext:value-type="float">
            <text:p>2009.86</text:p>
          </table:table-cell>
          <table:table-cell office:value-type="float" office:value="2502.31" calcext:value-type="float">
            <text:p>2502.31</text:p>
          </table:table-cell>
        </table:table-row>
        <table:table-row table:style-name="ro1">
          <table:table-cell office:value-type="float" office:value="29375276" calcext:value-type="float">
            <text:p>29375276</text:p>
          </table:table-cell>
          <table:table-cell table:formula="of:=[.A1838]/1000/(60*60*24)" office:value-type="time" office:time-value="PT08H09M35.276S" calcext:value-type="time">
            <text:p>08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2010.91" calcext:value-type="float">
            <text:p>2010.91</text:p>
          </table:table-cell>
          <table:table-cell office:value-type="float" office:value="2503.56" calcext:value-type="float">
            <text:p>2503.56</text:p>
          </table:table-cell>
        </table:table-row>
        <table:table-row table:style-name="ro1">
          <table:table-cell office:value-type="float" office:value="29391276" calcext:value-type="float">
            <text:p>29391276</text:p>
          </table:table-cell>
          <table:table-cell table:formula="of:=[.A1839]/1000/(60*60*24)" office:value-type="time" office:time-value="PT08H09M51.276S" calcext:value-type="time">
            <text:p>08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2011.96" calcext:value-type="float">
            <text:p>2011.96</text:p>
          </table:table-cell>
          <table:table-cell office:value-type="float" office:value="2504.81" calcext:value-type="float">
            <text:p>2504.81</text:p>
          </table:table-cell>
        </table:table-row>
        <table:table-row table:style-name="ro1">
          <table:table-cell office:value-type="float" office:value="29407276" calcext:value-type="float">
            <text:p>29407276</text:p>
          </table:table-cell>
          <table:table-cell table:formula="of:=[.A1840]/1000/(60*60*24)" office:value-type="time" office:time-value="PT08H10M07.276S" calcext:value-type="time">
            <text:p>08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2013.01" calcext:value-type="float">
            <text:p>2013.01</text:p>
          </table:table-cell>
          <table:table-cell office:value-type="float" office:value="2506.05" calcext:value-type="float">
            <text:p>2506.05</text:p>
          </table:table-cell>
        </table:table-row>
        <table:table-row table:style-name="ro1">
          <table:table-cell office:value-type="float" office:value="29423276" calcext:value-type="float">
            <text:p>29423276</text:p>
          </table:table-cell>
          <table:table-cell table:formula="of:=[.A1841]/1000/(60*60*24)" office:value-type="time" office:time-value="PT08H10M23.276S" calcext:value-type="time">
            <text:p>08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2014.06" calcext:value-type="float">
            <text:p>2014.06</text:p>
          </table:table-cell>
          <table:table-cell office:value-type="float" office:value="2507.3" calcext:value-type="float">
            <text:p>2507.3</text:p>
          </table:table-cell>
        </table:table-row>
        <table:table-row table:style-name="ro1">
          <table:table-cell office:value-type="float" office:value="29439276" calcext:value-type="float">
            <text:p>29439276</text:p>
          </table:table-cell>
          <table:table-cell table:formula="of:=[.A1842]/1000/(60*60*24)" office:value-type="time" office:time-value="PT08H10M39.276S" calcext:value-type="time">
            <text:p>08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2015.1" calcext:value-type="float">
            <text:p>2015.1</text:p>
          </table:table-cell>
          <table:table-cell office:value-type="float" office:value="2508.54" calcext:value-type="float">
            <text:p>2508.54</text:p>
          </table:table-cell>
        </table:table-row>
        <table:table-row table:style-name="ro1">
          <table:table-cell office:value-type="float" office:value="29455276" calcext:value-type="float">
            <text:p>29455276</text:p>
          </table:table-cell>
          <table:table-cell table:formula="of:=[.A1843]/1000/(60*60*24)" office:value-type="time" office:time-value="PT08H10M55.276S" calcext:value-type="time">
            <text:p>08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2016.15" calcext:value-type="float">
            <text:p>2016.15</text:p>
          </table:table-cell>
          <table:table-cell office:value-type="float" office:value="2509.79" calcext:value-type="float">
            <text:p>2509.79</text:p>
          </table:table-cell>
        </table:table-row>
        <table:table-row table:style-name="ro1">
          <table:table-cell office:value-type="float" office:value="29471276" calcext:value-type="float">
            <text:p>29471276</text:p>
          </table:table-cell>
          <table:table-cell table:formula="of:=[.A1844]/1000/(60*60*24)" office:value-type="time" office:time-value="PT08H11M11.276S" calcext:value-type="time">
            <text:p>08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2017.2" calcext:value-type="float">
            <text:p>2017.2</text:p>
          </table:table-cell>
          <table:table-cell office:value-type="float" office:value="2511.03" calcext:value-type="float">
            <text:p>2511.03</text:p>
          </table:table-cell>
        </table:table-row>
        <table:table-row table:style-name="ro1">
          <table:table-cell office:value-type="float" office:value="29487276" calcext:value-type="float">
            <text:p>29487276</text:p>
          </table:table-cell>
          <table:table-cell table:formula="of:=[.A1845]/1000/(60*60*24)" office:value-type="time" office:time-value="PT08H11M27.276S" calcext:value-type="time">
            <text:p>08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2018.25" calcext:value-type="float">
            <text:p>2018.25</text:p>
          </table:table-cell>
          <table:table-cell office:value-type="float" office:value="2512.27" calcext:value-type="float">
            <text:p>2512.27</text:p>
          </table:table-cell>
        </table:table-row>
        <table:table-row table:style-name="ro1">
          <table:table-cell office:value-type="float" office:value="29503276" calcext:value-type="float">
            <text:p>29503276</text:p>
          </table:table-cell>
          <table:table-cell table:formula="of:=[.A1846]/1000/(60*60*24)" office:value-type="time" office:time-value="PT08H11M43.276S" calcext:value-type="time">
            <text:p>08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2019.29" calcext:value-type="float">
            <text:p>2019.29</text:p>
          </table:table-cell>
          <table:table-cell office:value-type="float" office:value="2513.52" calcext:value-type="float">
            <text:p>2513.52</text:p>
          </table:table-cell>
        </table:table-row>
        <table:table-row table:style-name="ro1">
          <table:table-cell office:value-type="float" office:value="29519276" calcext:value-type="float">
            <text:p>29519276</text:p>
          </table:table-cell>
          <table:table-cell table:formula="of:=[.A1847]/1000/(60*60*24)" office:value-type="time" office:time-value="PT08H11M59.276S" calcext:value-type="time">
            <text:p>08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2020.34" calcext:value-type="float">
            <text:p>2020.34</text:p>
          </table:table-cell>
          <table:table-cell office:value-type="float" office:value="2514.76" calcext:value-type="float">
            <text:p>2514.76</text:p>
          </table:table-cell>
        </table:table-row>
        <table:table-row table:style-name="ro1">
          <table:table-cell office:value-type="float" office:value="29535276" calcext:value-type="float">
            <text:p>29535276</text:p>
          </table:table-cell>
          <table:table-cell table:formula="of:=[.A1848]/1000/(60*60*24)" office:value-type="time" office:time-value="PT08H12M15.276S" calcext:value-type="time">
            <text:p>08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2021.39" calcext:value-type="float">
            <text:p>2021.39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9551276" calcext:value-type="float">
            <text:p>29551276</text:p>
          </table:table-cell>
          <table:table-cell table:formula="of:=[.A1849]/1000/(60*60*24)" office:value-type="time" office:time-value="PT08H12M31.276S" calcext:value-type="time">
            <text:p>08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2022.43" calcext:value-type="float">
            <text:p>2022.43</text:p>
          </table:table-cell>
          <table:table-cell office:value-type="float" office:value="2517.24" calcext:value-type="float">
            <text:p>2517.24</text:p>
          </table:table-cell>
        </table:table-row>
        <table:table-row table:style-name="ro1">
          <table:table-cell office:value-type="float" office:value="29567276" calcext:value-type="float">
            <text:p>29567276</text:p>
          </table:table-cell>
          <table:table-cell table:formula="of:=[.A1850]/1000/(60*60*24)" office:value-type="time" office:time-value="PT08H12M47.276S" calcext:value-type="time">
            <text:p>08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2023.48" calcext:value-type="float">
            <text:p>2023.48</text:p>
          </table:table-cell>
          <table:table-cell office:value-type="float" office:value="2518.49" calcext:value-type="float">
            <text:p>2518.49</text:p>
          </table:table-cell>
        </table:table-row>
        <table:table-row table:style-name="ro1">
          <table:table-cell office:value-type="float" office:value="29583276" calcext:value-type="float">
            <text:p>29583276</text:p>
          </table:table-cell>
          <table:table-cell table:formula="of:=[.A1851]/1000/(60*60*24)" office:value-type="time" office:time-value="PT08H13M03.276S" calcext:value-type="time">
            <text:p>08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2024.53" calcext:value-type="float">
            <text:p>2024.53</text:p>
          </table:table-cell>
          <table:table-cell office:value-type="float" office:value="2519.73" calcext:value-type="float">
            <text:p>2519.73</text:p>
          </table:table-cell>
        </table:table-row>
        <table:table-row table:style-name="ro1">
          <table:table-cell office:value-type="float" office:value="29599276" calcext:value-type="float">
            <text:p>29599276</text:p>
          </table:table-cell>
          <table:table-cell table:formula="of:=[.A1852]/1000/(60*60*24)" office:value-type="time" office:time-value="PT08H13M19.276S" calcext:value-type="time">
            <text:p>08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2025.57" calcext:value-type="float">
            <text:p>2025.57</text:p>
          </table:table-cell>
          <table:table-cell office:value-type="float" office:value="2520.97" calcext:value-type="float">
            <text:p>2520.97</text:p>
          </table:table-cell>
        </table:table-row>
        <table:table-row table:style-name="ro1">
          <table:table-cell office:value-type="float" office:value="29615276" calcext:value-type="float">
            <text:p>29615276</text:p>
          </table:table-cell>
          <table:table-cell table:formula="of:=[.A1853]/1000/(60*60*24)" office:value-type="time" office:time-value="PT08H13M35.276S" calcext:value-type="time">
            <text:p>08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2026.62" calcext:value-type="float">
            <text:p>2026.62</text:p>
          </table:table-cell>
          <table:table-cell office:value-type="float" office:value="2522.21" calcext:value-type="float">
            <text:p>2522.21</text:p>
          </table:table-cell>
        </table:table-row>
        <table:table-row table:style-name="ro1">
          <table:table-cell office:value-type="float" office:value="29631276" calcext:value-type="float">
            <text:p>29631276</text:p>
          </table:table-cell>
          <table:table-cell table:formula="of:=[.A1854]/1000/(60*60*24)" office:value-type="time" office:time-value="PT08H13M51.276S" calcext:value-type="time">
            <text:p>08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2027.67" calcext:value-type="float">
            <text:p>2027.67</text:p>
          </table:table-cell>
          <table:table-cell office:value-type="float" office:value="2523.46" calcext:value-type="float">
            <text:p>2523.46</text:p>
          </table:table-cell>
        </table:table-row>
        <table:table-row table:style-name="ro1">
          <table:table-cell office:value-type="float" office:value="29647276" calcext:value-type="float">
            <text:p>29647276</text:p>
          </table:table-cell>
          <table:table-cell table:formula="of:=[.A1855]/1000/(60*60*24)" office:value-type="time" office:time-value="PT08H14M07.276S" calcext:value-type="time">
            <text:p>08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2028.71" calcext:value-type="float">
            <text:p>2028.71</text:p>
          </table:table-cell>
          <table:table-cell office:value-type="float" office:value="2524.7" calcext:value-type="float">
            <text:p>2524.7</text:p>
          </table:table-cell>
        </table:table-row>
        <table:table-row table:style-name="ro1">
          <table:table-cell office:value-type="float" office:value="29663276" calcext:value-type="float">
            <text:p>29663276</text:p>
          </table:table-cell>
          <table:table-cell table:formula="of:=[.A1856]/1000/(60*60*24)" office:value-type="time" office:time-value="PT08H14M23.276S" calcext:value-type="time">
            <text:p>08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2029.76" calcext:value-type="float">
            <text:p>2029.76</text:p>
          </table:table-cell>
          <table:table-cell office:value-type="float" office:value="2525.94" calcext:value-type="float">
            <text:p>2525.94</text:p>
          </table:table-cell>
        </table:table-row>
        <table:table-row table:style-name="ro1">
          <table:table-cell office:value-type="float" office:value="29679276" calcext:value-type="float">
            <text:p>29679276</text:p>
          </table:table-cell>
          <table:table-cell table:formula="of:=[.A1857]/1000/(60*60*24)" office:value-type="time" office:time-value="PT08H14M39.276S" calcext:value-type="time">
            <text:p>08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2030.81" calcext:value-type="float">
            <text:p>2030.81</text:p>
          </table:table-cell>
          <table:table-cell office:value-type="float" office:value="2527.18" calcext:value-type="float">
            <text:p>2527.18</text:p>
          </table:table-cell>
        </table:table-row>
        <table:table-row table:style-name="ro1">
          <table:table-cell office:value-type="float" office:value="29695276" calcext:value-type="float">
            <text:p>29695276</text:p>
          </table:table-cell>
          <table:table-cell table:formula="of:=[.A1858]/1000/(60*60*24)" office:value-type="time" office:time-value="PT08H14M55.276S" calcext:value-type="time">
            <text:p>08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2031.85" calcext:value-type="float">
            <text:p>2031.85</text:p>
          </table:table-cell>
          <table:table-cell office:value-type="float" office:value="2528.42" calcext:value-type="float">
            <text:p>2528.42</text:p>
          </table:table-cell>
        </table:table-row>
        <table:table-row table:style-name="ro1">
          <table:table-cell office:value-type="float" office:value="29711276" calcext:value-type="float">
            <text:p>29711276</text:p>
          </table:table-cell>
          <table:table-cell table:formula="of:=[.A1859]/1000/(60*60*24)" office:value-type="time" office:time-value="PT08H15M11.276S" calcext:value-type="time">
            <text:p>08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2032.9" calcext:value-type="float">
            <text:p>2032.9</text:p>
          </table:table-cell>
          <table:table-cell office:value-type="float" office:value="2529.67" calcext:value-type="float">
            <text:p>2529.67</text:p>
          </table:table-cell>
        </table:table-row>
        <table:table-row table:style-name="ro1">
          <table:table-cell office:value-type="float" office:value="29727276" calcext:value-type="float">
            <text:p>29727276</text:p>
          </table:table-cell>
          <table:table-cell table:formula="of:=[.A1860]/1000/(60*60*24)" office:value-type="time" office:time-value="PT08H15M27.276S" calcext:value-type="time">
            <text:p>08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2033.94" calcext:value-type="float">
            <text:p>2033.94</text:p>
          </table:table-cell>
          <table:table-cell office:value-type="float" office:value="2530.91" calcext:value-type="float">
            <text:p>2530.91</text:p>
          </table:table-cell>
        </table:table-row>
        <table:table-row table:style-name="ro1">
          <table:table-cell office:value-type="float" office:value="29743276" calcext:value-type="float">
            <text:p>29743276</text:p>
          </table:table-cell>
          <table:table-cell table:formula="of:=[.A1861]/1000/(60*60*24)" office:value-type="time" office:time-value="PT08H15M43.276S" calcext:value-type="time">
            <text:p>08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2034.99" calcext:value-type="float">
            <text:p>2034.99</text:p>
          </table:table-cell>
          <table:table-cell office:value-type="float" office:value="2532.15" calcext:value-type="float">
            <text:p>2532.15</text:p>
          </table:table-cell>
        </table:table-row>
        <table:table-row table:style-name="ro1">
          <table:table-cell office:value-type="float" office:value="29759276" calcext:value-type="float">
            <text:p>29759276</text:p>
          </table:table-cell>
          <table:table-cell table:formula="of:=[.A1862]/1000/(60*60*24)" office:value-type="time" office:time-value="PT08H15M59.276S" calcext:value-type="time">
            <text:p>08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2036.04" calcext:value-type="float">
            <text:p>2036.04</text:p>
          </table:table-cell>
          <table:table-cell office:value-type="float" office:value="2533.39" calcext:value-type="float">
            <text:p>2533.39</text:p>
          </table:table-cell>
        </table:table-row>
        <table:table-row table:style-name="ro1">
          <table:table-cell office:value-type="float" office:value="29775276" calcext:value-type="float">
            <text:p>29775276</text:p>
          </table:table-cell>
          <table:table-cell table:formula="of:=[.A1863]/1000/(60*60*24)" office:value-type="time" office:time-value="PT08H16M15.276S" calcext:value-type="time">
            <text:p>08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37.08" calcext:value-type="float">
            <text:p>2037.08</text:p>
          </table:table-cell>
          <table:table-cell office:value-type="float" office:value="2534.63" calcext:value-type="float">
            <text:p>2534.63</text:p>
          </table:table-cell>
        </table:table-row>
        <table:table-row table:style-name="ro1">
          <table:table-cell office:value-type="float" office:value="29791276" calcext:value-type="float">
            <text:p>29791276</text:p>
          </table:table-cell>
          <table:table-cell table:formula="of:=[.A1864]/1000/(60*60*24)" office:value-type="time" office:time-value="PT08H16M31.276S" calcext:value-type="time">
            <text:p>08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38.13" calcext:value-type="float">
            <text:p>2038.13</text:p>
          </table:table-cell>
          <table:table-cell office:value-type="float" office:value="2535.87" calcext:value-type="float">
            <text:p>2535.87</text:p>
          </table:table-cell>
        </table:table-row>
        <table:table-row table:style-name="ro1">
          <table:table-cell office:value-type="float" office:value="29807276" calcext:value-type="float">
            <text:p>29807276</text:p>
          </table:table-cell>
          <table:table-cell table:formula="of:=[.A1865]/1000/(60*60*24)" office:value-type="time" office:time-value="PT08H16M47.276S" calcext:value-type="time">
            <text:p>08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2039.17" calcext:value-type="float">
            <text:p>2039.17</text:p>
          </table:table-cell>
          <table:table-cell office:value-type="float" office:value="2537.11" calcext:value-type="float">
            <text:p>2537.11</text:p>
          </table:table-cell>
        </table:table-row>
        <table:table-row table:style-name="ro1">
          <table:table-cell office:value-type="float" office:value="29823276" calcext:value-type="float">
            <text:p>29823276</text:p>
          </table:table-cell>
          <table:table-cell table:formula="of:=[.A1866]/1000/(60*60*24)" office:value-type="time" office:time-value="PT08H17M03.276S" calcext:value-type="time">
            <text:p>08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2040.22" calcext:value-type="float">
            <text:p>2040.22</text:p>
          </table:table-cell>
          <table:table-cell office:value-type="float" office:value="2538.35" calcext:value-type="float">
            <text:p>2538.35</text:p>
          </table:table-cell>
        </table:table-row>
        <table:table-row table:style-name="ro1">
          <table:table-cell office:value-type="float" office:value="29839276" calcext:value-type="float">
            <text:p>29839276</text:p>
          </table:table-cell>
          <table:table-cell table:formula="of:=[.A1867]/1000/(60*60*24)" office:value-type="time" office:time-value="PT08H17M19.276S" calcext:value-type="time">
            <text:p>08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2041.26" calcext:value-type="float">
            <text:p>2041.26</text:p>
          </table:table-cell>
          <table:table-cell office:value-type="float" office:value="2539.59" calcext:value-type="float">
            <text:p>2539.59</text:p>
          </table:table-cell>
        </table:table-row>
        <table:table-row table:style-name="ro1">
          <table:table-cell office:value-type="float" office:value="29855276" calcext:value-type="float">
            <text:p>29855276</text:p>
          </table:table-cell>
          <table:table-cell table:formula="of:=[.A1868]/1000/(60*60*24)" office:value-type="time" office:time-value="PT08H17M35.276S" calcext:value-type="time">
            <text:p>08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2042.31" calcext:value-type="float">
            <text:p>2042.31</text:p>
          </table:table-cell>
          <table:table-cell office:value-type="float" office:value="2540.83" calcext:value-type="float">
            <text:p>2540.83</text:p>
          </table:table-cell>
        </table:table-row>
        <table:table-row table:style-name="ro1">
          <table:table-cell office:value-type="float" office:value="29871276" calcext:value-type="float">
            <text:p>29871276</text:p>
          </table:table-cell>
          <table:table-cell table:formula="of:=[.A1869]/1000/(60*60*24)" office:value-type="time" office:time-value="PT08H17M51.276S" calcext:value-type="time">
            <text:p>08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2043.35" calcext:value-type="float">
            <text:p>2043.35</text:p>
          </table:table-cell>
          <table:table-cell office:value-type="float" office:value="2542.07" calcext:value-type="float">
            <text:p>2542.07</text:p>
          </table:table-cell>
        </table:table-row>
        <table:table-row table:style-name="ro1">
          <table:table-cell office:value-type="float" office:value="29887276" calcext:value-type="float">
            <text:p>29887276</text:p>
          </table:table-cell>
          <table:table-cell table:formula="of:=[.A1870]/1000/(60*60*24)" office:value-type="time" office:time-value="PT08H18M07.276S" calcext:value-type="time">
            <text:p>08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44.4" calcext:value-type="float">
            <text:p>2044.4</text:p>
          </table:table-cell>
          <table:table-cell office:value-type="float" office:value="2543.31" calcext:value-type="float">
            <text:p>2543.31</text:p>
          </table:table-cell>
        </table:table-row>
        <table:table-row table:style-name="ro1">
          <table:table-cell office:value-type="float" office:value="29903276" calcext:value-type="float">
            <text:p>29903276</text:p>
          </table:table-cell>
          <table:table-cell table:formula="of:=[.A1871]/1000/(60*60*24)" office:value-type="time" office:time-value="PT08H18M23.276S" calcext:value-type="time">
            <text:p>08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45.44" calcext:value-type="float">
            <text:p>2045.44</text:p>
          </table:table-cell>
          <table:table-cell office:value-type="float" office:value="2544.55" calcext:value-type="float">
            <text:p>2544.55</text:p>
          </table:table-cell>
        </table:table-row>
        <table:table-row table:style-name="ro1">
          <table:table-cell office:value-type="float" office:value="29919276" calcext:value-type="float">
            <text:p>29919276</text:p>
          </table:table-cell>
          <table:table-cell table:formula="of:=[.A1872]/1000/(60*60*24)" office:value-type="time" office:time-value="PT08H18M39.276S" calcext:value-type="time">
            <text:p>08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46.48" calcext:value-type="float">
            <text:p>2046.48</text:p>
          </table:table-cell>
          <table:table-cell office:value-type="float" office:value="2545.78" calcext:value-type="float">
            <text:p>2545.78</text:p>
          </table:table-cell>
        </table:table-row>
        <table:table-row table:style-name="ro1">
          <table:table-cell office:value-type="float" office:value="29935276" calcext:value-type="float">
            <text:p>29935276</text:p>
          </table:table-cell>
          <table:table-cell table:formula="of:=[.A1873]/1000/(60*60*24)" office:value-type="time" office:time-value="PT08H18M55.276S" calcext:value-type="time">
            <text:p>08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47.53" calcext:value-type="float">
            <text:p>2047.53</text:p>
          </table:table-cell>
          <table:table-cell office:value-type="float" office:value="2547.02" calcext:value-type="float">
            <text:p>2547.02</text:p>
          </table:table-cell>
        </table:table-row>
        <table:table-row table:style-name="ro1">
          <table:table-cell office:value-type="float" office:value="29951276" calcext:value-type="float">
            <text:p>29951276</text:p>
          </table:table-cell>
          <table:table-cell table:formula="of:=[.A1874]/1000/(60*60*24)" office:value-type="time" office:time-value="PT08H19M11.276S" calcext:value-type="time">
            <text:p>08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48.57" calcext:value-type="float">
            <text:p>2048.57</text:p>
          </table:table-cell>
          <table:table-cell office:value-type="float" office:value="2548.25" calcext:value-type="float">
            <text:p>2548.25</text:p>
          </table:table-cell>
        </table:table-row>
        <table:table-row table:style-name="ro1">
          <table:table-cell office:value-type="float" office:value="29967276" calcext:value-type="float">
            <text:p>29967276</text:p>
          </table:table-cell>
          <table:table-cell table:formula="of:=[.A1875]/1000/(60*60*24)" office:value-type="time" office:time-value="PT08H19M27.276S" calcext:value-type="time">
            <text:p>08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49.62" calcext:value-type="float">
            <text:p>2049.62</text:p>
          </table:table-cell>
          <table:table-cell office:value-type="float" office:value="2549.49" calcext:value-type="float">
            <text:p>2549.49</text:p>
          </table:table-cell>
        </table:table-row>
        <table:table-row table:style-name="ro1">
          <table:table-cell office:value-type="float" office:value="29983276" calcext:value-type="float">
            <text:p>29983276</text:p>
          </table:table-cell>
          <table:table-cell table:formula="of:=[.A1876]/1000/(60*60*24)" office:value-type="time" office:time-value="PT08H19M43.276S" calcext:value-type="time">
            <text:p>08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50.66" calcext:value-type="float">
            <text:p>2050.66</text:p>
          </table:table-cell>
          <table:table-cell office:value-type="float" office:value="2550.72" calcext:value-type="float">
            <text:p>2550.72</text:p>
          </table:table-cell>
        </table:table-row>
        <table:table-row table:style-name="ro1">
          <table:table-cell office:value-type="float" office:value="29999276" calcext:value-type="float">
            <text:p>29999276</text:p>
          </table:table-cell>
          <table:table-cell table:formula="of:=[.A1877]/1000/(60*60*24)" office:value-type="time" office:time-value="PT08H19M59.276S" calcext:value-type="time">
            <text:p>08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51.7" calcext:value-type="float">
            <text:p>2051.7</text:p>
          </table:table-cell>
          <table:table-cell office:value-type="float" office:value="2551.96" calcext:value-type="float">
            <text:p>2551.96</text:p>
          </table:table-cell>
        </table:table-row>
        <table:table-row table:style-name="ro1">
          <table:table-cell office:value-type="float" office:value="30015276" calcext:value-type="float">
            <text:p>30015276</text:p>
          </table:table-cell>
          <table:table-cell table:formula="of:=[.A1878]/1000/(60*60*24)" office:value-type="time" office:time-value="PT08H20M15.276S" calcext:value-type="time">
            <text:p>08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52.75" calcext:value-type="float">
            <text:p>2052.75</text:p>
          </table:table-cell>
          <table:table-cell office:value-type="float" office:value="2553.19" calcext:value-type="float">
            <text:p>2553.19</text:p>
          </table:table-cell>
        </table:table-row>
        <table:table-row table:style-name="ro1">
          <table:table-cell office:value-type="float" office:value="30031276" calcext:value-type="float">
            <text:p>30031276</text:p>
          </table:table-cell>
          <table:table-cell table:formula="of:=[.A1879]/1000/(60*60*24)" office:value-type="time" office:time-value="PT08H20M31.276S" calcext:value-type="time">
            <text:p>08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53.79" calcext:value-type="float">
            <text:p>2053.79</text:p>
          </table:table-cell>
          <table:table-cell office:value-type="float" office:value="2554.43" calcext:value-type="float">
            <text:p>2554.43</text:p>
          </table:table-cell>
        </table:table-row>
        <table:table-row table:style-name="ro1">
          <table:table-cell office:value-type="float" office:value="30047276" calcext:value-type="float">
            <text:p>30047276</text:p>
          </table:table-cell>
          <table:table-cell table:formula="of:=[.A1880]/1000/(60*60*24)" office:value-type="time" office:time-value="PT08H20M47.276S" calcext:value-type="time">
            <text:p>08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54.83" calcext:value-type="float">
            <text:p>2054.83</text:p>
          </table:table-cell>
          <table:table-cell office:value-type="float" office:value="2555.66" calcext:value-type="float">
            <text:p>2555.66</text:p>
          </table:table-cell>
        </table:table-row>
        <table:table-row table:style-name="ro1">
          <table:table-cell office:value-type="float" office:value="30063276" calcext:value-type="float">
            <text:p>30063276</text:p>
          </table:table-cell>
          <table:table-cell table:formula="of:=[.A1881]/1000/(60*60*24)" office:value-type="time" office:time-value="PT08H21M03.276S" calcext:value-type="time">
            <text:p>08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55.88" calcext:value-type="float">
            <text:p>2055.88</text:p>
          </table:table-cell>
          <table:table-cell office:value-type="float" office:value="2556.9" calcext:value-type="float">
            <text:p>2556.9</text:p>
          </table:table-cell>
        </table:table-row>
        <table:table-row table:style-name="ro1">
          <table:table-cell office:value-type="float" office:value="30079276" calcext:value-type="float">
            <text:p>30079276</text:p>
          </table:table-cell>
          <table:table-cell table:formula="of:=[.A1882]/1000/(60*60*24)" office:value-type="time" office:time-value="PT08H21M19.276S" calcext:value-type="time">
            <text:p>08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56.92" calcext:value-type="float">
            <text:p>2056.92</text:p>
          </table:table-cell>
          <table:table-cell office:value-type="float" office:value="2558.13" calcext:value-type="float">
            <text:p>2558.13</text:p>
          </table:table-cell>
        </table:table-row>
        <table:table-row table:style-name="ro1">
          <table:table-cell office:value-type="float" office:value="30095276" calcext:value-type="float">
            <text:p>30095276</text:p>
          </table:table-cell>
          <table:table-cell table:formula="of:=[.A1883]/1000/(60*60*24)" office:value-type="time" office:time-value="PT08H21M35.276S" calcext:value-type="time">
            <text:p>08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57.96" calcext:value-type="float">
            <text:p>2057.96</text:p>
          </table:table-cell>
          <table:table-cell office:value-type="float" office:value="2559.37" calcext:value-type="float">
            <text:p>2559.37</text:p>
          </table:table-cell>
        </table:table-row>
        <table:table-row table:style-name="ro1">
          <table:table-cell office:value-type="float" office:value="30111276" calcext:value-type="float">
            <text:p>30111276</text:p>
          </table:table-cell>
          <table:table-cell table:formula="of:=[.A1884]/1000/(60*60*24)" office:value-type="time" office:time-value="PT08H21M51.276S" calcext:value-type="time">
            <text:p>08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59" calcext:value-type="float">
            <text:p>2059</text:p>
          </table:table-cell>
          <table:table-cell office:value-type="float" office:value="2560.6" calcext:value-type="float">
            <text:p>2560.6</text:p>
          </table:table-cell>
        </table:table-row>
        <table:table-row table:style-name="ro1">
          <table:table-cell office:value-type="float" office:value="30127276" calcext:value-type="float">
            <text:p>30127276</text:p>
          </table:table-cell>
          <table:table-cell table:formula="of:=[.A1885]/1000/(60*60*24)" office:value-type="time" office:time-value="PT08H22M07.276S" calcext:value-type="time">
            <text:p>08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60.05" calcext:value-type="float">
            <text:p>2060.05</text:p>
          </table:table-cell>
          <table:table-cell office:value-type="float" office:value="2561.83" calcext:value-type="float">
            <text:p>2561.83</text:p>
          </table:table-cell>
        </table:table-row>
        <table:table-row table:style-name="ro1">
          <table:table-cell office:value-type="float" office:value="30143276" calcext:value-type="float">
            <text:p>30143276</text:p>
          </table:table-cell>
          <table:table-cell table:formula="of:=[.A1886]/1000/(60*60*24)" office:value-type="time" office:time-value="PT08H22M23.276S" calcext:value-type="time">
            <text:p>08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61.09" calcext:value-type="float">
            <text:p>2061.09</text:p>
          </table:table-cell>
          <table:table-cell office:value-type="float" office:value="2563.07" calcext:value-type="float">
            <text:p>2563.07</text:p>
          </table:table-cell>
        </table:table-row>
        <table:table-row table:style-name="ro1">
          <table:table-cell office:value-type="float" office:value="30159276" calcext:value-type="float">
            <text:p>30159276</text:p>
          </table:table-cell>
          <table:table-cell table:formula="of:=[.A1887]/1000/(60*60*24)" office:value-type="time" office:time-value="PT08H22M39.276S" calcext:value-type="time">
            <text:p>08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62.13" calcext:value-type="float">
            <text:p>2062.13</text:p>
          </table:table-cell>
          <table:table-cell office:value-type="float" office:value="2564.3" calcext:value-type="float">
            <text:p>2564.3</text:p>
          </table:table-cell>
        </table:table-row>
        <table:table-row table:style-name="ro1">
          <table:table-cell office:value-type="float" office:value="30175276" calcext:value-type="float">
            <text:p>30175276</text:p>
          </table:table-cell>
          <table:table-cell table:formula="of:=[.A1888]/1000/(60*60*24)" office:value-type="time" office:time-value="PT08H22M55.276S" calcext:value-type="time">
            <text:p>08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63.18" calcext:value-type="float">
            <text:p>2063.18</text:p>
          </table:table-cell>
          <table:table-cell office:value-type="float" office:value="2565.53" calcext:value-type="float">
            <text:p>2565.53</text:p>
          </table:table-cell>
        </table:table-row>
        <table:table-row table:style-name="ro1">
          <table:table-cell office:value-type="float" office:value="30191276" calcext:value-type="float">
            <text:p>30191276</text:p>
          </table:table-cell>
          <table:table-cell table:formula="of:=[.A1889]/1000/(60*60*24)" office:value-type="time" office:time-value="PT08H23M11.276S" calcext:value-type="time">
            <text:p>08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64.22" calcext:value-type="float">
            <text:p>2064.22</text:p>
          </table:table-cell>
          <table:table-cell office:value-type="float" office:value="2566.77" calcext:value-type="float">
            <text:p>2566.77</text:p>
          </table:table-cell>
        </table:table-row>
        <table:table-row table:style-name="ro1">
          <table:table-cell office:value-type="float" office:value="30207276" calcext:value-type="float">
            <text:p>30207276</text:p>
          </table:table-cell>
          <table:table-cell table:formula="of:=[.A1890]/1000/(60*60*24)" office:value-type="time" office:time-value="PT08H23M27.276S" calcext:value-type="time">
            <text:p>08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65.26" calcext:value-type="float">
            <text:p>2065.26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0223276" calcext:value-type="float">
            <text:p>30223276</text:p>
          </table:table-cell>
          <table:table-cell table:formula="of:=[.A1891]/1000/(60*60*24)" office:value-type="time" office:time-value="PT08H23M43.276S" calcext:value-type="time">
            <text:p>08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2066.3" calcext:value-type="float">
            <text:p>2066.3</text:p>
          </table:table-cell>
          <table:table-cell office:value-type="float" office:value="2569.24" calcext:value-type="float">
            <text:p>2569.24</text:p>
          </table:table-cell>
        </table:table-row>
        <table:table-row table:style-name="ro1">
          <table:table-cell office:value-type="float" office:value="30239276" calcext:value-type="float">
            <text:p>30239276</text:p>
          </table:table-cell>
          <table:table-cell table:formula="of:=[.A1892]/1000/(60*60*24)" office:value-type="time" office:time-value="PT08H23M59.276S" calcext:value-type="time">
            <text:p>08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67.35" calcext:value-type="float">
            <text:p>2067.35</text:p>
          </table:table-cell>
          <table:table-cell office:value-type="float" office:value="2570.47" calcext:value-type="float">
            <text:p>2570.47</text:p>
          </table:table-cell>
        </table:table-row>
        <table:table-row table:style-name="ro1">
          <table:table-cell office:value-type="float" office:value="30255276" calcext:value-type="float">
            <text:p>30255276</text:p>
          </table:table-cell>
          <table:table-cell table:formula="of:=[.A1893]/1000/(60*60*24)" office:value-type="time" office:time-value="PT08H24M15.276S" calcext:value-type="time">
            <text:p>08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2068.39" calcext:value-type="float">
            <text:p>2068.39</text:p>
          </table:table-cell>
          <table:table-cell office:value-type="float" office:value="2571.7" calcext:value-type="float">
            <text:p>2571.7</text:p>
          </table:table-cell>
        </table:table-row>
        <table:table-row table:style-name="ro1">
          <table:table-cell office:value-type="float" office:value="30271276" calcext:value-type="float">
            <text:p>30271276</text:p>
          </table:table-cell>
          <table:table-cell table:formula="of:=[.A1894]/1000/(60*60*24)" office:value-type="time" office:time-value="PT08H24M31.276S" calcext:value-type="time">
            <text:p>08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69.43" calcext:value-type="float">
            <text:p>2069.43</text:p>
          </table:table-cell>
          <table:table-cell office:value-type="float" office:value="2572.93" calcext:value-type="float">
            <text:p>2572.93</text:p>
          </table:table-cell>
        </table:table-row>
        <table:table-row table:style-name="ro1">
          <table:table-cell office:value-type="float" office:value="30287276" calcext:value-type="float">
            <text:p>30287276</text:p>
          </table:table-cell>
          <table:table-cell table:formula="of:=[.A1895]/1000/(60*60*24)" office:value-type="time" office:time-value="PT08H24M47.276S" calcext:value-type="time">
            <text:p>08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70.47" calcext:value-type="float">
            <text:p>2070.47</text:p>
          </table:table-cell>
          <table:table-cell office:value-type="float" office:value="2574.16" calcext:value-type="float">
            <text:p>2574.16</text:p>
          </table:table-cell>
        </table:table-row>
        <table:table-row table:style-name="ro1">
          <table:table-cell office:value-type="float" office:value="30303276" calcext:value-type="float">
            <text:p>30303276</text:p>
          </table:table-cell>
          <table:table-cell table:formula="of:=[.A1896]/1000/(60*60*24)" office:value-type="time" office:time-value="PT08H25M03.276S" calcext:value-type="time">
            <text:p>08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71.52" calcext:value-type="float">
            <text:p>2071.52</text:p>
          </table:table-cell>
          <table:table-cell office:value-type="float" office:value="2575.39" calcext:value-type="float">
            <text:p>2575.39</text:p>
          </table:table-cell>
        </table:table-row>
        <table:table-row table:style-name="ro1">
          <table:table-cell office:value-type="float" office:value="30319276" calcext:value-type="float">
            <text:p>30319276</text:p>
          </table:table-cell>
          <table:table-cell table:formula="of:=[.A1897]/1000/(60*60*24)" office:value-type="time" office:time-value="PT08H25M19.276S" calcext:value-type="time">
            <text:p>08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2072.56" calcext:value-type="float">
            <text:p>2072.56</text:p>
          </table:table-cell>
          <table:table-cell office:value-type="float" office:value="2576.62" calcext:value-type="float">
            <text:p>2576.62</text:p>
          </table:table-cell>
        </table:table-row>
        <table:table-row table:style-name="ro1">
          <table:table-cell office:value-type="float" office:value="30335276" calcext:value-type="float">
            <text:p>30335276</text:p>
          </table:table-cell>
          <table:table-cell table:formula="of:=[.A1898]/1000/(60*60*24)" office:value-type="time" office:time-value="PT08H25M35.276S" calcext:value-type="time">
            <text:p>08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2073.6" calcext:value-type="float">
            <text:p>2073.6</text:p>
          </table:table-cell>
          <table:table-cell office:value-type="float" office:value="2577.85" calcext:value-type="float">
            <text:p>2577.85</text:p>
          </table:table-cell>
        </table:table-row>
        <table:table-row table:style-name="ro1">
          <table:table-cell office:value-type="float" office:value="30351276" calcext:value-type="float">
            <text:p>30351276</text:p>
          </table:table-cell>
          <table:table-cell table:formula="of:=[.A1899]/1000/(60*60*24)" office:value-type="time" office:time-value="PT08H25M51.276S" calcext:value-type="time">
            <text:p>08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74.64" calcext:value-type="float">
            <text:p>2074.64</text:p>
          </table:table-cell>
          <table:table-cell office:value-type="float" office:value="2579.08" calcext:value-type="float">
            <text:p>2579.08</text:p>
          </table:table-cell>
        </table:table-row>
        <table:table-row table:style-name="ro1">
          <table:table-cell office:value-type="float" office:value="30367276" calcext:value-type="float">
            <text:p>30367276</text:p>
          </table:table-cell>
          <table:table-cell table:formula="of:=[.A1900]/1000/(60*60*24)" office:value-type="time" office:time-value="PT08H26M07.276S" calcext:value-type="time">
            <text:p>08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75.68" calcext:value-type="float">
            <text:p>2075.68</text:p>
          </table:table-cell>
          <table:table-cell office:value-type="float" office:value="2580.31" calcext:value-type="float">
            <text:p>2580.31</text:p>
          </table:table-cell>
        </table:table-row>
        <table:table-row table:style-name="ro1">
          <table:table-cell office:value-type="float" office:value="30383276" calcext:value-type="float">
            <text:p>30383276</text:p>
          </table:table-cell>
          <table:table-cell table:formula="of:=[.A1901]/1000/(60*60*24)" office:value-type="time" office:time-value="PT08H26M23.276S" calcext:value-type="time">
            <text:p>08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76.72" calcext:value-type="float">
            <text:p>2076.72</text:p>
          </table:table-cell>
          <table:table-cell office:value-type="float" office:value="2581.53" calcext:value-type="float">
            <text:p>2581.53</text:p>
          </table:table-cell>
        </table:table-row>
        <table:table-row table:style-name="ro1">
          <table:table-cell office:value-type="float" office:value="30399276" calcext:value-type="float">
            <text:p>30399276</text:p>
          </table:table-cell>
          <table:table-cell table:formula="of:=[.A1902]/1000/(60*60*24)" office:value-type="time" office:time-value="PT08H26M39.276S" calcext:value-type="time">
            <text:p>08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77.76" calcext:value-type="float">
            <text:p>2077.76</text:p>
          </table:table-cell>
          <table:table-cell office:value-type="float" office:value="2582.76" calcext:value-type="float">
            <text:p>2582.76</text:p>
          </table:table-cell>
        </table:table-row>
        <table:table-row table:style-name="ro1">
          <table:table-cell office:value-type="float" office:value="30415276" calcext:value-type="float">
            <text:p>30415276</text:p>
          </table:table-cell>
          <table:table-cell table:formula="of:=[.A1903]/1000/(60*60*24)" office:value-type="time" office:time-value="PT08H26M55.276S" calcext:value-type="time">
            <text:p>08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78.8" calcext:value-type="float">
            <text:p>2078.8</text:p>
          </table:table-cell>
          <table:table-cell office:value-type="float" office:value="2583.99" calcext:value-type="float">
            <text:p>2583.99</text:p>
          </table:table-cell>
        </table:table-row>
        <table:table-row table:style-name="ro1">
          <table:table-cell office:value-type="float" office:value="30431276" calcext:value-type="float">
            <text:p>30431276</text:p>
          </table:table-cell>
          <table:table-cell table:formula="of:=[.A1904]/1000/(60*60*24)" office:value-type="time" office:time-value="PT08H27M11.276S" calcext:value-type="time">
            <text:p>08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79.84" calcext:value-type="float">
            <text:p>2079.84</text:p>
          </table:table-cell>
          <table:table-cell office:value-type="float" office:value="2585.22" calcext:value-type="float">
            <text:p>2585.22</text:p>
          </table:table-cell>
        </table:table-row>
        <table:table-row table:style-name="ro1">
          <table:table-cell office:value-type="float" office:value="30447276" calcext:value-type="float">
            <text:p>30447276</text:p>
          </table:table-cell>
          <table:table-cell table:formula="of:=[.A1905]/1000/(60*60*24)" office:value-type="time" office:time-value="PT08H27M27.276S" calcext:value-type="time">
            <text:p>08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80.88" calcext:value-type="float">
            <text:p>2080.88</text:p>
          </table:table-cell>
          <table:table-cell office:value-type="float" office:value="2586.44" calcext:value-type="float">
            <text:p>2586.44</text:p>
          </table:table-cell>
        </table:table-row>
        <table:table-row table:style-name="ro1">
          <table:table-cell office:value-type="float" office:value="30463276" calcext:value-type="float">
            <text:p>30463276</text:p>
          </table:table-cell>
          <table:table-cell table:formula="of:=[.A1906]/1000/(60*60*24)" office:value-type="time" office:time-value="PT08H27M43.276S" calcext:value-type="time">
            <text:p>08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81.92" calcext:value-type="float">
            <text:p>2081.92</text:p>
          </table:table-cell>
          <table:table-cell office:value-type="float" office:value="2587.67" calcext:value-type="float">
            <text:p>2587.67</text:p>
          </table:table-cell>
        </table:table-row>
        <table:table-row table:style-name="ro1">
          <table:table-cell office:value-type="float" office:value="30479276" calcext:value-type="float">
            <text:p>30479276</text:p>
          </table:table-cell>
          <table:table-cell table:formula="of:=[.A1907]/1000/(60*60*24)" office:value-type="time" office:time-value="PT08H27M59.276S" calcext:value-type="time">
            <text:p>08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82.96" calcext:value-type="float">
            <text:p>2082.96</text:p>
          </table:table-cell>
          <table:table-cell office:value-type="float" office:value="2588.9" calcext:value-type="float">
            <text:p>2588.9</text:p>
          </table:table-cell>
        </table:table-row>
        <table:table-row table:style-name="ro1">
          <table:table-cell office:value-type="float" office:value="30495276" calcext:value-type="float">
            <text:p>30495276</text:p>
          </table:table-cell>
          <table:table-cell table:formula="of:=[.A1908]/1000/(60*60*24)" office:value-type="time" office:time-value="PT08H28M15.276S" calcext:value-type="time">
            <text:p>08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84" calcext:value-type="float">
            <text:p>2084</text:p>
          </table:table-cell>
          <table:table-cell office:value-type="float" office:value="2590.12" calcext:value-type="float">
            <text:p>2590.12</text:p>
          </table:table-cell>
        </table:table-row>
        <table:table-row table:style-name="ro1">
          <table:table-cell office:value-type="float" office:value="30511276" calcext:value-type="float">
            <text:p>30511276</text:p>
          </table:table-cell>
          <table:table-cell table:formula="of:=[.A1909]/1000/(60*60*24)" office:value-type="time" office:time-value="PT08H28M31.276S" calcext:value-type="time">
            <text:p>08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85.04" calcext:value-type="float">
            <text:p>2085.04</text:p>
          </table:table-cell>
          <table:table-cell office:value-type="float" office:value="2591.35" calcext:value-type="float">
            <text:p>2591.35</text:p>
          </table:table-cell>
        </table:table-row>
        <table:table-row table:style-name="ro1">
          <table:table-cell office:value-type="float" office:value="30527276" calcext:value-type="float">
            <text:p>30527276</text:p>
          </table:table-cell>
          <table:table-cell table:formula="of:=[.A1910]/1000/(60*60*24)" office:value-type="time" office:time-value="PT08H28M47.276S" calcext:value-type="time">
            <text:p>08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2086.08" calcext:value-type="float">
            <text:p>2086.08</text:p>
          </table:table-cell>
          <table:table-cell office:value-type="float" office:value="2592.57" calcext:value-type="float">
            <text:p>2592.57</text:p>
          </table:table-cell>
        </table:table-row>
        <table:table-row table:style-name="ro1">
          <table:table-cell office:value-type="float" office:value="30543276" calcext:value-type="float">
            <text:p>30543276</text:p>
          </table:table-cell>
          <table:table-cell table:formula="of:=[.A1911]/1000/(60*60*24)" office:value-type="time" office:time-value="PT08H29M03.276S" calcext:value-type="time">
            <text:p>08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2087.12" calcext:value-type="float">
            <text:p>2087.12</text:p>
          </table:table-cell>
          <table:table-cell office:value-type="float" office:value="2593.8" calcext:value-type="float">
            <text:p>2593.8</text:p>
          </table:table-cell>
        </table:table-row>
        <table:table-row table:style-name="ro1">
          <table:table-cell office:value-type="float" office:value="30559276" calcext:value-type="float">
            <text:p>30559276</text:p>
          </table:table-cell>
          <table:table-cell table:formula="of:=[.A1912]/1000/(60*60*24)" office:value-type="time" office:time-value="PT08H29M19.276S" calcext:value-type="time">
            <text:p>08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2088.16" calcext:value-type="float">
            <text:p>2088.16</text:p>
          </table:table-cell>
          <table:table-cell office:value-type="float" office:value="2595.03" calcext:value-type="float">
            <text:p>2595.03</text:p>
          </table:table-cell>
        </table:table-row>
        <table:table-row table:style-name="ro1">
          <table:table-cell office:value-type="float" office:value="30575276" calcext:value-type="float">
            <text:p>30575276</text:p>
          </table:table-cell>
          <table:table-cell table:formula="of:=[.A1913]/1000/(60*60*24)" office:value-type="time" office:time-value="PT08H29M35.276S" calcext:value-type="time">
            <text:p>08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89.2" calcext:value-type="float">
            <text:p>2089.2</text:p>
          </table:table-cell>
          <table:table-cell office:value-type="float" office:value="2596.25" calcext:value-type="float">
            <text:p>2596.25</text:p>
          </table:table-cell>
        </table:table-row>
        <table:table-row table:style-name="ro1">
          <table:table-cell office:value-type="float" office:value="30591276" calcext:value-type="float">
            <text:p>30591276</text:p>
          </table:table-cell>
          <table:table-cell table:formula="of:=[.A1914]/1000/(60*60*24)" office:value-type="time" office:time-value="PT08H29M51.276S" calcext:value-type="time">
            <text:p>08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90.24" calcext:value-type="float">
            <text:p>2090.24</text:p>
          </table:table-cell>
          <table:table-cell office:value-type="float" office:value="2597.48" calcext:value-type="float">
            <text:p>2597.48</text:p>
          </table:table-cell>
        </table:table-row>
        <table:table-row table:style-name="ro1">
          <table:table-cell office:value-type="float" office:value="30607276" calcext:value-type="float">
            <text:p>30607276</text:p>
          </table:table-cell>
          <table:table-cell table:formula="of:=[.A1915]/1000/(60*60*24)" office:value-type="time" office:time-value="PT08H30M07.276S" calcext:value-type="time">
            <text:p>08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91.27" calcext:value-type="float">
            <text:p>2091.27</text:p>
          </table:table-cell>
          <table:table-cell office:value-type="float" office:value="2598.71" calcext:value-type="float">
            <text:p>2598.71</text:p>
          </table:table-cell>
        </table:table-row>
        <table:table-row table:style-name="ro1">
          <table:table-cell office:value-type="float" office:value="30623276" calcext:value-type="float">
            <text:p>30623276</text:p>
          </table:table-cell>
          <table:table-cell table:formula="of:=[.A1916]/1000/(60*60*24)" office:value-type="time" office:time-value="PT08H30M23.276S" calcext:value-type="time">
            <text:p>08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92.31" calcext:value-type="float">
            <text:p>2092.31</text:p>
          </table:table-cell>
          <table:table-cell office:value-type="float" office:value="2599.93" calcext:value-type="float">
            <text:p>2599.93</text:p>
          </table:table-cell>
        </table:table-row>
        <table:table-row table:style-name="ro1">
          <table:table-cell office:value-type="float" office:value="30639276" calcext:value-type="float">
            <text:p>30639276</text:p>
          </table:table-cell>
          <table:table-cell table:formula="of:=[.A1917]/1000/(60*60*24)" office:value-type="time" office:time-value="PT08H30M39.276S" calcext:value-type="time">
            <text:p>08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93.35" calcext:value-type="float">
            <text:p>2093.35</text:p>
          </table:table-cell>
          <table:table-cell office:value-type="float" office:value="2601.16" calcext:value-type="float">
            <text:p>2601.16</text:p>
          </table:table-cell>
        </table:table-row>
        <table:table-row table:style-name="ro1">
          <table:table-cell office:value-type="float" office:value="30655276" calcext:value-type="float">
            <text:p>30655276</text:p>
          </table:table-cell>
          <table:table-cell table:formula="of:=[.A1918]/1000/(60*60*24)" office:value-type="time" office:time-value="PT08H30M55.276S" calcext:value-type="time">
            <text:p>08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094.39" calcext:value-type="float">
            <text:p>2094.39</text:p>
          </table:table-cell>
          <table:table-cell office:value-type="float" office:value="2602.38" calcext:value-type="float">
            <text:p>2602.38</text:p>
          </table:table-cell>
        </table:table-row>
        <table:table-row table:style-name="ro1">
          <table:table-cell office:value-type="float" office:value="30671276" calcext:value-type="float">
            <text:p>30671276</text:p>
          </table:table-cell>
          <table:table-cell table:formula="of:=[.A1919]/1000/(60*60*24)" office:value-type="time" office:time-value="PT08H31M11.276S" calcext:value-type="time">
            <text:p>08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095.43" calcext:value-type="float">
            <text:p>2095.43</text:p>
          </table:table-cell>
          <table:table-cell office:value-type="float" office:value="2603.61" calcext:value-type="float">
            <text:p>2603.61</text:p>
          </table:table-cell>
        </table:table-row>
        <table:table-row table:style-name="ro1">
          <table:table-cell office:value-type="float" office:value="30687276" calcext:value-type="float">
            <text:p>30687276</text:p>
          </table:table-cell>
          <table:table-cell table:formula="of:=[.A1920]/1000/(60*60*24)" office:value-type="time" office:time-value="PT08H31M27.276S" calcext:value-type="time">
            <text:p>08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2096.47" calcext:value-type="float">
            <text:p>2096.47</text:p>
          </table:table-cell>
          <table:table-cell office:value-type="float" office:value="2604.83" calcext:value-type="float">
            <text:p>2604.83</text:p>
          </table:table-cell>
        </table:table-row>
        <table:table-row table:style-name="ro1">
          <table:table-cell office:value-type="float" office:value="30703276" calcext:value-type="float">
            <text:p>30703276</text:p>
          </table:table-cell>
          <table:table-cell table:formula="of:=[.A1921]/1000/(60*60*24)" office:value-type="time" office:time-value="PT08H31M43.276S" calcext:value-type="time">
            <text:p>08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2097.51" calcext:value-type="float">
            <text:p>2097.51</text:p>
          </table:table-cell>
          <table:table-cell office:value-type="float" office:value="2606.05" calcext:value-type="float">
            <text:p>2606.05</text:p>
          </table:table-cell>
        </table:table-row>
        <table:table-row table:style-name="ro1">
          <table:table-cell office:value-type="float" office:value="30719276" calcext:value-type="float">
            <text:p>30719276</text:p>
          </table:table-cell>
          <table:table-cell table:formula="of:=[.A1922]/1000/(60*60*24)" office:value-type="time" office:time-value="PT08H31M59.276S" calcext:value-type="time">
            <text:p>08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2098.55" calcext:value-type="float">
            <text:p>2098.55</text:p>
          </table:table-cell>
          <table:table-cell office:value-type="float" office:value="2607.28" calcext:value-type="float">
            <text:p>2607.28</text:p>
          </table:table-cell>
        </table:table-row>
        <table:table-row table:style-name="ro1">
          <table:table-cell office:value-type="float" office:value="30735276" calcext:value-type="float">
            <text:p>30735276</text:p>
          </table:table-cell>
          <table:table-cell table:formula="of:=[.A1923]/1000/(60*60*24)" office:value-type="time" office:time-value="PT08H32M15.276S" calcext:value-type="time">
            <text:p>08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2099.59" calcext:value-type="float">
            <text:p>2099.59</text:p>
          </table:table-cell>
          <table:table-cell office:value-type="float" office:value="2608.5" calcext:value-type="float">
            <text:p>2608.5</text:p>
          </table:table-cell>
        </table:table-row>
        <table:table-row table:style-name="ro1">
          <table:table-cell office:value-type="float" office:value="30751276" calcext:value-type="float">
            <text:p>30751276</text:p>
          </table:table-cell>
          <table:table-cell table:formula="of:=[.A1924]/1000/(60*60*24)" office:value-type="time" office:time-value="PT08H32M31.276S" calcext:value-type="time">
            <text:p>08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2100.63" calcext:value-type="float">
            <text:p>2100.63</text:p>
          </table:table-cell>
          <table:table-cell office:value-type="float" office:value="2609.72" calcext:value-type="float">
            <text:p>2609.72</text:p>
          </table:table-cell>
        </table:table-row>
        <table:table-row table:style-name="ro1">
          <table:table-cell office:value-type="float" office:value="30767276" calcext:value-type="float">
            <text:p>30767276</text:p>
          </table:table-cell>
          <table:table-cell table:formula="of:=[.A1925]/1000/(60*60*24)" office:value-type="time" office:time-value="PT08H32M47.276S" calcext:value-type="time">
            <text:p>08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2101.66" calcext:value-type="float">
            <text:p>2101.66</text:p>
          </table:table-cell>
          <table:table-cell office:value-type="float" office:value="2610.94" calcext:value-type="float">
            <text:p>2610.94</text:p>
          </table:table-cell>
        </table:table-row>
        <table:table-row table:style-name="ro1">
          <table:table-cell office:value-type="float" office:value="30783276" calcext:value-type="float">
            <text:p>30783276</text:p>
          </table:table-cell>
          <table:table-cell table:formula="of:=[.A1926]/1000/(60*60*24)" office:value-type="time" office:time-value="PT08H33M03.276S" calcext:value-type="time">
            <text:p>08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2102.7" calcext:value-type="float">
            <text:p>2102.7</text:p>
          </table:table-cell>
          <table:table-cell office:value-type="float" office:value="2612.16" calcext:value-type="float">
            <text:p>2612.16</text:p>
          </table:table-cell>
        </table:table-row>
        <table:table-row table:style-name="ro1">
          <table:table-cell office:value-type="float" office:value="30799276" calcext:value-type="float">
            <text:p>30799276</text:p>
          </table:table-cell>
          <table:table-cell table:formula="of:=[.A1927]/1000/(60*60*24)" office:value-type="time" office:time-value="PT08H33M19.276S" calcext:value-type="time">
            <text:p>08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103.74" calcext:value-type="float">
            <text:p>2103.74</text:p>
          </table:table-cell>
          <table:table-cell office:value-type="float" office:value="2613.38" calcext:value-type="float">
            <text:p>2613.38</text:p>
          </table:table-cell>
        </table:table-row>
        <table:table-row table:style-name="ro1">
          <table:table-cell office:value-type="float" office:value="30815276" calcext:value-type="float">
            <text:p>30815276</text:p>
          </table:table-cell>
          <table:table-cell table:formula="of:=[.A1928]/1000/(60*60*24)" office:value-type="time" office:time-value="PT08H33M35.276S" calcext:value-type="time">
            <text:p>08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2614.6" calcext:value-type="float">
            <text:p>2614.6</text:p>
          </table:table-cell>
        </table:table-row>
        <table:table-row table:style-name="ro1">
          <table:table-cell office:value-type="float" office:value="30831276" calcext:value-type="float">
            <text:p>30831276</text:p>
          </table:table-cell>
          <table:table-cell table:formula="of:=[.A1929]/1000/(60*60*24)" office:value-type="time" office:time-value="PT08H33M51.276S" calcext:value-type="time">
            <text:p>08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105.82" calcext:value-type="float">
            <text:p>2105.82</text:p>
          </table:table-cell>
          <table:table-cell office:value-type="float" office:value="2615.82" calcext:value-type="float">
            <text:p>2615.82</text:p>
          </table:table-cell>
        </table:table-row>
        <table:table-row table:style-name="ro1">
          <table:table-cell office:value-type="float" office:value="30847276" calcext:value-type="float">
            <text:p>30847276</text:p>
          </table:table-cell>
          <table:table-cell table:formula="of:=[.A1930]/1000/(60*60*24)" office:value-type="time" office:time-value="PT08H34M07.276S" calcext:value-type="time">
            <text:p>08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106.86" calcext:value-type="float">
            <text:p>2106.86</text:p>
          </table:table-cell>
          <table:table-cell office:value-type="float" office:value="2617.03" calcext:value-type="float">
            <text:p>2617.03</text:p>
          </table:table-cell>
        </table:table-row>
        <table:table-row table:style-name="ro1">
          <table:table-cell office:value-type="float" office:value="30863276" calcext:value-type="float">
            <text:p>30863276</text:p>
          </table:table-cell>
          <table:table-cell table:formula="of:=[.A1931]/1000/(60*60*24)" office:value-type="time" office:time-value="PT08H34M23.276S" calcext:value-type="time">
            <text:p>08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107.89" calcext:value-type="float">
            <text:p>2107.89</text:p>
          </table:table-cell>
          <table:table-cell office:value-type="float" office:value="2618.25" calcext:value-type="float">
            <text:p>2618.25</text:p>
          </table:table-cell>
        </table:table-row>
        <table:table-row table:style-name="ro1">
          <table:table-cell office:value-type="float" office:value="30879276" calcext:value-type="float">
            <text:p>30879276</text:p>
          </table:table-cell>
          <table:table-cell table:formula="of:=[.A1932]/1000/(60*60*24)" office:value-type="time" office:time-value="PT08H34M39.276S" calcext:value-type="time">
            <text:p>08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108.93" calcext:value-type="float">
            <text:p>2108.93</text:p>
          </table:table-cell>
          <table:table-cell office:value-type="float" office:value="2619.47" calcext:value-type="float">
            <text:p>2619.47</text:p>
          </table:table-cell>
        </table:table-row>
        <table:table-row table:style-name="ro1">
          <table:table-cell office:value-type="float" office:value="30895276" calcext:value-type="float">
            <text:p>30895276</text:p>
          </table:table-cell>
          <table:table-cell table:formula="of:=[.A1933]/1000/(60*60*24)" office:value-type="time" office:time-value="PT08H34M55.276S" calcext:value-type="time">
            <text:p>08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109.96" calcext:value-type="float">
            <text:p>2109.96</text:p>
          </table:table-cell>
          <table:table-cell office:value-type="float" office:value="2620.69" calcext:value-type="float">
            <text:p>2620.69</text:p>
          </table:table-cell>
        </table:table-row>
        <table:table-row table:style-name="ro1">
          <table:table-cell office:value-type="float" office:value="30911276" calcext:value-type="float">
            <text:p>30911276</text:p>
          </table:table-cell>
          <table:table-cell table:formula="of:=[.A1934]/1000/(60*60*24)" office:value-type="time" office:time-value="PT08H35M11.276S" calcext:value-type="time">
            <text:p>08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111" calcext:value-type="float">
            <text:p>2111</text:p>
          </table:table-cell>
          <table:table-cell office:value-type="float" office:value="2621.91" calcext:value-type="float">
            <text:p>2621.91</text:p>
          </table:table-cell>
        </table:table-row>
        <table:table-row table:style-name="ro1">
          <table:table-cell office:value-type="float" office:value="30927276" calcext:value-type="float">
            <text:p>30927276</text:p>
          </table:table-cell>
          <table:table-cell table:formula="of:=[.A1935]/1000/(60*60*24)" office:value-type="time" office:time-value="PT08H35M27.276S" calcext:value-type="time">
            <text:p>08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112.03" calcext:value-type="float">
            <text:p>2112.03</text:p>
          </table:table-cell>
          <table:table-cell office:value-type="float" office:value="2623.13" calcext:value-type="float">
            <text:p>2623.13</text:p>
          </table:table-cell>
        </table:table-row>
        <table:table-row table:style-name="ro1">
          <table:table-cell office:value-type="float" office:value="30943276" calcext:value-type="float">
            <text:p>30943276</text:p>
          </table:table-cell>
          <table:table-cell table:formula="of:=[.A1936]/1000/(60*60*24)" office:value-type="time" office:time-value="PT08H35M43.276S" calcext:value-type="time">
            <text:p>08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113.07" calcext:value-type="float">
            <text:p>2113.07</text:p>
          </table:table-cell>
          <table:table-cell office:value-type="float" office:value="2624.35" calcext:value-type="float">
            <text:p>2624.35</text:p>
          </table:table-cell>
        </table:table-row>
        <table:table-row table:style-name="ro1">
          <table:table-cell office:value-type="float" office:value="30959276" calcext:value-type="float">
            <text:p>30959276</text:p>
          </table:table-cell>
          <table:table-cell table:formula="of:=[.A1937]/1000/(60*60*24)" office:value-type="time" office:time-value="PT08H35M59.276S" calcext:value-type="time">
            <text:p>08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114.1" calcext:value-type="float">
            <text:p>2114.1</text:p>
          </table:table-cell>
          <table:table-cell office:value-type="float" office:value="2625.57" calcext:value-type="float">
            <text:p>2625.57</text:p>
          </table:table-cell>
        </table:table-row>
        <table:table-row table:style-name="ro1">
          <table:table-cell office:value-type="float" office:value="30975275" calcext:value-type="float">
            <text:p>30975275</text:p>
          </table:table-cell>
          <table:table-cell table:formula="of:=[.A1938]/1000/(60*60*24)" office:value-type="time" office:time-value="PT08H36M15.275S" calcext:value-type="time">
            <text:p>08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115.14" calcext:value-type="float">
            <text:p>2115.14</text:p>
          </table:table-cell>
          <table:table-cell office:value-type="float" office:value="2626.78" calcext:value-type="float">
            <text:p>2626.78</text:p>
          </table:table-cell>
        </table:table-row>
        <table:table-row table:style-name="ro1">
          <table:table-cell office:value-type="float" office:value="30991276" calcext:value-type="float">
            <text:p>30991276</text:p>
          </table:table-cell>
          <table:table-cell table:formula="of:=[.A1939]/1000/(60*60*24)" office:value-type="time" office:time-value="PT08H36M31.276S" calcext:value-type="time">
            <text:p>08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116.17" calcext:value-type="float">
            <text:p>2116.17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31007276" calcext:value-type="float">
            <text:p>31007276</text:p>
          </table:table-cell>
          <table:table-cell table:formula="of:=[.A1940]/1000/(60*60*24)" office:value-type="time" office:time-value="PT08H36M47.276S" calcext:value-type="time">
            <text:p>08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2629.22" calcext:value-type="float">
            <text:p>2629.22</text:p>
          </table:table-cell>
        </table:table-row>
        <table:table-row table:style-name="ro1">
          <table:table-cell office:value-type="float" office:value="31023276" calcext:value-type="float">
            <text:p>31023276</text:p>
          </table:table-cell>
          <table:table-cell table:formula="of:=[.A1941]/1000/(60*60*24)" office:value-type="time" office:time-value="PT08H37M03.276S" calcext:value-type="time">
            <text:p>08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118.24" calcext:value-type="float">
            <text:p>2118.24</text:p>
          </table:table-cell>
          <table:table-cell office:value-type="float" office:value="2630.44" calcext:value-type="float">
            <text:p>2630.44</text:p>
          </table:table-cell>
        </table:table-row>
        <table:table-row table:style-name="ro1">
          <table:table-cell office:value-type="float" office:value="31039276" calcext:value-type="float">
            <text:p>31039276</text:p>
          </table:table-cell>
          <table:table-cell table:formula="of:=[.A1942]/1000/(60*60*24)" office:value-type="time" office:time-value="PT08H37M19.276S" calcext:value-type="time">
            <text:p>08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119.28" calcext:value-type="float">
            <text:p>2119.28</text:p>
          </table:table-cell>
          <table:table-cell office:value-type="float" office:value="2631.65" calcext:value-type="float">
            <text:p>2631.65</text:p>
          </table:table-cell>
        </table:table-row>
        <table:table-row table:style-name="ro1">
          <table:table-cell office:value-type="float" office:value="31055276" calcext:value-type="float">
            <text:p>31055276</text:p>
          </table:table-cell>
          <table:table-cell table:formula="of:=[.A1943]/1000/(60*60*24)" office:value-type="time" office:time-value="PT08H37M35.276S" calcext:value-type="time">
            <text:p>08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120.32" calcext:value-type="float">
            <text:p>2120.32</text:p>
          </table:table-cell>
          <table:table-cell office:value-type="float" office:value="2632.87" calcext:value-type="float">
            <text:p>2632.87</text:p>
          </table:table-cell>
        </table:table-row>
        <table:table-row table:style-name="ro1">
          <table:table-cell office:value-type="float" office:value="31071276" calcext:value-type="float">
            <text:p>31071276</text:p>
          </table:table-cell>
          <table:table-cell table:formula="of:=[.A1944]/1000/(60*60*24)" office:value-type="time" office:time-value="PT08H37M51.276S" calcext:value-type="time">
            <text:p>08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121.35" calcext:value-type="float">
            <text:p>2121.35</text:p>
          </table:table-cell>
          <table:table-cell office:value-type="float" office:value="2634.08" calcext:value-type="float">
            <text:p>2634.08</text:p>
          </table:table-cell>
        </table:table-row>
        <table:table-row table:style-name="ro1">
          <table:table-cell office:value-type="float" office:value="31087276" calcext:value-type="float">
            <text:p>31087276</text:p>
          </table:table-cell>
          <table:table-cell table:formula="of:=[.A1945]/1000/(60*60*24)" office:value-type="time" office:time-value="PT08H38M07.276S" calcext:value-type="time">
            <text:p>08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122.39" calcext:value-type="float">
            <text:p>2122.39</text:p>
          </table:table-cell>
          <table:table-cell office:value-type="float" office:value="2635.3" calcext:value-type="float">
            <text:p>2635.3</text:p>
          </table:table-cell>
        </table:table-row>
        <table:table-row table:style-name="ro1">
          <table:table-cell office:value-type="float" office:value="31103276" calcext:value-type="float">
            <text:p>31103276</text:p>
          </table:table-cell>
          <table:table-cell table:formula="of:=[.A1946]/1000/(60*60*24)" office:value-type="time" office:time-value="PT08H38M23.276S" calcext:value-type="time">
            <text:p>08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123.42" calcext:value-type="float">
            <text:p>2123.42</text:p>
          </table:table-cell>
          <table:table-cell office:value-type="float" office:value="2636.51" calcext:value-type="float">
            <text:p>2636.51</text:p>
          </table:table-cell>
        </table:table-row>
        <table:table-row table:style-name="ro1">
          <table:table-cell office:value-type="float" office:value="31119276" calcext:value-type="float">
            <text:p>31119276</text:p>
          </table:table-cell>
          <table:table-cell table:formula="of:=[.A1947]/1000/(60*60*24)" office:value-type="time" office:time-value="PT08H38M39.276S" calcext:value-type="time">
            <text:p>08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124.46" calcext:value-type="float">
            <text:p>2124.46</text:p>
          </table:table-cell>
          <table:table-cell office:value-type="float" office:value="2637.72" calcext:value-type="float">
            <text:p>2637.72</text:p>
          </table:table-cell>
        </table:table-row>
        <table:table-row table:style-name="ro1">
          <table:table-cell office:value-type="float" office:value="31135276" calcext:value-type="float">
            <text:p>31135276</text:p>
          </table:table-cell>
          <table:table-cell table:formula="of:=[.A1948]/1000/(60*60*24)" office:value-type="time" office:time-value="PT08H38M55.276S" calcext:value-type="time">
            <text:p>08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125.49" calcext:value-type="float">
            <text:p>2125.49</text:p>
          </table:table-cell>
          <table:table-cell office:value-type="float" office:value="2638.94" calcext:value-type="float">
            <text:p>2638.94</text:p>
          </table:table-cell>
        </table:table-row>
        <table:table-row table:style-name="ro1">
          <table:table-cell office:value-type="float" office:value="31151276" calcext:value-type="float">
            <text:p>31151276</text:p>
          </table:table-cell>
          <table:table-cell table:formula="of:=[.A1949]/1000/(60*60*24)" office:value-type="time" office:time-value="PT08H39M11.276S" calcext:value-type="time">
            <text:p>08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126.53" calcext:value-type="float">
            <text:p>2126.53</text:p>
          </table:table-cell>
          <table:table-cell office:value-type="float" office:value="2640.15" calcext:value-type="float">
            <text:p>2640.15</text:p>
          </table:table-cell>
        </table:table-row>
        <table:table-row table:style-name="ro1">
          <table:table-cell office:value-type="float" office:value="31167276" calcext:value-type="float">
            <text:p>31167276</text:p>
          </table:table-cell>
          <table:table-cell table:formula="of:=[.A1950]/1000/(60*60*24)" office:value-type="time" office:time-value="PT08H39M27.276S" calcext:value-type="time">
            <text:p>08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127.56" calcext:value-type="float">
            <text:p>2127.56</text:p>
          </table:table-cell>
          <table:table-cell office:value-type="float" office:value="2641.36" calcext:value-type="float">
            <text:p>2641.36</text:p>
          </table:table-cell>
        </table:table-row>
        <table:table-row table:style-name="ro1">
          <table:table-cell office:value-type="float" office:value="31183276" calcext:value-type="float">
            <text:p>31183276</text:p>
          </table:table-cell>
          <table:table-cell table:formula="of:=[.A1951]/1000/(60*60*24)" office:value-type="time" office:time-value="PT08H39M43.276S" calcext:value-type="time">
            <text:p>08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128.59" calcext:value-type="float">
            <text:p>2128.59</text:p>
          </table:table-cell>
          <table:table-cell office:value-type="float" office:value="2642.57" calcext:value-type="float">
            <text:p>2642.57</text:p>
          </table:table-cell>
        </table:table-row>
        <table:table-row table:style-name="ro1">
          <table:table-cell office:value-type="float" office:value="31199276" calcext:value-type="float">
            <text:p>31199276</text:p>
          </table:table-cell>
          <table:table-cell table:formula="of:=[.A1952]/1000/(60*60*24)" office:value-type="time" office:time-value="PT08H39M59.276S" calcext:value-type="time">
            <text:p>08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129.63" calcext:value-type="float">
            <text:p>2129.63</text:p>
          </table:table-cell>
          <table:table-cell office:value-type="float" office:value="2643.78" calcext:value-type="float">
            <text:p>2643.78</text:p>
          </table:table-cell>
        </table:table-row>
        <table:table-row table:style-name="ro1">
          <table:table-cell office:value-type="float" office:value="31215276" calcext:value-type="float">
            <text:p>31215276</text:p>
          </table:table-cell>
          <table:table-cell table:formula="of:=[.A1953]/1000/(60*60*24)" office:value-type="time" office:time-value="PT08H40M15.276S" calcext:value-type="time">
            <text:p>08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130.66" calcext:value-type="float">
            <text:p>2130.6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1231276" calcext:value-type="float">
            <text:p>31231276</text:p>
          </table:table-cell>
          <table:table-cell table:formula="of:=[.A1954]/1000/(60*60*24)" office:value-type="time" office:time-value="PT08H40M31.276S" calcext:value-type="time">
            <text:p>08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131.7" calcext:value-type="float">
            <text:p>2131.7</text:p>
          </table:table-cell>
          <table:table-cell office:value-type="float" office:value="2646.21" calcext:value-type="float">
            <text:p>2646.21</text:p>
          </table:table-cell>
        </table:table-row>
        <table:table-row table:style-name="ro1">
          <table:table-cell office:value-type="float" office:value="31247276" calcext:value-type="float">
            <text:p>31247276</text:p>
          </table:table-cell>
          <table:table-cell table:formula="of:=[.A1955]/1000/(60*60*24)" office:value-type="time" office:time-value="PT08H40M47.276S" calcext:value-type="time">
            <text:p>08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132.73" calcext:value-type="float">
            <text:p>2132.73</text:p>
          </table:table-cell>
          <table:table-cell office:value-type="float" office:value="2647.42" calcext:value-type="float">
            <text:p>2647.42</text:p>
          </table:table-cell>
        </table:table-row>
        <table:table-row table:style-name="ro1">
          <table:table-cell office:value-type="float" office:value="31263276" calcext:value-type="float">
            <text:p>31263276</text:p>
          </table:table-cell>
          <table:table-cell table:formula="of:=[.A1956]/1000/(60*60*24)" office:value-type="time" office:time-value="PT08H41M03.276S" calcext:value-type="time">
            <text:p>08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133.77" calcext:value-type="float">
            <text:p>2133.77</text:p>
          </table:table-cell>
          <table:table-cell office:value-type="float" office:value="2648.63" calcext:value-type="float">
            <text:p>2648.63</text:p>
          </table:table-cell>
        </table:table-row>
        <table:table-row table:style-name="ro1">
          <table:table-cell office:value-type="float" office:value="31279276" calcext:value-type="float">
            <text:p>31279276</text:p>
          </table:table-cell>
          <table:table-cell table:formula="of:=[.A1957]/1000/(60*60*24)" office:value-type="time" office:time-value="PT08H41M19.276S" calcext:value-type="time">
            <text:p>08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134.8" calcext:value-type="float">
            <text:p>2134.8</text:p>
          </table:table-cell>
          <table:table-cell office:value-type="float" office:value="2649.84" calcext:value-type="float">
            <text:p>2649.84</text:p>
          </table:table-cell>
        </table:table-row>
        <table:table-row table:style-name="ro1">
          <table:table-cell office:value-type="float" office:value="31295276" calcext:value-type="float">
            <text:p>31295276</text:p>
          </table:table-cell>
          <table:table-cell table:formula="of:=[.A1958]/1000/(60*60*24)" office:value-type="time" office:time-value="PT08H41M35.276S" calcext:value-type="time">
            <text:p>08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2135.83" calcext:value-type="float">
            <text:p>2135.83</text:p>
          </table:table-cell>
          <table:table-cell office:value-type="float" office:value="2651.05" calcext:value-type="float">
            <text:p>2651.05</text:p>
          </table:table-cell>
        </table:table-row>
        <table:table-row table:style-name="ro1">
          <table:table-cell office:value-type="float" office:value="31311276" calcext:value-type="float">
            <text:p>31311276</text:p>
          </table:table-cell>
          <table:table-cell table:formula="of:=[.A1959]/1000/(60*60*24)" office:value-type="time" office:time-value="PT08H41M51.276S" calcext:value-type="time">
            <text:p>08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136.87" calcext:value-type="float">
            <text:p>2136.87</text:p>
          </table:table-cell>
          <table:table-cell office:value-type="float" office:value="2652.26" calcext:value-type="float">
            <text:p>2652.26</text:p>
          </table:table-cell>
        </table:table-row>
        <table:table-row table:style-name="ro1">
          <table:table-cell office:value-type="float" office:value="31327276" calcext:value-type="float">
            <text:p>31327276</text:p>
          </table:table-cell>
          <table:table-cell table:formula="of:=[.A1960]/1000/(60*60*24)" office:value-type="time" office:time-value="PT08H42M07.276S" calcext:value-type="time">
            <text:p>08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137.9" calcext:value-type="float">
            <text:p>2137.9</text:p>
          </table:table-cell>
          <table:table-cell office:value-type="float" office:value="2653.47" calcext:value-type="float">
            <text:p>2653.47</text:p>
          </table:table-cell>
        </table:table-row>
        <table:table-row table:style-name="ro1">
          <table:table-cell office:value-type="float" office:value="31343276" calcext:value-type="float">
            <text:p>31343276</text:p>
          </table:table-cell>
          <table:table-cell table:formula="of:=[.A1961]/1000/(60*60*24)" office:value-type="time" office:time-value="PT08H42M23.276S" calcext:value-type="time">
            <text:p>08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138.93" calcext:value-type="float">
            <text:p>2138.93</text:p>
          </table:table-cell>
          <table:table-cell office:value-type="float" office:value="2654.68" calcext:value-type="float">
            <text:p>2654.68</text:p>
          </table:table-cell>
        </table:table-row>
        <table:table-row table:style-name="ro1">
          <table:table-cell office:value-type="float" office:value="31359276" calcext:value-type="float">
            <text:p>31359276</text:p>
          </table:table-cell>
          <table:table-cell table:formula="of:=[.A1962]/1000/(60*60*24)" office:value-type="time" office:time-value="PT08H42M39.276S" calcext:value-type="time">
            <text:p>08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139.96" calcext:value-type="float">
            <text:p>2139.96</text:p>
          </table:table-cell>
          <table:table-cell office:value-type="float" office:value="2655.89" calcext:value-type="float">
            <text:p>2655.89</text:p>
          </table:table-cell>
        </table:table-row>
        <table:table-row table:style-name="ro1">
          <table:table-cell office:value-type="float" office:value="31375276" calcext:value-type="float">
            <text:p>31375276</text:p>
          </table:table-cell>
          <table:table-cell table:formula="of:=[.A1963]/1000/(60*60*24)" office:value-type="time" office:time-value="PT08H42M55.276S" calcext:value-type="time">
            <text:p>08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140.99" calcext:value-type="float">
            <text:p>2140.99</text:p>
          </table:table-cell>
          <table:table-cell office:value-type="float" office:value="2657.1" calcext:value-type="float">
            <text:p>2657.1</text:p>
          </table:table-cell>
        </table:table-row>
        <table:table-row table:style-name="ro1">
          <table:table-cell office:value-type="float" office:value="31391276" calcext:value-type="float">
            <text:p>31391276</text:p>
          </table:table-cell>
          <table:table-cell table:formula="of:=[.A1964]/1000/(60*60*24)" office:value-type="time" office:time-value="PT08H43M11.276S" calcext:value-type="time">
            <text:p>08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2142.02" calcext:value-type="float">
            <text:p>2142.02</text:p>
          </table:table-cell>
          <table:table-cell office:value-type="float" office:value="2658.3" calcext:value-type="float">
            <text:p>2658.3</text:p>
          </table:table-cell>
        </table:table-row>
        <table:table-row table:style-name="ro1">
          <table:table-cell office:value-type="float" office:value="31407276" calcext:value-type="float">
            <text:p>31407276</text:p>
          </table:table-cell>
          <table:table-cell table:formula="of:=[.A1965]/1000/(60*60*24)" office:value-type="time" office:time-value="PT08H43M27.276S" calcext:value-type="time">
            <text:p>08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2143.05" calcext:value-type="float">
            <text:p>2143.05</text:p>
          </table:table-cell>
          <table:table-cell office:value-type="float" office:value="2659.51" calcext:value-type="float">
            <text:p>2659.51</text:p>
          </table:table-cell>
        </table:table-row>
        <table:table-row table:style-name="ro1">
          <table:table-cell office:value-type="float" office:value="31423276" calcext:value-type="float">
            <text:p>31423276</text:p>
          </table:table-cell>
          <table:table-cell table:formula="of:=[.A1966]/1000/(60*60*24)" office:value-type="time" office:time-value="PT08H43M43.276S" calcext:value-type="time">
            <text:p>08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2144.09" calcext:value-type="float">
            <text:p>2144.09</text:p>
          </table:table-cell>
          <table:table-cell office:value-type="float" office:value="2660.71" calcext:value-type="float">
            <text:p>2660.71</text:p>
          </table:table-cell>
        </table:table-row>
        <table:table-row table:style-name="ro1">
          <table:table-cell office:value-type="float" office:value="31439276" calcext:value-type="float">
            <text:p>31439276</text:p>
          </table:table-cell>
          <table:table-cell table:formula="of:=[.A1967]/1000/(60*60*24)" office:value-type="time" office:time-value="PT08H43M59.276S" calcext:value-type="time">
            <text:p>08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145.12" calcext:value-type="float">
            <text:p>2145.12</text:p>
          </table:table-cell>
          <table:table-cell office:value-type="float" office:value="2661.92" calcext:value-type="float">
            <text:p>2661.92</text:p>
          </table:table-cell>
        </table:table-row>
        <table:table-row table:style-name="ro1">
          <table:table-cell office:value-type="float" office:value="31455276" calcext:value-type="float">
            <text:p>31455276</text:p>
          </table:table-cell>
          <table:table-cell table:formula="of:=[.A1968]/1000/(60*60*24)" office:value-type="time" office:time-value="PT08H44M15.276S" calcext:value-type="time">
            <text:p>08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2146.15" calcext:value-type="float">
            <text:p>2146.15</text:p>
          </table:table-cell>
          <table:table-cell office:value-type="float" office:value="2663.12" calcext:value-type="float">
            <text:p>2663.12</text:p>
          </table:table-cell>
        </table:table-row>
        <table:table-row table:style-name="ro1">
          <table:table-cell office:value-type="float" office:value="31471276" calcext:value-type="float">
            <text:p>31471276</text:p>
          </table:table-cell>
          <table:table-cell table:formula="of:=[.A1969]/1000/(60*60*24)" office:value-type="time" office:time-value="PT08H44M31.276S" calcext:value-type="time">
            <text:p>08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47.18" calcext:value-type="float">
            <text:p>2147.18</text:p>
          </table:table-cell>
          <table:table-cell office:value-type="float" office:value="2664.33" calcext:value-type="float">
            <text:p>2664.33</text:p>
          </table:table-cell>
        </table:table-row>
        <table:table-row table:style-name="ro1">
          <table:table-cell office:value-type="float" office:value="31487276" calcext:value-type="float">
            <text:p>31487276</text:p>
          </table:table-cell>
          <table:table-cell table:formula="of:=[.A1970]/1000/(60*60*24)" office:value-type="time" office:time-value="PT08H44M47.276S" calcext:value-type="time">
            <text:p>08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48.21" calcext:value-type="float">
            <text:p>2148.21</text:p>
          </table:table-cell>
          <table:table-cell office:value-type="float" office:value="2665.53" calcext:value-type="float">
            <text:p>2665.53</text:p>
          </table:table-cell>
        </table:table-row>
        <table:table-row table:style-name="ro1">
          <table:table-cell office:value-type="float" office:value="31503276" calcext:value-type="float">
            <text:p>31503276</text:p>
          </table:table-cell>
          <table:table-cell table:formula="of:=[.A1971]/1000/(60*60*24)" office:value-type="time" office:time-value="PT08H45M03.276S" calcext:value-type="time">
            <text:p>08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49.24" calcext:value-type="float">
            <text:p>2149.24</text:p>
          </table:table-cell>
          <table:table-cell office:value-type="float" office:value="2666.73" calcext:value-type="float">
            <text:p>2666.73</text:p>
          </table:table-cell>
        </table:table-row>
        <table:table-row table:style-name="ro1">
          <table:table-cell office:value-type="float" office:value="31519276" calcext:value-type="float">
            <text:p>31519276</text:p>
          </table:table-cell>
          <table:table-cell table:formula="of:=[.A1972]/1000/(60*60*24)" office:value-type="time" office:time-value="PT08H45M19.276S" calcext:value-type="time">
            <text:p>08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50.27" calcext:value-type="float">
            <text:p>2150.27</text:p>
          </table:table-cell>
          <table:table-cell office:value-type="float" office:value="2667.94" calcext:value-type="float">
            <text:p>2667.94</text:p>
          </table:table-cell>
        </table:table-row>
        <table:table-row table:style-name="ro1">
          <table:table-cell office:value-type="float" office:value="31535276" calcext:value-type="float">
            <text:p>31535276</text:p>
          </table:table-cell>
          <table:table-cell table:formula="of:=[.A1973]/1000/(60*60*24)" office:value-type="time" office:time-value="PT08H45M35.276S" calcext:value-type="time">
            <text:p>08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151.3" calcext:value-type="float">
            <text:p>2151.3</text:p>
          </table:table-cell>
          <table:table-cell office:value-type="float" office:value="2669.14" calcext:value-type="float">
            <text:p>2669.14</text:p>
          </table:table-cell>
        </table:table-row>
        <table:table-row table:style-name="ro1">
          <table:table-cell office:value-type="float" office:value="31551276" calcext:value-type="float">
            <text:p>31551276</text:p>
          </table:table-cell>
          <table:table-cell table:formula="of:=[.A1974]/1000/(60*60*24)" office:value-type="time" office:time-value="PT08H45M51.276S" calcext:value-type="time">
            <text:p>08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152.33" calcext:value-type="float">
            <text:p>2152.33</text:p>
          </table:table-cell>
          <table:table-cell office:value-type="float" office:value="2670.34" calcext:value-type="float">
            <text:p>2670.34</text:p>
          </table:table-cell>
        </table:table-row>
        <table:table-row table:style-name="ro1">
          <table:table-cell office:value-type="float" office:value="31567276" calcext:value-type="float">
            <text:p>31567276</text:p>
          </table:table-cell>
          <table:table-cell table:formula="of:=[.A1975]/1000/(60*60*24)" office:value-type="time" office:time-value="PT08H46M07.276S" calcext:value-type="time">
            <text:p>08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153.37" calcext:value-type="float">
            <text:p>2153.37</text:p>
          </table:table-cell>
          <table:table-cell office:value-type="float" office:value="2671.55" calcext:value-type="float">
            <text:p>2671.55</text:p>
          </table:table-cell>
        </table:table-row>
        <table:table-row table:style-name="ro1">
          <table:table-cell office:value-type="float" office:value="31583276" calcext:value-type="float">
            <text:p>31583276</text:p>
          </table:table-cell>
          <table:table-cell table:formula="of:=[.A1976]/1000/(60*60*24)" office:value-type="time" office:time-value="PT08H46M23.276S" calcext:value-type="time">
            <text:p>08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154.4" calcext:value-type="float">
            <text:p>2154.4</text:p>
          </table:table-cell>
          <table:table-cell office:value-type="float" office:value="2672.75" calcext:value-type="float">
            <text:p>2672.75</text:p>
          </table:table-cell>
        </table:table-row>
        <table:table-row table:style-name="ro1">
          <table:table-cell office:value-type="float" office:value="31599276" calcext:value-type="float">
            <text:p>31599276</text:p>
          </table:table-cell>
          <table:table-cell table:formula="of:=[.A1977]/1000/(60*60*24)" office:value-type="time" office:time-value="PT08H46M39.276S" calcext:value-type="time">
            <text:p>08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2155.43" calcext:value-type="float">
            <text:p>2155.43</text:p>
          </table:table-cell>
          <table:table-cell office:value-type="float" office:value="2673.95" calcext:value-type="float">
            <text:p>2673.95</text:p>
          </table:table-cell>
        </table:table-row>
        <table:table-row table:style-name="ro1">
          <table:table-cell office:value-type="float" office:value="31615276" calcext:value-type="float">
            <text:p>31615276</text:p>
          </table:table-cell>
          <table:table-cell table:formula="of:=[.A1978]/1000/(60*60*24)" office:value-type="time" office:time-value="PT08H46M55.276S" calcext:value-type="time">
            <text:p>08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2156.46" calcext:value-type="float">
            <text:p>2156.46</text:p>
          </table:table-cell>
          <table:table-cell office:value-type="float" office:value="2675.15" calcext:value-type="float">
            <text:p>2675.15</text:p>
          </table:table-cell>
        </table:table-row>
        <table:table-row table:style-name="ro1">
          <table:table-cell office:value-type="float" office:value="31631276" calcext:value-type="float">
            <text:p>31631276</text:p>
          </table:table-cell>
          <table:table-cell table:formula="of:=[.A1979]/1000/(60*60*24)" office:value-type="time" office:time-value="PT08H47M11.276S" calcext:value-type="time">
            <text:p>08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2157.49" calcext:value-type="float">
            <text:p>2157.49</text:p>
          </table:table-cell>
          <table:table-cell office:value-type="float" office:value="2676.36" calcext:value-type="float">
            <text:p>2676.36</text:p>
          </table:table-cell>
        </table:table-row>
        <table:table-row table:style-name="ro1">
          <table:table-cell office:value-type="float" office:value="31647276" calcext:value-type="float">
            <text:p>31647276</text:p>
          </table:table-cell>
          <table:table-cell table:formula="of:=[.A1980]/1000/(60*60*24)" office:value-type="time" office:time-value="PT08H47M27.276S" calcext:value-type="time">
            <text:p>08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158.52" calcext:value-type="float">
            <text:p>2158.52</text:p>
          </table:table-cell>
          <table:table-cell office:value-type="float" office:value="2677.56" calcext:value-type="float">
            <text:p>2677.56</text:p>
          </table:table-cell>
        </table:table-row>
        <table:table-row table:style-name="ro1">
          <table:table-cell office:value-type="float" office:value="31663276" calcext:value-type="float">
            <text:p>31663276</text:p>
          </table:table-cell>
          <table:table-cell table:formula="of:=[.A1981]/1000/(60*60*24)" office:value-type="time" office:time-value="PT08H47M43.276S" calcext:value-type="time">
            <text:p>08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159.55" calcext:value-type="float">
            <text:p>2159.55</text:p>
          </table:table-cell>
          <table:table-cell office:value-type="float" office:value="2678.76" calcext:value-type="float">
            <text:p>2678.76</text:p>
          </table:table-cell>
        </table:table-row>
        <table:table-row table:style-name="ro1">
          <table:table-cell office:value-type="float" office:value="31679276" calcext:value-type="float">
            <text:p>31679276</text:p>
          </table:table-cell>
          <table:table-cell table:formula="of:=[.A1982]/1000/(60*60*24)" office:value-type="time" office:time-value="PT08H47M59.276S" calcext:value-type="time">
            <text:p>08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2160.57" calcext:value-type="float">
            <text:p>2160.57</text:p>
          </table:table-cell>
          <table:table-cell office:value-type="float" office:value="2679.96" calcext:value-type="float">
            <text:p>2679.96</text:p>
          </table:table-cell>
        </table:table-row>
        <table:table-row table:style-name="ro1">
          <table:table-cell office:value-type="float" office:value="31695276" calcext:value-type="float">
            <text:p>31695276</text:p>
          </table:table-cell>
          <table:table-cell table:formula="of:=[.A1983]/1000/(60*60*24)" office:value-type="time" office:time-value="PT08H48M15.276S" calcext:value-type="time">
            <text:p>08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2161.6" calcext:value-type="float">
            <text:p>2161.6</text:p>
          </table:table-cell>
          <table:table-cell office:value-type="float" office:value="2681.16" calcext:value-type="float">
            <text:p>2681.16</text:p>
          </table:table-cell>
        </table:table-row>
        <table:table-row table:style-name="ro1">
          <table:table-cell office:value-type="float" office:value="31711276" calcext:value-type="float">
            <text:p>31711276</text:p>
          </table:table-cell>
          <table:table-cell table:formula="of:=[.A1984]/1000/(60*60*24)" office:value-type="time" office:time-value="PT08H48M31.276S" calcext:value-type="time">
            <text:p>08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162.63" calcext:value-type="float">
            <text:p>2162.63</text:p>
          </table:table-cell>
          <table:table-cell office:value-type="float" office:value="2682.35" calcext:value-type="float">
            <text:p>2682.35</text:p>
          </table:table-cell>
        </table:table-row>
        <table:table-row table:style-name="ro1">
          <table:table-cell office:value-type="float" office:value="31727276" calcext:value-type="float">
            <text:p>31727276</text:p>
          </table:table-cell>
          <table:table-cell table:formula="of:=[.A1985]/1000/(60*60*24)" office:value-type="time" office:time-value="PT08H48M47.276S" calcext:value-type="time">
            <text:p>08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163.66" calcext:value-type="float">
            <text:p>2163.66</text:p>
          </table:table-cell>
          <table:table-cell office:value-type="float" office:value="2683.55" calcext:value-type="float">
            <text:p>2683.55</text:p>
          </table:table-cell>
        </table:table-row>
        <table:table-row table:style-name="ro1">
          <table:table-cell office:value-type="float" office:value="31743276" calcext:value-type="float">
            <text:p>31743276</text:p>
          </table:table-cell>
          <table:table-cell table:formula="of:=[.A1986]/1000/(60*60*24)" office:value-type="time" office:time-value="PT08H49M03.276S" calcext:value-type="time">
            <text:p>08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164.69" calcext:value-type="float">
            <text:p>2164.69</text:p>
          </table:table-cell>
          <table:table-cell office:value-type="float" office:value="2684.75" calcext:value-type="float">
            <text:p>2684.75</text:p>
          </table:table-cell>
        </table:table-row>
        <table:table-row table:style-name="ro1">
          <table:table-cell office:value-type="float" office:value="31759276" calcext:value-type="float">
            <text:p>31759276</text:p>
          </table:table-cell>
          <table:table-cell table:formula="of:=[.A1987]/1000/(60*60*24)" office:value-type="time" office:time-value="PT08H49M19.276S" calcext:value-type="time">
            <text:p>08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2165.71" calcext:value-type="float">
            <text:p>2165.71</text:p>
          </table:table-cell>
          <table:table-cell office:value-type="float" office:value="2685.95" calcext:value-type="float">
            <text:p>2685.95</text:p>
          </table:table-cell>
        </table:table-row>
        <table:table-row table:style-name="ro1">
          <table:table-cell office:value-type="float" office:value="31775276" calcext:value-type="float">
            <text:p>31775276</text:p>
          </table:table-cell>
          <table:table-cell table:formula="of:=[.A1988]/1000/(60*60*24)" office:value-type="time" office:time-value="PT08H49M35.276S" calcext:value-type="time">
            <text:p>08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2166.74" calcext:value-type="float">
            <text:p>2166.74</text:p>
          </table:table-cell>
          <table:table-cell office:value-type="float" office:value="2687.14" calcext:value-type="float">
            <text:p>2687.14</text:p>
          </table:table-cell>
        </table:table-row>
        <table:table-row table:style-name="ro1">
          <table:table-cell office:value-type="float" office:value="31791276" calcext:value-type="float">
            <text:p>31791276</text:p>
          </table:table-cell>
          <table:table-cell table:formula="of:=[.A1989]/1000/(60*60*24)" office:value-type="time" office:time-value="PT08H49M51.276S" calcext:value-type="time">
            <text:p>08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167.77" calcext:value-type="float">
            <text:p>2167.77</text:p>
          </table:table-cell>
          <table:table-cell office:value-type="float" office:value="2688.34" calcext:value-type="float">
            <text:p>2688.34</text:p>
          </table:table-cell>
        </table:table-row>
        <table:table-row table:style-name="ro1">
          <table:table-cell office:value-type="float" office:value="31807276" calcext:value-type="float">
            <text:p>31807276</text:p>
          </table:table-cell>
          <table:table-cell table:formula="of:=[.A1990]/1000/(60*60*24)" office:value-type="time" office:time-value="PT08H50M07.276S" calcext:value-type="time">
            <text:p>08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168.79" calcext:value-type="float">
            <text:p>2168.79</text:p>
          </table:table-cell>
          <table:table-cell office:value-type="float" office:value="2689.53" calcext:value-type="float">
            <text:p>2689.53</text:p>
          </table:table-cell>
        </table:table-row>
        <table:table-row table:style-name="ro1">
          <table:table-cell office:value-type="float" office:value="31823276" calcext:value-type="float">
            <text:p>31823276</text:p>
          </table:table-cell>
          <table:table-cell table:formula="of:=[.A1991]/1000/(60*60*24)" office:value-type="time" office:time-value="PT08H50M23.276S" calcext:value-type="time">
            <text:p>08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169.82" calcext:value-type="float">
            <text:p>2169.82</text:p>
          </table:table-cell>
          <table:table-cell office:value-type="float" office:value="2690.73" calcext:value-type="float">
            <text:p>2690.73</text:p>
          </table:table-cell>
        </table:table-row>
        <table:table-row table:style-name="ro1">
          <table:table-cell office:value-type="float" office:value="31839276" calcext:value-type="float">
            <text:p>31839276</text:p>
          </table:table-cell>
          <table:table-cell table:formula="of:=[.A1992]/1000/(60*60*24)" office:value-type="time" office:time-value="PT08H50M39.276S" calcext:value-type="time">
            <text:p>08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70.85" calcext:value-type="float">
            <text:p>2170.85</text:p>
          </table:table-cell>
          <table:table-cell office:value-type="float" office:value="2691.92" calcext:value-type="float">
            <text:p>2691.92</text:p>
          </table:table-cell>
        </table:table-row>
        <table:table-row table:style-name="ro1">
          <table:table-cell office:value-type="float" office:value="31855276" calcext:value-type="float">
            <text:p>31855276</text:p>
          </table:table-cell>
          <table:table-cell table:formula="of:=[.A1993]/1000/(60*60*24)" office:value-type="time" office:time-value="PT08H50M55.276S" calcext:value-type="time">
            <text:p>08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71.88" calcext:value-type="float">
            <text:p>2171.88</text:p>
          </table:table-cell>
          <table:table-cell office:value-type="float" office:value="2693.12" calcext:value-type="float">
            <text:p>2693.12</text:p>
          </table:table-cell>
        </table:table-row>
        <table:table-row table:style-name="ro1">
          <table:table-cell office:value-type="float" office:value="31871276" calcext:value-type="float">
            <text:p>31871276</text:p>
          </table:table-cell>
          <table:table-cell table:formula="of:=[.A1994]/1000/(60*60*24)" office:value-type="time" office:time-value="PT08H51M11.276S" calcext:value-type="time">
            <text:p>08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172.9" calcext:value-type="float">
            <text:p>2172.9</text:p>
          </table:table-cell>
          <table:table-cell office:value-type="float" office:value="2694.31" calcext:value-type="float">
            <text:p>2694.31</text:p>
          </table:table-cell>
        </table:table-row>
        <table:table-row table:style-name="ro1">
          <table:table-cell office:value-type="float" office:value="31887276" calcext:value-type="float">
            <text:p>31887276</text:p>
          </table:table-cell>
          <table:table-cell table:formula="of:=[.A1995]/1000/(60*60*24)" office:value-type="time" office:time-value="PT08H51M27.276S" calcext:value-type="time">
            <text:p>08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173.93" calcext:value-type="float">
            <text:p>2173.93</text:p>
          </table:table-cell>
          <table:table-cell office:value-type="float" office:value="2695.51" calcext:value-type="float">
            <text:p>2695.51</text:p>
          </table:table-cell>
        </table:table-row>
        <table:table-row table:style-name="ro1">
          <table:table-cell office:value-type="float" office:value="31903276" calcext:value-type="float">
            <text:p>31903276</text:p>
          </table:table-cell>
          <table:table-cell table:formula="of:=[.A1996]/1000/(60*60*24)" office:value-type="time" office:time-value="PT08H51M43.276S" calcext:value-type="time">
            <text:p>08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174.96" calcext:value-type="float">
            <text:p>2174.96</text:p>
          </table:table-cell>
          <table:table-cell office:value-type="float" office:value="2696.7" calcext:value-type="float">
            <text:p>2696.7</text:p>
          </table:table-cell>
        </table:table-row>
        <table:table-row table:style-name="ro1">
          <table:table-cell office:value-type="float" office:value="31919276" calcext:value-type="float">
            <text:p>31919276</text:p>
          </table:table-cell>
          <table:table-cell table:formula="of:=[.A1997]/1000/(60*60*24)" office:value-type="time" office:time-value="PT08H51M59.276S" calcext:value-type="time">
            <text:p>08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175.98" calcext:value-type="float">
            <text:p>2175.98</text:p>
          </table:table-cell>
          <table:table-cell office:value-type="float" office:value="2697.9" calcext:value-type="float">
            <text:p>2697.9</text:p>
          </table:table-cell>
        </table:table-row>
        <table:table-row table:style-name="ro1">
          <table:table-cell office:value-type="float" office:value="31935276" calcext:value-type="float">
            <text:p>31935276</text:p>
          </table:table-cell>
          <table:table-cell table:formula="of:=[.A1998]/1000/(60*60*24)" office:value-type="time" office:time-value="PT08H52M15.276S" calcext:value-type="time">
            <text:p>08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177.01" calcext:value-type="float">
            <text:p>2177.01</text:p>
          </table:table-cell>
          <table:table-cell office:value-type="float" office:value="2699.09" calcext:value-type="float">
            <text:p>2699.09</text:p>
          </table:table-cell>
        </table:table-row>
        <table:table-row table:style-name="ro1">
          <table:table-cell office:value-type="float" office:value="31951276" calcext:value-type="float">
            <text:p>31951276</text:p>
          </table:table-cell>
          <table:table-cell table:formula="of:=[.A1999]/1000/(60*60*24)" office:value-type="time" office:time-value="PT08H52M31.276S" calcext:value-type="time">
            <text:p>08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2178.04" calcext:value-type="float">
            <text:p>2178.04</text:p>
          </table:table-cell>
          <table:table-cell office:value-type="float" office:value="2700.28" calcext:value-type="float">
            <text:p>2700.28</text:p>
          </table:table-cell>
        </table:table-row>
        <table:table-row table:style-name="ro1">
          <table:table-cell office:value-type="float" office:value="31967276" calcext:value-type="float">
            <text:p>31967276</text:p>
          </table:table-cell>
          <table:table-cell table:formula="of:=[.A2000]/1000/(60*60*24)" office:value-type="time" office:time-value="PT08H52M47.276S" calcext:value-type="time">
            <text:p>08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179.06" calcext:value-type="float">
            <text:p>2179.06</text:p>
          </table:table-cell>
          <table:table-cell office:value-type="float" office:value="2701.47" calcext:value-type="float">
            <text:p>2701.47</text:p>
          </table:table-cell>
        </table:table-row>
        <table:table-row table:style-name="ro1">
          <table:table-cell office:value-type="float" office:value="31983276" calcext:value-type="float">
            <text:p>31983276</text:p>
          </table:table-cell>
          <table:table-cell table:formula="of:=[.A2001]/1000/(60*60*24)" office:value-type="time" office:time-value="PT08H53M03.276S" calcext:value-type="time">
            <text:p>08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180.09" calcext:value-type="float">
            <text:p>2180.09</text:p>
          </table:table-cell>
          <table:table-cell office:value-type="float" office:value="2702.66" calcext:value-type="float">
            <text:p>2702.66</text:p>
          </table:table-cell>
        </table:table-row>
        <table:table-row table:style-name="ro1">
          <table:table-cell office:value-type="float" office:value="31999276" calcext:value-type="float">
            <text:p>31999276</text:p>
          </table:table-cell>
          <table:table-cell table:formula="of:=[.A2002]/1000/(60*60*24)" office:value-type="time" office:time-value="PT08H53M19.276S" calcext:value-type="time">
            <text:p>08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2181.11" calcext:value-type="float">
            <text:p>2181.11</text:p>
          </table:table-cell>
          <table:table-cell office:value-type="float" office:value="2703.85" calcext:value-type="float">
            <text:p>2703.85</text:p>
          </table:table-cell>
        </table:table-row>
        <table:table-row table:style-name="ro1">
          <table:table-cell office:value-type="float" office:value="32015276" calcext:value-type="float">
            <text:p>32015276</text:p>
          </table:table-cell>
          <table:table-cell table:formula="of:=[.A2003]/1000/(60*60*24)" office:value-type="time" office:time-value="PT08H53M35.276S" calcext:value-type="time">
            <text:p>08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2182.13" calcext:value-type="float">
            <text:p>2182.13</text:p>
          </table:table-cell>
          <table:table-cell office:value-type="float" office:value="2705.04" calcext:value-type="float">
            <text:p>2705.04</text:p>
          </table:table-cell>
        </table:table-row>
        <table:table-row table:style-name="ro1">
          <table:table-cell office:value-type="float" office:value="32031276" calcext:value-type="float">
            <text:p>32031276</text:p>
          </table:table-cell>
          <table:table-cell table:formula="of:=[.A2004]/1000/(60*60*24)" office:value-type="time" office:time-value="PT08H53M51.276S" calcext:value-type="time">
            <text:p>08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2183.16" calcext:value-type="float">
            <text:p>2183.16</text:p>
          </table:table-cell>
          <table:table-cell office:value-type="float" office:value="2706.23" calcext:value-type="float">
            <text:p>2706.23</text:p>
          </table:table-cell>
        </table:table-row>
        <table:table-row table:style-name="ro1">
          <table:table-cell office:value-type="float" office:value="32047276" calcext:value-type="float">
            <text:p>32047276</text:p>
          </table:table-cell>
          <table:table-cell table:formula="of:=[.A2005]/1000/(60*60*24)" office:value-type="time" office:time-value="PT08H54M07.276S" calcext:value-type="time">
            <text:p>08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184.18" calcext:value-type="float">
            <text:p>2184.18</text:p>
          </table:table-cell>
          <table:table-cell office:value-type="float" office:value="2707.42" calcext:value-type="float">
            <text:p>2707.42</text:p>
          </table:table-cell>
        </table:table-row>
        <table:table-row table:style-name="ro1">
          <table:table-cell office:value-type="float" office:value="32063276" calcext:value-type="float">
            <text:p>32063276</text:p>
          </table:table-cell>
          <table:table-cell table:formula="of:=[.A2006]/1000/(60*60*24)" office:value-type="time" office:time-value="PT08H54M23.276S" calcext:value-type="time">
            <text:p>08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185.2" calcext:value-type="float">
            <text:p>2185.2</text:p>
          </table:table-cell>
          <table:table-cell office:value-type="float" office:value="2708.6" calcext:value-type="float">
            <text:p>2708.6</text:p>
          </table:table-cell>
        </table:table-row>
        <table:table-row table:style-name="ro1">
          <table:table-cell office:value-type="float" office:value="32079276" calcext:value-type="float">
            <text:p>32079276</text:p>
          </table:table-cell>
          <table:table-cell table:formula="of:=[.A2007]/1000/(60*60*24)" office:value-type="time" office:time-value="PT08H54M39.276S" calcext:value-type="time">
            <text:p>08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186.23" calcext:value-type="float">
            <text:p>2186.23</text:p>
          </table:table-cell>
          <table:table-cell office:value-type="float" office:value="2709.79" calcext:value-type="float">
            <text:p>2709.79</text:p>
          </table:table-cell>
        </table:table-row>
        <table:table-row table:style-name="ro1">
          <table:table-cell office:value-type="float" office:value="32095276" calcext:value-type="float">
            <text:p>32095276</text:p>
          </table:table-cell>
          <table:table-cell table:formula="of:=[.A2008]/1000/(60*60*24)" office:value-type="time" office:time-value="PT08H54M55.276S" calcext:value-type="time">
            <text:p>08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187.25" calcext:value-type="float">
            <text:p>2187.25</text:p>
          </table:table-cell>
          <table:table-cell office:value-type="float" office:value="2710.98" calcext:value-type="float">
            <text:p>2710.98</text:p>
          </table:table-cell>
        </table:table-row>
        <table:table-row table:style-name="ro1">
          <table:table-cell office:value-type="float" office:value="32111276" calcext:value-type="float">
            <text:p>32111276</text:p>
          </table:table-cell>
          <table:table-cell table:formula="of:=[.A2009]/1000/(60*60*24)" office:value-type="time" office:time-value="PT08H55M11.276S" calcext:value-type="time">
            <text:p>08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188.28" calcext:value-type="float">
            <text:p>2188.28</text:p>
          </table:table-cell>
          <table:table-cell office:value-type="float" office:value="2712.17" calcext:value-type="float">
            <text:p>2712.17</text:p>
          </table:table-cell>
        </table:table-row>
        <table:table-row table:style-name="ro1">
          <table:table-cell office:value-type="float" office:value="32127276" calcext:value-type="float">
            <text:p>32127276</text:p>
          </table:table-cell>
          <table:table-cell table:formula="of:=[.A2010]/1000/(60*60*24)" office:value-type="time" office:time-value="PT08H55M27.276S" calcext:value-type="time">
            <text:p>08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89.3" calcext:value-type="float">
            <text:p>2189.3</text:p>
          </table:table-cell>
          <table:table-cell office:value-type="float" office:value="2713.35" calcext:value-type="float">
            <text:p>2713.35</text:p>
          </table:table-cell>
        </table:table-row>
        <table:table-row table:style-name="ro1">
          <table:table-cell office:value-type="float" office:value="32143276" calcext:value-type="float">
            <text:p>32143276</text:p>
          </table:table-cell>
          <table:table-cell table:formula="of:=[.A2011]/1000/(60*60*24)" office:value-type="time" office:time-value="PT08H55M43.276S" calcext:value-type="time">
            <text:p>08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90.32" calcext:value-type="float">
            <text:p>2190.32</text:p>
          </table:table-cell>
          <table:table-cell office:value-type="float" office:value="2714.54" calcext:value-type="float">
            <text:p>2714.54</text:p>
          </table:table-cell>
        </table:table-row>
        <table:table-row table:style-name="ro1">
          <table:table-cell office:value-type="float" office:value="32159276" calcext:value-type="float">
            <text:p>32159276</text:p>
          </table:table-cell>
          <table:table-cell table:formula="of:=[.A2012]/1000/(60*60*24)" office:value-type="time" office:time-value="PT08H55M59.276S" calcext:value-type="time">
            <text:p>08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91.35" calcext:value-type="float">
            <text:p>2191.35</text:p>
          </table:table-cell>
          <table:table-cell office:value-type="float" office:value="2715.73" calcext:value-type="float">
            <text:p>2715.73</text:p>
          </table:table-cell>
        </table:table-row>
        <table:table-row table:style-name="ro1">
          <table:table-cell office:value-type="float" office:value="32175276" calcext:value-type="float">
            <text:p>32175276</text:p>
          </table:table-cell>
          <table:table-cell table:formula="of:=[.A2013]/1000/(60*60*24)" office:value-type="time" office:time-value="PT08H56M15.276S" calcext:value-type="time">
            <text:p>08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92.37" calcext:value-type="float">
            <text:p>2192.37</text:p>
          </table:table-cell>
          <table:table-cell office:value-type="float" office:value="2716.91" calcext:value-type="float">
            <text:p>2716.91</text:p>
          </table:table-cell>
        </table:table-row>
        <table:table-row table:style-name="ro1">
          <table:table-cell office:value-type="float" office:value="32191276" calcext:value-type="float">
            <text:p>32191276</text:p>
          </table:table-cell>
          <table:table-cell table:formula="of:=[.A2014]/1000/(60*60*24)" office:value-type="time" office:time-value="PT08H56M31.276S" calcext:value-type="time">
            <text:p>08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93.39" calcext:value-type="float">
            <text:p>2193.39</text:p>
          </table:table-cell>
          <table:table-cell office:value-type="float" office:value="2718.1" calcext:value-type="float">
            <text:p>2718.1</text:p>
          </table:table-cell>
        </table:table-row>
        <table:table-row table:style-name="ro1">
          <table:table-cell office:value-type="float" office:value="32207276" calcext:value-type="float">
            <text:p>32207276</text:p>
          </table:table-cell>
          <table:table-cell table:formula="of:=[.A2015]/1000/(60*60*24)" office:value-type="time" office:time-value="PT08H56M47.276S" calcext:value-type="time">
            <text:p>08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94.42" calcext:value-type="float">
            <text:p>2194.42</text:p>
          </table:table-cell>
          <table:table-cell office:value-type="float" office:value="2719.28" calcext:value-type="float">
            <text:p>2719.28</text:p>
          </table:table-cell>
        </table:table-row>
        <table:table-row table:style-name="ro1">
          <table:table-cell office:value-type="float" office:value="32223276" calcext:value-type="float">
            <text:p>32223276</text:p>
          </table:table-cell>
          <table:table-cell table:formula="of:=[.A2016]/1000/(60*60*24)" office:value-type="time" office:time-value="PT08H57M03.276S" calcext:value-type="time">
            <text:p>08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95.44" calcext:value-type="float">
            <text:p>2195.44</text:p>
          </table:table-cell>
          <table:table-cell office:value-type="float" office:value="2720.46" calcext:value-type="float">
            <text:p>2720.46</text:p>
          </table:table-cell>
        </table:table-row>
        <table:table-row table:style-name="ro1">
          <table:table-cell office:value-type="float" office:value="32239276" calcext:value-type="float">
            <text:p>32239276</text:p>
          </table:table-cell>
          <table:table-cell table:formula="of:=[.A2017]/1000/(60*60*24)" office:value-type="time" office:time-value="PT08H57M19.276S" calcext:value-type="time">
            <text:p>08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96.46" calcext:value-type="float">
            <text:p>2196.46</text:p>
          </table:table-cell>
          <table:table-cell office:value-type="float" office:value="2721.65" calcext:value-type="float">
            <text:p>2721.65</text:p>
          </table:table-cell>
        </table:table-row>
        <table:table-row table:style-name="ro1">
          <table:table-cell office:value-type="float" office:value="32255276" calcext:value-type="float">
            <text:p>32255276</text:p>
          </table:table-cell>
          <table:table-cell table:formula="of:=[.A2018]/1000/(60*60*24)" office:value-type="time" office:time-value="PT08H57M35.276S" calcext:value-type="time">
            <text:p>08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97.48" calcext:value-type="float">
            <text:p>2197.48</text:p>
          </table:table-cell>
          <table:table-cell office:value-type="float" office:value="2722.83" calcext:value-type="float">
            <text:p>2722.83</text:p>
          </table:table-cell>
        </table:table-row>
        <table:table-row table:style-name="ro1">
          <table:table-cell office:value-type="float" office:value="32271276" calcext:value-type="float">
            <text:p>32271276</text:p>
          </table:table-cell>
          <table:table-cell table:formula="of:=[.A2019]/1000/(60*60*24)" office:value-type="time" office:time-value="PT08H57M51.276S" calcext:value-type="time">
            <text:p>08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98.5" calcext:value-type="float">
            <text:p>2198.5</text:p>
          </table:table-cell>
          <table:table-cell office:value-type="float" office:value="2724.01" calcext:value-type="float">
            <text:p>2724.01</text:p>
          </table:table-cell>
        </table:table-row>
        <table:table-row table:style-name="ro1">
          <table:table-cell office:value-type="float" office:value="32287276" calcext:value-type="float">
            <text:p>32287276</text:p>
          </table:table-cell>
          <table:table-cell table:formula="of:=[.A2020]/1000/(60*60*24)" office:value-type="time" office:time-value="PT08H58M07.276S" calcext:value-type="time">
            <text:p>08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99.53" calcext:value-type="float">
            <text:p>2199.53</text:p>
          </table:table-cell>
          <table:table-cell office:value-type="float" office:value="2725.19" calcext:value-type="float">
            <text:p>2725.19</text:p>
          </table:table-cell>
        </table:table-row>
        <table:table-row table:style-name="ro1">
          <table:table-cell office:value-type="float" office:value="32303276" calcext:value-type="float">
            <text:p>32303276</text:p>
          </table:table-cell>
          <table:table-cell table:formula="of:=[.A2021]/1000/(60*60*24)" office:value-type="time" office:time-value="PT08H58M23.276S" calcext:value-type="time">
            <text:p>08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200.55" calcext:value-type="float">
            <text:p>2200.55</text:p>
          </table:table-cell>
          <table:table-cell office:value-type="float" office:value="2726.38" calcext:value-type="float">
            <text:p>2726.38</text:p>
          </table:table-cell>
        </table:table-row>
        <table:table-row table:style-name="ro1">
          <table:table-cell office:value-type="float" office:value="32319276" calcext:value-type="float">
            <text:p>32319276</text:p>
          </table:table-cell>
          <table:table-cell table:formula="of:=[.A2022]/1000/(60*60*24)" office:value-type="time" office:time-value="PT08H58M39.276S" calcext:value-type="time">
            <text:p>08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2201.56" calcext:value-type="float">
            <text:p>2201.56</text:p>
          </table:table-cell>
          <table:table-cell office:value-type="float" office:value="2727.56" calcext:value-type="float">
            <text:p>2727.56</text:p>
          </table:table-cell>
        </table:table-row>
        <table:table-row table:style-name="ro1">
          <table:table-cell office:value-type="float" office:value="32335276" calcext:value-type="float">
            <text:p>32335276</text:p>
          </table:table-cell>
          <table:table-cell table:formula="of:=[.A2023]/1000/(60*60*24)" office:value-type="time" office:time-value="PT08H58M55.276S" calcext:value-type="time">
            <text:p>08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202.58" calcext:value-type="float">
            <text:p>2202.58</text:p>
          </table:table-cell>
          <table:table-cell office:value-type="float" office:value="2728.74" calcext:value-type="float">
            <text:p>2728.74</text:p>
          </table:table-cell>
        </table:table-row>
        <table:table-row table:style-name="ro1">
          <table:table-cell office:value-type="float" office:value="32351276" calcext:value-type="float">
            <text:p>32351276</text:p>
          </table:table-cell>
          <table:table-cell table:formula="of:=[.A2024]/1000/(60*60*24)" office:value-type="time" office:time-value="PT08H59M11.276S" calcext:value-type="time">
            <text:p>08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203.6" calcext:value-type="float">
            <text:p>2203.6</text:p>
          </table:table-cell>
          <table:table-cell office:value-type="float" office:value="2729.92" calcext:value-type="float">
            <text:p>2729.92</text:p>
          </table:table-cell>
        </table:table-row>
        <table:table-row table:style-name="ro1">
          <table:table-cell office:value-type="float" office:value="32367276" calcext:value-type="float">
            <text:p>32367276</text:p>
          </table:table-cell>
          <table:table-cell table:formula="of:=[.A2025]/1000/(60*60*24)" office:value-type="time" office:time-value="PT08H59M27.276S" calcext:value-type="time">
            <text:p>08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204.62" calcext:value-type="float">
            <text:p>2204.62</text:p>
          </table:table-cell>
          <table:table-cell office:value-type="float" office:value="2731.1" calcext:value-type="float">
            <text:p>2731.1</text:p>
          </table:table-cell>
        </table:table-row>
        <table:table-row table:style-name="ro1">
          <table:table-cell office:value-type="float" office:value="32383276" calcext:value-type="float">
            <text:p>32383276</text:p>
          </table:table-cell>
          <table:table-cell table:formula="of:=[.A2026]/1000/(60*60*24)" office:value-type="time" office:time-value="PT08H59M43.276S" calcext:value-type="time">
            <text:p>08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205.64" calcext:value-type="float">
            <text:p>2205.64</text:p>
          </table:table-cell>
          <table:table-cell office:value-type="float" office:value="2732.28" calcext:value-type="float">
            <text:p>2732.28</text:p>
          </table:table-cell>
        </table:table-row>
        <table:table-row table:style-name="ro1">
          <table:table-cell office:value-type="float" office:value="32399276" calcext:value-type="float">
            <text:p>32399276</text:p>
          </table:table-cell>
          <table:table-cell table:formula="of:=[.A2027]/1000/(60*60*24)" office:value-type="time" office:time-value="PT08H59M59.276S" calcext:value-type="time">
            <text:p>08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206.66" calcext:value-type="float">
            <text:p>2206.66</text:p>
          </table:table-cell>
          <table:table-cell office:value-type="float" office:value="2733.46" calcext:value-type="float">
            <text:p>2733.46</text:p>
          </table:table-cell>
        </table:table-row>
        <table:table-row table:style-name="ro1">
          <table:table-cell office:value-type="float" office:value="32415276" calcext:value-type="float">
            <text:p>32415276</text:p>
          </table:table-cell>
          <table:table-cell table:formula="of:=[.A2028]/1000/(60*60*24)" office:value-type="time" office:time-value="PT09H00M15.276S" calcext:value-type="time">
            <text:p>09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207.68" calcext:value-type="float">
            <text:p>2207.68</text:p>
          </table:table-cell>
          <table:table-cell office:value-type="float" office:value="2734.63" calcext:value-type="float">
            <text:p>2734.63</text:p>
          </table:table-cell>
        </table:table-row>
        <table:table-row table:style-name="ro1">
          <table:table-cell office:value-type="float" office:value="32431276" calcext:value-type="float">
            <text:p>32431276</text:p>
          </table:table-cell>
          <table:table-cell table:formula="of:=[.A2029]/1000/(60*60*24)" office:value-type="time" office:time-value="PT09H00M31.276S" calcext:value-type="time">
            <text:p>09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208.7" calcext:value-type="float">
            <text:p>2208.7</text:p>
          </table:table-cell>
          <table:table-cell office:value-type="float" office:value="2735.81" calcext:value-type="float">
            <text:p>2735.81</text:p>
          </table:table-cell>
        </table:table-row>
        <table:table-row table:style-name="ro1">
          <table:table-cell office:value-type="float" office:value="32447276" calcext:value-type="float">
            <text:p>32447276</text:p>
          </table:table-cell>
          <table:table-cell table:formula="of:=[.A2030]/1000/(60*60*24)" office:value-type="time" office:time-value="PT09H00M47.276S" calcext:value-type="time">
            <text:p>09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209.72" calcext:value-type="float">
            <text:p>2209.72</text:p>
          </table:table-cell>
          <table:table-cell office:value-type="float" office:value="2736.99" calcext:value-type="float">
            <text:p>2736.99</text:p>
          </table:table-cell>
        </table:table-row>
        <table:table-row table:style-name="ro1">
          <table:table-cell office:value-type="float" office:value="32463276" calcext:value-type="float">
            <text:p>32463276</text:p>
          </table:table-cell>
          <table:table-cell table:formula="of:=[.A2031]/1000/(60*60*24)" office:value-type="time" office:time-value="PT09H01M03.276S" calcext:value-type="time">
            <text:p>09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210.74" calcext:value-type="float">
            <text:p>2210.74</text:p>
          </table:table-cell>
          <table:table-cell office:value-type="float" office:value="2738.16" calcext:value-type="float">
            <text:p>2738.16</text:p>
          </table:table-cell>
        </table:table-row>
        <table:table-row table:style-name="ro1">
          <table:table-cell office:value-type="float" office:value="32479276" calcext:value-type="float">
            <text:p>32479276</text:p>
          </table:table-cell>
          <table:table-cell table:formula="of:=[.A2032]/1000/(60*60*24)" office:value-type="time" office:time-value="PT09H01M19.276S" calcext:value-type="time">
            <text:p>09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211.76" calcext:value-type="float">
            <text:p>2211.76</text:p>
          </table:table-cell>
          <table:table-cell office:value-type="float" office:value="2739.34" calcext:value-type="float">
            <text:p>2739.34</text:p>
          </table:table-cell>
        </table:table-row>
        <table:table-row table:style-name="ro1">
          <table:table-cell office:value-type="float" office:value="32495276" calcext:value-type="float">
            <text:p>32495276</text:p>
          </table:table-cell>
          <table:table-cell table:formula="of:=[.A2033]/1000/(60*60*24)" office:value-type="time" office:time-value="PT09H01M35.276S" calcext:value-type="time">
            <text:p>09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212.78" calcext:value-type="float">
            <text:p>2212.78</text:p>
          </table:table-cell>
          <table:table-cell office:value-type="float" office:value="2740.51" calcext:value-type="float">
            <text:p>2740.51</text:p>
          </table:table-cell>
        </table:table-row>
        <table:table-row table:style-name="ro1">
          <table:table-cell office:value-type="float" office:value="32511276" calcext:value-type="float">
            <text:p>32511276</text:p>
          </table:table-cell>
          <table:table-cell table:formula="of:=[.A2034]/1000/(60*60*24)" office:value-type="time" office:time-value="PT09H01M51.276S" calcext:value-type="time">
            <text:p>09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213.8" calcext:value-type="float">
            <text:p>2213.8</text:p>
          </table:table-cell>
          <table:table-cell office:value-type="float" office:value="2741.69" calcext:value-type="float">
            <text:p>2741.69</text:p>
          </table:table-cell>
        </table:table-row>
        <table:table-row table:style-name="ro1">
          <table:table-cell office:value-type="float" office:value="32527276" calcext:value-type="float">
            <text:p>32527276</text:p>
          </table:table-cell>
          <table:table-cell table:formula="of:=[.A2035]/1000/(60*60*24)" office:value-type="time" office:time-value="PT09H02M07.276S" calcext:value-type="time">
            <text:p>09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214.82" calcext:value-type="float">
            <text:p>2214.82</text:p>
          </table:table-cell>
          <table:table-cell office:value-type="float" office:value="2742.86" calcext:value-type="float">
            <text:p>2742.86</text:p>
          </table:table-cell>
        </table:table-row>
        <table:table-row table:style-name="ro1">
          <table:table-cell office:value-type="float" office:value="32543276" calcext:value-type="float">
            <text:p>32543276</text:p>
          </table:table-cell>
          <table:table-cell table:formula="of:=[.A2036]/1000/(60*60*24)" office:value-type="time" office:time-value="PT09H02M23.276S" calcext:value-type="time">
            <text:p>09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2215.84" calcext:value-type="float">
            <text:p>2215.84</text:p>
          </table:table-cell>
          <table:table-cell office:value-type="float" office:value="2744.04" calcext:value-type="float">
            <text:p>2744.04</text:p>
          </table:table-cell>
        </table:table-row>
        <table:table-row table:style-name="ro1">
          <table:table-cell office:value-type="float" office:value="32559276" calcext:value-type="float">
            <text:p>32559276</text:p>
          </table:table-cell>
          <table:table-cell table:formula="of:=[.A2037]/1000/(60*60*24)" office:value-type="time" office:time-value="PT09H02M39.276S" calcext:value-type="time">
            <text:p>09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216.85" calcext:value-type="float">
            <text:p>2216.85</text:p>
          </table:table-cell>
          <table:table-cell office:value-type="float" office:value="2745.21" calcext:value-type="float">
            <text:p>2745.21</text:p>
          </table:table-cell>
        </table:table-row>
        <table:table-row table:style-name="ro1">
          <table:table-cell office:value-type="float" office:value="32575276" calcext:value-type="float">
            <text:p>32575276</text:p>
          </table:table-cell>
          <table:table-cell table:formula="of:=[.A2038]/1000/(60*60*24)" office:value-type="time" office:time-value="PT09H02M55.276S" calcext:value-type="time">
            <text:p>09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217.87" calcext:value-type="float">
            <text:p>2217.87</text:p>
          </table:table-cell>
          <table:table-cell office:value-type="float" office:value="2746.38" calcext:value-type="float">
            <text:p>2746.38</text:p>
          </table:table-cell>
        </table:table-row>
        <table:table-row table:style-name="ro1">
          <table:table-cell office:value-type="float" office:value="32591276" calcext:value-type="float">
            <text:p>32591276</text:p>
          </table:table-cell>
          <table:table-cell table:formula="of:=[.A2039]/1000/(60*60*24)" office:value-type="time" office:time-value="PT09H03M11.276S" calcext:value-type="time">
            <text:p>09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218.89" calcext:value-type="float">
            <text:p>2218.89</text:p>
          </table:table-cell>
          <table:table-cell office:value-type="float" office:value="2747.55" calcext:value-type="float">
            <text:p>2747.55</text:p>
          </table:table-cell>
        </table:table-row>
        <table:table-row table:style-name="ro1">
          <table:table-cell office:value-type="float" office:value="32607276" calcext:value-type="float">
            <text:p>32607276</text:p>
          </table:table-cell>
          <table:table-cell table:formula="of:=[.A2040]/1000/(60*60*24)" office:value-type="time" office:time-value="PT09H03M27.276S" calcext:value-type="time">
            <text:p>09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219.9" calcext:value-type="float">
            <text:p>2219.9</text:p>
          </table:table-cell>
          <table:table-cell office:value-type="float" office:value="2748.72" calcext:value-type="float">
            <text:p>2748.72</text:p>
          </table:table-cell>
        </table:table-row>
        <table:table-row table:style-name="ro1">
          <table:table-cell office:value-type="float" office:value="32623276" calcext:value-type="float">
            <text:p>32623276</text:p>
          </table:table-cell>
          <table:table-cell table:formula="of:=[.A2041]/1000/(60*60*24)" office:value-type="time" office:time-value="PT09H03M43.276S" calcext:value-type="time">
            <text:p>09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220.92" calcext:value-type="float">
            <text:p>2220.92</text:p>
          </table:table-cell>
          <table:table-cell office:value-type="float" office:value="2749.89" calcext:value-type="float">
            <text:p>2749.89</text:p>
          </table:table-cell>
        </table:table-row>
        <table:table-row table:style-name="ro1">
          <table:table-cell office:value-type="float" office:value="32639276" calcext:value-type="float">
            <text:p>32639276</text:p>
          </table:table-cell>
          <table:table-cell table:formula="of:=[.A2042]/1000/(60*60*24)" office:value-type="time" office:time-value="PT09H03M59.276S" calcext:value-type="time">
            <text:p>09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221.93" calcext:value-type="float">
            <text:p>2221.93</text:p>
          </table:table-cell>
          <table:table-cell office:value-type="float" office:value="2751.06" calcext:value-type="float">
            <text:p>2751.06</text:p>
          </table:table-cell>
        </table:table-row>
        <table:table-row table:style-name="ro1">
          <table:table-cell office:value-type="float" office:value="32655276" calcext:value-type="float">
            <text:p>32655276</text:p>
          </table:table-cell>
          <table:table-cell table:formula="of:=[.A2043]/1000/(60*60*24)" office:value-type="time" office:time-value="PT09H04M15.276S" calcext:value-type="time">
            <text:p>09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222.95" calcext:value-type="float">
            <text:p>2222.95</text:p>
          </table:table-cell>
          <table:table-cell office:value-type="float" office:value="2752.23" calcext:value-type="float">
            <text:p>2752.23</text:p>
          </table:table-cell>
        </table:table-row>
        <table:table-row table:style-name="ro1">
          <table:table-cell office:value-type="float" office:value="32671276" calcext:value-type="float">
            <text:p>32671276</text:p>
          </table:table-cell>
          <table:table-cell table:formula="of:=[.A2044]/1000/(60*60*24)" office:value-type="time" office:time-value="PT09H04M31.276S" calcext:value-type="time">
            <text:p>09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223.96" calcext:value-type="float">
            <text:p>2223.96</text:p>
          </table:table-cell>
          <table:table-cell office:value-type="float" office:value="2753.4" calcext:value-type="float">
            <text:p>2753.4</text:p>
          </table:table-cell>
        </table:table-row>
        <table:table-row table:style-name="ro1">
          <table:table-cell office:value-type="float" office:value="32687276" calcext:value-type="float">
            <text:p>32687276</text:p>
          </table:table-cell>
          <table:table-cell table:formula="of:=[.A2045]/1000/(60*60*24)" office:value-type="time" office:time-value="PT09H04M47.276S" calcext:value-type="time">
            <text:p>09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224.98" calcext:value-type="float">
            <text:p>2224.98</text:p>
          </table:table-cell>
          <table:table-cell office:value-type="float" office:value="2754.57" calcext:value-type="float">
            <text:p>2754.57</text:p>
          </table:table-cell>
        </table:table-row>
        <table:table-row table:style-name="ro1">
          <table:table-cell office:value-type="float" office:value="32703276" calcext:value-type="float">
            <text:p>32703276</text:p>
          </table:table-cell>
          <table:table-cell table:formula="of:=[.A2046]/1000/(60*60*24)" office:value-type="time" office:time-value="PT09H05M03.276S" calcext:value-type="time">
            <text:p>09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226" calcext:value-type="float">
            <text:p>2226</text:p>
          </table:table-cell>
          <table:table-cell office:value-type="float" office:value="2755.73" calcext:value-type="float">
            <text:p>2755.73</text:p>
          </table:table-cell>
        </table:table-row>
        <table:table-row table:style-name="ro1">
          <table:table-cell office:value-type="float" office:value="32719276" calcext:value-type="float">
            <text:p>32719276</text:p>
          </table:table-cell>
          <table:table-cell table:formula="of:=[.A2047]/1000/(60*60*24)" office:value-type="time" office:time-value="PT09H05M19.276S" calcext:value-type="time">
            <text:p>09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2227.01" calcext:value-type="float">
            <text:p>2227.01</text:p>
          </table:table-cell>
          <table:table-cell office:value-type="float" office:value="2756.9" calcext:value-type="float">
            <text:p>2756.9</text:p>
          </table:table-cell>
        </table:table-row>
        <table:table-row table:style-name="ro1">
          <table:table-cell office:value-type="float" office:value="32735276" calcext:value-type="float">
            <text:p>32735276</text:p>
          </table:table-cell>
          <table:table-cell table:formula="of:=[.A2048]/1000/(60*60*24)" office:value-type="time" office:time-value="PT09H05M35.276S" calcext:value-type="time">
            <text:p>09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228.03" calcext:value-type="float">
            <text:p>2228.03</text:p>
          </table:table-cell>
          <table:table-cell office:value-type="float" office:value="2758.07" calcext:value-type="float">
            <text:p>2758.07</text:p>
          </table:table-cell>
        </table:table-row>
        <table:table-row table:style-name="ro1">
          <table:table-cell office:value-type="float" office:value="32751276" calcext:value-type="float">
            <text:p>32751276</text:p>
          </table:table-cell>
          <table:table-cell table:formula="of:=[.A2049]/1000/(60*60*24)" office:value-type="time" office:time-value="PT09H05M51.276S" calcext:value-type="time">
            <text:p>09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229.04" calcext:value-type="float">
            <text:p>2229.04</text:p>
          </table:table-cell>
          <table:table-cell office:value-type="float" office:value="2759.24" calcext:value-type="float">
            <text:p>2759.24</text:p>
          </table:table-cell>
        </table:table-row>
        <table:table-row table:style-name="ro1">
          <table:table-cell office:value-type="float" office:value="32767276" calcext:value-type="float">
            <text:p>32767276</text:p>
          </table:table-cell>
          <table:table-cell table:formula="of:=[.A2050]/1000/(60*60*24)" office:value-type="time" office:time-value="PT09H06M07.276S" calcext:value-type="time">
            <text:p>09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230.06" calcext:value-type="float">
            <text:p>2230.06</text:p>
          </table:table-cell>
          <table:table-cell office:value-type="float" office:value="2760.4" calcext:value-type="float">
            <text:p>2760.4</text:p>
          </table:table-cell>
        </table:table-row>
        <table:table-row table:style-name="ro1">
          <table:table-cell office:value-type="float" office:value="32783276" calcext:value-type="float">
            <text:p>32783276</text:p>
          </table:table-cell>
          <table:table-cell table:formula="of:=[.A2051]/1000/(60*60*24)" office:value-type="time" office:time-value="PT09H06M23.276S" calcext:value-type="time">
            <text:p>09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231.07" calcext:value-type="float">
            <text:p>2231.07</text:p>
          </table:table-cell>
          <table:table-cell office:value-type="float" office:value="2761.57" calcext:value-type="float">
            <text:p>2761.57</text:p>
          </table:table-cell>
        </table:table-row>
        <table:table-row table:style-name="ro1">
          <table:table-cell office:value-type="float" office:value="32799276" calcext:value-type="float">
            <text:p>32799276</text:p>
          </table:table-cell>
          <table:table-cell table:formula="of:=[.A2052]/1000/(60*60*24)" office:value-type="time" office:time-value="PT09H06M39.276S" calcext:value-type="time">
            <text:p>09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232.09" calcext:value-type="float">
            <text:p>2232.09</text:p>
          </table:table-cell>
          <table:table-cell office:value-type="float" office:value="2762.73" calcext:value-type="float">
            <text:p>2762.73</text:p>
          </table:table-cell>
        </table:table-row>
        <table:table-row table:style-name="ro1">
          <table:table-cell office:value-type="float" office:value="32815276" calcext:value-type="float">
            <text:p>32815276</text:p>
          </table:table-cell>
          <table:table-cell table:formula="of:=[.A2053]/1000/(60*60*24)" office:value-type="time" office:time-value="PT09H06M55.276S" calcext:value-type="time">
            <text:p>09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233.1" calcext:value-type="float">
            <text:p>2233.1</text:p>
          </table:table-cell>
          <table:table-cell office:value-type="float" office:value="2763.89" calcext:value-type="float">
            <text:p>2763.89</text:p>
          </table:table-cell>
        </table:table-row>
        <table:table-row table:style-name="ro1">
          <table:table-cell office:value-type="float" office:value="32831276" calcext:value-type="float">
            <text:p>32831276</text:p>
          </table:table-cell>
          <table:table-cell table:formula="of:=[.A2054]/1000/(60*60*24)" office:value-type="time" office:time-value="PT09H07M11.276S" calcext:value-type="time">
            <text:p>09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765.05" calcext:value-type="float">
            <text:p>2765.05</text:p>
          </table:table-cell>
        </table:table-row>
        <table:table-row table:style-name="ro1">
          <table:table-cell office:value-type="float" office:value="32847276" calcext:value-type="float">
            <text:p>32847276</text:p>
          </table:table-cell>
          <table:table-cell table:formula="of:=[.A2055]/1000/(60*60*24)" office:value-type="time" office:time-value="PT09H07M27.276S" calcext:value-type="time">
            <text:p>09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235.13" calcext:value-type="float">
            <text:p>2235.13</text:p>
          </table:table-cell>
          <table:table-cell office:value-type="float" office:value="2766.21" calcext:value-type="float">
            <text:p>2766.21</text:p>
          </table:table-cell>
        </table:table-row>
        <table:table-row table:style-name="ro1">
          <table:table-cell office:value-type="float" office:value="32863276" calcext:value-type="float">
            <text:p>32863276</text:p>
          </table:table-cell>
          <table:table-cell table:formula="of:=[.A2056]/1000/(60*60*24)" office:value-type="time" office:time-value="PT09H07M43.276S" calcext:value-type="time">
            <text:p>09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236.14" calcext:value-type="float">
            <text:p>2236.14</text:p>
          </table:table-cell>
          <table:table-cell office:value-type="float" office:value="2767.38" calcext:value-type="float">
            <text:p>2767.38</text:p>
          </table:table-cell>
        </table:table-row>
        <table:table-row table:style-name="ro1">
          <table:table-cell office:value-type="float" office:value="32879276" calcext:value-type="float">
            <text:p>32879276</text:p>
          </table:table-cell>
          <table:table-cell table:formula="of:=[.A2057]/1000/(60*60*24)" office:value-type="time" office:time-value="PT09H07M59.276S" calcext:value-type="time">
            <text:p>09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237.15" calcext:value-type="float">
            <text:p>2237.15</text:p>
          </table:table-cell>
          <table:table-cell office:value-type="float" office:value="2768.54" calcext:value-type="float">
            <text:p>2768.54</text:p>
          </table:table-cell>
        </table:table-row>
        <table:table-row table:style-name="ro1">
          <table:table-cell office:value-type="float" office:value="32895276" calcext:value-type="float">
            <text:p>32895276</text:p>
          </table:table-cell>
          <table:table-cell table:formula="of:=[.A2058]/1000/(60*60*24)" office:value-type="time" office:time-value="PT09H08M15.276S" calcext:value-type="time">
            <text:p>09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238.16" calcext:value-type="float">
            <text:p>2238.16</text:p>
          </table:table-cell>
          <table:table-cell office:value-type="float" office:value="2769.7" calcext:value-type="float">
            <text:p>2769.7</text:p>
          </table:table-cell>
        </table:table-row>
        <table:table-row table:style-name="ro1">
          <table:table-cell office:value-type="float" office:value="32911276" calcext:value-type="float">
            <text:p>32911276</text:p>
          </table:table-cell>
          <table:table-cell table:formula="of:=[.A2059]/1000/(60*60*24)" office:value-type="time" office:time-value="PT09H08M31.276S" calcext:value-type="time">
            <text:p>09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239.17" calcext:value-type="float">
            <text:p>2239.17</text:p>
          </table:table-cell>
          <table:table-cell office:value-type="float" office:value="2770.86" calcext:value-type="float">
            <text:p>2770.86</text:p>
          </table:table-cell>
        </table:table-row>
        <table:table-row table:style-name="ro1">
          <table:table-cell office:value-type="float" office:value="32927276" calcext:value-type="float">
            <text:p>32927276</text:p>
          </table:table-cell>
          <table:table-cell table:formula="of:=[.A2060]/1000/(60*60*24)" office:value-type="time" office:time-value="PT09H08M47.276S" calcext:value-type="time">
            <text:p>09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240.19" calcext:value-type="float">
            <text:p>2240.19</text:p>
          </table:table-cell>
          <table:table-cell office:value-type="float" office:value="2772.02" calcext:value-type="float">
            <text:p>2772.02</text:p>
          </table:table-cell>
        </table:table-row>
        <table:table-row table:style-name="ro1">
          <table:table-cell office:value-type="float" office:value="32943276" calcext:value-type="float">
            <text:p>32943276</text:p>
          </table:table-cell>
          <table:table-cell table:formula="of:=[.A2061]/1000/(60*60*24)" office:value-type="time" office:time-value="PT09H09M03.276S" calcext:value-type="time">
            <text:p>09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241.2" calcext:value-type="float">
            <text:p>2241.2</text:p>
          </table:table-cell>
          <table:table-cell office:value-type="float" office:value="2773.18" calcext:value-type="float">
            <text:p>2773.18</text:p>
          </table:table-cell>
        </table:table-row>
        <table:table-row table:style-name="ro1">
          <table:table-cell office:value-type="float" office:value="32959276" calcext:value-type="float">
            <text:p>32959276</text:p>
          </table:table-cell>
          <table:table-cell table:formula="of:=[.A2062]/1000/(60*60*24)" office:value-type="time" office:time-value="PT09H09M19.276S" calcext:value-type="time">
            <text:p>09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242.21" calcext:value-type="float">
            <text:p>2242.21</text:p>
          </table:table-cell>
          <table:table-cell office:value-type="float" office:value="2774.34" calcext:value-type="float">
            <text:p>2774.34</text:p>
          </table:table-cell>
        </table:table-row>
        <table:table-row table:style-name="ro1">
          <table:table-cell office:value-type="float" office:value="32975276" calcext:value-type="float">
            <text:p>32975276</text:p>
          </table:table-cell>
          <table:table-cell table:formula="of:=[.A2063]/1000/(60*60*24)" office:value-type="time" office:time-value="PT09H09M35.276S" calcext:value-type="time">
            <text:p>09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2775.49" calcext:value-type="float">
            <text:p>2775.49</text:p>
          </table:table-cell>
        </table:table-row>
        <table:table-row table:style-name="ro1">
          <table:table-cell office:value-type="float" office:value="32991276" calcext:value-type="float">
            <text:p>32991276</text:p>
          </table:table-cell>
          <table:table-cell table:formula="of:=[.A2064]/1000/(60*60*24)" office:value-type="time" office:time-value="PT09H09M51.276S" calcext:value-type="time">
            <text:p>09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244.23" calcext:value-type="float">
            <text:p>2244.23</text:p>
          </table:table-cell>
          <table:table-cell office:value-type="float" office:value="2776.65" calcext:value-type="float">
            <text:p>2776.65</text:p>
          </table:table-cell>
        </table:table-row>
        <table:table-row table:style-name="ro1">
          <table:table-cell office:value-type="float" office:value="33007276" calcext:value-type="float">
            <text:p>33007276</text:p>
          </table:table-cell>
          <table:table-cell table:formula="of:=[.A2065]/1000/(60*60*24)" office:value-type="time" office:time-value="PT09H10M07.276S" calcext:value-type="time">
            <text:p>09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245.24" calcext:value-type="float">
            <text:p>2245.24</text:p>
          </table:table-cell>
          <table:table-cell office:value-type="float" office:value="2777.81" calcext:value-type="float">
            <text:p>2777.81</text:p>
          </table:table-cell>
        </table:table-row>
        <table:table-row table:style-name="ro1">
          <table:table-cell office:value-type="float" office:value="33023276" calcext:value-type="float">
            <text:p>33023276</text:p>
          </table:table-cell>
          <table:table-cell table:formula="of:=[.A2066]/1000/(60*60*24)" office:value-type="time" office:time-value="PT09H10M23.276S" calcext:value-type="time">
            <text:p>09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246.25" calcext:value-type="float">
            <text:p>2246.25</text:p>
          </table:table-cell>
          <table:table-cell office:value-type="float" office:value="2778.96" calcext:value-type="float">
            <text:p>2778.96</text:p>
          </table:table-cell>
        </table:table-row>
        <table:table-row table:style-name="ro1">
          <table:table-cell office:value-type="float" office:value="33039276" calcext:value-type="float">
            <text:p>33039276</text:p>
          </table:table-cell>
          <table:table-cell table:formula="of:=[.A2067]/1000/(60*60*24)" office:value-type="time" office:time-value="PT09H10M39.276S" calcext:value-type="time">
            <text:p>09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247.27" calcext:value-type="float">
            <text:p>2247.27</text:p>
          </table:table-cell>
          <table:table-cell office:value-type="float" office:value="2780.12" calcext:value-type="float">
            <text:p>2780.12</text:p>
          </table:table-cell>
        </table:table-row>
        <table:table-row table:style-name="ro1">
          <table:table-cell office:value-type="float" office:value="33055276" calcext:value-type="float">
            <text:p>33055276</text:p>
          </table:table-cell>
          <table:table-cell table:formula="of:=[.A2068]/1000/(60*60*24)" office:value-type="time" office:time-value="PT09H10M55.276S" calcext:value-type="time">
            <text:p>09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48.28" calcext:value-type="float">
            <text:p>2248.28</text:p>
          </table:table-cell>
          <table:table-cell office:value-type="float" office:value="2781.27" calcext:value-type="float">
            <text:p>2781.27</text:p>
          </table:table-cell>
        </table:table-row>
        <table:table-row table:style-name="ro1">
          <table:table-cell office:value-type="float" office:value="33071276" calcext:value-type="float">
            <text:p>33071276</text:p>
          </table:table-cell>
          <table:table-cell table:formula="of:=[.A2069]/1000/(60*60*24)" office:value-type="time" office:time-value="PT09H11M11.276S" calcext:value-type="time">
            <text:p>09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49.29" calcext:value-type="float">
            <text:p>2249.29</text:p>
          </table:table-cell>
          <table:table-cell office:value-type="float" office:value="2782.42" calcext:value-type="float">
            <text:p>2782.42</text:p>
          </table:table-cell>
        </table:table-row>
        <table:table-row table:style-name="ro1">
          <table:table-cell office:value-type="float" office:value="33087276" calcext:value-type="float">
            <text:p>33087276</text:p>
          </table:table-cell>
          <table:table-cell table:formula="of:=[.A2070]/1000/(60*60*24)" office:value-type="time" office:time-value="PT09H11M27.276S" calcext:value-type="time">
            <text:p>09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250.29" calcext:value-type="float">
            <text:p>2250.29</text:p>
          </table:table-cell>
          <table:table-cell office:value-type="float" office:value="2783.58" calcext:value-type="float">
            <text:p>2783.58</text:p>
          </table:table-cell>
        </table:table-row>
        <table:table-row table:style-name="ro1">
          <table:table-cell office:value-type="float" office:value="33103276" calcext:value-type="float">
            <text:p>33103276</text:p>
          </table:table-cell>
          <table:table-cell table:formula="of:=[.A2071]/1000/(60*60*24)" office:value-type="time" office:time-value="PT09H11M43.276S" calcext:value-type="time">
            <text:p>09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251.3" calcext:value-type="float">
            <text:p>2251.3</text:p>
          </table:table-cell>
          <table:table-cell office:value-type="float" office:value="2784.73" calcext:value-type="float">
            <text:p>2784.73</text:p>
          </table:table-cell>
        </table:table-row>
        <table:table-row table:style-name="ro1">
          <table:table-cell office:value-type="float" office:value="33119276" calcext:value-type="float">
            <text:p>33119276</text:p>
          </table:table-cell>
          <table:table-cell table:formula="of:=[.A2072]/1000/(60*60*24)" office:value-type="time" office:time-value="PT09H11M59.276S" calcext:value-type="time">
            <text:p>09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2252.31" calcext:value-type="float">
            <text:p>2252.31</text:p>
          </table:table-cell>
          <table:table-cell office:value-type="float" office:value="2785.88" calcext:value-type="float">
            <text:p>2785.88</text:p>
          </table:table-cell>
        </table:table-row>
        <table:table-row table:style-name="ro1">
          <table:table-cell office:value-type="float" office:value="33135276" calcext:value-type="float">
            <text:p>33135276</text:p>
          </table:table-cell>
          <table:table-cell table:formula="of:=[.A2073]/1000/(60*60*24)" office:value-type="time" office:time-value="PT09H12M15.276S" calcext:value-type="time">
            <text:p>09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2253.32" calcext:value-type="float">
            <text:p>2253.32</text:p>
          </table:table-cell>
          <table:table-cell office:value-type="float" office:value="2787.03" calcext:value-type="float">
            <text:p>2787.03</text:p>
          </table:table-cell>
        </table:table-row>
        <table:table-row table:style-name="ro1">
          <table:table-cell office:value-type="float" office:value="33151276" calcext:value-type="float">
            <text:p>33151276</text:p>
          </table:table-cell>
          <table:table-cell table:formula="of:=[.A2074]/1000/(60*60*24)" office:value-type="time" office:time-value="PT09H12M31.276S" calcext:value-type="time">
            <text:p>09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254.33" calcext:value-type="float">
            <text:p>2254.33</text:p>
          </table:table-cell>
          <table:table-cell office:value-type="float" office:value="2788.18" calcext:value-type="float">
            <text:p>2788.18</text:p>
          </table:table-cell>
        </table:table-row>
        <table:table-row table:style-name="ro1">
          <table:table-cell office:value-type="float" office:value="33167276" calcext:value-type="float">
            <text:p>33167276</text:p>
          </table:table-cell>
          <table:table-cell table:formula="of:=[.A2075]/1000/(60*60*24)" office:value-type="time" office:time-value="PT09H12M47.276S" calcext:value-type="time">
            <text:p>09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255.33" calcext:value-type="float">
            <text:p>2255.33</text:p>
          </table:table-cell>
          <table:table-cell office:value-type="float" office:value="2789.34" calcext:value-type="float">
            <text:p>2789.34</text:p>
          </table:table-cell>
        </table:table-row>
        <table:table-row table:style-name="ro1">
          <table:table-cell office:value-type="float" office:value="33183276" calcext:value-type="float">
            <text:p>33183276</text:p>
          </table:table-cell>
          <table:table-cell table:formula="of:=[.A2076]/1000/(60*60*24)" office:value-type="time" office:time-value="PT09H13M03.276S" calcext:value-type="time">
            <text:p>09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256.34" calcext:value-type="float">
            <text:p>2256.34</text:p>
          </table:table-cell>
          <table:table-cell office:value-type="float" office:value="2790.49" calcext:value-type="float">
            <text:p>2790.49</text:p>
          </table:table-cell>
        </table:table-row>
        <table:table-row table:style-name="ro1">
          <table:table-cell office:value-type="float" office:value="33199276" calcext:value-type="float">
            <text:p>33199276</text:p>
          </table:table-cell>
          <table:table-cell table:formula="of:=[.A2077]/1000/(60*60*24)" office:value-type="time" office:time-value="PT09H13M19.276S" calcext:value-type="time">
            <text:p>09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257.35" calcext:value-type="float">
            <text:p>2257.35</text:p>
          </table:table-cell>
          <table:table-cell office:value-type="float" office:value="2791.63" calcext:value-type="float">
            <text:p>2791.63</text:p>
          </table:table-cell>
        </table:table-row>
        <table:table-row table:style-name="ro1">
          <table:table-cell office:value-type="float" office:value="33215276" calcext:value-type="float">
            <text:p>33215276</text:p>
          </table:table-cell>
          <table:table-cell table:formula="of:=[.A2078]/1000/(60*60*24)" office:value-type="time" office:time-value="PT09H13M35.276S" calcext:value-type="time">
            <text:p>09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258.36" calcext:value-type="float">
            <text:p>2258.36</text:p>
          </table:table-cell>
          <table:table-cell office:value-type="float" office:value="2792.78" calcext:value-type="float">
            <text:p>2792.78</text:p>
          </table:table-cell>
        </table:table-row>
        <table:table-row table:style-name="ro1">
          <table:table-cell office:value-type="float" office:value="33231276" calcext:value-type="float">
            <text:p>33231276</text:p>
          </table:table-cell>
          <table:table-cell table:formula="of:=[.A2079]/1000/(60*60*24)" office:value-type="time" office:time-value="PT09H13M51.276S" calcext:value-type="time">
            <text:p>09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259.36" calcext:value-type="float">
            <text:p>2259.36</text:p>
          </table:table-cell>
          <table:table-cell office:value-type="float" office:value="2793.93" calcext:value-type="float">
            <text:p>2793.93</text:p>
          </table:table-cell>
        </table:table-row>
        <table:table-row table:style-name="ro1">
          <table:table-cell office:value-type="float" office:value="33247276" calcext:value-type="float">
            <text:p>33247276</text:p>
          </table:table-cell>
          <table:table-cell table:formula="of:=[.A2080]/1000/(60*60*24)" office:value-type="time" office:time-value="PT09H14M07.276S" calcext:value-type="time">
            <text:p>09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260.37" calcext:value-type="float">
            <text:p>2260.37</text:p>
          </table:table-cell>
          <table:table-cell office:value-type="float" office:value="2795.07" calcext:value-type="float">
            <text:p>2795.07</text:p>
          </table:table-cell>
        </table:table-row>
        <table:table-row table:style-name="ro1">
          <table:table-cell office:value-type="float" office:value="33263276" calcext:value-type="float">
            <text:p>33263276</text:p>
          </table:table-cell>
          <table:table-cell table:formula="of:=[.A2081]/1000/(60*60*24)" office:value-type="time" office:time-value="PT09H14M23.276S" calcext:value-type="time">
            <text:p>09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261.38" calcext:value-type="float">
            <text:p>2261.38</text:p>
          </table:table-cell>
          <table:table-cell office:value-type="float" office:value="2796.22" calcext:value-type="float">
            <text:p>2796.22</text:p>
          </table:table-cell>
        </table:table-row>
        <table:table-row table:style-name="ro1">
          <table:table-cell office:value-type="float" office:value="33279276" calcext:value-type="float">
            <text:p>33279276</text:p>
          </table:table-cell>
          <table:table-cell table:formula="of:=[.A2082]/1000/(60*60*24)" office:value-type="time" office:time-value="PT09H14M39.276S" calcext:value-type="time">
            <text:p>09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262.38" calcext:value-type="float">
            <text:p>2262.38</text:p>
          </table:table-cell>
          <table:table-cell office:value-type="float" office:value="2797.36" calcext:value-type="float">
            <text:p>2797.36</text:p>
          </table:table-cell>
        </table:table-row>
        <table:table-row table:style-name="ro1">
          <table:table-cell office:value-type="float" office:value="33295276" calcext:value-type="float">
            <text:p>33295276</text:p>
          </table:table-cell>
          <table:table-cell table:formula="of:=[.A2083]/1000/(60*60*24)" office:value-type="time" office:time-value="PT09H14M55.276S" calcext:value-type="time">
            <text:p>09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263.38" calcext:value-type="float">
            <text:p>2263.38</text:p>
          </table:table-cell>
          <table:table-cell office:value-type="float" office:value="2798.5" calcext:value-type="float">
            <text:p>2798.5</text:p>
          </table:table-cell>
        </table:table-row>
        <table:table-row table:style-name="ro1">
          <table:table-cell office:value-type="float" office:value="33311276" calcext:value-type="float">
            <text:p>33311276</text:p>
          </table:table-cell>
          <table:table-cell table:formula="of:=[.A2084]/1000/(60*60*24)" office:value-type="time" office:time-value="PT09H15M11.276S" calcext:value-type="time">
            <text:p>09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264.39" calcext:value-type="float">
            <text:p>2264.39</text:p>
          </table:table-cell>
          <table:table-cell office:value-type="float" office:value="2799.65" calcext:value-type="float">
            <text:p>2799.65</text:p>
          </table:table-cell>
        </table:table-row>
        <table:table-row table:style-name="ro1">
          <table:table-cell office:value-type="float" office:value="33327276" calcext:value-type="float">
            <text:p>33327276</text:p>
          </table:table-cell>
          <table:table-cell table:formula="of:=[.A2085]/1000/(60*60*24)" office:value-type="time" office:time-value="PT09H15M27.276S" calcext:value-type="time">
            <text:p>09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3" calcext:value-type="float">
            <text:p>257.33</text:p>
          </table:table-cell>
          <table:table-cell office:value-type="float" office:value="2265.39" calcext:value-type="float">
            <text:p>2265.39</text:p>
          </table:table-cell>
          <table:table-cell office:value-type="float" office:value="2800.79" calcext:value-type="float">
            <text:p>2800.79</text:p>
          </table:table-cell>
        </table:table-row>
        <table:table-row table:style-name="ro1">
          <table:table-cell office:value-type="float" office:value="33343276" calcext:value-type="float">
            <text:p>33343276</text:p>
          </table:table-cell>
          <table:table-cell table:formula="of:=[.A2086]/1000/(60*60*24)" office:value-type="time" office:time-value="PT09H15M43.276S" calcext:value-type="time">
            <text:p>09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266.4" calcext:value-type="float">
            <text:p>2266.4</text:p>
          </table:table-cell>
          <table:table-cell office:value-type="float" office:value="2801.94" calcext:value-type="float">
            <text:p>2801.94</text:p>
          </table:table-cell>
        </table:table-row>
        <table:table-row table:style-name="ro1">
          <table:table-cell office:value-type="float" office:value="33359276" calcext:value-type="float">
            <text:p>33359276</text:p>
          </table:table-cell>
          <table:table-cell table:formula="of:=[.A2087]/1000/(60*60*24)" office:value-type="time" office:time-value="PT09H15M59.276S" calcext:value-type="time">
            <text:p>09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267.4" calcext:value-type="float">
            <text:p>2267.4</text:p>
          </table:table-cell>
          <table:table-cell office:value-type="float" office:value="2803.08" calcext:value-type="float">
            <text:p>2803.08</text:p>
          </table:table-cell>
        </table:table-row>
        <table:table-row table:style-name="ro1">
          <table:table-cell office:value-type="float" office:value="33375276" calcext:value-type="float">
            <text:p>33375276</text:p>
          </table:table-cell>
          <table:table-cell table:formula="of:=[.A2088]/1000/(60*60*24)" office:value-type="time" office:time-value="PT09H16M15.276S" calcext:value-type="time">
            <text:p>09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268.4" calcext:value-type="float">
            <text:p>2268.4</text:p>
          </table:table-cell>
          <table:table-cell office:value-type="float" office:value="2804.22" calcext:value-type="float">
            <text:p>2804.22</text:p>
          </table:table-cell>
        </table:table-row>
        <table:table-row table:style-name="ro1">
          <table:table-cell office:value-type="float" office:value="33391276" calcext:value-type="float">
            <text:p>33391276</text:p>
          </table:table-cell>
          <table:table-cell table:formula="of:=[.A2089]/1000/(60*60*24)" office:value-type="time" office:time-value="PT09H16M31.276S" calcext:value-type="time">
            <text:p>09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269.41" calcext:value-type="float">
            <text:p>2269.41</text:p>
          </table:table-cell>
          <table:table-cell office:value-type="float" office:value="2805.36" calcext:value-type="float">
            <text:p>2805.36</text:p>
          </table:table-cell>
        </table:table-row>
        <table:table-row table:style-name="ro1">
          <table:table-cell office:value-type="float" office:value="33407276" calcext:value-type="float">
            <text:p>33407276</text:p>
          </table:table-cell>
          <table:table-cell table:formula="of:=[.A2090]/1000/(60*60*24)" office:value-type="time" office:time-value="PT09H16M47.276S" calcext:value-type="time">
            <text:p>09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270.41" calcext:value-type="float">
            <text:p>2270.41</text:p>
          </table:table-cell>
          <table:table-cell office:value-type="float" office:value="2806.5" calcext:value-type="float">
            <text:p>2806.5</text:p>
          </table:table-cell>
        </table:table-row>
        <table:table-row table:style-name="ro1">
          <table:table-cell office:value-type="float" office:value="33423276" calcext:value-type="float">
            <text:p>33423276</text:p>
          </table:table-cell>
          <table:table-cell table:formula="of:=[.A2091]/1000/(60*60*24)" office:value-type="time" office:time-value="PT09H17M03.276S" calcext:value-type="time">
            <text:p>09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271.42" calcext:value-type="float">
            <text:p>2271.42</text:p>
          </table:table-cell>
          <table:table-cell office:value-type="float" office:value="2807.64" calcext:value-type="float">
            <text:p>2807.64</text:p>
          </table:table-cell>
        </table:table-row>
        <table:table-row table:style-name="ro1">
          <table:table-cell office:value-type="float" office:value="33439276" calcext:value-type="float">
            <text:p>33439276</text:p>
          </table:table-cell>
          <table:table-cell table:formula="of:=[.A2092]/1000/(60*60*24)" office:value-type="time" office:time-value="PT09H17M19.276S" calcext:value-type="time">
            <text:p>09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5" calcext:value-type="float">
            <text:p>255.95</text:p>
          </table:table-cell>
          <table:table-cell office:value-type="float" office:value="2272.42" calcext:value-type="float">
            <text:p>2272.42</text:p>
          </table:table-cell>
          <table:table-cell office:value-type="float" office:value="2808.77" calcext:value-type="float">
            <text:p>2808.77</text:p>
          </table:table-cell>
        </table:table-row>
        <table:table-row table:style-name="ro1">
          <table:table-cell office:value-type="float" office:value="33455276" calcext:value-type="float">
            <text:p>33455276</text:p>
          </table:table-cell>
          <table:table-cell table:formula="of:=[.A2093]/1000/(60*60*24)" office:value-type="time" office:time-value="PT09H17M35.276S" calcext:value-type="time">
            <text:p>09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273.42" calcext:value-type="float">
            <text:p>2273.42</text:p>
          </table:table-cell>
          <table:table-cell office:value-type="float" office:value="2809.91" calcext:value-type="float">
            <text:p>2809.91</text:p>
          </table:table-cell>
        </table:table-row>
        <table:table-row table:style-name="ro1">
          <table:table-cell office:value-type="float" office:value="33471276" calcext:value-type="float">
            <text:p>33471276</text:p>
          </table:table-cell>
          <table:table-cell table:formula="of:=[.A2094]/1000/(60*60*24)" office:value-type="time" office:time-value="PT09H17M51.276S" calcext:value-type="time">
            <text:p>09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274.42" calcext:value-type="float">
            <text:p>2274.42</text:p>
          </table:table-cell>
          <table:table-cell office:value-type="float" office:value="2811.05" calcext:value-type="float">
            <text:p>2811.05</text:p>
          </table:table-cell>
        </table:table-row>
        <table:table-row table:style-name="ro1">
          <table:table-cell office:value-type="float" office:value="33487276" calcext:value-type="float">
            <text:p>33487276</text:p>
          </table:table-cell>
          <table:table-cell table:formula="of:=[.A2095]/1000/(60*60*24)" office:value-type="time" office:time-value="PT09H18M07.276S" calcext:value-type="time">
            <text:p>09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275.42" calcext:value-type="float">
            <text:p>2275.42</text:p>
          </table:table-cell>
          <table:table-cell office:value-type="float" office:value="2812.18" calcext:value-type="float">
            <text:p>2812.18</text:p>
          </table:table-cell>
        </table:table-row>
        <table:table-row table:style-name="ro1">
          <table:table-cell office:value-type="float" office:value="33503276" calcext:value-type="float">
            <text:p>33503276</text:p>
          </table:table-cell>
          <table:table-cell table:formula="of:=[.A2096]/1000/(60*60*24)" office:value-type="time" office:time-value="PT09H18M23.276S" calcext:value-type="time">
            <text:p>09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276.42" calcext:value-type="float">
            <text:p>2276.42</text:p>
          </table:table-cell>
          <table:table-cell office:value-type="float" office:value="2813.32" calcext:value-type="float">
            <text:p>2813.32</text:p>
          </table:table-cell>
        </table:table-row>
        <table:table-row table:style-name="ro1">
          <table:table-cell office:value-type="float" office:value="33519276" calcext:value-type="float">
            <text:p>33519276</text:p>
          </table:table-cell>
          <table:table-cell table:formula="of:=[.A2097]/1000/(60*60*24)" office:value-type="time" office:time-value="PT09H18M39.276S" calcext:value-type="time">
            <text:p>09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77.42" calcext:value-type="float">
            <text:p>2277.42</text:p>
          </table:table-cell>
          <table:table-cell office:value-type="float" office:value="2814.46" calcext:value-type="float">
            <text:p>2814.46</text:p>
          </table:table-cell>
        </table:table-row>
        <table:table-row table:style-name="ro1">
          <table:table-cell office:value-type="float" office:value="33535276" calcext:value-type="float">
            <text:p>33535276</text:p>
          </table:table-cell>
          <table:table-cell table:formula="of:=[.A2098]/1000/(60*60*24)" office:value-type="time" office:time-value="PT09H18M55.276S" calcext:value-type="time">
            <text:p>09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78.42" calcext:value-type="float">
            <text:p>2278.42</text:p>
          </table:table-cell>
          <table:table-cell office:value-type="float" office:value="2815.59" calcext:value-type="float">
            <text:p>2815.59</text:p>
          </table:table-cell>
        </table:table-row>
        <table:table-row table:style-name="ro1">
          <table:table-cell office:value-type="float" office:value="33551276" calcext:value-type="float">
            <text:p>33551276</text:p>
          </table:table-cell>
          <table:table-cell table:formula="of:=[.A2099]/1000/(60*60*24)" office:value-type="time" office:time-value="PT09H19M11.276S" calcext:value-type="time">
            <text:p>09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279.42" calcext:value-type="float">
            <text:p>2279.42</text:p>
          </table:table-cell>
          <table:table-cell office:value-type="float" office:value="2816.73" calcext:value-type="float">
            <text:p>2816.73</text:p>
          </table:table-cell>
        </table:table-row>
        <table:table-row table:style-name="ro1">
          <table:table-cell office:value-type="float" office:value="33567276" calcext:value-type="float">
            <text:p>33567276</text:p>
          </table:table-cell>
          <table:table-cell table:formula="of:=[.A2100]/1000/(60*60*24)" office:value-type="time" office:time-value="PT09H19M27.276S" calcext:value-type="time">
            <text:p>09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280.42" calcext:value-type="float">
            <text:p>2280.42</text:p>
          </table:table-cell>
          <table:table-cell office:value-type="float" office:value="2817.86" calcext:value-type="float">
            <text:p>2817.86</text:p>
          </table:table-cell>
        </table:table-row>
        <table:table-row table:style-name="ro1">
          <table:table-cell office:value-type="float" office:value="33583276" calcext:value-type="float">
            <text:p>33583276</text:p>
          </table:table-cell>
          <table:table-cell table:formula="of:=[.A2101]/1000/(60*60*24)" office:value-type="time" office:time-value="PT09H19M43.276S" calcext:value-type="time">
            <text:p>09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281.42" calcext:value-type="float">
            <text:p>2281.42</text:p>
          </table:table-cell>
          <table:table-cell office:value-type="float" office:value="2818.99" calcext:value-type="float">
            <text:p>2818.99</text:p>
          </table:table-cell>
        </table:table-row>
        <table:table-row table:style-name="ro1">
          <table:table-cell office:value-type="float" office:value="33599276" calcext:value-type="float">
            <text:p>33599276</text:p>
          </table:table-cell>
          <table:table-cell table:formula="of:=[.A2102]/1000/(60*60*24)" office:value-type="time" office:time-value="PT09H19M59.276S" calcext:value-type="time">
            <text:p>09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5.03" calcext:value-type="float">
            <text:p>255.03</text:p>
          </table:table-cell>
          <table:table-cell office:value-type="float" office:value="2282.42" calcext:value-type="float">
            <text:p>2282.42</text:p>
          </table:table-cell>
          <table:table-cell office:value-type="float" office:value="2820.12" calcext:value-type="float">
            <text:p>2820.12</text:p>
          </table:table-cell>
        </table:table-row>
        <table:table-row table:style-name="ro1">
          <table:table-cell office:value-type="float" office:value="33615276" calcext:value-type="float">
            <text:p>33615276</text:p>
          </table:table-cell>
          <table:table-cell table:formula="of:=[.A2103]/1000/(60*60*24)" office:value-type="time" office:time-value="PT09H20M15.276S" calcext:value-type="time">
            <text:p>09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283.42" calcext:value-type="float">
            <text:p>2283.42</text:p>
          </table:table-cell>
          <table:table-cell office:value-type="float" office:value="2821.25" calcext:value-type="float">
            <text:p>2821.25</text:p>
          </table:table-cell>
        </table:table-row>
        <table:table-row table:style-name="ro1">
          <table:table-cell office:value-type="float" office:value="33631276" calcext:value-type="float">
            <text:p>33631276</text:p>
          </table:table-cell>
          <table:table-cell table:formula="of:=[.A2104]/1000/(60*60*24)" office:value-type="time" office:time-value="PT09H20M31.276S" calcext:value-type="time">
            <text:p>09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284.42" calcext:value-type="float">
            <text:p>2284.42</text:p>
          </table:table-cell>
          <table:table-cell office:value-type="float" office:value="2822.37" calcext:value-type="float">
            <text:p>2822.37</text:p>
          </table:table-cell>
        </table:table-row>
        <table:table-row table:style-name="ro1">
          <table:table-cell office:value-type="float" office:value="33647276" calcext:value-type="float">
            <text:p>33647276</text:p>
          </table:table-cell>
          <table:table-cell table:formula="of:=[.A2105]/1000/(60*60*24)" office:value-type="time" office:time-value="PT09H20M47.276S" calcext:value-type="time">
            <text:p>09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285.42" calcext:value-type="float">
            <text:p>2285.42</text:p>
          </table:table-cell>
          <table:table-cell office:value-type="float" office:value="2823.5" calcext:value-type="float">
            <text:p>2823.5</text:p>
          </table:table-cell>
        </table:table-row>
        <table:table-row table:style-name="ro1">
          <table:table-cell office:value-type="float" office:value="33663276" calcext:value-type="float">
            <text:p>33663276</text:p>
          </table:table-cell>
          <table:table-cell table:formula="of:=[.A2106]/1000/(60*60*24)" office:value-type="time" office:time-value="PT09H21M03.276S" calcext:value-type="time">
            <text:p>09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8" calcext:value-type="float">
            <text:p>253.78</text:p>
          </table:table-cell>
          <table:table-cell office:value-type="float" office:value="2286.42" calcext:value-type="float">
            <text:p>2286.42</text:p>
          </table:table-cell>
          <table:table-cell office:value-type="float" office:value="2824.63" calcext:value-type="float">
            <text:p>2824.63</text:p>
          </table:table-cell>
        </table:table-row>
        <table:table-row table:style-name="ro1">
          <table:table-cell office:value-type="float" office:value="33679276" calcext:value-type="float">
            <text:p>33679276</text:p>
          </table:table-cell>
          <table:table-cell table:formula="of:=[.A2107]/1000/(60*60*24)" office:value-type="time" office:time-value="PT09H21M19.276S" calcext:value-type="time">
            <text:p>09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287.42" calcext:value-type="float">
            <text:p>2287.42</text:p>
          </table:table-cell>
          <table:table-cell office:value-type="float" office:value="2825.76" calcext:value-type="float">
            <text:p>2825.76</text:p>
          </table:table-cell>
        </table:table-row>
        <table:table-row table:style-name="ro1">
          <table:table-cell office:value-type="float" office:value="33695276" calcext:value-type="float">
            <text:p>33695276</text:p>
          </table:table-cell>
          <table:table-cell table:formula="of:=[.A2108]/1000/(60*60*24)" office:value-type="time" office:time-value="PT09H21M35.276S" calcext:value-type="time">
            <text:p>09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288.41" calcext:value-type="float">
            <text:p>2288.41</text:p>
          </table:table-cell>
          <table:table-cell office:value-type="float" office:value="2826.89" calcext:value-type="float">
            <text:p>2826.89</text:p>
          </table:table-cell>
        </table:table-row>
        <table:table-row table:style-name="ro1">
          <table:table-cell office:value-type="float" office:value="33711276" calcext:value-type="float">
            <text:p>33711276</text:p>
          </table:table-cell>
          <table:table-cell table:formula="of:=[.A2109]/1000/(60*60*24)" office:value-type="time" office:time-value="PT09H21M51.276S" calcext:value-type="time">
            <text:p>09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289.41" calcext:value-type="float">
            <text:p>2289.41</text:p>
          </table:table-cell>
          <table:table-cell office:value-type="float" office:value="2828.01" calcext:value-type="float">
            <text:p>2828.01</text:p>
          </table:table-cell>
        </table:table-row>
        <table:table-row table:style-name="ro1">
          <table:table-cell office:value-type="float" office:value="33727276" calcext:value-type="float">
            <text:p>33727276</text:p>
          </table:table-cell>
          <table:table-cell table:formula="of:=[.A2110]/1000/(60*60*24)" office:value-type="time" office:time-value="PT09H22M07.276S" calcext:value-type="time">
            <text:p>09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290.4" calcext:value-type="float">
            <text:p>2290.4</text:p>
          </table:table-cell>
          <table:table-cell office:value-type="float" office:value="2829.13" calcext:value-type="float">
            <text:p>2829.13</text:p>
          </table:table-cell>
        </table:table-row>
        <table:table-row table:style-name="ro1">
          <table:table-cell office:value-type="float" office:value="33743276" calcext:value-type="float">
            <text:p>33743276</text:p>
          </table:table-cell>
          <table:table-cell table:formula="of:=[.A2111]/1000/(60*60*24)" office:value-type="time" office:time-value="PT09H22M23.276S" calcext:value-type="time">
            <text:p>09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2" calcext:value-type="float">
            <text:p>252.32</text:p>
          </table:table-cell>
          <table:table-cell office:value-type="float" office:value="2291.4" calcext:value-type="float">
            <text:p>2291.4</text:p>
          </table:table-cell>
          <table:table-cell office:value-type="float" office:value="2830.26" calcext:value-type="float">
            <text:p>2830.26</text:p>
          </table:table-cell>
        </table:table-row>
        <table:table-row table:style-name="ro1">
          <table:table-cell office:value-type="float" office:value="33759276" calcext:value-type="float">
            <text:p>33759276</text:p>
          </table:table-cell>
          <table:table-cell table:formula="of:=[.A2112]/1000/(60*60*24)" office:value-type="time" office:time-value="PT09H22M39.276S" calcext:value-type="time">
            <text:p>09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92.4" calcext:value-type="float">
            <text:p>2292.4</text:p>
          </table:table-cell>
          <table:table-cell office:value-type="float" office:value="2831.38" calcext:value-type="float">
            <text:p>2831.38</text:p>
          </table:table-cell>
        </table:table-row>
        <table:table-row table:style-name="ro1">
          <table:table-cell office:value-type="float" office:value="33775276" calcext:value-type="float">
            <text:p>33775276</text:p>
          </table:table-cell>
          <table:table-cell table:formula="of:=[.A2113]/1000/(60*60*24)" office:value-type="time" office:time-value="PT09H22M55.276S" calcext:value-type="time">
            <text:p>09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293.39" calcext:value-type="float">
            <text:p>2293.39</text:p>
          </table:table-cell>
          <table:table-cell office:value-type="float" office:value="2832.5" calcext:value-type="float">
            <text:p>2832.5</text:p>
          </table:table-cell>
        </table:table-row>
        <table:table-row table:style-name="ro1">
          <table:table-cell office:value-type="float" office:value="33791276" calcext:value-type="float">
            <text:p>33791276</text:p>
          </table:table-cell>
          <table:table-cell table:formula="of:=[.A2114]/1000/(60*60*24)" office:value-type="time" office:time-value="PT09H23M11.276S" calcext:value-type="time">
            <text:p>09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94.39" calcext:value-type="float">
            <text:p>2294.39</text:p>
          </table:table-cell>
          <table:table-cell office:value-type="float" office:value="2833.62" calcext:value-type="float">
            <text:p>2833.62</text:p>
          </table:table-cell>
        </table:table-row>
        <table:table-row table:style-name="ro1">
          <table:table-cell office:value-type="float" office:value="33807276" calcext:value-type="float">
            <text:p>33807276</text:p>
          </table:table-cell>
          <table:table-cell table:formula="of:=[.A2115]/1000/(60*60*24)" office:value-type="time" office:time-value="PT09H23M27.276S" calcext:value-type="time">
            <text:p>09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95.38" calcext:value-type="float">
            <text:p>2295.38</text:p>
          </table:table-cell>
          <table:table-cell office:value-type="float" office:value="2834.74" calcext:value-type="float">
            <text:p>2834.74</text:p>
          </table:table-cell>
        </table:table-row>
        <table:table-row table:style-name="ro1">
          <table:table-cell office:value-type="float" office:value="33823276" calcext:value-type="float">
            <text:p>33823276</text:p>
          </table:table-cell>
          <table:table-cell table:formula="of:=[.A2116]/1000/(60*60*24)" office:value-type="time" office:time-value="PT09H23M43.276S" calcext:value-type="time">
            <text:p>09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96.38" calcext:value-type="float">
            <text:p>2296.38</text:p>
          </table:table-cell>
          <table:table-cell office:value-type="float" office:value="2835.86" calcext:value-type="float">
            <text:p>2835.86</text:p>
          </table:table-cell>
        </table:table-row>
        <table:table-row table:style-name="ro1">
          <table:table-cell office:value-type="float" office:value="33839276" calcext:value-type="float">
            <text:p>33839276</text:p>
          </table:table-cell>
          <table:table-cell table:formula="of:=[.A2117]/1000/(60*60*24)" office:value-type="time" office:time-value="PT09H23M59.276S" calcext:value-type="time">
            <text:p>09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297.37" calcext:value-type="float">
            <text:p>2297.37</text:p>
          </table:table-cell>
          <table:table-cell office:value-type="float" office:value="2836.98" calcext:value-type="float">
            <text:p>2836.98</text:p>
          </table:table-cell>
        </table:table-row>
        <table:table-row table:style-name="ro1">
          <table:table-cell office:value-type="float" office:value="33855276" calcext:value-type="float">
            <text:p>33855276</text:p>
          </table:table-cell>
          <table:table-cell table:formula="of:=[.A2118]/1000/(60*60*24)" office:value-type="time" office:time-value="PT09H24M15.276S" calcext:value-type="time">
            <text:p>09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298.36" calcext:value-type="float">
            <text:p>2298.36</text:p>
          </table:table-cell>
          <table:table-cell office:value-type="float" office:value="2838.1" calcext:value-type="float">
            <text:p>2838.1</text:p>
          </table:table-cell>
        </table:table-row>
        <table:table-row table:style-name="ro1">
          <table:table-cell office:value-type="float" office:value="33871276" calcext:value-type="float">
            <text:p>33871276</text:p>
          </table:table-cell>
          <table:table-cell table:formula="of:=[.A2119]/1000/(60*60*24)" office:value-type="time" office:time-value="PT09H24M31.276S" calcext:value-type="time">
            <text:p>09:2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299.36" calcext:value-type="float">
            <text:p>2299.36</text:p>
          </table:table-cell>
          <table:table-cell office:value-type="float" office:value="2839.22" calcext:value-type="float">
            <text:p>2839.22</text:p>
          </table:table-cell>
        </table:table-row>
        <table:table-row table:style-name="ro1">
          <table:table-cell office:value-type="float" office:value="33887276" calcext:value-type="float">
            <text:p>33887276</text:p>
          </table:table-cell>
          <table:table-cell table:formula="of:=[.A2120]/1000/(60*60*24)" office:value-type="time" office:time-value="PT09H24M47.276S" calcext:value-type="time">
            <text:p>09:24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300.35" calcext:value-type="float">
            <text:p>2300.35</text:p>
          </table:table-cell>
          <table:table-cell office:value-type="float" office:value="2840.33" calcext:value-type="float">
            <text:p>2840.33</text:p>
          </table:table-cell>
        </table:table-row>
        <table:table-row table:style-name="ro1">
          <table:table-cell office:value-type="float" office:value="33903276" calcext:value-type="float">
            <text:p>33903276</text:p>
          </table:table-cell>
          <table:table-cell table:formula="of:=[.A2121]/1000/(60*60*24)" office:value-type="time" office:time-value="PT09H25M03.276S" calcext:value-type="time">
            <text:p>09:2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301.34" calcext:value-type="float">
            <text:p>2301.34</text:p>
          </table:table-cell>
          <table:table-cell office:value-type="float" office:value="2841.44" calcext:value-type="float">
            <text:p>2841.44</text:p>
          </table:table-cell>
        </table:table-row>
        <table:table-row table:style-name="ro1">
          <table:table-cell office:value-type="float" office:value="33919276" calcext:value-type="float">
            <text:p>33919276</text:p>
          </table:table-cell>
          <table:table-cell table:formula="of:=[.A2122]/1000/(60*60*24)" office:value-type="time" office:time-value="PT09H25M19.276S" calcext:value-type="time">
            <text:p>09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302.33" calcext:value-type="float">
            <text:p>2302.33</text:p>
          </table:table-cell>
          <table:table-cell office:value-type="float" office:value="2842.56" calcext:value-type="float">
            <text:p>2842.56</text:p>
          </table:table-cell>
        </table:table-row>
        <table:table-row table:style-name="ro1">
          <table:table-cell office:value-type="float" office:value="33935276" calcext:value-type="float">
            <text:p>33935276</text:p>
          </table:table-cell>
          <table:table-cell table:formula="of:=[.A2123]/1000/(60*60*24)" office:value-type="time" office:time-value="PT09H25M35.276S" calcext:value-type="time">
            <text:p>09:2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303.32" calcext:value-type="float">
            <text:p>2303.32</text:p>
          </table:table-cell>
          <table:table-cell office:value-type="float" office:value="2843.67" calcext:value-type="float">
            <text:p>2843.67</text:p>
          </table:table-cell>
        </table:table-row>
        <table:table-row table:style-name="ro1">
          <table:table-cell office:value-type="float" office:value="33951276" calcext:value-type="float">
            <text:p>33951276</text:p>
          </table:table-cell>
          <table:table-cell table:formula="of:=[.A2124]/1000/(60*60*24)" office:value-type="time" office:time-value="PT09H25M51.276S" calcext:value-type="time">
            <text:p>09:2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304.32" calcext:value-type="float">
            <text:p>2304.32</text:p>
          </table:table-cell>
          <table:table-cell office:value-type="float" office:value="2844.78" calcext:value-type="float">
            <text:p>2844.78</text:p>
          </table:table-cell>
        </table:table-row>
        <table:table-row table:style-name="ro1">
          <table:table-cell office:value-type="float" office:value="33967276" calcext:value-type="float">
            <text:p>33967276</text:p>
          </table:table-cell>
          <table:table-cell table:formula="of:=[.A2125]/1000/(60*60*24)" office:value-type="time" office:time-value="PT09H26M07.276S" calcext:value-type="time">
            <text:p>09:2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305.31" calcext:value-type="float">
            <text:p>2305.31</text:p>
          </table:table-cell>
          <table:table-cell office:value-type="float" office:value="2845.89" calcext:value-type="float">
            <text:p>2845.89</text:p>
          </table:table-cell>
        </table:table-row>
        <table:table-row table:style-name="ro1">
          <table:table-cell office:value-type="float" office:value="33983276" calcext:value-type="float">
            <text:p>33983276</text:p>
          </table:table-cell>
          <table:table-cell table:formula="of:=[.A2126]/1000/(60*60*24)" office:value-type="time" office:time-value="PT09H26M23.276S" calcext:value-type="time">
            <text:p>09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306.3" calcext:value-type="float">
            <text:p>2306.3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33999276" calcext:value-type="float">
            <text:p>33999276</text:p>
          </table:table-cell>
          <table:table-cell table:formula="of:=[.A2127]/1000/(60*60*24)" office:value-type="time" office:time-value="PT09H26M39.276S" calcext:value-type="time">
            <text:p>09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307.29" calcext:value-type="float">
            <text:p>2307.29</text:p>
          </table:table-cell>
          <table:table-cell office:value-type="float" office:value="2848.11" calcext:value-type="float">
            <text:p>2848.11</text:p>
          </table:table-cell>
        </table:table-row>
        <table:table-row table:style-name="ro1">
          <table:table-cell office:value-type="float" office:value="34015276" calcext:value-type="float">
            <text:p>34015276</text:p>
          </table:table-cell>
          <table:table-cell table:formula="of:=[.A2128]/1000/(60*60*24)" office:value-type="time" office:time-value="PT09H26M55.276S" calcext:value-type="time">
            <text:p>09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308.27" calcext:value-type="float">
            <text:p>2308.27</text:p>
          </table:table-cell>
          <table:table-cell office:value-type="float" office:value="2849.22" calcext:value-type="float">
            <text:p>2849.22</text:p>
          </table:table-cell>
        </table:table-row>
        <table:table-row table:style-name="ro1">
          <table:table-cell office:value-type="float" office:value="34031276" calcext:value-type="float">
            <text:p>34031276</text:p>
          </table:table-cell>
          <table:table-cell table:formula="of:=[.A2129]/1000/(60*60*24)" office:value-type="time" office:time-value="PT09H27M11.276S" calcext:value-type="time">
            <text:p>09:2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309.26" calcext:value-type="float">
            <text:p>2309.26</text:p>
          </table:table-cell>
          <table:table-cell office:value-type="float" office:value="2850.32" calcext:value-type="float">
            <text:p>2850.32</text:p>
          </table:table-cell>
        </table:table-row>
        <table:table-row table:style-name="ro1">
          <table:table-cell office:value-type="float" office:value="34047276" calcext:value-type="float">
            <text:p>34047276</text:p>
          </table:table-cell>
          <table:table-cell table:formula="of:=[.A2130]/1000/(60*60*24)" office:value-type="time" office:time-value="PT09H27M27.276S" calcext:value-type="time">
            <text:p>09:2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310.25" calcext:value-type="float">
            <text:p>2310.25</text:p>
          </table:table-cell>
          <table:table-cell office:value-type="float" office:value="2851.43" calcext:value-type="float">
            <text:p>2851.43</text:p>
          </table:table-cell>
        </table:table-row>
        <table:table-row table:style-name="ro1">
          <table:table-cell office:value-type="float" office:value="34063276" calcext:value-type="float">
            <text:p>34063276</text:p>
          </table:table-cell>
          <table:table-cell table:formula="of:=[.A2131]/1000/(60*60*24)" office:value-type="time" office:time-value="PT09H27M43.276S" calcext:value-type="time">
            <text:p>09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311.24" calcext:value-type="float">
            <text:p>2311.24</text:p>
          </table:table-cell>
          <table:table-cell office:value-type="float" office:value="2852.53" calcext:value-type="float">
            <text:p>2852.53</text:p>
          </table:table-cell>
        </table:table-row>
        <table:table-row table:style-name="ro1">
          <table:table-cell office:value-type="float" office:value="34079276" calcext:value-type="float">
            <text:p>34079276</text:p>
          </table:table-cell>
          <table:table-cell table:formula="of:=[.A2132]/1000/(60*60*24)" office:value-type="time" office:time-value="PT09H27M59.276S" calcext:value-type="time">
            <text:p>09:2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6" calcext:value-type="float">
            <text:p>248.36</text:p>
          </table:table-cell>
          <table:table-cell office:value-type="float" office:value="2312.23" calcext:value-type="float">
            <text:p>2312.23</text:p>
          </table:table-cell>
          <table:table-cell office:value-type="float" office:value="2853.64" calcext:value-type="float">
            <text:p>2853.64</text:p>
          </table:table-cell>
        </table:table-row>
        <table:table-row table:style-name="ro1">
          <table:table-cell office:value-type="float" office:value="34095276" calcext:value-type="float">
            <text:p>34095276</text:p>
          </table:table-cell>
          <table:table-cell table:formula="of:=[.A2133]/1000/(60*60*24)" office:value-type="time" office:time-value="PT09H28M15.276S" calcext:value-type="time">
            <text:p>09:2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313.21" calcext:value-type="float">
            <text:p>2313.21</text:p>
          </table:table-cell>
          <table:table-cell office:value-type="float" office:value="2854.74" calcext:value-type="float">
            <text:p>2854.74</text:p>
          </table:table-cell>
        </table:table-row>
        <table:table-row table:style-name="ro1">
          <table:table-cell office:value-type="float" office:value="34111276" calcext:value-type="float">
            <text:p>34111276</text:p>
          </table:table-cell>
          <table:table-cell table:formula="of:=[.A2134]/1000/(60*60*24)" office:value-type="time" office:time-value="PT09H28M31.276S" calcext:value-type="time">
            <text:p>09:2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314.2" calcext:value-type="float">
            <text:p>2314.2</text:p>
          </table:table-cell>
          <table:table-cell office:value-type="float" office:value="2855.85" calcext:value-type="float">
            <text:p>2855.85</text:p>
          </table:table-cell>
        </table:table-row>
        <table:table-row table:style-name="ro1">
          <table:table-cell office:value-type="float" office:value="34127276" calcext:value-type="float">
            <text:p>34127276</text:p>
          </table:table-cell>
          <table:table-cell table:formula="of:=[.A2135]/1000/(60*60*24)" office:value-type="time" office:time-value="PT09H28M47.276S" calcext:value-type="time">
            <text:p>09:2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2" calcext:value-type="float">
            <text:p>248.12</text:p>
          </table:table-cell>
          <table:table-cell office:value-type="float" office:value="2315.19" calcext:value-type="float">
            <text:p>2315.19</text:p>
          </table:table-cell>
          <table:table-cell office:value-type="float" office:value="2856.95" calcext:value-type="float">
            <text:p>2856.95</text:p>
          </table:table-cell>
        </table:table-row>
        <table:table-row table:style-name="ro1">
          <table:table-cell office:value-type="float" office:value="34143276" calcext:value-type="float">
            <text:p>34143276</text:p>
          </table:table-cell>
          <table:table-cell table:formula="of:=[.A2136]/1000/(60*60*24)" office:value-type="time" office:time-value="PT09H29M03.276S" calcext:value-type="time">
            <text:p>09:2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316.17" calcext:value-type="float">
            <text:p>2316.17</text:p>
          </table:table-cell>
          <table:table-cell office:value-type="float" office:value="2858.05" calcext:value-type="float">
            <text:p>2858.05</text:p>
          </table:table-cell>
        </table:table-row>
        <table:table-row table:style-name="ro1">
          <table:table-cell office:value-type="float" office:value="34159276" calcext:value-type="float">
            <text:p>34159276</text:p>
          </table:table-cell>
          <table:table-cell table:formula="of:=[.A2137]/1000/(60*60*24)" office:value-type="time" office:time-value="PT09H29M19.276S" calcext:value-type="time">
            <text:p>09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317.16" calcext:value-type="float">
            <text:p>2317.16</text:p>
          </table:table-cell>
          <table:table-cell office:value-type="float" office:value="2859.14" calcext:value-type="float">
            <text:p>2859.14</text:p>
          </table:table-cell>
        </table:table-row>
        <table:table-row table:style-name="ro1">
          <table:table-cell office:value-type="float" office:value="34175276" calcext:value-type="float">
            <text:p>34175276</text:p>
          </table:table-cell>
          <table:table-cell table:formula="of:=[.A2138]/1000/(60*60*24)" office:value-type="time" office:time-value="PT09H29M35.276S" calcext:value-type="time">
            <text:p>09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318.14" calcext:value-type="float">
            <text:p>2318.14</text:p>
          </table:table-cell>
          <table:table-cell office:value-type="float" office:value="2860.24" calcext:value-type="float">
            <text:p>2860.24</text:p>
          </table:table-cell>
        </table:table-row>
        <table:table-row table:style-name="ro1">
          <table:table-cell office:value-type="float" office:value="34191276" calcext:value-type="float">
            <text:p>34191276</text:p>
          </table:table-cell>
          <table:table-cell table:formula="of:=[.A2139]/1000/(60*60*24)" office:value-type="time" office:time-value="PT09H29M51.276S" calcext:value-type="time">
            <text:p>09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319.13" calcext:value-type="float">
            <text:p>2319.13</text:p>
          </table:table-cell>
          <table:table-cell office:value-type="float" office:value="2861.34" calcext:value-type="float">
            <text:p>2861.34</text:p>
          </table:table-cell>
        </table:table-row>
        <table:table-row table:style-name="ro1">
          <table:table-cell office:value-type="float" office:value="34207276" calcext:value-type="float">
            <text:p>34207276</text:p>
          </table:table-cell>
          <table:table-cell table:formula="of:=[.A2140]/1000/(60*60*24)" office:value-type="time" office:time-value="PT09H30M07.276S" calcext:value-type="time">
            <text:p>09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2320.11" calcext:value-type="float">
            <text:p>2320.11</text:p>
          </table:table-cell>
          <table:table-cell office:value-type="float" office:value="2862.43" calcext:value-type="float">
            <text:p>2862.43</text:p>
          </table:table-cell>
        </table:table-row>
        <table:table-row table:style-name="ro1">
          <table:table-cell office:value-type="float" office:value="34223276" calcext:value-type="float">
            <text:p>34223276</text:p>
          </table:table-cell>
          <table:table-cell table:formula="of:=[.A2141]/1000/(60*60*24)" office:value-type="time" office:time-value="PT09H30M23.276S" calcext:value-type="time">
            <text:p>09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2321.09" calcext:value-type="float">
            <text:p>2321.09</text:p>
          </table:table-cell>
          <table:table-cell office:value-type="float" office:value="2863.53" calcext:value-type="float">
            <text:p>2863.53</text:p>
          </table:table-cell>
        </table:table-row>
        <table:table-row table:style-name="ro1">
          <table:table-cell office:value-type="float" office:value="34239276" calcext:value-type="float">
            <text:p>34239276</text:p>
          </table:table-cell>
          <table:table-cell table:formula="of:=[.A2142]/1000/(60*60*24)" office:value-type="time" office:time-value="PT09H30M39.276S" calcext:value-type="time">
            <text:p>09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322.08" calcext:value-type="float">
            <text:p>2322.08</text:p>
          </table:table-cell>
          <table:table-cell office:value-type="float" office:value="2864.62" calcext:value-type="float">
            <text:p>2864.62</text:p>
          </table:table-cell>
        </table:table-row>
        <table:table-row table:style-name="ro1">
          <table:table-cell office:value-type="float" office:value="34255276" calcext:value-type="float">
            <text:p>34255276</text:p>
          </table:table-cell>
          <table:table-cell table:formula="of:=[.A2143]/1000/(60*60*24)" office:value-type="time" office:time-value="PT09H30M55.276S" calcext:value-type="time">
            <text:p>09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6.1" calcext:value-type="float">
            <text:p>246.1</text:p>
          </table:table-cell>
          <table:table-cell office:value-type="float" office:value="2323.06" calcext:value-type="float">
            <text:p>2323.06</text:p>
          </table:table-cell>
          <table:table-cell office:value-type="float" office:value="2865.71" calcext:value-type="float">
            <text:p>2865.71</text:p>
          </table:table-cell>
        </table:table-row>
        <table:table-row table:style-name="ro1">
          <table:table-cell office:value-type="float" office:value="34271276" calcext:value-type="float">
            <text:p>34271276</text:p>
          </table:table-cell>
          <table:table-cell table:formula="of:=[.A2144]/1000/(60*60*24)" office:value-type="time" office:time-value="PT09H31M11.276S" calcext:value-type="time">
            <text:p>09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324.04" calcext:value-type="float">
            <text:p>2324.04</text:p>
          </table:table-cell>
          <table:table-cell office:value-type="float" office:value="2866.81" calcext:value-type="float">
            <text:p>2866.81</text:p>
          </table:table-cell>
        </table:table-row>
        <table:table-row table:style-name="ro1">
          <table:table-cell office:value-type="float" office:value="34287276" calcext:value-type="float">
            <text:p>34287276</text:p>
          </table:table-cell>
          <table:table-cell table:formula="of:=[.A2145]/1000/(60*60*24)" office:value-type="time" office:time-value="PT09H31M27.276S" calcext:value-type="time">
            <text:p>09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325.02" calcext:value-type="float">
            <text:p>2325.02</text:p>
          </table:table-cell>
          <table:table-cell office:value-type="float" office:value="2867.9" calcext:value-type="float">
            <text:p>2867.9</text:p>
          </table:table-cell>
        </table:table-row>
        <table:table-row table:style-name="ro1">
          <table:table-cell office:value-type="float" office:value="34303276" calcext:value-type="float">
            <text:p>34303276</text:p>
          </table:table-cell>
          <table:table-cell table:formula="of:=[.A2146]/1000/(60*60*24)" office:value-type="time" office:time-value="PT09H31M43.276S" calcext:value-type="time">
            <text:p>09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326" calcext:value-type="float">
            <text:p>2326</text:p>
          </table:table-cell>
          <table:table-cell office:value-type="float" office:value="2868.98" calcext:value-type="float">
            <text:p>2868.98</text:p>
          </table:table-cell>
        </table:table-row>
        <table:table-row table:style-name="ro1">
          <table:table-cell office:value-type="float" office:value="34319276" calcext:value-type="float">
            <text:p>34319276</text:p>
          </table:table-cell>
          <table:table-cell table:formula="of:=[.A2147]/1000/(60*60*24)" office:value-type="time" office:time-value="PT09H31M59.276S" calcext:value-type="time">
            <text:p>09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326.98" calcext:value-type="float">
            <text:p>2326.98</text:p>
          </table:table-cell>
          <table:table-cell office:value-type="float" office:value="2870.07" calcext:value-type="float">
            <text:p>2870.07</text:p>
          </table:table-cell>
        </table:table-row>
        <table:table-row table:style-name="ro1">
          <table:table-cell office:value-type="float" office:value="34335276" calcext:value-type="float">
            <text:p>34335276</text:p>
          </table:table-cell>
          <table:table-cell table:formula="of:=[.A2148]/1000/(60*60*24)" office:value-type="time" office:time-value="PT09H32M15.276S" calcext:value-type="time">
            <text:p>09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327.96" calcext:value-type="float">
            <text:p>2327.96</text:p>
          </table:table-cell>
          <table:table-cell office:value-type="float" office:value="2871.16" calcext:value-type="float">
            <text:p>2871.16</text:p>
          </table:table-cell>
        </table:table-row>
        <table:table-row table:style-name="ro1">
          <table:table-cell office:value-type="float" office:value="34351276" calcext:value-type="float">
            <text:p>34351276</text:p>
          </table:table-cell>
          <table:table-cell table:formula="of:=[.A2149]/1000/(60*60*24)" office:value-type="time" office:time-value="PT09H32M31.276S" calcext:value-type="time">
            <text:p>09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328.94" calcext:value-type="float">
            <text:p>2328.94</text:p>
          </table:table-cell>
          <table:table-cell office:value-type="float" office:value="2872.24" calcext:value-type="float">
            <text:p>2872.24</text:p>
          </table:table-cell>
        </table:table-row>
        <table:table-row table:style-name="ro1">
          <table:table-cell office:value-type="float" office:value="34367276" calcext:value-type="float">
            <text:p>34367276</text:p>
          </table:table-cell>
          <table:table-cell table:formula="of:=[.A2150]/1000/(60*60*24)" office:value-type="time" office:time-value="PT09H32M47.276S" calcext:value-type="time">
            <text:p>09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2" calcext:value-type="float">
            <text:p>244.32</text:p>
          </table:table-cell>
          <table:table-cell office:value-type="float" office:value="2329.92" calcext:value-type="float">
            <text:p>2329.92</text:p>
          </table:table-cell>
          <table:table-cell office:value-type="float" office:value="2873.33" calcext:value-type="float">
            <text:p>2873.33</text:p>
          </table:table-cell>
        </table:table-row>
        <table:table-row table:style-name="ro1">
          <table:table-cell office:value-type="float" office:value="34383276" calcext:value-type="float">
            <text:p>34383276</text:p>
          </table:table-cell>
          <table:table-cell table:formula="of:=[.A2151]/1000/(60*60*24)" office:value-type="time" office:time-value="PT09H33M03.276S" calcext:value-type="time">
            <text:p>09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330.9" calcext:value-type="float">
            <text:p>2330.9</text:p>
          </table:table-cell>
          <table:table-cell office:value-type="float" office:value="2874.41" calcext:value-type="float">
            <text:p>2874.41</text:p>
          </table:table-cell>
        </table:table-row>
        <table:table-row table:style-name="ro1">
          <table:table-cell office:value-type="float" office:value="34399276" calcext:value-type="float">
            <text:p>34399276</text:p>
          </table:table-cell>
          <table:table-cell table:formula="of:=[.A2152]/1000/(60*60*24)" office:value-type="time" office:time-value="PT09H33M19.276S" calcext:value-type="time">
            <text:p>09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331.88" calcext:value-type="float">
            <text:p>2331.88</text:p>
          </table:table-cell>
          <table:table-cell office:value-type="float" office:value="2875.49" calcext:value-type="float">
            <text:p>2875.49</text:p>
          </table:table-cell>
        </table:table-row>
        <table:table-row table:style-name="ro1">
          <table:table-cell office:value-type="float" office:value="34415276" calcext:value-type="float">
            <text:p>34415276</text:p>
          </table:table-cell>
          <table:table-cell table:formula="of:=[.A2153]/1000/(60*60*24)" office:value-type="time" office:time-value="PT09H33M35.276S" calcext:value-type="time">
            <text:p>09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2332.85" calcext:value-type="float">
            <text:p>2332.85</text:p>
          </table:table-cell>
          <table:table-cell office:value-type="float" office:value="2876.57" calcext:value-type="float">
            <text:p>2876.57</text:p>
          </table:table-cell>
        </table:table-row>
        <table:table-row table:style-name="ro1">
          <table:table-cell office:value-type="float" office:value="34431276" calcext:value-type="float">
            <text:p>34431276</text:p>
          </table:table-cell>
          <table:table-cell table:formula="of:=[.A2154]/1000/(60*60*24)" office:value-type="time" office:time-value="PT09H33M51.276S" calcext:value-type="time">
            <text:p>09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333.83" calcext:value-type="float">
            <text:p>2333.83</text:p>
          </table:table-cell>
          <table:table-cell office:value-type="float" office:value="2877.65" calcext:value-type="float">
            <text:p>2877.65</text:p>
          </table:table-cell>
        </table:table-row>
        <table:table-row table:style-name="ro1">
          <table:table-cell office:value-type="float" office:value="34447276" calcext:value-type="float">
            <text:p>34447276</text:p>
          </table:table-cell>
          <table:table-cell table:formula="of:=[.A2155]/1000/(60*60*24)" office:value-type="time" office:time-value="PT09H34M07.276S" calcext:value-type="time">
            <text:p>09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334.81" calcext:value-type="float">
            <text:p>2334.81</text:p>
          </table:table-cell>
          <table:table-cell office:value-type="float" office:value="2878.73" calcext:value-type="float">
            <text:p>2878.73</text:p>
          </table:table-cell>
        </table:table-row>
        <table:table-row table:style-name="ro1">
          <table:table-cell office:value-type="float" office:value="34463276" calcext:value-type="float">
            <text:p>34463276</text:p>
          </table:table-cell>
          <table:table-cell table:formula="of:=[.A2156]/1000/(60*60*24)" office:value-type="time" office:time-value="PT09H34M23.276S" calcext:value-type="time">
            <text:p>09:34:23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335.78" calcext:value-type="float">
            <text:p>2335.78</text:p>
          </table:table-cell>
          <table:table-cell office:value-type="float" office:value="2879.81" calcext:value-type="float">
            <text:p>2879.81</text:p>
          </table:table-cell>
        </table:table-row>
        <table:table-row table:style-name="ro1">
          <table:table-cell office:value-type="float" office:value="34479276" calcext:value-type="float">
            <text:p>34479276</text:p>
          </table:table-cell>
          <table:table-cell table:formula="of:=[.A2157]/1000/(60*60*24)" office:value-type="time" office:time-value="PT09H34M39.276S" calcext:value-type="time">
            <text:p>09:34:39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336.76" calcext:value-type="float">
            <text:p>2336.76</text:p>
          </table:table-cell>
          <table:table-cell office:value-type="float" office:value="2880.88" calcext:value-type="float">
            <text:p>2880.88</text:p>
          </table:table-cell>
        </table:table-row>
        <table:table-row table:style-name="ro1">
          <table:table-cell office:value-type="float" office:value="34495276" calcext:value-type="float">
            <text:p>34495276</text:p>
          </table:table-cell>
          <table:table-cell table:formula="of:=[.A2158]/1000/(60*60*24)" office:value-type="time" office:time-value="PT09H34M55.276S" calcext:value-type="time">
            <text:p>09:34:55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337.73" calcext:value-type="float">
            <text:p>2337.73</text:p>
          </table:table-cell>
          <table:table-cell office:value-type="float" office:value="2881.96" calcext:value-type="float">
            <text:p>2881.96</text:p>
          </table:table-cell>
        </table:table-row>
        <table:table-row table:style-name="ro1">
          <table:table-cell office:value-type="float" office:value="34511276" calcext:value-type="float">
            <text:p>34511276</text:p>
          </table:table-cell>
          <table:table-cell table:formula="of:=[.A2159]/1000/(60*60*24)" office:value-type="time" office:time-value="PT09H35M11.276S" calcext:value-type="time">
            <text:p>09:35:11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1" calcext:value-type="float">
            <text:p>241.31</text:p>
          </table:table-cell>
          <table:table-cell office:value-type="float" office:value="2338.71" calcext:value-type="float">
            <text:p>2338.71</text:p>
          </table:table-cell>
          <table:table-cell office:value-type="float" office:value="2883.03" calcext:value-type="float">
            <text:p>2883.03</text:p>
          </table:table-cell>
        </table:table-row>
        <table:table-row table:style-name="ro1">
          <table:table-cell office:value-type="float" office:value="34527276" calcext:value-type="float">
            <text:p>34527276</text:p>
          </table:table-cell>
          <table:table-cell table:formula="of:=[.A2160]/1000/(60*60*24)" office:value-type="time" office:time-value="PT09H35M27.276S" calcext:value-type="time">
            <text:p>09:35:27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339.68" calcext:value-type="float">
            <text:p>2339.68</text:p>
          </table:table-cell>
          <table:table-cell office:value-type="float" office:value="2884.1" calcext:value-type="float">
            <text:p>2884.1</text:p>
          </table:table-cell>
        </table:table-row>
        <table:table-row table:style-name="ro1">
          <table:table-cell office:value-type="float" office:value="34543276" calcext:value-type="float">
            <text:p>34543276</text:p>
          </table:table-cell>
          <table:table-cell table:formula="of:=[.A2161]/1000/(60*60*24)" office:value-type="time" office:time-value="PT09H35M43.276S" calcext:value-type="time">
            <text:p>09:35:43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340.65" calcext:value-type="float">
            <text:p>2340.65</text:p>
          </table:table-cell>
          <table:table-cell office:value-type="float" office:value="2885.17" calcext:value-type="float">
            <text:p>2885.17</text:p>
          </table:table-cell>
        </table:table-row>
        <table:table-row table:style-name="ro1">
          <table:table-cell office:value-type="float" office:value="34559276" calcext:value-type="float">
            <text:p>34559276</text:p>
          </table:table-cell>
          <table:table-cell table:formula="of:=[.A2162]/1000/(60*60*24)" office:value-type="time" office:time-value="PT09H35M59.276S" calcext:value-type="time">
            <text:p>09:35:59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341.62" calcext:value-type="float">
            <text:p>2341.62</text:p>
          </table:table-cell>
          <table:table-cell office:value-type="float" office:value="2886.24" calcext:value-type="float">
            <text:p>2886.24</text:p>
          </table:table-cell>
        </table:table-row>
        <table:table-row table:style-name="ro1">
          <table:table-cell office:value-type="float" office:value="34575276" calcext:value-type="float">
            <text:p>34575276</text:p>
          </table:table-cell>
          <table:table-cell table:formula="of:=[.A2163]/1000/(60*60*24)" office:value-type="time" office:time-value="PT09H36M15.276S" calcext:value-type="time">
            <text:p>09:36:15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342.59" calcext:value-type="float">
            <text:p>2342.59</text:p>
          </table:table-cell>
          <table:table-cell office:value-type="float" office:value="2887.31" calcext:value-type="float">
            <text:p>2887.31</text:p>
          </table:table-cell>
        </table:table-row>
        <table:table-row table:style-name="ro1">
          <table:table-cell office:value-type="float" office:value="34591276" calcext:value-type="float">
            <text:p>34591276</text:p>
          </table:table-cell>
          <table:table-cell table:formula="of:=[.A2164]/1000/(60*60*24)" office:value-type="time" office:time-value="PT09H36M31.276S" calcext:value-type="time">
            <text:p>09:36:31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5" calcext:value-type="float">
            <text:p>239.55</text:p>
          </table:table-cell>
          <table:table-cell office:value-type="float" office:value="2343.56" calcext:value-type="float">
            <text:p>2343.56</text:p>
          </table:table-cell>
          <table:table-cell office:value-type="float" office:value="2888.37" calcext:value-type="float">
            <text:p>2888.37</text:p>
          </table:table-cell>
        </table:table-row>
        <table:table-row table:style-name="ro1">
          <table:table-cell office:value-type="float" office:value="34607276" calcext:value-type="float">
            <text:p>34607276</text:p>
          </table:table-cell>
          <table:table-cell table:formula="of:=[.A2165]/1000/(60*60*24)" office:value-type="time" office:time-value="PT09H36M47.276S" calcext:value-type="time">
            <text:p>09:36:47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344.53" calcext:value-type="float">
            <text:p>2344.53</text:p>
          </table:table-cell>
          <table:table-cell office:value-type="float" office:value="2889.44" calcext:value-type="float">
            <text:p>2889.44</text:p>
          </table:table-cell>
        </table:table-row>
        <table:table-row table:style-name="ro1">
          <table:table-cell office:value-type="float" office:value="34623276" calcext:value-type="float">
            <text:p>34623276</text:p>
          </table:table-cell>
          <table:table-cell table:formula="of:=[.A2166]/1000/(60*60*24)" office:value-type="time" office:time-value="PT09H37M03.276S" calcext:value-type="time">
            <text:p>09:37:03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345.5" calcext:value-type="float">
            <text:p>2345.5</text:p>
          </table:table-cell>
          <table:table-cell office:value-type="float" office:value="2890.5" calcext:value-type="float">
            <text:p>2890.5</text:p>
          </table:table-cell>
        </table:table-row>
        <table:table-row table:style-name="ro1">
          <table:table-cell office:value-type="float" office:value="34639276" calcext:value-type="float">
            <text:p>34639276</text:p>
          </table:table-cell>
          <table:table-cell table:formula="of:=[.A2167]/1000/(60*60*24)" office:value-type="time" office:time-value="PT09H37M19.276S" calcext:value-type="time">
            <text:p>09:37:19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346.47" calcext:value-type="float">
            <text:p>2346.47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>
          <table:table-cell office:value-type="float" office:value="34655276" calcext:value-type="float">
            <text:p>34655276</text:p>
          </table:table-cell>
          <table:table-cell table:formula="of:=[.A2168]/1000/(60*60*24)" office:value-type="time" office:time-value="PT09H37M35.276S" calcext:value-type="time">
            <text:p>09:3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347.44" calcext:value-type="float">
            <text:p>2347.44</text:p>
          </table:table-cell>
          <table:table-cell office:value-type="float" office:value="2892.62" calcext:value-type="float">
            <text:p>2892.62</text:p>
          </table:table-cell>
        </table:table-row>
        <table:table-row table:style-name="ro1">
          <table:table-cell office:value-type="float" office:value="34671276" calcext:value-type="float">
            <text:p>34671276</text:p>
          </table:table-cell>
          <table:table-cell table:formula="of:=[.A2169]/1000/(60*60*24)" office:value-type="time" office:time-value="PT09H37M51.276S" calcext:value-type="time">
            <text:p>09:3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348.41" calcext:value-type="float">
            <text:p>2348.41</text:p>
          </table:table-cell>
          <table:table-cell office:value-type="float" office:value="2893.68" calcext:value-type="float">
            <text:p>2893.68</text:p>
          </table:table-cell>
        </table:table-row>
        <table:table-row table:style-name="ro1">
          <table:table-cell office:value-type="float" office:value="34687276" calcext:value-type="float">
            <text:p>34687276</text:p>
          </table:table-cell>
          <table:table-cell table:formula="of:=[.A2170]/1000/(60*60*24)" office:value-type="time" office:time-value="PT09H38M07.276S" calcext:value-type="time">
            <text:p>09:38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2349.37" calcext:value-type="float">
            <text:p>2349.37</text:p>
          </table:table-cell>
          <table:table-cell office:value-type="float" office:value="2894.74" calcext:value-type="float">
            <text:p>2894.74</text:p>
          </table:table-cell>
        </table:table-row>
        <table:table-row table:style-name="ro1">
          <table:table-cell office:value-type="float" office:value="34703276" calcext:value-type="float">
            <text:p>34703276</text:p>
          </table:table-cell>
          <table:table-cell table:formula="of:=[.A2171]/1000/(60*60*24)" office:value-type="time" office:time-value="PT09H38M23.276S" calcext:value-type="time">
            <text:p>09:3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350.34" calcext:value-type="float">
            <text:p>2350.34</text:p>
          </table:table-cell>
          <table:table-cell office:value-type="float" office:value="2895.8" calcext:value-type="float">
            <text:p>2895.8</text:p>
          </table:table-cell>
        </table:table-row>
        <table:table-row table:style-name="ro1">
          <table:table-cell office:value-type="float" office:value="34719276" calcext:value-type="float">
            <text:p>34719276</text:p>
          </table:table-cell>
          <table:table-cell table:formula="of:=[.A2172]/1000/(60*60*24)" office:value-type="time" office:time-value="PT09H38M39.276S" calcext:value-type="time">
            <text:p>09:3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7" calcext:value-type="float">
            <text:p>236.47</text:p>
          </table:table-cell>
          <table:table-cell office:value-type="float" office:value="2351.3" calcext:value-type="float">
            <text:p>2351.3</text:p>
          </table:table-cell>
          <table:table-cell office:value-type="float" office:value="2896.85" calcext:value-type="float">
            <text:p>2896.85</text:p>
          </table:table-cell>
        </table:table-row>
        <table:table-row table:style-name="ro1">
          <table:table-cell office:value-type="float" office:value="34735276" calcext:value-type="float">
            <text:p>34735276</text:p>
          </table:table-cell>
          <table:table-cell table:formula="of:=[.A2173]/1000/(60*60*24)" office:value-type="time" office:time-value="PT09H38M55.276S" calcext:value-type="time">
            <text:p>09:38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352.27" calcext:value-type="float">
            <text:p>2352.27</text:p>
          </table:table-cell>
          <table:table-cell office:value-type="float" office:value="2897.9" calcext:value-type="float">
            <text:p>2897.9</text:p>
          </table:table-cell>
        </table:table-row>
        <table:table-row table:style-name="ro1">
          <table:table-cell office:value-type="float" office:value="34751276" calcext:value-type="float">
            <text:p>34751276</text:p>
          </table:table-cell>
          <table:table-cell table:formula="of:=[.A2174]/1000/(60*60*24)" office:value-type="time" office:time-value="PT09H39M11.276S" calcext:value-type="time">
            <text:p>09:39:11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353.23" calcext:value-type="float">
            <text:p>2353.23</text:p>
          </table:table-cell>
          <table:table-cell office:value-type="float" office:value="2898.95" calcext:value-type="float">
            <text:p>2898.95</text:p>
          </table:table-cell>
        </table:table-row>
        <table:table-row table:style-name="ro1">
          <table:table-cell office:value-type="float" office:value="34767276" calcext:value-type="float">
            <text:p>34767276</text:p>
          </table:table-cell>
          <table:table-cell table:formula="of:=[.A2175]/1000/(60*60*24)" office:value-type="time" office:time-value="PT09H39M27.276S" calcext:value-type="time">
            <text:p>09:39:27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354.19" calcext:value-type="float">
            <text:p>2354.19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4783276" calcext:value-type="float">
            <text:p>34783276</text:p>
          </table:table-cell>
          <table:table-cell table:formula="of:=[.A2176]/1000/(60*60*24)" office:value-type="time" office:time-value="PT09H39M43.276S" calcext:value-type="time">
            <text:p>09:39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355.16" calcext:value-type="float">
            <text:p>2355.16</text:p>
          </table:table-cell>
          <table:table-cell office:value-type="float" office:value="2901.05" calcext:value-type="float">
            <text:p>2901.05</text:p>
          </table:table-cell>
        </table:table-row>
        <table:table-row table:style-name="ro1">
          <table:table-cell office:value-type="float" office:value="34799276" calcext:value-type="float">
            <text:p>34799276</text:p>
          </table:table-cell>
          <table:table-cell table:formula="of:=[.A2177]/1000/(60*60*24)" office:value-type="time" office:time-value="PT09H39M59.276S" calcext:value-type="time">
            <text:p>09:3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356.12" calcext:value-type="float">
            <text:p>2356.12</text:p>
          </table:table-cell>
          <table:table-cell office:value-type="float" office:value="2902.09" calcext:value-type="float">
            <text:p>2902.09</text:p>
          </table:table-cell>
        </table:table-row>
        <table:table-row table:style-name="ro1">
          <table:table-cell office:value-type="float" office:value="34815276" calcext:value-type="float">
            <text:p>34815276</text:p>
          </table:table-cell>
          <table:table-cell table:formula="of:=[.A2178]/1000/(60*60*24)" office:value-type="time" office:time-value="PT09H40M15.276S" calcext:value-type="time">
            <text:p>09:40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357.08" calcext:value-type="float">
            <text:p>2357.08</text:p>
          </table:table-cell>
          <table:table-cell office:value-type="float" office:value="2903.14" calcext:value-type="float">
            <text:p>2903.14</text:p>
          </table:table-cell>
        </table:table-row>
        <table:table-row table:style-name="ro1">
          <table:table-cell office:value-type="float" office:value="34831276" calcext:value-type="float">
            <text:p>34831276</text:p>
          </table:table-cell>
          <table:table-cell table:formula="of:=[.A2179]/1000/(60*60*24)" office:value-type="time" office:time-value="PT09H40M31.276S" calcext:value-type="time">
            <text:p>09:40:31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58.04" calcext:value-type="float">
            <text:p>2358.04</text:p>
          </table:table-cell>
          <table:table-cell office:value-type="float" office:value="2904.18" calcext:value-type="float">
            <text:p>2904.18</text:p>
          </table:table-cell>
        </table:table-row>
        <table:table-row table:style-name="ro1">
          <table:table-cell office:value-type="float" office:value="34847276" calcext:value-type="float">
            <text:p>34847276</text:p>
          </table:table-cell>
          <table:table-cell table:formula="of:=[.A2180]/1000/(60*60*24)" office:value-type="time" office:time-value="PT09H40M47.276S" calcext:value-type="time">
            <text:p>09:40:47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59" calcext:value-type="float">
            <text:p>2359</text:p>
          </table:table-cell>
          <table:table-cell office:value-type="float" office:value="2905.22" calcext:value-type="float">
            <text:p>2905.22</text:p>
          </table:table-cell>
        </table:table-row>
        <table:table-row table:style-name="ro1">
          <table:table-cell office:value-type="float" office:value="34863276" calcext:value-type="float">
            <text:p>34863276</text:p>
          </table:table-cell>
          <table:table-cell table:formula="of:=[.A2181]/1000/(60*60*24)" office:value-type="time" office:time-value="PT09H41M03.276S" calcext:value-type="time">
            <text:p>09:41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359.95" calcext:value-type="float">
            <text:p>2359.95</text:p>
          </table:table-cell>
          <table:table-cell office:value-type="float" office:value="2906.26" calcext:value-type="float">
            <text:p>2906.26</text:p>
          </table:table-cell>
        </table:table-row>
        <table:table-row table:style-name="ro1">
          <table:table-cell office:value-type="float" office:value="34879276" calcext:value-type="float">
            <text:p>34879276</text:p>
          </table:table-cell>
          <table:table-cell table:formula="of:=[.A2182]/1000/(60*60*24)" office:value-type="time" office:time-value="PT09H41M19.276S" calcext:value-type="time">
            <text:p>09:41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60.91" calcext:value-type="float">
            <text:p>2360.91</text:p>
          </table:table-cell>
          <table:table-cell office:value-type="float" office:value="2907.29" calcext:value-type="float">
            <text:p>2907.29</text:p>
          </table:table-cell>
        </table:table-row>
        <table:table-row table:style-name="ro1">
          <table:table-cell office:value-type="float" office:value="34895276" calcext:value-type="float">
            <text:p>34895276</text:p>
          </table:table-cell>
          <table:table-cell table:formula="of:=[.A2183]/1000/(60*60*24)" office:value-type="time" office:time-value="PT09H41M35.276S" calcext:value-type="time">
            <text:p>09:41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361.87" calcext:value-type="float">
            <text:p>2361.87</text:p>
          </table:table-cell>
          <table:table-cell office:value-type="float" office:value="2908.33" calcext:value-type="float">
            <text:p>2908.33</text:p>
          </table:table-cell>
        </table:table-row>
        <table:table-row table:style-name="ro1">
          <table:table-cell office:value-type="float" office:value="34911276" calcext:value-type="float">
            <text:p>34911276</text:p>
          </table:table-cell>
          <table:table-cell table:formula="of:=[.A2184]/1000/(60*60*24)" office:value-type="time" office:time-value="PT09H41M51.276S" calcext:value-type="time">
            <text:p>09:41:51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362.82" calcext:value-type="float">
            <text:p>2362.82</text:p>
          </table:table-cell>
          <table:table-cell office:value-type="float" office:value="2909.36" calcext:value-type="float">
            <text:p>2909.36</text:p>
          </table:table-cell>
        </table:table-row>
        <table:table-row table:style-name="ro1">
          <table:table-cell office:value-type="float" office:value="34927276" calcext:value-type="float">
            <text:p>34927276</text:p>
          </table:table-cell>
          <table:table-cell table:formula="of:=[.A2185]/1000/(60*60*24)" office:value-type="time" office:time-value="PT09H42M07.276S" calcext:value-type="time">
            <text:p>09:42:07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363.78" calcext:value-type="float">
            <text:p>2363.78</text:p>
          </table:table-cell>
          <table:table-cell office:value-type="float" office:value="2910.39" calcext:value-type="float">
            <text:p>2910.39</text:p>
          </table:table-cell>
        </table:table-row>
        <table:table-row table:style-name="ro1">
          <table:table-cell office:value-type="float" office:value="34943276" calcext:value-type="float">
            <text:p>34943276</text:p>
          </table:table-cell>
          <table:table-cell table:formula="of:=[.A2186]/1000/(60*60*24)" office:value-type="time" office:time-value="PT09H42M23.276S" calcext:value-type="time">
            <text:p>09:42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364.73" calcext:value-type="float">
            <text:p>2364.73</text:p>
          </table:table-cell>
          <table:table-cell office:value-type="float" office:value="2911.42" calcext:value-type="float">
            <text:p>2911.42</text:p>
          </table:table-cell>
        </table:table-row>
        <table:table-row table:style-name="ro1">
          <table:table-cell office:value-type="float" office:value="34959276" calcext:value-type="float">
            <text:p>34959276</text:p>
          </table:table-cell>
          <table:table-cell table:formula="of:=[.A2187]/1000/(60*60*24)" office:value-type="time" office:time-value="PT09H42M39.276S" calcext:value-type="time">
            <text:p>09:42:39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9" calcext:value-type="float">
            <text:p>230.79</text:p>
          </table:table-cell>
          <table:table-cell office:value-type="float" office:value="2365.68" calcext:value-type="float">
            <text:p>2365.68</text:p>
          </table:table-cell>
          <table:table-cell office:value-type="float" office:value="2912.45" calcext:value-type="float">
            <text:p>2912.45</text:p>
          </table:table-cell>
        </table:table-row>
        <table:table-row table:style-name="ro1">
          <table:table-cell office:value-type="float" office:value="34975276" calcext:value-type="float">
            <text:p>34975276</text:p>
          </table:table-cell>
          <table:table-cell table:formula="of:=[.A2188]/1000/(60*60*24)" office:value-type="time" office:time-value="PT09H42M55.276S" calcext:value-type="time">
            <text:p>09:42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6" calcext:value-type="float">
            <text:p>230.56</text:p>
          </table:table-cell>
          <table:table-cell office:value-type="float" office:value="2366.64" calcext:value-type="float">
            <text:p>2366.64</text:p>
          </table:table-cell>
          <table:table-cell office:value-type="float" office:value="2913.47" calcext:value-type="float">
            <text:p>2913.47</text:p>
          </table:table-cell>
        </table:table-row>
        <table:table-row table:style-name="ro1">
          <table:table-cell office:value-type="float" office:value="34991276" calcext:value-type="float">
            <text:p>34991276</text:p>
          </table:table-cell>
          <table:table-cell table:formula="of:=[.A2189]/1000/(60*60*24)" office:value-type="time" office:time-value="PT09H43M11.276S" calcext:value-type="time">
            <text:p>09:43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367.59" calcext:value-type="float">
            <text:p>2367.59</text:p>
          </table:table-cell>
          <table:table-cell office:value-type="float" office:value="2914.49" calcext:value-type="float">
            <text:p>2914.49</text:p>
          </table:table-cell>
        </table:table-row>
        <table:table-row table:style-name="ro1">
          <table:table-cell office:value-type="float" office:value="35007276" calcext:value-type="float">
            <text:p>35007276</text:p>
          </table:table-cell>
          <table:table-cell table:formula="of:=[.A2190]/1000/(60*60*24)" office:value-type="time" office:time-value="PT09H43M27.276S" calcext:value-type="time">
            <text:p>09:43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368.54" calcext:value-type="float">
            <text:p>2368.54</text:p>
          </table:table-cell>
          <table:table-cell office:value-type="float" office:value="2915.51" calcext:value-type="float">
            <text:p>2915.51</text:p>
          </table:table-cell>
        </table:table-row>
        <table:table-row table:style-name="ro1">
          <table:table-cell office:value-type="float" office:value="35023276" calcext:value-type="float">
            <text:p>35023276</text:p>
          </table:table-cell>
          <table:table-cell table:formula="of:=[.A2191]/1000/(60*60*24)" office:value-type="time" office:time-value="PT09H43M43.276S" calcext:value-type="time">
            <text:p>09:43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369.49" calcext:value-type="float">
            <text:p>2369.49</text:p>
          </table:table-cell>
          <table:table-cell office:value-type="float" office:value="2916.53" calcext:value-type="float">
            <text:p>2916.53</text:p>
          </table:table-cell>
        </table:table-row>
        <table:table-row table:style-name="ro1">
          <table:table-cell office:value-type="float" office:value="35039276" calcext:value-type="float">
            <text:p>35039276</text:p>
          </table:table-cell>
          <table:table-cell table:formula="of:=[.A2192]/1000/(60*60*24)" office:value-type="time" office:time-value="PT09H43M59.276S" calcext:value-type="time">
            <text:p>09:43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370.43" calcext:value-type="float">
            <text:p>2370.43</text:p>
          </table:table-cell>
          <table:table-cell office:value-type="float" office:value="2917.55" calcext:value-type="float">
            <text:p>2917.55</text:p>
          </table:table-cell>
        </table:table-row>
        <table:table-row table:style-name="ro1">
          <table:table-cell office:value-type="float" office:value="35055276" calcext:value-type="float">
            <text:p>35055276</text:p>
          </table:table-cell>
          <table:table-cell table:formula="of:=[.A2193]/1000/(60*60*24)" office:value-type="time" office:time-value="PT09H44M15.276S" calcext:value-type="time">
            <text:p>09:44:15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371.38" calcext:value-type="float">
            <text:p>2371.38</text:p>
          </table:table-cell>
          <table:table-cell office:value-type="float" office:value="2918.56" calcext:value-type="float">
            <text:p>2918.56</text:p>
          </table:table-cell>
        </table:table-row>
        <table:table-row table:style-name="ro1">
          <table:table-cell office:value-type="float" office:value="35071276" calcext:value-type="float">
            <text:p>35071276</text:p>
          </table:table-cell>
          <table:table-cell table:formula="of:=[.A2194]/1000/(60*60*24)" office:value-type="time" office:time-value="PT09H44M31.276S" calcext:value-type="time">
            <text:p>09:44:31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3" calcext:value-type="float">
            <text:p>227.43</text:p>
          </table:table-cell>
          <table:table-cell office:value-type="float" office:value="2372.33" calcext:value-type="float">
            <text:p>2372.33</text:p>
          </table:table-cell>
          <table:table-cell office:value-type="float" office:value="2919.57" calcext:value-type="float">
            <text:p>2919.57</text:p>
          </table:table-cell>
        </table:table-row>
        <table:table-row table:style-name="ro1">
          <table:table-cell office:value-type="float" office:value="35087276" calcext:value-type="float">
            <text:p>35087276</text:p>
          </table:table-cell>
          <table:table-cell table:formula="of:=[.A2195]/1000/(60*60*24)" office:value-type="time" office:time-value="PT09H44M47.276S" calcext:value-type="time">
            <text:p>09:44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1" calcext:value-type="float">
            <text:p>227.11</text:p>
          </table:table-cell>
          <table:table-cell office:value-type="float" office:value="2373.27" calcext:value-type="float">
            <text:p>2373.27</text:p>
          </table:table-cell>
          <table:table-cell office:value-type="float" office:value="2920.58" calcext:value-type="float">
            <text:p>2920.58</text:p>
          </table:table-cell>
        </table:table-row>
        <table:table-row table:style-name="ro1">
          <table:table-cell office:value-type="float" office:value="35103276" calcext:value-type="float">
            <text:p>35103276</text:p>
          </table:table-cell>
          <table:table-cell table:formula="of:=[.A2196]/1000/(60*60*24)" office:value-type="time" office:time-value="PT09H45M03.276S" calcext:value-type="time">
            <text:p>09:45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74.21" calcext:value-type="float">
            <text:p>2374.21</text:p>
          </table:table-cell>
          <table:table-cell office:value-type="float" office:value="2921.59" calcext:value-type="float">
            <text:p>2921.59</text:p>
          </table:table-cell>
        </table:table-row>
        <table:table-row table:style-name="ro1">
          <table:table-cell office:value-type="float" office:value="35119276" calcext:value-type="float">
            <text:p>35119276</text:p>
          </table:table-cell>
          <table:table-cell table:formula="of:=[.A2197]/1000/(60*60*24)" office:value-type="time" office:time-value="PT09H45M19.276S" calcext:value-type="time">
            <text:p>09:45:19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75.16" calcext:value-type="float">
            <text:p>2375.16</text:p>
          </table:table-cell>
          <table:table-cell office:value-type="float" office:value="2922.59" calcext:value-type="float">
            <text:p>2922.59</text:p>
          </table:table-cell>
        </table:table-row>
        <table:table-row table:style-name="ro1">
          <table:table-cell office:value-type="float" office:value="35135276" calcext:value-type="float">
            <text:p>35135276</text:p>
          </table:table-cell>
          <table:table-cell table:formula="of:=[.A2198]/1000/(60*60*24)" office:value-type="time" office:time-value="PT09H45M35.276S" calcext:value-type="time">
            <text:p>09:45:35</text:p>
          </table:table-cell>
          <table:table-cell office:value-type="float" office:value="1.07" calcext:value-type="float">
            <text:p>1.07</text:p>
          </table:table-cell>
          <table:table-cell office:value-type="float" office:value="211.7" calcext:value-type="float">
            <text:p>211.7</text:p>
          </table:table-cell>
          <table:table-cell office:value-type="float" office:value="225.49" calcext:value-type="float">
            <text:p>225.49</text:p>
          </table:table-cell>
          <table:table-cell office:value-type="float" office:value="2376.1" calcext:value-type="float">
            <text:p>2376.1</text:p>
          </table:table-cell>
          <table:table-cell office:value-type="float" office:value="2923.59" calcext:value-type="float">
            <text:p>2923.59</text:p>
          </table:table-cell>
        </table:table-row>
        <table:table-row table:style-name="ro1">
          <table:table-cell office:value-type="float" office:value="35151276" calcext:value-type="float">
            <text:p>35151276</text:p>
          </table:table-cell>
          <table:table-cell table:formula="of:=[.A2199]/1000/(60*60*24)" office:value-type="time" office:time-value="PT09H45M51.276S" calcext:value-type="time">
            <text:p>09:45:51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377.04" calcext:value-type="float">
            <text:p>2377.04</text:p>
          </table:table-cell>
          <table:table-cell office:value-type="float" office:value="2924.59" calcext:value-type="float">
            <text:p>2924.59</text:p>
          </table:table-cell>
        </table:table-row>
        <table:table-row table:style-name="ro1">
          <table:table-cell office:value-type="float" office:value="35167276" calcext:value-type="float">
            <text:p>35167276</text:p>
          </table:table-cell>
          <table:table-cell table:formula="of:=[.A2200]/1000/(60*60*24)" office:value-type="time" office:time-value="PT09H46M07.276S" calcext:value-type="time">
            <text:p>09:46:07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4" calcext:value-type="float">
            <text:p>224</text:p>
          </table:table-cell>
          <table:table-cell office:value-type="float" office:value="2377.98" calcext:value-type="float">
            <text:p>2377.98</text:p>
          </table:table-cell>
          <table:table-cell office:value-type="float" office:value="2925.59" calcext:value-type="float">
            <text:p>2925.59</text:p>
          </table:table-cell>
        </table:table-row>
        <table:table-row table:style-name="ro1">
          <table:table-cell office:value-type="float" office:value="35183276" calcext:value-type="float">
            <text:p>35183276</text:p>
          </table:table-cell>
          <table:table-cell table:formula="of:=[.A2201]/1000/(60*60*24)" office:value-type="time" office:time-value="PT09H46M23.276S" calcext:value-type="time">
            <text:p>09:46:23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378.91" calcext:value-type="float">
            <text:p>2378.91</text:p>
          </table:table-cell>
          <table:table-cell office:value-type="float" office:value="2926.58" calcext:value-type="float">
            <text:p>2926.58</text:p>
          </table:table-cell>
        </table:table-row>
        <table:table-row table:style-name="ro1">
          <table:table-cell office:value-type="float" office:value="35199276" calcext:value-type="float">
            <text:p>35199276</text:p>
          </table:table-cell>
          <table:table-cell table:formula="of:=[.A2202]/1000/(60*60*24)" office:value-type="time" office:time-value="PT09H46M39.276S" calcext:value-type="time">
            <text:p>09:46:39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379.85" calcext:value-type="float">
            <text:p>2379.85</text:p>
          </table:table-cell>
          <table:table-cell office:value-type="float" office:value="2927.57" calcext:value-type="float">
            <text:p>2927.57</text:p>
          </table:table-cell>
        </table:table-row>
        <table:table-row table:style-name="ro1">
          <table:table-cell office:value-type="float" office:value="35215276" calcext:value-type="float">
            <text:p>35215276</text:p>
          </table:table-cell>
          <table:table-cell table:formula="of:=[.A2203]/1000/(60*60*24)" office:value-type="time" office:time-value="PT09H46M55.276S" calcext:value-type="time">
            <text:p>09:46:55</text:p>
          </table:table-cell>
          <table:table-cell office:value-type="float" office:value="1.06" calcext:value-type="float">
            <text:p>1.06</text:p>
          </table:table-cell>
          <table:table-cell office:value-type="float" office:value="210.2" calcext:value-type="float">
            <text:p>210.2</text:p>
          </table:table-cell>
          <table:table-cell office:value-type="float" office:value="222.19" calcext:value-type="float">
            <text:p>222.19</text:p>
          </table:table-cell>
          <table:table-cell office:value-type="float" office:value="2380.79" calcext:value-type="float">
            <text:p>2380.79</text:p>
          </table:table-cell>
          <table:table-cell office:value-type="float" office:value="2928.56" calcext:value-type="float">
            <text:p>2928.56</text:p>
          </table:table-cell>
        </table:table-row>
        <table:table-row table:style-name="ro1">
          <table:table-cell office:value-type="float" office:value="35231276" calcext:value-type="float">
            <text:p>35231276</text:p>
          </table:table-cell>
          <table:table-cell table:formula="of:=[.A2204]/1000/(60*60*24)" office:value-type="time" office:time-value="PT09H47M11.276S" calcext:value-type="time">
            <text:p>09:47:11</text:p>
          </table:table-cell>
          <table:table-cell office:value-type="float" office:value="1.06" calcext:value-type="float">
            <text:p>1.06</text:p>
          </table:table-cell>
          <table:table-cell office:value-type="float" office:value="209.9" calcext:value-type="float">
            <text:p>209.9</text:p>
          </table:table-cell>
          <table:table-cell office:value-type="float" office:value="221.86" calcext:value-type="float">
            <text:p>221.86</text:p>
          </table:table-cell>
          <table:table-cell office:value-type="float" office:value="2381.72" calcext:value-type="float">
            <text:p>2381.72</text:p>
          </table:table-cell>
          <table:table-cell office:value-type="float" office:value="2929.55" calcext:value-type="float">
            <text:p>2929.55</text:p>
          </table:table-cell>
        </table:table-row>
        <table:table-row table:style-name="ro1">
          <table:table-cell office:value-type="float" office:value="35247276" calcext:value-type="float">
            <text:p>35247276</text:p>
          </table:table-cell>
          <table:table-cell table:formula="of:=[.A2205]/1000/(60*60*24)" office:value-type="time" office:time-value="PT09H47M27.276S" calcext:value-type="time">
            <text:p>09:47:27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20.7" calcext:value-type="float">
            <text:p>220.7</text:p>
          </table:table-cell>
          <table:table-cell office:value-type="float" office:value="2382.65" calcext:value-type="float">
            <text:p>2382.65</text:p>
          </table:table-cell>
          <table:table-cell office:value-type="float" office:value="2930.53" calcext:value-type="float">
            <text:p>2930.53</text:p>
          </table:table-cell>
        </table:table-row>
        <table:table-row table:style-name="ro1">
          <table:table-cell office:value-type="float" office:value="35263276" calcext:value-type="float">
            <text:p>35263276</text:p>
          </table:table-cell>
          <table:table-cell table:formula="of:=[.A2206]/1000/(60*60*24)" office:value-type="time" office:time-value="PT09H47M43.276S" calcext:value-type="time">
            <text:p>09:47:43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19.54" calcext:value-type="float">
            <text:p>219.54</text:p>
          </table:table-cell>
          <table:table-cell office:value-type="float" office:value="2383.58" calcext:value-type="float">
            <text:p>2383.58</text:p>
          </table:table-cell>
          <table:table-cell office:value-type="float" office:value="2931.51" calcext:value-type="float">
            <text:p>2931.51</text:p>
          </table:table-cell>
        </table:table-row>
        <table:table-row table:style-name="ro1">
          <table:table-cell office:value-type="float" office:value="35279276" calcext:value-type="float">
            <text:p>35279276</text:p>
          </table:table-cell>
          <table:table-cell table:formula="of:=[.A2207]/1000/(60*60*24)" office:value-type="time" office:time-value="PT09H47M59.276S" calcext:value-type="time">
            <text:p>09:47:59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12" calcext:value-type="float">
            <text:p>219.12</text:p>
          </table:table-cell>
          <table:table-cell office:value-type="float" office:value="2384.51" calcext:value-type="float">
            <text:p>2384.51</text:p>
          </table:table-cell>
          <table:table-cell office:value-type="float" office:value="2932.48" calcext:value-type="float">
            <text:p>2932.48</text:p>
          </table:table-cell>
        </table:table-row>
        <table:table-row table:style-name="ro1">
          <table:table-cell office:value-type="float" office:value="35295276" calcext:value-type="float">
            <text:p>35295276</text:p>
          </table:table-cell>
          <table:table-cell table:formula="of:=[.A2208]/1000/(60*60*24)" office:value-type="time" office:time-value="PT09H48M15.276S" calcext:value-type="time">
            <text:p>09:48:15</text:p>
          </table:table-cell>
          <table:table-cell office:value-type="float" office:value="1.05" calcext:value-type="float">
            <text:p>1.05</text:p>
          </table:table-cell>
          <table:table-cell office:value-type="float" office:value="208.6" calcext:value-type="float">
            <text:p>208.6</text:p>
          </table:table-cell>
          <table:table-cell office:value-type="float" office:value="218.79" calcext:value-type="float">
            <text:p>218.79</text:p>
          </table:table-cell>
          <table:table-cell office:value-type="float" office:value="2385.44" calcext:value-type="float">
            <text:p>2385.44</text:p>
          </table:table-cell>
          <table:table-cell office:value-type="float" office:value="2933.46" calcext:value-type="float">
            <text:p>2933.46</text:p>
          </table:table-cell>
        </table:table-row>
        <table:table-row table:style-name="ro1">
          <table:table-cell office:value-type="float" office:value="35311276" calcext:value-type="float">
            <text:p>35311276</text:p>
          </table:table-cell>
          <table:table-cell table:formula="of:=[.A2209]/1000/(60*60*24)" office:value-type="time" office:time-value="PT09H48M31.276S" calcext:value-type="time">
            <text:p>09:48:31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2386.37" calcext:value-type="float">
            <text:p>2386.37</text:p>
          </table:table-cell>
          <table:table-cell office:value-type="float" office:value="2934.43" calcext:value-type="float">
            <text:p>2934.43</text:p>
          </table:table-cell>
        </table:table-row>
        <table:table-row table:style-name="ro1">
          <table:table-cell office:value-type="float" office:value="35327276" calcext:value-type="float">
            <text:p>35327276</text:p>
          </table:table-cell>
          <table:table-cell table:formula="of:=[.A2210]/1000/(60*60*24)" office:value-type="time" office:time-value="PT09H48M47.276S" calcext:value-type="time">
            <text:p>09:48:47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7.21" calcext:value-type="float">
            <text:p>217.21</text:p>
          </table:table-cell>
          <table:table-cell office:value-type="float" office:value="2387.29" calcext:value-type="float">
            <text:p>2387.29</text:p>
          </table:table-cell>
          <table:table-cell office:value-type="float" office:value="2935.39" calcext:value-type="float">
            <text:p>2935.39</text:p>
          </table:table-cell>
        </table:table-row>
        <table:table-row table:style-name="ro1">
          <table:table-cell office:value-type="float" office:value="35343276" calcext:value-type="float">
            <text:p>35343276</text:p>
          </table:table-cell>
          <table:table-cell table:formula="of:=[.A2211]/1000/(60*60*24)" office:value-type="time" office:time-value="PT09H49M03.276S" calcext:value-type="time">
            <text:p>09:49:03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388.21" calcext:value-type="float">
            <text:p>2388.21</text:p>
          </table:table-cell>
          <table:table-cell office:value-type="float" office:value="2936.36" calcext:value-type="float">
            <text:p>2936.36</text:p>
          </table:table-cell>
        </table:table-row>
        <table:table-row table:style-name="ro1">
          <table:table-cell office:value-type="float" office:value="35359276" calcext:value-type="float">
            <text:p>35359276</text:p>
          </table:table-cell>
          <table:table-cell table:formula="of:=[.A2212]/1000/(60*60*24)" office:value-type="time" office:time-value="PT09H49M19.276S" calcext:value-type="time">
            <text:p>09:49:19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5.64" calcext:value-type="float">
            <text:p>215.64</text:p>
          </table:table-cell>
          <table:table-cell office:value-type="float" office:value="2389.14" calcext:value-type="float">
            <text:p>2389.14</text:p>
          </table:table-cell>
          <table:table-cell office:value-type="float" office:value="2937.32" calcext:value-type="float">
            <text:p>2937.32</text:p>
          </table:table-cell>
        </table:table-row>
        <table:table-row table:style-name="ro1">
          <table:table-cell office:value-type="float" office:value="35375276" calcext:value-type="float">
            <text:p>35375276</text:p>
          </table:table-cell>
          <table:table-cell table:formula="of:=[.A2213]/1000/(60*60*24)" office:value-type="time" office:time-value="PT09H49M35.276S" calcext:value-type="time">
            <text:p>09:49:35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5.21" calcext:value-type="float">
            <text:p>215.21</text:p>
          </table:table-cell>
          <table:table-cell office:value-type="float" office:value="2390.06" calcext:value-type="float">
            <text:p>2390.06</text:p>
          </table:table-cell>
          <table:table-cell office:value-type="float" office:value="2938.27" calcext:value-type="float">
            <text:p>2938.27</text:p>
          </table:table-cell>
        </table:table-row>
        <table:table-row table:style-name="ro1">
          <table:table-cell office:value-type="float" office:value="35391276" calcext:value-type="float">
            <text:p>35391276</text:p>
          </table:table-cell>
          <table:table-cell table:formula="of:=[.A2214]/1000/(60*60*24)" office:value-type="time" office:time-value="PT09H49M51.276S" calcext:value-type="time">
            <text:p>09:49:51</text:p>
          </table:table-cell>
          <table:table-cell office:value-type="float" office:value="1.04" calcext:value-type="float">
            <text:p>1.04</text:p>
          </table:table-cell>
          <table:table-cell office:value-type="float" office:value="206.5" calcext:value-type="float">
            <text:p>206.5</text:p>
          </table:table-cell>
          <table:table-cell office:value-type="float" office:value="214.07" calcext:value-type="float">
            <text:p>214.07</text:p>
          </table:table-cell>
          <table:table-cell office:value-type="float" office:value="2390.97" calcext:value-type="float">
            <text:p>2390.97</text:p>
          </table:table-cell>
          <table:table-cell office:value-type="float" office:value="2939.23" calcext:value-type="float">
            <text:p>2939.23</text:p>
          </table:table-cell>
        </table:table-row>
        <table:table-row table:style-name="ro1">
          <table:table-cell office:value-type="float" office:value="35407276" calcext:value-type="float">
            <text:p>35407276</text:p>
          </table:table-cell>
          <table:table-cell table:formula="of:=[.A2215]/1000/(60*60*24)" office:value-type="time" office:time-value="PT09H50M07.276S" calcext:value-type="time">
            <text:p>09:50:07</text:p>
          </table:table-cell>
          <table:table-cell office:value-type="float" office:value="1.04" calcext:value-type="float">
            <text:p>1.04</text:p>
          </table:table-cell>
          <table:table-cell office:value-type="float" office:value="206" calcext:value-type="float">
            <text:p>206</text:p>
          </table:table-cell>
          <table:table-cell office:value-type="float" office:value="213.54" calcext:value-type="float">
            <text:p>213.54</text:p>
          </table:table-cell>
          <table:table-cell office:value-type="float" office:value="2391.89" calcext:value-type="float">
            <text:p>2391.89</text:p>
          </table:table-cell>
          <table:table-cell office:value-type="float" office:value="2940.18" calcext:value-type="float">
            <text:p>2940.18</text:p>
          </table:table-cell>
        </table:table-row>
        <table:table-row table:style-name="ro1">
          <table:table-cell office:value-type="float" office:value="35423276" calcext:value-type="float">
            <text:p>35423276</text:p>
          </table:table-cell>
          <table:table-cell table:formula="of:=[.A2216]/1000/(60*60*24)" office:value-type="time" office:time-value="PT09H50M23.276S" calcext:value-type="time">
            <text:p>09:50:23</text:p>
          </table:table-cell>
          <table:table-cell office:value-type="float" office:value="1.03" calcext:value-type="float">
            <text:p>1.03</text:p>
          </table:table-cell>
          <table:table-cell office:value-type="float" office:value="205.6" calcext:value-type="float">
            <text:p>205.6</text:p>
          </table:table-cell>
          <table:table-cell office:value-type="float" office:value="212.29" calcext:value-type="float">
            <text:p>212.29</text:p>
          </table:table-cell>
          <table:table-cell office:value-type="float" office:value="2392.81" calcext:value-type="float">
            <text:p>2392.81</text:p>
          </table:table-cell>
          <table:table-cell office:value-type="float" office:value="2941.12" calcext:value-type="float">
            <text:p>2941.12</text:p>
          </table:table-cell>
        </table:table-row>
        <table:table-row table:style-name="ro1">
          <table:table-cell office:value-type="float" office:value="35439276" calcext:value-type="float">
            <text:p>35439276</text:p>
          </table:table-cell>
          <table:table-cell table:formula="of:=[.A2217]/1000/(60*60*24)" office:value-type="time" office:time-value="PT09H50M39.276S" calcext:value-type="time">
            <text:p>09:50:39</text:p>
          </table:table-cell>
          <table:table-cell office:value-type="float" office:value="1.03" calcext:value-type="float">
            <text:p>1.03</text:p>
          </table:table-cell>
          <table:table-cell office:value-type="float" office:value="205.2" calcext:value-type="float">
            <text:p>205.2</text:p>
          </table:table-cell>
          <table:table-cell office:value-type="float" office:value="211.87" calcext:value-type="float">
            <text:p>211.87</text:p>
          </table:table-cell>
          <table:table-cell office:value-type="float" office:value="2393.72" calcext:value-type="float">
            <text:p>2393.72</text:p>
          </table:table-cell>
          <table:table-cell office:value-type="float" office:value="2942.07" calcext:value-type="float">
            <text:p>2942.07</text:p>
          </table:table-cell>
        </table:table-row>
        <table:table-row table:style-name="ro1">
          <table:table-cell office:value-type="float" office:value="35455276" calcext:value-type="float">
            <text:p>35455276</text:p>
          </table:table-cell>
          <table:table-cell table:formula="of:=[.A2218]/1000/(60*60*24)" office:value-type="time" office:time-value="PT09H50M55.276S" calcext:value-type="time">
            <text:p>09:50:55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394.63" calcext:value-type="float">
            <text:p>2394.63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35471276" calcext:value-type="float">
            <text:p>35471276</text:p>
          </table:table-cell>
          <table:table-cell table:formula="of:=[.A2219]/1000/(60*60*24)" office:value-type="time" office:time-value="PT09H51M11.276S" calcext:value-type="time">
            <text:p>09:51:11</text:p>
          </table:table-cell>
          <table:table-cell office:value-type="float" office:value="1.02" calcext:value-type="float">
            <text:p>1.02</text:p>
          </table:table-cell>
          <table:table-cell office:value-type="float" office:value="204.3" calcext:value-type="float">
            <text:p>204.3</text:p>
          </table:table-cell>
          <table:table-cell office:value-type="float" office:value="209.29" calcext:value-type="float">
            <text:p>209.29</text:p>
          </table:table-cell>
          <table:table-cell office:value-type="float" office:value="2395.54" calcext:value-type="float">
            <text:p>2395.54</text:p>
          </table:table-cell>
          <table:table-cell office:value-type="float" office:value="2943.94" calcext:value-type="float">
            <text:p>2943.94</text:p>
          </table:table-cell>
        </table:table-row>
        <table:table-row table:style-name="ro1">
          <table:table-cell office:value-type="float" office:value="35487276" calcext:value-type="float">
            <text:p>35487276</text:p>
          </table:table-cell>
          <table:table-cell table:formula="of:=[.A2220]/1000/(60*60*24)" office:value-type="time" office:time-value="PT09H51M27.276S" calcext:value-type="time">
            <text:p>09:51:27</text:p>
          </table:table-cell>
          <table:table-cell office:value-type="float" office:value="1.02" calcext:value-type="float">
            <text:p>1.02</text:p>
          </table:table-cell>
          <table:table-cell office:value-type="float" office:value="203.9" calcext:value-type="float">
            <text:p>203.9</text:p>
          </table:table-cell>
          <table:table-cell office:value-type="float" office:value="208.87" calcext:value-type="float">
            <text:p>208.87</text:p>
          </table:table-cell>
          <table:table-cell office:value-type="float" office:value="2396.45" calcext:value-type="float">
            <text:p>2396.45</text:p>
          </table:table-cell>
          <table:table-cell office:value-type="float" office:value="2944.87" calcext:value-type="float">
            <text:p>2944.87</text:p>
          </table:table-cell>
        </table:table-row>
        <table:table-row table:style-name="ro1">
          <table:table-cell office:value-type="float" office:value="35503276" calcext:value-type="float">
            <text:p>35503276</text:p>
          </table:table-cell>
          <table:table-cell table:formula="of:=[.A2221]/1000/(60*60*24)" office:value-type="time" office:time-value="PT09H51M43.276S" calcext:value-type="time">
            <text:p>09:51:43</text:p>
          </table:table-cell>
          <table:table-cell office:value-type="float" office:value="1.02" calcext:value-type="float">
            <text:p>1.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7.54" calcext:value-type="float">
            <text:p>207.54</text:p>
          </table:table-cell>
          <table:table-cell office:value-type="float" office:value="2397.35" calcext:value-type="float">
            <text:p>2397.35</text:p>
          </table:table-cell>
          <table:table-cell office:value-type="float" office:value="2945.79" calcext:value-type="float">
            <text:p>2945.79</text:p>
          </table:table-cell>
        </table:table-row>
        <table:table-row table:style-name="ro1">
          <table:table-cell office:value-type="float" office:value="35519276" calcext:value-type="float">
            <text:p>35519276</text:p>
          </table:table-cell>
          <table:table-cell table:formula="of:=[.A2222]/1000/(60*60*24)" office:value-type="time" office:time-value="PT09H51M59.276S" calcext:value-type="time">
            <text:p>09:51:59</text:p>
          </table:table-cell>
          <table:table-cell office:value-type="float" office:value="1.02" calcext:value-type="float">
            <text:p>1.02</text:p>
          </table:table-cell>
          <table:table-cell office:value-type="float" office:value="203" calcext:value-type="float">
            <text:p>203</text:p>
          </table:table-cell>
          <table:table-cell office:value-type="float" office:value="206.31" calcext:value-type="float">
            <text:p>206.31</text:p>
          </table:table-cell>
          <table:table-cell office:value-type="float" office:value="2398.25" calcext:value-type="float">
            <text:p>2398.25</text:p>
          </table:table-cell>
          <table:table-cell office:value-type="float" office:value="2946.71" calcext:value-type="float">
            <text:p>2946.71</text:p>
          </table:table-cell>
        </table:table-row>
        <table:table-row table:style-name="ro1">
          <table:table-cell office:value-type="float" office:value="35535276" calcext:value-type="float">
            <text:p>35535276</text:p>
          </table:table-cell>
          <table:table-cell table:formula="of:=[.A2223]/1000/(60*60*24)" office:value-type="time" office:time-value="PT09H52M15.276S" calcext:value-type="time">
            <text:p>09:52:15</text:p>
          </table:table-cell>
          <table:table-cell office:value-type="float" office:value="1.02" calcext:value-type="float">
            <text:p>1.02</text:p>
          </table:table-cell>
          <table:table-cell office:value-type="float" office:value="202.4" calcext:value-type="float">
            <text:p>202.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399.16" calcext:value-type="float">
            <text:p>2399.16</text:p>
          </table:table-cell>
          <table:table-cell office:value-type="float" office:value="2947.63" calcext:value-type="float">
            <text:p>2947.63</text:p>
          </table:table-cell>
        </table:table-row>
        <table:table-row table:style-name="ro1">
          <table:table-cell office:value-type="float" office:value="35551276" calcext:value-type="float">
            <text:p>35551276</text:p>
          </table:table-cell>
          <table:table-cell table:formula="of:=[.A2224]/1000/(60*60*24)" office:value-type="time" office:time-value="PT09H52M31.276S" calcext:value-type="time">
            <text:p>09:52:31</text:p>
          </table:table-cell>
          <table:table-cell office:value-type="float" office:value="1.02" calcext:value-type="float">
            <text:p>1.02</text:p>
          </table:table-cell>
          <table:table-cell office:value-type="float" office:value="201.9" calcext:value-type="float">
            <text:p>201.9</text:p>
          </table:table-cell>
          <table:table-cell office:value-type="float" office:value="205.17" calcext:value-type="float">
            <text:p>205.17</text:p>
          </table:table-cell>
          <table:table-cell office:value-type="float" office:value="2400.05" calcext:value-type="float">
            <text:p>2400.05</text:p>
          </table:table-cell>
          <table:table-cell office:value-type="float" office:value="2948.54" calcext:value-type="float">
            <text:p>2948.54</text:p>
          </table:table-cell>
        </table:table-row>
        <table:table-row table:style-name="ro1">
          <table:table-cell office:value-type="float" office:value="35567276" calcext:value-type="float">
            <text:p>35567276</text:p>
          </table:table-cell>
          <table:table-cell table:formula="of:=[.A2225]/1000/(60*60*24)" office:value-type="time" office:time-value="PT09H52M47.276S" calcext:value-type="time">
            <text:p>09:52:47</text:p>
          </table:table-cell>
          <table:table-cell office:value-type="float" office:value="1.01" calcext:value-type="float">
            <text:p>1.01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85" calcext:value-type="float">
            <text:p>203.85</text:p>
          </table:table-cell>
          <table:table-cell office:value-type="float" office:value="2400.95" calcext:value-type="float">
            <text:p>2400.95</text:p>
          </table:table-cell>
          <table:table-cell office:value-type="float" office:value="2949.45" calcext:value-type="float">
            <text:p>2949.45</text:p>
          </table:table-cell>
        </table:table-row>
        <table:table-row table:style-name="ro1">
          <table:table-cell office:value-type="float" office:value="35583276" calcext:value-type="float">
            <text:p>35583276</text:p>
          </table:table-cell>
          <table:table-cell table:formula="of:=[.A2226]/1000/(60*60*24)" office:value-type="time" office:time-value="PT09H53M03.276S" calcext:value-type="time">
            <text:p>09:53:03</text:p>
          </table:table-cell>
          <table:table-cell office:value-type="float" office:value="1.01" calcext:value-type="float">
            <text:p>1.01</text:p>
          </table:table-cell>
          <table:table-cell office:value-type="float" office:value="200.9" calcext:value-type="float">
            <text:p>200.9</text:p>
          </table:table-cell>
          <table:table-cell office:value-type="float" office:value="202.53" calcext:value-type="float">
            <text:p>202.53</text:p>
          </table:table-cell>
          <table:table-cell office:value-type="float" office:value="2401.84" calcext:value-type="float">
            <text:p>2401.84</text:p>
          </table:table-cell>
          <table:table-cell office:value-type="float" office:value="2950.35" calcext:value-type="float">
            <text:p>2950.35</text:p>
          </table:table-cell>
        </table:table-row>
        <table:table-row table:style-name="ro1">
          <table:table-cell office:value-type="float" office:value="35599276" calcext:value-type="float">
            <text:p>35599276</text:p>
          </table:table-cell>
          <table:table-cell table:formula="of:=[.A2227]/1000/(60*60*24)" office:value-type="time" office:time-value="PT09H53M19.276S" calcext:value-type="time">
            <text:p>09:53:19</text:p>
          </table:table-cell>
          <table:table-cell office:value-type="float" office:value="1" calcext:value-type="float">
            <text:p>1</text:p>
          </table:table-cell>
          <table:table-cell office:value-type="float" office:value="200.3" calcext:value-type="float">
            <text:p>200.3</text:p>
          </table:table-cell>
          <table:table-cell office:value-type="float" office:value="201.11" calcext:value-type="float">
            <text:p>201.11</text:p>
          </table:table-cell>
          <table:table-cell office:value-type="float" office:value="2402.73" calcext:value-type="float">
            <text:p>2402.73</text:p>
          </table:table-cell>
          <table:table-cell office:value-type="float" office:value="2951.25" calcext:value-type="float">
            <text:p>2951.25</text:p>
          </table:table-cell>
        </table:table-row>
        <table:table-row table:style-name="ro1">
          <table:table-cell office:value-type="float" office:value="35615276" calcext:value-type="float">
            <text:p>35615276</text:p>
          </table:table-cell>
          <table:table-cell table:formula="of:=[.A2228]/1000/(60*60*24)" office:value-type="time" office:time-value="PT09H53M35.276S" calcext:value-type="time">
            <text:p>09:53: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8" calcext:value-type="float">
            <text:p>199.8</text:p>
          </table:table-cell>
          <table:table-cell office:value-type="float" office:value="2403.62" calcext:value-type="float">
            <text:p>2403.62</text:p>
          </table:table-cell>
          <table:table-cell office:value-type="float" office:value="2952.14" calcext:value-type="float">
            <text:p>2952.14</text:p>
          </table:table-cell>
        </table:table-row>
        <table:table-row table:style-name="ro1">
          <table:table-cell office:value-type="float" office:value="35615276" calcext:value-type="float">
            <text:p>35615276</text:p>
          </table:table-cell>
          <table:table-cell table:formula="of:=[.A2229]/1000/(60*60*24)" office:value-type="time" office:time-value="PT09H53M35.276S" calcext:value-type="time">
            <text:p>09:53: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8" calcext:value-type="float">
            <text:p>199.8</text:p>
          </table:table-cell>
          <table:table-cell office:value-type="float" office:value="2403.62" calcext:value-type="float">
            <text:p>2403.62</text:p>
          </table:table-cell>
          <table:table-cell office:value-type="float" office:value="2952.14" calcext:value-type="float">
            <text:p>2952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35:05.3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35:43.368000000</dc:date>
    <meta:editing-duration>PT28M35S</meta:editing-duration>
    <meta:editing-cycles>3</meta:editing-cycles>
    <meta:generator>LibreOffice/6.3.4.2$Windows_X86_64 LibreOffice_project/60da17e045e08f1793c57c00ba83cdfce946d0aa</meta:generator>
    <meta:document-statistic meta:table-count="1" meta:cell-count="156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92cm" svg:height="15.301cm" xlink:href=".." xlink:type="simple" chart:class="chart:line" chart:style-name="ch1">
        <chart:title svg:x="10.912cm" svg:y="0.442cm" chart:style-name="ch2">
          <text:p>Ladda (ooc) @ 5 Ohm #2</text:p>
        </chart:title>
        <chart:legend chart:legend-position="end" svg:x="24.537cm" svg:y="7.351cm" style:legend-expansion="high" chart:style-name="ch3"/>
        <chart:plot-area chart:style-name="ch4" table:cell-range-address="LOGGER01.B2:LOGGER01.C2229 LOGGER01.C1:LOGGER01.C1" chart:data-source-has-labels="both" svg:x="0.539cm" svg:y="1.527cm" svg:width="23.459cm" svg:height="13.468cm">
          <chartooo:coordinate-region svg:x="1.451cm" svg:y="1.527cm" svg:width="22.437cm" svg:height="12.139cm"/>
          <chart:axis chart:dimension="x" chart:name="primary-x" chart:style-name="ch5" chartooo:axis-type="auto">
            <chartooo:date-scale/>
            <chart:categories table:cell-range-address="LOGGER01.B2:LOGGER01.B22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2229" chart:label-cell-address="LOGGER01.C1:LOGGER01.C1" chart:class="chart:line">
            <chart:data-point chart:repeated="22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2229</svg:desc>
                </draw:g>
              </table:table-cell>
              <table:table-cell office:value-type="float" office:value="1.41">
                <text:p>1.41</text:p>
                <draw:g>
                  <svg:desc>LOGGER01.C2:LOGGER01.C2229</svg:desc>
                </draw:g>
              </table:table-cell>
            </table:table-row>
            <table:table-row>
              <table:table-cell office:value-type="float" office:value="0.000176805555555556">
                <text:p>0.00017680555555555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361990740740741">
                <text:p>0.0003619907407407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547175925925926">
                <text:p>0.00054717592592592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732361111111111">
                <text:p>0.0007323611111111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917546296296296">
                <text:p>0.000917546296296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10271990740741">
                <text:p>0.001102719907407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28791666666667">
                <text:p>0.0012879166666666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47310185185185">
                <text:p>0.001473101851851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65828703703704">
                <text:p>0.0016582870370370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84347222222222">
                <text:p>0.001843472222222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202865740740741">
                <text:p>0.0020286574074074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21384259259259">
                <text:p>0.0022138425925925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39902777777778">
                <text:p>0.002399027777777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58421296296296">
                <text:p>0.0025842129629629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76939814814815">
                <text:p>0.0027693981481481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95458333333333">
                <text:p>0.0029545833333333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13976851851852">
                <text:p>0.0031397685185185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3249537037037">
                <text:p>0.003324953703703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51013888888889">
                <text:p>0.0035101388888888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69532407407407">
                <text:p>0.0036953240740740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88050925925926">
                <text:p>0.0038805092592592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06569444444444">
                <text:p>0.0040656944444444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25087962962963">
                <text:p>0.0042508796296296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43606481481482">
                <text:p>0.0044360648148148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62125">
                <text:p>0.0046212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0643518518519">
                <text:p>0.0048064351851851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99162037037037">
                <text:p>0.00499162037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17680555555556">
                <text:p>0.005176805555555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36199074074074">
                <text:p>0.005361990740740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54717592592593">
                <text:p>0.0055471759259259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73234953703704">
                <text:p>0.0057323495370370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9175462962963">
                <text:p>0.0059175462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10273148148148">
                <text:p>0.0061027314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8791666666667">
                <text:p>0.0062879166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310185185185">
                <text:p>0.006473101851851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65828703703704">
                <text:p>0.0066582870370370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84347222222222">
                <text:p>0.0068434722222222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2865740740741">
                <text:p>0.0070286574074074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21384259259259">
                <text:p>0.007213842592592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39902777777778">
                <text:p>0.0073990277777777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58421296296296">
                <text:p>0.007584212962962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76939814814815">
                <text:p>0.007769398148148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95458333333333">
                <text:p>0.007954583333333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813976851851852">
                <text:p>0.0081397685185185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3249537037037">
                <text:p>0.0083249537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1013888888889">
                <text:p>0.008510138888888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69532407407407">
                <text:p>0.0086953240740740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88050925925926">
                <text:p>0.008880509259259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06569444444444">
                <text:p>0.0090656944444444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25087962962963">
                <text:p>0.00925087962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43606481481481">
                <text:p>0.0094360648148148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62125">
                <text:p>0.0096212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80643518518519">
                <text:p>0.0098064351851851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99162037037037">
                <text:p>0.0099916203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768055555556">
                <text:p>0.010176805555555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103619907407407">
                <text:p>0.0103619907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471643518519">
                <text:p>0.0105471643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23611111111">
                <text:p>0.01073236111111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175462962963">
                <text:p>0.010917546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27314814815">
                <text:p>0.011102731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2879166666667">
                <text:p>0.011287916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31018518519">
                <text:p>0.011473101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58287037037">
                <text:p>0.0116582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34722222222">
                <text:p>0.0118434722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0286458333333">
                <text:p>0.0120286458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2138425925926">
                <text:p>0.01221384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3990277777778">
                <text:p>0.0123990277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584212962963">
                <text:p>0.0125842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7693981481482">
                <text:p>0.012769398148148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9545833333333">
                <text:p>0.012954583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31397685185185">
                <text:p>0.01313976851851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33249537037037">
                <text:p>0.0133249537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101388888889">
                <text:p>0.01351013888888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36953240740741">
                <text:p>0.0136953240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38805092592593">
                <text:p>0.0138805092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0656944444444">
                <text:p>0.0140656944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2508796296296">
                <text:p>0.0142508796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4360648148148">
                <text:p>0.0144360648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62125">
                <text:p>0.0146212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8064351851852">
                <text:p>0.014806435185185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9916087962963">
                <text:p>0.0149916087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51768055555556">
                <text:p>0.01517680555555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53619907407407">
                <text:p>0.01536199074074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55471759259259">
                <text:p>0.015547175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57323611111111">
                <text:p>0.01573236111111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59175462962963">
                <text:p>0.015917546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61027314814815">
                <text:p>0.016102731481481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62879166666667">
                <text:p>0.01628791666666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64731018518519">
                <text:p>0.016473101851851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6658287037037">
                <text:p>0.0166582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34722222222">
                <text:p>0.01684347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0286574074074">
                <text:p>0.0170286574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2138425925926">
                <text:p>0.0172138425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3990277777778">
                <text:p>0.0173990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584212962963">
                <text:p>0.0175842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7693981481481">
                <text:p>0.017769398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9545833333333">
                <text:p>0.017954583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1397685185185">
                <text:p>0.01813976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3249537037037">
                <text:p>0.01832495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5101388888889">
                <text:p>0.018510138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6953240740741">
                <text:p>0.018695324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8805092592593">
                <text:p>0.018880509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0656944444444">
                <text:p>0.019065694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2508796296296">
                <text:p>0.01925087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4360648148148">
                <text:p>0.019436064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62125">
                <text:p>0.019621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8064351851852">
                <text:p>0.019806435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9916203703704">
                <text:p>0.0199916203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01768055555556">
                <text:p>0.020176805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03619907407407">
                <text:p>0.020361990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05471759259259">
                <text:p>0.020547175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07323611111111">
                <text:p>0.0207323611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09175462962963">
                <text:p>0.020917546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11027314814815">
                <text:p>0.02110273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12879166666667">
                <text:p>0.021287916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4731018518518">
                <text:p>0.021473101851851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21658287037037">
                <text:p>0.0216582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8434722222222">
                <text:p>0.021843472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0286574074074">
                <text:p>0.022028657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2138425925926">
                <text:p>0.022213842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3990277777778">
                <text:p>0.022399027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5842013888889">
                <text:p>0.0225842013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7693981481481">
                <text:p>0.0227693981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9545833333333">
                <text:p>0.022954583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31397685185185">
                <text:p>0.023139768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33249537037037">
                <text:p>0.02332495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35101388888889">
                <text:p>0.0235101388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36953240740741">
                <text:p>0.023695324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38805092592593">
                <text:p>0.023880509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40656944444444">
                <text:p>0.0240656944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42508796296296">
                <text:p>0.0242508796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44360648148148">
                <text:p>0.024436064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462125">
                <text:p>0.02462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8064351851852">
                <text:p>0.024806435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49916203703704">
                <text:p>0.024991620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51768055555556">
                <text:p>0.02517680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3619791666667">
                <text:p>0.025361979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5471759259259">
                <text:p>0.02554717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7323611111111">
                <text:p>0.0257323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9175462962963">
                <text:p>0.02591754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1027314814815">
                <text:p>0.02610273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2879166666667">
                <text:p>0.02628791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4731018518518">
                <text:p>0.0264731018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658287037037">
                <text:p>0.026658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8434722222222">
                <text:p>0.02684347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0286574074074">
                <text:p>0.02702865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2138425925926">
                <text:p>0.0272138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3990277777778">
                <text:p>0.02739902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584212962963">
                <text:p>0.027584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7693981481482">
                <text:p>0.027769398148148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9545833333333">
                <text:p>0.0279545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1397685185185">
                <text:p>0.02813976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3249537037037">
                <text:p>0.02832495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5101388888889">
                <text:p>0.0285101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6953240740741">
                <text:p>0.0286953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8805092592593">
                <text:p>0.02888050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0656944444444">
                <text:p>0.02906569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2508796296296">
                <text:p>0.02925087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4360648148148">
                <text:p>0.02943606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62125">
                <text:p>0.02962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8064351851852">
                <text:p>0.02980643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9916203703704">
                <text:p>0.0299916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301768055555556">
                <text:p>0.03017680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303619907407407">
                <text:p>0.03036199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305471759259259">
                <text:p>0.03054717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7323611111111">
                <text:p>0.0307323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309175462962963">
                <text:p>0.03091754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311027314814815">
                <text:p>0.03110273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2879166666667">
                <text:p>0.03128791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4731018518518">
                <text:p>0.03147310185185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658287037037">
                <text:p>0.0316582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8434722222222">
                <text:p>0.03184347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0286574074074">
                <text:p>0.03202865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2138425925926">
                <text:p>0.032213842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3990277777778">
                <text:p>0.03239902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584212962963">
                <text:p>0.0325842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7693981481482">
                <text:p>0.03276939814814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9545833333333">
                <text:p>0.03295458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1397685185185">
                <text:p>0.03313976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3249537037037">
                <text:p>0.03332495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5101388888889">
                <text:p>0.03351013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6953125">
                <text:p>0.0336953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8805092592593">
                <text:p>0.03388050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0656944444444">
                <text:p>0.03406569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2508796296296">
                <text:p>0.03425087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4360648148148">
                <text:p>0.03443606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62125">
                <text:p>0.03462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8064351851852">
                <text:p>0.03480643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49916203703704">
                <text:p>0.03499162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51768055555556">
                <text:p>0.0351768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3619907407407">
                <text:p>0.0353619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5471759259259">
                <text:p>0.0355471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7323611111111">
                <text:p>0.0357323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9175462962963">
                <text:p>0.0359175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1027314814815">
                <text:p>0.03610273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62879166666667">
                <text:p>0.0362879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4731018518518">
                <text:p>0.036473101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658287037037">
                <text:p>0.036658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8434722222222">
                <text:p>0.03684347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0286574074074">
                <text:p>0.03702865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2138425925926">
                <text:p>0.03721384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3990277777778">
                <text:p>0.03739902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584212962963">
                <text:p>0.0375842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7693981481481">
                <text:p>0.03776939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9545833333333">
                <text:p>0.03795458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1397685185185">
                <text:p>0.03813976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3249537037037">
                <text:p>0.0383249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5101388888889">
                <text:p>0.03851013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6953240740741">
                <text:p>0.03869532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8805092592593">
                <text:p>0.03888050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0656944444444">
                <text:p>0.03906569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2508796296296">
                <text:p>0.03925087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4360648148148">
                <text:p>0.03943606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62125">
                <text:p>0.03962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8064351851852">
                <text:p>0.0398064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9916203703704">
                <text:p>0.0399916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1768055555556">
                <text:p>0.0401768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3619907407408">
                <text:p>0.040361990740740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5471759259259">
                <text:p>0.0405471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7323611111111">
                <text:p>0.0407323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9175462962963">
                <text:p>0.0409175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1027314814815">
                <text:p>0.04110273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2879166666667">
                <text:p>0.0412879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4731018518519">
                <text:p>0.04147310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658287037037">
                <text:p>0.041658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8434722222222">
                <text:p>0.04184347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20286574074074">
                <text:p>0.04202865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22138310185185">
                <text:p>0.042213831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23990277777778">
                <text:p>0.0423990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584212962963">
                <text:p>0.042584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7693981481481">
                <text:p>0.04276939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29545833333333">
                <text:p>0.04295458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31397685185185">
                <text:p>0.0431397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3249537037037">
                <text:p>0.043324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5101388888889">
                <text:p>0.0435101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6953240740741">
                <text:p>0.0436953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8805092592593">
                <text:p>0.04388050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0656944444444">
                <text:p>0.0440656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2508796296296">
                <text:p>0.04425087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4360648148148">
                <text:p>0.04443606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62125">
                <text:p>0.04462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8064351851852">
                <text:p>0.0448064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9916203703704">
                <text:p>0.04499162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1768055555556">
                <text:p>0.04517680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3619907407407">
                <text:p>0.04536199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5471759259259">
                <text:p>0.04554717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7323611111111">
                <text:p>0.0457323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9175462962963">
                <text:p>0.0459175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1027314814815">
                <text:p>0.04610273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2879166666667">
                <text:p>0.0462879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4731018518518">
                <text:p>0.0464731018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658287037037">
                <text:p>0.0466582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8434606481481">
                <text:p>0.046843460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0286574074074">
                <text:p>0.0470286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2138425925926">
                <text:p>0.04721384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3990277777778">
                <text:p>0.0473990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5842013888889">
                <text:p>0.04758420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7693981481481">
                <text:p>0.04776939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9545833333333">
                <text:p>0.0479545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81397685185185">
                <text:p>0.0481397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83249537037037">
                <text:p>0.048324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85101388888889">
                <text:p>0.0485101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86953240740741">
                <text:p>0.0486953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88805092592593">
                <text:p>0.04888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0656944444444">
                <text:p>0.0490656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92508796296296">
                <text:p>0.0492508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4360648148148">
                <text:p>0.0494360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62125">
                <text:p>0.04962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8064351851852">
                <text:p>0.0498064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9916203703704">
                <text:p>0.049991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1768055555556">
                <text:p>0.0501768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3619907407407">
                <text:p>0.05036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5471759259259">
                <text:p>0.050547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7323611111111">
                <text:p>0.0507323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9175462962963">
                <text:p>0.050917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1027314814815">
                <text:p>0.0511027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2879166666667">
                <text:p>0.0512879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4731018518519">
                <text:p>0.0514731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658287037037">
                <text:p>0.05165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8434722222222">
                <text:p>0.0518434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0286574074074">
                <text:p>0.0520286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2138425925926">
                <text:p>0.0522138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3990277777778">
                <text:p>0.0523990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584212962963">
                <text:p>0.05258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7693981481481">
                <text:p>0.0527693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9545833333333">
                <text:p>0.0529545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1397685185185">
                <text:p>0.0531397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3249537037037">
                <text:p>0.0533249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5101388888889">
                <text:p>0.053510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6953240740741">
                <text:p>0.05369532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8805092592593">
                <text:p>0.05388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0656944444444">
                <text:p>0.0540656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2508796296296">
                <text:p>0.0542508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4360648148148">
                <text:p>0.0544360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62125">
                <text:p>0.05462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8064351851852">
                <text:p>0.0548064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9916203703704">
                <text:p>0.054991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1768055555556">
                <text:p>0.0551768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3619907407407">
                <text:p>0.05536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5471759259259">
                <text:p>0.055547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7323611111111">
                <text:p>0.0557323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9175462962963">
                <text:p>0.055917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1027314814815">
                <text:p>0.0561027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2879166666667">
                <text:p>0.0562879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4731018518518">
                <text:p>0.056473101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658287037037">
                <text:p>0.05665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8434722222222">
                <text:p>0.0568434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0286574074074">
                <text:p>0.0570286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2138425925926">
                <text:p>0.0572138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3990277777778">
                <text:p>0.0573990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584212962963">
                <text:p>0.05758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7693981481481">
                <text:p>0.0577693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9545833333333">
                <text:p>0.0579545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1397685185185">
                <text:p>0.0581397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3249537037037">
                <text:p>0.0583249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5101388888889">
                <text:p>0.058510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6953240740741">
                <text:p>0.05869532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8805092592593">
                <text:p>0.05888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90656944444444">
                <text:p>0.0590656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92508796296296">
                <text:p>0.0592508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94360648148148">
                <text:p>0.0594360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62125">
                <text:p>0.05962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98064351851852">
                <text:p>0.0598064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9916203703704">
                <text:p>0.059991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601768055555556">
                <text:p>0.0601768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3619907407407">
                <text:p>0.06036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605471759259259">
                <text:p>0.060547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607323611111111">
                <text:p>0.0607323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609175462962963">
                <text:p>0.060917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1027314814815">
                <text:p>0.0611027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2879166666667">
                <text:p>0.0612879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4731018518518">
                <text:p>0.06147310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658287037037">
                <text:p>0.06165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8434722222222">
                <text:p>0.0618434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0286574074074">
                <text:p>0.0620286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2138425925926">
                <text:p>0.0622138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3990277777778">
                <text:p>0.0623990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584212962963">
                <text:p>0.06258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7693981481481">
                <text:p>0.0627693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9545833333333">
                <text:p>0.0629545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1397685185185">
                <text:p>0.0631397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3249537037037">
                <text:p>0.063324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5101388888889">
                <text:p>0.0635101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6953240740741">
                <text:p>0.0636953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8805092592593">
                <text:p>0.0638805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0656944444444">
                <text:p>0.0640656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2508796296296">
                <text:p>0.0642508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4360648148148">
                <text:p>0.0644360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62125">
                <text:p>0.06462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8064351851852">
                <text:p>0.0648064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9916203703704">
                <text:p>0.0649916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1768055555555">
                <text:p>0.065176805555555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3619907407407">
                <text:p>0.0653619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5471643518518">
                <text:p>0.065547164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7323611111111">
                <text:p>0.0657323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9175462962963">
                <text:p>0.065917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1027314814815">
                <text:p>0.0661027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2879166666667">
                <text:p>0.0662879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4731018518518">
                <text:p>0.06647310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658287037037">
                <text:p>0.06665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8434722222222">
                <text:p>0.0668434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0286458333333">
                <text:p>0.0670286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2138425925926">
                <text:p>0.0672138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3990277777778">
                <text:p>0.0673990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584212962963">
                <text:p>0.06758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7693981481481">
                <text:p>0.0677693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9545833333333">
                <text:p>0.0679545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1397685185185">
                <text:p>0.0681397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3249537037037">
                <text:p>0.068324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5101388888889">
                <text:p>0.0685101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6953240740741">
                <text:p>0.0686953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8805092592593">
                <text:p>0.0688805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0656944444444">
                <text:p>0.0690656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92508796296296">
                <text:p>0.0692508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94360648148148">
                <text:p>0.0694360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962125">
                <text:p>0.06962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98064351851852">
                <text:p>0.06980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9916203703704">
                <text:p>0.06999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1768055555556">
                <text:p>0.0701768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03619907407407">
                <text:p>0.0703619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05471759259259">
                <text:p>0.07054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7323611111111">
                <text:p>0.0707323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09175462962963">
                <text:p>0.070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1027314814815">
                <text:p>0.071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2879166666667">
                <text:p>0.0712879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4731018518518">
                <text:p>0.0714731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658287037037">
                <text:p>0.071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8434722222222">
                <text:p>0.07184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0286574074074">
                <text:p>0.072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2138425925926">
                <text:p>0.07221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3990277777778">
                <text:p>0.0723990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2584212962963">
                <text:p>0.07258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7693981481481">
                <text:p>0.0727693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9545833333333">
                <text:p>0.0729545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31397685185185">
                <text:p>0.073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3249537037037">
                <text:p>0.073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5101388888889">
                <text:p>0.073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6953240740741">
                <text:p>0.07369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8805092592592">
                <text:p>0.073880509259259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0656944444444">
                <text:p>0.0740656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2508796296296">
                <text:p>0.074250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4360648148148">
                <text:p>0.07443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62125">
                <text:p>0.07462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8064351851852">
                <text:p>0.07480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9916203703704">
                <text:p>0.0749916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751768055555556">
                <text:p>0.0751768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3619907407407">
                <text:p>0.075361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5471759259259">
                <text:p>0.07554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7323611111111">
                <text:p>0.07573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9175462962963">
                <text:p>0.075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1027314814815">
                <text:p>0.076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2879166666666">
                <text:p>0.076287916666666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4731018518519">
                <text:p>0.0764731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658287037037">
                <text:p>0.076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8434722222222">
                <text:p>0.07684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0286574074074">
                <text:p>0.077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2138425925926">
                <text:p>0.07721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3990277777778">
                <text:p>0.077399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584212962963">
                <text:p>0.07758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7693981481482">
                <text:p>0.077769398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9545833333333">
                <text:p>0.07795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1397685185185">
                <text:p>0.078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3249537037037">
                <text:p>0.078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5101388888889">
                <text:p>0.078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6953240740741">
                <text:p>0.07869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8805092592593">
                <text:p>0.0788805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0656944444444">
                <text:p>0.0790656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2508796296296">
                <text:p>0.079250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4360648148148">
                <text:p>0.07943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62125">
                <text:p>0.07962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8064351851852">
                <text:p>0.07980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9916203703704">
                <text:p>0.07999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1768055555555">
                <text:p>0.0801768055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3619907407407">
                <text:p>0.080361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5471759259259">
                <text:p>0.08054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7323611111111">
                <text:p>0.08073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9175462962963">
                <text:p>0.080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1027314814815">
                <text:p>0.081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2879166666666">
                <text:p>0.081287916666666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4731018518518">
                <text:p>0.0814731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658287037037">
                <text:p>0.081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8434722222222">
                <text:p>0.08184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0286574074074">
                <text:p>0.082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2138425925926">
                <text:p>0.08221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3990277777778">
                <text:p>0.082399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5842129629629">
                <text:p>0.082584212962962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7693981481481">
                <text:p>0.0827693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9545833333333">
                <text:p>0.08295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1397685185185">
                <text:p>0.083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3249537037037">
                <text:p>0.083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5101388888889">
                <text:p>0.083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6953240740741">
                <text:p>0.08369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8805092592592">
                <text:p>0.083880509259259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0656944444444">
                <text:p>0.0840656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2508796296296">
                <text:p>0.084250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4360648148148">
                <text:p>0.08443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62125">
                <text:p>0.08462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8064351851852">
                <text:p>0.08480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9916203703704">
                <text:p>0.08499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1768055555555">
                <text:p>0.0851768055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3619907407407">
                <text:p>0.085361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5471759259259">
                <text:p>0.08554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7323611111111">
                <text:p>0.08573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9175462962963">
                <text:p>0.085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1027314814815">
                <text:p>0.086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2879166666667">
                <text:p>0.0862879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4731018518519">
                <text:p>0.0864731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658287037037">
                <text:p>0.086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8434722222222">
                <text:p>0.08684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0286574074074">
                <text:p>0.087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2138425925926">
                <text:p>0.08721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3990277777778">
                <text:p>0.087399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5842129629629">
                <text:p>0.087584212962962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7693981481481">
                <text:p>0.0877693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9545833333333">
                <text:p>0.08795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1397685185185">
                <text:p>0.088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3249537037037">
                <text:p>0.088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5101388888889">
                <text:p>0.088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6953240740741">
                <text:p>0.08869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88805092592592">
                <text:p>0.088880509259259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0656944444444">
                <text:p>0.0890656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2508796296296">
                <text:p>0.089250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4360648148148">
                <text:p>0.08943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62125">
                <text:p>0.08962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8064351851852">
                <text:p>0.089806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9916203703704">
                <text:p>0.089991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1768055555555">
                <text:p>0.0901768055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3619907407407">
                <text:p>0.090361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5471759259259">
                <text:p>0.090547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323611111111">
                <text:p>0.0907323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09175462962963">
                <text:p>0.090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1027314814815">
                <text:p>0.091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2879166666666">
                <text:p>0.091287916666666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731018518518">
                <text:p>0.0914731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658287037037">
                <text:p>0.091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18434722222222">
                <text:p>0.091843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286574074074">
                <text:p>0.092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2138425925926">
                <text:p>0.092213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23990277777778">
                <text:p>0.09239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42129629629">
                <text:p>0.092584212962962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693981481481">
                <text:p>0.09276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45833333333">
                <text:p>0.09295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1397685185185">
                <text:p>0.093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3249537037037">
                <text:p>0.093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5101388888889">
                <text:p>0.093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36953240740741">
                <text:p>0.093695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805092592593">
                <text:p>0.093880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656944444444">
                <text:p>0.09406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508796296296">
                <text:p>0.09425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360648148148">
                <text:p>0.094436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212384259259">
                <text:p>0.0946212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064351851852">
                <text:p>0.09480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916203703704">
                <text:p>0.09499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768055555555">
                <text:p>0.09517680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3619907407407">
                <text:p>0.0953619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471759259259">
                <text:p>0.095547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57323611111111">
                <text:p>0.095732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175462962963">
                <text:p>0.09591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1027314814815">
                <text:p>0.096102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2879166666666">
                <text:p>0.096287916666666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731018518518">
                <text:p>0.09647310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658287037037">
                <text:p>0.09665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68434722222222">
                <text:p>0.096843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0286574074074">
                <text:p>0.0970286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72138425925926">
                <text:p>0.097213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3990277777778">
                <text:p>0.097399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42129629629">
                <text:p>0.097584212962962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693981481481">
                <text:p>0.097769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545833333333">
                <text:p>0.097954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1397685185185">
                <text:p>0.098139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3249537037037">
                <text:p>0.0983249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5101388888889">
                <text:p>0.098510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6953240740741">
                <text:p>0.098695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88805092592592">
                <text:p>0.09888050925925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656944444444">
                <text:p>0.099065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508796296296">
                <text:p>0.099250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360648148148">
                <text:p>0.0994360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9962125">
                <text:p>0.09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064351851852">
                <text:p>0.099806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916203703704">
                <text:p>0.099991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76805555556">
                <text:p>0.10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61990740741">
                <text:p>0.10036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0547175925926">
                <text:p>0.10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32361111111">
                <text:p>0.10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17546296296">
                <text:p>0.10091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102731481481">
                <text:p>0.10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87916666667">
                <text:p>0.10128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1473101851852">
                <text:p>0.10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58287037037">
                <text:p>0.10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843472222222">
                <text:p>0.10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028657407407">
                <text:p>0.10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13842592593">
                <text:p>0.10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399027777778">
                <text:p>0.10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584212962963">
                <text:p>0.10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69398148148">
                <text:p>0.10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54583333333">
                <text:p>0.10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39768518519">
                <text:p>0.10313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03324953703704">
                <text:p>0.10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10138888889">
                <text:p>0.10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695324074074">
                <text:p>0.10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80509259259">
                <text:p>0.10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065694444444">
                <text:p>0.10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5087962963">
                <text:p>0.10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436064814815">
                <text:p>0.10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62125">
                <text:p>0.10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806435185185">
                <text:p>0.10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99162037037">
                <text:p>0.10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176805555556">
                <text:p>0.10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361990740741">
                <text:p>0.10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47175925926">
                <text:p>0.10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32361111111">
                <text:p>0.10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917546296296">
                <text:p>0.10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102731481481">
                <text:p>0.10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287916666667">
                <text:p>0.10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473101851852">
                <text:p>0.10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658287037037">
                <text:p>0.10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843472222222">
                <text:p>0.10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028657407407">
                <text:p>0.10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213842592593">
                <text:p>0.10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399027777778">
                <text:p>0.10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584212962963">
                <text:p>0.10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69398148148">
                <text:p>0.10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954583333333">
                <text:p>0.10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139768518519">
                <text:p>0.10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324953703704">
                <text:p>0.10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510138888889">
                <text:p>0.10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695324074074">
                <text:p>0.10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880509259259">
                <text:p>0.10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065694444444">
                <text:p>0.10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25087962963">
                <text:p>0.10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436064814815">
                <text:p>0.10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62125">
                <text:p>0.10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806435185185">
                <text:p>0.10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99162037037">
                <text:p>0.10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176805555556">
                <text:p>0.11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361990740741">
                <text:p>0.11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547175925926">
                <text:p>0.11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732361111111">
                <text:p>0.11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917546296296">
                <text:p>0.11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102719907407">
                <text:p>0.11110271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287916666667">
                <text:p>0.11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473101851852">
                <text:p>0.11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658287037037">
                <text:p>0.11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843472222222">
                <text:p>0.11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028657407407">
                <text:p>0.11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213842592593">
                <text:p>0.11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399027777778">
                <text:p>0.11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584212962963">
                <text:p>0.11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769398148148">
                <text:p>0.11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954583333333">
                <text:p>0.11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139768518519">
                <text:p>0.11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324953703704">
                <text:p>0.11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510138888889">
                <text:p>0.11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695324074074">
                <text:p>0.11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880497685185">
                <text:p>0.113880497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065694444444">
                <text:p>0.11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25087962963">
                <text:p>0.11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436064814815">
                <text:p>0.11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62125">
                <text:p>0.11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806435185185">
                <text:p>0.11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99162037037">
                <text:p>0.11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176805555556">
                <text:p>0.11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361990740741">
                <text:p>0.11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547175925926">
                <text:p>0.11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732361111111">
                <text:p>0.11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917534722222">
                <text:p>0.115917534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102731481481">
                <text:p>0.11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287916666667">
                <text:p>0.11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473101851852">
                <text:p>0.11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658287037037">
                <text:p>0.11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843472222222">
                <text:p>0.11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028657407407">
                <text:p>0.11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213842592593">
                <text:p>0.11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399027777778">
                <text:p>0.11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584212962963">
                <text:p>0.11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769398148148">
                <text:p>0.11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954583333333">
                <text:p>0.11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139768518519">
                <text:p>0.11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324953703704">
                <text:p>0.11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510138888889">
                <text:p>0.11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695324074074">
                <text:p>0.11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880509259259">
                <text:p>0.11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065694444444">
                <text:p>0.11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25087962963">
                <text:p>0.11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436064814815">
                <text:p>0.11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62125">
                <text:p>0.11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806435185185">
                <text:p>0.11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99162037037">
                <text:p>0.11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176805555556">
                <text:p>0.12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361990740741">
                <text:p>0.12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547175925926">
                <text:p>0.12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732361111111">
                <text:p>0.12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917546296296">
                <text:p>0.12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102731481481">
                <text:p>0.12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287916666667">
                <text:p>0.12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473101851852">
                <text:p>0.12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658287037037">
                <text:p>0.12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843472222222">
                <text:p>0.12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028657407407">
                <text:p>0.12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213842592593">
                <text:p>0.12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399027777778">
                <text:p>0.12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584212962963">
                <text:p>0.12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769398148148">
                <text:p>0.12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954583333333">
                <text:p>0.12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139768518518">
                <text:p>0.12313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324953703704">
                <text:p>0.12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510127314815">
                <text:p>0.123510127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695324074074">
                <text:p>0.12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880509259259">
                <text:p>0.12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065694444444">
                <text:p>0.12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25087962963">
                <text:p>0.12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436064814815">
                <text:p>0.12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62125">
                <text:p>0.12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806435185185">
                <text:p>0.12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99162037037">
                <text:p>0.12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176805555556">
                <text:p>0.12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361990740741">
                <text:p>0.12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547175925926">
                <text:p>0.12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732361111111">
                <text:p>0.12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917546296296">
                <text:p>0.12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102731481481">
                <text:p>0.12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287905092593">
                <text:p>0.126287905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473101851852">
                <text:p>0.12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658287037037">
                <text:p>0.12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843472222222">
                <text:p>0.12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028657407407">
                <text:p>0.12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213842592593">
                <text:p>0.12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399027777778">
                <text:p>0.12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584212962963">
                <text:p>0.12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769398148148">
                <text:p>0.12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954583333333">
                <text:p>0.12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139768518519">
                <text:p>0.12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324953703704">
                <text:p>0.12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510138888889">
                <text:p>0.12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695324074074">
                <text:p>0.12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880509259259">
                <text:p>0.12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065694444444">
                <text:p>0.12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25087962963">
                <text:p>0.12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436064814815">
                <text:p>0.12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62125">
                <text:p>0.12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806435185185">
                <text:p>0.12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99162037037">
                <text:p>0.12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176805555556">
                <text:p>0.13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361990740741">
                <text:p>0.13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547175925926">
                <text:p>0.13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732361111111">
                <text:p>0.13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917546296296">
                <text:p>0.13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102731481481">
                <text:p>0.13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287916666667">
                <text:p>0.13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473101851852">
                <text:p>0.13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658287037037">
                <text:p>0.13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843472222222">
                <text:p>0.13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028657407407">
                <text:p>0.13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213842592593">
                <text:p>0.13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399027777778">
                <text:p>0.13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584212962963">
                <text:p>0.13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769398148148">
                <text:p>0.13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954583333333">
                <text:p>0.13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139768518519">
                <text:p>0.13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324953703704">
                <text:p>0.13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510138888889">
                <text:p>0.13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695324074074">
                <text:p>0.13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880509259259">
                <text:p>0.13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065694444444">
                <text:p>0.13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25087962963">
                <text:p>0.13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436064814815">
                <text:p>0.13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62125">
                <text:p>0.13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806435185185">
                <text:p>0.13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99162037037">
                <text:p>0.13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176805555556">
                <text:p>0.13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361990740741">
                <text:p>0.13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547175925926">
                <text:p>0.13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732361111111">
                <text:p>0.13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917546296296">
                <text:p>0.13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102719907407">
                <text:p>0.13610271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287916666667">
                <text:p>0.13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473101851852">
                <text:p>0.13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658287037037">
                <text:p>0.13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843472222222">
                <text:p>0.13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028657407407">
                <text:p>0.13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213842592593">
                <text:p>0.13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399027777778">
                <text:p>0.13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584212962963">
                <text:p>0.13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769398148148">
                <text:p>0.13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954583333333">
                <text:p>0.13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139768518519">
                <text:p>0.13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324953703704">
                <text:p>0.13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510138888889">
                <text:p>0.13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695324074074">
                <text:p>0.13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880509259259">
                <text:p>0.13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065694444444">
                <text:p>0.13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25087962963">
                <text:p>0.13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436064814815">
                <text:p>0.13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62125">
                <text:p>0.13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806435185185">
                <text:p>0.13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99162037037">
                <text:p>0.13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176805555556">
                <text:p>0.14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361990740741">
                <text:p>0.14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547175925926">
                <text:p>0.14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732361111111">
                <text:p>0.14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917546296296">
                <text:p>0.14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102719907407">
                <text:p>0.141102719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287916666667">
                <text:p>0.14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473101851852">
                <text:p>0.14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658287037037">
                <text:p>0.14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843472222222">
                <text:p>0.14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028657407407">
                <text:p>0.14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213842592593">
                <text:p>0.14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399027777778">
                <text:p>0.14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584212962963">
                <text:p>0.14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769398148148">
                <text:p>0.14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954583333333">
                <text:p>0.14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139768518519">
                <text:p>0.14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324953703704">
                <text:p>0.14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510138888889">
                <text:p>0.14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695324074074">
                <text:p>0.14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880509259259">
                <text:p>0.14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065694444444">
                <text:p>0.14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25087962963">
                <text:p>0.14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436064814815">
                <text:p>0.14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62125">
                <text:p>0.14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806435185185">
                <text:p>0.14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991608796296">
                <text:p>0.144991608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176805555556">
                <text:p>0.14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361990740741">
                <text:p>0.14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547175925926">
                <text:p>0.14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732361111111">
                <text:p>0.14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917546296296">
                <text:p>0.14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102731481481">
                <text:p>0.14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287916666667">
                <text:p>0.14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473101851852">
                <text:p>0.14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658287037037">
                <text:p>0.14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843472222222">
                <text:p>0.14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028657407407">
                <text:p>0.14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213842592593">
                <text:p>0.14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399027777778">
                <text:p>0.14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584212962963">
                <text:p>0.14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769398148148">
                <text:p>0.14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954583333333">
                <text:p>0.14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139768518519">
                <text:p>0.14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324953703704">
                <text:p>0.14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510138888889">
                <text:p>0.14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695324074074">
                <text:p>0.14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880509259259">
                <text:p>0.14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065694444444">
                <text:p>0.14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25087962963">
                <text:p>0.14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436064814815">
                <text:p>0.14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62125">
                <text:p>0.14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806435185185">
                <text:p>0.14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99162037037">
                <text:p>0.14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176805555556">
                <text:p>0.15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361990740741">
                <text:p>0.15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547175925926">
                <text:p>0.15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732361111111">
                <text:p>0.15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917546296296">
                <text:p>0.15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102731481481">
                <text:p>0.15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287916666667">
                <text:p>0.15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473101851852">
                <text:p>0.15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658287037037">
                <text:p>0.15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843472222222">
                <text:p>0.15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028657407407">
                <text:p>0.15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213842592593">
                <text:p>0.15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399027777778">
                <text:p>0.15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584212962963">
                <text:p>0.15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769398148148">
                <text:p>0.15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954583333333">
                <text:p>0.15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139768518519">
                <text:p>0.15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324953703704">
                <text:p>0.15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510138888889">
                <text:p>0.15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695324074074">
                <text:p>0.15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880509259259">
                <text:p>0.15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065694444444">
                <text:p>0.15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25087962963">
                <text:p>0.15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436064814815">
                <text:p>0.15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62125">
                <text:p>0.15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806435185185">
                <text:p>0.15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99162037037">
                <text:p>0.15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176805555556">
                <text:p>0.15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361990740741">
                <text:p>0.15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547175925926">
                <text:p>0.15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732361111111">
                <text:p>0.15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917546296296">
                <text:p>0.15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102731481481">
                <text:p>0.15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287916666667">
                <text:p>0.15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473101851852">
                <text:p>0.15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658287037037">
                <text:p>0.15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843472222222">
                <text:p>0.15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028657407407">
                <text:p>0.15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213842592593">
                <text:p>0.15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399027777778">
                <text:p>0.15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584212962963">
                <text:p>0.15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769398148148">
                <text:p>0.15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954583333333">
                <text:p>0.15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139768518519">
                <text:p>0.158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324953703704">
                <text:p>0.15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510138888889">
                <text:p>0.15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695324074074">
                <text:p>0.15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880509259259">
                <text:p>0.15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065694444444">
                <text:p>0.15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25087962963">
                <text:p>0.15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436064814815">
                <text:p>0.15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62125">
                <text:p>0.15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806435185185">
                <text:p>0.15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999162037037">
                <text:p>0.15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176805555556">
                <text:p>0.16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361990740741">
                <text:p>0.16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547175925926">
                <text:p>0.160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732361111111">
                <text:p>0.16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917546296296">
                <text:p>0.16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102731481481">
                <text:p>0.16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287916666667">
                <text:p>0.16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473101851852">
                <text:p>0.16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658287037037">
                <text:p>0.16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843472222222">
                <text:p>0.16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028657407407">
                <text:p>0.162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213842592593">
                <text:p>0.16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399027777778">
                <text:p>0.16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584212962963">
                <text:p>0.16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769386574074">
                <text:p>0.162769386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954583333333">
                <text:p>0.16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139768518519">
                <text:p>0.16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324953703704">
                <text:p>0.16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510138888889">
                <text:p>0.16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695324074074">
                <text:p>0.16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880509259259">
                <text:p>0.16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065694444444">
                <text:p>0.16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25087962963">
                <text:p>0.16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436064814815">
                <text:p>0.16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62125">
                <text:p>0.16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806435185185">
                <text:p>0.16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99162037037">
                <text:p>0.16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176805555556">
                <text:p>0.16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361990740741">
                <text:p>0.16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547175925926">
                <text:p>0.16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732361111111">
                <text:p>0.165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917546296296">
                <text:p>0.16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102731481481">
                <text:p>0.166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287916666667">
                <text:p>0.166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473101851852">
                <text:p>0.16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658287037037">
                <text:p>0.16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843472222222">
                <text:p>0.166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028657407407">
                <text:p>0.16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213842592593">
                <text:p>0.167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399027777778">
                <text:p>0.167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584212962963">
                <text:p>0.16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769398148148">
                <text:p>0.16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954583333333">
                <text:p>0.167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139768518518">
                <text:p>0.16813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324953703704">
                <text:p>0.16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510138888889">
                <text:p>0.16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695324074074">
                <text:p>0.16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880509259259">
                <text:p>0.168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065694444444">
                <text:p>0.16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25087962963">
                <text:p>0.16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436064814815">
                <text:p>0.169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62125">
                <text:p>0.169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806435185185">
                <text:p>0.169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99162037037">
                <text:p>0.16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0176805555556">
                <text:p>0.170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0361990740741">
                <text:p>0.17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0547175925926">
                <text:p>0.170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732361111111">
                <text:p>0.17073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0917546296296">
                <text:p>0.17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1102731481481">
                <text:p>0.17110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1287916666667">
                <text:p>0.17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1473101851852">
                <text:p>0.171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1658287037037">
                <text:p>0.171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1843472222222">
                <text:p>0.17184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2028657407407">
                <text:p>0.172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213842592593">
                <text:p>0.17221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2399027777778">
                <text:p>0.17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2584212962963">
                <text:p>0.172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2769398148148">
                <text:p>0.172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2954583333333">
                <text:p>0.17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3139768518518">
                <text:p>0.17313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3324953703704">
                <text:p>0.173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3510138888889">
                <text:p>0.17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3695324074074">
                <text:p>0.173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3880509259259">
                <text:p>0.17388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065694444444">
                <text:p>0.174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25087962963">
                <text:p>0.174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436064814815">
                <text:p>0.17443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62125">
                <text:p>0.17462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806435185185">
                <text:p>0.174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99162037037">
                <text:p>0.17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5176805555556">
                <text:p>0.17517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5361990740741">
                <text:p>0.175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5547175925926">
                <text:p>0.17554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5732361111111">
                <text:p>0.175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917546296296">
                <text:p>0.175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6102731481481">
                <text:p>0.176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287916666667">
                <text:p>0.176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473101851852">
                <text:p>0.17647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6658287037037">
                <text:p>0.17665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6843460648148">
                <text:p>0.176843460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7028657407407">
                <text:p>0.17702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7213842592593">
                <text:p>0.177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399027777778">
                <text:p>0.177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584212962963">
                <text:p>0.17758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7769398148148">
                <text:p>0.17776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7954583333333">
                <text:p>0.177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139768518518">
                <text:p>0.17813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8324953703704">
                <text:p>0.17832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8510138888889">
                <text:p>0.178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8695324074074">
                <text:p>0.17869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8880509259259">
                <text:p>0.178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065694444444">
                <text:p>0.17906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925087962963">
                <text:p>0.17925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9436064814815">
                <text:p>0.179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621238425926">
                <text:p>0.1796212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806435185185">
                <text:p>0.179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99162037037">
                <text:p>0.179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0176805555556">
                <text:p>0.180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361990740741">
                <text:p>0.18036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0547175925926">
                <text:p>0.180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732361111111">
                <text:p>0.180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917546296296">
                <text:p>0.18091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1102731481481">
                <text:p>0.181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287916666667">
                <text:p>0.18128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1473101851852">
                <text:p>0.181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658287037037">
                <text:p>0.181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843472222222">
                <text:p>0.181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028657407407">
                <text:p>0.182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213842592593">
                <text:p>0.182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399027777778">
                <text:p>0.18239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2584212962963">
                <text:p>0.182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769398148148">
                <text:p>0.182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954583333333">
                <text:p>0.18295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3139768518519">
                <text:p>0.18313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3324953703704">
                <text:p>0.183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510138888889">
                <text:p>0.18351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3695324074074">
                <text:p>0.183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880509259259">
                <text:p>0.183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065694444444">
                <text:p>0.184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25087962963">
                <text:p>0.184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436053240741">
                <text:p>0.1844360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62125">
                <text:p>0.184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806435185185">
                <text:p>0.18480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499162037037">
                <text:p>0.18499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85176805555556">
                <text:p>0.185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361990740741">
                <text:p>0.185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547175925926">
                <text:p>0.185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732361111111">
                <text:p>0.185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917546296296">
                <text:p>0.185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102731481481">
                <text:p>0.186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287916666667">
                <text:p>0.186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473101851852">
                <text:p>0.186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658287037037">
                <text:p>0.186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843472222222">
                <text:p>0.186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028657407407">
                <text:p>0.187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213842592593">
                <text:p>0.187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399027777778">
                <text:p>0.187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584212962963">
                <text:p>0.187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769398148148">
                <text:p>0.187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954583333333">
                <text:p>0.187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139768518519">
                <text:p>0.18813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324953703704">
                <text:p>0.188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510138888889">
                <text:p>0.188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6953125">
                <text:p>0.188695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880509259259">
                <text:p>0.188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065694444444">
                <text:p>0.189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25087962963">
                <text:p>0.189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436064814815">
                <text:p>0.189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62125">
                <text:p>0.189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806435185185">
                <text:p>0.189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99162037037">
                <text:p>0.189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176805555556">
                <text:p>0.190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361990740741">
                <text:p>0.190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547175925926">
                <text:p>0.190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732361111111">
                <text:p>0.190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917546296296">
                <text:p>0.190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102731481481">
                <text:p>0.191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287916666667">
                <text:p>0.191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473101851852">
                <text:p>0.191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658287037037">
                <text:p>0.191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843472222222">
                <text:p>0.191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028657407407">
                <text:p>0.192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213842592593">
                <text:p>0.192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399027777778">
                <text:p>0.192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584212962963">
                <text:p>0.192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769398148148">
                <text:p>0.192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954583333333">
                <text:p>0.192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139768518518">
                <text:p>0.19313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324953703704">
                <text:p>0.193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510138888889">
                <text:p>0.193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695324074074">
                <text:p>0.193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880509259259">
                <text:p>0.193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065694444444">
                <text:p>0.194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25087962963">
                <text:p>0.194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436064814815">
                <text:p>0.194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62125">
                <text:p>0.194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806435185185">
                <text:p>0.194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99162037037">
                <text:p>0.194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176805555556">
                <text:p>0.195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361990740741">
                <text:p>0.195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547175925926">
                <text:p>0.195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732361111111">
                <text:p>0.195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917546296296">
                <text:p>0.195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102731481481">
                <text:p>0.196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287916666667">
                <text:p>0.196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473101851852">
                <text:p>0.196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658287037037">
                <text:p>0.196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843472222222">
                <text:p>0.196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028657407407">
                <text:p>0.197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213842592593">
                <text:p>0.197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399027777778">
                <text:p>0.197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584212962963">
                <text:p>0.197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769398148148">
                <text:p>0.197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954583333333">
                <text:p>0.197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139768518518">
                <text:p>0.19813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324953703704">
                <text:p>0.198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510138888889">
                <text:p>0.198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695324074074">
                <text:p>0.198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880509259259">
                <text:p>0.198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065694444444">
                <text:p>0.199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25087962963">
                <text:p>0.199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436064814815">
                <text:p>0.199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62125">
                <text:p>0.199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806435185185">
                <text:p>0.199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99162037037">
                <text:p>0.199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176805555555">
                <text:p>0.20017680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361990740741">
                <text:p>0.200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547175925926">
                <text:p>0.200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732361111111">
                <text:p>0.200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917546296296">
                <text:p>0.200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102731481481">
                <text:p>0.201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287916666667">
                <text:p>0.201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473101851852">
                <text:p>0.201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658287037037">
                <text:p>0.201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843472222222">
                <text:p>0.201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028657407407">
                <text:p>0.202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213842592593">
                <text:p>0.202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399027777778">
                <text:p>0.202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584212962963">
                <text:p>0.202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769398148148">
                <text:p>0.202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954583333333">
                <text:p>0.202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139768518518">
                <text:p>0.20313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324953703704">
                <text:p>0.203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510138888889">
                <text:p>0.203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695324074074">
                <text:p>0.203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880509259259">
                <text:p>0.203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065694444444">
                <text:p>0.204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25087962963">
                <text:p>0.204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436064814815">
                <text:p>0.204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62125">
                <text:p>0.204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806435185185">
                <text:p>0.204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99162037037">
                <text:p>0.204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176805555556">
                <text:p>0.205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361990740741">
                <text:p>0.205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547175925926">
                <text:p>0.205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732361111111">
                <text:p>0.205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917546296296">
                <text:p>0.205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102731481481">
                <text:p>0.206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287916666667">
                <text:p>0.206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473101851852">
                <text:p>0.206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658287037037">
                <text:p>0.206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843472222222">
                <text:p>0.206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028657407407">
                <text:p>0.207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213842592593">
                <text:p>0.207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399027777778">
                <text:p>0.207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584212962963">
                <text:p>0.207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769398148148">
                <text:p>0.207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954583333333">
                <text:p>0.207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139768518518">
                <text:p>0.20813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324953703704">
                <text:p>0.208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510138888889">
                <text:p>0.208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695324074074">
                <text:p>0.208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880509259259">
                <text:p>0.208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065694444444">
                <text:p>0.209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25087962963">
                <text:p>0.209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436064814815">
                <text:p>0.209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62125">
                <text:p>0.209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806435185185">
                <text:p>0.209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99162037037">
                <text:p>0.209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176805555556">
                <text:p>0.210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361990740741">
                <text:p>0.210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547175925926">
                <text:p>0.210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732361111111">
                <text:p>0.210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917546296296">
                <text:p>0.210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102731481481">
                <text:p>0.211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287916666667">
                <text:p>0.211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473101851852">
                <text:p>0.211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658287037037">
                <text:p>0.211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843472222222">
                <text:p>0.211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028657407407">
                <text:p>0.212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213842592593">
                <text:p>0.21221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399027777778">
                <text:p>0.212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584212962963">
                <text:p>0.212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769398148148">
                <text:p>0.212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954583333333">
                <text:p>0.21295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3139768518519">
                <text:p>0.21313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3324953703704">
                <text:p>0.213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3510138888889">
                <text:p>0.213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3695324074074">
                <text:p>0.213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3880509259259">
                <text:p>0.213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065694444444">
                <text:p>0.214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25087962963">
                <text:p>0.214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436064814815">
                <text:p>0.214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62125">
                <text:p>0.21462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806435185185">
                <text:p>0.21480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499162037037">
                <text:p>0.214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5176805555556">
                <text:p>0.215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5361990740741">
                <text:p>0.215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5547175925926">
                <text:p>0.21554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5732361111111">
                <text:p>0.215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5917546296296">
                <text:p>0.21591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6102731481481">
                <text:p>0.21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287916666667">
                <text:p>0.21628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6473101851852">
                <text:p>0.21647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6658287037037">
                <text:p>0.216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6843472222222">
                <text:p>0.21684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7028657407407">
                <text:p>0.21702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7213842592593">
                <text:p>0.21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399027777778">
                <text:p>0.21739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7584212962963">
                <text:p>0.217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7769398148148">
                <text:p>0.217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7954583333333">
                <text:p>0.21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139768518518">
                <text:p>0.21813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8324953703704">
                <text:p>0.21832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8510138888889">
                <text:p>0.21851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8695324074074">
                <text:p>0.21869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8880509259259">
                <text:p>0.21888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9065694444444">
                <text:p>0.219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925087962963">
                <text:p>0.21925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9436064814815">
                <text:p>0.21943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962125">
                <text:p>0.21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806435185185">
                <text:p>0.21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99162037037">
                <text:p>0.219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0176805555556">
                <text:p>0.22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361990740741">
                <text:p>0.22036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0547175925926">
                <text:p>0.22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732361111111">
                <text:p>0.22073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0917546296296">
                <text:p>0.22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102731481481">
                <text:p>0.22110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1287916666667">
                <text:p>0.22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473101851852">
                <text:p>0.22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658287037037">
                <text:p>0.22165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1843472222222">
                <text:p>0.22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028657407407">
                <text:p>0.22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213842592593">
                <text:p>0.22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399027777778">
                <text:p>0.22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584212962963">
                <text:p>0.22258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2769398148148">
                <text:p>0.22276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2954583333333">
                <text:p>0.22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139768518518">
                <text:p>0.223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32494212963">
                <text:p>0.2233249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510138888889">
                <text:p>0.22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695324074074">
                <text:p>0.22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880509259259">
                <text:p>0.22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065694444444">
                <text:p>0.22406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425087962963">
                <text:p>0.22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436064814815">
                <text:p>0.22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62125">
                <text:p>0.22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806435185185">
                <text:p>0.22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99162037037">
                <text:p>0.22499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5176805555556">
                <text:p>0.22517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25361990740741">
                <text:p>0.22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547175925926">
                <text:p>0.22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732361111111">
                <text:p>0.22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917546296296">
                <text:p>0.22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102731481481">
                <text:p>0.22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287916666667">
                <text:p>0.22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473101851852">
                <text:p>0.22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658287037037">
                <text:p>0.22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843472222222">
                <text:p>0.22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028657407407">
                <text:p>0.22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213842592593">
                <text:p>0.22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399027777778">
                <text:p>0.22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584212962963">
                <text:p>0.22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769398148148">
                <text:p>0.22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954583333333">
                <text:p>0.22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139768518519">
                <text:p>0.22813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324953703704">
                <text:p>0.22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510138888889">
                <text:p>0.22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695324074074">
                <text:p>0.22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880509259259">
                <text:p>0.22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065694444444">
                <text:p>0.22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25087962963">
                <text:p>0.22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436064814815">
                <text:p>0.22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62125">
                <text:p>0.22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806435185185">
                <text:p>0.22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99162037037">
                <text:p>0.22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176805555556">
                <text:p>0.23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361990740741">
                <text:p>0.23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547175925926">
                <text:p>0.23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732361111111">
                <text:p>0.23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917546296296">
                <text:p>0.23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102731481481">
                <text:p>0.23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287916666667">
                <text:p>0.23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473090277778">
                <text:p>0.2314730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658275462963">
                <text:p>0.23165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843472222222">
                <text:p>0.23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028657407407">
                <text:p>0.23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213842592593">
                <text:p>0.23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399027777778">
                <text:p>0.23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584212962963">
                <text:p>0.23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769398148148">
                <text:p>0.23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954583333333">
                <text:p>0.23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139768518518">
                <text:p>0.233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324953703704">
                <text:p>0.23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510138888889">
                <text:p>0.23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695324074074">
                <text:p>0.23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880509259259">
                <text:p>0.23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065694444444">
                <text:p>0.23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25087962963">
                <text:p>0.23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436064814815">
                <text:p>0.23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62125">
                <text:p>0.23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806435185185">
                <text:p>0.23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99162037037">
                <text:p>0.23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176805555556">
                <text:p>0.23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361990740741">
                <text:p>0.23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547175925926">
                <text:p>0.23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732361111111">
                <text:p>0.23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917546296296">
                <text:p>0.23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102731481481">
                <text:p>0.23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287916666667">
                <text:p>0.23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473101851852">
                <text:p>0.23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658287037037">
                <text:p>0.23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843472222222">
                <text:p>0.23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028657407407">
                <text:p>0.23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213842592593">
                <text:p>0.23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399027777778">
                <text:p>0.23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584212962963">
                <text:p>0.23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769398148148">
                <text:p>0.23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954583333333">
                <text:p>0.23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139768518519">
                <text:p>0.23813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324953703704">
                <text:p>0.23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510138888889">
                <text:p>0.23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695324074074">
                <text:p>0.23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880509259259">
                <text:p>0.23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065694444444">
                <text:p>0.23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25087962963">
                <text:p>0.23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436064814815">
                <text:p>0.23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62125">
                <text:p>0.23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806435185185">
                <text:p>0.23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99162037037">
                <text:p>0.23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176805555556">
                <text:p>0.24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361990740741">
                <text:p>0.24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547175925926">
                <text:p>0.24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732361111111">
                <text:p>0.24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917546296296">
                <text:p>0.24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102731481481">
                <text:p>0.24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287916666667">
                <text:p>0.24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473101851852">
                <text:p>0.24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658287037037">
                <text:p>0.241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843472222222">
                <text:p>0.24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028657407407">
                <text:p>0.24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213842592593">
                <text:p>0.24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399027777778">
                <text:p>0.24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584212962963">
                <text:p>0.24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769398148148">
                <text:p>0.24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954583333333">
                <text:p>0.24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139768518518">
                <text:p>0.243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324953703704">
                <text:p>0.24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510138888889">
                <text:p>0.24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695324074074">
                <text:p>0.24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880509259259">
                <text:p>0.24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065694444444">
                <text:p>0.24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25087962963">
                <text:p>0.24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436064814815">
                <text:p>0.24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62125">
                <text:p>0.24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806435185185">
                <text:p>0.24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99162037037">
                <text:p>0.24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176805555556">
                <text:p>0.24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361990740741">
                <text:p>0.24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547175925926">
                <text:p>0.24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732361111111">
                <text:p>0.24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917546296296">
                <text:p>0.24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102731481481">
                <text:p>0.24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287916666667">
                <text:p>0.24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473101851852">
                <text:p>0.24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658287037037">
                <text:p>0.24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843472222222">
                <text:p>0.24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028657407407">
                <text:p>0.24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213842592593">
                <text:p>0.24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399027777778">
                <text:p>0.24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584212962963">
                <text:p>0.24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769398148148">
                <text:p>0.24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954583333333">
                <text:p>0.24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139768518518">
                <text:p>0.248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324953703704">
                <text:p>0.24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510138888889">
                <text:p>0.24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695324074074">
                <text:p>0.24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880509259259">
                <text:p>0.24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065694444444">
                <text:p>0.24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25087962963">
                <text:p>0.24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436064814815">
                <text:p>0.24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62125">
                <text:p>0.24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806435185185">
                <text:p>0.24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99162037037">
                <text:p>0.24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176805555556">
                <text:p>0.25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361990740741">
                <text:p>0.25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547175925926">
                <text:p>0.25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732361111111">
                <text:p>0.25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917546296296">
                <text:p>0.25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102731481481">
                <text:p>0.25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287916666667">
                <text:p>0.25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473101851852">
                <text:p>0.25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658287037037">
                <text:p>0.251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843472222222">
                <text:p>0.25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028657407407">
                <text:p>0.25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213842592593">
                <text:p>0.25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399027777778">
                <text:p>0.25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584212962963">
                <text:p>0.25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769398148148">
                <text:p>0.25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954583333333">
                <text:p>0.25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139768518519">
                <text:p>0.25313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324953703704">
                <text:p>0.25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510138888889">
                <text:p>0.25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695324074074">
                <text:p>0.25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880509259259">
                <text:p>0.25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065694444444">
                <text:p>0.25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25087962963">
                <text:p>0.25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436064814815">
                <text:p>0.25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62125">
                <text:p>0.25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806435185185">
                <text:p>0.25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99162037037">
                <text:p>0.25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176805555556">
                <text:p>0.25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361990740741">
                <text:p>0.25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547175925926">
                <text:p>0.25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732361111111">
                <text:p>0.25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917546296296">
                <text:p>0.25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102731481481">
                <text:p>0.25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287916666667">
                <text:p>0.25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473101851852">
                <text:p>0.25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658287037037">
                <text:p>0.25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843472222222">
                <text:p>0.25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028657407407">
                <text:p>0.25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213842592593">
                <text:p>0.25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399027777778">
                <text:p>0.25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584212962963">
                <text:p>0.25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769398148148">
                <text:p>0.25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954583333333">
                <text:p>0.25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139768518518">
                <text:p>0.258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324953703704">
                <text:p>0.25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510138888889">
                <text:p>0.25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695324074074">
                <text:p>0.25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880509259259">
                <text:p>0.25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065694444444">
                <text:p>0.25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25087962963">
                <text:p>0.25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436064814815">
                <text:p>0.25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62125">
                <text:p>0.25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806435185185">
                <text:p>0.25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99162037037">
                <text:p>0.25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176805555556">
                <text:p>0.26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361990740741">
                <text:p>0.26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547175925926">
                <text:p>0.26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732361111111">
                <text:p>0.26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917546296296">
                <text:p>0.26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102731481481">
                <text:p>0.26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287916666667">
                <text:p>0.26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473101851852">
                <text:p>0.26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658287037037">
                <text:p>0.261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843472222222">
                <text:p>0.26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028657407407">
                <text:p>0.26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213842592593">
                <text:p>0.26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399016203704">
                <text:p>0.26239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584212962963">
                <text:p>0.26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769398148148">
                <text:p>0.26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954583333333">
                <text:p>0.26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139768518519">
                <text:p>0.26313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324953703704">
                <text:p>0.26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510138888889">
                <text:p>0.26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695324074074">
                <text:p>0.26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880509259259">
                <text:p>0.26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065694444444">
                <text:p>0.26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25087962963">
                <text:p>0.26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436064814815">
                <text:p>0.26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62125">
                <text:p>0.26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806435185185">
                <text:p>0.26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99162037037">
                <text:p>0.26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176805555556">
                <text:p>0.26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361990740741">
                <text:p>0.26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547175925926">
                <text:p>0.26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732361111111">
                <text:p>0.26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917546296296">
                <text:p>0.26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102731481481">
                <text:p>0.26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287916666667">
                <text:p>0.26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473101851852">
                <text:p>0.26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658287037037">
                <text:p>0.26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843472222222">
                <text:p>0.26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028657407407">
                <text:p>0.26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213842592593">
                <text:p>0.26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399027777778">
                <text:p>0.26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584212962963">
                <text:p>0.26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769398148148">
                <text:p>0.26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954583333333">
                <text:p>0.26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139768518518">
                <text:p>0.268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324953703704">
                <text:p>0.26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510138888889">
                <text:p>0.26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695324074074">
                <text:p>0.26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880509259259">
                <text:p>0.26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065694444444">
                <text:p>0.26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25087962963">
                <text:p>0.26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436064814815">
                <text:p>0.26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62125">
                <text:p>0.26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806435185185">
                <text:p>0.26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99162037037">
                <text:p>0.26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176805555556">
                <text:p>0.27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361990740741">
                <text:p>0.27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547175925926">
                <text:p>0.27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732361111111">
                <text:p>0.27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917546296296">
                <text:p>0.27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102731481481">
                <text:p>0.27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287916666667">
                <text:p>0.27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473101851852">
                <text:p>0.27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658287037037">
                <text:p>0.271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843472222222">
                <text:p>0.27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028657407407">
                <text:p>0.27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213842592593">
                <text:p>0.27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399027777778">
                <text:p>0.27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584212962963">
                <text:p>0.27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769398148148">
                <text:p>0.27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954583333333">
                <text:p>0.27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139768518518">
                <text:p>0.273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324953703704">
                <text:p>0.27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510138888889">
                <text:p>0.27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695324074074">
                <text:p>0.27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880509259259">
                <text:p>0.27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065694444444">
                <text:p>0.27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25087962963">
                <text:p>0.27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436064814815">
                <text:p>0.27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62125">
                <text:p>0.27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806435185185">
                <text:p>0.27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99162037037">
                <text:p>0.27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176805555556">
                <text:p>0.27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361990740741">
                <text:p>0.27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547175925926">
                <text:p>0.27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732361111111">
                <text:p>0.27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917546296296">
                <text:p>0.275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102731481481">
                <text:p>0.27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287916666667">
                <text:p>0.27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473101851852">
                <text:p>0.27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658287037037">
                <text:p>0.276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843472222222">
                <text:p>0.276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028657407407">
                <text:p>0.277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213842592593">
                <text:p>0.27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399027777778">
                <text:p>0.27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584212962963">
                <text:p>0.277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769398148148">
                <text:p>0.277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954583333333">
                <text:p>0.277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139768518519">
                <text:p>0.27813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324953703704">
                <text:p>0.27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510138888889">
                <text:p>0.278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695324074074">
                <text:p>0.27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880509259259">
                <text:p>0.27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065694444444">
                <text:p>0.279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25087962963">
                <text:p>0.279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436064814815">
                <text:p>0.27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62125">
                <text:p>0.27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806435185185">
                <text:p>0.279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999162037037">
                <text:p>0.279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0176805555556">
                <text:p>0.280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0361990740741">
                <text:p>0.280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0547175925926">
                <text:p>0.280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0732361111111">
                <text:p>0.280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0917546296296">
                <text:p>0.28091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1102731481481">
                <text:p>0.281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1287916666667">
                <text:p>0.281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1473101851852">
                <text:p>0.281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1658287037037">
                <text:p>0.28165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1843472222222">
                <text:p>0.28184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028657407407">
                <text:p>0.28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213842592593">
                <text:p>0.282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399027777778">
                <text:p>0.282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584212962963">
                <text:p>0.28258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769398148148">
                <text:p>0.28276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2954583333333">
                <text:p>0.28295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3139768518518">
                <text:p>0.28313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3324953703704">
                <text:p>0.28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3510138888889">
                <text:p>0.28351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3695324074074">
                <text:p>0.283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3880509259259">
                <text:p>0.283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065694444444">
                <text:p>0.28406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25087962963">
                <text:p>0.28425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436064814815">
                <text:p>0.284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62125">
                <text:p>0.284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806435185185">
                <text:p>0.28480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499162037037">
                <text:p>0.28499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5176805555556">
                <text:p>0.28517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5361990740741">
                <text:p>0.28536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5547175925926">
                <text:p>0.28554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5732361111111">
                <text:p>0.28573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5917546296296">
                <text:p>0.28591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102731481481">
                <text:p>0.28610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6287916666667">
                <text:p>0.28628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6473101851852">
                <text:p>0.28647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6658287037037">
                <text:p>0.28665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843472222222">
                <text:p>0.28684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028657407407">
                <text:p>0.28702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213842592593">
                <text:p>0.28721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7399027777778">
                <text:p>0.28739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7584212962963">
                <text:p>0.28758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769398148148">
                <text:p>0.28776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954583333333">
                <text:p>0.28795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139768518519">
                <text:p>0.28813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324953703704">
                <text:p>0.288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8510138888889">
                <text:p>0.28851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695324074074">
                <text:p>0.28869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8880509259259">
                <text:p>0.28888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9065694444444">
                <text:p>0.28906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25087962963">
                <text:p>0.28925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436064814815">
                <text:p>0.28943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962125">
                <text:p>0.28962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89806435185185">
                <text:p>0.28980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99162037037">
                <text:p>0.28999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176805555555">
                <text:p>0.29017680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361990740741">
                <text:p>0.29036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547175925926">
                <text:p>0.29054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732361111111">
                <text:p>0.29073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917546296296">
                <text:p>0.29091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102731481481">
                <text:p>0.29110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287916666667">
                <text:p>0.29128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473101851852">
                <text:p>0.29147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658287037037">
                <text:p>0.29165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843472222222">
                <text:p>0.29184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028657407407">
                <text:p>0.29202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92213842592593">
                <text:p>0.29221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399016203704">
                <text:p>0.29239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584212962963">
                <text:p>0.29258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769398148148">
                <text:p>0.29276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954583333333">
                <text:p>0.29295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139768518518">
                <text:p>0.2931397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324953703704">
                <text:p>0.29332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93510138888889">
                <text:p>0.29351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695324074074">
                <text:p>0.29369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880509259259">
                <text:p>0.29388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065694444444">
                <text:p>0.29406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25087962963">
                <text:p>0.29425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436064814815">
                <text:p>0.29443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62125">
                <text:p>0.29462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806435185185">
                <text:p>0.29480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99162037037">
                <text:p>0.29499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176805555556">
                <text:p>0.29517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361990740741">
                <text:p>0.29536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547175925926">
                <text:p>0.29554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732361111111">
                <text:p>0.29573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917546296296">
                <text:p>0.29591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102731481482">
                <text:p>0.29610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287916666667">
                <text:p>0.29628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473101851852">
                <text:p>0.29647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658287037037">
                <text:p>0.29665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843472222222">
                <text:p>0.29684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028657407407">
                <text:p>0.29702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213842592593">
                <text:p>0.29721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399027777778">
                <text:p>0.29739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584212962963">
                <text:p>0.29758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769398148148">
                <text:p>0.29776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954583333333">
                <text:p>0.29795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139756944444">
                <text:p>0.29813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324953703704">
                <text:p>0.29832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510138888889">
                <text:p>0.29851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695324074074">
                <text:p>0.29869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880509259259">
                <text:p>0.29888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065694444444">
                <text:p>0.29906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25087962963">
                <text:p>0.29925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436064814815">
                <text:p>0.29943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62125">
                <text:p>0.29962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806435185185">
                <text:p>0.29980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99162037037">
                <text:p>0.29999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176805555556">
                <text:p>0.30017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361990740741">
                <text:p>0.30036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547175925926">
                <text:p>0.30054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732361111111">
                <text:p>0.30073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917546296296">
                <text:p>0.30091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102731481481">
                <text:p>0.30110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287916666667">
                <text:p>0.30128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473101851852">
                <text:p>0.30147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658287037037">
                <text:p>0.30165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843472222222">
                <text:p>0.30184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028657407407">
                <text:p>0.30202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213842592593">
                <text:p>0.30221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399027777778">
                <text:p>0.30239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584212962963">
                <text:p>0.30258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769398148148">
                <text:p>0.30276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954583333333">
                <text:p>0.30295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139768518519">
                <text:p>0.30313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324953703704">
                <text:p>0.30332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510138888889">
                <text:p>0.30351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695324074074">
                <text:p>0.30369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880509259259">
                <text:p>0.30388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065694444444">
                <text:p>0.30406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25087962963">
                <text:p>0.30425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436064814815">
                <text:p>0.30443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62125">
                <text:p>0.30462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806435185185">
                <text:p>0.30480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499162037037">
                <text:p>0.30499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5176805555556">
                <text:p>0.30517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5361990740741">
                <text:p>0.30536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5547175925926">
                <text:p>0.30554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5732361111111">
                <text:p>0.30573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5917546296296">
                <text:p>0.30591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6102731481482">
                <text:p>0.30610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6287916666667">
                <text:p>0.30628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6473101851852">
                <text:p>0.30647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6658287037037">
                <text:p>0.30665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6843472222222">
                <text:p>0.30684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028657407407">
                <text:p>0.30702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213842592593">
                <text:p>0.30721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399027777778">
                <text:p>0.30739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584212962963">
                <text:p>0.30758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769398148148">
                <text:p>0.30776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7954583333333">
                <text:p>0.30795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8139768518519">
                <text:p>0.30813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8324953703704">
                <text:p>0.30832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8510138888889">
                <text:p>0.30851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8695324074074">
                <text:p>0.308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880509259259">
                <text:p>0.30888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065694444444">
                <text:p>0.30906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25087962963">
                <text:p>0.30925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436064814815">
                <text:p>0.30943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62125">
                <text:p>0.30962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806435185185">
                <text:p>0.30980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999162037037">
                <text:p>0.30999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176805555556">
                <text:p>0.31017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10361990740741">
                <text:p>0.31036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10547175925926">
                <text:p>0.31054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732361111111">
                <text:p>0.31073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10917546296296">
                <text:p>0.31091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102731481481">
                <text:p>0.31110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287916666667">
                <text:p>0.31128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473101851852">
                <text:p>0.31147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658287037037">
                <text:p>0.31165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843472222222">
                <text:p>0.31184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028657407407">
                <text:p>0.31202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213842592593">
                <text:p>0.31221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399027777778">
                <text:p>0.31239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584212962963">
                <text:p>0.31258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769398148148">
                <text:p>0.31276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954583333333">
                <text:p>0.31295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139768518519">
                <text:p>0.31313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324953703704">
                <text:p>0.31332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510138888889">
                <text:p>0.31351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695324074074">
                <text:p>0.313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880509259259">
                <text:p>0.31388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065694444444">
                <text:p>0.31406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25087962963">
                <text:p>0.31425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436064814815">
                <text:p>0.31443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62125">
                <text:p>0.31462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806435185185">
                <text:p>0.31480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99162037037">
                <text:p>0.31499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176805555556">
                <text:p>0.31517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361990740741">
                <text:p>0.31536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547175925926">
                <text:p>0.31554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732361111111">
                <text:p>0.31573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917546296296">
                <text:p>0.31591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102731481482">
                <text:p>0.31610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287916666667">
                <text:p>0.31628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473101851852">
                <text:p>0.31647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658287037037">
                <text:p>0.31665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843472222222">
                <text:p>0.31684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028657407407">
                <text:p>0.31702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213842592593">
                <text:p>0.31721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399027777778">
                <text:p>0.31739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584212962963">
                <text:p>0.31758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769398148148">
                <text:p>0.31776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954583333333">
                <text:p>0.31795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139768518519">
                <text:p>0.31813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324953703704">
                <text:p>0.31832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510138888889">
                <text:p>0.31851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695324074074">
                <text:p>0.318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880509259259">
                <text:p>0.31888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065694444444">
                <text:p>0.31906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25087962963">
                <text:p>0.31925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436064814815">
                <text:p>0.31943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62125">
                <text:p>0.31962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806435185185">
                <text:p>0.31980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99162037037">
                <text:p>0.31999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176805555556">
                <text:p>0.32017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361990740741">
                <text:p>0.32036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547175925926">
                <text:p>0.32054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732361111111">
                <text:p>0.32073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917546296296">
                <text:p>0.32091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102731481482">
                <text:p>0.32110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287916666667">
                <text:p>0.32128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473101851852">
                <text:p>0.32147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658287037037">
                <text:p>0.32165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843472222222">
                <text:p>0.32184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028657407407">
                <text:p>0.32202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213842592593">
                <text:p>0.32221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399027777778">
                <text:p>0.32239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584212962963">
                <text:p>0.32258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769398148148">
                <text:p>0.32276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954583333333">
                <text:p>0.32295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139768518519">
                <text:p>0.32313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324953703704">
                <text:p>0.32332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510138888889">
                <text:p>0.32351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695324074074">
                <text:p>0.323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880509259259">
                <text:p>0.32388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065694444444">
                <text:p>0.32406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25087962963">
                <text:p>0.32425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436064814815">
                <text:p>0.32443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62125">
                <text:p>0.32462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806435185185">
                <text:p>0.32480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99162037037">
                <text:p>0.32499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176805555556">
                <text:p>0.32517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361990740741">
                <text:p>0.32536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547175925926">
                <text:p>0.32554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732361111111">
                <text:p>0.32573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917546296296">
                <text:p>0.32591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102731481481">
                <text:p>0.32610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287916666667">
                <text:p>0.32628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473101851852">
                <text:p>0.32647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658287037037">
                <text:p>0.32665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843472222222">
                <text:p>0.32684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028657407407">
                <text:p>0.32702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213842592593">
                <text:p>0.32721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399027777778">
                <text:p>0.32739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584212962963">
                <text:p>0.32758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769398148148">
                <text:p>0.32776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954583333333">
                <text:p>0.32795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139768518519">
                <text:p>0.32813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324953703704">
                <text:p>0.32832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510138888889">
                <text:p>0.32851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695324074074">
                <text:p>0.328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880509259259">
                <text:p>0.32888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065694444444">
                <text:p>0.32906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25087962963">
                <text:p>0.32925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436064814815">
                <text:p>0.32943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62125">
                <text:p>0.32962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806435185185">
                <text:p>0.32980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99162037037">
                <text:p>0.32999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0176805555556">
                <text:p>0.33017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0361990740741">
                <text:p>0.33036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0547175925926">
                <text:p>0.33054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0732361111111">
                <text:p>0.33073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0917546296296">
                <text:p>0.33091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1102731481482">
                <text:p>0.33110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1287916666667">
                <text:p>0.33128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1473101851852">
                <text:p>0.33147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1658287037037">
                <text:p>0.33165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1843472222222">
                <text:p>0.33184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2028657407407">
                <text:p>0.33202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2213842592593">
                <text:p>0.33221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2399027777778">
                <text:p>0.33239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2584212962963">
                <text:p>0.33258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2769398148148">
                <text:p>0.33276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954583333333">
                <text:p>0.33295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139768518519">
                <text:p>0.33313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3324953703704">
                <text:p>0.33332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510138888889">
                <text:p>0.33351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695324074074">
                <text:p>0.33369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3880509259259">
                <text:p>0.33388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4065694444444">
                <text:p>0.33406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425087962963">
                <text:p>0.33425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436064814815">
                <text:p>0.33443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62125">
                <text:p>0.33462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34806435185185">
                <text:p>0.33480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99162037037">
                <text:p>0.33499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176805555556">
                <text:p>0.33517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361990740741">
                <text:p>0.33536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547175925926">
                <text:p>0.33554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732361111111">
                <text:p>0.33573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917546296296">
                <text:p>0.33591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102731481481">
                <text:p>0.33610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287916666667">
                <text:p>0.33628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473101851852">
                <text:p>0.33647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658287037037">
                <text:p>0.33665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843472222222">
                <text:p>0.33684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028657407407">
                <text:p>0.33702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213842592593">
                <text:p>0.33721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399027777778">
                <text:p>0.33739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584212962963">
                <text:p>0.33758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769398148148">
                <text:p>0.33776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954583333333">
                <text:p>0.33795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139768518518">
                <text:p>0.338139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324953703704">
                <text:p>0.33832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510138888889">
                <text:p>0.33851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695324074074">
                <text:p>0.33869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880509259259">
                <text:p>0.33888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065694444444">
                <text:p>0.33906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25087962963">
                <text:p>0.33925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436064814815">
                <text:p>0.33943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62125">
                <text:p>0.33962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806435185185">
                <text:p>0.33980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99162037037">
                <text:p>0.33999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176805555555">
                <text:p>0.34017680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361990740741">
                <text:p>0.34036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547175925926">
                <text:p>0.34054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732361111111">
                <text:p>0.34073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917546296296">
                <text:p>0.34091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102731481481">
                <text:p>0.34110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287916666667">
                <text:p>0.34128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473101851852">
                <text:p>0.34147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658287037037">
                <text:p>0.34165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843472222222">
                <text:p>0.34184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028657407407">
                <text:p>0.34202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213842592593">
                <text:p>0.34221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399027777778">
                <text:p>0.34239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584212962963">
                <text:p>0.34258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769398148148">
                <text:p>0.34276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954583333333">
                <text:p>0.34295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3139768518518">
                <text:p>0.343139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3324953703704">
                <text:p>0.34332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3510138888889">
                <text:p>0.34351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3695324074074">
                <text:p>0.34369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3880509259259">
                <text:p>0.34388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4065694444444">
                <text:p>0.34406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425087962963">
                <text:p>0.34425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4436064814815">
                <text:p>0.34443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62125">
                <text:p>0.34462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4806435185185">
                <text:p>0.34480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499162037037">
                <text:p>0.34499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176805555556">
                <text:p>0.34517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5361990740741">
                <text:p>0.34536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5547175925926">
                <text:p>0.34554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5732361111111">
                <text:p>0.34573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917546296296">
                <text:p>0.34591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102731481482">
                <text:p>0.346102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287916666667">
                <text:p>0.34628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473101851852">
                <text:p>0.34647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658287037037">
                <text:p>0.34665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843472222222">
                <text:p>0.34684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028657407407">
                <text:p>0.34702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213842592593">
                <text:p>0.34721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399027777778">
                <text:p>0.34739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584212962963">
                <text:p>0.34758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769398148148">
                <text:p>0.34776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954583333333">
                <text:p>0.34795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139768518518">
                <text:p>0.34813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324953703704">
                <text:p>0.34832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510138888889">
                <text:p>0.34851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695324074074">
                <text:p>0.34869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880509259259">
                <text:p>0.34888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065694444444">
                <text:p>0.34906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25087962963">
                <text:p>0.34925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436064814815">
                <text:p>0.34943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62125">
                <text:p>0.34962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806435185185">
                <text:p>0.34980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99162037037">
                <text:p>0.34999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176805555556">
                <text:p>0.35017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361990740741">
                <text:p>0.35036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547175925926">
                <text:p>0.35054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732361111111">
                <text:p>0.35073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917546296296">
                <text:p>0.35091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102731481481">
                <text:p>0.35110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287916666667">
                <text:p>0.35128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473101851852">
                <text:p>0.35147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658287037037">
                <text:p>0.35165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843472222222">
                <text:p>0.35184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028657407407">
                <text:p>0.35202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213842592593">
                <text:p>0.35221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399027777778">
                <text:p>0.35239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584212962963">
                <text:p>0.35258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769398148148">
                <text:p>0.35276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954583333333">
                <text:p>0.35295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139768518519">
                <text:p>0.35313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324953703704">
                <text:p>0.35332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510138888889">
                <text:p>0.35351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695324074074">
                <text:p>0.35369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880509259259">
                <text:p>0.35388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065694444444">
                <text:p>0.35406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25087962963">
                <text:p>0.35425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436064814815">
                <text:p>0.35443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62125">
                <text:p>0.35462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806435185185">
                <text:p>0.35480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99162037037">
                <text:p>0.35499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176805555556">
                <text:p>0.35517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361990740741">
                <text:p>0.35536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547175925926">
                <text:p>0.35554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732361111111">
                <text:p>0.35573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917546296296">
                <text:p>0.35591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102731481481">
                <text:p>0.35610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287916666667">
                <text:p>0.35628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473101851852">
                <text:p>0.35647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658287037037">
                <text:p>0.35665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843472222222">
                <text:p>0.35684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028657407407">
                <text:p>0.35702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213842592593">
                <text:p>0.35721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399027777778">
                <text:p>0.35739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584212962963">
                <text:p>0.35758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769398148148">
                <text:p>0.35776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7954583333333">
                <text:p>0.35795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8139768518518">
                <text:p>0.35813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8324953703704">
                <text:p>0.35832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8510127314815">
                <text:p>0.358510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8695324074074">
                <text:p>0.35869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8880509259259">
                <text:p>0.35888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065694444444">
                <text:p>0.35906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25087962963">
                <text:p>0.35925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436064814815">
                <text:p>0.35943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62125">
                <text:p>0.35962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806435185185">
                <text:p>0.35980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999162037037">
                <text:p>0.35999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176805555556">
                <text:p>0.36017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361990740741">
                <text:p>0.36036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547175925926">
                <text:p>0.36054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732361111111">
                <text:p>0.36073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917546296296">
                <text:p>0.36091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102731481481">
                <text:p>0.36110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287916666667">
                <text:p>0.36128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473101851852">
                <text:p>0.36147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658287037037">
                <text:p>0.36165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843472222222">
                <text:p>0.36184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028657407407">
                <text:p>0.36202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213842592593">
                <text:p>0.36221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399027777778">
                <text:p>0.36239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584212962963">
                <text:p>0.36258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769398148148">
                <text:p>0.36276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954583333333">
                <text:p>0.36295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139768518519">
                <text:p>0.363139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324953703704">
                <text:p>0.36332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510138888889">
                <text:p>0.36351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695324074074">
                <text:p>0.36369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880509259259">
                <text:p>0.36388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065694444444">
                <text:p>0.36406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25087962963">
                <text:p>0.36425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436064814815">
                <text:p>0.36443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62125">
                <text:p>0.36462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806435185185">
                <text:p>0.36480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99162037037">
                <text:p>0.36499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176805555556">
                <text:p>0.36517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361990740741">
                <text:p>0.36536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547175925926">
                <text:p>0.36554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732361111111">
                <text:p>0.36573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917546296296">
                <text:p>0.36591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6102731481481">
                <text:p>0.36610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6287916666667">
                <text:p>0.36628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6473101851852">
                <text:p>0.36647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6658287037037">
                <text:p>0.36665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6843472222222">
                <text:p>0.36684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028657407407">
                <text:p>0.36702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7213842592593">
                <text:p>0.36721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7399027777778">
                <text:p>0.36739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7584212962963">
                <text:p>0.36758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769398148148">
                <text:p>0.36776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7954583333333">
                <text:p>0.36795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139768518518">
                <text:p>0.36813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324953703704">
                <text:p>0.36832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510138888889">
                <text:p>0.36851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695324074074">
                <text:p>0.36869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880509259259">
                <text:p>0.36888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065694444444">
                <text:p>0.36906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25087962963">
                <text:p>0.36925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436064814815">
                <text:p>0.36943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62125">
                <text:p>0.36962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806435185185">
                <text:p>0.36980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99162037037">
                <text:p>0.36999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176805555556">
                <text:p>0.37017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361990740741">
                <text:p>0.37036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547175925926">
                <text:p>0.37054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732361111111">
                <text:p>0.37073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917546296296">
                <text:p>0.37091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102731481481">
                <text:p>0.37110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287916666667">
                <text:p>0.37128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473101851852">
                <text:p>0.37147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658287037037">
                <text:p>0.37165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843472222222">
                <text:p>0.37184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028657407407">
                <text:p>0.37202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213842592593">
                <text:p>0.37221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399027777778">
                <text:p>0.37239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584212962963">
                <text:p>0.37258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769398148148">
                <text:p>0.37276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954583333333">
                <text:p>0.37295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3139768518519">
                <text:p>0.37313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3324953703704">
                <text:p>0.37332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3510138888889">
                <text:p>0.37351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3695324074074">
                <text:p>0.37369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3880509259259">
                <text:p>0.37388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4065694444444">
                <text:p>0.37406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425087962963">
                <text:p>0.37425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436064814815">
                <text:p>0.37443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62125">
                <text:p>0.37462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806435185185">
                <text:p>0.37480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99162037037">
                <text:p>0.37499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176805555556">
                <text:p>0.37517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361990740741">
                <text:p>0.37536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547175925926">
                <text:p>0.37554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732361111111">
                <text:p>0.37573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917546296296">
                <text:p>0.37591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102731481481">
                <text:p>0.37610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287916666667">
                <text:p>0.37628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473101851852">
                <text:p>0.37647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658287037037">
                <text:p>0.37665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843472222222">
                <text:p>0.37684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028657407407">
                <text:p>0.37702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213842592593">
                <text:p>0.37721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399027777778">
                <text:p>0.37739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584212962963">
                <text:p>0.37758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769398148148">
                <text:p>0.37776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954583333333">
                <text:p>0.37795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139768518519">
                <text:p>0.378139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324953703704">
                <text:p>0.37832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510138888889">
                <text:p>0.37851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695324074074">
                <text:p>0.37869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880509259259">
                <text:p>0.37888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065694444444">
                <text:p>0.37906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25087962963">
                <text:p>0.37925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436064814815">
                <text:p>0.37943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62125">
                <text:p>0.37962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806435185185">
                <text:p>0.379806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99162037037">
                <text:p>0.37999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176805555556">
                <text:p>0.38017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361990740741">
                <text:p>0.38036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547175925926">
                <text:p>0.38054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732361111111">
                <text:p>0.38073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917546296296">
                <text:p>0.38091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1102731481481">
                <text:p>0.38110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1287916666667">
                <text:p>0.38128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1473101851852">
                <text:p>0.38147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1658287037037">
                <text:p>0.38165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1843472222222">
                <text:p>0.3818434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028657407407">
                <text:p>0.38202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213842592593">
                <text:p>0.38221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399027777778">
                <text:p>0.38239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584212962963">
                <text:p>0.38258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769398148148">
                <text:p>0.38276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954583333333">
                <text:p>0.38295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139768518518">
                <text:p>0.3831397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324953703704">
                <text:p>0.38332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510138888889">
                <text:p>0.38351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695324074074">
                <text:p>0.38369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880509259259">
                <text:p>0.38388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065694444444">
                <text:p>0.38406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25087962963">
                <text:p>0.38425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436064814815">
                <text:p>0.38443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62125">
                <text:p>0.38462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806435185185">
                <text:p>0.38480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99162037037">
                <text:p>0.38499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176805555556">
                <text:p>0.3851768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361990740741">
                <text:p>0.38536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547175925926">
                <text:p>0.38554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732361111111">
                <text:p>0.38573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917546296296">
                <text:p>0.38591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6102731481481">
                <text:p>0.38610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6287916666667">
                <text:p>0.38628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473101851852">
                <text:p>0.38647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658287037037">
                <text:p>0.38665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843472222222">
                <text:p>0.38684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028657407407">
                <text:p>0.3870286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213842592593">
                <text:p>0.387213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399027777778">
                <text:p>0.38739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584212962963">
                <text:p>0.38758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769398148148">
                <text:p>0.387769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954583333333">
                <text:p>0.38795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139768518519">
                <text:p>0.3881397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324953703704">
                <text:p>0.38832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510138888889">
                <text:p>0.38851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695324074074">
                <text:p>0.38869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880509259259">
                <text:p>0.38888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065694444444">
                <text:p>0.38906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25087962963">
                <text:p>0.38925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436064814815">
                <text:p>0.38943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62125">
                <text:p>0.38962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806435185185">
                <text:p>0.38980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99162037037">
                <text:p>0.38999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176805555556">
                <text:p>0.39017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361990740741">
                <text:p>0.39036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547175925926">
                <text:p>0.39054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732361111111">
                <text:p>0.39073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917546296296">
                <text:p>0.3909175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102731481481">
                <text:p>0.39110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287916666667">
                <text:p>0.39128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473101851852">
                <text:p>0.39147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658287037037">
                <text:p>0.39165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843472222222">
                <text:p>0.39184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2028657407407">
                <text:p>0.3920286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213842592593">
                <text:p>0.39221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399027777778">
                <text:p>0.392399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584212962963">
                <text:p>0.39258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769398148148">
                <text:p>0.392769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954583333333">
                <text:p>0.3929545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139768518518">
                <text:p>0.39313976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324953703704">
                <text:p>0.39332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510138888889">
                <text:p>0.3935101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695324074074">
                <text:p>0.3936953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880509259259">
                <text:p>0.3938805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065694444444">
                <text:p>0.394065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25087962963">
                <text:p>0.39425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436064814815">
                <text:p>0.3944360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62125">
                <text:p>0.39462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806435185185">
                <text:p>0.39480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99162037037">
                <text:p>0.39499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5176805555556">
                <text:p>0.3951768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5361990740741">
                <text:p>0.3953619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547175925926">
                <text:p>0.39554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732361111111">
                <text:p>0.395732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917546296296">
                <text:p>0.3959175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102731481481">
                <text:p>0.3961027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287916666667">
                <text:p>0.3962879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473101851852">
                <text:p>0.3964731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658287037037">
                <text:p>0.396658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843472222222">
                <text:p>0.3968434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028657407407">
                <text:p>0.397028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213842592593">
                <text:p>0.3972138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399027777778">
                <text:p>0.39739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584212962963">
                <text:p>0.397584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769398148148">
                <text:p>0.39776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954583333333">
                <text:p>0.39795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139768518518">
                <text:p>0.39813976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324953703704">
                <text:p>0.39832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510138888889">
                <text:p>0.398510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695324074074">
                <text:p>0.39869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880509259259">
                <text:p>0.3988805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065694444444">
                <text:p>0.399065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25087962963">
                <text:p>0.39925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436064814815">
                <text:p>0.3994360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62125">
                <text:p>0.39962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806435185185">
                <text:p>0.3998064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99162037037">
                <text:p>0.39999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176805555556">
                <text:p>0.40017680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361990740741">
                <text:p>0.4003619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547175925926">
                <text:p>0.40054717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732361111111">
                <text:p>0.4007323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917546296296">
                <text:p>0.4009175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102731481481">
                <text:p>0.4011027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287916666667">
                <text:p>0.401287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473101851852">
                <text:p>0.40147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658287037037">
                <text:p>0.401658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843472222222">
                <text:p>0.4018434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028657407407">
                <text:p>0.402028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213842592593">
                <text:p>0.4022138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399027777778">
                <text:p>0.4023990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584212962963">
                <text:p>0.4025842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769398148148">
                <text:p>0.4027693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954583333333">
                <text:p>0.4029545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139768518519">
                <text:p>0.40313976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324953703704">
                <text:p>0.4033249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510138888889">
                <text:p>0.40351013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695324074074">
                <text:p>0.40369532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3880509259259">
                <text:p>0.40388050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065694444445">
                <text:p>0.40406569444444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25087962963">
                <text:p>0.40425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436064814815">
                <text:p>0.40443606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62125">
                <text:p>0.40462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806435185185">
                <text:p>0.40480643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99162037037">
                <text:p>0.40499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176805555556">
                <text:p>0.4051768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361990740741">
                <text:p>0.40536199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547175925926">
                <text:p>0.40554717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732361111111">
                <text:p>0.40573236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917546296296">
                <text:p>0.40591754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102731481482">
                <text:p>0.40610273148148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287916666667">
                <text:p>0.40628791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473101851852">
                <text:p>0.40647310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658287037037">
                <text:p>0.4066582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843472222222">
                <text:p>0.40684347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028657407407">
                <text:p>0.40702865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213842592593">
                <text:p>0.40721384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399027777778">
                <text:p>0.40739902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584212962963">
                <text:p>0.407584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769398148148">
                <text:p>0.40776939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954583333333">
                <text:p>0.40795458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139768518519">
                <text:p>0.40813976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324953703704">
                <text:p>0.40832495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510138888889">
                <text:p>0.40851013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8695324074074">
                <text:p>0.40869532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8880509259259">
                <text:p>0.40888050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065694444444">
                <text:p>0.40906569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25087962963">
                <text:p>0.40925087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436064814815">
                <text:p>0.40943606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62125">
                <text:p>0.40962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806435185185">
                <text:p>0.40980643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99162037037">
                <text:p>0.40999162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176805555556">
                <text:p>0.4101768055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361990740741">
                <text:p>0.410361990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0547175925926">
                <text:p>0.4105471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0732361111111">
                <text:p>0.41073236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0917546296296">
                <text:p>0.4109175462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102731481481">
                <text:p>0.411102731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287916666667">
                <text:p>0.411287916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473101851852">
                <text:p>0.41147310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1658287037037">
                <text:p>0.4116582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1843472222222">
                <text:p>0.4118434722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2028657407407">
                <text:p>0.41202865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213842592593">
                <text:p>0.412213842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213842592593">
                <text:p>0.4122138425925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